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ans Serif" svg:font-family="'MS Sans Serif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5.678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3.692cm"/>
    </style:style>
    <style:style style:name="co6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4.26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ERP_20_version_20_3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08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RP version 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office:value-type="string">
            <text:p>ID_MTPWEB</text:p>
          </table:table-cell>
          <table:table-cell office:value-type="string">
            <text:p>CATEGORIE</text:p>
          </table:table-cell>
          <table:table-cell office:value-type="string">
            <text:p>NOM</text:p>
          </table:table-cell>
          <table:table-cell office:value-type="string">
            <text:p>QUARTIER</text:p>
          </table:table-cell>
          <table:table-cell office:value-type="string">
            <text:p>SOUSQUARTIER</text:p>
          </table:table-cell>
          <table:table-cell office:value-type="string">
            <text:p>TELEPHONE</text:p>
          </table:table-cell>
          <table:table-cell office:value-type="string">
            <text:p>FAX</text:p>
          </table:table-cell>
          <table:table-cell office:value-type="string">
            <text:p>COURRIEL</text:p>
          </table:table-cell>
          <table:table-cell office:value-type="string">
            <text:p>SITEWEB</text:p>
          </table:table-cell>
          <table:table-cell office:value-type="string">
            <text:p>STATIONNEMENT</text:p>
          </table:table-cell>
          <table:table-cell office:value-type="string">
            <text:p>ID_GIS_DELTA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ADDR_NUMERO</text:p>
          </table:table-cell>
          <table:table-cell office:value-type="string">
            <text:p>ADDR_SUFFIXE</text:p>
          </table:table-cell>
          <table:table-cell office:value-type="string">
            <text:p>ADDR_VOIETYPE</text:p>
          </table:table-cell>
          <table:table-cell office:value-type="string">
            <text:p>ADDR_NOMVOIE</text:p>
          </table:table-cell>
          <table:table-cell office:value-type="string">
            <text:p>ADDR_COMPLEMENTAIRE</text:p>
          </table:table-cell>
          <table:table-cell office:value-type="string">
            <text:p>ADDR_CODEPOSTAL</text:p>
          </table:table-cell>
          <table:table-cell office:value-type="string">
            <text:p>ADDR_VILLE</text:p>
          </table:table-cell>
          <table:table-cell office:value-type="string">
            <text:p>ADDR_CEDEX</text:p>
          </table:table-cell>
          <table:table-cell office:value-type="string">
            <text:p>AME_ACCESSIBILITEGENERALE</text:p>
          </table:table-cell>
          <table:table-cell office:value-type="string">
            <text:p>AME_BOUCLEMAGNETIQUE</text:p>
          </table:table-cell>
          <table:table-cell office:value-type="string">
            <text:p>AME_TOILETTE</text:p>
          </table:table-cell>
          <table:table-cell office:value-type="string">
            <text:p>AME_ASCENSEUR</text:p>
          </table:table-cell>
          <table:table-cell office:value-type="string">
            <text:p>AME_PLACESTATIONNEMENT</text:p>
          </table:table-cell>
          <table:table-cell office:value-type="string">
            <text:p>AME_ACCESSIBILITESTATIONNEMENT</text:p>
          </table:table-cell>
          <table:table-cell office:value-type="string">
            <text:p>ACCES_PRECISION</text:p>
          </table:table-cell>
          <table:table-cell office:value-type="string">
            <text:p>ACCES_TRAM</text:p>
          </table:table-cell>
          <table:table-cell office:value-type="string">
            <text:p>ACCES_BUS</text:p>
          </table:table-cell>
          <table:table-cell office:value-type="string">
            <text:p>COMMENTAIRE</text:p>
          </table:table-cell>
          <table:table-cell office:value-type="string">
            <text:p>OSM_ID</text:p>
          </table:table-cell>
          <table:table-cell office:value-type="string">
            <text:p>OSM_TYPE</text:p>
          </table:table-cell>
          <table:table-cell office:value-type="string">
            <text:p>ID_ANCHOR</text:p>
          </table:table-cell>
          <table:table-cell table:number-columns-repeated="990"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salles</text:p>
          </table:table-cell>
          <table:table-cell office:value-type="string">
            <text:p><text:s/>Salle Louis Feuillade</text:p>
          </table:table-cell>
          <table:table-cell office:value-type="string">
            <text:p>Mosson</text:p>
          </table:table-cell>
          <table:table-cell/>
          <table:table-cell office:value-type="string">
            <text:p>04 99 77 00 99</text:p>
          </table:table-cell>
          <table:table-cell table:number-columns-repeated="7"/>
          <table:table-cell office:value-type="string">
            <text:p>41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Mosson</text:p>
          </table:table-cell>
          <table:table-cell table:number-columns-repeated="4"/>
          <table:table-cell office:value-type="float" office:value="1218">
            <text:p>1218</text:p>
          </table:table-cell>
          <table:table-cell table:number-columns-repeated="990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Adresses utiles</text:p>
          </table:table-cell>
          <table:table-cell office:value-type="string">
            <text:p>A cœur ouvert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6 12 30</text:p>
          </table:table-cell>
          <table:table-cell table:number-columns-repeated="7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de Cando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2">
            <text:p>512</text:p>
          </table:table-cell>
          <table:table-cell table:number-columns-repeated="990"/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Associations</text:p>
          </table:table-cell>
          <table:table-cell office:value-type="string">
            <text:p>A coeur ouver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066012030</text:p>
          </table:table-cell>
          <table:table-cell table:number-columns-repeated="7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de Cando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2">
            <text:p>1082</text:p>
          </table:table-cell>
          <table:table-cell table:number-columns-repeated="990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Baby sitting</text:p>
          </table:table-cell>
          <table:table-cell office:value-type="string">
            <text:p>A Domicile Hérault</text:p>
          </table:table-cell>
          <table:table-cell office:value-type="string">
            <text:p>Les Cévennes</text:p>
          </table:table-cell>
          <table:table-cell/>
          <table:table-cell office:value-type="string">
            <text:p>04 76 92 84 01</text:p>
          </table:table-cell>
          <table:table-cell table:number-columns-repeated="7"/>
          <table:table-cell office:value-type="string">
            <text:p>130</text:p>
          </table:table-cell>
          <table:table-cell/>
          <table:table-cell office:value-type="string">
            <text:p>Impasse</text:p>
          </table:table-cell>
          <table:table-cell office:value-type="string">
            <text:p>Jean Brull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5">
            <text:p>1015</text:p>
          </table:table-cell>
          <table:table-cell table:number-columns-repeated="990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Ecoles d'enseignement supérieur</text:p>
          </table:table-cell>
          <table:table-cell office:value-type="string">
            <text:p>Académie Mercure des Affaires Internationale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10 57 57</text:p>
          </table:table-cell>
          <table:table-cell office:value-type="string">
            <text:p>04 67 52 33 30</text:p>
          </table:table-cell>
          <table:table-cell office:value-type="string">
            <text:p>info@academiemercure.com</text:p>
          </table:table-cell>
          <table:table-cell office:value-type="string">
            <text:p>www.academie-mercure.com</text:p>
          </table:table-cell>
          <table:table-cell table:number-columns-repeated="4"/>
          <table:table-cell office:value-type="string">
            <text:p>1702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 office:value-type="string">
            <text:p>Eurocampus</text:p>
          </table:table-cell>
          <table:table-cell office:value-type="string">
            <text:p>34097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Malbosc</text:p>
          </table:table-cell>
          <table:table-cell table:number-columns-repeated="4"/>
          <table:table-cell office:value-type="float" office:value="1035">
            <text:p>1035</text:p>
          </table:table-cell>
          <table:table-cell table:number-columns-repeated="990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de quartier Jean-Pierre-Caillens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office:value-type="string">
            <text:p>04 67 42 63 04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de Tibéria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5">
            <text:p>995</text:p>
          </table:table-cell>
          <table:table-cell table:number-columns-repeated="990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de quartier Pierre-Azéma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table:number-columns-repeated="8"/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André Mal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58">
            <text:p>1058</text:p>
          </table:table-cell>
          <table:table-cell table:number-columns-repeated="990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Albert-Dubout</text:p>
          </table:table-cell>
          <table:table-cell office:value-type="string">
            <text:p>Hôpitaux - Facultés</text:p>
          </table:table-cell>
          <table:table-cell office:value-type="string">
            <text:p>Aiguelongue</text:p>
          </table:table-cell>
          <table:table-cell office:value-type="string">
            <text:p>04 67 02 68 58</text:p>
          </table:table-cell>
          <table:table-cell table:number-columns-repeated="7"/>
          <table:table-cell office:value-type="string">
            <text:p>1071</text:p>
          </table:table-cell>
          <table:table-cell/>
          <table:table-cell office:value-type="string">
            <text:p>Avenue</text:p>
          </table:table-cell>
          <table:table-cell office:value-type="string">
            <text:p>de la Justice de Castelna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9">
            <text:p>999</text:p>
          </table:table-cell>
          <table:table-cell table:number-columns-repeated="990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André-Chamson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75 10 55</text:p>
          </table:table-cell>
          <table:table-cell table:number-columns-repeated="7"/>
          <table:table-cell office:value-type="string">
            <text:p>105</text:p>
          </table:table-cell>
          <table:table-cell/>
          <table:table-cell office:value-type="string">
            <text:p>Rue</text:p>
          </table:table-cell>
          <table:table-cell office:value-type="string">
            <text:p>Gustave Eiff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2">
            <text:p>992</text:p>
          </table:table-cell>
          <table:table-cell table:number-columns-repeated="990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François-Villon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45 04 57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1">
            <text:p>991</text:p>
          </table:table-cell>
          <table:table-cell table:number-columns-repeated="990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Georges-Brassen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0 40 11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Jacques Br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89">
            <text:p>989</text:p>
          </table:table-cell>
          <table:table-cell table:number-columns-repeated="990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Michel-Colucci</text:p>
          </table:table-cell>
          <table:table-cell office:value-type="string">
            <text:p>Croix d'Argent</text:p>
          </table:table-cell>
          <table:table-cell office:value-type="string">
            <text:p>Bagatelle</text:p>
          </table:table-cell>
          <table:table-cell office:value-type="string">
            <text:p>04 67 42 52 85</text:p>
          </table:table-cell>
          <table:table-cell table:number-columns-repeated="7"/>
          <table:table-cell office:value-type="string">
            <text:p>205</text:p>
          </table:table-cell>
          <table:table-cell/>
          <table:table-cell office:value-type="string">
            <text:p>Rue</text:p>
          </table:table-cell>
          <table:table-cell office:value-type="string">
            <text:p>de Chengdu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56">
            <text:p>1056</text:p>
          </table:table-cell>
          <table:table-cell table:number-columns-repeated="990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adolescents de la Maison pour tous Pierre-Azéma</text:p>
          </table:table-cell>
          <table:table-cell table:number-columns-repeated="2"/>
          <table:table-cell office:value-type="string">
            <text:p>04 67 02 48 52</text:p>
          </table:table-cell>
          <table:table-cell table:number-columns-repeated="7"/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André Mal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57">
            <text:p>1057</text:p>
          </table:table-cell>
          <table:table-cell table:number-columns-repeated="990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Centres de loisirs associatifs</text:p>
          </table:table-cell>
          <table:table-cell office:value-type="string">
            <text:p>Accueil sans hébergement maternel - Objectifs Animations Formation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58 71 98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ontjun</text:p>
          </table:table-cell>
          <table:table-cell office:value-type="string">
            <text:p>Ecole maternelle Bertie-Albrecht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6">
            <text:p>586</text:p>
          </table:table-cell>
          <table:table-cell table:number-columns-repeated="990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de quartier Antoine-de-Saint-Exupéry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47 30 90</text:p>
          </table:table-cell>
          <table:table-cell table:number-columns-repeated="7"/>
          <table:table-cell office:value-type="string">
            <text:p>240</text:p>
          </table:table-cell>
          <table:table-cell/>
          <table:table-cell office:value-type="string">
            <text:p>Quai</text:p>
          </table:table-cell>
          <table:table-cell office:value-type="string">
            <text:p>Flora Tristan</text:p>
          </table:table-cell>
          <table:table-cell office:value-type="string">
            <text:p>Ecole maternelle Hélène-Bouch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8">
            <text:p>528</text:p>
          </table:table-cell>
          <table:table-cell table:number-columns-repeated="990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de quartier Frédéric-Chopin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2 61 83</text:p>
          </table:table-cell>
          <table:table-cell table:number-columns-repeated="7"/>
          <table:table-cell office:value-type="string">
            <text:p>27</text:p>
          </table:table-cell>
          <table:table-cell/>
          <table:table-cell office:value-type="string">
            <text:p>Quai</text:p>
          </table:table-cell>
          <table:table-cell office:value-type="string">
            <text:p>des Tanneurs</text:p>
          </table:table-cell>
          <table:table-cell office:value-type="string">
            <text:p>Ecole maternelle La-Fontain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3">
            <text:p>543</text:p>
          </table:table-cell>
          <table:table-cell table:number-columns-repeated="990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de quartier Pierre-Azéma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02 48 52</text:p>
          </table:table-cell>
          <table:table-cell table:number-columns-repeated="7"/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André Mal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5">
            <text:p>525</text:p>
          </table:table-cell>
          <table:table-cell table:number-columns-repeated="990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Albert-Camus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27 33 41</text:p>
          </table:table-cell>
          <table:table-cell table:number-columns-repeated="7"/>
          <table:table-cell office:value-type="string">
            <text:p>215</text:p>
          </table:table-cell>
          <table:table-cell/>
          <table:table-cell office:value-type="string">
            <text:p>Boulevard</text:p>
          </table:table-cell>
          <table:table-cell office:value-type="string">
            <text:p>Pedro de Luna</text:p>
          </table:table-cell>
          <table:table-cell office:value-type="string">
            <text:p>Ecole maternelle Robert Surcouf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3">
            <text:p>523</text:p>
          </table:table-cell>
          <table:table-cell table:number-columns-repeated="990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Albert-Dubout</text:p>
          </table:table-cell>
          <table:table-cell office:value-type="string">
            <text:p>Hôpitaux - Facultés</text:p>
          </table:table-cell>
          <table:table-cell office:value-type="string">
            <text:p>Aiguelongue</text:p>
          </table:table-cell>
          <table:table-cell office:value-type="string">
            <text:p>04 67 02 68 58</text:p>
          </table:table-cell>
          <table:table-cell table:number-columns-repeated="7"/>
          <table:table-cell office:value-type="string">
            <text:p>2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 office:value-type="string">
            <text:p>Ecole maternelle Luis-de-Camoens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4">
            <text:p>534</text:p>
          </table:table-cell>
          <table:table-cell table:number-columns-repeated="990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André-Chamson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75 10 55</text:p>
          </table:table-cell>
          <table:table-cell table:number-columns-repeated="7"/>
          <table:table-cell office:value-type="string">
            <text:p>88</text:p>
          </table:table-cell>
          <table:table-cell/>
          <table:table-cell office:value-type="string">
            <text:p>Rue</text:p>
          </table:table-cell>
          <table:table-cell office:value-type="string">
            <text:p>Viollet le Duc</text:p>
          </table:table-cell>
          <table:table-cell office:value-type="string">
            <text:p>Ecole maternelle Jeanne-Deroin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6">
            <text:p>526</text:p>
          </table:table-cell>
          <table:table-cell table:number-columns-repeated="990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Boris-Vian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office:value-type="string">
            <text:p>04 67 64 14 67</text:p>
          </table:table-cell>
          <table:table-cell table:number-columns-repeated="7"/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 l'Améthyst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6">
            <text:p>546</text:p>
          </table:table-cell>
          <table:table-cell table:number-columns-repeated="990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Fanfonne-Guillierme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04 23 10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s Avant-Mont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0">
            <text:p>530</text:p>
          </table:table-cell>
          <table:table-cell table:number-columns-repeated="990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François-Villon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45 04 57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 office:value-type="string">
            <text:p>Ecole maternelle Jules-Michelet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2">
            <text:p>532</text:p>
          </table:table-cell>
          <table:table-cell table:number-columns-repeated="990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George-Sand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office:value-type="string">
            <text:p>04 67 79 22 18</text:p>
          </table:table-cell>
          <table:table-cell table:number-columns-repeated="7"/>
          <table:table-cell office:value-type="string">
            <text:p>25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Saint André de 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0">
            <text:p>540</text:p>
          </table:table-cell>
          <table:table-cell table:number-columns-repeated="990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Georges-Brassen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0 40 11</text:p>
          </table:table-cell>
          <table:table-cell table:number-columns-repeated="7"/>
          <table:table-cell office:value-type="string">
            <text:p>297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 office:value-type="string">
            <text:p>Ecole maternelle Jacques-Prévert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7">
            <text:p>517</text:p>
          </table:table-cell>
          <table:table-cell table:number-columns-repeated="990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Léo-Lagrange</text:p>
          </table:table-cell>
          <table:table-cell office:value-type="string">
            <text:p>Mosson</text:p>
          </table:table-cell>
          <table:table-cell office:value-type="string">
            <text:p>Mosson</text:p>
          </table:table-cell>
          <table:table-cell office:value-type="string">
            <text:p>04 67 40 33 57</text:p>
          </table:table-cell>
          <table:table-cell table:number-columns-repeated="7"/>
          <table:table-cell office:value-type="string">
            <text:p>122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 office:value-type="string">
            <text:p>Ecole maternelle James-Joyc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9">
            <text:p>519</text:p>
          </table:table-cell>
          <table:table-cell table:number-columns-repeated="990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L'Escoutaïre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32 70</text:p>
          </table:table-cell>
          <table:table-cell table:number-columns-repeated="7"/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des Razet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7">
            <text:p>547</text:p>
          </table:table-cell>
          <table:table-cell table:number-columns-repeated="990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Marcel-Pagnol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42 98 51</text:p>
          </table:table-cell>
          <table:table-cell table:number-columns-repeated="7"/>
          <table:table-cell office:value-type="string">
            <text:p>64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3">
            <text:p>993</text:p>
          </table:table-cell>
          <table:table-cell table:number-columns-repeated="990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maternel de la Maison pour tous Marie-Curie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4 67 75 10 34</text:p>
          </table:table-cell>
          <table:table-cell table:number-columns-repeated="7"/>
          <table:table-cell office:value-type="string">
            <text:p>12</text:p>
          </table:table-cell>
          <table:table-cell/>
          <table:table-cell office:value-type="string">
            <text:p>Rue</text:p>
          </table:table-cell>
          <table:table-cell office:value-type="string">
            <text:p>des Ecoles</text:p>
          </table:table-cell>
          <table:table-cell office:value-type="string">
            <text:p>Ecole maternelle Pape-Carpantier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8">
            <text:p>518</text:p>
          </table:table-cell>
          <table:table-cell table:number-columns-repeated="990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Centres de loisirs associatifs</text:p>
          </table:table-cell>
          <table:table-cell office:value-type="string">
            <text:p>Accueil sans hébergement primaire - Objectifs Animations Formation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58 71 98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Fontjun</text:p>
          </table:table-cell>
          <table:table-cell office:value-type="string">
            <text:p>Ecole élémentaire Garibaldi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1">
            <text:p>551</text:p>
          </table:table-cell>
          <table:table-cell table:number-columns-repeated="990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de quartier Antoine-de-Saint-Exupéry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47 30 90</text:p>
          </table:table-cell>
          <table:table-cell table:number-columns-repeated="7"/>
          <table:table-cell office:value-type="string">
            <text:p>130</text:p>
          </table:table-cell>
          <table:table-cell/>
          <table:table-cell office:value-type="string">
            <text:p>Allée</text:p>
          </table:table-cell>
          <table:table-cell office:value-type="string">
            <text:p>du Brio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9">
            <text:p>529</text:p>
          </table:table-cell>
          <table:table-cell table:number-columns-repeated="99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de quartier Frédéric-Chopin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2 61 83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u Marché aux Besti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4">
            <text:p>544</text:p>
          </table:table-cell>
          <table:table-cell table:number-columns-repeated="990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de quartier Jean-Pierre-Caillens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office:value-type="string">
            <text:p>04 67 42 63 04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de Tibéria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5">
            <text:p>545</text:p>
          </table:table-cell>
          <table:table-cell table:number-columns-repeated="990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de quartier Pierre-Azéma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02 48 52</text:p>
          </table:table-cell>
          <table:table-cell table:number-columns-repeated="7"/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André Mal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7">
            <text:p>997</text:p>
          </table:table-cell>
          <table:table-cell table:number-columns-repeated="990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Albert-Camus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27 33 41</text:p>
          </table:table-cell>
          <table:table-cell table:number-columns-repeated="7"/>
          <table:table-cell office:value-type="string">
            <text:p>118</text:p>
          </table:table-cell>
          <table:table-cell/>
          <table:table-cell office:value-type="string">
            <text:p>Allée</text:p>
          </table:table-cell>
          <table:table-cell office:value-type="string">
            <text:p>Maurice Bonafos</text:p>
          </table:table-cell>
          <table:table-cell office:value-type="string">
            <text:p>B.P. 8006</text:p>
          </table:table-cell>
          <table:table-cell office:value-type="string">
            <text:p>34037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524">
            <text:p>524</text:p>
          </table:table-cell>
          <table:table-cell table:number-columns-repeated="990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Albert-Dubout</text:p>
          </table:table-cell>
          <table:table-cell office:value-type="string">
            <text:p>Hôpitaux - Facultés</text:p>
          </table:table-cell>
          <table:table-cell office:value-type="string">
            <text:p>Aiguelongue</text:p>
          </table:table-cell>
          <table:table-cell office:value-type="string">
            <text:p>04 67 02 68 58</text:p>
          </table:table-cell>
          <table:table-cell table:number-columns-repeated="7"/>
          <table:table-cell office:value-type="string">
            <text:p>2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 office:value-type="string">
            <text:p>Ecole maternelle Luis-de-Camoens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8">
            <text:p>998</text:p>
          </table:table-cell>
          <table:table-cell table:number-columns-repeated="990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André-Chamson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75 10 55</text:p>
          </table:table-cell>
          <table:table-cell table:number-columns-repeated="7"/>
          <table:table-cell office:value-type="string">
            <text:p>88</text:p>
          </table:table-cell>
          <table:table-cell/>
          <table:table-cell office:value-type="string">
            <text:p>Rue</text:p>
          </table:table-cell>
          <table:table-cell office:value-type="string">
            <text:p>Viollet le Duc</text:p>
          </table:table-cell>
          <table:table-cell office:value-type="string">
            <text:p>Ecole primaire Baruch-Spinoza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7">
            <text:p>527</text:p>
          </table:table-cell>
          <table:table-cell table:number-columns-repeated="990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Boris-Vian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office:value-type="string">
            <text:p>04 67 64 14 67</text:p>
          </table:table-cell>
          <table:table-cell table:number-columns-repeated="7"/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 l'Améthyst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4">
            <text:p>994</text:p>
          </table:table-cell>
          <table:table-cell table:number-columns-repeated="990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François-Villon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45 04 57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0">
            <text:p>990</text:p>
          </table:table-cell>
          <table:table-cell table:number-columns-repeated="990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George-Sand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office:value-type="string">
            <text:p>04 67 79 22 18</text:p>
          </table:table-cell>
          <table:table-cell table:number-columns-repeated="7"/>
          <table:table-cell office:value-type="string">
            <text:p>25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Saint-André-de-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1">
            <text:p>541</text:p>
          </table:table-cell>
          <table:table-cell table:number-columns-repeated="990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Georges-Brassen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0 40 11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Jacques Br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0">
            <text:p>520</text:p>
          </table:table-cell>
          <table:table-cell table:number-columns-repeated="990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Joseph-Ricôme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58 71 96</text:p>
          </table:table-cell>
          <table:table-cell table:number-columns-repeated="7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Pagè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8">
            <text:p>588</text:p>
          </table:table-cell>
          <table:table-cell table:number-columns-repeated="990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Léo-Lagrange</text:p>
          </table:table-cell>
          <table:table-cell office:value-type="string">
            <text:p>Mosson</text:p>
          </table:table-cell>
          <table:table-cell office:value-type="string">
            <text:p>Mosson</text:p>
          </table:table-cell>
          <table:table-cell office:value-type="string">
            <text:p>04 67 40 33 57</text:p>
          </table:table-cell>
          <table:table-cell table:number-columns-repeated="7"/>
          <table:table-cell office:value-type="string">
            <text:p>155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2">
            <text:p>522</text:p>
          </table:table-cell>
          <table:table-cell table:number-columns-repeated="990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L'Escoutaïre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32 70</text:p>
          </table:table-cell>
          <table:table-cell table:number-columns-repeated="7"/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des Razet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96">
            <text:p>996</text:p>
          </table:table-cell>
          <table:table-cell table:number-columns-repeated="990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Marcel-Pagnol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42 98 51</text:p>
          </table:table-cell>
          <table:table-cell table:number-columns-repeated="7"/>
          <table:table-cell office:value-type="string">
            <text:p>64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1">
            <text:p>531</text:p>
          </table:table-cell>
          <table:table-cell table:number-columns-repeated="990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Marie-Curie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4 67 75 10 34</text:p>
          </table:table-cell>
          <table:table-cell table:number-columns-repeated="7"/>
          <table:table-cell office:value-type="string">
            <text:p>13</text:p>
          </table:table-cell>
          <table:table-cell/>
          <table:table-cell office:value-type="string">
            <text:p>Allée</text:p>
          </table:table-cell>
          <table:table-cell office:value-type="string">
            <text:p>Antonin Chauli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21">
            <text:p>521</text:p>
          </table:table-cell>
          <table:table-cell table:number-columns-repeated="990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Mélina-Mercouri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99 92 23 80</text:p>
          </table:table-cell>
          <table:table-cell table:number-columns-repeated="7"/>
          <table:table-cell office:value-type="string">
            <text:p>842</text:p>
          </table:table-cell>
          <table:table-cell/>
          <table:table-cell office:value-type="string">
            <text:p>Rue</text:p>
          </table:table-cell>
          <table:table-cell office:value-type="string">
            <text:p>de la Vieille Post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3">
            <text:p>583</text:p>
          </table:table-cell>
          <table:table-cell table:number-columns-repeated="990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Michel-Colucci</text:p>
          </table:table-cell>
          <table:table-cell office:value-type="string">
            <text:p>Croix d'Argent</text:p>
          </table:table-cell>
          <table:table-cell office:value-type="string">
            <text:p>Bagatelle</text:p>
          </table:table-cell>
          <table:table-cell office:value-type="string">
            <text:p>04 67 42 52 85</text:p>
          </table:table-cell>
          <table:table-cell table:number-columns-repeated="7"/>
          <table:table-cell office:value-type="string">
            <text:p>205</text:p>
          </table:table-cell>
          <table:table-cell/>
          <table:table-cell office:value-type="string">
            <text:p>Rue</text:p>
          </table:table-cell>
          <table:table-cell office:value-type="string">
            <text:p>de Chengdu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9">
            <text:p>539</text:p>
          </table:table-cell>
          <table:table-cell table:number-columns-repeated="990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Paul-Émile-Victor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99 58 13 58</text:p>
          </table:table-cell>
          <table:table-cell table:number-columns-repeated="7"/>
          <table:table-cell office:value-type="string">
            <text:p>1247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-Ravaz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3">
            <text:p>533</text:p>
          </table:table-cell>
          <table:table-cell table:number-columns-repeated="990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entres de loisirs des Maisons pour tous</text:p>
          </table:table-cell>
          <table:table-cell office:value-type="string">
            <text:p>Accueil Sans Hébergement primaire de la Maison pour tous Voltaire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99 52 68 45</text:p>
          </table:table-cell>
          <table:table-cell table:number-columns-repeated="7"/>
          <table:table-cell office:value-type="string">
            <text:p>3</text:p>
          </table:table-cell>
          <table:table-cell/>
          <table:table-cell office:value-type="string">
            <text:p>Square</text:p>
          </table:table-cell>
          <table:table-cell office:value-type="string">
            <text:p>Jean Monne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2">
            <text:p>542</text:p>
          </table:table-cell>
          <table:table-cell table:number-columns-repeated="990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Sociétés d'HLM</text:p>
          </table:table-cell>
          <table:table-cell office:value-type="string">
            <text:p>ACM (bureau central de la demande)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office:value-type="string">
            <text:p>04 99 51 20 80</text:p>
          </table:table-cell>
          <table:table-cell table:number-columns-repeated="7"/>
          <table:table-cell office:value-type="string">
            <text:p>24</text:p>
          </table:table-cell>
          <table:table-cell/>
          <table:table-cell office:value-type="string">
            <text:p>Rue</text:p>
          </table:table-cell>
          <table:table-cell office:value-type="string">
            <text:p>Robespierre</text:p>
          </table:table-cell>
          <table:table-cell office:value-type="string">
            <text:p>Résidence Paul-Valéry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3">
            <text:p>753</text:p>
          </table:table-cell>
          <table:table-cell table:number-columns-repeated="990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Sociétés d'HLM</text:p>
          </table:table-cell>
          <table:table-cell office:value-type="string">
            <text:p>ACM (siège social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99 52 75 00</text:p>
          </table:table-cell>
          <table:table-cell office:value-type="string">
            <text:p>04 67 22 15 50</text:p>
          </table:table-cell>
          <table:table-cell/>
          <table:table-cell office:value-type="string">
            <text:p>www.opac-montpellier.fr</text:p>
          </table:table-cell>
          <table:table-cell table:number-columns-repeated="4"/>
          <table:table-cell office:value-type="string">
            <text:p>407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Etienne-Antonelli</text:p>
          </table:table-cell>
          <table:table-cell office:value-type="string">
            <text:p>BP 75590</text:p>
          </table:table-cell>
          <table:table-cell office:value-type="string">
            <text:p>34071</text:p>
          </table:table-cell>
          <table:table-cell office:value-type="string">
            <text:p>Montpellier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515">
            <text:p>515</text:p>
          </table:table-cell>
          <table:table-cell table:number-columns-repeated="990"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Compagnies</text:p>
          </table:table-cell>
          <table:table-cell office:value-type="string">
            <text:p>Action d'Espace /Cie François Rascalou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71 26 77 39</text:p>
          </table:table-cell>
          <table:table-cell/>
          <table:table-cell office:value-type="string">
            <text:p>actiondespace@free.fr</text:p>
          </table:table-cell>
          <table:table-cell office:value-type="string">
            <text:p>rascalou.wordpress.com/</text:p>
          </table:table-cell>
          <table:table-cell table:number-columns-repeated="4"/>
          <table:table-cell office:value-type="string">
            <text:p>170</text:p>
          </table:table-cell>
          <table:table-cell/>
          <table:table-cell office:value-type="string">
            <text:p>Rue</text:p>
          </table:table-cell>
          <table:table-cell office:value-type="string">
            <text:p>Joachim du Bellay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41">
            <text:p>1241</text:p>
          </table:table-cell>
          <table:table-cell table:number-columns-repeated="990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Autres contacts utiles</text:p>
          </table:table-cell>
          <table:table-cell office:value-type="string">
            <text:p>Action Musique Opéra Junior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58 04 89</text:p>
          </table:table-cell>
          <table:table-cell office:value-type="string">
            <text:p>04 67 58 36 54</text:p>
          </table:table-cell>
          <table:table-cell office:value-type="string">
            <text:p>info@opera-junior.com</text:p>
          </table:table-cell>
          <table:table-cell office:value-type="string">
            <text:p>www.opera-junior.com</text:p>
          </table:table-cell>
          <table:table-cell table:number-columns-repeated="4"/>
          <table:table-cell office:value-type="string">
            <text:p>43</text:p>
          </table:table-cell>
          <table:table-cell/>
          <table:table-cell office:value-type="string">
            <text:p>Place</text:p>
          </table:table-cell>
          <table:table-cell office:value-type="string">
            <text:p>Vauban</text:p>
          </table:table-cell>
          <table:table-cell office:value-type="string">
            <text:p>Les Portes d'Antigon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94">
            <text:p>494</text:p>
          </table:table-cell>
          <table:table-cell table:number-columns-repeated="990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Compagnies</text:p>
          </table:table-cell>
          <table:table-cell office:value-type="string">
            <text:p>Adesso e Sempre / Julien Bouffi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08 01 43 81</text:p>
          </table:table-cell>
          <table:table-cell/>
          <table:table-cell office:value-type="string">
            <text:p>fs@adessoesemrpe.com</text:p>
          </table:table-cell>
          <table:table-cell office:value-type="string">
            <text:p>www.adessoesemrpe.com</text:p>
          </table:table-cell>
          <table:table-cell table:number-columns-repeated="4"/>
          <table:table-cell office:value-type="string">
            <text:p>42</text:p>
          </table:table-cell>
          <table:table-cell/>
          <table:table-cell office:value-type="string">
            <text:p>Rue</text:p>
          </table:table-cell>
          <table:table-cell office:value-type="string">
            <text:p>Adam de Crapo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75">
            <text:p>675</text:p>
          </table:table-cell>
          <table:table-cell table:number-columns-repeated="990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Etat</text:p>
          </table:table-cell>
          <table:table-cell office:value-type="string">
            <text:p>Adil de l'Hérault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5 55 55</text:p>
          </table:table-cell>
          <table:table-cell/>
          <table:table-cell office:value-type="string">
            <text:p>adil34@adil.org</text:p>
          </table:table-cell>
          <table:table-cell table:number-columns-repeated="5"/>
          <table:table-cell office:value-type="string">
            <text:p>4 bis</text:p>
          </table:table-cell>
          <table:table-cell/>
          <table:table-cell office:value-type="string">
            <text:p>Rue</text:p>
          </table:table-cell>
          <table:table-cell office:value-type="string">
            <text:p>Rondel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63">
            <text:p>963</text:p>
          </table:table-cell>
          <table:table-cell table:number-columns-repeated="990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Maîtrise de l'énergie</text:p>
          </table:table-cell>
          <table:table-cell office:value-type="string">
            <text:p>Agence locale de l'énerg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1 96 91</text:p>
          </table:table-cell>
          <table:table-cell/>
          <table:table-cell office:value-type="string">
            <text:p>eie@ale-montpellier.org</text:p>
          </table:table-cell>
          <table:table-cell office:value-type="string">
            <text:p>www.ale-montpellier.org</text:p>
          </table:table-cell>
          <table:table-cell office:value-type="string">
            <text:p>Corum - Polygone - Comédie</text:p>
          </table:table-cell>
          <table:table-cell office:value-type="string">
            <text:p>1977</text:p>
          </table:table-cell>
          <table:table-cell office:value-type="string">
            <text:p>43.6099606945</text:p>
          </table:table-cell>
          <table:table-cell office:value-type="string">
            <text:p>3.88177175524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Charles de 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- Arrêt Comédie</text:p>
          </table:table-cell>
          <table:table-cell table:number-columns-repeated="4"/>
          <table:table-cell office:value-type="float" office:value="1075">
            <text:p>1075</text:p>
          </table:table-cell>
          <table:table-cell table:number-columns-repeated="990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Centres de recherche</text:p>
          </table:table-cell>
          <table:table-cell office:value-type="string">
            <text:p>Agropolis international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<text:s/>+33 (0)4 67 04 75 75</text:p>
          </table:table-cell>
          <table:table-cell/>
          <table:table-cell office:value-type="string">
            <text:p>agropolis@agropolis.fr</text:p>
          </table:table-cell>
          <table:table-cell office:value-type="string">
            <text:p>www.agropolis.fr/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Agropolis</text:p>
          </table:table-cell>
          <table:table-cell/>
          <table:table-cell office:value-type="string">
            <text:p>34394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85">
            <text:p>1085</text:p>
          </table:table-cell>
          <table:table-cell table:number-columns-repeated="990"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Musées</text:p>
          </table:table-cell>
          <table:table-cell office:value-type="string">
            <text:p>Agropolis Museum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04 75 00</text:p>
          </table:table-cell>
          <table:table-cell/>
          <table:table-cell office:value-type="string">
            <text:p>museum@agropolis.fr</text:p>
          </table:table-cell>
          <table:table-cell office:value-type="string">
            <text:p>www.museum.agropolis.fr</text:p>
          </table:table-cell>
          <table:table-cell/>
          <table:table-cell office:value-type="string">
            <text:p>274</text:p>
          </table:table-cell>
          <table:table-cell office:value-type="string">
            <text:p>43.6462560065</text:p>
          </table:table-cell>
          <table:table-cell office:value-type="string">
            <text:p>3.86794968574</text:p>
          </table:table-cell>
          <table:table-cell office:value-type="string">
            <text:p>951</text:p>
          </table:table-cell>
          <table:table-cell/>
          <table:table-cell office:value-type="string">
            <text:p>Avenue</text:p>
          </table:table-cell>
          <table:table-cell office:value-type="string">
            <text:p>Agropolis</text:p>
          </table:table-cell>
          <table:table-cell/>
          <table:table-cell office:value-type="string">
            <text:p>34394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84">
            <text:p>1084</text:p>
          </table:table-cell>
          <table:table-cell table:number-columns-repeated="990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Associations</text:p>
          </table:table-cell>
          <table:table-cell office:value-type="string">
            <text:p>Aides Montpellier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34 03 76 N° vert : 0805 160 011 (gratuit depuis un poste fixe)</text:p>
          </table:table-cell>
          <table:table-cell office:value-type="string">
            <text:p>04 67 34 03 78</text:p>
          </table:table-cell>
          <table:table-cell office:value-type="string">
            <text:p>aidesmontpellier@wanadoo.fr</text:p>
          </table:table-cell>
          <table:table-cell office:value-type="string">
            <text:p>aides.org</text:p>
          </table:table-cell>
          <table:table-cell table:number-columns-repeated="4"/>
          <table:table-cell office:value-type="string">
            <text:p>300</text:p>
          </table:table-cell>
          <table:table-cell/>
          <table:table-cell office:value-type="string">
            <text:p>Rue</text:p>
          </table:table-cell>
          <table:table-cell office:value-type="string">
            <text:p>Auguste Broussonnet</text:p>
          </table:table-cell>
          <table:table-cell office:value-type="string">
            <text:p>ou Espace Saint-Charles, Avenue St-Charles Bâtiment B06 Etage ES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: Stade Philippidès</text:p>
          </table:table-cell>
          <table:table-cell office:value-type="string">
            <text:p>N°7 – arrêt La Pile</text:p>
          </table:table-cell>
          <table:table-cell table:number-columns-repeated="3"/>
          <table:table-cell office:value-type="float" office:value="1074">
            <text:p>1074</text:p>
          </table:table-cell>
          <table:table-cell table:number-columns-repeated="990"/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Relais assistantes maternelles indépendantes</text:p>
          </table:table-cell>
          <table:table-cell office:value-type="string">
            <text:p>Aiguelongue-Hôpitaux facultés-Boutonnet-Beaux Arts- Alco- Cévennes Nord</text:p>
          </table:table-cell>
          <table:table-cell office:value-type="string">
            <text:p>Hôpitaux - Facultés</text:p>
          </table:table-cell>
          <table:table-cell office:value-type="string">
            <text:p>Aiguelongue</text:p>
          </table:table-cell>
          <table:table-cell office:value-type="string">
            <text:p>04 67 54 45 13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49">
            <text:p>1249</text:p>
          </table:table-cell>
          <table:table-cell table:number-columns-repeated="990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Parcs et jardins</text:p>
          </table:table-cell>
          <table:table-cell office:value-type="string">
            <text:p>Aire de jeux Billie Holyday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Billie Holiday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3">
            <text:p>1003</text:p>
          </table:table-cell>
          <table:table-cell table:number-columns-repeated="990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Parcs et jardins</text:p>
          </table:table-cell>
          <table:table-cell office:value-type="string">
            <text:p>Aire de jeux de Louisville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Louisvill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8">
            <text:p>828</text:p>
          </table:table-cell>
          <table:table-cell table:number-columns-repeated="99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arcs et jardins</text:p>
          </table:table-cell>
          <table:table-cell office:value-type="string">
            <text:p>Aire de jeux du Mas de Bagnières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Chemin</text:p>
          </table:table-cell>
          <table:table-cell office:value-type="string">
            <text:p>de Poutin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3">
            <text:p>843</text:p>
          </table:table-cell>
          <table:table-cell table:number-columns-repeated="990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Parcs et jardins</text:p>
          </table:table-cell>
          <table:table-cell office:value-type="string">
            <text:p>Aire de jeux Saint-Marti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Chélia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6">
            <text:p>866</text:p>
          </table:table-cell>
          <table:table-cell table:number-columns-repeated="99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Parcs et jardins</text:p>
          </table:table-cell>
          <table:table-cell office:value-type="string">
            <text:p>Aire de jeux Vert-Bois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Ali Ben Chec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0">
            <text:p>820</text:p>
          </table:table-cell>
          <table:table-cell table:number-columns-repeated="990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Galeries d'art</text:p>
          </table:table-cell>
          <table:table-cell office:value-type="string">
            <text:p>AL/M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48 03</text:p>
          </table:table-cell>
          <table:table-cell/>
          <table:table-cell office:value-type="string">
            <text:p>allaire.jean-marc@idenix.com</text:p>
          </table:table-cell>
          <table:table-cell table:number-columns-repeated="5"/>
          <table:table-cell office:value-type="string">
            <text:p>35,</text:p>
          </table:table-cell>
          <table:table-cell/>
          <table:table-cell office:value-type="string">
            <text:p>Rue</text:p>
          </table:table-cell>
          <table:table-cell office:value-type="string">
            <text:p>de la Valfè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27">
            <text:p>427</text:p>
          </table:table-cell>
          <table:table-cell table:number-columns-repeated="990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Associations</text:p>
          </table:table-cell>
          <table:table-cell office:value-type="string">
            <text:p>Amicale Languedoc Roussillon des Insuffisants Respiratoire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41 06 49</text:p>
          </table:table-cell>
          <table:table-cell table:number-columns-repeated="7"/>
          <table:table-cell office:value-type="string">
            <text:p>36</text:p>
          </table:table-cell>
          <table:table-cell/>
          <table:table-cell office:value-type="string">
            <text:p>Avenue</text:p>
          </table:table-cell>
          <table:table-cell office:value-type="string">
            <text:p>Pierre d'Adhémar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2">
            <text:p>1072</text:p>
          </table:table-cell>
          <table:table-cell table:number-columns-repeated="990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Associations</text:p>
          </table:table-cell>
          <table:table-cell office:value-type="string">
            <text:p>Amitié franco-vietnamienne</text:p>
          </table:table-cell>
          <table:table-cell office:value-type="string">
            <text:p>Hôpitaux - Facultés</text:p>
          </table:table-cell>
          <table:table-cell/>
          <table:table-cell table:number-columns-repeated="2" office:value-type="string">
            <text:p>04 67 52 46 31</text:p>
          </table:table-cell>
          <table:table-cell office:value-type="string">
            <text:p>aafv_34@yahoo.fr</text:p>
          </table:table-cell>
          <table:table-cell table:number-columns-repeated="5"/>
          <table:table-cell office:value-type="string">
            <text:p>398</text:p>
          </table:table-cell>
          <table:table-cell/>
          <table:table-cell office:value-type="string">
            <text:p>Route</text:p>
          </table:table-cell>
          <table:table-cell office:value-type="string">
            <text:p>de Gang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6">
            <text:p>956</text:p>
          </table:table-cell>
          <table:table-cell table:number-columns-repeated="990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Galeries d'art</text:p>
          </table:table-cell>
          <table:table-cell office:value-type="string">
            <text:p>Aperto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57 41</text:p>
          </table:table-cell>
          <table:table-cell/>
          <table:table-cell office:value-type="string">
            <text:p>asso_aperto@yahoo.fr</text:p>
          </table:table-cell>
          <table:table-cell office:value-type="string">
            <text:p>aperto.free.fr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Etienne Cardai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28">
            <text:p>428</text:p>
          </table:table-cell>
          <table:table-cell table:number-columns-repeated="990"/>
        </table:table-row>
        <table:table-row table:style-name="ro2">
          <table:table-cell office:value-type="float" office:value="1221">
            <text:p>1221</text:p>
          </table:table-cell>
          <table:table-cell office:value-type="string">
            <text:p>Autres lieux</text:p>
          </table:table-cell>
          <table:table-cell office:value-type="string">
            <text:p>Aquarium Mare Nostrum</text:p>
          </table:table-cell>
          <table:table-cell office:value-type="string">
            <text:p>Port Marianne</text:p>
          </table:table-cell>
          <table:table-cell/>
          <table:table-cell office:value-type="string">
            <text:p>+33(0)4 67 13 05 50</text:p>
          </table:table-cell>
          <table:table-cell office:value-type="string">
            <text:p>+33(0)4 67 13 05 51</text:p>
          </table:table-cell>
          <table:table-cell/>
          <table:table-cell office:value-type="string">
            <text:p>www.aquariummarenostrum.fr/</text:p>
          </table:table-cell>
          <table:table-cell office:value-type="string">
            <text:p>Parking extérieur gratuit et dépose "minute"</text:p>
          </table:table-cell>
          <table:table-cell office:value-type="string">
            <text:p>40324</text:p>
          </table:table-cell>
          <table:table-cell office:value-type="string">
            <text:p>43.6027872617</text:p>
          </table:table-cell>
          <table:table-cell office:value-type="string">
            <text:p>3.91709691157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Ulysse</text:p>
          </table:table-cell>
          <table:table-cell office:value-type="string">
            <text:p>Odysseum Montpelli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office:value-type="string">
            <text:p>AUX_NORMES</text:p>
          </table:table-cell>
          <table:table-cell table:number-columns-repeated="3"/>
          <table:table-cell office:value-type="string">
            <text:p>Autoroute A9, sortie "Montpellier Est", puis direction "Odysseum"</text:p>
            <text:p>Autoroute A75, sortie "St Jean de Védas", puis suivre A9 (direction Lyon) et sortie "Millénaire".</text:p>
          </table:table-cell>
          <table:table-cell office:value-type="string">
            <text:p>Ligne 1, terminus "Odysseum"</text:p>
          </table:table-cell>
          <table:table-cell office:value-type="string">
            <text:p>Ligne n°9 ou "La Ronde", arrêt "Odysseum"</text:p>
          </table:table-cell>
          <table:table-cell table:number-columns-repeated="3"/>
          <table:table-cell office:value-type="float" office:value="1086">
            <text:p>1086</text:p>
          </table:table-cell>
          <table:table-cell table:number-columns-repeated="990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Parcs et jardins</text:p>
          </table:table-cell>
          <table:table-cell office:value-type="string">
            <text:p>Aqueduc Saint-Clément</text:p>
          </table:table-cell>
          <table:table-cell office:value-type="string">
            <text:p>Les Cévennes</text:p>
          </table:table-cell>
          <table:table-cell table:number-columns-repeated="9"/>
          <table:table-cell office:value-type="string">
            <text:p>461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Las Caz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6">
            <text:p>856</text:p>
          </table:table-cell>
          <table:table-cell table:number-columns-repeated="990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Associations</text:p>
          </table:table-cell>
          <table:table-cell office:value-type="string">
            <text:p>Arc en cie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19 00</text:p>
          </table:table-cell>
          <table:table-cell table:number-columns-repeated="7"/>
          <table:table-cell office:value-type="string">
            <text:p>10</text:p>
          </table:table-cell>
          <table:table-cell/>
          <table:table-cell office:value-type="string">
            <text:p>Boulevard</text:p>
          </table:table-cell>
          <table:table-cell office:value-type="string">
            <text:p>Victor Hug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1">
            <text:p>1081</text:p>
          </table:table-cell>
          <table:table-cell table:number-columns-repeated="990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Sociétés d'HLM</text:p>
          </table:table-cell>
          <table:table-cell office:value-type="string">
            <text:p>Arcade promotion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5 68 40</text:p>
          </table:table-cell>
          <table:table-cell table:number-columns-repeated="7"/>
          <table:table-cell office:value-type="string">
            <text:p>974</text:p>
          </table:table-cell>
          <table:table-cell/>
          <table:table-cell office:value-type="string">
            <text:p>Avenue</text:p>
          </table:table-cell>
          <table:table-cell office:value-type="string">
            <text:p>du Pir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4">
            <text:p>754</text:p>
          </table:table-cell>
          <table:table-cell table:number-columns-repeated="99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ervices municipaux</text:p>
          </table:table-cell>
          <table:table-cell office:value-type="string">
            <text:p>Archives municipales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34 87 50</text:p>
          </table:table-cell>
          <table:table-cell office:value-type="string">
            <text:p>04 67 34 87 51</text:p>
          </table:table-cell>
          <table:table-cell table:number-columns-repeated="2"/>
          <table:table-cell office:value-type="string">
            <text:p>Parking Europa</text:p>
          </table:table-cell>
          <table:table-cell table:number-columns-repeated="3"/>
          <table:table-cell office:value-type="string">
            <text:p>287</text:p>
          </table:table-cell>
          <table:table-cell/>
          <table:table-cell office:value-type="string">
            <text:p>Rue</text:p>
          </table:table-cell>
          <table:table-cell office:value-type="string">
            <text:p>Poséid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- station Léon Blum ou Place de l'Europe</text:p>
            <text:p>ligne 2 - Place de l'Europe</text:p>
          </table:table-cell>
          <table:table-cell office:value-type="string">
            <text:p>ligne 12 - arrêt Piscine Olympique</text:p>
          </table:table-cell>
          <table:table-cell table:number-columns-repeated="3"/>
          <table:table-cell office:value-type="float" office:value="355">
            <text:p>355</text:p>
          </table:table-cell>
          <table:table-cell table:number-columns-repeated="990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Compagnies</text:p>
          </table:table-cell>
          <table:table-cell office:value-type="string">
            <text:p>ART Compagn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76 59</text:p>
          </table:table-cell>
          <table:table-cell/>
          <table:table-cell office:value-type="string">
            <text:p>art-cie@wanadoo.fr</text:p>
          </table:table-cell>
          <table:table-cell table:number-columns-repeated="5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Gerhard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0">
            <text:p>680</text:p>
          </table:table-cell>
          <table:table-cell table:number-columns-repeated="990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Galeries d'art</text:p>
          </table:table-cell>
          <table:table-cell office:value-type="string">
            <text:p>Art en thèse</text:p>
          </table:table-cell>
          <table:table-cell office:value-type="string">
            <text:p>Mosson</text:p>
          </table:table-cell>
          <table:table-cell/>
          <table:table-cell office:value-type="string">
            <text:p>04 67 60 57 18</text:p>
          </table:table-cell>
          <table:table-cell table:number-columns-repeated="7"/>
          <table:table-cell office:value-type="string">
            <text:p>23,</text:p>
          </table:table-cell>
          <table:table-cell/>
          <table:table-cell office:value-type="string">
            <text:p>Allée</text:p>
          </table:table-cell>
          <table:table-cell office:value-type="string">
            <text:p>d'Irland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29">
            <text:p>429</text:p>
          </table:table-cell>
          <table:table-cell table:number-columns-repeated="990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Clubs sportifs</text:p>
          </table:table-cell>
          <table:table-cell office:value-type="string">
            <text:p>ASA Hérault - Critérium des Cevennes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61 00 99</text:p>
          </table:table-cell>
          <table:table-cell table:number-columns-repeated="2"/>
          <table:table-cell office:value-type="string">
            <text:p>asa-herault.com</text:p>
          </table:table-cell>
          <table:table-cell table:number-columns-repeated="4"/>
          <table:table-cell office:value-type="string">
            <text:p>577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 office:value-type="string">
            <text:p>Résidence le Rimbaud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7">
            <text:p>567</text:p>
          </table:table-cell>
          <table:table-cell table:number-columns-repeated="990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Compagnies</text:p>
          </table:table-cell>
          <table:table-cell office:value-type="string">
            <text:p>Association Act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49 34</text:p>
          </table:table-cell>
          <table:table-cell table:number-columns-repeated="7"/>
          <table:table-cell office:value-type="string">
            <text:p>4</text:p>
          </table:table-cell>
          <table:table-cell/>
          <table:table-cell office:value-type="string">
            <text:p>Impasse</text:p>
          </table:table-cell>
          <table:table-cell office:value-type="string">
            <text:p>Saint-Pau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8">
            <text:p>748</text:p>
          </table:table-cell>
          <table:table-cell table:number-columns-repeated="990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Associations</text:p>
          </table:table-cell>
          <table:table-cell office:value-type="string">
            <text:p>Association Aider</text:p>
          </table:table-cell>
          <table:table-cell table:number-columns-repeated="2"/>
          <table:table-cell office:value-type="string">
            <text:p>04 67 10 22 10</text:p>
          </table:table-cell>
          <table:table-cell/>
          <table:table-cell office:value-type="string">
            <text:p>gchavansot@chirripo.fr</text:p>
          </table:table-cell>
          <table:table-cell office:value-type="string">
            <text:p>www.aider.asso.fr</text:p>
          </table:table-cell>
          <table:table-cell table:number-columns-repeated="4"/>
          <table:table-cell office:value-type="string">
            <text:p>746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Lavit</text:p>
          </table:table-cell>
          <table:table-cell/>
          <table:table-cell office:value-type="string">
            <text:p>34192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73">
            <text:p>1073</text:p>
          </table:table-cell>
          <table:table-cell table:number-columns-repeated="990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Associations</text:p>
          </table:table-cell>
          <table:table-cell office:value-type="string">
            <text:p>Association Al-Anon-Alateen</text:p>
          </table:table-cell>
          <table:table-cell table:number-columns-repeated="2"/>
          <table:table-cell office:value-type="string">
            <text:p>04 67 40 58 56 ou 04 67 40 57 30</text:p>
          </table:table-cell>
          <table:table-cell table:number-columns-repeated="2"/>
          <table:table-cell office:value-type="string">
            <text:p>al-anon-alateen.fr</text:p>
          </table:table-cell>
          <table:table-cell table:number-columns-repeated="4"/>
          <table:table-cell office:value-type="string">
            <text:p>51</text:p>
          </table:table-cell>
          <table:table-cell/>
          <table:table-cell office:value-type="string">
            <text:p>Boulevard</text:p>
          </table:table-cell>
          <table:table-cell office:value-type="string">
            <text:p>Ernest Rena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1">
            <text:p>1071</text:p>
          </table:table-cell>
          <table:table-cell table:number-columns-repeated="990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Associations</text:p>
          </table:table-cell>
          <table:table-cell office:value-type="string">
            <text:p>Association Alcool Action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office:value-type="string">
            <text:p>04 67 27 07 84 /06 31 97 55 58</text:p>
          </table:table-cell>
          <table:table-cell/>
          <table:table-cell office:value-type="string">
            <text:p>assos.alcool.action@hotmail.fr</text:p>
          </table:table-cell>
          <table:table-cell table:number-columns-repeated="5"/>
          <table:table-cell office:value-type="string">
            <text:p>51</text:p>
          </table:table-cell>
          <table:table-cell/>
          <table:table-cell office:value-type="string">
            <text:p>Boulevard</text:p>
          </table:table-cell>
          <table:table-cell office:value-type="string">
            <text:p>Ernest Rena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0">
            <text:p>1070</text:p>
          </table:table-cell>
          <table:table-cell table:number-columns-repeated="990"/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Autres contacts utiles</text:p>
          </table:table-cell>
          <table:table-cell office:value-type="string">
            <text:p>Association Body-fighting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6 78 22 46 53</text:p>
          </table:table-cell>
          <table:table-cell/>
          <table:table-cell office:value-type="string">
            <text:p>ruddy@bodyfighting.com</text:p>
          </table:table-cell>
          <table:table-cell office:value-type="string">
            <text:p>www.bodyfighting.com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de l'Ecole de Pharmac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8">
            <text:p>1018</text:p>
          </table:table-cell>
          <table:table-cell table:number-columns-repeated="990"/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Compagnies</text:p>
          </table:table-cell>
          <table:table-cell office:value-type="string">
            <text:p>Association Phono.Graf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6 13 34 28 00</text:p>
          </table:table-cell>
          <table:table-cell/>
          <table:table-cell office:value-type="string">
            <text:p>assophono.graf@yahoo.fr</text:p>
          </table:table-cell>
          <table:table-cell table:number-columns-repeated="5"/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des Aiguere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7">
            <text:p>1017</text:p>
          </table:table-cell>
          <table:table-cell table:number-columns-repeated="990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Pôles emploi</text:p>
          </table:table-cell>
          <table:table-cell office:value-type="string">
            <text:p>Association pour l'emploi des cadres - Apec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 810 805 805 (prix d'un appel local)</text:p>
          </table:table-cell>
          <table:table-cell office:value-type="string">
            <text:p>04 67 13 43 01</text:p>
          </table:table-cell>
          <table:table-cell/>
          <table:table-cell office:value-type="string">
            <text:p>www.apec.fr</text:p>
          </table:table-cell>
          <table:table-cell table:number-columns-repeated="4"/>
          <table:table-cell office:value-type="string">
            <text:p>170</text:p>
          </table:table-cell>
          <table:table-cell/>
          <table:table-cell office:value-type="string">
            <text:p>Rue</text:p>
          </table:table-cell>
          <table:table-cell office:value-type="string">
            <text:p>Léon Blum</text:p>
          </table:table-cell>
          <table:table-cell office:value-type="string">
            <text:p>Immeuble La Vigie - Bâtiment B - BP 1151</text:p>
          </table:table-cell>
          <table:table-cell office:value-type="string">
            <text:p>34009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Léon-Blum</text:p>
          </table:table-cell>
          <table:table-cell table:number-columns-repeated="4"/>
          <table:table-cell office:value-type="float" office:value="984">
            <text:p>984</text:p>
          </table:table-cell>
          <table:table-cell table:number-columns-repeated="990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Adresses utiles</text:p>
          </table:table-cell>
          <table:table-cell office:value-type="string">
            <text:p>Association solidarité avec les travailleurs migrants (ASTM)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06 80 30</text:p>
          </table:table-cell>
          <table:table-cell table:number-columns-repeated="7"/>
          <table:table-cell office:value-type="string">
            <text:p>17</text:p>
          </table:table-cell>
          <table:table-cell/>
          <table:table-cell office:value-type="string">
            <text:p>Rue</text:p>
          </table:table-cell>
          <table:table-cell office:value-type="string">
            <text:p>Mar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1">
            <text:p>511</text:p>
          </table:table-cell>
          <table:table-cell table:number-columns-repeated="990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Compagnies</text:p>
          </table:table-cell>
          <table:table-cell office:value-type="string">
            <text:p>Association Temps Dan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62 94</text:p>
          </table:table-cell>
          <table:table-cell/>
          <table:table-cell office:value-type="string">
            <text:p>tempsdanse-contact@wanadoo.fr</text:p>
          </table:table-cell>
          <table:table-cell office:value-type="string">
            <text:p>www.zaziemusette.org*, www.zazielamuse.org*, www.pepimorena.org*</text:p>
          </table:table-cell>
          <table:table-cell table:number-columns-repeated="4"/>
          <table:table-cell office:value-type="string">
            <text:p>14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7">
            <text:p>747</text:p>
          </table:table-cell>
          <table:table-cell table:number-columns-repeated="990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Compagnies</text:p>
          </table:table-cell>
          <table:table-cell office:value-type="string">
            <text:p>Atelier Théâtr'El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23 58</text:p>
          </table:table-cell>
          <table:table-cell table:number-columns-repeated="7"/>
          <table:table-cell office:value-type="string">
            <text:p>12</text:p>
          </table:table-cell>
          <table:table-cell/>
          <table:table-cell office:value-type="string">
            <text:p>Rue</text:p>
          </table:table-cell>
          <table:table-cell office:value-type="string">
            <text:p>Meyrueis</text:p>
          </table:table-cell>
          <table:table-cell office:value-type="string">
            <text:p>Espace La Jeté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76">
            <text:p>676</text:p>
          </table:table-cell>
          <table:table-cell table:number-columns-repeated="990"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Logement</text:p>
          </table:table-cell>
          <table:table-cell office:value-type="string">
            <text:p>Auberge de jeunes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(33)(0)4 67 60 32 22</text:p>
          </table:table-cell>
          <table:table-cell office:value-type="string">
            <text:p>(33)(0)4 67 60 32 30</text:p>
          </table:table-cell>
          <table:table-cell office:value-type="string">
            <text:p>montpellier@fuaj.org</text:p>
          </table:table-cell>
          <table:table-cell office:value-type="string">
            <text:p>www.fuaj.org/Montpellier#</text:p>
          </table:table-cell>
          <table:table-cell table:number-columns-repeated="6"/>
          <table:table-cell office:value-type="string">
            <text:p>Impasse</text:p>
          </table:table-cell>
          <table:table-cell office:value-type="string">
            <text:p>Petite Corraterie</text:p>
          </table:table-cell>
          <table:table-cell office:value-type="string">
            <text:p>rue des Ecoles Laïqu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Ligne 1 direction "Mosson", arrêt "Louis Blanc" à 100 m</text:p>
          </table:table-cell>
          <table:table-cell table:number-columns-repeated="4"/>
          <table:table-cell office:value-type="float" office:value="1087">
            <text:p>1087</text:p>
          </table:table-cell>
          <table:table-cell table:number-columns-repeated="990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Associations</text:p>
          </table:table-cell>
          <table:table-cell office:value-type="string">
            <text:p>Banque alimentaire de l'Hérault</text:p>
          </table:table-cell>
          <table:table-cell table:number-columns-repeated="2"/>
          <table:table-cell office:value-type="string">
            <text:p>04 67 12 01 10</text:p>
          </table:table-cell>
          <table:table-cell table:number-columns-repeated="9"/>
          <table:table-cell office:value-type="string">
            <text:p>Route</text:p>
          </table:table-cell>
          <table:table-cell office:value-type="string">
            <text:p>de Saint-Aunès</text:p>
          </table:table-cell>
          <table:table-cell office:value-type="string">
            <text:p>Le Mas Neuf</text:p>
          </table:table-cell>
          <table:table-cell office:value-type="string">
            <text:p>34130</text:p>
          </table:table-cell>
          <table:table-cell office:value-type="string">
            <text:p>Maugui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8">
            <text:p>1078</text:p>
          </table:table-cell>
          <table:table-cell table:number-columns-repeated="990"/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Bases nautiques</text:p>
          </table:table-cell>
          <table:table-cell office:value-type="string">
            <text:p>Base nautique La Maison du Le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0 97 32</text:p>
          </table:table-cell>
          <table:table-cell table:number-columns-repeated="4"/>
          <table:table-cell office:value-type="string">
            <text:p>744</text:p>
          </table:table-cell>
          <table:table-cell table:number-columns-repeated="4"/>
          <table:table-cell office:value-type="string">
            <text:p>Allée</text:p>
          </table:table-cell>
          <table:table-cell office:value-type="string">
            <text:p>Alégria de Béracas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arrêt Place de l'Europe - Ligne 2, arrêt Ponpignane</text:p>
          </table:table-cell>
          <table:table-cell table:number-columns-repeated="4"/>
          <table:table-cell office:value-type="float" office:value="1063">
            <text:p>1063</text:p>
          </table:table-cell>
          <table:table-cell table:number-columns-repeated="990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Bases nautiques</text:p>
          </table:table-cell>
          <table:table-cell office:value-type="string">
            <text:p>Base nautique La Valett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86 62 35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Jean-François Breto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a Navette, arrêt Val de Montferrand</text:p>
            <text:p/>
          </table:table-cell>
          <table:table-cell table:number-columns-repeated="3"/>
          <table:table-cell office:value-type="float" office:value="369">
            <text:p>369</text:p>
          </table:table-cell>
          <table:table-cell table:number-columns-repeated="990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Bases nautiques</text:p>
          </table:table-cell>
          <table:table-cell office:value-type="string">
            <text:p>Base nautique Les Garrigues</text:p>
          </table:table-cell>
          <table:table-cell office:value-type="string">
            <text:p>Mosson</text:p>
          </table:table-cell>
          <table:table-cell/>
          <table:table-cell office:value-type="string">
            <text:p>04 67 40 55 82</text:p>
          </table:table-cell>
          <table:table-cell table:number-columns-repeated="4"/>
          <table:table-cell office:value-type="string">
            <text:p>742</text:p>
          </table:table-cell>
          <table:table-cell office:value-type="string">
            <text:p>43.6374321284</text:p>
          </table:table-cell>
          <table:table-cell office:value-type="string">
            <text:p>3.8157413372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Guilhem de Poit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48638589">
            <text:p>48638589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table:number-columns-repeated="990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Base ball</text:p>
          </table:table-cell>
          <table:table-cell office:value-type="string">
            <text:p>Baseball du domaine de Veyrassi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04 58 58</text:p>
          </table:table-cell>
          <table:table-cell table:number-columns-repeated="5"/>
          <table:table-cell office:value-type="string">
            <text:p>43.6425169</text:p>
          </table:table-cell>
          <table:table-cell office:value-type="string">
            <text:p>3.854670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4 vent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2, La Navette</text:p>
          </table:table-cell>
          <table:table-cell/>
          <table:table-cell office:value-type="float" office:value="26381147">
            <text:p>26381147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table:number-columns-repeated="990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Fontaines</text:p>
          </table:table-cell>
          <table:table-cell office:value-type="string">
            <text:p>Bassin Champ de Mars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Comédie</text:p>
          </table:table-cell>
          <table:table-cell office:value-type="string">
            <text:p>356</text:p>
          </table:table-cell>
          <table:table-cell office:value-type="string">
            <text:p>43.6113484161</text:p>
          </table:table-cell>
          <table:table-cell office:value-type="string">
            <text:p>3.88120091343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Charles de 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station Comédie</text:p>
          </table:table-cell>
          <table:table-cell table:number-columns-repeated="4"/>
          <table:table-cell office:value-type="float" office:value="589">
            <text:p>589</text:p>
          </table:table-cell>
          <table:table-cell table:number-columns-repeated="990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Parcs et jardins</text:p>
          </table:table-cell>
          <table:table-cell office:value-type="string">
            <text:p>Bassin Jacques Coeur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la M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1">
            <text:p>811</text:p>
          </table:table-cell>
          <table:table-cell table:number-columns-repeated="990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Beach volley</text:p>
          </table:table-cell>
          <table:table-cell office:value-type="string">
            <text:p>Beach volley de la Rauze</text:p>
          </table:table-cell>
          <table:table-cell office:value-type="string">
            <text:p>Prés d'Arènes</text:p>
          </table:table-cell>
          <table:table-cell office:value-type="string">
            <text:p>La Rauze</text:p>
          </table:table-cell>
          <table:table-cell table:number-columns-repeated="5"/>
          <table:table-cell office:value-type="string">
            <text:p>TA101</text:p>
          </table:table-cell>
          <table:table-cell office:value-type="string">
            <text:p>43.592319750167</text:p>
          </table:table-cell>
          <table:table-cell office:value-type="string">
            <text:p>3.8967729442200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Docteur Jacques 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7808229">
            <text:p>4780822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990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Beach volley</text:p>
          </table:table-cell>
          <table:table-cell office:value-type="string">
            <text:p>Beach volley Mosson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table:number-columns-repeated="10"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68">
            <text:p>1068</text:p>
          </table:table-cell>
          <table:table-cell table:number-columns-repeated="99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Parcs et jardins</text:p>
          </table:table-cell>
          <table:table-cell office:value-type="string">
            <text:p>Berges de la Mosson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'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9">
            <text:p>829</text:p>
          </table:table-cell>
          <table:table-cell table:number-columns-repeated="99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Adresses utiles</text:p>
          </table:table-cell>
          <table:table-cell office:value-type="string">
            <text:p>Bibliothèque américaine de Montpellier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office:value-type="string">
            <text:p>04 67 13 43 99</text:p>
          </table:table-cell>
          <table:table-cell/>
          <table:table-cell office:value-type="string">
            <text:p>americanlibrary@hotmail.com</text:p>
          </table:table-cell>
          <table:table-cell office:value-type="string">
            <text:p>www.bibliotheque-americaine.com</text:p>
          </table:table-cell>
          <table:table-cell table:number-columns-repeated="4"/>
          <table:table-cell office:value-type="string">
            <text:p>60</text:p>
          </table:table-cell>
          <table:table-cell/>
          <table:table-cell office:value-type="string">
            <text:p>Rue</text:p>
          </table:table-cell>
          <table:table-cell office:value-type="string">
            <text:p>des Etats-Géné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, station Les rives du Lez</text:p>
          </table:table-cell>
          <table:table-cell table:number-columns-repeated="4"/>
          <table:table-cell office:value-type="float" office:value="934">
            <text:p>934</text:p>
          </table:table-cell>
          <table:table-cell table:number-columns-repeated="990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Bibliothèques et médiathèques</text:p>
          </table:table-cell>
          <table:table-cell office:value-type="string">
            <text:p>Bibliothèque Jean-Paul Sartre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07 92 86</text:p>
          </table:table-cell>
          <table:table-cell table:number-columns-repeated="2"/>
          <table:table-cell office:value-type="string">
            <text:p>mediatheque.montpellier-agglo.com/</text:p>
          </table:table-cell>
          <table:table-cell/>
          <table:table-cell office:value-type="string">
            <text:p>TA38</text:p>
          </table:table-cell>
          <table:table-cell office:value-type="string">
            <text:p>43.6056079</text:p>
          </table:table-cell>
          <table:table-cell office:value-type="string">
            <text:p>3.8590528</text:p>
          </table:table-cell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Albert Sama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, arrêt Mas de Merle et ligne 11, arrêt Cité Gély</text:p>
          </table:table-cell>
          <table:table-cell/>
          <table:table-cell office:value-type="float" office:value="601514882">
            <text:p>60151488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990"/>
        </table:table-row>
        <table:table-row table:style-name="ro2">
          <table:table-cell office:value-type="float" office:value="549">
            <text:p>549</text:p>
          </table:table-cell>
          <table:table-cell office:value-type="string">
            <text:p>Bibliothèques et médiathèques</text:p>
          </table:table-cell>
          <table:table-cell office:value-type="string">
            <text:p>Bibliothèque Paul Langevi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58 76</text:p>
          </table:table-cell>
          <table:table-cell office:value-type="string">
            <text:p>04 67 42 46 97</text:p>
          </table:table-cell>
          <table:table-cell/>
          <table:table-cell office:value-type="string">
            <text:p>mediatheque.montpellier-agglo.com/</text:p>
          </table:table-cell>
          <table:table-cell/>
          <table:table-cell office:value-type="string">
            <text:p>00052300</text:p>
          </table:table-cell>
          <table:table-cell office:value-type="string">
            <text:p>43.6266733882</text:p>
          </table:table-cell>
          <table:table-cell office:value-type="string">
            <text:p>3.88236497119</text:p>
          </table:table-cell>
          <table:table-cell office:value-type="string">
            <text:p>1071</text:p>
          </table:table-cell>
          <table:table-cell/>
          <table:table-cell office:value-type="string">
            <text:p>Avenue</text:p>
          </table:table-cell>
          <table:table-cell office:value-type="string">
            <text:p>de la Justice de Castelnau</text:p>
          </table:table-cell>
          <table:table-cell office:value-type="string">
            <text:p>Maison pour tous Albert-Dubout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, arrêt Aiguelongue </text:p>
            <text:p/>
          </table:table-cell>
          <table:table-cell office:value-type="string">
            <text:p>ligne 9 et La Ronde, arrêt Montasinos</text:p>
          </table:table-cell>
          <table:table-cell/>
          <table:table-cell office:value-type="float" office:value="70896728">
            <text:p>70896728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table:number-columns-repeated="99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Parcs et jardins</text:p>
          </table:table-cell>
          <table:table-cell office:value-type="string">
            <text:p>Bois de Montmaur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417</text:p>
          </table:table-cell>
          <table:table-cell office:value-type="string">
            <text:p>3.8687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Val de Montferran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2914199">
            <text:p>22914199</text:p>
          </table:table-cell>
          <table:table-cell office:value-type="float" office:value="2">
            <text:p>2</text:p>
          </table:table-cell>
          <table:table-cell office:value-type="float" office:value="821">
            <text:p>821</text:p>
          </table:table-cell>
          <table:table-cell table:number-columns-repeated="990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Boule lyonnaise</text:p>
          </table:table-cell>
          <table:table-cell office:value-type="string">
            <text:p>Boule lyonnaise Antoine-Perrier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755</text:p>
          </table:table-cell>
          <table:table-cell office:value-type="string">
            <text:p>43.5965577103</text:p>
          </table:table-cell>
          <table:table-cell office:value-type="string">
            <text:p>3.84374337647</text:p>
          </table:table-cell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Boussinesq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6">
            <text:p>666</text:p>
          </table:table-cell>
          <table:table-cell table:number-columns-repeated="990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Boule lyonnaise</text:p>
          </table:table-cell>
          <table:table-cell office:value-type="string">
            <text:p>Boule lyonnaise Bernard-Gasset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table:number-columns-repeated="6"/>
          <table:table-cell office:value-type="string">
            <text:p>43.5967</text:p>
          </table:table-cell>
          <table:table-cell office:value-type="string">
            <text:p>3.84335</text:p>
          </table:table-cell>
          <table:table-cell office:value-type="string">
            <text:p>122</text:p>
          </table:table-cell>
          <table:table-cell/>
          <table:table-cell office:value-type="string">
            <text:p>Avenue</text:p>
          </table:table-cell>
          <table:table-cell office:value-type="string">
            <text:p>Maurice Planè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25">
            <text:p>725</text:p>
          </table:table-cell>
          <table:table-cell table:number-columns-repeated="990"/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Boule lyonnaise</text:p>
          </table:table-cell>
          <table:table-cell office:value-type="string">
            <text:p>Boule lyonnaise du Parc Rimbaud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121</text:p>
          </table:table-cell>
          <table:table-cell office:value-type="string">
            <text:p>43.6176186</text:p>
          </table:table-cell>
          <table:table-cell office:value-type="string">
            <text:p>3.893402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Saint-Maur</text:p>
          </table:table-cell>
          <table:table-cell office:value-type="string">
            <text:p>Parc Rimbaud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<text:s/>Ligne 8, La Ronde</text:p>
            <text:p/>
          </table:table-cell>
          <table:table-cell/>
          <table:table-cell office:value-type="float" office:value="608100968">
            <text:p>608100968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table:number-columns-repeated="990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Boule lyonnaise</text:p>
          </table:table-cell>
          <table:table-cell office:value-type="string">
            <text:p>Boule lyonnaise Lucien-Ferron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TA120</text:p>
          </table:table-cell>
          <table:table-cell office:value-type="string">
            <text:p>43.5889622</text:p>
          </table:table-cell>
          <table:table-cell office:value-type="string">
            <text:p>3.87311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7</text:p>
          </table:table-cell>
          <table:table-cell/>
          <table:table-cell office:value-type="float" office:value="608187578">
            <text:p>6081875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90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Boulodromes de Pétanque</text:p>
          </table:table-cell>
          <table:table-cell office:value-type="string">
            <text:p>Boulodrome Albert-Dubout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table:number-columns-repeated="5"/>
          <table:table-cell office:value-type="string">
            <text:p>1445</text:p>
          </table:table-cell>
          <table:table-cell office:value-type="string">
            <text:p>43.5974552994</text:p>
          </table:table-cell>
          <table:table-cell office:value-type="string">
            <text:p>3.8825898837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Marronn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78068">
            <text:p>48278068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990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Boulodromes de Pétanque</text:p>
          </table:table-cell>
          <table:table-cell office:value-type="string">
            <text:p>Boulodrome Astruc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578</text:p>
          </table:table-cell>
          <table:table-cell office:value-type="string">
            <text:p>43.6114987950</text:p>
          </table:table-cell>
          <table:table-cell office:value-type="string">
            <text:p>3.8542026655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Coroni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48164">
            <text:p>61354816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990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Boulodromes de Pétanque</text:p>
          </table:table-cell>
          <table:table-cell office:value-type="string">
            <text:p>Boulodrome Celleneuve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table:number-columns-repeated="5"/>
          <table:table-cell office:value-type="string">
            <text:p>758</text:p>
          </table:table-cell>
          <table:table-cell office:value-type="string">
            <text:p>43.6132938329</text:p>
          </table:table-cell>
          <table:table-cell office:value-type="string">
            <text:p>3.83060557209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de Celleneuv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2385">
            <text:p>48282385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table:number-columns-repeated="990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oulodromes de Pétanque</text:p>
          </table:table-cell>
          <table:table-cell office:value-type="string">
            <text:p>Boulodrome Croix d'Argent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647</text:p>
          </table:table-cell>
          <table:table-cell office:value-type="string">
            <text:p>43.5945822688</text:p>
          </table:table-cell>
          <table:table-cell office:value-type="string">
            <text:p>3.86257046638</text:p>
          </table:table-cell>
          <table:table-cell table:number-columns-repeated="4"/>
          <table:table-cell office:value-type="string">
            <text:p>HLM Croix d'Argent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00795">
            <text:p>61350079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990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Boulodromes de Pétanque</text:p>
          </table:table-cell>
          <table:table-cell office:value-type="string">
            <text:p>Boulodrome des Arceaux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table:number-columns-repeated="5"/>
          <table:table-cell office:value-type="string">
            <text:p>763</text:p>
          </table:table-cell>
          <table:table-cell office:value-type="string">
            <text:p>43.6116754215</text:p>
          </table:table-cell>
          <table:table-cell office:value-type="string">
            <text:p>3.86548487971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833401">
            <text:p>46833401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table:number-columns-repeated="990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oulodromes de Pétanque</text:p>
          </table:table-cell>
          <table:table-cell office:value-type="string">
            <text:p>Boulodrome Ernest-Onillon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table:number-columns-repeated="5"/>
          <table:table-cell office:value-type="string">
            <text:p>780</text:p>
          </table:table-cell>
          <table:table-cell office:value-type="string">
            <text:p>43.5901730834</text:p>
          </table:table-cell>
          <table:table-cell office:value-type="string">
            <text:p>3.88974698540</text:p>
          </table:table-cell>
          <table:table-cell table:number-columns-repeated="2"/>
          <table:table-cell office:value-type="string">
            <text:p>Impasse</text:p>
          </table:table-cell>
          <table:table-cell office:value-type="string">
            <text:p>du Mas-d'Argellie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63137">
            <text:p>58516313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90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Boulodromes de Pétanque</text:p>
          </table:table-cell>
          <table:table-cell office:value-type="string">
            <text:p>Boulodrome Figuerolles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table:number-columns-repeated="5"/>
          <table:table-cell office:value-type="string">
            <text:p>765</text:p>
          </table:table-cell>
          <table:table-cell office:value-type="string">
            <text:p>43.6062499429</text:p>
          </table:table-cell>
          <table:table-cell office:value-type="string">
            <text:p>3.86144877890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ommune Clôtu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5092">
            <text:p>4828509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990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Boulodromes de Pétanque</text:p>
          </table:table-cell>
          <table:table-cell office:value-type="string">
            <text:p>Boulodrome Hortu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769</text:p>
          </table:table-cell>
          <table:table-cell office:value-type="string">
            <text:p>43.6284330410</text:p>
          </table:table-cell>
          <table:table-cell office:value-type="string">
            <text:p>3.8182535554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Bari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828332">
            <text:p>46828332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99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Boulodromes de Pétanque</text:p>
          </table:table-cell>
          <table:table-cell office:value-type="string">
            <text:p>Boulodrome La Martelle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table:number-columns-repeated="5"/>
          <table:table-cell office:value-type="string">
            <text:p>1579</text:p>
          </table:table-cell>
          <table:table-cell office:value-type="string">
            <text:p>43.6081756464</text:p>
          </table:table-cell>
          <table:table-cell office:value-type="string">
            <text:p>3.8399966887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ont 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5731">
            <text:p>48285731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990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Boulodromes de Pétanque</text:p>
          </table:table-cell>
          <table:table-cell office:value-type="string">
            <text:p>Boulodrome La Pompignane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table:number-columns-repeated="5"/>
          <table:table-cell office:value-type="string">
            <text:p>TA111</text:p>
          </table:table-cell>
          <table:table-cell office:value-type="string">
            <text:p>43.6191075966071</text:p>
          </table:table-cell>
          <table:table-cell office:value-type="string">
            <text:p>3.9004547715828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5963">
            <text:p>48285963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table:number-columns-repeated="990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Boulodromes de Pétanque</text:p>
          </table:table-cell>
          <table:table-cell office:value-type="string">
            <text:p>Boulodrome Leenhardt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775</text:p>
          </table:table-cell>
          <table:table-cell office:value-type="string">
            <text:p>43.6289302056</text:p>
          </table:table-cell>
          <table:table-cell office:value-type="string">
            <text:p>3.85747372638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des Magnolia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6332">
            <text:p>48286332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990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Boulodromes de Pétanque</text:p>
          </table:table-cell>
          <table:table-cell office:value-type="string">
            <text:p>Boulodrome Léon-Cazal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1641</text:p>
          </table:table-cell>
          <table:table-cell office:value-type="string">
            <text:p>43.6061036603</text:p>
          </table:table-cell>
          <table:table-cell office:value-type="string">
            <text:p>3.90574388864</text:p>
          </table:table-cell>
          <table:table-cell office:value-type="string">
            <text:p>237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6600">
            <text:p>48286600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table:number-columns-repeated="990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Boulodromes de Pétanque</text:p>
          </table:table-cell>
          <table:table-cell office:value-type="string">
            <text:p>Boulodrome Les Arts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table:number-columns-repeated="6"/>
          <table:table-cell office:value-type="string">
            <text:p>43.6177484187593</text:p>
          </table:table-cell>
          <table:table-cell office:value-type="string">
            <text:p>3.8823955298810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aval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533921">
            <text:p>46533921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table:number-columns-repeated="990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Boulodromes de Pétanque</text:p>
          </table:table-cell>
          <table:table-cell office:value-type="string">
            <text:p>Boulodrome Les Triton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table:number-columns-repeated="5"/>
          <table:table-cell office:value-type="string">
            <text:p>776</text:p>
          </table:table-cell>
          <table:table-cell office:value-type="string">
            <text:p>43.6406880525</text:p>
          </table:table-cell>
          <table:table-cell office:value-type="string">
            <text:p>3.8129349220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Gên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7238">
            <text:p>595257238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table:number-columns-repeated="99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Boulodromes de Pétanque</text:p>
          </table:table-cell>
          <table:table-cell office:value-type="string">
            <text:p>Boulodrome Mas de Neuville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266</text:p>
          </table:table-cell>
          <table:table-cell office:value-type="string">
            <text:p>3.84091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Château d'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408673">
            <text:p>26408673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number-columns-repeated="990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Boulodromes de Pétanque</text:p>
          </table:table-cell>
          <table:table-cell office:value-type="string">
            <text:p>Boulodrome Mas de Neuvill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581</text:p>
          </table:table-cell>
          <table:table-cell office:value-type="string">
            <text:p>43.6265942098</text:p>
          </table:table-cell>
          <table:table-cell office:value-type="string">
            <text:p>3.84091733074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Château d'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2">
            <text:p>1002</text:p>
          </table:table-cell>
          <table:table-cell table:number-columns-repeated="990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Boulodromes de Pétanque</text:p>
          </table:table-cell>
          <table:table-cell office:value-type="string">
            <text:p>Boulodrome Parc de Montmaur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420182879106</text:p>
          </table:table-cell>
          <table:table-cell office:value-type="string">
            <text:p>3.86551110651375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827852">
            <text:p>46827852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990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Boulodromes de Pétanque</text:p>
          </table:table-cell>
          <table:table-cell office:value-type="string">
            <text:p>Boulodrome Parc Rimbaud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table:number-columns-repeated="5"/>
          <table:table-cell office:value-type="string">
            <text:p>777</text:p>
          </table:table-cell>
          <table:table-cell office:value-type="string">
            <text:p>43.6180870751</text:p>
          </table:table-cell>
          <table:table-cell office:value-type="string">
            <text:p>3.8937083667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Saint-Ma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100968">
            <text:p>60810096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table:number-columns-repeated="990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Boulodromes de Pétanque</text:p>
          </table:table-cell>
          <table:table-cell office:value-type="string">
            <text:p>Boulodrome Paul-Valéry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table:number-columns-repeated="5"/>
          <table:table-cell office:value-type="string">
            <text:p>778</text:p>
          </table:table-cell>
          <table:table-cell office:value-type="string">
            <text:p>43.5988942970</text:p>
          </table:table-cell>
          <table:table-cell office:value-type="string">
            <text:p>3.8450189716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as du Loup</text:p>
          </table:table-cell>
          <table:table-cell office:value-type="string">
            <text:p>Cité Paul Valéry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7783">
            <text:p>48287783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990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Boulodromes de Pétanque</text:p>
          </table:table-cell>
          <table:table-cell office:value-type="string">
            <text:p>Boulodrome Pierre Lang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6"/>
          <table:table-cell office:value-type="string">
            <text:p>43.6092227094473</text:p>
          </table:table-cell>
          <table:table-cell office:value-type="string">
            <text:p>3.89620262367042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u Père Loui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4640623">
            <text:p>24640623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table:number-columns-repeated="990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Boulodromes de Pétanque</text:p>
          </table:table-cell>
          <table:table-cell office:value-type="string">
            <text:p>Boulodrome René-Bessière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767</text:p>
          </table:table-cell>
          <table:table-cell office:value-type="string">
            <text:p>43.6245813375</text:p>
          </table:table-cell>
          <table:table-cell office:value-type="string">
            <text:p>3.81541379201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Louisvill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874629">
            <text:p>46874629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table:number-columns-repeated="990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Boulodromes de Pétanque</text:p>
          </table:table-cell>
          <table:table-cell office:value-type="string">
            <text:p>Boulodrome Reyne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783</text:p>
          </table:table-cell>
          <table:table-cell office:value-type="string">
            <text:p>43.6201653559</text:p>
          </table:table-cell>
          <table:table-cell office:value-type="string">
            <text:p>3.81621926300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Robert-Shuman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31609">
            <text:p>613531609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990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Boulodromes de Pétanque</text:p>
          </table:table-cell>
          <table:table-cell office:value-type="string">
            <text:p>Boulodrome Robert-Lopez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table:number-columns-repeated="5"/>
          <table:table-cell office:value-type="string">
            <text:p>771</text:p>
          </table:table-cell>
          <table:table-cell office:value-type="string">
            <text:p>43.6028662873</text:p>
          </table:table-cell>
          <table:table-cell office:value-type="string">
            <text:p>3.88674320684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d'Orie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8516">
            <text:p>4828851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990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Boulodromes de Pétanque</text:p>
          </table:table-cell>
          <table:table-cell office:value-type="string">
            <text:p>Boulodrome Saint-Priest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1653</text:p>
          </table:table-cell>
          <table:table-cell office:value-type="string">
            <text:p>43.6379809682</text:p>
          </table:table-cell>
          <table:table-cell office:value-type="string">
            <text:p>3.8353722884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Billie Holiday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73217">
            <text:p>585173217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number-columns-repeated="990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Boulodromes de Pétanque</text:p>
          </table:table-cell>
          <table:table-cell office:value-type="string">
            <text:p>Boulodrome Tastavin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table:number-columns-repeated="5"/>
          <table:table-cell office:value-type="string">
            <text:p>1577</text:p>
          </table:table-cell>
          <table:table-cell office:value-type="string">
            <text:p>43.5964247685</text:p>
          </table:table-cell>
          <table:table-cell office:value-type="string">
            <text:p>3.8693817892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Villeneuve-d'Angoulême</text:p>
          </table:table-cell>
          <table:table-cell office:value-type="string">
            <text:p>Parc Tastavin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39123">
            <text:p>61353912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90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Boulodromes de Pétanque</text:p>
          </table:table-cell>
          <table:table-cell office:value-type="string">
            <text:p>Boulodrome Tournezy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table:number-columns-repeated="5"/>
          <table:table-cell office:value-type="string">
            <text:p>1647</text:p>
          </table:table-cell>
          <table:table-cell office:value-type="string">
            <text:p>43.5808451031</text:p>
          </table:table-cell>
          <table:table-cell office:value-type="string">
            <text:p>3.8771254947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289170">
            <text:p>4828917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table:number-columns-repeated="990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Boulodromes de Pétanque</text:p>
          </table:table-cell>
          <table:table-cell office:value-type="string">
            <text:p>Boulodrome Yvan Velay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table:number-columns-repeated="6"/>
          <table:table-cell office:value-type="string">
            <text:p>43.5937179</text:p>
          </table:table-cell>
          <table:table-cell office:value-type="string">
            <text:p>3.8755904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240386">
            <text:p>60824038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990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Autres contacts utiles</text:p>
          </table:table-cell>
          <table:table-cell office:value-type="string">
            <text:p>Bowling Montpellier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table:number-columns-repeated="8"/>
          <table:table-cell office:value-type="string">
            <text:p>662</text:p>
          </table:table-cell>
          <table:table-cell/>
          <table:table-cell office:value-type="string">
            <text:p>Avenue</text:p>
          </table:table-cell>
          <table:table-cell office:value-type="string">
            <text:p>de la Pompigna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2">
            <text:p>772</text:p>
          </table:table-cell>
          <table:table-cell table:number-columns-repeated="990"/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Marchés thématiques</text:p>
          </table:table-cell>
          <table:table-cell office:value-type="string">
            <text:p>Broc'ar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n</text:p>
          </table:table-cell>
          <table:table-cell office:value-type="string">
            <text:p>Caban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6">
            <text:p>1266</text:p>
          </table:table-cell>
          <table:table-cell table:number-columns-repeated="990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Consulats</text:p>
          </table:table-cell>
          <table:table-cell office:value-type="string">
            <text:p>Bureau de l’Economie et du Commerce de Wallonie-Bruxelles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63 28 92</text:p>
          </table:table-cell>
          <table:table-cell table:number-columns-repeated="7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Hôtel de V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9">
            <text:p>899</text:p>
          </table:table-cell>
          <table:table-cell table:number-columns-repeated="990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Hôpitaux</text:p>
          </table:table-cell>
          <table:table-cell office:value-type="string">
            <text:p>C.H.U Arnaud de Villeneuv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<text:s/>04 67 33 67 33</text:p>
          </table:table-cell>
          <table:table-cell office:value-type="string">
            <text:p>04 67 33 61 25</text:p>
          </table:table-cell>
          <table:table-cell office:value-type="string">
            <text:p>webmaster@chu-montpellier.fr</text:p>
          </table:table-cell>
          <table:table-cell office:value-type="string">
            <text:p>www.chu-montpellier.fr</text:p>
          </table:table-cell>
          <table:table-cell/>
          <table:table-cell office:value-type="string">
            <text:p>39078</text:p>
          </table:table-cell>
          <table:table-cell office:value-type="string">
            <text:p>43.6321932526</text:p>
          </table:table-cell>
          <table:table-cell office:value-type="string">
            <text:p>3.84955626187</text:p>
          </table:table-cell>
          <table:table-cell office:value-type="string">
            <text:p>37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/ Arrêt : Lapeyronie</text:p>
          </table:table-cell>
          <table:table-cell table:number-columns-repeated="4"/>
          <table:table-cell office:value-type="float" office:value="1120">
            <text:p>1120</text:p>
          </table:table-cell>
          <table:table-cell table:number-columns-repeated="990"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Hôpitaux</text:p>
          </table:table-cell>
          <table:table-cell office:value-type="string">
            <text:p>C.H.U Bellevu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33 67 33</text:p>
          </table:table-cell>
          <table:table-cell office:value-type="string">
            <text:p>04 67 33 67 70</text:p>
          </table:table-cell>
          <table:table-cell office:value-type="string">
            <text:p>webmaster@chu-montpellier.fr</text:p>
          </table:table-cell>
          <table:table-cell office:value-type="string">
            <text:p>www.chu-montpellier.fr/</text:p>
          </table:table-cell>
          <table:table-cell/>
          <table:table-cell office:value-type="string">
            <text:p>39070</text:p>
          </table:table-cell>
          <table:table-cell office:value-type="string">
            <text:p>43.6403430949</text:p>
          </table:table-cell>
          <table:table-cell office:value-type="string">
            <text:p>3.85947650688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Jean Baumel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<text:s/>N°6 / ARRET : Plan des 4 Seigneurs</text:p>
          </table:table-cell>
          <table:table-cell table:number-columns-repeated="3"/>
          <table:table-cell office:value-type="float" office:value="1123">
            <text:p>1123</text:p>
          </table:table-cell>
          <table:table-cell table:number-columns-repeated="990"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Hôpitaux</text:p>
          </table:table-cell>
          <table:table-cell office:value-type="string">
            <text:p>C.H.U Gui de Chauliac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<text:s/>04 67 33 67 33</text:p>
          </table:table-cell>
          <table:table-cell office:value-type="string">
            <text:p>04 67 33 76 23</text:p>
          </table:table-cell>
          <table:table-cell office:value-type="string">
            <text:p>webmaster@chu-montpellier.fr</text:p>
          </table:table-cell>
          <table:table-cell office:value-type="string">
            <text:p>www.chu-montpellier.fr/</text:p>
          </table:table-cell>
          <table:table-cell/>
          <table:table-cell office:value-type="string">
            <text:p>39080</text:p>
          </table:table-cell>
          <table:table-cell office:value-type="string">
            <text:p>43.6304741558</text:p>
          </table:table-cell>
          <table:table-cell office:value-type="string">
            <text:p>3.86229675980</text:p>
          </table:table-cell>
          <table:table-cell office:value-type="string">
            <text:p>80</text:p>
          </table:table-cell>
          <table:table-cell/>
          <table:table-cell office:value-type="string">
            <text:p>Avenue</text:p>
          </table:table-cell>
          <table:table-cell office:value-type="string">
            <text:p>Augustin Fliche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 / ARRET : Saint-Eloi ou Universités</text:p>
          </table:table-cell>
          <table:table-cell table:number-columns-repeated="4"/>
          <table:table-cell office:value-type="float" office:value="1121">
            <text:p>1121</text:p>
          </table:table-cell>
          <table:table-cell table:number-columns-repeated="990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Hôpitaux</text:p>
          </table:table-cell>
          <table:table-cell office:value-type="string">
            <text:p>C.H.U la Colombièr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33 67 33</text:p>
          </table:table-cell>
          <table:table-cell office:value-type="string">
            <text:p>04 67 33 98 88</text:p>
          </table:table-cell>
          <table:table-cell office:value-type="string">
            <text:p>webmaster@chu-montpellier.fr</text:p>
          </table:table-cell>
          <table:table-cell office:value-type="string">
            <text:p>www.chu-montpellier.fr/</text:p>
          </table:table-cell>
          <table:table-cell/>
          <table:table-cell office:value-type="string">
            <text:p>39079</text:p>
          </table:table-cell>
          <table:table-cell office:value-type="string">
            <text:p>43.6272457521</text:p>
          </table:table-cell>
          <table:table-cell office:value-type="string">
            <text:p>3.85599126165</text:p>
          </table:table-cell>
          <table:table-cell office:value-type="string">
            <text:p>39</text:p>
          </table:table-cell>
          <table:table-cell/>
          <table:table-cell office:value-type="string">
            <text:p>Avenue</text:p>
          </table:table-cell>
          <table:table-cell office:value-type="string">
            <text:p>Charles Flahault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 / ARRET : Universités</text:p>
          </table:table-cell>
          <table:table-cell table:number-columns-repeated="4"/>
          <table:table-cell office:value-type="float" office:value="1122">
            <text:p>1122</text:p>
          </table:table-cell>
          <table:table-cell table:number-columns-repeated="990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Hôpitaux</text:p>
          </table:table-cell>
          <table:table-cell office:value-type="string">
            <text:p>C.H.U Lapeyronie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67 33</text:p>
          </table:table-cell>
          <table:table-cell office:value-type="string">
            <text:p>04 67 33 89 63</text:p>
          </table:table-cell>
          <table:table-cell office:value-type="string">
            <text:p>hopital@fhf.fr</text:p>
          </table:table-cell>
          <table:table-cell office:value-type="string">
            <text:p>www.chu-montpellier.fr</text:p>
          </table:table-cell>
          <table:table-cell/>
          <table:table-cell office:value-type="string">
            <text:p>39081</text:p>
          </table:table-cell>
          <table:table-cell office:value-type="string">
            <text:p>43.6297559341</text:p>
          </table:table-cell>
          <table:table-cell office:value-type="string">
            <text:p>3.85139790262</text:p>
          </table:table-cell>
          <table:table-cell office:value-type="string">
            <text:p>37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direction Mosson - Arrêt Lapeyronie</text:p>
          </table:table-cell>
          <table:table-cell table:number-columns-repeated="4"/>
          <table:table-cell office:value-type="float" office:value="1099">
            <text:p>1099</text:p>
          </table:table-cell>
          <table:table-cell table:number-columns-repeated="990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Hôpitaux</text:p>
          </table:table-cell>
          <table:table-cell office:value-type="string">
            <text:p>C.H.U Saint Eloi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67 33</text:p>
          </table:table-cell>
          <table:table-cell office:value-type="string">
            <text:p>04 67 33 76 23</text:p>
          </table:table-cell>
          <table:table-cell office:value-type="string">
            <text:p>fhf@fhf.fr</text:p>
          </table:table-cell>
          <table:table-cell office:value-type="string">
            <text:p>www.chu-montpellier.fr/fr/presentation_eloi.jsp</text:p>
          </table:table-cell>
          <table:table-cell/>
          <table:table-cell office:value-type="string">
            <text:p>39082</text:p>
          </table:table-cell>
          <table:table-cell office:value-type="string">
            <text:p>43.6289491484</text:p>
          </table:table-cell>
          <table:table-cell office:value-type="string">
            <text:p>3.86590248914</text:p>
          </table:table-cell>
          <table:table-cell office:value-type="string">
            <text:p>80</text:p>
          </table:table-cell>
          <table:table-cell/>
          <table:table-cell office:value-type="string">
            <text:p>Avenue</text:p>
          </table:table-cell>
          <table:table-cell office:value-type="string">
            <text:p>Augustin Fliche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 : Arrêt : Saint-Eloi ou Universités</text:p>
          </table:table-cell>
          <table:table-cell table:number-columns-repeated="4"/>
          <table:table-cell office:value-type="float" office:value="1100">
            <text:p>1100</text:p>
          </table:table-cell>
          <table:table-cell table:number-columns-repeated="990"/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Logement</text:p>
          </table:table-cell>
          <table:table-cell office:value-type="string">
            <text:p>CAF de Montpellier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820 25 34 20</text:p>
          </table:table-cell>
          <table:table-cell table:number-columns-repeated="2"/>
          <table:table-cell office:value-type="string">
            <text:p>www.montpellier.caf.fr/</text:p>
          </table:table-cell>
          <table:table-cell table:number-columns-repeated="4"/>
          <table:table-cell office:value-type="string">
            <text:p>139</text:p>
          </table:table-cell>
          <table:table-cell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64">
            <text:p>1064</text:p>
          </table:table-cell>
          <table:table-cell table:number-columns-repeated="990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Etat</text:p>
          </table:table-cell>
          <table:table-cell office:value-type="string">
            <text:p>CAF Montpellier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820 25 34 20 (0,112 € la 1ère mn puis 0,118 € les suivantes)</text:p>
          </table:table-cell>
          <table:table-cell table:number-columns-repeated="2"/>
          <table:table-cell office:value-type="string">
            <text:p>www.montpellier.caf.fr</text:p>
          </table:table-cell>
          <table:table-cell table:number-columns-repeated="4"/>
          <table:table-cell office:value-type="string">
            <text:p>139</text:p>
          </table:table-cell>
          <table:table-cell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943</text:p>
          </table:table-cell>
          <table:table-cell office:value-type="string">
            <text:p>Montpellier</text:p>
          </table:table-cell>
          <table:table-cell office:value-type="string">
            <text:p>Cedex 9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, arrêt Marie Curie</text:p>
          </table:table-cell>
          <table:table-cell table:number-columns-repeated="3"/>
          <table:table-cell office:value-type="float" office:value="962">
            <text:p>962</text:p>
          </table:table-cell>
          <table:table-cell table:number-columns-repeated="990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Résidences-foyers</text:p>
          </table:table-cell>
          <table:table-cell office:value-type="string">
            <text:p>Campériol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46 10</text:p>
          </table:table-cell>
          <table:table-cell table:number-columns-repeated="7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s Avelaniers</text:p>
          </table:table-cell>
          <table:table-cell/>
          <table:table-cell office:value-type="string">
            <text:p>34080</text:p>
          </table:table-cell>
          <table:table-cell office:value-type="string">
            <text:p>Montpelli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6 et 15</text:p>
          </table:table-cell>
          <table:table-cell table:number-columns-repeated="3"/>
          <table:table-cell office:value-type="float" office:value="420">
            <text:p>420</text:p>
          </table:table-cell>
          <table:table-cell table:number-columns-repeated="990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Commerce artisanat</text:p>
          </table:table-cell>
          <table:table-cell office:value-type="string">
            <text:p>Capreb Héraul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77 22 80</text:p>
          </table:table-cell>
          <table:table-cell office:value-type="string">
            <text:p>04 99 77 22 89</text:p>
          </table:table-cell>
          <table:table-cell office:value-type="string">
            <text:p>accueil@capeb-herault.fr</text:p>
          </table:table-cell>
          <table:table-cell office:value-type="string">
            <text:p>www.capeb-herault.fr</text:p>
          </table:table-cell>
          <table:table-cell/>
          <table:table-cell office:value-type="string">
            <text:p>70002400</text:p>
          </table:table-cell>
          <table:table-cell office:value-type="string">
            <text:p>43.6230826103</text:p>
          </table:table-cell>
          <table:table-cell office:value-type="string">
            <text:p>3.88951661289</text:p>
          </table:table-cell>
          <table:table-cell office:value-type="string">
            <text:p>44</text:p>
          </table:table-cell>
          <table:table-cell/>
          <table:table-cell office:value-type="string">
            <text:p>Avenue</text:p>
          </table:table-cell>
          <table:table-cell office:value-type="string">
            <text:p>Saint-Lazare</text:p>
          </table:table-cell>
          <table:table-cell/>
          <table:table-cell office:value-type="string">
            <text:p>34965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31">
            <text:p>1131</text:p>
          </table:table-cell>
          <table:table-cell table:number-columns-repeated="990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Associations</text:p>
          </table:table-cell>
          <table:table-cell office:value-type="string">
            <text:p>Casa Amadi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63 59 58</text:p>
          </table:table-cell>
          <table:table-cell table:number-columns-repeated="7"/>
          <table:table-cell office:value-type="string">
            <text:p>30</text:p>
          </table:table-cell>
          <table:table-cell/>
          <table:table-cell office:value-type="string">
            <text:p>Rue</text:p>
          </table:table-cell>
          <table:table-cell office:value-type="string">
            <text:p>des Etuv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5">
            <text:p>955</text:p>
          </table:table-cell>
          <table:table-cell table:number-columns-repeated="990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Fontaines</text:p>
          </table:table-cell>
          <table:table-cell office:value-type="string">
            <text:p>Cascade du Champ de Mars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Comédie</text:p>
          </table:table-cell>
          <table:table-cell office:value-type="string">
            <text:p>00159700</text:p>
          </table:table-cell>
          <table:table-cell table:number-columns-repeated="4"/>
          <table:table-cell office:value-type="string">
            <text:p>Esplanade</text:p>
          </table:table-cell>
          <table:table-cell office:value-type="string">
            <text:p>Charles de 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 - station Comédie</text:p>
          </table:table-cell>
          <table:table-cell table:number-columns-repeated="3"/>
          <table:table-cell office:value-type="float" office:value="590">
            <text:p>590</text:p>
          </table:table-cell>
          <table:table-cell table:number-columns-repeated="990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Autres lieux</text:p>
          </table:table-cell>
          <table:table-cell office:value-type="string">
            <text:p>Cathédrale Saint-Pierr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6 04 12</text:p>
          </table:table-cell>
          <table:table-cell table:number-columns-repeated="5"/>
          <table:table-cell office:value-type="string">
            <text:p>43.6133</text:p>
          </table:table-cell>
          <table:table-cell office:value-type="string">
            <text:p>3.87403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Saint-Pier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5320407">
            <text:p>75320407</text:p>
          </table:table-cell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 table:number-columns-repeated="990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Etat</text:p>
          </table:table-cell>
          <table:table-cell office:value-type="string">
            <text:p>CDG 34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04 38 80</text:p>
          </table:table-cell>
          <table:table-cell office:value-type="string">
            <text:p>04 67 52 43 82</text:p>
          </table:table-cell>
          <table:table-cell/>
          <table:table-cell office:value-type="string">
            <text:p>www.cdg34.fr</text:p>
          </table:table-cell>
          <table:table-cell table:number-columns-repeated="4"/>
          <table:table-cell office:value-type="string">
            <text:p>254</text:p>
          </table:table-cell>
          <table:table-cell/>
          <table:table-cell office:value-type="string">
            <text:p>Rue</text:p>
          </table:table-cell>
          <table:table-cell office:value-type="string">
            <text:p>Michel-Teule</text:p>
          </table:table-cell>
          <table:table-cell/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38">
            <text:p>438</text:p>
          </table:table-cell>
          <table:table-cell table:number-columns-repeated="990"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Centres de recherche</text:p>
          </table:table-cell>
          <table:table-cell office:value-type="string">
            <text:p>Cemagref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04 63 00</text:p>
          </table:table-cell>
          <table:table-cell office:value-type="string">
            <text:p>04 67 16 64 40</text:p>
          </table:table-cell>
          <table:table-cell/>
          <table:table-cell office:value-type="string">
            <text:p>www.cemagref.fr/le-cemagref/lorganisation/les-centres/montpellier</text:p>
          </table:table-cell>
          <table:table-cell/>
          <table:table-cell office:value-type="string">
            <text:p>TA73</text:p>
          </table:table-cell>
          <table:table-cell table:number-columns-repeated="2"/>
          <table:table-cell office:value-type="string">
            <text:p>361</text:p>
          </table:table-cell>
          <table:table-cell/>
          <table:table-cell office:value-type="string">
            <text:p>Rue</text:p>
          </table:table-cell>
          <table:table-cell office:value-type="string">
            <text:p>Jean-François Breton</text:p>
          </table:table-cell>
          <table:table-cell office:value-type="string">
            <text:p>B.P. 5095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37">
            <text:p>1137</text:p>
          </table:table-cell>
          <table:table-cell table:number-columns-repeated="990"/>
        </table:table-row>
        <table:table-row table:style-name="ro2">
          <table:table-cell office:value-type="float" office:value="1268">
            <text:p>1268</text:p>
          </table:table-cell>
          <table:table-cell office:value-type="string">
            <text:p>Hôpitaux</text:p>
          </table:table-cell>
          <table:table-cell office:value-type="string">
            <text:p>Centre Antonin Balmè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33 67 33</text:p>
          </table:table-cell>
          <table:table-cell/>
          <table:table-cell office:value-type="string">
            <text:p>webmaster@chu-montpellier.fr</text:p>
          </table:table-cell>
          <table:table-cell office:value-type="string">
            <text:p>www.chu-montpellier.fr/</text:p>
          </table:table-cell>
          <table:table-cell table:number-columns-repeated="4"/>
          <table:table-cell office:value-type="string">
            <text:p>39</text:p>
          </table:table-cell>
          <table:table-cell/>
          <table:table-cell office:value-type="string">
            <text:p>Avenue</text:p>
          </table:table-cell>
          <table:table-cell office:value-type="string">
            <text:p>Charles Flahaut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 / ARRET : Universités ou Lapeyronie</text:p>
            <text:p/>
          </table:table-cell>
          <table:table-cell table:number-columns-repeated="4"/>
          <table:table-cell office:value-type="float" office:value="1124">
            <text:p>1124</text:p>
          </table:table-cell>
          <table:table-cell table:number-columns-repeated="99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ervices municipaux</text:p>
          </table:table-cell>
          <table:table-cell office:value-type="string">
            <text:p>Centre communal d'action sociale (CCAS)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office:value-type="string">
            <text:p>04 99 52 77 00</text:p>
          </table:table-cell>
          <table:table-cell office:value-type="string">
            <text:p>04 99 52 77 01</text:p>
          </table:table-cell>
          <table:table-cell table:number-columns-repeated="3"/>
          <table:table-cell office:value-type="string">
            <text:p>2153</text:p>
          </table:table-cell>
          <table:table-cell office:value-type="string">
            <text:p>43.6023848954</text:p>
          </table:table-cell>
          <table:table-cell office:value-type="string">
            <text:p>3.90009848033</text:p>
          </table:table-cell>
          <table:table-cell office:value-type="string">
            <text:p>125</text:p>
          </table:table-cell>
          <table:table-cell/>
          <table:table-cell office:value-type="string">
            <text:p>Place</text:p>
          </table:table-cell>
          <table:table-cell office:value-type="string">
            <text:p>Thermidor</text:p>
          </table:table-cell>
          <table:table-cell office:value-type="string">
            <text:p>BP 9511</text:p>
          </table:table-cell>
          <table:table-cell office:value-type="string">
            <text:p>34045</text:p>
          </table:table-cell>
          <table:table-cell office:value-type="string">
            <text:p>Montpellier</text:p>
          </table:table-cell>
          <table:table-cell office:value-type="string">
            <text:p>01</text:p>
          </table:table-cell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X_NORMES</text:p>
          </table:table-cell>
          <table:table-cell office:value-type="string">
            <text:p>2</text:p>
          </table:table-cell>
          <table:table-cell office:value-type="string">
            <text:p>AUX_NORMES</text:p>
          </table:table-cell>
          <table:table-cell/>
          <table:table-cell office:value-type="string">
            <text:p>ligne 1, station Port-Marianne</text:p>
          </table:table-cell>
          <table:table-cell table:number-columns-repeated="4"/>
          <table:table-cell office:value-type="float" office:value="392">
            <text:p>392</text:p>
          </table:table-cell>
          <table:table-cell table:number-columns-repeated="990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Autres lieux</text:p>
          </table:table-cell>
          <table:table-cell office:value-type="string">
            <text:p>Centre communautaire et culturel juif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5 08 76</text:p>
          </table:table-cell>
          <table:table-cell office:value-type="string">
            <text:p>04 67 15 08 72</text:p>
          </table:table-cell>
          <table:table-cell office:value-type="string">
            <text:p>ccj34@wanadoo.fr</text:p>
          </table:table-cell>
          <table:table-cell table:number-columns-repeated="5"/>
          <table:table-cell office:value-type="string">
            <text:p>500</text:p>
          </table:table-cell>
          <table:table-cell/>
          <table:table-cell office:value-type="string">
            <text:p>Boulevard</text:p>
          </table:table-cell>
          <table:table-cell office:value-type="string">
            <text:p>d'Anti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2">
            <text:p>892</text:p>
          </table:table-cell>
          <table:table-cell table:number-columns-repeated="990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Salles d'expo</text:p>
          </table:table-cell>
          <table:table-cell office:value-type="string">
            <text:p>Centre d'art le FRUC</text:p>
          </table:table-cell>
          <table:table-cell office:value-type="string">
            <text:p>Montpellier Centre</text:p>
          </table:table-cell>
          <table:table-cell table:number-columns-repeated="3"/>
          <table:table-cell office:value-type="string">
            <text:p>sms@fruc.biz</text:p>
          </table:table-cell>
          <table:table-cell office:value-type="string">
            <text:p>www.fruc.biz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Labb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9">
            <text:p>1089</text:p>
          </table:table-cell>
          <table:table-cell table:number-columns-repeated="990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uto modélisme</text:p>
          </table:table-cell>
          <table:table-cell office:value-type="string">
            <text:p>Centre d'auto modélisme d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table:number-columns-repeated="10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68">
            <text:p>368</text:p>
          </table:table-cell>
          <table:table-cell table:number-columns-repeated="990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Centres de recherche</text:p>
          </table:table-cell>
          <table:table-cell office:value-type="string">
            <text:p>Centre de coopération internationale en recherche agronomique pour le développement (CIRAD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58 00</text:p>
          </table:table-cell>
          <table:table-cell office:value-type="string">
            <text:p>04 67 61 59 86</text:p>
          </table:table-cell>
          <table:table-cell/>
          <table:table-cell office:value-type="string">
            <text:p>www.cirad.fr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Agropolis</text:p>
          </table:table-cell>
          <table:table-cell/>
          <table:table-cell office:value-type="string">
            <text:p>34398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39">
            <text:p>1139</text:p>
          </table:table-cell>
          <table:table-cell table:number-columns-repeated="990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Adresses utiles</text:p>
          </table:table-cell>
          <table:table-cell office:value-type="string">
            <text:p>Centre de documentation Tiers Monde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02 40 79</text:p>
          </table:table-cell>
          <table:table-cell table:number-columns-repeated="7"/>
          <table:table-cell office:value-type="string">
            <text:p>27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 office:value-type="string">
            <text:p>Espace Martin-Luther-King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1">
            <text:p>581</text:p>
          </table:table-cell>
          <table:table-cell table:number-columns-repeated="990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Ecoles d'enseignement supérieur</text:p>
          </table:table-cell>
          <table:table-cell office:value-type="string">
            <text:p>Centre de formation professionnelles des avocats (CFPA)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61 72 80</text:p>
          </table:table-cell>
          <table:table-cell office:value-type="string">
            <text:p>04 67 52 97 79</text:p>
          </table:table-cell>
          <table:table-cell office:value-type="string">
            <text:p>montpellier@avocats-efacs.com</text:p>
          </table:table-cell>
          <table:table-cell office:value-type="string">
            <text:p>www.avocats-efacs.com/index.htm</text:p>
          </table:table-cell>
          <table:table-cell table:number-columns-repeated="4"/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Marcel de Serres</text:p>
          </table:table-cell>
          <table:table-cell/>
          <table:table-cell office:value-type="string">
            <text:p>34961</text:p>
          </table:table-cell>
          <table:table-cell office:value-type="string">
            <text:p>Montpellier</text:p>
          </table:table-cell>
          <table:table-cell office:value-type="string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- arret:Glycines</text:p>
          </table:table-cell>
          <table:table-cell table:number-columns-repeated="3"/>
          <table:table-cell office:value-type="float" office:value="1024">
            <text:p>1024</text:p>
          </table:table-cell>
          <table:table-cell table:number-columns-repeated="99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ation Eveil en mouvement - Ecole maternelle Térésa - Ecole élémentaire Jules Ferry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2 01 32</text:p>
          </table:table-cell>
          <table:table-cell table:number-columns-repeated="7"/>
          <table:table-cell office:value-type="string">
            <text:p>88</text:p>
          </table:table-cell>
          <table:table-cell/>
          <table:table-cell office:value-type="string">
            <text:p>Rue</text:p>
          </table:table-cell>
          <table:table-cell office:value-type="string">
            <text:p>Antoine-Laurent de Jussie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2">
            <text:p>552</text:p>
          </table:table-cell>
          <table:table-cell table:number-columns-repeated="990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Fabulos-Drolle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61 11 26</text:p>
          </table:table-cell>
          <table:table-cell/>
          <table:table-cell office:value-type="string">
            <text:p>fabulos-drolles@wanadoo.fr</text:p>
          </table:table-cell>
          <table:table-cell office:value-type="string">
            <text:p>www.alpj.org</text:p>
          </table:table-cell>
          <table:table-cell table:number-columns-repeated="4"/>
          <table:table-cell office:value-type="string">
            <text:p>147</text:p>
          </table:table-cell>
          <table:table-cell/>
          <table:table-cell office:value-type="string">
            <text:p>Rue</text:p>
          </table:table-cell>
          <table:table-cell office:value-type="string">
            <text:p>des 4 Seigneur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8">
            <text:p>548</text:p>
          </table:table-cell>
          <table:table-cell table:number-columns-repeated="99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LA CLAU - Groupe scolaire des Calendreta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07 93 75 / 04 67 27 75 76</text:p>
          </table:table-cell>
          <table:table-cell table:number-columns-repeated="7"/>
          <table:table-cell office:value-type="string">
            <text:p>146</text:p>
          </table:table-cell>
          <table:table-cell/>
          <table:table-cell office:value-type="string">
            <text:p>Rue</text:p>
          </table:table-cell>
          <table:table-cell office:value-type="string">
            <text:p>du Mas de Mer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5">
            <text:p>555</text:p>
          </table:table-cell>
          <table:table-cell table:number-columns-repeated="990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UFOLEP - école Rudyard-Kipling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02 02</text:p>
          </table:table-cell>
          <table:table-cell table:number-columns-repeated="7"/>
          <table:table-cell office:value-type="string">
            <text:p>311</text:p>
          </table:table-cell>
          <table:table-cell/>
          <table:table-cell office:value-type="string">
            <text:p>Avenue</text:p>
          </table:table-cell>
          <table:table-cell office:value-type="string">
            <text:p>Saint-Cléme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7">
            <text:p>587</text:p>
          </table:table-cell>
          <table:table-cell table:number-columns-repeated="99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Vacances Evasi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99 13 71 10</text:p>
          </table:table-cell>
          <table:table-cell table:number-columns-repeated="7"/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Faubourg Bout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4">
            <text:p>554</text:p>
          </table:table-cell>
          <table:table-cell table:number-columns-repeated="990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Vacances Evasion école élémentaire Berthe Moriso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13 71 10</text:p>
          </table:table-cell>
          <table:table-cell table:number-columns-repeated="7"/>
          <table:table-cell office:value-type="string">
            <text:p>60</text:p>
          </table:table-cell>
          <table:table-cell/>
          <table:table-cell office:value-type="string">
            <text:p>Avenue</text:p>
          </table:table-cell>
          <table:table-cell office:value-type="string">
            <text:p>d'Ass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8">
            <text:p>538</text:p>
          </table:table-cell>
          <table:table-cell table:number-columns-repeated="990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association Vacances Evasion école maternelle Mozar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13 71 10</text:p>
          </table:table-cell>
          <table:table-cell table:number-columns-repeated="7"/>
          <table:table-cell office:value-type="string">
            <text:p>60</text:p>
          </table:table-cell>
          <table:table-cell/>
          <table:table-cell office:value-type="string">
            <text:p>Avenue</text:p>
          </table:table-cell>
          <table:table-cell office:value-type="string">
            <text:p>d'Ass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7">
            <text:p>537</text:p>
          </table:table-cell>
          <table:table-cell table:number-columns-repeated="990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Centres de loisirs municipaux</text:p>
          </table:table-cell>
          <table:table-cell office:value-type="string">
            <text:p>Centre de loisirs Astérix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65 72 87</text:p>
          </table:table-cell>
          <table:table-cell table:number-columns-repeated="5"/>
          <table:table-cell office:value-type="string">
            <text:p>43.6148</text:p>
          </table:table-cell>
          <table:table-cell office:value-type="string">
            <text:p>3.9311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76178">
            <text:p>621876178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table:number-columns-repeated="990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faculté des Sciences - USTL - Comité d'action social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4 30 99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Eugène Bataillon</text:p>
          </table:table-cell>
          <table:table-cell office:value-type="string">
            <text:p>Case courrier 098</text:p>
          </table:table-cell>
          <table:table-cell office:value-type="string">
            <text:p>34095</text:p>
          </table:table-cell>
          <table:table-cell office:value-type="string">
            <text:p>Montpellier Cedex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49">
            <text:p>549</text:p>
          </table:table-cell>
          <table:table-cell table:number-columns-repeated="990"/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GFEN Languedoc</text:p>
          </table:table-cell>
          <table:table-cell office:value-type="string">
            <text:p>Mosson</text:p>
          </table:table-cell>
          <table:table-cell/>
          <table:table-cell office:value-type="string">
            <text:p>09 50 07 12 44</text:p>
          </table:table-cell>
          <table:table-cell/>
          <table:table-cell office:value-type="string">
            <text:p>gfen.34@education-nouvelle.org</text:p>
          </table:table-cell>
          <table:table-cell office:value-type="string">
            <text:p>www.education-nouvelle.org/</text:p>
          </table:table-cell>
          <table:table-cell table:number-columns-repeated="4"/>
          <table:table-cell office:value-type="string">
            <text:p>314-320</text:p>
          </table:table-cell>
          <table:table-cell table:number-columns-repeated="2"/>
          <table:table-cell office:value-type="string">
            <text:p>Grand Mai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48">
            <text:p>1248</text:p>
          </table:table-cell>
          <table:table-cell table:number-columns-repeated="99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La Gerb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74 24 30</text:p>
          </table:table-cell>
          <table:table-cell table:number-columns-repeated="7"/>
          <table:table-cell office:value-type="string">
            <text:p>19</text:p>
          </table:table-cell>
          <table:table-cell/>
          <table:table-cell office:value-type="string">
            <text:p>Rue</text:p>
          </table:table-cell>
          <table:table-cell office:value-type="string">
            <text:p>Chapt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6">
            <text:p>556</text:p>
          </table:table-cell>
          <table:table-cell table:number-columns-repeated="99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Le Relais des Enfan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21 30</text:p>
          </table:table-cell>
          <table:table-cell table:number-columns-repeated="2"/>
          <table:table-cell office:value-type="string">
            <text:p>relaisdesenfants.fr/blog/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Embouqu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8">
            <text:p>558</text:p>
          </table:table-cell>
          <table:table-cell table:number-columns-repeated="990"/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le Relais des Peti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15 14 91 28</text:p>
          </table:table-cell>
          <table:table-cell table:number-columns-repeated="7"/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d'Aigrefeu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8">
            <text:p>1188</text:p>
          </table:table-cell>
          <table:table-cell table:number-columns-repeated="99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Les Cévennes - Association A.C.L.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2 80 97</text:p>
          </table:table-cell>
          <table:table-cell table:number-columns-repeated="7"/>
          <table:table-cell office:value-type="string">
            <text:p>183</text:p>
          </table:table-cell>
          <table:table-cell/>
          <table:table-cell office:value-type="string">
            <text:p>Allée</text:p>
          </table:table-cell>
          <table:table-cell office:value-type="string">
            <text:p>de l'Aquedu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3">
            <text:p>553</text:p>
          </table:table-cell>
          <table:table-cell table:number-columns-repeated="99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Les-Lutin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0 26 00</text:p>
          </table:table-cell>
          <table:table-cell table:number-columns-repeated="7"/>
          <table:table-cell office:value-type="string">
            <text:p>1025</text:p>
          </table:table-cell>
          <table:table-cell/>
          <table:table-cell office:value-type="string">
            <text:p>Rue</text:p>
          </table:table-cell>
          <table:table-cell office:value-type="string">
            <text:p>Henri Becquerel</text:p>
          </table:table-cell>
          <table:table-cell/>
          <table:table-cell office:value-type="string">
            <text:p>3403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559">
            <text:p>559</text:p>
          </table:table-cell>
          <table:table-cell table:number-columns-repeated="99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M.U.C. Vacances résidence Pierre Rouge</text:p>
          </table:table-cell>
          <table:table-cell office:value-type="string">
            <text:p>Les Cévennes</text:p>
          </table:table-cell>
          <table:table-cell table:number-columns-repeated="9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Beauséjo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7">
            <text:p>557</text:p>
          </table:table-cell>
          <table:table-cell table:number-columns-repeated="99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Mercredi Animé - Association Espace Parallèle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99 61 34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Edouard Villalong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0">
            <text:p>560</text:p>
          </table:table-cell>
          <table:table-cell table:number-columns-repeated="990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MUC Vacances école élémentaire Jean-Sibelius</text:p>
          </table:table-cell>
          <table:table-cell office:value-type="string">
            <text:p>Hôpitaux - Facultés</text:p>
          </table:table-cell>
          <table:table-cell table:number-columns-repeated="9"/>
          <table:table-cell office:value-type="string">
            <text:p>120</text:p>
          </table:table-cell>
          <table:table-cell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36">
            <text:p>536</text:p>
          </table:table-cell>
          <table:table-cell table:number-columns-repeated="99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MUC Vacances école Maternelle Charlie Chapli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58 35 36</text:p>
          </table:table-cell>
          <table:table-cell table:number-columns-repeated="7"/>
          <table:table-cell office:value-type="string">
            <text:p>120</text:p>
          </table:table-cell>
          <table:table-cell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50">
            <text:p>550</text:p>
          </table:table-cell>
          <table:table-cell table:number-columns-repeated="990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vacances évasion - école maternelle Geneviève-de-Gaulle-Antonioz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92 21 70</text:p>
          </table:table-cell>
          <table:table-cell table:number-columns-repeated="7"/>
          <table:table-cell office:value-type="string">
            <text:p>10</text:p>
          </table:table-cell>
          <table:table-cell/>
          <table:table-cell office:value-type="string">
            <text:p>Chemin</text:p>
          </table:table-cell>
          <table:table-cell office:value-type="string">
            <text:p>des Bar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4">
            <text:p>584</text:p>
          </table:table-cell>
          <table:table-cell table:number-columns-repeated="990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Centres de loisirs associatifs</text:p>
          </table:table-cell>
          <table:table-cell office:value-type="string">
            <text:p>Centre de loisirs vacances évasion - école primaire Jean-Jaurès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13 71 10</text:p>
          </table:table-cell>
          <table:table-cell table:number-columns-repeated="7"/>
          <table:table-cell office:value-type="string">
            <text:p>10</text:p>
          </table:table-cell>
          <table:table-cell/>
          <table:table-cell office:value-type="string">
            <text:p>Chemin</text:p>
          </table:table-cell>
          <table:table-cell office:value-type="string">
            <text:p>des Bar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5">
            <text:p>585</text:p>
          </table:table-cell>
          <table:table-cell table:number-columns-repeated="990"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Propreté</text:p>
          </table:table-cell>
          <table:table-cell office:value-type="string">
            <text:p>Centre de tri Demeter</text:p>
          </table:table-cell>
          <table:table-cell table:number-columns-repeated="2"/>
          <table:table-cell office:value-type="string">
            <text:p>04 67 47 11 43</text:p>
          </table:table-cell>
          <table:table-cell table:number-columns-repeated="7"/>
          <table:table-cell office:value-type="string">
            <text:p>2543</text:p>
          </table:table-cell>
          <table:table-cell/>
          <table:table-cell office:value-type="string">
            <text:p>Avenue</text:p>
          </table:table-cell>
          <table:table-cell office:value-type="string">
            <text:p>de Maurin</text:p>
          </table:table-cell>
          <table:table-cell office:value-type="string">
            <text:p>ZAC Garosud</text:p>
          </table:table-cell>
          <table:table-cell office:value-type="string">
            <text:p>34 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36">
            <text:p>1136</text:p>
          </table:table-cell>
          <table:table-cell table:number-columns-repeated="990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Métiers Petite Enfance</text:p>
          </table:table-cell>
          <table:table-cell office:value-type="string">
            <text:p>Centre d'Educateurs de Jeunes Enfant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07 02 45</text:p>
          </table:table-cell>
          <table:table-cell table:number-columns-repeated="2"/>
          <table:table-cell office:value-type="string">
            <text:p>www.irts-lr.fr/</text:p>
          </table:table-cell>
          <table:table-cell table:number-columns-repeated="4"/>
          <table:table-cell office:value-type="string">
            <text:p>1011</text:p>
          </table:table-cell>
          <table:table-cell/>
          <table:table-cell office:value-type="string">
            <text:p>Rue</text:p>
          </table:table-cell>
          <table:table-cell office:value-type="string">
            <text:p>du Pont de Lavérune</text:p>
          </table:table-cell>
          <table:table-cell office:value-type="string">
            <text:p>Les Chênes Verts - bâtiment B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4">
            <text:p>1234</text:p>
          </table:table-cell>
          <table:table-cell table:number-columns-repeated="990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Compagnies</text:p>
          </table:table-cell>
          <table:table-cell office:value-type="string">
            <text:p>Centre des arts du cirque Balthaza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2 28 36</text:p>
          </table:table-cell>
          <table:table-cell office:value-type="string">
            <text:p>04 67 42 18 69</text:p>
          </table:table-cell>
          <table:table-cell office:value-type="string">
            <text:p>info@balthazar.asso.fr</text:p>
          </table:table-cell>
          <table:table-cell table:number-columns-repeated="5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Toir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2">
            <text:p>682</text:p>
          </table:table-cell>
          <table:table-cell table:number-columns-repeated="990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Etat</text:p>
          </table:table-cell>
          <table:table-cell office:value-type="string">
            <text:p>Centre des impôts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22 61 00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Chaptal</text:p>
          </table:table-cell>
          <table:table-cell office:value-type="string">
            <text:p>BP 70001</text:p>
          </table:table-cell>
          <table:table-cell office:value-type="string">
            <text:p>34953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883">
            <text:p>883</text:p>
          </table:table-cell>
          <table:table-cell table:number-columns-repeated="990"/>
        </table:table-row>
        <table:table-row table:style-name="ro2">
          <table:table-cell office:value-type="float" office:value="1151">
            <text:p>1151</text:p>
          </table:table-cell>
          <table:table-cell office:value-type="string">
            <text:p>Ecoles d'enseignement supérieur</text:p>
          </table:table-cell>
          <table:table-cell office:value-type="string">
            <text:p>Centre d'Etudes Supérieures Industrielles (CESI)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99 51 21 30</text:p>
          </table:table-cell>
          <table:table-cell office:value-type="string">
            <text:p>04 99 51 21 49</text:p>
          </table:table-cell>
          <table:table-cell/>
          <table:table-cell office:value-type="string">
            <text:p>www.eicesi.fr</text:p>
          </table:table-cell>
          <table:table-cell table:number-columns-repeated="4"/>
          <table:table-cell office:value-type="string">
            <text:p>69</text:p>
          </table:table-cell>
          <table:table-cell/>
          <table:table-cell office:value-type="string">
            <text:p>Impasse</text:p>
          </table:table-cell>
          <table:table-cell office:value-type="string">
            <text:p>Mac Gaffey</text:p>
          </table:table-cell>
          <table:table-cell office:value-type="string">
            <text:p>Val de Croz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  <text:p>Ligne 6</text:p>
          </table:table-cell>
          <table:table-cell table:number-columns-repeated="3"/>
          <table:table-cell office:value-type="float" office:value="1032">
            <text:p>1032</text:p>
          </table:table-cell>
          <table:table-cell table:number-columns-repeated="990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entre équestre</text:p>
          </table:table-cell>
          <table:table-cell office:value-type="string">
            <text:p>Centre équestre municipal - Domaine d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table:number-columns-repeated="2"/>
          <table:table-cell office:value-type="string">
            <text:p>c.e.m.g@wanadoo.fr</text:p>
          </table:table-cell>
          <table:table-cell office:value-type="string">
            <text:p>perso.orange.fr/cemg/</text:p>
          </table:table-cell>
          <table:table-cell/>
          <table:table-cell office:value-type="string">
            <text:p>215</text:p>
          </table:table-cell>
          <table:table-cell office:value-type="string">
            <text:p>43.6172271217</text:p>
          </table:table-cell>
          <table:table-cell office:value-type="string">
            <text:p>3.9288396282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990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Parcs et jardins</text:p>
          </table:table-cell>
          <table:table-cell office:value-type="string">
            <text:p>Centre horticole Pierre-Richer-de-Belleval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20 99 00</text:p>
          </table:table-cell>
          <table:table-cell office:value-type="string">
            <text:p>04 67 20 99 07</text:p>
          </table:table-cell>
          <table:table-cell table:number-columns-repeated="8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66">
            <text:p>966</text:p>
          </table:table-cell>
          <table:table-cell table:number-columns-repeated="990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Centres de recherche</text:p>
          </table:table-cell>
          <table:table-cell office:value-type="string">
            <text:p>Centre informatique national de l'enseignement supérieur (CINES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4 14 14</text:p>
          </table:table-cell>
          <table:table-cell office:value-type="string">
            <text:p>04 67 52 37 63</text:p>
          </table:table-cell>
          <table:table-cell office:value-type="string">
            <text:p>svp@cines.fr</text:p>
          </table:table-cell>
          <table:table-cell office:value-type="string">
            <text:p>www.cines.fr</text:p>
          </table:table-cell>
          <table:table-cell/>
          <table:table-cell office:value-type="string">
            <text:p>40253</text:p>
          </table:table-cell>
          <table:table-cell office:value-type="string">
            <text:p>43.6361823648</text:p>
          </table:table-cell>
          <table:table-cell office:value-type="string">
            <text:p>3.84204477831</text:p>
          </table:table-cell>
          <table:table-cell office:value-type="string">
            <text:p>950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/>
          <table:table-cell office:value-type="string">
            <text:p>34097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38">
            <text:p>1138</text:p>
          </table:table-cell>
          <table:table-cell table:number-columns-repeated="990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Centres de recherche</text:p>
          </table:table-cell>
          <table:table-cell office:value-type="string">
            <text:p>Centre national d’études agronomiques des régions chaudes (CNEARC)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61 70 00</text:p>
          </table:table-cell>
          <table:table-cell table:number-columns-repeated="2"/>
          <table:table-cell office:value-type="string">
            <text:p>www.cnearc.fr</text:p>
          </table:table-cell>
          <table:table-cell table:number-columns-repeated="4"/>
          <table:table-cell office:value-type="string">
            <text:p>1101</text:p>
          </table:table-cell>
          <table:table-cell/>
          <table:table-cell office:value-type="string">
            <text:p>Avenue</text:p>
          </table:table-cell>
          <table:table-cell office:value-type="string">
            <text:p>Agropolis</text:p>
          </table:table-cell>
          <table:table-cell office:value-type="string">
            <text:p>BP 5098</text:p>
          </table:table-cell>
          <table:table-cell office:value-type="string">
            <text:p>34033</text:p>
          </table:table-cell>
          <table:table-cell office:value-type="string">
            <text:p>Montpellier</text:p>
          </table:table-cell>
          <table:table-cell office:value-type="string">
            <text:p>Cedex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945">
            <text:p>945</text:p>
          </table:table-cell>
          <table:table-cell table:number-columns-repeated="990"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Centres de recherche</text:p>
          </table:table-cell>
          <table:table-cell office:value-type="string">
            <text:p>Centre national de la recherche scientifique Languedoc-Roussillon (CNRS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34 34</text:p>
          </table:table-cell>
          <table:table-cell office:value-type="string">
            <text:p>04 67 04 32 36</text:p>
          </table:table-cell>
          <table:table-cell/>
          <table:table-cell office:value-type="string">
            <text:p>www.dr13.cnrs.fr</text:p>
          </table:table-cell>
          <table:table-cell/>
          <table:table-cell office:value-type="string">
            <text:p>40026</text:p>
          </table:table-cell>
          <table:table-cell office:value-type="string">
            <text:p>43.6377536011</text:p>
          </table:table-cell>
          <table:table-cell office:value-type="string">
            <text:p>3.86458740008</text:p>
          </table:table-cell>
          <table:table-cell office:value-type="string">
            <text:p>1919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2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0">
            <text:p>1140</text:p>
          </table:table-cell>
          <table:table-cell table:number-columns-repeated="990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Piscines</text:p>
          </table:table-cell>
          <table:table-cell office:value-type="string">
            <text:p>Centre Nautique Neptune</text:p>
          </table:table-cell>
          <table:table-cell office:value-type="string">
            <text:p>Mosson</text:p>
          </table:table-cell>
          <table:table-cell/>
          <table:table-cell office:value-type="string">
            <text:p>04 67 75 34 93</text:p>
          </table:table-cell>
          <table:table-cell table:number-columns-repeated="4"/>
          <table:table-cell office:value-type="string">
            <text:p>1467</text:p>
          </table:table-cell>
          <table:table-cell office:value-type="string">
            <text:p>43.6203171878</text:p>
          </table:table-cell>
          <table:table-cell office:value-type="string">
            <text:p>3.8147519018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Mosson</text:p>
          </table:table-cell>
          <table:table-cell office:value-type="string">
            <text:p>Lignes 15, 14, 25</text:p>
          </table:table-cell>
          <table:table-cell/>
          <table:table-cell office:value-type="float" office:value="613504659">
            <text:p>613504659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990"/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Autres lieux</text:p>
          </table:table-cell>
          <table:table-cell office:value-type="string">
            <text:p>Centre Rabelai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table:number-columns-repeated="8"/>
          <table:table-cell office:value-type="string">
            <text:p>29</text:p>
          </table:table-cell>
          <table:table-cell/>
          <table:table-cell office:value-type="string">
            <text:p>Boulevard</text:p>
          </table:table-cell>
          <table:table-cell office:value-type="string">
            <text:p>Sarrail</text:p>
          </table:table-cell>
          <table:table-cell office:value-type="string">
            <text:p>Esplanade Charles-de-Gau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</text:p>
          </table:table-cell>
          <table:table-cell table:number-columns-repeated="4"/>
          <table:table-cell office:value-type="float" office:value="977">
            <text:p>977</text:p>
          </table:table-cell>
          <table:table-cell table:number-columns-repeated="990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Autres contacts utiles</text:p>
          </table:table-cell>
          <table:table-cell office:value-type="string">
            <text:p>Centre Régional de Documentation Pédagogiqu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06 52</text:p>
          </table:table-cell>
          <table:table-cell office:value-type="string">
            <text:p>04 67 60 04 51</text:p>
          </table:table-cell>
          <table:table-cell/>
          <table:table-cell office:value-type="string">
            <text:p>www.crdp-montpellier.fr</text:p>
          </table:table-cell>
          <table:table-cell table:number-columns-repeated="6"/>
          <table:table-cell office:value-type="string">
            <text:p>Allée</text:p>
          </table:table-cell>
          <table:table-cell office:value-type="string">
            <text:p>de la Citade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Corum ou Comédie, puis à pied.</text:p>
          </table:table-cell>
          <table:table-cell table:number-columns-repeated="4"/>
          <table:table-cell office:value-type="float" office:value="1091">
            <text:p>1091</text:p>
          </table:table-cell>
          <table:table-cell table:number-columns-repeated="990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Ecoles d'enseignement supérieur</text:p>
          </table:table-cell>
          <table:table-cell office:value-type="string">
            <text:p>Centre régional d'éducation physique et sportive (CREPS)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61 05 22</text:p>
          </table:table-cell>
          <table:table-cell office:value-type="string">
            <text:p>04 67 52 37 51</text:p>
          </table:table-cell>
          <table:table-cell office:value-type="string">
            <text:p>cr034@jeunesse-sports.gouv.fr</text:p>
          </table:table-cell>
          <table:table-cell office:value-type="string">
            <text:p>www.creps-montpellier.org/</text:p>
          </table:table-cell>
          <table:table-cell/>
          <table:table-cell office:value-type="string">
            <text:p>70000500</text:p>
          </table:table-cell>
          <table:table-cell office:value-type="string">
            <text:p>43.6197980690</text:p>
          </table:table-cell>
          <table:table-cell office:value-type="string">
            <text:p>3.86621617841</text:p>
          </table:table-cell>
          <table:table-cell office:value-type="string">
            <text:p>2</text:p>
          </table:table-cell>
          <table:table-cell/>
          <table:table-cell office:value-type="string">
            <text:p>Avenue</text:p>
          </table:table-cell>
          <table:table-cell office:value-type="string">
            <text:p>Charles Flahaul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- arret: Stade Philippidès</text:p>
          </table:table-cell>
          <table:table-cell table:number-columns-repeated="4"/>
          <table:table-cell office:value-type="float" office:value="1026">
            <text:p>1026</text:p>
          </table:table-cell>
          <table:table-cell table:number-columns-repeated="990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Autres contacts utiles</text:p>
          </table:table-cell>
          <table:table-cell office:value-type="string">
            <text:p>centre régional information jeunes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4 36 66</text:p>
          </table:table-cell>
          <table:table-cell office:value-type="string">
            <text:p>04 67 54 66 71</text:p>
          </table:table-cell>
          <table:table-cell/>
          <table:table-cell office:value-type="string">
            <text:p>www.crij-montpellier.com/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Avenue</text:p>
          </table:table-cell>
          <table:table-cell office:value-type="string">
            <text:p>Charles Flahault</text:p>
          </table:table-cell>
          <table:table-cell/>
          <table:table-cell office:value-type="string">
            <text:p>34094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92">
            <text:p>1092</text:p>
          </table:table-cell>
          <table:table-cell table:number-columns-repeated="990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Hôpitaux</text:p>
          </table:table-cell>
          <table:table-cell office:value-type="string">
            <text:p>Centre Val d'Aurelle-Paul Lamarque</text:p>
          </table:table-cell>
          <table:table-cell table:number-columns-repeated="2"/>
          <table:table-cell office:value-type="string">
            <text:p>04 67 61 31 00</text:p>
          </table:table-cell>
          <table:table-cell table:number-columns-repeated="2"/>
          <table:table-cell office:value-type="string">
            <text:p>www.valdorel.fnclcc.fr/</text:p>
          </table:table-cell>
          <table:table-cell/>
          <table:table-cell office:value-type="string">
            <text:p>39073</text:p>
          </table:table-cell>
          <table:table-cell office:value-type="string">
            <text:p>43.6435108463</text:p>
          </table:table-cell>
          <table:table-cell office:value-type="string">
            <text:p>3.83794994554</text:p>
          </table:table-cell>
          <table:table-cell office:value-type="string">
            <text:p>208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</text:p>
          </table:table-cell>
          <table:table-cell office:value-type="string">
            <text:p>34298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1, descendre à la station "Occitanie"</text:p>
          </table:table-cell>
          <table:table-cell office:value-type="string">
            <text:p>bus n° 16, direction "Euromédecine", descendre à l'arrêt "Antennes" pour Val d'Aurelle A ou arrêt "Val d'Aurelle" pour Val d'Aurelle B.</text:p>
          </table:table-cell>
          <table:table-cell table:number-columns-repeated="3"/>
          <table:table-cell office:value-type="float" office:value="1135">
            <text:p>1135</text:p>
          </table:table-cell>
          <table:table-cell table:number-columns-repeated="990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Ecoles d'enseignement supérieur</text:p>
          </table:table-cell>
          <table:table-cell office:value-type="string">
            <text:p>CFA commerce et distribution - Groupe Sup de Co</text:p>
          </table:table-cell>
          <table:table-cell office:value-type="string">
            <text:p>Mosson</text:p>
          </table:table-cell>
          <table:table-cell/>
          <table:table-cell office:value-type="string">
            <text:p>04 67 10 25 00</text:p>
          </table:table-cell>
          <table:table-cell office:value-type="string">
            <text:p>04 67 45 13 56</text:p>
          </table:table-cell>
          <table:table-cell/>
          <table:table-cell office:value-type="string">
            <text:p>www.supdeco-montpellier.com/</text:p>
          </table:table-cell>
          <table:table-cell table:number-columns-repeated="4"/>
          <table:table-cell office:value-type="string">
            <text:p>2300</text:p>
          </table:table-cell>
          <table:table-cell/>
          <table:table-cell office:value-type="string">
            <text:p>Avenue</text:p>
          </table:table-cell>
          <table:table-cell office:value-type="string">
            <text:p>des Moulins</text:p>
          </table:table-cell>
          <table:table-cell/>
          <table:table-cell office:value-type="string">
            <text:p>34185</text:p>
          </table:table-cell>
          <table:table-cell office:value-type="string">
            <text:p>Montpellier</text:p>
          </table:table-cell>
          <table:table-cell office:value-type="string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, ligne 7 - arret: école de commerce</text:p>
          </table:table-cell>
          <table:table-cell table:number-columns-repeated="3"/>
          <table:table-cell office:value-type="float" office:value="1023">
            <text:p>1023</text:p>
          </table:table-cell>
          <table:table-cell table:number-columns-repeated="99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Autres lieux</text:p>
          </table:table-cell>
          <table:table-cell office:value-type="string">
            <text:p>Chai du Terral</text:p>
          </table:table-cell>
          <table:table-cell table:number-columns-repeated="2"/>
          <table:table-cell office:value-type="string">
            <text:p>04 67 47 15 87</text:p>
          </table:table-cell>
          <table:table-cell office:value-type="string">
            <text:p>04 67 27 64 50</text:p>
          </table:table-cell>
          <table:table-cell office:value-type="string">
            <text:p>theatre.terral@wanadoo.fr</text:p>
          </table:table-cell>
          <table:table-cell table:number-columns-repeated="9"/>
          <table:table-cell office:value-type="string">
            <text:p>Château du Terral</text:p>
          </table:table-cell>
          <table:table-cell office:value-type="string">
            <text:p>34430</text:p>
          </table:table-cell>
          <table:table-cell office:value-type="string">
            <text:p>Saint-Jean-de-Véda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1">
            <text:p>921</text:p>
          </table:table-cell>
          <table:table-cell table:number-columns-repeated="990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Commerce artisanat</text:p>
          </table:table-cell>
          <table:table-cell office:value-type="string">
            <text:p>Chambre de Commerce et d'Industr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51 54 00</text:p>
          </table:table-cell>
          <table:table-cell office:value-type="string">
            <text:p>04 89 06 99 48</text:p>
          </table:table-cell>
          <table:table-cell office:value-type="string">
            <text:p>accueilst-come@montpellier.cci.fr</text:p>
          </table:table-cell>
          <table:table-cell office:value-type="string">
            <text:p>www.montpellier.cci.fr</text:p>
          </table:table-cell>
          <table:table-cell/>
          <table:table-cell office:value-type="string">
            <text:p>39984</text:p>
          </table:table-cell>
          <table:table-cell office:value-type="string">
            <text:p>43.6080178768</text:p>
          </table:table-cell>
          <table:table-cell office:value-type="string">
            <text:p>3.87719205392</text:p>
          </table:table-cell>
          <table:table-cell office:value-type="string">
            <text:p>32</text:p>
          </table:table-cell>
          <table:table-cell/>
          <table:table-cell office:value-type="string">
            <text:p>Grand'rue</text:p>
          </table:table-cell>
          <table:table-cell office:value-type="string">
            <text:p>Jean Moulin</text:p>
          </table:table-cell>
          <table:table-cell office:value-type="string">
            <text:p>Hôtel Saint-Côme</text:p>
          </table:table-cell>
          <table:table-cell office:value-type="string">
            <text:p>34944</text:p>
          </table:table-cell>
          <table:table-cell office:value-type="string">
            <text:p>Montpellier</text:p>
          </table:table-cell>
          <table:table-cell office:value-type="string">
            <text:p>Cedex 9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29">
            <text:p>1129</text:p>
          </table:table-cell>
          <table:table-cell table:number-columns-repeated="990"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Commerce artisanat</text:p>
          </table:table-cell>
          <table:table-cell office:value-type="string">
            <text:p>Chambre de métiers et de l'artisanat de l'Héraul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72 00</text:p>
          </table:table-cell>
          <table:table-cell office:value-type="string">
            <text:p>04 67 72 72 23</text:p>
          </table:table-cell>
          <table:table-cell office:value-type="string">
            <text:p>chambredemetiers@cm-herault.fr</text:p>
          </table:table-cell>
          <table:table-cell office:value-type="string">
            <text:p>www.cma-herault.fr/Accueil/</text:p>
          </table:table-cell>
          <table:table-cell/>
          <table:table-cell office:value-type="string">
            <text:p>70002400</text:p>
          </table:table-cell>
          <table:table-cell office:value-type="string">
            <text:p>43.6230826103</text:p>
          </table:table-cell>
          <table:table-cell office:value-type="string">
            <text:p>3.88951661289</text:p>
          </table:table-cell>
          <table:table-cell office:value-type="string">
            <text:p>44</text:p>
          </table:table-cell>
          <table:table-cell/>
          <table:table-cell office:value-type="string">
            <text:p>Avenue</text:p>
          </table:table-cell>
          <table:table-cell office:value-type="string">
            <text:p>Saint-Lazare</text:p>
          </table:table-cell>
          <table:table-cell/>
          <table:table-cell office:value-type="string">
            <text:p>34965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30">
            <text:p>1130</text:p>
          </table:table-cell>
          <table:table-cell table:number-columns-repeated="990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Salles d'expo</text:p>
          </table:table-cell>
          <table:table-cell office:value-type="string">
            <text:p>Chapelle de la Miséricord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4"/>
          <table:table-cell office:value-type="string">
            <text:p>Le Corum</text:p>
          </table:table-cell>
          <table:table-cell table:number-columns-repeated="5"/>
          <table:table-cell office:value-type="string">
            <text:p>Rue</text:p>
          </table:table-cell>
          <table:table-cell office:value-type="string">
            <text:p>de la Monna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</text:p>
          </table:table-cell>
          <table:table-cell table:number-columns-repeated="4"/>
          <table:table-cell office:value-type="float" office:value="987">
            <text:p>987</text:p>
          </table:table-cell>
          <table:table-cell table:number-columns-repeated="990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Autres lieux</text:p>
          </table:table-cell>
          <table:table-cell office:value-type="string">
            <text:p>Château de Flaugergues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(33) 4 99 52 66 37</text:p>
          </table:table-cell>
          <table:table-cell office:value-type="string">
            <text:p>(33) 4 99 52 66 44</text:p>
          </table:table-cell>
          <table:table-cell office:value-type="string">
            <text:p>colbert@flaugergues.com</text:p>
          </table:table-cell>
          <table:table-cell office:value-type="string">
            <text:p>www.flaugergues.com/</text:p>
          </table:table-cell>
          <table:table-cell table:number-columns-repeated="4"/>
          <table:table-cell office:value-type="string">
            <text:p>1744</text:p>
          </table:table-cell>
          <table:table-cell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, arrêt Odysseum (1,5 km)</text:p>
          </table:table-cell>
          <table:table-cell office:value-type="string">
            <text:p>n°9, direction Grammont ou Odyseum arrêt Evariste Gallois (200 m)</text:p>
          </table:table-cell>
          <table:table-cell table:number-columns-repeated="3"/>
          <table:table-cell office:value-type="float" office:value="1090">
            <text:p>1090</text:p>
          </table:table-cell>
          <table:table-cell table:number-columns-repeated="990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Monuments</text:p>
          </table:table-cell>
          <table:table-cell office:value-type="string">
            <text:p>Château de la Mogère</text:p>
          </table:table-cell>
          <table:table-cell office:value-type="string">
            <text:p>Port Marianne</text:p>
          </table:table-cell>
          <table:table-cell/>
          <table:table-cell table:number-columns-repeated="2" office:value-type="string">
            <text:p>04 67 65 72 01</text:p>
          </table:table-cell>
          <table:table-cell/>
          <table:table-cell office:value-type="string">
            <text:p>www.lamogere.fr</text:p>
          </table:table-cell>
          <table:table-cell table:number-columns-repeated="4"/>
          <table:table-cell office:value-type="string">
            <text:p>2 235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12">
            <text:p>912</text:p>
          </table:table-cell>
          <table:table-cell table:number-columns-repeated="990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Cinémas</text:p>
          </table:table-cell>
          <table:table-cell office:value-type="string">
            <text:p>Cinéma Gaumont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52 72 00</text:p>
          </table:table-cell>
          <table:table-cell table:number-columns-repeated="2"/>
          <table:table-cell office:value-type="string">
            <text:p>www.pathe.fr/cinema/gaumont/salles/montpellier_comedie/</text:p>
          </table:table-cell>
          <table:table-cell office:value-type="string">
            <text:p>Comédie</text:p>
          </table:table-cell>
          <table:table-cell/>
          <table:table-cell office:value-type="string">
            <text:p>43.609</text:p>
          </table:table-cell>
          <table:table-cell office:value-type="string">
            <text:p>3.87989</text:p>
          </table:table-cell>
          <table:table-cell office:value-type="string">
            <text:p>10</text:p>
          </table:table-cell>
          <table:table-cell/>
          <table:table-cell office:value-type="string">
            <text:p>Place</text:p>
          </table:table-cell>
          <table:table-cell office:value-type="string">
            <text:p>de la Coméd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</text:p>
          </table:table-cell>
          <table:table-cell table:number-columns-repeated="2"/>
          <table:table-cell office:value-type="float" office:value="976482623">
            <text:p>976482623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number-columns-repeated="990"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Cinémas</text:p>
          </table:table-cell>
          <table:table-cell office:value-type="string">
            <text:p>Cinéma municipal Nestor Burma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Renaud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81">
            <text:p>1281</text:p>
          </table:table-cell>
          <table:table-cell table:number-columns-repeated="990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Cinémas</text:p>
          </table:table-cell>
          <table:table-cell office:value-type="string">
            <text:p>Cinéma Royal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8 36 68 68 32 ( 0,34 € / min) - 04 67 92 71 59 (administration)</text:p>
          </table:table-cell>
          <table:table-cell/>
          <table:table-cell office:value-type="string">
            <text:p>cinema-leroyal@voila.fr</text:p>
          </table:table-cell>
          <table:table-cell office:value-type="string">
            <text:p>leroyal.montpellier.site.voila.fr</text:p>
          </table:table-cell>
          <table:table-cell office:value-type="string">
            <text:p>Comédie</text:p>
          </table:table-cell>
          <table:table-cell/>
          <table:table-cell office:value-type="string">
            <text:p>43.6079</text:p>
          </table:table-cell>
          <table:table-cell office:value-type="string">
            <text:p>3.88133</text:p>
          </table:table-cell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Boussairo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</text:p>
          </table:table-cell>
          <table:table-cell table:number-columns-repeated="2"/>
          <table:table-cell office:value-type="float" office:value="976482631">
            <text:p>976482631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number-columns-repeated="990"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Cliniques</text:p>
          </table:table-cell>
          <table:table-cell office:value-type="string">
            <text:p>Clinique Beau Solei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5 99 99</text:p>
          </table:table-cell>
          <table:table-cell office:value-type="string">
            <text:p>04 67 75 97 65</text:p>
          </table:table-cell>
          <table:table-cell/>
          <table:table-cell office:value-type="string">
            <text:p>www.languedoc-mutualite.fr/</text:p>
          </table:table-cell>
          <table:table-cell/>
          <table:table-cell office:value-type="string">
            <text:p>39069</text:p>
          </table:table-cell>
          <table:table-cell office:value-type="string">
            <text:p>43.6095737330</text:p>
          </table:table-cell>
          <table:table-cell office:value-type="string">
            <text:p>3.84989663807</text:p>
          </table:table-cell>
          <table:table-cell office:value-type="string">
            <text:p>119</text:p>
          </table:table-cell>
          <table:table-cell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25">
            <text:p>1125</text:p>
          </table:table-cell>
          <table:table-cell table:number-columns-repeated="990"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Cliniques</text:p>
          </table:table-cell>
          <table:table-cell office:value-type="string">
            <text:p>Clinique Clémentv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70 00</text:p>
          </table:table-cell>
          <table:table-cell office:value-type="string">
            <text:p>04 67 06 70 01</text:p>
          </table:table-cell>
          <table:table-cell/>
          <table:table-cell office:value-type="string">
            <text:p>www.clinique-clementville.fr</text:p>
          </table:table-cell>
          <table:table-cell/>
          <table:table-cell office:value-type="string">
            <text:p>39074</text:p>
          </table:table-cell>
          <table:table-cell office:value-type="string">
            <text:p>43.6128953017</text:p>
          </table:table-cell>
          <table:table-cell office:value-type="string">
            <text:p>3.85195384678</text:p>
          </table:table-cell>
          <table:table-cell office:value-type="string">
            <text:p>25</text:p>
          </table:table-cell>
          <table:table-cell/>
          <table:table-cell office:value-type="string">
            <text:p>Rue</text:p>
          </table:table-cell>
          <table:table-cell office:value-type="string">
            <text:p>de Clémentvill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Connexion avec le tramway, ligne 16 au Château d'O</text:p>
          </table:table-cell>
          <table:table-cell office:value-type="string">
            <text:p>Les lignes : 1, 6 et 16 desservent la Clinique Clémentville</text:p>
          </table:table-cell>
          <table:table-cell table:number-columns-repeated="3"/>
          <table:table-cell office:value-type="float" office:value="1126">
            <text:p>1126</text:p>
          </table:table-cell>
          <table:table-cell table:number-columns-repeated="990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Cliniques</text:p>
          </table:table-cell>
          <table:table-cell office:value-type="string">
            <text:p>Clinique du Millénaire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99 53 60 00</text:p>
          </table:table-cell>
          <table:table-cell table:number-columns-repeated="2"/>
          <table:table-cell office:value-type="string">
            <text:p>www.oc-sante.fr</text:p>
          </table:table-cell>
          <table:table-cell office:value-type="string">
            <text:p>La clinique dispose d’un vaste parking, réservé aux patients et aux visiteurs</text:p>
          </table:table-cell>
          <table:table-cell office:value-type="string">
            <text:p>40439</text:p>
          </table:table-cell>
          <table:table-cell office:value-type="string">
            <text:p>43.6013535766</text:p>
          </table:table-cell>
          <table:table-cell office:value-type="string">
            <text:p>3.91347432188</text:p>
          </table:table-cell>
          <table:table-cell office:value-type="string">
            <text:p>22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 office:value-type="string">
            <text:p>CS 59523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office:value-type="string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: Ligne n° 1, terminus Odysseum.</text:p>
          </table:table-cell>
          <table:table-cell office:value-type="string">
            <text:p>Bus : ligne 29, arrêt Odysseum et la ligne "La Ronde Extérieure Nord Montpellier"</text:p>
          </table:table-cell>
          <table:table-cell table:number-columns-repeated="3"/>
          <table:table-cell office:value-type="float" office:value="1128">
            <text:p>1128</text:p>
          </table:table-cell>
          <table:table-cell table:number-columns-repeated="99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Cliniques</text:p>
          </table:table-cell>
          <table:table-cell office:value-type="string">
            <text:p>Clinique du Parc</text:p>
          </table:table-cell>
          <table:table-cell table:number-columns-repeated="2"/>
          <table:table-cell office:value-type="string">
            <text:p>04 67 331 331</text:p>
          </table:table-cell>
          <table:table-cell table:number-columns-repeated="2"/>
          <table:table-cell office:value-type="string">
            <text:p>www.clinique-du-parc.net</text:p>
          </table:table-cell>
          <table:table-cell table:number-columns-repeated="4"/>
          <table:table-cell office:value-type="string">
            <text:p>50</text:p>
          </table:table-cell>
          <table:table-cell/>
          <table:table-cell office:value-type="string">
            <text:p>Rue</text:p>
          </table:table-cell>
          <table:table-cell office:value-type="string">
            <text:p>Emile Combes</text:p>
          </table:table-cell>
          <table:table-cell/>
          <table:table-cell office:value-type="string">
            <text:p>34170</text:p>
          </table:table-cell>
          <table:table-cell office:value-type="string">
            <text:p>Castelnau le Lez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27">
            <text:p>1127</text:p>
          </table:table-cell>
          <table:table-cell table:number-columns-repeated="990"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Cliniques</text:p>
          </table:table-cell>
          <table:table-cell office:value-type="string">
            <text:p>Clinique Fontfroide</text:p>
          </table:table-cell>
          <table:table-cell office:value-type="string">
            <text:p>Mosson</text:p>
          </table:table-cell>
          <table:table-cell/>
          <table:table-cell office:value-type="string">
            <text:p>04 67 61 79 79</text:p>
          </table:table-cell>
          <table:table-cell office:value-type="string">
            <text:p>04 67 61 78 56</text:p>
          </table:table-cell>
          <table:table-cell table:number-columns-repeated="2"/>
          <table:table-cell office:value-type="string">
            <text:p>Un parking visiteur est <text:s/>à votre disposition de 8h à 21h.</text:p>
          </table:table-cell>
          <table:table-cell office:value-type="string">
            <text:p>39076</text:p>
          </table:table-cell>
          <table:table-cell office:value-type="string">
            <text:p>43.6394236820</text:p>
          </table:table-cell>
          <table:table-cell office:value-type="string">
            <text:p>3.83112401422</text:p>
          </table:table-cell>
          <table:table-cell office:value-type="string">
            <text:p>1800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 office:value-type="string">
            <text:p>Parc Euromédecine</text:p>
          </table:table-cell>
          <table:table-cell office:value-type="string">
            <text:p>34 097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/ Station Euromédecine</text:p>
          </table:table-cell>
          <table:table-cell office:value-type="string">
            <text:p>Ligne 16/ arrêt Euromédecine</text:p>
          </table:table-cell>
          <table:table-cell table:number-columns-repeated="3"/>
          <table:table-cell office:value-type="float" office:value="1132">
            <text:p>1132</text:p>
          </table:table-cell>
          <table:table-cell table:number-columns-repeated="990"/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Cliniques</text:p>
          </table:table-cell>
          <table:table-cell office:value-type="string">
            <text:p>Clinique Le Castelet</text:p>
          </table:table-cell>
          <table:table-cell table:number-columns-repeated="2"/>
          <table:table-cell office:value-type="string">
            <text:p>04 67 07 89 89</text:p>
          </table:table-cell>
          <table:table-cell table:number-columns-repeated="2"/>
          <table:table-cell office:value-type="string">
            <text:p>www.cliniquelecastelet.com/</text:p>
          </table:table-cell>
          <table:table-cell table:number-columns-repeated="4"/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 431</text:p>
          </table:table-cell>
          <table:table-cell office:value-type="string">
            <text:p>Saint Jean de Veda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9">
            <text:p>1269</text:p>
          </table:table-cell>
          <table:table-cell table:number-columns-repeated="990"/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Cliniques</text:p>
          </table:table-cell>
          <table:table-cell office:value-type="string">
            <text:p>Clinique Saint Jea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8 26 30 20 66</text:p>
          </table:table-cell>
          <table:table-cell office:value-type="string">
            <text:p>04 67 61 20 01</text:p>
          </table:table-cell>
          <table:table-cell office:value-type="string">
            <text:p>sylvie.pennequin@polyclinique-stjean.com</text:p>
          </table:table-cell>
          <table:table-cell office:value-type="string">
            <text:p>www.medi-partenaires.fr/groupe/clinique_saint_jean/</text:p>
          </table:table-cell>
          <table:table-cell/>
          <table:table-cell office:value-type="string">
            <text:p>39091</text:p>
          </table:table-cell>
          <table:table-cell office:value-type="string">
            <text:p>43.6191128037</text:p>
          </table:table-cell>
          <table:table-cell office:value-type="string">
            <text:p>3.87162558494</text:p>
          </table:table-cell>
          <table:table-cell office:value-type="string">
            <text:p>36</text:p>
          </table:table-cell>
          <table:table-cell/>
          <table:table-cell office:value-type="string">
            <text:p>Avenue</text:p>
          </table:table-cell>
          <table:table-cell office:value-type="string">
            <text:p>Bouisson Bertrand</text:p>
          </table:table-cell>
          <table:table-cell/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Albert 1er ou station Stade Philippidès Ligne 1</text:p>
          </table:table-cell>
          <table:table-cell table:number-columns-repeated="4"/>
          <table:table-cell office:value-type="float" office:value="1133">
            <text:p>1133</text:p>
          </table:table-cell>
          <table:table-cell table:number-columns-repeated="990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Compagnies</text:p>
          </table:table-cell>
          <table:table-cell office:value-type="string">
            <text:p>Club de danse écossaise de Montpelli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66 11</text:p>
          </table:table-cell>
          <table:table-cell/>
          <table:table-cell office:value-type="string">
            <text:p>danseecossaisemtp@free.fr</text:p>
          </table:table-cell>
          <table:table-cell office:value-type="string">
            <text:p>danseecossaisemtp.free.fr*</text:p>
          </table:table-cell>
          <table:table-cell table:number-columns-repeated="4"/>
          <table:table-cell office:value-type="string">
            <text:p>2595</text:p>
          </table:table-cell>
          <table:table-cell/>
          <table:table-cell office:value-type="string">
            <text:p>Boulevard</text:p>
          </table:table-cell>
          <table:table-cell office:value-type="string">
            <text:p>Paul Valéry</text:p>
          </table:table-cell>
          <table:table-cell office:value-type="string">
            <text:p>Bât. A Estanov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1">
            <text:p>751</text:p>
          </table:table-cell>
          <table:table-cell table:number-columns-repeated="99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Clubs de loisirs</text:p>
          </table:table-cell>
          <table:table-cell office:value-type="string">
            <text:p>Club de loisirs Aiguelongu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4 53 72</text:p>
          </table:table-cell>
          <table:table-cell table:number-columns-repeated="4"/>
          <table:table-cell office:value-type="string">
            <text:p>39633</text:p>
          </table:table-cell>
          <table:table-cell office:value-type="string">
            <text:p>43.6268266289</text:p>
          </table:table-cell>
          <table:table-cell office:value-type="string">
            <text:p>3.87639287441</text:p>
          </table:table-cell>
          <table:table-cell office:value-type="string">
            <text:p>158</text:p>
          </table:table-cell>
          <table:table-cell/>
          <table:table-cell office:value-type="string">
            <text:p>Rue</text:p>
          </table:table-cell>
          <table:table-cell office:value-type="string">
            <text:p>Raoul Follereau</text:p>
          </table:table-cell>
          <table:table-cell office:value-type="string">
            <text:p>Cité de la Justice - Escalier 21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de bus N° 9 - La Ronde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990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Clubs de loisirs</text:p>
          </table:table-cell>
          <table:table-cell office:value-type="string">
            <text:p>Club de loisirs Baroncelli</text:p>
          </table:table-cell>
          <table:table-cell office:value-type="string">
            <text:p>Mosson</text:p>
          </table:table-cell>
          <table:table-cell/>
          <table:table-cell office:value-type="string">
            <text:p>04 67 75 65 83</text:p>
          </table:table-cell>
          <table:table-cell table:number-columns-repeated="4"/>
          <table:table-cell office:value-type="string">
            <text:p>TA98</text:p>
          </table:table-cell>
          <table:table-cell table:number-columns-repeated="2"/>
          <table:table-cell office:value-type="string">
            <text:p>155</text:p>
          </table:table-cell>
          <table:table-cell/>
          <table:table-cell office:value-type="string">
            <text:p>Avenue</text:p>
          </table:table-cell>
          <table:table-cell office:value-type="string">
            <text:p>de Bologne</text:p>
          </table:table-cell>
          <table:table-cell office:value-type="string">
            <text:p>Maison pour tous Léo Lagrang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de tramway n° 1</text:p>
          </table:table-cell>
          <table:table-cell table:number-columns-repeated="3"/>
          <table:table-cell office:value-type="float" office:value="482">
            <text:p>482</text:p>
          </table:table-cell>
          <table:table-cell table:number-columns-repeated="990"/>
        </table:table-row>
        <table:table-row table:style-name="ro3">
          <table:table-cell office:value-type="float" office:value="434">
            <text:p>434</text:p>
          </table:table-cell>
          <table:table-cell office:value-type="string">
            <text:p>Clubs de loisirs</text:p>
          </table:table-cell>
          <table:table-cell office:value-type="string">
            <text:p>Club de loisirs Cavaler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09 81</text:p>
          </table:table-cell>
          <table:table-cell table:number-columns-repeated="4"/>
          <table:table-cell office:value-type="string">
            <text:p>70025300</text:p>
          </table:table-cell>
          <table:table-cell office:value-type="string">
            <text:p>43.6172888209</text:p>
          </table:table-cell>
          <table:table-cell office:value-type="string">
            <text:p>3.88130856200</text:p>
          </table:table-cell>
          <table:table-cell office:value-type="string">
            <text:p>28</text:p>
          </table:table-cell>
          <table:table-cell/>
          <table:table-cell office:value-type="string">
            <text:p>Rue</text:p>
          </table:table-cell>
          <table:table-cell office:value-type="string">
            <text:p>de la Cavalerie</text:p>
          </table:table-cell>
          <table:table-cell office:value-type="string">
            <text:p>Beaux art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rum</text:p>
            <text:p>ligne 2 </text:p>
            <text:p/>
          </table:table-cell>
          <table:table-cell office:value-type="string">
            <text:p>lignes 4 et 9</text:p>
          </table:table-cell>
          <table:table-cell table:number-columns-repeated="3"/>
          <table:table-cell office:value-type="float" office:value="484">
            <text:p>484</text:p>
          </table:table-cell>
          <table:table-cell table:number-columns-repeated="990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Clubs de loisirs</text:p>
          </table:table-cell>
          <table:table-cell office:value-type="string">
            <text:p>Club de loisirs de La Tre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5 12 17</text:p>
          </table:table-cell>
          <table:table-cell table:number-columns-repeated="4"/>
          <table:table-cell office:value-type="string">
            <text:p>2157</text:p>
          </table:table-cell>
          <table:table-cell office:value-type="string">
            <text:p>43.6213112135</text:p>
          </table:table-cell>
          <table:table-cell office:value-type="string">
            <text:p>3.87300396920</text:p>
          </table:table-cell>
          <table:table-cell office:value-type="string">
            <text:p>8</text:p>
          </table:table-cell>
          <table:table-cell/>
          <table:table-cell office:value-type="string">
            <text:p>Rue</text:p>
          </table:table-cell>
          <table:table-cell office:value-type="string">
            <text:p>Abbé de l'ép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Albert 1er puis 9 mm à pied</text:p>
          </table:table-cell>
          <table:table-cell table:number-columns-repeated="4"/>
          <table:table-cell office:value-type="float" office:value="1054">
            <text:p>1054</text:p>
          </table:table-cell>
          <table:table-cell table:number-columns-repeated="990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lubs de loisirs</text:p>
          </table:table-cell>
          <table:table-cell office:value-type="string">
            <text:p>Club de loisirs docteur Bonne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76 02</text:p>
          </table:table-cell>
          <table:table-cell table:number-columns-repeated="4"/>
          <table:table-cell office:value-type="string">
            <text:p>70025400</text:p>
          </table:table-cell>
          <table:table-cell office:value-type="string">
            <text:p>43.6069084870</text:p>
          </table:table-cell>
          <table:table-cell office:value-type="string">
            <text:p>3.87667953126</text:p>
          </table:table-cell>
          <table:table-cell office:value-type="string">
            <text:p>34</text:p>
          </table:table-cell>
          <table:table-cell/>
          <table:table-cell office:value-type="string">
            <text:p>Rue</text:p>
          </table:table-cell>
          <table:table-cell office:value-type="string">
            <text:p>des Étuv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</text:p>
          </table:table-cell>
          <table:table-cell office:value-type="string">
            <text:p>lignes 4, 5, 6, 7, 14, 15 et 16 </text:p>
            <text:p/>
          </table:table-cell>
          <table:table-cell table:number-columns-repeated="3"/>
          <table:table-cell office:value-type="float" office:value="485">
            <text:p>485</text:p>
          </table:table-cell>
          <table:table-cell table:number-columns-repeated="990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lubs de loisirs</text:p>
          </table:table-cell>
          <table:table-cell office:value-type="string">
            <text:p>Club de loisirs Jacqueline-Mailla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3 07</text:p>
          </table:table-cell>
          <table:table-cell table:number-columns-repeated="4"/>
          <table:table-cell office:value-type="string">
            <text:p>70018600</text:p>
          </table:table-cell>
          <table:table-cell office:value-type="string">
            <text:p>43.5950665012</text:p>
          </table:table-cell>
          <table:table-cell office:value-type="string">
            <text:p>3.86293801220</text:p>
          </table:table-cell>
          <table:table-cell office:value-type="string">
            <text:p>123</text:p>
          </table:table-cell>
          <table:table-cell/>
          <table:table-cell office:value-type="string">
            <text:p>Rue</text:p>
          </table:table-cell>
          <table:table-cell office:value-type="string">
            <text:p>Georges Brassen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5 et 6</text:p>
          </table:table-cell>
          <table:table-cell table:number-columns-repeated="3"/>
          <table:table-cell office:value-type="float" office:value="496">
            <text:p>496</text:p>
          </table:table-cell>
          <table:table-cell table:number-columns-repeated="99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Clubs de loisirs</text:p>
          </table:table-cell>
          <table:table-cell office:value-type="string">
            <text:p>Club de loisirs Jeanne Galzy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92 03 25</text:p>
          </table:table-cell>
          <table:table-cell table:number-columns-repeated="4"/>
          <table:table-cell office:value-type="string">
            <text:p>2154</text:p>
          </table:table-cell>
          <table:table-cell office:value-type="string">
            <text:p>43.6119834432</text:p>
          </table:table-cell>
          <table:table-cell office:value-type="string">
            <text:p>3.85455886801</text:p>
          </table:table-cell>
          <table:table-cell office:value-type="string">
            <text:p>14</text:p>
          </table:table-cell>
          <table:table-cell/>
          <table:table-cell office:value-type="string">
            <text:p>Allée</text:p>
          </table:table-cell>
          <table:table-cell office:value-type="string">
            <text:p>de Clémenville</text:p>
          </table:table-cell>
          <table:table-cell office:value-type="string">
            <text:p>Cité Astruc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6 et 15</text:p>
          </table:table-cell>
          <table:table-cell table:number-columns-repeated="3"/>
          <table:table-cell office:value-type="float" office:value="486">
            <text:p>486</text:p>
          </table:table-cell>
          <table:table-cell table:number-columns-repeated="990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Clubs de loisirs</text:p>
          </table:table-cell>
          <table:table-cell office:value-type="string">
            <text:p>Club de loisirs Laure Moulin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48 60</text:p>
          </table:table-cell>
          <table:table-cell table:number-columns-repeated="4"/>
          <table:table-cell office:value-type="string">
            <text:p>70018500</text:p>
          </table:table-cell>
          <table:table-cell office:value-type="string">
            <text:p>43.6011632915</text:p>
          </table:table-cell>
          <table:table-cell office:value-type="string">
            <text:p>3.88339637827</text:p>
          </table:table-cell>
          <table:table-cell office:value-type="string">
            <text:p>45</text:p>
          </table:table-cell>
          <table:table-cell/>
          <table:table-cell office:value-type="string">
            <text:p>Rue</text:p>
          </table:table-cell>
          <table:table-cell office:value-type="string">
            <text:p>Frédéric Bazille</text:p>
          </table:table-cell>
          <table:table-cell office:value-type="string">
            <text:p>Avenue de Palavas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8, 12 et 16</text:p>
            <text:p/>
          </table:table-cell>
          <table:table-cell table:number-columns-repeated="3"/>
          <table:table-cell office:value-type="float" office:value="493">
            <text:p>493</text:p>
          </table:table-cell>
          <table:table-cell table:number-columns-repeated="990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Clubs de loisirs</text:p>
          </table:table-cell>
          <table:table-cell office:value-type="string">
            <text:p>Club de loisirs Le Lac</text:p>
          </table:table-cell>
          <table:table-cell office:value-type="string">
            <text:p>Mosson</text:p>
          </table:table-cell>
          <table:table-cell/>
          <table:table-cell office:value-type="string">
            <text:p>04 67 45 11 60</text:p>
          </table:table-cell>
          <table:table-cell table:number-columns-repeated="4"/>
          <table:table-cell office:value-type="string">
            <text:p>70021300</text:p>
          </table:table-cell>
          <table:table-cell office:value-type="string">
            <text:p>43.6425476290</text:p>
          </table:table-cell>
          <table:table-cell office:value-type="string">
            <text:p>3.8180801141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Louis Pergaud</text:p>
          </table:table-cell>
          <table:table-cell office:value-type="string">
            <text:p>Les Hauts de Massan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</text:p>
          </table:table-cell>
          <table:table-cell table:number-columns-repeated="3"/>
          <table:table-cell office:value-type="float" office:value="491">
            <text:p>491</text:p>
          </table:table-cell>
          <table:table-cell table:number-columns-repeated="990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lubs de loisirs</text:p>
          </table:table-cell>
          <table:table-cell office:value-type="string">
            <text:p>Club de loisirs Lemasso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80 81</text:p>
          </table:table-cell>
          <table:table-cell table:number-columns-repeated="4"/>
          <table:table-cell office:value-type="string">
            <text:p>70018700</text:p>
          </table:table-cell>
          <table:table-cell office:value-type="string">
            <text:p>43.5924970589</text:p>
          </table:table-cell>
          <table:table-cell office:value-type="string">
            <text:p>3.87187668984</text:p>
          </table:table-cell>
          <table:table-cell office:value-type="string">
            <text:p>8</text:p>
          </table:table-cell>
          <table:table-cell/>
          <table:table-cell office:value-type="string">
            <text:p>Rue</text:p>
          </table:table-cell>
          <table:table-cell office:value-type="string">
            <text:p>Ripol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, 12 et 16</text:p>
          </table:table-cell>
          <table:table-cell table:number-columns-repeated="3"/>
          <table:table-cell office:value-type="float" office:value="495">
            <text:p>495</text:p>
          </table:table-cell>
          <table:table-cell table:number-columns-repeated="990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Clubs de loisirs</text:p>
          </table:table-cell>
          <table:table-cell office:value-type="string">
            <text:p>Club de loisirs Les Aub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98 83</text:p>
          </table:table-cell>
          <table:table-cell table:number-columns-repeated="4"/>
          <table:table-cell office:value-type="string">
            <text:p>70025600</text:p>
          </table:table-cell>
          <table:table-cell office:value-type="string">
            <text:p>43.6187555398</text:p>
          </table:table-cell>
          <table:table-cell office:value-type="string">
            <text:p>3.8951836290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Saint André de Novigens</text:p>
          </table:table-cell>
          <table:table-cell/>
          <table:table-cell office:value-type="string">
            <text:p>34054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5 et 6</text:p>
          </table:table-cell>
          <table:table-cell table:number-columns-repeated="3"/>
          <table:table-cell office:value-type="float" office:value="497">
            <text:p>497</text:p>
          </table:table-cell>
          <table:table-cell table:number-columns-repeated="99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Clubs de loisirs</text:p>
          </table:table-cell>
          <table:table-cell office:value-type="string">
            <text:p>Club de loisirs Luis Mariano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88 64</text:p>
          </table:table-cell>
          <table:table-cell table:number-columns-repeated="4"/>
          <table:table-cell office:value-type="string">
            <text:p>1804</text:p>
          </table:table-cell>
          <table:table-cell office:value-type="string">
            <text:p>43.6068483924</text:p>
          </table:table-cell>
          <table:table-cell office:value-type="string">
            <text:p>3.85979734265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Agrippa d'Aubigné</text:p>
          </table:table-cell>
          <table:table-cell office:value-type="string">
            <text:p>Cité Gély - Parc de la Guirland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4</text:p>
          </table:table-cell>
          <table:table-cell table:number-columns-repeated="3"/>
          <table:table-cell office:value-type="float" office:value="488">
            <text:p>488</text:p>
          </table:table-cell>
          <table:table-cell table:number-columns-repeated="990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Clubs de loisirs</text:p>
          </table:table-cell>
          <table:table-cell office:value-type="string">
            <text:p>Club de loisirs Paul Boulet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0 43 87</text:p>
          </table:table-cell>
          <table:table-cell table:number-columns-repeated="4"/>
          <table:table-cell office:value-type="string">
            <text:p>00053001</text:p>
          </table:table-cell>
          <table:table-cell office:value-type="string">
            <text:p>43.6153010057</text:p>
          </table:table-cell>
          <table:table-cell office:value-type="string">
            <text:p>3.83917355546</text:p>
          </table:table-cell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s Araucarias</text:p>
          </table:table-cell>
          <table:table-cell office:value-type="string">
            <text:p>Square Appolinaire, MPT François VILLON</text:p>
          </table:table-cell>
          <table:table-cell office:value-type="string">
            <text:p>3403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n° 15 et 6</text:p>
          </table:table-cell>
          <table:table-cell table:number-columns-repeated="3"/>
          <table:table-cell office:value-type="float" office:value="483">
            <text:p>483</text:p>
          </table:table-cell>
          <table:table-cell table:number-columns-repeated="99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Clubs de loisirs</text:p>
          </table:table-cell>
          <table:table-cell office:value-type="string">
            <text:p>Club de loisirs Paul Valéry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27 35 96</text:p>
          </table:table-cell>
          <table:table-cell table:number-columns-repeated="4"/>
          <table:table-cell office:value-type="string">
            <text:p>70020800</text:p>
          </table:table-cell>
          <table:table-cell office:value-type="string">
            <text:p>43.6014193303</text:p>
          </table:table-cell>
          <table:table-cell office:value-type="string">
            <text:p>3.85027730713</text:p>
          </table:table-cell>
          <table:table-cell office:value-type="string">
            <text:p>64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 office:value-type="string">
            <text:p>Maison pour tous Marcel Pagnol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4 arrêt Marcel Pagnol</text:p>
          </table:table-cell>
          <table:table-cell table:number-columns-repeated="3"/>
          <table:table-cell office:value-type="float" office:value="487">
            <text:p>487</text:p>
          </table:table-cell>
          <table:table-cell table:number-columns-repeated="990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Clubs de loisirs</text:p>
          </table:table-cell>
          <table:table-cell office:value-type="string">
            <text:p>Club de loisirs Saint-Martin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32 70</text:p>
          </table:table-cell>
          <table:table-cell table:number-columns-repeated="7"/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Rue des Razeteu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N°16 - Arrêt "Lucullus" ou le N° 12 - Arrêt "Razeteurs</text:p>
          </table:table-cell>
          <table:table-cell table:number-columns-repeated="3"/>
          <table:table-cell office:value-type="float" office:value="1006">
            <text:p>1006</text:p>
          </table:table-cell>
          <table:table-cell table:number-columns-repeated="990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lubs de loisirs</text:p>
          </table:table-cell>
          <table:table-cell office:value-type="string">
            <text:p>Club de loisirs Vincent Scotto</text:p>
          </table:table-cell>
          <table:table-cell office:value-type="string">
            <text:p>Mosson</text:p>
          </table:table-cell>
          <table:table-cell/>
          <table:table-cell office:value-type="string">
            <text:p>04 67 45 53 86</text:p>
          </table:table-cell>
          <table:table-cell table:number-columns-repeated="4"/>
          <table:table-cell office:value-type="string">
            <text:p>70021200</text:p>
          </table:table-cell>
          <table:table-cell office:value-type="string">
            <text:p>43.6128531977</text:p>
          </table:table-cell>
          <table:table-cell office:value-type="string">
            <text:p>3.8306974253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acques Lemercier</text:p>
          </table:table-cell>
          <table:table-cell office:value-type="string">
            <text:p>Le Clos de la Fontaine Cour Liberal Bruant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15 et 14</text:p>
          </table:table-cell>
          <table:table-cell table:number-columns-repeated="3"/>
          <table:table-cell office:value-type="float" office:value="492">
            <text:p>492</text:p>
          </table:table-cell>
          <table:table-cell table:number-columns-repeated="990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Clubs sportifs</text:p>
          </table:table-cell>
          <table:table-cell office:value-type="string">
            <text:p>Club sportif bouliste de Montpellier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41 01 39</text:p>
          </table:table-cell>
          <table:table-cell table:number-columns-repeated="6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Boussinesq</text:p>
          </table:table-cell>
          <table:table-cell office:value-type="string">
            <text:p>Boulodrome A. Perri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8">
            <text:p>568</text:p>
          </table:table-cell>
          <table:table-cell table:number-columns-repeated="990"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Métiers Petite Enfance</text:p>
          </table:table-cell>
          <table:table-cell office:value-type="string">
            <text:p>CNFPT Délégation régionale Languedoc-Roussillo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77 77</text:p>
          </table:table-cell>
          <table:table-cell office:value-type="string">
            <text:p>04 67 41 24 77</text:p>
          </table:table-cell>
          <table:table-cell/>
          <table:table-cell office:value-type="string">
            <text:p>www.lesocial.fr/</text:p>
          </table:table-cell>
          <table:table-cell table:number-columns-repeated="4"/>
          <table:table-cell office:value-type="string">
            <text:p>337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e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240">
            <text:p>1240</text:p>
          </table:table-cell>
          <table:table-cell table:number-columns-repeated="990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Etat</text:p>
          </table:table-cell>
          <table:table-cell office:value-type="string">
            <text:p>CNFPT Languedoc Roussillo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77 77</text:p>
          </table:table-cell>
          <table:table-cell table:number-columns-repeated="2"/>
          <table:table-cell office:value-type="string">
            <text:p>www.lr.cnfpt.fr</text:p>
          </table:table-cell>
          <table:table-cell/>
          <table:table-cell office:value-type="string">
            <text:p>38967</text:p>
          </table:table-cell>
          <table:table-cell office:value-type="string">
            <text:p>43.6430916727</text:p>
          </table:table-cell>
          <table:table-cell office:value-type="string">
            <text:p>3.83969126057</text:p>
          </table:table-cell>
          <table:table-cell office:value-type="string">
            <text:p>337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e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7">
            <text:p>437</text:p>
          </table:table-cell>
          <table:table-cell table:number-columns-repeated="990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ollèges</text:p>
          </table:table-cell>
          <table:table-cell office:value-type="string">
            <text:p>Collège Arthur Rimbaud</text:p>
          </table:table-cell>
          <table:table-cell office:value-type="string">
            <text:p>Mosson</text:p>
          </table:table-cell>
          <table:table-cell/>
          <table:table-cell office:value-type="string">
            <text:p>04 67 75 43 90</text:p>
          </table:table-cell>
          <table:table-cell office:value-type="string">
            <text:p>04 67 75 61 17</text:p>
          </table:table-cell>
          <table:table-cell table:number-columns-repeated="3"/>
          <table:table-cell office:value-type="string">
            <text:p>70011200</text:p>
          </table:table-cell>
          <table:table-cell office:value-type="string">
            <text:p>43.6170065358</text:p>
          </table:table-cell>
          <table:table-cell office:value-type="string">
            <text:p>3.82155090755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Marius Petipa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0">
            <text:p>400</text:p>
          </table:table-cell>
          <table:table-cell table:number-columns-repeated="990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Collèges</text:p>
          </table:table-cell>
          <table:table-cell office:value-type="string">
            <text:p>Collège Camille-Claudel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63 09 72</text:p>
          </table:table-cell>
          <table:table-cell office:value-type="string">
            <text:p>04 67 41 47 49</text:p>
          </table:table-cell>
          <table:table-cell table:number-columns-repeated="3"/>
          <table:table-cell office:value-type="string">
            <text:p>39750</text:p>
          </table:table-cell>
          <table:table-cell office:value-type="string">
            <text:p>43.6167853971</text:p>
          </table:table-cell>
          <table:table-cell office:value-type="string">
            <text:p>3.86263159479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Louis Roumie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95">
            <text:p>395</text:p>
          </table:table-cell>
          <table:table-cell table:number-columns-repeated="990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Collèges</text:p>
          </table:table-cell>
          <table:table-cell office:value-type="string">
            <text:p>Collège Clémence-Royer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79 61 87</text:p>
          </table:table-cell>
          <table:table-cell office:value-type="string">
            <text:p>04 67 79 94 28</text:p>
          </table:table-cell>
          <table:table-cell table:number-columns-repeated="3"/>
          <table:table-cell office:value-type="string">
            <text:p>39510</text:p>
          </table:table-cell>
          <table:table-cell office:value-type="string">
            <text:p>43.6152673610</text:p>
          </table:table-cell>
          <table:table-cell office:value-type="string">
            <text:p>3.87636648723</text:p>
          </table:table-cell>
          <table:table-cell office:value-type="string">
            <text:p>17</text:p>
          </table:table-cell>
          <table:table-cell/>
          <table:table-cell office:value-type="string">
            <text:p>Boulevard</text:p>
          </table:table-cell>
          <table:table-cell office:value-type="string">
            <text:p>Paste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93">
            <text:p>393</text:p>
          </table:table-cell>
          <table:table-cell table:number-columns-repeated="990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ollèges</text:p>
          </table:table-cell>
          <table:table-cell office:value-type="string">
            <text:p>Collège Croix d'Argent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42 94 15</text:p>
          </table:table-cell>
          <table:table-cell office:value-type="string">
            <text:p>04 67 69 92 56</text:p>
          </table:table-cell>
          <table:table-cell table:number-columns-repeated="3"/>
          <table:table-cell office:value-type="string">
            <text:p>39427</text:p>
          </table:table-cell>
          <table:table-cell office:value-type="string">
            <text:p>43.5900830019</text:p>
          </table:table-cell>
          <table:table-cell office:value-type="string">
            <text:p>3.86664439212</text:p>
          </table:table-cell>
          <table:table-cell office:value-type="string">
            <text:p>361</text:p>
          </table:table-cell>
          <table:table-cell/>
          <table:table-cell office:value-type="string">
            <text:p>Rue</text:p>
          </table:table-cell>
          <table:table-cell office:value-type="string">
            <text:p>de l'Arn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4">
            <text:p>404</text:p>
          </table:table-cell>
          <table:table-cell table:number-columns-repeated="99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Collèges</text:p>
          </table:table-cell>
          <table:table-cell office:value-type="string">
            <text:p>Collège d'Alco</text:p>
          </table:table-cell>
          <table:table-cell office:value-type="string">
            <text:p>Mosson</text:p>
          </table:table-cell>
          <table:table-cell office:value-type="string">
            <text:p>Mosson</text:p>
          </table:table-cell>
          <table:table-cell office:value-type="string">
            <text:p>04 99 77 21 21</text:p>
          </table:table-cell>
          <table:table-cell table:number-columns-repeated="4"/>
          <table:table-cell office:value-type="string">
            <text:p>40658</text:p>
          </table:table-cell>
          <table:table-cell office:value-type="string">
            <text:p>43.6254860169</text:p>
          </table:table-cell>
          <table:table-cell office:value-type="string">
            <text:p>3.83396247612</text:p>
          </table:table-cell>
          <table:table-cell office:value-type="string">
            <text:p>200</text:p>
          </table:table-cell>
          <table:table-cell/>
          <table:table-cell office:value-type="string">
            <text:p>Rue</text:p>
          </table:table-cell>
          <table:table-cell office:value-type="string">
            <text:p>de Malbosc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89">
            <text:p>489</text:p>
          </table:table-cell>
          <table:table-cell table:number-columns-repeated="990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ollèges</text:p>
          </table:table-cell>
          <table:table-cell office:value-type="string">
            <text:p>Collège de la Sainte-Famille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<text:s/>04 67 92 65 42</text:p>
          </table:table-cell>
          <table:table-cell office:value-type="string">
            <text:p>04 67 58 60 44</text:p>
          </table:table-cell>
          <table:table-cell table:number-columns-repeated="6"/>
          <table:table-cell office:value-type="string">
            <text:p>10</text:p>
          </table:table-cell>
          <table:table-cell/>
          <table:table-cell office:value-type="string">
            <text:p>Place</text:p>
          </table:table-cell>
          <table:table-cell office:value-type="string">
            <text:p>Roger Salengr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12">
            <text:p>412</text:p>
          </table:table-cell>
          <table:table-cell table:number-columns-repeated="990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Collèges</text:p>
          </table:table-cell>
          <table:table-cell office:value-type="string">
            <text:p>Collège de la Salle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9 63 97</text:p>
          </table:table-cell>
          <table:table-cell office:value-type="string">
            <text:p>04 67 02 01 59</text:p>
          </table:table-cell>
          <table:table-cell table:number-columns-repeated="4"/>
          <table:table-cell office:value-type="string">
            <text:p>43.6158</text:p>
          </table:table-cell>
          <table:table-cell office:value-type="string">
            <text:p>3.88056</text:p>
          </table:table-cell>
          <table:table-cell office:value-type="string">
            <text:p>29 bis</text:p>
          </table:table-cell>
          <table:table-cell/>
          <table:table-cell office:value-type="string">
            <text:p>Quai</text:p>
          </table:table-cell>
          <table:table-cell office:value-type="string">
            <text:p>du Verdanson</text:p>
          </table:table-cell>
          <table:table-cell/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579739328">
            <text:p>579739328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number-columns-repeated="990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Collèges</text:p>
          </table:table-cell>
          <table:table-cell office:value-type="string">
            <text:p>Collège de l'Assomption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63 14 35 + 04 67 63 68 16</text:p>
          </table:table-cell>
          <table:table-cell office:value-type="string">
            <text:p>04 67 63 58 58</text:p>
          </table:table-cell>
          <table:table-cell table:number-columns-repeated="6"/>
          <table:table-cell office:value-type="string">
            <text:p>24</text:p>
          </table:table-cell>
          <table:table-cell/>
          <table:table-cell office:value-type="string">
            <text:p>Rue</text:p>
          </table:table-cell>
          <table:table-cell office:value-type="string">
            <text:p>du Carré-du-Roi</text:p>
          </table:table-cell>
          <table:table-cell/>
          <table:table-cell office:value-type="string">
            <text:p>34967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09">
            <text:p>409</text:p>
          </table:table-cell>
          <table:table-cell table:number-columns-repeated="990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Collèges</text:p>
          </table:table-cell>
          <table:table-cell office:value-type="string">
            <text:p>Collège des Aiguerelles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office:value-type="string">
            <text:p>04 67 65 64 64</text:p>
          </table:table-cell>
          <table:table-cell office:value-type="string">
            <text:p>04 67 65 39 45</text:p>
          </table:table-cell>
          <table:table-cell table:number-columns-repeated="3"/>
          <table:table-cell office:value-type="string">
            <text:p>39358</text:p>
          </table:table-cell>
          <table:table-cell office:value-type="string">
            <text:p>43.5972037231</text:p>
          </table:table-cell>
          <table:table-cell office:value-type="string">
            <text:p>3.89117328116</text:p>
          </table:table-cell>
          <table:table-cell office:value-type="string">
            <text:p>686</text:p>
          </table:table-cell>
          <table:table-cell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1">
            <text:p>401</text:p>
          </table:table-cell>
          <table:table-cell table:number-columns-repeated="990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Collèges</text:p>
          </table:table-cell>
          <table:table-cell office:value-type="string">
            <text:p>Collège Fontcarrade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06 88 11</text:p>
          </table:table-cell>
          <table:table-cell office:value-type="string">
            <text:p>04 67 06 88 19</text:p>
          </table:table-cell>
          <table:table-cell table:number-columns-repeated="3"/>
          <table:table-cell office:value-type="string">
            <text:p>39350</text:p>
          </table:table-cell>
          <table:table-cell office:value-type="string">
            <text:p>43.6077224798</text:p>
          </table:table-cell>
          <table:table-cell office:value-type="string">
            <text:p>3.85369137773</text:p>
          </table:table-cell>
          <table:table-cell office:value-type="string">
            <text:p>653</text:p>
          </table:table-cell>
          <table:table-cell/>
          <table:table-cell office:value-type="string">
            <text:p>Rue</text:p>
          </table:table-cell>
          <table:table-cell office:value-type="string">
            <text:p>Fontcarra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96">
            <text:p>396</text:p>
          </table:table-cell>
          <table:table-cell table:number-columns-repeated="990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Collèges</text:p>
          </table:table-cell>
          <table:table-cell office:value-type="string">
            <text:p>Collège Georges-Clemenceau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06 03 33</text:p>
          </table:table-cell>
          <table:table-cell office:value-type="string">
            <text:p>04 67 92 84 19</text:p>
          </table:table-cell>
          <table:table-cell table:number-columns-repeated="3"/>
          <table:table-cell office:value-type="string">
            <text:p>70010200</text:p>
          </table:table-cell>
          <table:table-cell office:value-type="string">
            <text:p>43.6023024749</text:p>
          </table:table-cell>
          <table:table-cell office:value-type="string">
            <text:p>3.87377204222</text:p>
          </table:table-cell>
          <table:table-cell office:value-type="string">
            <text:p>31</text:p>
          </table:table-cell>
          <table:table-cell/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394">
            <text:p>394</text:p>
          </table:table-cell>
          <table:table-cell table:number-columns-repeated="990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ollèges</text:p>
          </table:table-cell>
          <table:table-cell office:value-type="string">
            <text:p>Collège Gérard-Philipe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4 66 54</text:p>
          </table:table-cell>
          <table:table-cell office:value-type="string">
            <text:p>04 67 65 29 25</text:p>
          </table:table-cell>
          <table:table-cell table:number-columns-repeated="3"/>
          <table:table-cell office:value-type="string">
            <text:p>38923</text:p>
          </table:table-cell>
          <table:table-cell office:value-type="string">
            <text:p>43.5974424262</text:p>
          </table:table-cell>
          <table:table-cell office:value-type="string">
            <text:p>3.88425328262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s Marronn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2">
            <text:p>402</text:p>
          </table:table-cell>
          <table:table-cell table:number-columns-repeated="990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ollèges</text:p>
          </table:table-cell>
          <table:table-cell office:value-type="string">
            <text:p>Collège Jeu de Mail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2 11 50</text:p>
          </table:table-cell>
          <table:table-cell office:value-type="string">
            <text:p>04 67 52 30 82</text:p>
          </table:table-cell>
          <table:table-cell table:number-columns-repeated="3"/>
          <table:table-cell office:value-type="string">
            <text:p>39747</text:p>
          </table:table-cell>
          <table:table-cell office:value-type="string">
            <text:p>43.6274213564</text:p>
          </table:table-cell>
          <table:table-cell office:value-type="string">
            <text:p>3.86436689444</text:p>
          </table:table-cell>
          <table:table-cell office:value-type="string">
            <text:p>5</text:p>
          </table:table-cell>
          <table:table-cell/>
          <table:table-cell office:value-type="string">
            <text:p>Avenue</text:p>
          </table:table-cell>
          <table:table-cell office:value-type="string">
            <text:p>Emile Bertin-San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5">
            <text:p>405</text:p>
          </table:table-cell>
          <table:table-cell table:number-columns-repeated="990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ollèges</text:p>
          </table:table-cell>
          <table:table-cell office:value-type="string">
            <text:p>Collège Joffr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5 95 40</text:p>
          </table:table-cell>
          <table:table-cell office:value-type="string">
            <text:p>04 67 64 47 61</text:p>
          </table:table-cell>
          <table:table-cell/>
          <table:table-cell office:value-type="string">
            <text:p>212.44.228.14/websig/plan.asp?functions=localisationEquip&amp;id=70011500_batiment&amp;divers=&amp;actionPlan=&amp;LastactionPlan=zoomAvant&amp;LastScale=1&amp;scale=2</text:p>
          </table:table-cell>
          <table:table-cell/>
          <table:table-cell office:value-type="string">
            <text:p>39124</text:p>
          </table:table-cell>
          <table:table-cell office:value-type="string">
            <text:p>43.6110390211</text:p>
          </table:table-cell>
          <table:table-cell office:value-type="string">
            <text:p>3.88803861083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Henri II de Montmorenc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89">
            <text:p>389</text:p>
          </table:table-cell>
          <table:table-cell table:number-columns-repeated="990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Collèges</text:p>
          </table:table-cell>
          <table:table-cell office:value-type="string">
            <text:p>Collège La Providence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92 59 47</text:p>
          </table:table-cell>
          <table:table-cell office:value-type="string">
            <text:p>04 67 06 57 55</text:p>
          </table:table-cell>
          <table:table-cell table:number-columns-repeated="6"/>
          <table:table-cell office:value-type="string">
            <text:p>22</text:p>
          </table:table-cell>
          <table:table-cell/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6">
            <text:p>406</text:p>
          </table:table-cell>
          <table:table-cell table:number-columns-repeated="990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Collèges</text:p>
          </table:table-cell>
          <table:table-cell office:value-type="string">
            <text:p>Collège Las Caz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04 39 39</text:p>
          </table:table-cell>
          <table:table-cell office:value-type="string">
            <text:p>04 67 04 39 30</text:p>
          </table:table-cell>
          <table:table-cell table:number-columns-repeated="3"/>
          <table:table-cell office:value-type="string">
            <text:p>38930</text:p>
          </table:table-cell>
          <table:table-cell office:value-type="string">
            <text:p>43.6177731051</text:p>
          </table:table-cell>
          <table:table-cell office:value-type="string">
            <text:p>3.84803304001</text:p>
          </table:table-cell>
          <table:table-cell office:value-type="string">
            <text:p>125</text:p>
          </table:table-cell>
          <table:table-cell/>
          <table:table-cell office:value-type="string">
            <text:p>Rue</text:p>
          </table:table-cell>
          <table:table-cell office:value-type="string">
            <text:p>de Cante-Gril</text:p>
          </table:table-cell>
          <table:table-cell/>
          <table:table-cell office:value-type="string">
            <text:p>3403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397">
            <text:p>397</text:p>
          </table:table-cell>
          <table:table-cell table:number-columns-repeated="990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Collèges</text:p>
          </table:table-cell>
          <table:table-cell office:value-type="string">
            <text:p>Collège Les Escholiers de la Mosson</text:p>
          </table:table-cell>
          <table:table-cell office:value-type="string">
            <text:p>Mosson</text:p>
          </table:table-cell>
          <table:table-cell/>
          <table:table-cell office:value-type="string">
            <text:p>04 67 10 47 30</text:p>
          </table:table-cell>
          <table:table-cell office:value-type="string">
            <text:p>04 67 10 47 36</text:p>
          </table:table-cell>
          <table:table-cell table:number-columns-repeated="3"/>
          <table:table-cell office:value-type="string">
            <text:p>70011600</text:p>
          </table:table-cell>
          <table:table-cell office:value-type="string">
            <text:p>43.6333614839</text:p>
          </table:table-cell>
          <table:table-cell office:value-type="string">
            <text:p>3.82109310282</text:p>
          </table:table-cell>
          <table:table-cell office:value-type="string">
            <text:p>70</text:p>
          </table:table-cell>
          <table:table-cell/>
          <table:table-cell office:value-type="string">
            <text:p>Avenue</text:p>
          </table:table-cell>
          <table:table-cell office:value-type="string">
            <text:p>du Biterrois</text:p>
          </table:table-cell>
          <table:table-cell/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398">
            <text:p>398</text:p>
          </table:table-cell>
          <table:table-cell table:number-columns-repeated="990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ollèges</text:p>
          </table:table-cell>
          <table:table-cell office:value-type="string">
            <text:p>Collège Les Garrigue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10 73 00</text:p>
          </table:table-cell>
          <table:table-cell office:value-type="string">
            <text:p>04 67 10 73 04</text:p>
          </table:table-cell>
          <table:table-cell table:number-columns-repeated="3"/>
          <table:table-cell office:value-type="string">
            <text:p>70010500</text:p>
          </table:table-cell>
          <table:table-cell office:value-type="string">
            <text:p>43.6426324254</text:p>
          </table:table-cell>
          <table:table-cell office:value-type="string">
            <text:p>3.81710132197</text:p>
          </table:table-cell>
          <table:table-cell office:value-type="string">
            <text:p>145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5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99">
            <text:p>399</text:p>
          </table:table-cell>
          <table:table-cell table:number-columns-repeated="990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ollèges</text:p>
          </table:table-cell>
          <table:table-cell office:value-type="string">
            <text:p>Collège Marcel-Pagnol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office:value-type="string">
            <text:p>04 67 27 42 09</text:p>
          </table:table-cell>
          <table:table-cell office:value-type="string">
            <text:p>04 67 27 11 37</text:p>
          </table:table-cell>
          <table:table-cell table:number-columns-repeated="3"/>
          <table:table-cell office:value-type="string">
            <text:p>38944</text:p>
          </table:table-cell>
          <table:table-cell office:value-type="string">
            <text:p>43.5961725096</text:p>
          </table:table-cell>
          <table:table-cell office:value-type="string">
            <text:p>3.84757665325</text:p>
          </table:table-cell>
          <table:table-cell office:value-type="string">
            <text:p>95</text:p>
          </table:table-cell>
          <table:table-cell/>
          <table:table-cell office:value-type="string">
            <text:p>Rue</text:p>
          </table:table-cell>
          <table:table-cell office:value-type="string">
            <text:p>Topaz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3">
            <text:p>403</text:p>
          </table:table-cell>
          <table:table-cell table:number-columns-repeated="990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Collèges</text:p>
          </table:table-cell>
          <table:table-cell office:value-type="string">
            <text:p>Collège Nazareth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99 58 21 21</text:p>
          </table:table-cell>
          <table:table-cell office:value-type="string">
            <text:p>04 99 58 21 12</text:p>
          </table:table-cell>
          <table:table-cell table:number-columns-repeated="6"/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de Nazareth</text:p>
          </table:table-cell>
          <table:table-cell/>
          <table:table-cell office:value-type="string">
            <text:p>34091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14">
            <text:p>414</text:p>
          </table:table-cell>
          <table:table-cell table:number-columns-repeated="990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ollèges</text:p>
          </table:table-cell>
          <table:table-cell office:value-type="string">
            <text:p>Collège Sainte-Marie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03 45 00</text:p>
          </table:table-cell>
          <table:table-cell office:value-type="string">
            <text:p>04 67 40 37 33</text:p>
          </table:table-cell>
          <table:table-cell table:number-columns-repeated="6"/>
          <table:table-cell office:value-type="string">
            <text:p>255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07">
            <text:p>407</text:p>
          </table:table-cell>
          <table:table-cell table:number-columns-repeated="990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Collèges</text:p>
          </table:table-cell>
          <table:table-cell office:value-type="string">
            <text:p>Collège Saint-François-d'Assise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67 64 83 73</text:p>
          </table:table-cell>
          <table:table-cell office:value-type="string">
            <text:p>04 67 64 97 97</text:p>
          </table:table-cell>
          <table:table-cell table:number-columns-repeated="4"/>
          <table:table-cell office:value-type="string">
            <text:p>43.6031</text:p>
          </table:table-cell>
          <table:table-cell office:value-type="string">
            <text:p>3.88389</text:p>
          </table:table-cell>
          <table:table-cell office:value-type="string">
            <text:p>24</text:p>
          </table:table-cell>
          <table:table-cell/>
          <table:table-cell office:value-type="string">
            <text:p>Boulevard</text:p>
          </table:table-cell>
          <table:table-cell office:value-type="string">
            <text:p>de Strasbou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7429019">
            <text:p>607429019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number-columns-repeated="990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ollèges</text:p>
          </table:table-cell>
          <table:table-cell office:value-type="string">
            <text:p>Collège Saint-François-Régis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92 80 46</text:p>
          </table:table-cell>
          <table:table-cell office:value-type="string">
            <text:p>04 67 58 83 01</text:p>
          </table:table-cell>
          <table:table-cell table:number-columns-repeated="6"/>
          <table:table-cell office:value-type="string">
            <text:p>4</text:p>
          </table:table-cell>
          <table:table-cell/>
          <table:table-cell office:value-type="string">
            <text:p>Enclos</text:p>
          </table:table-cell>
          <table:table-cell office:value-type="string">
            <text:p>Tissié-Sarru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10">
            <text:p>410</text:p>
          </table:table-cell>
          <table:table-cell table:number-columns-repeated="990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Collèges</text:p>
          </table:table-cell>
          <table:table-cell office:value-type="string">
            <text:p>Collège Saint-Roch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5 46 41</text:p>
          </table:table-cell>
          <table:table-cell office:value-type="string">
            <text:p>04 67 75 12 85</text:p>
          </table:table-cell>
          <table:table-cell table:number-columns-repeated="6"/>
          <table:table-cell office:value-type="string">
            <text:p>2958</text:p>
          </table:table-cell>
          <table:table-cell/>
          <table:table-cell office:value-type="string">
            <text:p>Avenue</text:p>
          </table:table-cell>
          <table:table-cell office:value-type="string">
            <text:p>des Moulin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17">
            <text:p>417</text:p>
          </table:table-cell>
          <table:table-cell table:number-columns-repeated="990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Marchés thématiques</text:p>
          </table:table-cell>
          <table:table-cell office:value-type="string">
            <text:p>Comédie des Bouquiniste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Esplanade</text:p>
          </table:table-cell>
          <table:table-cell office:value-type="string">
            <text:p>Charles de 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06">
            <text:p>506</text:p>
          </table:table-cell>
          <table:table-cell table:number-columns-repeated="990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Autres lieux</text:p>
          </table:table-cell>
          <table:table-cell office:value-type="string">
            <text:p>Comédie du Livr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29 74 99</text:p>
          </table:table-cell>
          <table:table-cell/>
          <table:table-cell office:value-type="string">
            <text:p>comediedulivre@wanadoo.fr</text:p>
          </table:table-cell>
          <table:table-cell office:value-type="string">
            <text:p>www.comediedulivre.montpellier.fr</text:p>
          </table:table-cell>
          <table:table-cell table:number-columns-repeated="4"/>
          <table:table-cell office:value-type="string">
            <text:p>19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Dur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4">
            <text:p>894</text:p>
          </table:table-cell>
          <table:table-cell table:number-columns-repeated="990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Adresses utiles</text:p>
          </table:table-cell>
          <table:table-cell office:value-type="string">
            <text:p>Comité éducation santé migration (Cesam)</text:p>
          </table:table-cell>
          <table:table-cell office:value-type="string">
            <text:p>Mosson</text:p>
          </table:table-cell>
          <table:table-cell/>
          <table:table-cell office:value-type="string">
            <text:p>04 67 40 55 96</text:p>
          </table:table-cell>
          <table:table-cell table:number-columns-repeated="4"/>
          <table:table-cell office:value-type="string">
            <text:p>00001002</text:p>
          </table:table-cell>
          <table:table-cell office:value-type="string">
            <text:p>43.5995638203</text:p>
          </table:table-cell>
          <table:table-cell office:value-type="string">
            <text:p>3.85455149907</text:p>
          </table:table-cell>
          <table:table-cell office:value-type="string">
            <text:p>111</text:p>
          </table:table-cell>
          <table:table-cell/>
          <table:table-cell office:value-type="string">
            <text:p>Rue</text:p>
          </table:table-cell>
          <table:table-cell office:value-type="string">
            <text:p>de Tipasa</text:p>
          </table:table-cell>
          <table:table-cell office:value-type="string">
            <text:p>Mairie annexe La Paillad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08">
            <text:p>508</text:p>
          </table:table-cell>
          <table:table-cell table:number-columns-repeated="990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Associations</text:p>
          </table:table-cell>
          <table:table-cell office:value-type="string">
            <text:p>Communauté Emmaus de Montpellier</text:p>
          </table:table-cell>
          <table:table-cell table:number-columns-repeated="2"/>
          <table:table-cell office:value-type="string">
            <text:p>04 99 77 23 60</text:p>
          </table:table-cell>
          <table:table-cell table:number-columns-repeated="11"/>
          <table:table-cell office:value-type="string">
            <text:p>La Vieille Cadoule</text:p>
          </table:table-cell>
          <table:table-cell office:value-type="string">
            <text:p>34130</text:p>
          </table:table-cell>
          <table:table-cell office:value-type="string">
            <text:p>Saint-Aunè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9">
            <text:p>1079</text:p>
          </table:table-cell>
          <table:table-cell table:number-columns-repeated="990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Compagnies</text:p>
          </table:table-cell>
          <table:table-cell office:value-type="string">
            <text:p>Compagnie Acanth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2 40 51</text:p>
          </table:table-cell>
          <table:table-cell table:number-columns-repeated="7"/>
          <table:table-cell office:value-type="string">
            <text:p>30</text:p>
          </table:table-cell>
          <table:table-cell/>
          <table:table-cell office:value-type="string">
            <text:p>Rue</text:p>
          </table:table-cell>
          <table:table-cell office:value-type="string">
            <text:p>de la Paille</text:p>
          </table:table-cell>
          <table:table-cell office:value-type="string">
            <text:p>Résidence La Paille - Esc. 7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5">
            <text:p>765</text:p>
          </table:table-cell>
          <table:table-cell table:number-columns-repeated="990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Compagnies</text:p>
          </table:table-cell>
          <table:table-cell office:value-type="string">
            <text:p>Compagnie Amadée / Flavio Polizzi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58 92 00</text:p>
          </table:table-cell>
          <table:table-cell office:value-type="string">
            <text:p>amadee-theatre@wanadoo.fr</text:p>
          </table:table-cell>
          <table:table-cell table:number-columns-repeated="5"/>
          <table:table-cell office:value-type="string">
            <text:p>10</text:p>
          </table:table-cell>
          <table:table-cell/>
          <table:table-cell office:value-type="string">
            <text:p>Rue</text:p>
          </table:table-cell>
          <table:table-cell office:value-type="string">
            <text:p>Yva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8">
            <text:p>698</text:p>
          </table:table-cell>
          <table:table-cell table:number-columns-repeated="990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Compagnies</text:p>
          </table:table-cell>
          <table:table-cell office:value-type="string">
            <text:p>Compagnie Anaba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08 78 98 02</text:p>
          </table:table-cell>
          <table:table-cell/>
          <table:table-cell office:value-type="string">
            <text:p>contact@anabaz.com</text:p>
          </table:table-cell>
          <table:table-cell office:value-type="string">
            <text:p>www.anabaz.com</text:p>
          </table:table-cell>
          <table:table-cell table:number-columns-repeated="4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Reynes</text:p>
          </table:table-cell>
          <table:table-cell office:value-type="string">
            <text:p>Fabrique : LaSalle3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6">
            <text:p>686</text:p>
          </table:table-cell>
          <table:table-cell table:number-columns-repeated="990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Compagnies</text:p>
          </table:table-cell>
          <table:table-cell office:value-type="string">
            <text:p>Compagnie Anne-Marie Porra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59 03</text:p>
          </table:table-cell>
          <table:table-cell office:value-type="string">
            <text:p>04 67 58 97 40</text:p>
          </table:table-cell>
          <table:table-cell office:value-type="string">
            <text:p>contact@cie-porras.com</text:p>
          </table:table-cell>
          <table:table-cell office:value-type="string">
            <text:p>www.cie-porras.com*</text:p>
          </table:table-cell>
          <table:table-cell table:number-columns-repeated="4"/>
          <table:table-cell office:value-type="string">
            <text:p>54</text:p>
          </table:table-cell>
          <table:table-cell/>
          <table:table-cell office:value-type="string">
            <text:p>Rue</text:p>
          </table:table-cell>
          <table:table-cell office:value-type="string">
            <text:p>du Faubourg Figuero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8">
            <text:p>738</text:p>
          </table:table-cell>
          <table:table-cell table:number-columns-repeated="990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Compagnies</text:p>
          </table:table-cell>
          <table:table-cell office:value-type="string">
            <text:p>Compagnie Artefact Dan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05 02</text:p>
          </table:table-cell>
          <table:table-cell/>
          <table:table-cell office:value-type="string">
            <text:p>artefactdanse@wanadoo.fr</text:p>
          </table:table-cell>
          <table:table-cell table:number-columns-repeated="5"/>
          <table:table-cell office:value-type="string">
            <text:p>17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Boy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7">
            <text:p>757</text:p>
          </table:table-cell>
          <table:table-cell table:number-columns-repeated="990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Compagnies</text:p>
          </table:table-cell>
          <table:table-cell office:value-type="string">
            <text:p>Compagnie Aureli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52 44</text:p>
          </table:table-cell>
          <table:table-cell table:number-columns-repeated="2"/>
          <table:table-cell office:value-type="string">
            <text:p>compagnieaurelia.free.fr*</text:p>
          </table:table-cell>
          <table:table-cell table:number-columns-repeated="4"/>
          <table:table-cell office:value-type="string">
            <text:p>154</text:p>
          </table:table-cell>
          <table:table-cell/>
          <table:table-cell office:value-type="string">
            <text:p>Rue</text:p>
          </table:table-cell>
          <table:table-cell office:value-type="string">
            <text:p>Courte Ore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5">
            <text:p>745</text:p>
          </table:table-cell>
          <table:table-cell table:number-columns-repeated="990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Compagnies</text:p>
          </table:table-cell>
          <table:table-cell office:value-type="string">
            <text:p>Compagnie Autre Mi N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84 22</text:p>
          </table:table-cell>
          <table:table-cell/>
          <table:table-cell office:value-type="string">
            <text:p>contacts@autremina.com</text:p>
          </table:table-cell>
          <table:table-cell office:value-type="string">
            <text:p>www.autremina.com*</text:p>
          </table:table-cell>
          <table:table-cell table:number-columns-repeated="4"/>
          <table:table-cell office:value-type="string">
            <text:p>17</text:p>
          </table:table-cell>
          <table:table-cell/>
          <table:table-cell office:value-type="string">
            <text:p>Rue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83">
            <text:p>1283</text:p>
          </table:table-cell>
          <table:table-cell table:number-columns-repeated="990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Compagnies</text:p>
          </table:table-cell>
          <table:table-cell office:value-type="string">
            <text:p>Compagnie Bagages d'acteur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2 03 26 - 06 60 88 57 52</text:p>
          </table:table-cell>
          <table:table-cell office:value-type="string">
            <text:p>04 67 02 03 26</text:p>
          </table:table-cell>
          <table:table-cell office:value-type="string">
            <text:p>bagagesdacteurs@wanadoo.fr</text:p>
          </table:table-cell>
          <table:table-cell office:value-type="string">
            <text:p>www.bagagesdacteurs.com</text:p>
          </table:table-cell>
          <table:table-cell table:number-columns-repeated="4"/>
          <table:table-cell office:value-type="string">
            <text:p>22</text:p>
          </table:table-cell>
          <table:table-cell/>
          <table:table-cell office:value-type="string">
            <text:p>Rue</text:p>
          </table:table-cell>
          <table:table-cell office:value-type="string">
            <text:p>Ernest Mich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3">
            <text:p>693</text:p>
          </table:table-cell>
          <table:table-cell table:number-columns-repeated="990"/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Compagnies</text:p>
          </table:table-cell>
          <table:table-cell office:value-type="string">
            <text:p>Compagnie Caracol</text:p>
          </table:table-cell>
          <table:table-cell office:value-type="string">
            <text:p>Les Cévennes</text:p>
          </table:table-cell>
          <table:table-cell/>
          <table:table-cell office:value-type="string">
            <text:p>06 63 61 99 36</text:p>
          </table:table-cell>
          <table:table-cell/>
          <table:table-cell office:value-type="string">
            <text:p>c.caracol@voila.fr</text:p>
          </table:table-cell>
          <table:table-cell table:number-columns-repeated="5"/>
          <table:table-cell office:value-type="string">
            <text:p>1250</text:p>
          </table:table-cell>
          <table:table-cell/>
          <table:table-cell office:value-type="string">
            <text:p>Rue</text:p>
          </table:table-cell>
          <table:table-cell office:value-type="string">
            <text:p>de Las Sorbes</text:p>
          </table:table-cell>
          <table:table-cell office:value-type="string">
            <text:p>Résidence Les Reinettes Bat. C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7">
            <text:p>1277</text:p>
          </table:table-cell>
          <table:table-cell table:number-columns-repeated="990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Compagnies</text:p>
          </table:table-cell>
          <table:table-cell office:value-type="string">
            <text:p>Compagnie Comme ç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61 15 56</text:p>
          </table:table-cell>
          <table:table-cell/>
          <table:table-cell office:value-type="string">
            <text:p>mail.commeca@laposte.net</text:p>
          </table:table-cell>
          <table:table-cell table:number-columns-repeated="7"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 office:value-type="string">
            <text:p>Les Ursulin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9">
            <text:p>759</text:p>
          </table:table-cell>
          <table:table-cell table:number-columns-repeated="990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Compagnies</text:p>
          </table:table-cell>
          <table:table-cell office:value-type="string">
            <text:p>Compagnie Commune Scè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36 59</text:p>
          </table:table-cell>
          <table:table-cell/>
          <table:table-cell office:value-type="string">
            <text:p>communescene@altavista.fr</text:p>
          </table:table-cell>
          <table:table-cell table:number-columns-repeated="5"/>
          <table:table-cell office:value-type="string">
            <text:p>12</text:p>
          </table:table-cell>
          <table:table-cell/>
          <table:table-cell office:value-type="string">
            <text:p>Rue</text:p>
          </table:table-cell>
          <table:table-cell office:value-type="string">
            <text:p>Charles Ama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9">
            <text:p>689</text:p>
          </table:table-cell>
          <table:table-cell table:number-columns-repeated="990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Compagnies</text:p>
          </table:table-cell>
          <table:table-cell office:value-type="string">
            <text:p>Compagnie de l'Echarpe Blanch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4 74 52 / 06 12 13 87 11</text:p>
          </table:table-cell>
          <table:table-cell/>
          <table:table-cell office:value-type="string">
            <text:p>echarpe.sol@orange.fr</text:p>
          </table:table-cell>
          <table:table-cell office:value-type="string">
            <text:p>www.echarpeblanche.fr</text:p>
          </table:table-cell>
          <table:table-cell table:number-columns-repeated="4"/>
          <table:table-cell office:value-type="string">
            <text:p>43</text:p>
          </table:table-cell>
          <table:table-cell/>
          <table:table-cell office:value-type="string">
            <text:p>Rue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2">
            <text:p>692</text:p>
          </table:table-cell>
          <table:table-cell table:number-columns-repeated="990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Compagnies</text:p>
          </table:table-cell>
          <table:table-cell office:value-type="string">
            <text:p>Compagnie Didier Théron</text:p>
          </table:table-cell>
          <table:table-cell office:value-type="string">
            <text:p>Mosson</text:p>
          </table:table-cell>
          <table:table-cell/>
          <table:table-cell office:value-type="string">
            <text:p>04 67 03 38 22</text:p>
          </table:table-cell>
          <table:table-cell office:value-type="string">
            <text:p>04 67 03 38 37</text:p>
          </table:table-cell>
          <table:table-cell office:value-type="string">
            <text:p>communication@didiertheron.com</text:p>
          </table:table-cell>
          <table:table-cell office:value-type="string">
            <text:p>www.didiertheron.com</text:p>
          </table:table-cell>
          <table:table-cell table:number-columns-repeated="4"/>
          <table:table-cell office:value-type="string">
            <text:p>155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 office:value-type="string">
            <text:p>Espace Bernard Glandier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9">
            <text:p>739</text:p>
          </table:table-cell>
          <table:table-cell table:number-columns-repeated="990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Compagnies</text:p>
          </table:table-cell>
          <table:table-cell office:value-type="string">
            <text:p>Compagnie du Navigato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6 80 50 92</text:p>
          </table:table-cell>
          <table:table-cell table:number-columns-repeated="7"/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s Ecoles Laï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7">
            <text:p>707</text:p>
          </table:table-cell>
          <table:table-cell table:number-columns-repeated="990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Compagnies</text:p>
          </table:table-cell>
          <table:table-cell office:value-type="string">
            <text:p>Compagnie du P'tit Atelier 3 / Juliette Mouchonna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60 82 52 70</text:p>
          </table:table-cell>
          <table:table-cell table:number-columns-repeated="7"/>
          <table:table-cell office:value-type="string">
            <text:p>26</text:p>
          </table:table-cell>
          <table:table-cell/>
          <table:table-cell office:value-type="string">
            <text:p>Rue</text:p>
          </table:table-cell>
          <table:table-cell office:value-type="string">
            <text:p>du Faubourg Figuero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4">
            <text:p>704</text:p>
          </table:table-cell>
          <table:table-cell table:number-columns-repeated="990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Compagnies</text:p>
          </table:table-cell>
          <table:table-cell office:value-type="string">
            <text:p>Compagnie El Baal</text:p>
          </table:table-cell>
          <table:table-cell office:value-type="string">
            <text:p>Croix d'Argent</text:p>
          </table:table-cell>
          <table:table-cell/>
          <table:table-cell office:value-type="string">
            <text:p>09 50 70 88 34</text:p>
          </table:table-cell>
          <table:table-cell/>
          <table:table-cell office:value-type="string">
            <text:p>elbaal@free.fr</text:p>
          </table:table-cell>
          <table:table-cell office:value-type="string">
            <text:p>www.elbaal.fr/</text:p>
          </table:table-cell>
          <table:table-cell table:number-columns-repeated="4"/>
          <table:table-cell office:value-type="string">
            <text:p>71</text:p>
          </table:table-cell>
          <table:table-cell/>
          <table:table-cell office:value-type="string">
            <text:p>Rue</text:p>
          </table:table-cell>
          <table:table-cell office:value-type="string">
            <text:p>du Jardin Mart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8">
            <text:p>708</text:p>
          </table:table-cell>
          <table:table-cell table:number-columns-repeated="990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Compagnies</text:p>
          </table:table-cell>
          <table:table-cell office:value-type="string">
            <text:p>Compagnie Émeline Rieux / École de danse Boem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2" office:value-type="string">
            <text:p>04 67 20 06 75</text:p>
          </table:table-cell>
          <table:table-cell office:value-type="string">
            <text:p>boem.danse@wanadoo.fr</text:p>
          </table:table-cell>
          <table:table-cell office:value-type="string">
            <text:p>www.boemdanse.fr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Collot</text:p>
          </table:table-cell>
          <table:table-cell office:value-type="string">
            <text:p>Hôtel Magny - salle Renaissanc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8">
            <text:p>908</text:p>
          </table:table-cell>
          <table:table-cell table:number-columns-repeated="990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Agglomération</text:p>
          </table:table-cell>
          <table:table-cell office:value-type="string">
            <text:p>Compagnie générale des eaux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67 20 74 00</text:p>
          </table:table-cell>
          <table:table-cell table:number-columns-repeated="2"/>
          <table:table-cell office:value-type="string">
            <text:p>www.generale-des-eaux.com</text:p>
          </table:table-cell>
          <table:table-cell table:number-columns-repeated="4"/>
          <table:table-cell office:value-type="string">
            <text:p>765</text:p>
          </table:table-cell>
          <table:table-cell/>
          <table:table-cell office:value-type="string">
            <text:p>Rue</text:p>
          </table:table-cell>
          <table:table-cell office:value-type="string">
            <text:p>Henri Becquerel</text:p>
          </table:table-cell>
          <table:table-cell office:value-type="string">
            <text:p>BP 1224 - Parc du Millénaire</text:p>
          </table:table-cell>
          <table:table-cell office:value-type="string">
            <text:p>3401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781">
            <text:p>781</text:p>
          </table:table-cell>
          <table:table-cell table:number-columns-repeated="990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Compagnies</text:p>
          </table:table-cell>
          <table:table-cell office:value-type="string">
            <text:p>Compagnie Grognon Frères</text:p>
          </table:table-cell>
          <table:table-cell office:value-type="string">
            <text:p>Prés d'Arènes</text:p>
          </table:table-cell>
          <table:table-cell/>
          <table:table-cell office:value-type="string">
            <text:p>06 10 84 56 35</text:p>
          </table:table-cell>
          <table:table-cell/>
          <table:table-cell office:value-type="string">
            <text:p>grognon.freres@free.fr</text:p>
          </table:table-cell>
          <table:table-cell table:number-columns-repeated="5"/>
          <table:table-cell office:value-type="string">
            <text:p>594</text:p>
          </table:table-cell>
          <table:table-cell/>
          <table:table-cell office:value-type="string">
            <text:p>Rue</text:p>
          </table:table-cell>
          <table:table-cell office:value-type="string">
            <text:p>de Centrayrargu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6">
            <text:p>706</text:p>
          </table:table-cell>
          <table:table-cell table:number-columns-repeated="990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Compagnies</text:p>
          </table:table-cell>
          <table:table-cell office:value-type="string">
            <text:p>Compagnie Ici et Maintenan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26 81</text:p>
          </table:table-cell>
          <table:table-cell table:number-columns-repeated="7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s Trésoriers de la Bour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9">
            <text:p>769</text:p>
          </table:table-cell>
          <table:table-cell table:number-columns-repeated="990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Compagnies</text:p>
          </table:table-cell>
          <table:table-cell office:value-type="string">
            <text:p>Compagnie La Camionett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06 07 71</text:p>
          </table:table-cell>
          <table:table-cell/>
          <table:table-cell office:value-type="string">
            <text:p>lacamionetta@wanadoo.fr</text:p>
          </table:table-cell>
          <table:table-cell table:number-columns-repeated="5"/>
          <table:table-cell office:value-type="string">
            <text:p>30</text:p>
          </table:table-cell>
          <table:table-cell/>
          <table:table-cell office:value-type="string">
            <text:p>cours</text:p>
          </table:table-cell>
          <table:table-cell office:value-type="string">
            <text:p>Gambett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8">
            <text:p>758</text:p>
          </table:table-cell>
          <table:table-cell table:number-columns-repeated="990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Compagnies</text:p>
          </table:table-cell>
          <table:table-cell office:value-type="string">
            <text:p>Compagnie La Rampe TIO</text:p>
          </table:table-cell>
          <table:table-cell office:value-type="string">
            <text:p>Montpellier Centre</text:p>
          </table:table-cell>
          <table:table-cell table:number-columns-repeated="4"/>
          <table:table-cell office:value-type="string">
            <text:p>www.larampe-tio.org</text:p>
          </table:table-cell>
          <table:table-cell table:number-columns-repeated="4"/>
          <table:table-cell office:value-type="string">
            <text:p>42</text:p>
          </table:table-cell>
          <table:table-cell/>
          <table:table-cell office:value-type="string">
            <text:p>Rue</text:p>
          </table:table-cell>
          <table:table-cell office:value-type="string">
            <text:p>Adam de Crapo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7">
            <text:p>1077</text:p>
          </table:table-cell>
          <table:table-cell table:number-columns-repeated="990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ompagnies</text:p>
          </table:table-cell>
          <table:table-cell office:value-type="string">
            <text:p>Compagnie la Traversée / Christine Darrigade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88 01 96</text:p>
          </table:table-cell>
          <table:table-cell table:number-columns-repeated="6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Alexandre Caban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11">
            <text:p>711</text:p>
          </table:table-cell>
          <table:table-cell table:number-columns-repeated="990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Compagnies</text:p>
          </table:table-cell>
          <table:table-cell office:value-type="string">
            <text:p>Compagnie Labyrinth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7 42 59</text:p>
          </table:table-cell>
          <table:table-cell/>
          <table:table-cell office:value-type="string">
            <text:p>labyrinthes@hotmail.fr</text:p>
          </table:table-cell>
          <table:table-cell table:number-columns-repeated="5"/>
          <table:table-cell office:value-type="string">
            <text:p>15</text:p>
          </table:table-cell>
          <table:table-cell/>
          <table:table-cell office:value-type="string">
            <text:p>Rue</text:p>
          </table:table-cell>
          <table:table-cell office:value-type="string">
            <text:p>Isidore Girar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77">
            <text:p>677</text:p>
          </table:table-cell>
          <table:table-cell table:number-columns-repeated="990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Compagnies</text:p>
          </table:table-cell>
          <table:table-cell office:value-type="string">
            <text:p>Compagnie Les Boucan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49 13</text:p>
          </table:table-cell>
          <table:table-cell/>
          <table:table-cell office:value-type="string">
            <text:p>chris@lesboucans.com</text:p>
          </table:table-cell>
          <table:table-cell office:value-type="string">
            <text:p>www.lesboucans.com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ter</text:p>
          </table:table-cell>
          <table:table-cell office:value-type="string">
            <text:p>Rue</text:p>
          </table:table-cell>
          <table:table-cell office:value-type="string">
            <text:p>Four des Flamm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0">
            <text:p>1000</text:p>
          </table:table-cell>
          <table:table-cell table:number-columns-repeated="990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Compagnies</text:p>
          </table:table-cell>
          <table:table-cell office:value-type="string">
            <text:p>Compagnie Les Gens du Quai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96 42</text:p>
          </table:table-cell>
          <table:table-cell/>
          <table:table-cell office:value-type="string">
            <text:p>info@gensduquai.org</text:p>
          </table:table-cell>
          <table:table-cell office:value-type="string">
            <text:p>www.gensduquai.org</text:p>
          </table:table-cell>
          <table:table-cell table:number-columns-repeated="4"/>
          <table:table-cell office:value-type="string">
            <text:p>27</text:p>
          </table:table-cell>
          <table:table-cell/>
          <table:table-cell office:value-type="string">
            <text:p>Quai</text:p>
          </table:table-cell>
          <table:table-cell office:value-type="string">
            <text:p>Laur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3">
            <text:p>743</text:p>
          </table:table-cell>
          <table:table-cell table:number-columns-repeated="990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Compagnies</text:p>
          </table:table-cell>
          <table:table-cell office:value-type="string">
            <text:p>Compagnie Les Tontons Swingueur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17 70 28 36</text:p>
          </table:table-cell>
          <table:table-cell/>
          <table:table-cell office:value-type="string">
            <text:p>swing@lestontonsswingueurs.com</text:p>
          </table:table-cell>
          <table:table-cell office:value-type="string">
            <text:p>lestontonsswingueurs.com*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Square</text:p>
          </table:table-cell>
          <table:table-cell office:value-type="string">
            <text:p>Jean M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2">
            <text:p>752</text:p>
          </table:table-cell>
          <table:table-cell table:number-columns-repeated="990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Compagnies</text:p>
          </table:table-cell>
          <table:table-cell office:value-type="string">
            <text:p>Compagnie Libertango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54 30 55</text:p>
          </table:table-cell>
          <table:table-cell/>
          <table:table-cell office:value-type="string">
            <text:p>ltango@free.fr</text:p>
          </table:table-cell>
          <table:table-cell office:value-type="string">
            <text:p>ltango.free.fr*</text:p>
          </table:table-cell>
          <table:table-cell table:number-columns-repeated="4"/>
          <table:table-cell office:value-type="string">
            <text:p>8</text:p>
          </table:table-cell>
          <table:table-cell/>
          <table:table-cell office:value-type="string">
            <text:p>Square</text:p>
          </table:table-cell>
          <table:table-cell office:value-type="string">
            <text:p>Cézanne</text:p>
          </table:table-cell>
          <table:table-cell office:value-type="string">
            <text:p>Résidence Saint Clément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6">
            <text:p>756</text:p>
          </table:table-cell>
          <table:table-cell table:number-columns-repeated="990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Compagnies</text:p>
          </table:table-cell>
          <table:table-cell office:value-type="string">
            <text:p>Compagnie Lila Gree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12 43</text:p>
          </table:table-cell>
          <table:table-cell table:number-columns-repeated="7"/>
          <table:table-cell office:value-type="string">
            <text:p>2903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 office:value-type="string">
            <text:p>Le Clos Jolival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6">
            <text:p>746</text:p>
          </table:table-cell>
          <table:table-cell table:number-columns-repeated="990"/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Compagnies</text:p>
          </table:table-cell>
          <table:table-cell office:value-type="string">
            <text:p>Compagnie Machine Théâ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57 34</text:p>
          </table:table-cell>
          <table:table-cell/>
          <table:table-cell office:value-type="string">
            <text:p>contact@machinetheatre.com</text:p>
          </table:table-cell>
          <table:table-cell office:value-type="string">
            <text:p>www.machinetheatre.com</text:p>
          </table:table-cell>
          <table:table-cell table:number-columns-repeated="4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de la raffin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45">
            <text:p>1245</text:p>
          </table:table-cell>
          <table:table-cell table:number-columns-repeated="990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Compagnies</text:p>
          </table:table-cell>
          <table:table-cell office:value-type="string">
            <text:p>Compagnie Maripaule B. / Philippe Goudard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63 96 37</text:p>
          </table:table-cell>
          <table:table-cell office:value-type="string">
            <text:p>ciegoudard@wanadoo.fr</text:p>
          </table:table-cell>
          <table:table-cell office:value-type="string">
            <text:p>ciegoudard.monsite.wanadoo.fr</text:p>
          </table:table-cell>
          <table:table-cell table:number-columns-repeated="4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Saint-Alexi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Place Albert 1er</text:p>
          </table:table-cell>
          <table:table-cell table:number-columns-repeated="4"/>
          <table:table-cell office:value-type="float" office:value="909">
            <text:p>909</text:p>
          </table:table-cell>
          <table:table-cell table:number-columns-repeated="990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Compagnies</text:p>
          </table:table-cell>
          <table:table-cell office:value-type="string">
            <text:p>Compagnie Maritim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8 23 49</text:p>
          </table:table-cell>
          <table:table-cell table:number-columns-repeated="2"/>
          <table:table-cell office:value-type="string">
            <text:p>laciemaritime.com</text:p>
          </table:table-cell>
          <table:table-cell table:number-columns-repeated="4"/>
          <table:table-cell office:value-type="string">
            <text:p>19</text:p>
          </table:table-cell>
          <table:table-cell/>
          <table:table-cell office:value-type="string">
            <text:p>Rue</text:p>
          </table:table-cell>
          <table:table-cell office:value-type="string">
            <text:p>Chaptal</text:p>
          </table:table-cell>
          <table:table-cell office:value-type="string">
            <text:p>La Gerb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10">
            <text:p>710</text:p>
          </table:table-cell>
          <table:table-cell table:number-columns-repeated="990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Compagnies</text:p>
          </table:table-cell>
          <table:table-cell office:value-type="string">
            <text:p>Compagnie MCR Danse</text:p>
          </table:table-cell>
          <table:table-cell office:value-type="string">
            <text:p>Mosson</text:p>
          </table:table-cell>
          <table:table-cell/>
          <table:table-cell office:value-type="string">
            <text:p>04 67 03 01 66</text:p>
          </table:table-cell>
          <table:table-cell/>
          <table:table-cell office:value-type="string">
            <text:p>contact@dansemcr.com</text:p>
          </table:table-cell>
          <table:table-cell office:value-type="string">
            <text:p>www.dansemcr.com</text:p>
          </table:table-cell>
          <table:table-cell table:number-columns-repeated="4"/>
          <table:table-cell office:value-type="string">
            <text:p>475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9">
            <text:p>749</text:p>
          </table:table-cell>
          <table:table-cell table:number-columns-repeated="990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Compagnies</text:p>
          </table:table-cell>
          <table:table-cell office:value-type="string">
            <text:p>Compagnie Michèle Murray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8 85 80</text:p>
          </table:table-cell>
          <table:table-cell office:value-type="string">
            <text:p>04 67 06 57 10</text:p>
          </table:table-cell>
          <table:table-cell office:value-type="string">
            <text:p>cie.michelemurray@club-internet.fr</text:p>
          </table:table-cell>
          <table:table-cell office:value-type="string">
            <text:p>mailto:www.ciemichelemurray@club-internet.fr*</text:p>
          </table:table-cell>
          <table:table-cell table:number-columns-repeated="4"/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Bacqué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4">
            <text:p>744</text:p>
          </table:table-cell>
          <table:table-cell table:number-columns-repeated="990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Compagnies</text:p>
          </table:table-cell>
          <table:table-cell office:value-type="string">
            <text:p>Compagnie Myrtille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4 60</text:p>
          </table:table-cell>
          <table:table-cell/>
          <table:table-cell office:value-type="string">
            <text:p>myrtilles@hotmail.com</text:p>
          </table:table-cell>
          <table:table-cell table:number-columns-repeated="5"/>
          <table:table-cell office:value-type="string">
            <text:p>55</text:p>
          </table:table-cell>
          <table:table-cell/>
          <table:table-cell office:value-type="string">
            <text:p>Rue</text:p>
          </table:table-cell>
          <table:table-cell office:value-type="string">
            <text:p>Saint-Cléoph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3">
            <text:p>683</text:p>
          </table:table-cell>
          <table:table-cell table:number-columns-repeated="990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Compagnies</text:p>
          </table:table-cell>
          <table:table-cell office:value-type="string">
            <text:p>Compagnie Nocturne / Luc Sabot</text:p>
          </table:table-cell>
          <table:table-cell office:value-type="string">
            <text:p>Croix d'Argent</text:p>
          </table:table-cell>
          <table:table-cell/>
          <table:table-cell office:value-type="string">
            <text:p>06 89 33 08 17</text:p>
          </table:table-cell>
          <table:table-cell/>
          <table:table-cell office:value-type="string">
            <text:p>luc.sabot@laposte.net</text:p>
          </table:table-cell>
          <table:table-cell table:number-columns-repeated="5"/>
          <table:table-cell office:value-type="string">
            <text:p>15</text:p>
          </table:table-cell>
          <table:table-cell/>
          <table:table-cell office:value-type="string">
            <text:p>Avenue</text:p>
          </table:table-cell>
          <table:table-cell office:value-type="string">
            <text:p>de Toulous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6">
            <text:p>696</text:p>
          </table:table-cell>
          <table:table-cell table:number-columns-repeated="990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Compagnies</text:p>
          </table:table-cell>
          <table:table-cell office:value-type="string">
            <text:p>Compagnie O'Ba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2 85 35</text:p>
          </table:table-cell>
          <table:table-cell/>
          <table:table-cell office:value-type="string">
            <text:p>cie.obal@wanadoo.fr</text:p>
          </table:table-cell>
          <table:table-cell table:number-columns-repeated="5"/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de Louva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1">
            <text:p>761</text:p>
          </table:table-cell>
          <table:table-cell table:number-columns-repeated="990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Compagnies</text:p>
          </table:table-cell>
          <table:table-cell office:value-type="string">
            <text:p>Compagnie Ohé Théâ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36 09</text:p>
          </table:table-cell>
          <table:table-cell table:number-columns-repeated="7"/>
          <table:table-cell office:value-type="string">
            <text:p>115</text:p>
          </table:table-cell>
          <table:table-cell/>
          <table:table-cell office:value-type="string">
            <text:p>Boulevard</text:p>
          </table:table-cell>
          <table:table-cell office:value-type="string">
            <text:p>de l'Aéroport International</text:p>
          </table:table-cell>
          <table:table-cell office:value-type="string">
            <text:p>Résidence Atrium - Apartement 425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12">
            <text:p>712</text:p>
          </table:table-cell>
          <table:table-cell table:number-columns-repeated="990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ompagnies</text:p>
          </table:table-cell>
          <table:table-cell office:value-type="string">
            <text:p>Compagnie Olivier Farg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9 94 79 ou 06 10 76 38 88</text:p>
          </table:table-cell>
          <table:table-cell table:number-columns-repeated="2"/>
          <table:table-cell office:value-type="string">
            <text:p>mailto:olivier.farge@wanadoo.fr*</text:p>
          </table:table-cell>
          <table:table-cell table:number-columns-repeated="4"/>
          <table:table-cell office:value-type="string">
            <text:p>9</text:p>
          </table:table-cell>
          <table:table-cell/>
          <table:table-cell office:value-type="string">
            <text:p>Rue</text:p>
          </table:table-cell>
          <table:table-cell office:value-type="string">
            <text:p>Lamartine</text:p>
          </table:table-cell>
          <table:table-cell office:value-type="string">
            <text:p>Résidence Trianon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8">
            <text:p>768</text:p>
          </table:table-cell>
          <table:table-cell table:number-columns-repeated="990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Compagnies</text:p>
          </table:table-cell>
          <table:table-cell office:value-type="string">
            <text:p>Compagnie Ombre et Parenthèses / Laurence Saboy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92 26</text:p>
          </table:table-cell>
          <table:table-cell/>
          <table:table-cell office:value-type="string">
            <text:p>laurencesaboye@aol.com</text:p>
          </table:table-cell>
          <table:table-cell table:number-columns-repeated="5"/>
          <table:table-cell office:value-type="string">
            <text:p>15</text:p>
          </table:table-cell>
          <table:table-cell/>
          <table:table-cell office:value-type="string">
            <text:p>Rue</text:p>
          </table:table-cell>
          <table:table-cell office:value-type="string">
            <text:p>Poitevi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0">
            <text:p>750</text:p>
          </table:table-cell>
          <table:table-cell table:number-columns-repeated="990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Compagnies</text:p>
          </table:table-cell>
          <table:table-cell office:value-type="string">
            <text:p>Compagnie patricebarthès &amp; Cie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99 01 94</text:p>
          </table:table-cell>
          <table:table-cell office:value-type="string">
            <text:p>chicanes@wanadoo.fr</text:p>
          </table:table-cell>
          <table:table-cell office:value-type="string">
            <text:p>www.patricebarthes.com</text:p>
          </table:table-cell>
          <table:table-cell table:number-columns-repeated="4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François Pér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0">
            <text:p>740</text:p>
          </table:table-cell>
          <table:table-cell table:number-columns-repeated="990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Compagnies</text:p>
          </table:table-cell>
          <table:table-cell office:value-type="string">
            <text:p>Compagnie Pétrole / Edith Baldy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42 75</text:p>
          </table:table-cell>
          <table:table-cell table:number-columns-repeated="7"/>
          <table:table-cell office:value-type="string">
            <text:p>32</text:p>
          </table:table-cell>
          <table:table-cell/>
          <table:table-cell office:value-type="string">
            <text:p>Boulevard</text:p>
          </table:table-cell>
          <table:table-cell office:value-type="string">
            <text:p>du Jeu de Pau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3">
            <text:p>703</text:p>
          </table:table-cell>
          <table:table-cell table:number-columns-repeated="990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Compagnies</text:p>
          </table:table-cell>
          <table:table-cell office:value-type="string">
            <text:p>Compagnie Point du Jou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4 19 13</text:p>
          </table:table-cell>
          <table:table-cell/>
          <table:table-cell office:value-type="string">
            <text:p>compagniepointdujour@free.fr</text:p>
          </table:table-cell>
          <table:table-cell office:value-type="string">
            <text:p>www.compagniepointdujour.com</text:p>
          </table:table-cell>
          <table:table-cell table:number-columns-repeated="4"/>
          <table:table-cell office:value-type="string">
            <text:p>27</text:p>
          </table:table-cell>
          <table:table-cell/>
          <table:table-cell office:value-type="string">
            <text:p>Rue</text:p>
          </table:table-cell>
          <table:table-cell office:value-type="string">
            <text:p>de Villefranch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0">
            <text:p>690</text:p>
          </table:table-cell>
          <table:table-cell table:number-columns-repeated="990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Compagnies</text:p>
          </table:table-cell>
          <table:table-cell office:value-type="string">
            <text:p>Compagnie Sylvie Delu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59 05</text:p>
          </table:table-cell>
          <table:table-cell/>
          <table:table-cell office:value-type="string">
            <text:p>deluz.sylvie@wanadoo.fr</text:p>
          </table:table-cell>
          <table:table-cell table:number-columns-repeated="5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Fou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6">
            <text:p>766</text:p>
          </table:table-cell>
          <table:table-cell table:number-columns-repeated="990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Compagnies</text:p>
          </table:table-cell>
          <table:table-cell office:value-type="string">
            <text:p>Compagnie Tang'Hérault</text:p>
          </table:table-cell>
          <table:table-cell office:value-type="string">
            <text:p>Mosson</text:p>
          </table:table-cell>
          <table:table-cell/>
          <table:table-cell office:value-type="string">
            <text:p>06 87 15 81 16</text:p>
          </table:table-cell>
          <table:table-cell table:number-columns-repeated="2"/>
          <table:table-cell office:value-type="string">
            <text:p>www.tangherault-montpellier.com*</text:p>
          </table:table-cell>
          <table:table-cell table:number-columns-repeated="4"/>
          <table:table-cell office:value-type="string">
            <text:p>40</text:p>
          </table:table-cell>
          <table:table-cell/>
          <table:table-cell office:value-type="string">
            <text:p>Rue</text:p>
          </table:table-cell>
          <table:table-cell office:value-type="string">
            <text:p>Favre de Saint Castor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1">
            <text:p>741</text:p>
          </table:table-cell>
          <table:table-cell table:number-columns-repeated="990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Compagnies</text:p>
          </table:table-cell>
          <table:table-cell office:value-type="string">
            <text:p>Compagnie Tango Panaché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12 74 ou 06 87 53 75 63</text:p>
          </table:table-cell>
          <table:table-cell table:number-columns-repeated="2"/>
          <table:table-cell office:value-type="string">
            <text:p>mailto:tango.panaché@wanadoo.fr</text:p>
          </table:table-cell>
          <table:table-cell table:number-columns-repeated="4"/>
          <table:table-cell office:value-type="string">
            <text:p>17</text:p>
          </table:table-cell>
          <table:table-cell/>
          <table:table-cell office:value-type="string">
            <text:p>Rue</text:p>
          </table:table-cell>
          <table:table-cell office:value-type="string">
            <text:p>Tour Gayraud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0">
            <text:p>760</text:p>
          </table:table-cell>
          <table:table-cell table:number-columns-repeated="990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Compagnies</text:p>
          </table:table-cell>
          <table:table-cell office:value-type="string">
            <text:p>Compagnie Théâtre au Présen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5 23 07</text:p>
          </table:table-cell>
          <table:table-cell office:value-type="string">
            <text:p>04 67 04 44 29</text:p>
          </table:table-cell>
          <table:table-cell office:value-type="string">
            <text:p>theatreaupresent@free.fr</text:p>
          </table:table-cell>
          <table:table-cell office:value-type="string">
            <text:p>theatreaupresent.free.fr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Arnaud-de-Villeneuv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72">
            <text:p>972</text:p>
          </table:table-cell>
          <table:table-cell table:number-columns-repeated="990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Compagnies</text:p>
          </table:table-cell>
          <table:table-cell office:value-type="string">
            <text:p>Compagnie Thierry Raymond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10 56 ou 06 63 82 14 18</text:p>
          </table:table-cell>
          <table:table-cell/>
          <table:table-cell office:value-type="string">
            <text:p>nef-atelier@wanadoo.fr</text:p>
          </table:table-cell>
          <table:table-cell table:number-columns-repeated="5"/>
          <table:table-cell office:value-type="string">
            <text:p>15</text:p>
          </table:table-cell>
          <table:table-cell/>
          <table:table-cell office:value-type="string">
            <text:p>Rue</text:p>
          </table:table-cell>
          <table:table-cell office:value-type="string">
            <text:p>Lamartine</text:p>
          </table:table-cell>
          <table:table-cell/>
          <table:table-cell office:value-type="string">
            <text:p>34000 Montpellier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0">
            <text:p>770</text:p>
          </table:table-cell>
          <table:table-cell table:number-columns-repeated="990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ompagnies</text:p>
          </table:table-cell>
          <table:table-cell office:value-type="string">
            <text:p>Compagnie Tire Pas la Napp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29 84 19 85</text:p>
          </table:table-cell>
          <table:table-cell table:number-columns-repeated="7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de la Raffin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1">
            <text:p>691</text:p>
          </table:table-cell>
          <table:table-cell table:number-columns-repeated="990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Compagnies</text:p>
          </table:table-cell>
          <table:table-cell office:value-type="string">
            <text:p>Compagnie Yann Lheureux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06 07 89</text:p>
          </table:table-cell>
          <table:table-cell/>
          <table:table-cell office:value-type="string">
            <text:p>danse.lheureux@wanadoo.fr</text:p>
          </table:table-cell>
          <table:table-cell office:value-type="string">
            <text:p>www.cie-yannlheureux.com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Etienne Antoi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42">
            <text:p>742</text:p>
          </table:table-cell>
          <table:table-cell table:number-columns-repeated="990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Compagnies</text:p>
          </table:table-cell>
          <table:table-cell office:value-type="string">
            <text:p>Compagnie Zig Zag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22 15 42</text:p>
          </table:table-cell>
          <table:table-cell/>
          <table:table-cell office:value-type="string">
            <text:p>zigzags@libertysurf.fr</text:p>
          </table:table-cell>
          <table:table-cell table:number-columns-repeated="5"/>
          <table:table-cell office:value-type="string">
            <text:p>7</text:p>
          </table:table-cell>
          <table:table-cell/>
          <table:table-cell office:value-type="string">
            <text:p>Quai</text:p>
          </table:table-cell>
          <table:table-cell office:value-type="string">
            <text:p>Laur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7">
            <text:p>687</text:p>
          </table:table-cell>
          <table:table-cell table:number-columns-repeated="990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Compagnies</text:p>
          </table:table-cell>
          <table:table-cell office:value-type="string">
            <text:p>Compagnie Zing'A'ba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61 09 74</text:p>
          </table:table-cell>
          <table:table-cell/>
          <table:table-cell office:value-type="string">
            <text:p>contact@zingabat.com</text:p>
          </table:table-cell>
          <table:table-cell office:value-type="string">
            <text:p>www.zingabat.com</text:p>
          </table:table-cell>
          <table:table-cell table:number-columns-repeated="4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s Pi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7">
            <text:p>1117</text:p>
          </table:table-cell>
          <table:table-cell table:number-columns-repeated="990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onseils de quartier</text:p>
          </table:table-cell>
          <table:table-cell office:value-type="string">
            <text:p>Conseil de quartier Montpellier Cen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1 94</text:p>
          </table:table-cell>
          <table:table-cell table:number-columns-repeated="7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46">
            <text:p>446</text:p>
          </table:table-cell>
          <table:table-cell table:number-columns-repeated="990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Consulats</text:p>
          </table:table-cell>
          <table:table-cell office:value-type="string">
            <text:p>Conseil General d'Espagne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8 20 21</text:p>
          </table:table-cell>
          <table:table-cell table:number-columns-repeated="7"/>
          <table:table-cell office:value-type="string">
            <text:p>24</text:p>
          </table:table-cell>
          <table:table-cell/>
          <table:table-cell office:value-type="string">
            <text:p>Rue</text:p>
          </table:table-cell>
          <table:table-cell office:value-type="string">
            <text:p>Marceau</text:p>
          </table:table-cell>
          <table:table-cell office:value-type="string">
            <text:p>BP1221</text:p>
          </table:table-cell>
          <table:table-cell office:value-type="string">
            <text:p>3401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5">
            <text:p>895</text:p>
          </table:table-cell>
          <table:table-cell table:number-columns-repeated="990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Autres lieux</text:p>
          </table:table-cell>
          <table:table-cell office:value-type="string">
            <text:p>Conservatoire à rayonnement régional de Montpellier Agglomération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6 88 40</text:p>
          </table:table-cell>
          <table:table-cell office:value-type="string">
            <text:p>04 67 66 88 59</text:p>
          </table:table-cell>
          <table:table-cell office:value-type="string">
            <text:p>conservatoire@montpellier-agglo.com</text:p>
          </table:table-cell>
          <table:table-cell office:value-type="string">
            <text:p>conservatoire.montpellier-agglo.com</text:p>
          </table:table-cell>
          <table:table-cell/>
          <table:table-cell office:value-type="string">
            <text:p>39764</text:p>
          </table:table-cell>
          <table:table-cell office:value-type="string">
            <text:p>43.6106183250</text:p>
          </table:table-cell>
          <table:table-cell office:value-type="string">
            <text:p>3.87363099604</text:p>
          </table:table-cell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Eugène Lisbo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6">
            <text:p>876</text:p>
          </table:table-cell>
          <table:table-cell table:number-columns-repeated="990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Ecoles d'enseignement supérieur</text:p>
          </table:table-cell>
          <table:table-cell office:value-type="string">
            <text:p>Conservatoire National des Arts et Metiers (CNAM)</text:p>
          </table:table-cell>
          <table:table-cell office:value-type="string">
            <text:p>Mosson</text:p>
          </table:table-cell>
          <table:table-cell/>
          <table:table-cell office:value-type="string">
            <text:p>04 67 63 40</text:p>
          </table:table-cell>
          <table:table-cell office:value-type="string">
            <text:p>04 67 54 08 36</text:p>
          </table:table-cell>
          <table:table-cell office:value-type="string">
            <text:p>cnamlr@cnam.fr</text:p>
          </table:table-cell>
          <table:table-cell office:value-type="string">
            <text:p>www.cnam.agropolis.fr/</text:p>
          </table:table-cell>
          <table:table-cell/>
          <table:table-cell office:value-type="string">
            <text:p>70012500</text:p>
          </table:table-cell>
          <table:table-cell office:value-type="string">
            <text:p>43.6353967767</text:p>
          </table:table-cell>
          <table:table-cell office:value-type="string">
            <text:p>3.84154314073</text:p>
          </table:table-cell>
          <table:table-cell office:value-type="string">
            <text:p>989</text:p>
          </table:table-cell>
          <table:table-cell/>
          <table:table-cell office:value-type="string">
            <text:p>Rue</text:p>
          </table:table-cell>
          <table:table-cell office:value-type="string">
            <text:p>de la Croix Verte</text:p>
          </table:table-cell>
          <table:table-cell office:value-type="string">
            <text:p>Parc Euromédecine</text:p>
          </table:table-cell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0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- Euromédecine - Tournezy</text:p>
          </table:table-cell>
          <table:table-cell table:number-columns-repeated="3"/>
          <table:table-cell office:value-type="float" office:value="1025">
            <text:p>1025</text:p>
          </table:table-cell>
          <table:table-cell table:number-columns-repeated="990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Consulats</text:p>
          </table:table-cell>
          <table:table-cell office:value-type="string">
            <text:p>Consulat de la Republique Democratique d’Algérie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54 54 15</text:p>
          </table:table-cell>
          <table:table-cell table:number-columns-repeated="7"/>
          <table:table-cell office:value-type="string">
            <text:p>12</text:p>
          </table:table-cell>
          <table:table-cell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7">
            <text:p>897</text:p>
          </table:table-cell>
          <table:table-cell table:number-columns-repeated="990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Consulats</text:p>
          </table:table-cell>
          <table:table-cell office:value-type="string">
            <text:p>Consulat du Royaume du MAROC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06 88 30</text:p>
          </table:table-cell>
          <table:table-cell table:number-columns-repeated="7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Rémy Bell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2">
            <text:p>902</text:p>
          </table:table-cell>
          <table:table-cell table:number-columns-repeated="990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Consulats</text:p>
          </table:table-cell>
          <table:table-cell office:value-type="string">
            <text:p>Consulat Honoraire Britanique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15 52 07</text:p>
          </table:table-cell>
          <table:table-cell table:number-columns-repeated="7"/>
          <table:table-cell office:value-type="string">
            <text:p>64</text:p>
          </table:table-cell>
          <table:table-cell/>
          <table:table-cell office:value-type="string">
            <text:p>Rue</text:p>
          </table:table-cell>
          <table:table-cell office:value-type="string">
            <text:p>Alcyone</text:p>
          </table:table-cell>
          <table:table-cell office:value-type="string">
            <text:p>271, Le Capitole - Bât. A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5">
            <text:p>905</text:p>
          </table:table-cell>
          <table:table-cell table:number-columns-repeated="990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Consulats</text:p>
          </table:table-cell>
          <table:table-cell office:value-type="string">
            <text:p>Consulat Honoraire d’Allemagn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0 75 46</text:p>
          </table:table-cell>
          <table:table-cell table:number-columns-repeated="7"/>
          <table:table-cell office:value-type="string">
            <text:p>14</text:p>
          </table:table-cell>
          <table:table-cell/>
          <table:table-cell office:value-type="string">
            <text:p>Descente</text:p>
          </table:table-cell>
          <table:table-cell office:value-type="string">
            <text:p>en Barr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8">
            <text:p>898</text:p>
          </table:table-cell>
          <table:table-cell table:number-columns-repeated="990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Consulats</text:p>
          </table:table-cell>
          <table:table-cell office:value-type="string">
            <text:p>Consulat Honoraire de l'Ile de Malte</text:p>
          </table:table-cell>
          <table:table-cell office:value-type="string">
            <text:p>Croix d'Argent</text:p>
          </table:table-cell>
          <table:table-cell office:value-type="string">
            <text:p>Estanove</text:p>
          </table:table-cell>
          <table:table-cell office:value-type="string">
            <text:p>04 67 69 22 69</text:p>
          </table:table-cell>
          <table:table-cell table:number-columns-repeated="7"/>
          <table:table-cell office:value-type="string">
            <text:p>370</text:p>
          </table:table-cell>
          <table:table-cell/>
          <table:table-cell office:value-type="string">
            <text:p>Rue</text:p>
          </table:table-cell>
          <table:table-cell office:value-type="string">
            <text:p>du Lavand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1">
            <text:p>901</text:p>
          </table:table-cell>
          <table:table-cell table:number-columns-repeated="990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Consulats</text:p>
          </table:table-cell>
          <table:table-cell office:value-type="string">
            <text:p>Consulat Honoraire de Monaco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99 61 83 52</text:p>
          </table:table-cell>
          <table:table-cell office:value-type="string">
            <text:p>04 99 06 00 94</text:p>
          </table:table-cell>
          <table:table-cell office:value-type="string">
            <text:p>consulat.monaco-montpellier@wanadoo.fr</text:p>
          </table:table-cell>
          <table:table-cell table:number-columns-repeated="5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Maguel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3">
            <text:p>903</text:p>
          </table:table-cell>
          <table:table-cell table:number-columns-repeated="990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Consulats</text:p>
          </table:table-cell>
          <table:table-cell office:value-type="string">
            <text:p>Consulat Honoraire de Suèd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6 14 90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u Petit Sc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6">
            <text:p>906</text:p>
          </table:table-cell>
          <table:table-cell table:number-columns-repeated="990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Consulats</text:p>
          </table:table-cell>
          <table:table-cell office:value-type="string">
            <text:p>Consulat Honoraire de Suisse</text:p>
          </table:table-cell>
          <table:table-cell office:value-type="string">
            <text:p>Hôpitaux - Facultés</text:p>
          </table:table-cell>
          <table:table-cell office:value-type="string">
            <text:p>Plan des Quatre Seigneurs</text:p>
          </table:table-cell>
          <table:table-cell office:value-type="string">
            <text:p>04 67 54 98 18</text:p>
          </table:table-cell>
          <table:table-cell/>
          <table:table-cell office:value-type="string">
            <text:p>aeschlim@wanadoo.fr</text:p>
          </table:table-cell>
          <table:table-cell table:number-columns-repeated="5"/>
          <table:table-cell office:value-type="string">
            <text:p>66</text:p>
          </table:table-cell>
          <table:table-cell/>
          <table:table-cell office:value-type="string">
            <text:p>Allée</text:p>
          </table:table-cell>
          <table:table-cell office:value-type="string">
            <text:p>Agnès Mac Lare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7">
            <text:p>907</text:p>
          </table:table-cell>
          <table:table-cell table:number-columns-repeated="990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Consulats</text:p>
          </table:table-cell>
          <table:table-cell office:value-type="string">
            <text:p>Consulat Honoraire des Pays-Bas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033(0)4 67 60 90 20</text:p>
          </table:table-cell>
          <table:table-cell table:number-columns-repeated="7"/>
          <table:table-cell office:value-type="string">
            <text:p>14</text:p>
          </table:table-cell>
          <table:table-cell/>
          <table:table-cell office:value-type="string">
            <text:p>Descente</text:p>
          </table:table-cell>
          <table:table-cell office:value-type="string">
            <text:p>en Barr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4">
            <text:p>904</text:p>
          </table:table-cell>
          <table:table-cell table:number-columns-repeated="990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Consulats</text:p>
          </table:table-cell>
          <table:table-cell office:value-type="string">
            <text:p>Consulat Honoraire du Danemark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04 32 18</text:p>
          </table:table-cell>
          <table:table-cell office:value-type="string">
            <text:p>04 67 04 32 19</text:p>
          </table:table-cell>
          <table:table-cell office:value-type="string">
            <text:p>aselarl.valett-berthelsen@wanadoo.fr</text:p>
          </table:table-cell>
          <table:table-cell table:number-columns-repeated="5"/>
          <table:table-cell office:value-type="string">
            <text:p>110</text:p>
          </table:table-cell>
          <table:table-cell/>
          <table:table-cell office:value-type="string">
            <text:p>Place</text:p>
          </table:table-cell>
          <table:table-cell office:value-type="string">
            <text:p>Jacques Mirouz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00">
            <text:p>900</text:p>
          </table:table-cell>
          <table:table-cell table:number-columns-repeated="990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Ecoles d'enseignement supérieur</text:p>
          </table:table-cell>
          <table:table-cell office:value-type="string">
            <text:p>Cours Alphonse-Daudet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8 83 63</text:p>
          </table:table-cell>
          <table:table-cell office:value-type="string">
            <text:p>04 67 58 77 82</text:p>
          </table:table-cell>
          <table:table-cell table:number-columns-repeated="4"/>
          <table:table-cell office:value-type="string">
            <text:p>43.6004</text:p>
          </table:table-cell>
          <table:table-cell office:value-type="string">
            <text:p>3.86863</text:p>
          </table:table-cell>
          <table:table-cell office:value-type="string">
            <text:p>18-20</text:p>
          </table:table-cell>
          <table:table-cell/>
          <table:table-cell office:value-type="string">
            <text:p>Rue</text:p>
          </table:table-cell>
          <table:table-cell office:value-type="string">
            <text:p>Ernest Mich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8314">
            <text:p>608518314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table:number-columns-repeated="990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Ecoles d'enseignement supérieur</text:p>
          </table:table-cell>
          <table:table-cell office:value-type="string">
            <text:p>Cours didero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4 01 55</text:p>
          </table:table-cell>
          <table:table-cell/>
          <table:table-cell office:value-type="string">
            <text:p>aa@coursdiderot.com</text:p>
          </table:table-cell>
          <table:table-cell office:value-type="string">
            <text:p>www.coursdiderot.com/</text:p>
          </table:table-cell>
          <table:table-cell table:number-columns-repeated="4"/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du Carré du Roi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6 / 7 / 16</text:p>
          </table:table-cell>
          <table:table-cell table:number-columns-repeated="3"/>
          <table:table-cell office:value-type="float" office:value="1050">
            <text:p>1050</text:p>
          </table:table-cell>
          <table:table-cell table:number-columns-repeated="990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Ecoles d'enseignement supérieur</text:p>
          </table:table-cell>
          <table:table-cell office:value-type="string">
            <text:p>Cours Galien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1 95 42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Jacques Mirouze</text:p>
          </table:table-cell>
          <table:table-cell office:value-type="string">
            <text:p>Espace Pito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 / 7 / 16</text:p>
          </table:table-cell>
          <table:table-cell table:number-columns-repeated="3"/>
          <table:table-cell office:value-type="float" office:value="1033">
            <text:p>1033</text:p>
          </table:table-cell>
          <table:table-cell table:number-columns-repeated="990"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Autres lieux</text:p>
          </table:table-cell>
          <table:table-cell office:value-type="string">
            <text:p>Couvent des Ursulines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0 83 60</text:p>
          </table:table-cell>
          <table:table-cell table:number-columns-repeated="7"/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Sainte-Ursu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9">
            <text:p>1219</text:p>
          </table:table-cell>
          <table:table-cell table:number-columns-repeated="990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Crèches parentales et associatives</text:p>
          </table:table-cell>
          <table:table-cell office:value-type="string">
            <text:p>Crèche Accroche Cœu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62 82</text:p>
          </table:table-cell>
          <table:table-cell table:number-columns-repeated="5"/>
          <table:table-cell office:value-type="string">
            <text:p>43.6176844</text:p>
          </table:table-cell>
          <table:table-cell office:value-type="string">
            <text:p>3.8820611</text:p>
          </table:table-cell>
          <table:table-cell office:value-type="string">
            <text:p>34</text:p>
          </table:table-cell>
          <table:table-cell/>
          <table:table-cell office:value-type="string">
            <text:p>Rue</text:p>
          </table:table-cell>
          <table:table-cell office:value-type="string">
            <text:p>de la Cavalerie</text:p>
          </table:table-cell>
          <table:table-cell office:value-type="string">
            <text:p>appt 47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6929">
            <text:p>5952569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number-columns-repeated="990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Crèches municipales</text:p>
          </table:table-cell>
          <table:table-cell office:value-type="string">
            <text:p>Crèche Agropoli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20 97</text:p>
          </table:table-cell>
          <table:table-cell table:number-columns-repeated="4"/>
          <table:table-cell office:value-type="string">
            <text:p>834</text:p>
          </table:table-cell>
          <table:table-cell office:value-type="string">
            <text:p>43.6446658852</text:p>
          </table:table-cell>
          <table:table-cell office:value-type="string">
            <text:p>3.87006461137</text:p>
          </table:table-cell>
          <table:table-cell office:value-type="string">
            <text:p>30</text:p>
          </table:table-cell>
          <table:table-cell/>
          <table:table-cell office:value-type="string">
            <text:p>Rue</text:p>
          </table:table-cell>
          <table:table-cell office:value-type="string">
            <text:p>Jean-François-Breto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6057268">
            <text:p>76057268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table:number-columns-repeated="990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Crèches municipales</text:p>
          </table:table-cell>
          <table:table-cell office:value-type="string">
            <text:p>Crèche Antigo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28 15</text:p>
          </table:table-cell>
          <table:table-cell table:number-columns-repeated="4"/>
          <table:table-cell office:value-type="string">
            <text:p>835</text:p>
          </table:table-cell>
          <table:table-cell office:value-type="string">
            <text:p>43.6071467908</text:p>
          </table:table-cell>
          <table:table-cell office:value-type="string">
            <text:p>3.88453175252</text:p>
          </table:table-cell>
          <table:table-cell office:value-type="string">
            <text:p>10</text:p>
          </table:table-cell>
          <table:table-cell/>
          <table:table-cell office:value-type="string">
            <text:p>Rue</text:p>
          </table:table-cell>
          <table:table-cell office:value-type="string">
            <text:p>Jeanne d'Ar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73372">
            <text:p>585173372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number-columns-repeated="990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Crèches parentales et associatives</text:p>
          </table:table-cell>
          <table:table-cell office:value-type="string">
            <text:p>Crèche Bambobull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7 14 07</text:p>
          </table:table-cell>
          <table:table-cell table:number-columns-repeated="5"/>
          <table:table-cell office:value-type="string">
            <text:p>43.5985989</text:p>
          </table:table-cell>
          <table:table-cell office:value-type="string">
            <text:p>3.8436882</text:p>
          </table:table-cell>
          <table:table-cell office:value-type="string">
            <text:p>241</text:p>
          </table:table-cell>
          <table:table-cell/>
          <table:table-cell office:value-type="string">
            <text:p>Rue</text:p>
          </table:table-cell>
          <table:table-cell office:value-type="string">
            <text:p>Camille Desmoulins</text:p>
          </table:table-cell>
          <table:table-cell office:value-type="string">
            <text:p>Esc. 32 Cité Paul Valéry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29339">
            <text:p>61352933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990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Crèches municipales</text:p>
          </table:table-cell>
          <table:table-cell office:value-type="string">
            <text:p>Crèche Blanche Neig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7 17 44</text:p>
          </table:table-cell>
          <table:table-cell table:number-columns-repeated="4"/>
          <table:table-cell office:value-type="string">
            <text:p>836</text:p>
          </table:table-cell>
          <table:table-cell office:value-type="string">
            <text:p>43.5971989055</text:p>
          </table:table-cell>
          <table:table-cell office:value-type="string">
            <text:p>3.87018391741</text:p>
          </table:table-cell>
          <table:table-cell office:value-type="string">
            <text:p>17</text:p>
          </table:table-cell>
          <table:table-cell/>
          <table:table-cell office:value-type="string">
            <text:p>Place</text:p>
          </table:table-cell>
          <table:table-cell office:value-type="string">
            <text:p>Cardinal Verd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304402">
            <text:p>608304402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990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Crèches municipales</text:p>
          </table:table-cell>
          <table:table-cell office:value-type="string">
            <text:p>Crèche Cléonice Pouzi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63 64</text:p>
          </table:table-cell>
          <table:table-cell table:number-columns-repeated="4"/>
          <table:table-cell office:value-type="string">
            <text:p>838</text:p>
          </table:table-cell>
          <table:table-cell office:value-type="string">
            <text:p>43.6184352951</text:p>
          </table:table-cell>
          <table:table-cell office:value-type="string">
            <text:p>3.88174089598</text:p>
          </table:table-cell>
          <table:table-cell office:value-type="string">
            <text:p>64</text:p>
          </table:table-cell>
          <table:table-cell/>
          <table:table-cell office:value-type="string">
            <text:p>Rue</text:p>
          </table:table-cell>
          <table:table-cell office:value-type="string">
            <text:p>Lunare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7498">
            <text:p>595257498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table:number-columns-repeated="990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Crèches parentales et associatives</text:p>
          </table:table-cell>
          <table:table-cell office:value-type="string">
            <text:p>Crèche Coste Belle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5 33 32</text:p>
          </table:table-cell>
          <table:table-cell table:number-columns-repeated="5"/>
          <table:table-cell office:value-type="string">
            <text:p>43.6104339</text:p>
          </table:table-cell>
          <table:table-cell office:value-type="string">
            <text:p>3.903990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Frères Lum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96482">
            <text:p>62189648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table:number-columns-repeated="990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Crèches municipales</text:p>
          </table:table-cell>
          <table:table-cell office:value-type="string">
            <text:p>Crèche Edelweis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08 11</text:p>
          </table:table-cell>
          <table:table-cell table:number-columns-repeated="5"/>
          <table:table-cell office:value-type="string">
            <text:p>43.6034665</text:p>
          </table:table-cell>
          <table:table-cell office:value-type="string">
            <text:p>3.880709</text:p>
          </table:table-cell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du Général Ri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7355557">
            <text:p>60735555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90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Crèches municipales</text:p>
          </table:table-cell>
          <table:table-cell office:value-type="string">
            <text:p>Crèche Françoise Dolto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9 94 41</text:p>
          </table:table-cell>
          <table:table-cell table:number-columns-repeated="4"/>
          <table:table-cell office:value-type="string">
            <text:p>1443</text:p>
          </table:table-cell>
          <table:table-cell office:value-type="string">
            <text:p>43.6023275510</text:p>
          </table:table-cell>
          <table:table-cell office:value-type="string">
            <text:p>3.84996233675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du Père Cyprien Ro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78469">
            <text:p>585178469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90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Crèches municipales</text:p>
          </table:table-cell>
          <table:table-cell office:value-type="string">
            <text:p>Crèche Galinéta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56 20</text:p>
          </table:table-cell>
          <table:table-cell table:number-columns-repeated="4"/>
          <table:table-cell office:value-type="string">
            <text:p>841</text:p>
          </table:table-cell>
          <table:table-cell office:value-type="string">
            <text:p>43.6218997337</text:p>
          </table:table-cell>
          <table:table-cell office:value-type="string">
            <text:p>3.84233394366</text:p>
          </table:table-cell>
          <table:table-cell office:value-type="string">
            <text:p>31</text:p>
          </table:table-cell>
          <table:table-cell/>
          <table:table-cell office:value-type="string">
            <text:p>Rue</text:p>
          </table:table-cell>
          <table:table-cell office:value-type="string">
            <text:p>des Avant-Mont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905206">
            <text:p>621905206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table:number-columns-repeated="990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Crèches parentales et associatives</text:p>
          </table:table-cell>
          <table:table-cell office:value-type="string">
            <text:p>Crèche Gingko Bilob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72 22</text:p>
          </table:table-cell>
          <table:table-cell office:value-type="string">
            <text:p>04 67 63 72 21</text:p>
          </table:table-cell>
          <table:table-cell office:value-type="string">
            <text:p>ginkgobiloba@alpj.org</text:p>
          </table:table-cell>
          <table:table-cell table:number-columns-repeated="3"/>
          <table:table-cell office:value-type="string">
            <text:p>43.6413</text:p>
          </table:table-cell>
          <table:table-cell office:value-type="string">
            <text:p>3.8627</text:p>
          </table:table-cell>
          <table:table-cell office:value-type="string">
            <text:p>2256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46025">
            <text:p>598146025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number-columns-repeated="990"/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Crèches à horaires atypiques</text:p>
          </table:table-cell>
          <table:table-cell office:value-type="string">
            <text:p>Crèche Ginkgo Bilob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72 22</text:p>
          </table:table-cell>
          <table:table-cell table:number-columns-repeated="5"/>
          <table:table-cell office:value-type="string">
            <text:p>43.6413</text:p>
          </table:table-cell>
          <table:table-cell office:value-type="string">
            <text:p>3.8627</text:p>
          </table:table-cell>
          <table:table-cell office:value-type="string">
            <text:p>2256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46025">
            <text:p>598146025</text:p>
          </table:table-cell>
          <table:table-cell office:value-type="float" office:value="1">
            <text:p>1</text:p>
          </table:table-cell>
          <table:table-cell office:value-type="float" office:value="1194">
            <text:p>1194</text:p>
          </table:table-cell>
          <table:table-cell table:number-columns-repeated="990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Crèches parentales et associatives</text:p>
          </table:table-cell>
          <table:table-cell office:value-type="string">
            <text:p>Crèche La Bambineri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8 21 05</text:p>
          </table:table-cell>
          <table:table-cell table:number-columns-repeated="5"/>
          <table:table-cell office:value-type="string">
            <text:p>43.6115692</text:p>
          </table:table-cell>
          <table:table-cell office:value-type="string">
            <text:p>3.8551489</text:p>
          </table:table-cell>
          <table:table-cell office:value-type="string">
            <text:p>11</text:p>
          </table:table-cell>
          <table:table-cell/>
          <table:table-cell office:value-type="string">
            <text:p>Rue</text:p>
          </table:table-cell>
          <table:table-cell office:value-type="string">
            <text:p>des Sur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99240">
            <text:p>58519924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number-columns-repeated="990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Crèches parentales et associatives</text:p>
          </table:table-cell>
          <table:table-cell office:value-type="string">
            <text:p>Crèche La Coccinell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03 06 32</text:p>
          </table:table-cell>
          <table:table-cell table:number-columns-repeated="5"/>
          <table:table-cell office:value-type="string">
            <text:p>43.6138623</text:p>
          </table:table-cell>
          <table:table-cell office:value-type="string">
            <text:p>3.8389265</text:p>
          </table:table-cell>
          <table:table-cell office:value-type="string">
            <text:p>194</text:p>
          </table:table-cell>
          <table:table-cell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903392">
            <text:p>621903392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number-columns-repeated="990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Crèches parentales et associatives</text:p>
          </table:table-cell>
          <table:table-cell office:value-type="string">
            <text:p>Crèche La Gerbe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99 74 24 32</text:p>
          </table:table-cell>
          <table:table-cell table:number-columns-repeated="5"/>
          <table:table-cell office:value-type="string">
            <text:p>43.6052053</text:p>
          </table:table-cell>
          <table:table-cell office:value-type="string">
            <text:p>3.8707432</text:p>
          </table:table-cell>
          <table:table-cell office:value-type="string">
            <text:p>19</text:p>
          </table:table-cell>
          <table:table-cell/>
          <table:table-cell office:value-type="string">
            <text:p>Rue</text:p>
          </table:table-cell>
          <table:table-cell office:value-type="string">
            <text:p>Chapt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71936">
            <text:p>58517193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990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Crèches parentales et associatives</text:p>
          </table:table-cell>
          <table:table-cell office:value-type="string">
            <text:p>Crèche La Ribambell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7 02 81</text:p>
          </table:table-cell>
          <table:table-cell table:number-columns-repeated="5"/>
          <table:table-cell office:value-type="string">
            <text:p>43.5930981</text:p>
          </table:table-cell>
          <table:table-cell office:value-type="string">
            <text:p>3.8413142</text:p>
          </table:table-cell>
          <table:table-cell office:value-type="string">
            <text:p>170</text:p>
          </table:table-cell>
          <table:table-cell/>
          <table:table-cell office:value-type="string">
            <text:p>Place</text:p>
          </table:table-cell>
          <table:table-cell office:value-type="string">
            <text:p>Saint-Simon</text:p>
          </table:table-cell>
          <table:table-cell office:value-type="string">
            <text:p>Val de Croze appt 161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900172">
            <text:p>62190017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990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Crèches parentales et associatives</text:p>
          </table:table-cell>
          <table:table-cell office:value-type="string">
            <text:p>Crèche Les Bambins du Le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94 83</text:p>
          </table:table-cell>
          <table:table-cell table:number-columns-repeated="5"/>
          <table:table-cell office:value-type="string">
            <text:p>43.6180815</text:p>
          </table:table-cell>
          <table:table-cell office:value-type="string">
            <text:p>3.8914164</text:p>
          </table:table-cell>
          <table:table-cell office:value-type="string">
            <text:p>196</text:p>
          </table:table-cell>
          <table:table-cell/>
          <table:table-cell office:value-type="string">
            <text:p>Rue</text:p>
          </table:table-cell>
          <table:table-cell office:value-type="string">
            <text:p>des Paradis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93739">
            <text:p>621893739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990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Crèches familiales municipales</text:p>
          </table:table-cell>
          <table:table-cell office:value-type="string">
            <text:p>Crèche Les Elfe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65 43</text:p>
          </table:table-cell>
          <table:table-cell table:number-columns-repeated="4"/>
          <table:table-cell office:value-type="string">
            <text:p>00021000</text:p>
          </table:table-cell>
          <table:table-cell office:value-type="string">
            <text:p>43.6018337396</text:p>
          </table:table-cell>
          <table:table-cell office:value-type="string">
            <text:p>3.91574460468</text:p>
          </table:table-cell>
          <table:table-cell office:value-type="string">
            <text:p>28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8467">
            <text:p>617638467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90"/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Crèches à horaires atypiques</text:p>
          </table:table-cell>
          <table:table-cell office:value-type="string">
            <text:p>Crèche Les jardins de flo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43 34 37 03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u Faubourg St-Jaum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3">
            <text:p>1193</text:p>
          </table:table-cell>
          <table:table-cell table:number-columns-repeated="990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Crèches parentales et associatives</text:p>
          </table:table-cell>
          <table:table-cell office:value-type="string">
            <text:p>Crèche Les Moussaillon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58 13 86</text:p>
          </table:table-cell>
          <table:table-cell table:number-columns-repeated="5"/>
          <table:table-cell office:value-type="string">
            <text:p>43.6070913</text:p>
          </table:table-cell>
          <table:table-cell office:value-type="string">
            <text:p>3.8616399</text:p>
          </table:table-cell>
          <table:table-cell office:value-type="string">
            <text:p>156</text:p>
          </table:table-cell>
          <table:table-cell/>
          <table:table-cell office:value-type="string">
            <text:p>Impasse</text:p>
          </table:table-cell>
          <table:table-cell office:value-type="string">
            <text:p>Jean Bruller dit Vercors</text:p>
          </table:table-cell>
          <table:table-cell office:value-type="string">
            <text:p>Résidence La Guirland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535562">
            <text:p>613535562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990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Crèches familiales municipales</text:p>
          </table:table-cell>
          <table:table-cell office:value-type="string">
            <text:p>Crèche Les Petits Loup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65 44</text:p>
          </table:table-cell>
          <table:table-cell table:number-columns-repeated="5"/>
          <table:table-cell office:value-type="string">
            <text:p>43.6019639</text:p>
          </table:table-cell>
          <table:table-cell office:value-type="string">
            <text:p>3.9153466</text:p>
          </table:table-cell>
          <table:table-cell office:value-type="string">
            <text:p>28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9404">
            <text:p>61763940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90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Crèches municipales</text:p>
          </table:table-cell>
          <table:table-cell office:value-type="string">
            <text:p>Crèche Louise-Guiraud</text:p>
          </table:table-cell>
          <table:table-cell office:value-type="string">
            <text:p>Mosson</text:p>
          </table:table-cell>
          <table:table-cell/>
          <table:table-cell office:value-type="string">
            <text:p><text:s/>4 67 75 42 50</text:p>
          </table:table-cell>
          <table:table-cell table:number-columns-repeated="4"/>
          <table:table-cell office:value-type="string">
            <text:p>845</text:p>
          </table:table-cell>
          <table:table-cell office:value-type="string">
            <text:p>43.6287696114</text:p>
          </table:table-cell>
          <table:table-cell office:value-type="string">
            <text:p>3.81699608746</text:p>
          </table:table-cell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de Tipasa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3453652">
            <text:p>613453652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table:number-columns-repeated="990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Crèches municipales</text:p>
          </table:table-cell>
          <table:table-cell office:value-type="string">
            <text:p>Crèche Petit Prince de Boutonne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13 12</text:p>
          </table:table-cell>
          <table:table-cell table:number-columns-repeated="4"/>
          <table:table-cell office:value-type="string">
            <text:p>1497</text:p>
          </table:table-cell>
          <table:table-cell office:value-type="string">
            <text:p>43.6250945684</text:p>
          </table:table-cell>
          <table:table-cell office:value-type="string">
            <text:p>3.87609169747</text:p>
          </table:table-cell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Emile Littré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81730">
            <text:p>585181730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table:number-columns-repeated="990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Crèches municipales</text:p>
          </table:table-cell>
          <table:table-cell office:value-type="string">
            <text:p>Crèche Pinocchio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1 48 40</text:p>
          </table:table-cell>
          <table:table-cell table:number-columns-repeated="5"/>
          <table:table-cell office:value-type="string">
            <text:p>43.6167523</text:p>
          </table:table-cell>
          <table:table-cell office:value-type="string">
            <text:p>3.8786172</text:p>
          </table:table-cell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70981">
            <text:p>595270981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table:number-columns-repeated="990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Crèches parentales et associatives</text:p>
          </table:table-cell>
          <table:table-cell office:value-type="string">
            <text:p>Crèche Ricochet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79 96 20</text:p>
          </table:table-cell>
          <table:table-cell table:number-columns-repeated="5"/>
          <table:table-cell office:value-type="string">
            <text:p>43.6181211</text:p>
          </table:table-cell>
          <table:table-cell office:value-type="string">
            <text:p>3.9012512</text:p>
          </table:table-cell>
          <table:table-cell office:value-type="string">
            <text:p>134</text:p>
          </table:table-cell>
          <table:table-cell/>
          <table:table-cell office:value-type="string">
            <text:p>Rue</text:p>
          </table:table-cell>
          <table:table-cell office:value-type="string">
            <text:p>d'Astier de la Vigerie</text:p>
          </table:table-cell>
          <table:table-cell office:value-type="string">
            <text:p>escalier 3, appt. 64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201019">
            <text:p>585201019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number-columns-repeated="990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Crèches municipales</text:p>
          </table:table-cell>
          <table:table-cell office:value-type="string">
            <text:p>Crèche Robin des Bois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64 22 50</text:p>
          </table:table-cell>
          <table:table-cell table:number-columns-repeated="5"/>
          <table:table-cell office:value-type="string">
            <text:p>43.6018745</text:p>
          </table:table-cell>
          <table:table-cell office:value-type="string">
            <text:p>3.9156578</text:p>
          </table:table-cell>
          <table:table-cell office:value-type="string">
            <text:p>28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6853">
            <text:p>617636853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90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Crèches municipales</text:p>
          </table:table-cell>
          <table:table-cell office:value-type="string">
            <text:p>Crèche Sept Nain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30 67</text:p>
          </table:table-cell>
          <table:table-cell table:number-columns-repeated="5"/>
          <table:table-cell office:value-type="string">
            <text:p>43.6142035</text:p>
          </table:table-cell>
          <table:table-cell office:value-type="string">
            <text:p>3.8795472</text:p>
          </table:table-cell>
          <table:table-cell office:value-type="string">
            <text:p>2</text:p>
          </table:table-cell>
          <table:table-cell/>
          <table:table-cell office:value-type="string">
            <text:p>Impasse</text:p>
          </table:table-cell>
          <table:table-cell office:value-type="string">
            <text:p>Petite Corrat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182991">
            <text:p>585182991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number-columns-repeated="990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Crèches municipales</text:p>
          </table:table-cell>
          <table:table-cell office:value-type="string">
            <text:p>Crèche Sophie-Lagrèz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24 66</text:p>
          </table:table-cell>
          <table:table-cell table:number-columns-repeated="5"/>
          <table:table-cell office:value-type="string">
            <text:p>43.6100986</text:p>
          </table:table-cell>
          <table:table-cell office:value-type="string">
            <text:p>3.8656501</text:p>
          </table:table-cell>
          <table:table-cell office:value-type="string">
            <text:p>8</text:p>
          </table:table-cell>
          <table:table-cell/>
          <table:table-cell office:value-type="string">
            <text:p>Rue</text:p>
          </table:table-cell>
          <table:table-cell office:value-type="string">
            <text:p>Jacques Draparn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88107">
            <text:p>598188107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990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Crèches municipales</text:p>
          </table:table-cell>
          <table:table-cell office:value-type="string">
            <text:p>Crèche Thérèse-Sentis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45 87</text:p>
          </table:table-cell>
          <table:table-cell table:number-columns-repeated="4"/>
          <table:table-cell office:value-type="string">
            <text:p>848</text:p>
          </table:table-cell>
          <table:table-cell office:value-type="string">
            <text:p>43.5947955405</text:p>
          </table:table-cell>
          <table:table-cell office:value-type="string">
            <text:p>3.88462671017</text:p>
          </table:table-cell>
          <table:table-cell office:value-type="string">
            <text:p>655</text:p>
          </table:table-cell>
          <table:table-cell/>
          <table:table-cell office:value-type="string">
            <text:p>Avenue</text:p>
          </table:table-cell>
          <table:table-cell office:value-type="string">
            <text:p>du Maréchal Lecler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350365">
            <text:p>60835036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990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Crèches parentales et associatives</text:p>
          </table:table-cell>
          <table:table-cell office:value-type="string">
            <text:p>Crèche Tom Pouc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85 83</text:p>
          </table:table-cell>
          <table:table-cell table:number-columns-repeated="5"/>
          <table:table-cell office:value-type="string">
            <text:p>43.6269944</text:p>
          </table:table-cell>
          <table:table-cell office:value-type="string">
            <text:p>3.8877319</text:p>
          </table:table-cell>
          <table:table-cell office:value-type="string">
            <text:p>139</text:p>
          </table:table-cell>
          <table:table-cell/>
          <table:table-cell office:value-type="string">
            <text:p>Rue</text:p>
          </table:table-cell>
          <table:table-cell office:value-type="string">
            <text:p>Philippe Castan</text:p>
          </table:table-cell>
          <table:table-cell office:value-type="string">
            <text:p>Bât 14, Rés. Les Picholines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76200">
            <text:p>598176200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table:number-columns-repeated="990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Crèches parentales et associatives</text:p>
          </table:table-cell>
          <table:table-cell office:value-type="string">
            <text:p>Crèche Une Souris Vert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19 94</text:p>
          </table:table-cell>
          <table:table-cell table:number-columns-repeated="5"/>
          <table:table-cell office:value-type="string">
            <text:p>43.6329884</text:p>
          </table:table-cell>
          <table:table-cell office:value-type="string">
            <text:p>3.8437803</text:p>
          </table:table-cell>
          <table:table-cell office:value-type="string">
            <text:p>625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 office:value-type="string">
            <text:p>Les Garrigues de St Priest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14755">
            <text:p>598114755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table:number-columns-repeated="990"/>
        </table:table-row>
        <table:table-row table:style-name="ro4">
          <table:table-cell office:value-type="float" office:value="401">
            <text:p>401</text:p>
          </table:table-cell>
          <table:table-cell office:value-type="string">
            <text:p>Services municipaux</text:p>
          </table:table-cell>
          <table:table-cell office:value-type="string">
            <text:p>Cuisine centrale des restaurants scolaires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27 81 00</text:p>
          </table:table-cell>
          <table:table-cell office:value-type="string">
            <text:p>04 67 47 55 11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850</text:p>
          </table:table-cell>
          <table:table-cell office:value-type="string">
            <text:p>43.5993840948</text:p>
          </table:table-cell>
          <table:table-cell office:value-type="string">
            <text:p>3.84166511509</text:p>
          </table:table-cell>
          <table:table-cell office:value-type="string">
            <text:p>950</text:p>
          </table:table-cell>
          <table:table-cell/>
          <table:table-cell office:value-type="string">
            <text:p>Allée</text:p>
          </table:table-cell>
          <table:table-cell office:value-type="string">
            <text:p>de la Martell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4"/>
          <table:table-cell office:value-type="string">
            <text:p>- ligne 11 arrêt collège Marcel-Pagnol.</text:p>
            <text:p>- ligne 6 arrêt terminus Pas du Loup.</text:p>
            <text:p>- bus La Ronde arrêt Paul Fajon.</text:p>
            <text:p/>
          </table:table-cell>
          <table:table-cell table:number-columns-repeated="3"/>
          <table:table-cell office:value-type="float" office:value="454">
            <text:p>454</text:p>
          </table:table-cell>
          <table:table-cell table:number-columns-repeated="99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Agglomération</text:p>
          </table:table-cell>
          <table:table-cell office:value-type="string">
            <text:p>Cyber Base de Montpellier Agglomération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99 61 37</text:p>
          </table:table-cell>
          <table:table-cell/>
          <table:table-cell office:value-type="string">
            <text:p>contact@cyberbase-montpellier.com</text:p>
          </table:table-cell>
          <table:table-cell office:value-type="string">
            <text:p>www.cyberbase-montpellier.com/</text:p>
          </table:table-cell>
          <table:table-cell table:number-columns-repeated="4"/>
          <table:table-cell office:value-type="string">
            <text:p>275</text:p>
          </table:table-cell>
          <table:table-cell/>
          <table:table-cell office:value-type="string">
            <text:p>Rue</text:p>
          </table:table-cell>
          <table:table-cell office:value-type="string">
            <text:p>Léon Blum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Léon-Blum</text:p>
          </table:table-cell>
          <table:table-cell table:number-columns-repeated="4"/>
          <table:table-cell office:value-type="float" office:value="735">
            <text:p>735</text:p>
          </table:table-cell>
          <table:table-cell table:number-columns-repeated="990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Etat</text:p>
          </table:table-cell>
          <table:table-cell office:value-type="string">
            <text:p>Délégation régionale aux droits des femmes et à l'égalité Languedoc-Roussillon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67 64 83 01</text:p>
          </table:table-cell>
          <table:table-cell office:value-type="string">
            <text:p>04 67 22 56 09</text:p>
          </table:table-cell>
          <table:table-cell office:value-type="string">
            <text:p>drdf.lr@wanadoo.fr</text:p>
          </table:table-cell>
          <table:table-cell office:value-type="string">
            <text:p>www.droits-femmes-lr.fr</text:p>
          </table:table-cell>
          <table:table-cell table:number-columns-repeated="4"/>
          <table:table-cell office:value-type="string">
            <text:p>350</text:p>
          </table:table-cell>
          <table:table-cell/>
          <table:table-cell office:value-type="string">
            <text:p>Avenue</text:p>
          </table:table-cell>
          <table:table-cell office:value-type="string">
            <text:p>des Etats du Languedo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Antigone</text:p>
          </table:table-cell>
          <table:table-cell table:number-columns-repeated="4"/>
          <table:table-cell office:value-type="float" office:value="954">
            <text:p>954</text:p>
          </table:table-cell>
          <table:table-cell table:number-columns-repeated="990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Adresses utiles</text:p>
          </table:table-cell>
          <table:table-cell office:value-type="string">
            <text:p>Dépistages 34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23 33 53</text:p>
          </table:table-cell>
          <table:table-cell/>
          <table:table-cell office:value-type="string">
            <text:p>secretariat@depistages34.asso.fr</text:p>
          </table:table-cell>
          <table:table-cell office:value-type="string">
            <text:p>www.depistages34.asso.fr</text:p>
          </table:table-cell>
          <table:table-cell table:number-columns-repeated="4"/>
          <table:table-cell office:value-type="string">
            <text:p>209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e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91">
            <text:p>391</text:p>
          </table:table-cell>
          <table:table-cell table:number-columns-repeated="990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Autres contacts utiles</text:p>
          </table:table-cell>
          <table:table-cell office:value-type="string">
            <text:p>Diabolo Squash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54 64 54</text:p>
          </table:table-cell>
          <table:table-cell table:number-columns-repeated="7"/>
          <table:table-cell office:value-type="string">
            <text:p>104</text:p>
          </table:table-cell>
          <table:table-cell/>
          <table:table-cell office:value-type="string">
            <text:p>Rue</text:p>
          </table:table-cell>
          <table:table-cell office:value-type="string">
            <text:p>du Faubourg-Bout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5">
            <text:p>775</text:p>
          </table:table-cell>
          <table:table-cell table:number-columns-repeated="99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inémas</text:p>
          </table:table-cell>
          <table:table-cell office:value-type="string">
            <text:p>Diagonal Capitol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58 58 10 + 08 92 68 00 29</text:p>
          </table:table-cell>
          <table:table-cell table:number-columns-repeated="2"/>
          <table:table-cell office:value-type="string">
            <text:p>www.cinediagonal.com</text:p>
          </table:table-cell>
          <table:table-cell office:value-type="string">
            <text:p>Comédie</text:p>
          </table:table-cell>
          <table:table-cell/>
          <table:table-cell office:value-type="string">
            <text:p>43.6078</text:p>
          </table:table-cell>
          <table:table-cell office:value-type="string">
            <text:p>3.88045</text:p>
          </table:table-cell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de Verdu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, station Comédie</text:p>
          </table:table-cell>
          <table:table-cell table:number-columns-repeated="2"/>
          <table:table-cell office:value-type="float" office:value="600736622">
            <text:p>600736622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990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Services municipaux</text:p>
          </table:table-cell>
          <table:table-cell office:value-type="string">
            <text:p>Direction aménagement et programmation (DAP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34 70 21</text:p>
          </table:table-cell>
          <table:table-cell office:value-type="string">
            <text:p>04 67 34 87 61</text:p>
          </table:table-cell>
          <table:table-cell table:number-columns-repeated="6"/>
          <table:table-cell office:value-type="string">
            <text:p>474</text:p>
          </table:table-cell>
          <table:table-cell/>
          <table:table-cell office:value-type="string">
            <text:p>Allée</text:p>
          </table:table-cell>
          <table:table-cell office:value-type="string">
            <text:p>Henri II de Montmorency</text:p>
          </table:table-cell>
          <table:table-cell office:value-type="string">
            <text:p>(anciens locaux France Télécom). troisième étag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, station Antigone ou Léon-Blum</text:p>
          </table:table-cell>
          <table:table-cell table:number-columns-repeated="4"/>
          <table:table-cell office:value-type="float" office:value="445">
            <text:p>445</text:p>
          </table:table-cell>
          <table:table-cell table:number-columns-repeated="990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Services municipaux</text:p>
          </table:table-cell>
          <table:table-cell office:value-type="string">
            <text:p>Direction conseil en gestion organisation et méthod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0 00 (poste 46 37)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Hôtel de ville</text:p>
          </table:table-cell>
          <table:table-cell table:number-columns-repeated="4"/>
          <table:table-cell office:value-type="float" office:value="882">
            <text:p>882</text:p>
          </table:table-cell>
          <table:table-cell table:number-columns-repeated="990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ervices municipaux</text:p>
          </table:table-cell>
          <table:table-cell office:value-type="string">
            <text:p>Direction Culture et Patrimoin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88 80</text:p>
          </table:table-cell>
          <table:table-cell office:value-type="string">
            <text:p>04 67 34 88 90</text:p>
          </table:table-cell>
          <table:table-cell office:value-type="string">
            <text:p>dac.secretariat@ville-montpellier.fr</text:p>
          </table:table-cell>
          <table:table-cell table:number-columns-repeated="5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Ligne 1 station gare St Roch</text:p>
          </table:table-cell>
          <table:table-cell table:number-columns-repeated="4"/>
          <table:table-cell office:value-type="float" office:value="535">
            <text:p>535</text:p>
          </table:table-cell>
          <table:table-cell table:number-columns-repeated="990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Services municipaux</text:p>
          </table:table-cell>
          <table:table-cell office:value-type="string">
            <text:p>Direction de la démocratie de proximité et de la vie associativ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88 00</text:p>
          </table:table-cell>
          <table:table-cell table:number-columns-repeated="4"/>
          <table:table-cell office:value-type="string">
            <text:p>1563</text:p>
          </table:table-cell>
          <table:table-cell office:value-type="string">
            <text:p>43.6051151283</text:p>
          </table:table-cell>
          <table:table-cell office:value-type="string">
            <text:p>3.87879915816</text:p>
          </table:table-cell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X_NORMES</text:p>
          </table:table-cell>
          <table:table-cell/>
          <table:table-cell office:value-type="string">
            <text:p>AUX_NORMES</text:p>
          </table:table-cell>
          <table:table-cell/>
          <table:table-cell office:value-type="string">
            <text:p>lignes 1 et 2, station Gare St Roch</text:p>
          </table:table-cell>
          <table:table-cell table:number-columns-repeated="4"/>
          <table:table-cell office:value-type="float" office:value="1192">
            <text:p>1192</text:p>
          </table:table-cell>
          <table:table-cell table:number-columns-repeated="990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épartement</text:p>
          </table:table-cell>
          <table:table-cell office:value-type="string">
            <text:p>Direction de la solidarité départementale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table:number-columns-repeated="8"/>
          <table:table-cell office:value-type="string">
            <text:p>1000</text:p>
          </table:table-cell>
          <table:table-cell/>
          <table:table-cell office:value-type="string">
            <text:p>Rue</text:p>
          </table:table-cell>
          <table:table-cell office:value-type="string">
            <text:p>d’Alco</text:p>
          </table:table-cell>
          <table:table-cell office:value-type="string">
            <text:p>Conseil général de l’Hérault</text:p>
          </table:table-cell>
          <table:table-cell office:value-type="string">
            <text:p>34087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729">
            <text:p>729</text:p>
          </table:table-cell>
          <table:table-cell table:number-columns-repeated="990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Etat</text:p>
          </table:table-cell>
          <table:table-cell office:value-type="string">
            <text:p>Direction départementale de la concurrence, de la consommation et de la répression des fraudes (DDCCRF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20 89 00</text:p>
          </table:table-cell>
          <table:table-cell office:value-type="string">
            <text:p>04 67 20 89 69</text:p>
          </table:table-cell>
          <table:table-cell/>
          <table:table-cell office:value-type="string">
            <text:p>www.finances.gouv.fr/DGCCRF</text:p>
          </table:table-cell>
          <table:table-cell table:number-columns-repeated="4"/>
          <table:table-cell office:value-type="string">
            <text:p>43</text:p>
          </table:table-cell>
          <table:table-cell/>
          <table:table-cell office:value-type="string">
            <text:p>Place</text:p>
          </table:table-cell>
          <table:table-cell office:value-type="string">
            <text:p>Vauban</text:p>
          </table:table-cell>
          <table:table-cell office:value-type="string">
            <text:p>Les Portes d'Antigone BP 9562</text:p>
          </table:table-cell>
          <table:table-cell office:value-type="string">
            <text:p>34045</text:p>
          </table:table-cell>
          <table:table-cell office:value-type="string">
            <text:p>Montpellier</text:p>
          </table:table-cell>
          <table:table-cell office:value-type="string">
            <text:p>Cedex 0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879">
            <text:p>879</text:p>
          </table:table-cell>
          <table:table-cell table:number-columns-repeated="990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Etat</text:p>
          </table:table-cell>
          <table:table-cell office:value-type="string">
            <text:p>Direction Départementale de la Protection des Populations de l'Hérault</text:p>
          </table:table-cell>
          <table:table-cell office:value-type="string">
            <text:p>Les Cévennes</text:p>
          </table:table-cell>
          <table:table-cell/>
          <table:table-cell office:value-type="string">
            <text:p>04 99 74 31 50</text:p>
          </table:table-cell>
          <table:table-cell office:value-type="string">
            <text:p>04 99 74 31 60</text:p>
          </table:table-cell>
          <table:table-cell/>
          <table:table-cell office:value-type="string">
            <text:p>www.languedoc-roussillon.pref.gouv.fr/serviceetat/reate/protection_des_populations.shtm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Serge Lifar</text:p>
          </table:table-cell>
          <table:table-cell office:value-type="string">
            <text:p>CS 87377</text:p>
          </table:table-cell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880">
            <text:p>880</text:p>
          </table:table-cell>
          <table:table-cell table:number-columns-repeated="990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Etat</text:p>
          </table:table-cell>
          <table:table-cell office:value-type="string">
            <text:p>Direction départementale des affaires sanitaires et sociales (DDASS)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07 20 07</text:p>
          </table:table-cell>
          <table:table-cell table:number-columns-repeated="7"/>
          <table:table-cell office:value-type="string">
            <text:p>28</text:p>
          </table:table-cell>
          <table:table-cell office:value-type="string">
            <text:p>1025</text:p>
          </table:table-cell>
          <table:table-cell office:value-type="string">
            <text:p>Rue</text:p>
          </table:table-cell>
          <table:table-cell office:value-type="string">
            <text:p>Henri Becquerel</text:p>
          </table:table-cell>
          <table:table-cell office:value-type="string">
            <text:p>Parc Club du Millénaire</text:p>
          </table:table-cell>
          <table:table-cell office:value-type="string">
            <text:p>34067</text:p>
          </table:table-cell>
          <table:table-cell office:value-type="string">
            <text:p>Montpellier</text:p>
          </table:table-cell>
          <table:table-cell office:value-type="string">
            <text:p>Cedex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881">
            <text:p>881</text:p>
          </table:table-cell>
          <table:table-cell table:number-columns-repeated="990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Services municipaux</text:p>
          </table:table-cell>
          <table:table-cell office:value-type="string">
            <text:p>Direction des marchés public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87 63</text:p>
          </table:table-cell>
          <table:table-cell office:value-type="string">
            <text:p>04 67 34 59 04</text:p>
          </table:table-cell>
          <table:table-cell table:number-columns-repeated="6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39">
            <text:p>439</text:p>
          </table:table-cell>
          <table:table-cell table:number-columns-repeated="990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Services municipaux</text:p>
          </table:table-cell>
          <table:table-cell office:value-type="string">
            <text:p>Direction paysage et nature - Service des espaces verts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20 99 00</text:p>
          </table:table-cell>
          <table:table-cell office:value-type="string">
            <text:p>04 67 20 99 07</text:p>
          </table:table-cell>
          <table:table-cell table:number-columns-repeated="8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municipal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65">
            <text:p>965</text:p>
          </table:table-cell>
          <table:table-cell table:number-columns-repeated="990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Etat</text:p>
          </table:table-cell>
          <table:table-cell office:value-type="string">
            <text:p>Direction régionale de l'industrie, de la recherche et <text:s/>de l'environnement (Drire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69 70 00</text:p>
          </table:table-cell>
          <table:table-cell table:number-columns-repeated="2"/>
          <table:table-cell office:value-type="string">
            <text:p>www.languedoc-roussillon.drire.gouv.fr</text:p>
          </table:table-cell>
          <table:table-cell office:value-type="string">
            <text:p>Antigone</text:p>
          </table:table-cell>
          <table:table-cell table:number-columns-repeated="3"/>
          <table:table-cell office:value-type="string">
            <text:p>3</text:p>
          </table:table-cell>
          <table:table-cell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Les Echelles de la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place Paul-Bec</text:p>
          </table:table-cell>
          <table:table-cell table:number-columns-repeated="4"/>
          <table:table-cell office:value-type="float" office:value="878">
            <text:p>878</text:p>
          </table:table-cell>
          <table:table-cell table:number-columns-repeated="990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Autres lieux</text:p>
          </table:table-cell>
          <table:table-cell office:value-type="string">
            <text:p>Direction Régionale des Affaires Culturel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2 32 00</text:p>
          </table:table-cell>
          <table:table-cell office:value-type="string">
            <text:p>04 67 02 32 04</text:p>
          </table:table-cell>
          <table:table-cell/>
          <table:table-cell office:value-type="string">
            <text:p>www.languedoc-roussillon.culture.gouv.fr</text:p>
          </table:table-cell>
          <table:table-cell office:value-type="string">
            <text:p>Corum, Joffre, Préfecture</text:p>
          </table:table-cell>
          <table:table-cell table:number-columns-repeated="3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de la Salle l'Evêque</text:p>
          </table:table-cell>
          <table:table-cell office:value-type="string">
            <text:p>CS 49 020</text:p>
          </table:table-cell>
          <table:table-cell office:value-type="string">
            <text:p>34967</text:p>
          </table:table-cell>
          <table:table-cell office:value-type="string">
            <text:p>Montpellier</text:p>
          </table:table-cell>
          <table:table-cell office:value-type="string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rum, Comédie</text:p>
          </table:table-cell>
          <table:table-cell table:number-columns-repeated="4"/>
          <table:table-cell office:value-type="float" office:value="1093">
            <text:p>1093</text:p>
          </table:table-cell>
          <table:table-cell table:number-columns-repeated="990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Région</text:p>
          </table:table-cell>
          <table:table-cell office:value-type="string">
            <text:p>Direction régionale des affaires culturelles L-R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02 32 00</text:p>
          </table:table-cell>
          <table:table-cell office:value-type="string">
            <text:p>04 67 02 32 04</text:p>
          </table:table-cell>
          <table:table-cell/>
          <table:table-cell office:value-type="string">
            <text:p>www.languedoc-roussillon.culture.gouv.fr</text:p>
          </table:table-cell>
          <table:table-cell office:value-type="string">
            <text:p>Le Corum et Comédie</text:p>
          </table:table-cell>
          <table:table-cell table:number-columns-repeated="3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Salle-l'Evêque</text:p>
          </table:table-cell>
          <table:table-cell/>
          <table:table-cell office:value-type="string">
            <text:p>34967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: station Le Corum ou Comédie</text:p>
          </table:table-cell>
          <table:table-cell table:number-columns-repeated="4"/>
          <table:table-cell office:value-type="float" office:value="713">
            <text:p>713</text:p>
          </table:table-cell>
          <table:table-cell table:number-columns-repeated="990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Services municipaux</text:p>
          </table:table-cell>
          <table:table-cell office:value-type="string">
            <text:p>Direction urbanisme opérationnel (DUOP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34 74 55</text:p>
          </table:table-cell>
          <table:table-cell office:value-type="string">
            <text:p>04 67 34 74 05</text:p>
          </table:table-cell>
          <table:table-cell table:number-columns-repeated="6"/>
          <table:table-cell office:value-type="string">
            <text:p>474</text:p>
          </table:table-cell>
          <table:table-cell/>
          <table:table-cell office:value-type="string">
            <text:p>Allée</text:p>
          </table:table-cell>
          <table:table-cell office:value-type="string">
            <text:p>Henri II de Montmorency</text:p>
          </table:table-cell>
          <table:table-cell office:value-type="string">
            <text:p>(anciens locaux France Télécom) au troisième étag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, station Antigone ou Léon-Blum</text:p>
          </table:table-cell>
          <table:table-cell table:number-columns-repeated="4"/>
          <table:table-cell office:value-type="float" office:value="982">
            <text:p>982</text:p>
          </table:table-cell>
          <table:table-cell table:number-columns-repeated="990"/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Quartiers</text:p>
          </table:table-cell>
          <table:table-cell office:value-type="string">
            <text:p>Divers lieux</text:p>
          </table:table-cell>
          <table:table-cell table:number-columns-repeated="15"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3">
            <text:p>1203</text:p>
          </table:table-cell>
          <table:table-cell table:number-columns-repeated="990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Parcs et jardins</text:p>
          </table:table-cell>
          <table:table-cell office:value-type="string">
            <text:p>Domaine Bonnier de la Mosson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125</text:p>
          </table:table-cell>
          <table:table-cell office:value-type="string">
            <text:p>3.82015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8"/>
          <table:table-cell office:value-type="float" office:value="31426864">
            <text:p>31426864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table:number-columns-repeated="990"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Parcs et jardins</text:p>
          </table:table-cell>
          <table:table-cell office:value-type="string">
            <text:p>Domaine d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table:number-columns-repeated="10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4">
            <text:p>1204</text:p>
          </table:table-cell>
          <table:table-cell table:number-columns-repeated="990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Parcs et jardins</text:p>
          </table:table-cell>
          <table:table-cell office:value-type="string">
            <text:p>Domaine de la Pompignane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u Salai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3">
            <text:p>813</text:p>
          </table:table-cell>
          <table:table-cell table:number-columns-repeated="99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Parcs et jardins</text:p>
          </table:table-cell>
          <table:table-cell office:value-type="string">
            <text:p>Domaine de Méric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306</text:p>
          </table:table-cell>
          <table:table-cell office:value-type="string">
            <text:p>3.89153</text:p>
          </table:table-cell>
          <table:table-cell office:value-type="string">
            <text:p>634</text:p>
          </table:table-cell>
          <table:table-cell/>
          <table:table-cell office:value-type="string">
            <text:p>Rue</text:p>
          </table:table-cell>
          <table:table-cell office:value-type="string">
            <text:p>de Ferra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0493424">
            <text:p>10493424</text:p>
          </table:table-cell>
          <table:table-cell office:value-type="float" office:value="2">
            <text:p>2</text:p>
          </table:table-cell>
          <table:table-cell office:value-type="float" office:value="822">
            <text:p>822</text:p>
          </table:table-cell>
          <table:table-cell table:number-columns-repeated="990"/>
        </table:table-row>
        <table:table-row table:style-name="ro4">
          <table:table-cell office:value-type="float" office:value="1362">
            <text:p>1362</text:p>
          </table:table-cell>
          <table:table-cell office:value-type="string">
            <text:p>Parcs et jardins</text:p>
          </table:table-cell>
          <table:table-cell office:value-type="string">
            <text:p>Domaine d'O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800200165</text:p>
          </table:table-cell>
          <table:table-cell table:number-columns-repeated="2"/>
          <table:table-cell office:value-type="string">
            <text:p>www.domaine-do-34.eu</text:p>
          </table:table-cell>
          <table:table-cell/>
          <table:table-cell office:value-type="string">
            <text:p>39146</text:p>
          </table:table-cell>
          <table:table-cell office:value-type="string">
            <text:p>43.6329439123</text:p>
          </table:table-cell>
          <table:table-cell office:value-type="string">
            <text:p>3.83913649513</text:p>
          </table:table-cell>
          <table:table-cell table:number-columns-repeated="2"/>
          <table:table-cell office:value-type="string">
            <text:p>Rond-point</text:p>
          </table:table-cell>
          <table:table-cell office:value-type="string">
            <text:p>du Château d’O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Parking</text:p>
            <text:p>Accessible aux personnes handicapées.</text:p>
            <text:p/>
            <text:p/>
          </table:table-cell>
          <table:table-cell office:value-type="string">
            <text:p>Accès</text:p>
            <text:p>Tramway : ligne 1, arrêt Château d'Ô </text:p>
            <text:p/>
          </table:table-cell>
          <table:table-cell office:value-type="string">
            <text:p>bus n°7 et n°16 arrêt Château d’O</text:p>
          </table:table-cell>
          <table:table-cell table:number-columns-repeated="3"/>
          <table:table-cell office:value-type="float" office:value="1205">
            <text:p>1205</text:p>
          </table:table-cell>
          <table:table-cell table:number-columns-repeated="990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Lieux d'accès multimédia</text:p>
          </table:table-cell>
          <table:table-cell office:value-type="string">
            <text:p>ECM Kaweng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51 66</text:p>
          </table:table-cell>
          <table:table-cell/>
          <table:table-cell office:value-type="string">
            <text:p>contact@kawenga.com</text:p>
          </table:table-cell>
          <table:table-cell office:value-type="string">
            <text:p>www.ecmkawenga.com</text:p>
          </table:table-cell>
          <table:table-cell office:value-type="string">
            <text:p>Parking du Corum</text:p>
          </table:table-cell>
          <table:table-cell table:number-columns-repeated="3"/>
          <table:table-cell office:value-type="string">
            <text:p>21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 office:value-type="string">
            <text:p>Territoires numériqu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s 1 et 2 : Corum</text:p>
            <text:p/>
          </table:table-cell>
          <table:table-cell table:number-columns-repeated="4"/>
          <table:table-cell office:value-type="float" office:value="849">
            <text:p>849</text:p>
          </table:table-cell>
          <table:table-cell table:number-columns-repeated="990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Ecoles d'enseignement supérieur</text:p>
          </table:table-cell>
          <table:table-cell office:value-type="string">
            <text:p>Ecole d'architecture LR</text:p>
          </table:table-cell>
          <table:table-cell office:value-type="string">
            <text:p>Hôpitaux - Facultés</text:p>
          </table:table-cell>
          <table:table-cell office:value-type="string">
            <text:p>Plan des Quatre Seigneurs</text:p>
          </table:table-cell>
          <table:table-cell office:value-type="string">
            <text:p>04 67 91 89 89</text:p>
          </table:table-cell>
          <table:table-cell office:value-type="string">
            <text:p>04 67 41 35 07</text:p>
          </table:table-cell>
          <table:table-cell/>
          <table:table-cell office:value-type="string">
            <text:p>www.montpellier.archi.fr/</text:p>
          </table:table-cell>
          <table:table-cell/>
          <table:table-cell office:value-type="string">
            <text:p>70012100</text:p>
          </table:table-cell>
          <table:table-cell office:value-type="string">
            <text:p>43.6365979955</text:p>
          </table:table-cell>
          <table:table-cell office:value-type="string">
            <text:p>3.85678660887</text:p>
          </table:table-cell>
          <table:table-cell office:value-type="string">
            <text:p>179</text:p>
          </table:table-cell>
          <table:table-cell/>
          <table:table-cell office:value-type="string">
            <text:p>Rue</text:p>
          </table:table-cell>
          <table:table-cell office:value-type="string">
            <text:p>de l'Espérou</text:p>
          </table:table-cell>
          <table:table-cell/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3 - La Navette Agropolis</text:p>
          </table:table-cell>
          <table:table-cell table:number-columns-repeated="3"/>
          <table:table-cell office:value-type="float" office:value="1027">
            <text:p>1027</text:p>
          </table:table-cell>
          <table:table-cell table:number-columns-repeated="990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Ecoles d'enseignement supérieur</text:p>
          </table:table-cell>
          <table:table-cell office:value-type="string">
            <text:p>Ecole de Notariat</text:p>
          </table:table-cell>
          <table:table-cell office:value-type="string">
            <text:p>Mosson</text:p>
          </table:table-cell>
          <table:table-cell/>
          <table:table-cell office:value-type="string">
            <text:p>04 67 54 16 38</text:p>
          </table:table-cell>
          <table:table-cell table:number-columns-repeated="7"/>
          <table:table-cell office:value-type="string">
            <text:p>565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 - Euromédecine - Tournezy</text:p>
          </table:table-cell>
          <table:table-cell table:number-columns-repeated="3"/>
          <table:table-cell office:value-type="float" office:value="1028">
            <text:p>1028</text:p>
          </table:table-cell>
          <table:table-cell table:number-columns-repeated="990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Métiers Petite Enfance</text:p>
          </table:table-cell>
          <table:table-cell office:value-type="string">
            <text:p>Ecole de Puéricultric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33 88 63</text:p>
          </table:table-cell>
          <table:table-cell/>
          <table:table-cell office:value-type="string">
            <text:p>cfph-pueri@chu-montpellier.fr</text:p>
          </table:table-cell>
          <table:table-cell office:value-type="string">
            <text:p>www.chu-montpellier.fr/fr/ecole-pueri.jsp</text:p>
          </table:table-cell>
          <table:table-cell table:number-columns-repeated="4"/>
          <table:table-cell office:value-type="string">
            <text:p>1146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3">
            <text:p>1233</text:p>
          </table:table-cell>
          <table:table-cell table:number-columns-repeated="990"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Métiers Petite Enfance</text:p>
          </table:table-cell>
          <table:table-cell office:value-type="string">
            <text:p>Ecole de puéricultrices et auxiliaires de puériculture</text:p>
          </table:table-cell>
          <table:table-cell table:number-columns-repeated="2"/>
          <table:table-cell office:value-type="string">
            <text:p>04 66 68 69 05</text:p>
          </table:table-cell>
          <table:table-cell table:number-columns-repeated="2"/>
          <table:table-cell office:value-type="string">
            <text:p>www.ceepame.com/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Bis Kléber</text:p>
          </table:table-cell>
          <table:table-cell/>
          <table:table-cell office:value-type="string">
            <text:p>30000</text:p>
          </table:table-cell>
          <table:table-cell office:value-type="string">
            <text:p>Nîme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7">
            <text:p>1237</text:p>
          </table:table-cell>
          <table:table-cell table:number-columns-repeated="990"/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Métiers Petite Enfance</text:p>
          </table:table-cell>
          <table:table-cell office:value-type="string">
            <text:p>Ecole de sages femmes</text:p>
          </table:table-cell>
          <table:table-cell table:number-columns-repeated="2"/>
          <table:table-cell office:value-type="string">
            <text:p>04 67 33 88 59</text:p>
          </table:table-cell>
          <table:table-cell/>
          <table:table-cell office:value-type="string">
            <text:p>ecole-sages-femmes@chu-montpellier.fr</text:p>
          </table:table-cell>
          <table:table-cell office:value-type="string">
            <text:p>www.chu-montpellier.fr/fr/ecole-sage-femme.jsp</text:p>
          </table:table-cell>
          <table:table-cell table:number-columns-repeated="4"/>
          <table:table-cell office:value-type="string">
            <text:p>1146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2">
            <text:p>1232</text:p>
          </table:table-cell>
          <table:table-cell table:number-columns-repeated="990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Métiers Petite Enfance</text:p>
          </table:table-cell>
          <table:table-cell office:value-type="string">
            <text:p>Ecole de service social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07 02 40</text:p>
          </table:table-cell>
          <table:table-cell table:number-columns-repeated="2"/>
          <table:table-cell office:value-type="string">
            <text:p>www.123boutchou.com/educateur_enfant_ecole.html</text:p>
          </table:table-cell>
          <table:table-cell table:number-columns-repeated="4"/>
          <table:table-cell office:value-type="string">
            <text:p>1011</text:p>
          </table:table-cell>
          <table:table-cell/>
          <table:table-cell office:value-type="string">
            <text:p>Rue</text:p>
          </table:table-cell>
          <table:table-cell office:value-type="string">
            <text:p>du Pont de Lavérune</text:p>
          </table:table-cell>
          <table:table-cell office:value-type="string">
            <text:p>Les Chênes Verts Bâtiment C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5">
            <text:p>1235</text:p>
          </table:table-cell>
          <table:table-cell table:number-columns-repeated="990"/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Métiers Petite Enfance</text:p>
          </table:table-cell>
          <table:table-cell office:value-type="string">
            <text:p>Ecole d'infirmières et d'auxiliaires de puériculture</text:p>
          </table:table-cell>
          <table:table-cell table:number-columns-repeated="2"/>
          <table:table-cell office:value-type="string">
            <text:p>04 67 35 70 33 ou 04 67 09 21 60</text:p>
          </table:table-cell>
          <table:table-cell/>
          <table:table-cell office:value-type="string">
            <text:p>contact@coursminerve.com</text:p>
          </table:table-cell>
          <table:table-cell office:value-type="string">
            <text:p>www.coursminerve.com/ecole.php</text:p>
          </table:table-cell>
          <table:table-cell table:number-columns-repeated="4"/>
          <table:table-cell office:value-type="string">
            <text:p>21</text:p>
          </table:table-cell>
          <table:table-cell/>
          <table:table-cell office:value-type="string">
            <text:p>Boulevard</text:p>
          </table:table-cell>
          <table:table-cell office:value-type="string">
            <text:p>Kennedy</text:p>
          </table:table-cell>
          <table:table-cell/>
          <table:table-cell office:value-type="string">
            <text:p>34500</text:p>
          </table:table-cell>
          <table:table-cell office:value-type="string">
            <text:p>Bézier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6">
            <text:p>1236</text:p>
          </table:table-cell>
          <table:table-cell table:number-columns-repeated="99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Ecoles élémentaires</text:p>
          </table:table-cell>
          <table:table-cell office:value-type="string">
            <text:p>Ecole élémentaire Alain Savary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02 57</text:p>
          </table:table-cell>
          <table:table-cell table:number-columns-repeated="4"/>
          <table:table-cell office:value-type="string">
            <text:p>1297</text:p>
          </table:table-cell>
          <table:table-cell office:value-type="string">
            <text:p>43.5965354863</text:p>
          </table:table-cell>
          <table:table-cell office:value-type="string">
            <text:p>3.83889178718</text:p>
          </table:table-cell>
          <table:table-cell office:value-type="string">
            <text:p>240</text:p>
          </table:table-cell>
          <table:table-cell/>
          <table:table-cell office:value-type="string">
            <text:p>Quai</text:p>
          </table:table-cell>
          <table:table-cell office:value-type="string">
            <text:p>Flora Trista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90744552">
            <text:p>39074455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990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coles élémentaires</text:p>
          </table:table-cell>
          <table:table-cell office:value-type="string">
            <text:p>Ecole élémentaire André <text:s/>Boulloche</text:p>
          </table:table-cell>
          <table:table-cell office:value-type="string">
            <text:p>Mosson</text:p>
          </table:table-cell>
          <table:table-cell/>
          <table:table-cell office:value-type="string">
            <text:p>04 67 75 37 33</text:p>
          </table:table-cell>
          <table:table-cell table:number-columns-repeated="4"/>
          <table:table-cell office:value-type="string">
            <text:p>927</text:p>
          </table:table-cell>
          <table:table-cell office:value-type="string">
            <text:p>43.6278589816</text:p>
          </table:table-cell>
          <table:table-cell office:value-type="string">
            <text:p>3.81962091482</text:p>
          </table:table-cell>
          <table:table-cell office:value-type="string">
            <text:p>123</text:p>
          </table:table-cell>
          <table:table-cell/>
          <table:table-cell office:value-type="string">
            <text:p>Rue</text:p>
          </table:table-cell>
          <table:table-cell office:value-type="string">
            <text:p>de Lausan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302453">
            <text:p>590302453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table:number-columns-repeated="990"/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Ecoles élémentaires</text:p>
          </table:table-cell>
          <table:table-cell office:value-type="string">
            <text:p>Ecole élementaire André Malraux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99 64 27 41</text:p>
          </table:table-cell>
          <table:table-cell table:number-columns-repeated="5"/>
          <table:table-cell office:value-type="string">
            <text:p>43.6039</text:p>
          </table:table-cell>
          <table:table-cell office:value-type="string">
            <text:p>3.90658</text:p>
          </table:table-cell>
          <table:table-cell office:value-type="string">
            <text:p>380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6832">
            <text:p>608526832</text:p>
          </table:table-cell>
          <table:table-cell office:value-type="float" office:value="1">
            <text:p>1</text:p>
          </table:table-cell>
          <table:table-cell office:value-type="float" office:value="1267">
            <text:p>1267</text:p>
          </table:table-cell>
          <table:table-cell table:number-columns-repeated="99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Ecoles élémentaires</text:p>
          </table:table-cell>
          <table:table-cell office:value-type="string">
            <text:p>Ecole élémentaire Antoine Balard</text:p>
          </table:table-cell>
          <table:table-cell office:value-type="string">
            <text:p>Mosson</text:p>
          </table:table-cell>
          <table:table-cell/>
          <table:table-cell office:value-type="string">
            <text:p>04 67 75 43 01</text:p>
          </table:table-cell>
          <table:table-cell table:number-columns-repeated="4"/>
          <table:table-cell office:value-type="string">
            <text:p>1284</text:p>
          </table:table-cell>
          <table:table-cell office:value-type="string">
            <text:p>43.6238178889</text:p>
          </table:table-cell>
          <table:table-cell office:value-type="string">
            <text:p>3.81839247129</text:p>
          </table:table-cell>
          <table:table-cell office:value-type="string">
            <text:p>123</text:p>
          </table:table-cell>
          <table:table-cell/>
          <table:table-cell office:value-type="string">
            <text:p>Rue</text:p>
          </table:table-cell>
          <table:table-cell office:value-type="string">
            <text:p>de Salamanqu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325101">
            <text:p>590325101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table:number-columns-repeated="99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coles élémentaires</text:p>
          </table:table-cell>
          <table:table-cell office:value-type="string">
            <text:p>Ecole élémentaire Auguste Comt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52</text:p>
          </table:table-cell>
          <table:table-cell table:number-columns-repeated="4"/>
          <table:table-cell office:value-type="string">
            <text:p>906</text:p>
          </table:table-cell>
          <table:table-cell office:value-type="string">
            <text:p>43.6101549830</text:p>
          </table:table-cell>
          <table:table-cell office:value-type="string">
            <text:p>3.86851099511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Emile Zol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333691">
            <text:p>590333691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table:number-columns-repeated="99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Ecoles élémentaires</text:p>
          </table:table-cell>
          <table:table-cell office:value-type="string">
            <text:p>Ecole élémentaire Berthe Moriso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03 37</text:p>
          </table:table-cell>
          <table:table-cell table:number-columns-repeated="4"/>
          <table:table-cell office:value-type="string">
            <text:p>899</text:p>
          </table:table-cell>
          <table:table-cell office:value-type="string">
            <text:p>43.6164778100</text:p>
          </table:table-cell>
          <table:table-cell office:value-type="string">
            <text:p>3.86244579954</text:p>
          </table:table-cell>
          <table:table-cell office:value-type="string">
            <text:p>60</text:p>
          </table:table-cell>
          <table:table-cell/>
          <table:table-cell office:value-type="string">
            <text:p>Avenue</text:p>
          </table:table-cell>
          <table:table-cell office:value-type="string">
            <text:p>d'Ass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61463688">
            <text:p>361463688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number-columns-repeated="990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Ecoles élémentaires</text:p>
          </table:table-cell>
          <table:table-cell office:value-type="string">
            <text:p>Ecole élémentaire Blaise Pascal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2 11 72</text:p>
          </table:table-cell>
          <table:table-cell table:number-columns-repeated="4"/>
          <table:table-cell office:value-type="string">
            <text:p>1474</text:p>
          </table:table-cell>
          <table:table-cell office:value-type="string">
            <text:p>43.6120638763</text:p>
          </table:table-cell>
          <table:table-cell office:value-type="string">
            <text:p>3.90742675661</text:p>
          </table:table-cell>
          <table:table-cell office:value-type="string">
            <text:p>100</text:p>
          </table:table-cell>
          <table:table-cell/>
          <table:table-cell office:value-type="string">
            <text:p>Rue</text:p>
          </table:table-cell>
          <table:table-cell office:value-type="string">
            <text:p>Louis Lépi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377000">
            <text:p>59037700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number-columns-repeated="99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coles élémentaires</text:p>
          </table:table-cell>
          <table:table-cell office:value-type="string">
            <text:p>Ecole élémentaire Charles Baudelair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08 53</text:p>
          </table:table-cell>
          <table:table-cell table:number-columns-repeated="4"/>
          <table:table-cell office:value-type="string">
            <text:p>1147</text:p>
          </table:table-cell>
          <table:table-cell office:value-type="string">
            <text:p>43.6166694458</text:p>
          </table:table-cell>
          <table:table-cell office:value-type="string">
            <text:p>3.84610756762</text:p>
          </table:table-cell>
          <table:table-cell office:value-type="string">
            <text:p>311</text:p>
          </table:table-cell>
          <table:table-cell/>
          <table:table-cell office:value-type="string">
            <text:p>Avenue</text:p>
          </table:table-cell>
          <table:table-cell office:value-type="string">
            <text:p>Saint-Cléme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091165">
            <text:p>592091165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number-columns-repeated="99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Ecoles élémentaires</text:p>
          </table:table-cell>
          <table:table-cell office:value-type="string">
            <text:p>Ecole élémentaire Charles Davil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52 50</text:p>
          </table:table-cell>
          <table:table-cell table:number-columns-repeated="4"/>
          <table:table-cell office:value-type="string">
            <text:p>892</text:p>
          </table:table-cell>
          <table:table-cell office:value-type="string">
            <text:p>43.6223334729</text:p>
          </table:table-cell>
          <table:table-cell office:value-type="string">
            <text:p>3.87046739550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Colonel March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29398">
            <text:p>595229398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table:number-columns-repeated="990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Ecoles élémentaires</text:p>
          </table:table-cell>
          <table:table-cell office:value-type="string">
            <text:p>Ecole élémentaire Charles Dickens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47 86</text:p>
          </table:table-cell>
          <table:table-cell table:number-columns-repeated="4"/>
          <table:table-cell office:value-type="string">
            <text:p>876</text:p>
          </table:table-cell>
          <table:table-cell office:value-type="string">
            <text:p>43.5968551232</text:p>
          </table:table-cell>
          <table:table-cell office:value-type="string">
            <text:p>3.89222302947</text:p>
          </table:table-cell>
          <table:table-cell office:value-type="string">
            <text:p>686</text:p>
          </table:table-cell>
          <table:table-cell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282503">
            <text:p>60828250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99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coles élémentaires</text:p>
          </table:table-cell>
          <table:table-cell office:value-type="string">
            <text:p>Ecole élémentaire Condorce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19 98</text:p>
          </table:table-cell>
          <table:table-cell table:number-columns-repeated="4"/>
          <table:table-cell office:value-type="string">
            <text:p>995</text:p>
          </table:table-cell>
          <table:table-cell office:value-type="string">
            <text:p>43.6170476104</text:p>
          </table:table-cell>
          <table:table-cell office:value-type="string">
            <text:p>3.87449334852</text:p>
          </table:table-cell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du Faubourg Bout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3605">
            <text:p>595253605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number-columns-repeated="99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coles élémentaires</text:p>
          </table:table-cell>
          <table:table-cell office:value-type="string">
            <text:p>Ecole élémentaire Dante Alighieri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64 98</text:p>
          </table:table-cell>
          <table:table-cell table:number-columns-repeated="4"/>
          <table:table-cell office:value-type="string">
            <text:p>1334</text:p>
          </table:table-cell>
          <table:table-cell office:value-type="string">
            <text:p>43.6040401106</text:p>
          </table:table-cell>
          <table:table-cell office:value-type="string">
            <text:p>3.84496191466</text:p>
          </table:table-cell>
          <table:table-cell office:value-type="string">
            <text:p>759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9573">
            <text:p>598499573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990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Ecoles élémentaires</text:p>
          </table:table-cell>
          <table:table-cell office:value-type="string">
            <text:p>Ecole élémentaire Diderot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92 35 63</text:p>
          </table:table-cell>
          <table:table-cell table:number-columns-repeated="4"/>
          <table:table-cell office:value-type="string">
            <text:p>1271</text:p>
          </table:table-cell>
          <table:table-cell office:value-type="string">
            <text:p>43.5918129528</text:p>
          </table:table-cell>
          <table:table-cell office:value-type="string">
            <text:p>3.88695424852</text:p>
          </table:table-cell>
          <table:table-cell office:value-type="string">
            <text:p>16 bis</text:p>
          </table:table-cell>
          <table:table-cell/>
          <table:table-cell office:value-type="string">
            <text:p>Rue</text:p>
          </table:table-cell>
          <table:table-cell office:value-type="string">
            <text:p>de la Bandid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05567">
            <text:p>59810556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9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Ecoles élémentaires</text:p>
          </table:table-cell>
          <table:table-cell office:value-type="string">
            <text:p>Ecole élémentaire Docteur Calmett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47 25</text:p>
          </table:table-cell>
          <table:table-cell table:number-columns-repeated="4"/>
          <table:table-cell office:value-type="string">
            <text:p>947</text:p>
          </table:table-cell>
          <table:table-cell office:value-type="string">
            <text:p>43.6413822065</text:p>
          </table:table-cell>
          <table:table-cell office:value-type="string">
            <text:p>3.85664148479</text:p>
          </table:table-cell>
          <table:table-cell office:value-type="string">
            <text:p>147</text:p>
          </table:table-cell>
          <table:table-cell/>
          <table:table-cell office:value-type="string">
            <text:p>Rue</text:p>
          </table:table-cell>
          <table:table-cell office:value-type="string">
            <text:p>des Quatre Seigneur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9012694">
            <text:p>289012694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number-columns-repeated="990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coles élémentaires</text:p>
          </table:table-cell>
          <table:table-cell office:value-type="string">
            <text:p>Ecole élémentaire Emile Comb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28 45</text:p>
          </table:table-cell>
          <table:table-cell table:number-columns-repeated="4"/>
          <table:table-cell office:value-type="string">
            <text:p>883</text:p>
          </table:table-cell>
          <table:table-cell office:value-type="string">
            <text:p>43.6229607040</text:p>
          </table:table-cell>
          <table:table-cell office:value-type="string">
            <text:p>3.84066829995</text:p>
          </table:table-cell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Edmond Lautard</text:p>
          </table:table-cell>
          <table:table-cell/>
          <table:table-cell office:value-type="string">
            <text:p>34081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1530050">
            <text:p>601530050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table:number-columns-repeated="99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Ecoles élémentaires</text:p>
          </table:table-cell>
          <table:table-cell office:value-type="string">
            <text:p>Ecole élémentaire Eugène Pottier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35 68</text:p>
          </table:table-cell>
          <table:table-cell table:number-columns-repeated="4"/>
          <table:table-cell office:value-type="string">
            <text:p>1070</text:p>
          </table:table-cell>
          <table:table-cell office:value-type="string">
            <text:p>43.6267366696</text:p>
          </table:table-cell>
          <table:table-cell office:value-type="string">
            <text:p>3.86440208309</text:p>
          </table:table-cell>
          <table:table-cell office:value-type="string">
            <text:p>120</text:p>
          </table:table-cell>
          <table:table-cell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54632">
            <text:p>595154632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table:number-columns-repeated="990"/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Ecoles élémentaires</text:p>
          </table:table-cell>
          <table:table-cell office:value-type="string">
            <text:p>Ecole élémentaire François Rabelai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1 29 30</text:p>
          </table:table-cell>
          <table:table-cell table:number-columns-repeated="5"/>
          <table:table-cell office:value-type="string">
            <text:p>43.6343715335709</text:p>
          </table:table-cell>
          <table:table-cell office:value-type="string">
            <text:p>3.82767963569582</text:p>
          </table:table-cell>
          <table:table-cell office:value-type="string">
            <text:p>48</text:p>
          </table:table-cell>
          <table:table-cell/>
          <table:table-cell office:value-type="string">
            <text:p>Rue</text:p>
          </table:table-cell>
          <table:table-cell office:value-type="string">
            <text:p>Emmanuel Her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605142">
            <text:p>26605142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number-columns-repeated="99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coles élémentaires</text:p>
          </table:table-cell>
          <table:table-cell office:value-type="string">
            <text:p>Ecole élémentaire Frédéric Baz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2 67 64</text:p>
          </table:table-cell>
          <table:table-cell table:number-columns-repeated="4"/>
          <table:table-cell office:value-type="string">
            <text:p>1018</text:p>
          </table:table-cell>
          <table:table-cell office:value-type="string">
            <text:p>43.6054958573</text:p>
          </table:table-cell>
          <table:table-cell office:value-type="string">
            <text:p>3.85767440578</text:p>
          </table:table-cell>
          <table:table-cell office:value-type="string">
            <text:p>146</text:p>
          </table:table-cell>
          <table:table-cell/>
          <table:table-cell office:value-type="string">
            <text:p>Rue</text:p>
          </table:table-cell>
          <table:table-cell office:value-type="string">
            <text:p>du Mas de Merl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502312">
            <text:p>59850231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990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Ecoles élémentaires</text:p>
          </table:table-cell>
          <table:table-cell office:value-type="string">
            <text:p>Ecole élémentaire Galilée</text:p>
          </table:table-cell>
          <table:table-cell office:value-type="string">
            <text:p>Mosson</text:p>
          </table:table-cell>
          <table:table-cell/>
          <table:table-cell office:value-type="string">
            <text:p>04 67 75 34 59</text:p>
          </table:table-cell>
          <table:table-cell table:number-columns-repeated="4"/>
          <table:table-cell office:value-type="string">
            <text:p>1169</text:p>
          </table:table-cell>
          <table:table-cell office:value-type="string">
            <text:p>43.6380102325</text:p>
          </table:table-cell>
          <table:table-cell office:value-type="string">
            <text:p>3.81973650903</text:p>
          </table:table-cell>
          <table:table-cell office:value-type="string">
            <text:p>47</text:p>
          </table:table-cell>
          <table:table-cell/>
          <table:table-cell office:value-type="string">
            <text:p>Rue</text:p>
          </table:table-cell>
          <table:table-cell office:value-type="string">
            <text:p>Jaufré Rud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16226">
            <text:p>7401622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table:number-columns-repeated="99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Ecoles élémentaires</text:p>
          </table:table-cell>
          <table:table-cell office:value-type="string">
            <text:p>Ecole élémentaire Gambett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53</text:p>
          </table:table-cell>
          <table:table-cell table:number-columns-repeated="4"/>
          <table:table-cell office:value-type="string">
            <text:p>1026</text:p>
          </table:table-cell>
          <table:table-cell office:value-type="string">
            <text:p>43.6076265466</text:p>
          </table:table-cell>
          <table:table-cell office:value-type="string">
            <text:p>3.87114716279</text:p>
          </table:table-cell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des Solda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9174">
            <text:p>608519174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number-columns-repeated="99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coles élémentaires</text:p>
          </table:table-cell>
          <table:table-cell office:value-type="string">
            <text:p>Ecole élémentaire Garibaldi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77 13</text:p>
          </table:table-cell>
          <table:table-cell table:number-columns-repeated="4"/>
          <table:table-cell office:value-type="string">
            <text:p>1220</text:p>
          </table:table-cell>
          <table:table-cell office:value-type="string">
            <text:p>43.5929373954</text:p>
          </table:table-cell>
          <table:table-cell office:value-type="string">
            <text:p>3.86860786205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de Fontju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6174144">
            <text:p>60617414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99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Ecoles élémentaires</text:p>
          </table:table-cell>
          <table:table-cell office:value-type="string">
            <text:p>Ecole élémentaire Georges Simeno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7 20</text:p>
          </table:table-cell>
          <table:table-cell table:number-columns-repeated="4"/>
          <table:table-cell office:value-type="string">
            <text:p>1111</text:p>
          </table:table-cell>
          <table:table-cell office:value-type="string">
            <text:p>43.5953185127</text:p>
          </table:table-cell>
          <table:table-cell office:value-type="string">
            <text:p>3.87094803471</text:p>
          </table:table-cell>
          <table:table-cell office:value-type="string">
            <text:p>215</text:p>
          </table:table-cell>
          <table:table-cell/>
          <table:table-cell office:value-type="string">
            <text:p>Boulevard</text:p>
          </table:table-cell>
          <table:table-cell office:value-type="string">
            <text:p>Pedro de Luna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3270711">
            <text:p>5832707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90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Ecoles élémentaires</text:p>
          </table:table-cell>
          <table:table-cell office:value-type="string">
            <text:p>Ecole élémentaire Heidelberg</text:p>
          </table:table-cell>
          <table:table-cell office:value-type="string">
            <text:p>Mosson</text:p>
          </table:table-cell>
          <table:table-cell/>
          <table:table-cell office:value-type="string">
            <text:p>04 67 75 42 07</text:p>
          </table:table-cell>
          <table:table-cell table:number-columns-repeated="4"/>
          <table:table-cell office:value-type="string">
            <text:p>1031</text:p>
          </table:table-cell>
          <table:table-cell office:value-type="string">
            <text:p>43.6251026850</text:p>
          </table:table-cell>
          <table:table-cell office:value-type="string">
            <text:p>3.81375906111</text:p>
          </table:table-cell>
          <table:table-cell office:value-type="string">
            <text:p>310</text:p>
          </table:table-cell>
          <table:table-cell/>
          <table:table-cell office:value-type="string">
            <text:p>Rue</text:p>
          </table:table-cell>
          <table:table-cell office:value-type="string">
            <text:p>de Lièg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7469">
            <text:p>598497469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table:number-columns-repeated="990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coles élémentaires</text:p>
          </table:table-cell>
          <table:table-cell office:value-type="string">
            <text:p>Ecole élémentaire Jacques Brel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08 74</text:p>
          </table:table-cell>
          <table:table-cell table:number-columns-repeated="4"/>
          <table:table-cell office:value-type="string">
            <text:p>978</text:p>
          </table:table-cell>
          <table:table-cell office:value-type="string">
            <text:p>43.5978443872</text:p>
          </table:table-cell>
          <table:table-cell office:value-type="string">
            <text:p>3.88202823788</text:p>
          </table:table-cell>
          <table:table-cell office:value-type="string">
            <text:p>5</text:p>
          </table:table-cell>
          <table:table-cell/>
          <table:table-cell office:value-type="string">
            <text:p>Impasse</text:p>
          </table:table-cell>
          <table:table-cell office:value-type="string">
            <text:p>des Marmouse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48426092">
            <text:p>348426092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90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Ecoles élémentaires</text:p>
          </table:table-cell>
          <table:table-cell office:value-type="string">
            <text:p>Ecole élémentaire Jean Jaurès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92 22 46</text:p>
          </table:table-cell>
          <table:table-cell table:number-columns-repeated="4"/>
          <table:table-cell office:value-type="string">
            <text:p>1588</text:p>
          </table:table-cell>
          <table:table-cell office:value-type="string">
            <text:p>43.6042964112</text:p>
          </table:table-cell>
          <table:table-cell office:value-type="string">
            <text:p>3.89391198011</text:p>
          </table:table-cell>
          <table:table-cell office:value-type="string">
            <text:p>12</text:p>
          </table:table-cell>
          <table:table-cell/>
          <table:table-cell office:value-type="string">
            <text:p>Chemin</text:p>
          </table:table-cell>
          <table:table-cell office:value-type="string">
            <text:p>des Bar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5385860">
            <text:p>26538586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990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Ecoles élémentaires</text:p>
          </table:table-cell>
          <table:table-cell office:value-type="string">
            <text:p>Ecole élémentaire Jean Macé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40 60</text:p>
          </table:table-cell>
          <table:table-cell table:number-columns-repeated="4"/>
          <table:table-cell office:value-type="string">
            <text:p>1101</text:p>
          </table:table-cell>
          <table:table-cell office:value-type="string">
            <text:p>43.5929306189</text:p>
          </table:table-cell>
          <table:table-cell office:value-type="string">
            <text:p>3.89578755813</text:p>
          </table:table-cell>
          <table:table-cell office:value-type="string">
            <text:p>289</text:p>
          </table:table-cell>
          <table:table-cell/>
          <table:table-cell office:value-type="string">
            <text:p>Rue</text:p>
          </table:table-cell>
          <table:table-cell office:value-type="string">
            <text:p>de Saint-Hilai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234770">
            <text:p>60823477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9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coles élémentaires</text:p>
          </table:table-cell>
          <table:table-cell office:value-type="string">
            <text:p>Ecole élémentaire Jean Mermo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04 66</text:p>
          </table:table-cell>
          <table:table-cell table:number-columns-repeated="4"/>
          <table:table-cell office:value-type="string">
            <text:p>1044</text:p>
          </table:table-cell>
          <table:table-cell office:value-type="string">
            <text:p>43.6139729248</text:p>
          </table:table-cell>
          <table:table-cell office:value-type="string">
            <text:p>3.89205733823</text:p>
          </table:table-cell>
          <table:table-cell office:value-type="string">
            <text:p>196</text:p>
          </table:table-cell>
          <table:table-cell/>
          <table:table-cell office:value-type="string">
            <text:p>Rue</text:p>
          </table:table-cell>
          <table:table-cell office:value-type="string">
            <text:p>de la Croix du S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3124914">
            <text:p>23124914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table:number-columns-repeated="99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coles élémentaires</text:p>
          </table:table-cell>
          <table:table-cell office:value-type="string">
            <text:p>Ecole élémentaire Jean Mouli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68 17</text:p>
          </table:table-cell>
          <table:table-cell table:number-columns-repeated="4"/>
          <table:table-cell office:value-type="string">
            <text:p>1062</text:p>
          </table:table-cell>
          <table:table-cell office:value-type="string">
            <text:p>43.6190012723</text:p>
          </table:table-cell>
          <table:table-cell office:value-type="string">
            <text:p>3.89115955325</text:p>
          </table:table-cell>
          <table:table-cell office:value-type="string">
            <text:p>20</text:p>
          </table:table-cell>
          <table:table-cell/>
          <table:table-cell office:value-type="string">
            <text:p>Boulevard</text:p>
          </table:table-cell>
          <table:table-cell office:value-type="string">
            <text:p>Mouni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2940828">
            <text:p>22940828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99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coles élémentaires</text:p>
          </table:table-cell>
          <table:table-cell office:value-type="string">
            <text:p>Ecole élémentaire Jean Sibeliu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51 39</text:p>
          </table:table-cell>
          <table:table-cell table:number-columns-repeated="4"/>
          <table:table-cell office:value-type="string">
            <text:p>1073</text:p>
          </table:table-cell>
          <table:table-cell office:value-type="string">
            <text:p>43.6262672353</text:p>
          </table:table-cell>
          <table:table-cell office:value-type="string">
            <text:p>3.86449776385</text:p>
          </table:table-cell>
          <table:table-cell office:value-type="string">
            <text:p>120</text:p>
          </table:table-cell>
          <table:table-cell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57136">
            <text:p>595157136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table:number-columns-repeated="990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Ecoles élémentaires</text:p>
          </table:table-cell>
          <table:table-cell office:value-type="string">
            <text:p>Ecole élémentaire Jean Zay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02 66 36</text:p>
          </table:table-cell>
          <table:table-cell table:number-columns-repeated="4"/>
          <table:table-cell office:value-type="string">
            <text:p>1122</text:p>
          </table:table-cell>
          <table:table-cell office:value-type="string">
            <text:p>43.6187910483</text:p>
          </table:table-cell>
          <table:table-cell office:value-type="string">
            <text:p>3.89783876924</text:p>
          </table:table-cell>
          <table:table-cell office:value-type="string">
            <text:p>85</text:p>
          </table:table-cell>
          <table:table-cell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1563359">
            <text:p>601563359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table:number-columns-repeated="99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coles élémentaires</text:p>
          </table:table-cell>
          <table:table-cell office:value-type="string">
            <text:p>Ecole élémentaire Jeanne d'Arc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72</text:p>
          </table:table-cell>
          <table:table-cell table:number-columns-repeated="4"/>
          <table:table-cell office:value-type="string">
            <text:p>959</text:p>
          </table:table-cell>
          <table:table-cell office:value-type="string">
            <text:p>43.6113402679</text:p>
          </table:table-cell>
          <table:table-cell office:value-type="string">
            <text:p>3.86596437310</text:p>
          </table:table-cell>
          <table:table-cell office:value-type="string">
            <text:p>9</text:p>
          </table:table-cell>
          <table:table-cell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10242786">
            <text:p>310242786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99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coles élémentaires</text:p>
          </table:table-cell>
          <table:table-cell office:value-type="string">
            <text:p>Ecole élémentaire Joseph Delteil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05 76</text:p>
          </table:table-cell>
          <table:table-cell table:number-columns-repeated="4"/>
          <table:table-cell office:value-type="string">
            <text:p>1495</text:p>
          </table:table-cell>
          <table:table-cell office:value-type="string">
            <text:p>43.6160577433</text:p>
          </table:table-cell>
          <table:table-cell office:value-type="string">
            <text:p>3.8390364376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03040">
            <text:p>60850304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table:number-columns-repeated="99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Ecoles élémentaires</text:p>
          </table:table-cell>
          <table:table-cell office:value-type="string">
            <text:p>Ecole élémentaire Jules Ferry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4 41 71</text:p>
          </table:table-cell>
          <table:table-cell table:number-columns-repeated="4"/>
          <table:table-cell office:value-type="string">
            <text:p>1299</text:p>
          </table:table-cell>
          <table:table-cell office:value-type="string">
            <text:p>43.6361758681</text:p>
          </table:table-cell>
          <table:table-cell office:value-type="string">
            <text:p>3.87452471554</text:p>
          </table:table-cell>
          <table:table-cell office:value-type="string">
            <text:p>88</text:p>
          </table:table-cell>
          <table:table-cell/>
          <table:table-cell office:value-type="string">
            <text:p>Rue</text:p>
          </table:table-cell>
          <table:table-cell office:value-type="string">
            <text:p>Antoine-Laurent de Jussie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44212101">
            <text:p>244212101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table:number-columns-repeated="99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coles élémentaires</text:p>
          </table:table-cell>
          <table:table-cell office:value-type="string">
            <text:p>Ecole élémentaire Jules Sim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60 54</text:p>
          </table:table-cell>
          <table:table-cell table:number-columns-repeated="4"/>
          <table:table-cell office:value-type="string">
            <text:p>1077</text:p>
          </table:table-cell>
          <table:table-cell office:value-type="string">
            <text:p>43.6050331354</text:p>
          </table:table-cell>
          <table:table-cell office:value-type="string">
            <text:p>3.88596987264</text:p>
          </table:table-cell>
          <table:table-cell office:value-type="string">
            <text:p>45</text:p>
          </table:table-cell>
          <table:table-cell/>
          <table:table-cell office:value-type="string">
            <text:p>Rue</text:p>
          </table:table-cell>
          <table:table-cell office:value-type="string">
            <text:p>de la Méditerran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107234">
            <text:p>59210723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990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Ecoles élémentaires</text:p>
          </table:table-cell>
          <table:table-cell office:value-type="string">
            <text:p>Ecole élémentaire Jules Ver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62 38 84</text:p>
          </table:table-cell>
          <table:table-cell table:number-columns-repeated="4"/>
          <table:table-cell office:value-type="string">
            <text:p>1565</text:p>
          </table:table-cell>
          <table:table-cell office:value-type="string">
            <text:p>43.6169697435</text:p>
          </table:table-cell>
          <table:table-cell office:value-type="string">
            <text:p>3.88376565715</text:p>
          </table:table-cell>
          <table:table-cell office:value-type="string">
            <text:p>127</text:p>
          </table:table-cell>
          <table:table-cell/>
          <table:table-cell office:value-type="string">
            <text:p>Rue</text:p>
          </table:table-cell>
          <table:table-cell office:value-type="string">
            <text:p>Yehudi Menuh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85546655">
            <text:p>185546655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table:number-columns-repeated="99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coles élémentaires</text:p>
          </table:table-cell>
          <table:table-cell office:value-type="string">
            <text:p>Ecole élémentaire Julie Daubi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01 26</text:p>
          </table:table-cell>
          <table:table-cell table:number-columns-repeated="4"/>
          <table:table-cell office:value-type="string">
            <text:p>1127</text:p>
          </table:table-cell>
          <table:table-cell office:value-type="string">
            <text:p>43.6195415429</text:p>
          </table:table-cell>
          <table:table-cell office:value-type="string">
            <text:p>3.84232470988</text:p>
          </table:table-cell>
          <table:table-cell office:value-type="string">
            <text:p>183</text:p>
          </table:table-cell>
          <table:table-cell/>
          <table:table-cell office:value-type="string">
            <text:p>Allée</text:p>
          </table:table-cell>
          <table:table-cell office:value-type="string">
            <text:p>de l'Aquedu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097188">
            <text:p>59209718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990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coles élémentaires</text:p>
          </table:table-cell>
          <table:table-cell office:value-type="string">
            <text:p>Ecole élémentaire Kurosawa</text:p>
          </table:table-cell>
          <table:table-cell office:value-type="string">
            <text:p>Mosson</text:p>
          </table:table-cell>
          <table:table-cell/>
          <table:table-cell office:value-type="string">
            <text:p>04 67 75 28 34</text:p>
          </table:table-cell>
          <table:table-cell table:number-columns-repeated="4"/>
          <table:table-cell office:value-type="string">
            <text:p>1140</text:p>
          </table:table-cell>
          <table:table-cell office:value-type="string">
            <text:p>43.6403964902</text:p>
          </table:table-cell>
          <table:table-cell office:value-type="string">
            <text:p>3.81972307148</text:p>
          </table:table-cell>
          <table:table-cell office:value-type="string">
            <text:p>400</text:p>
          </table:table-cell>
          <table:table-cell/>
          <table:table-cell office:value-type="string">
            <text:p>Rue</text:p>
          </table:table-cell>
          <table:table-cell office:value-type="string">
            <text:p>Pierre Cardena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24563">
            <text:p>74024563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99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Ecoles élémentaires</text:p>
          </table:table-cell>
          <table:table-cell office:value-type="string">
            <text:p>Ecole élémentaire Lamarti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62 05</text:p>
          </table:table-cell>
          <table:table-cell table:number-columns-repeated="4"/>
          <table:table-cell office:value-type="string">
            <text:p>1104</text:p>
          </table:table-cell>
          <table:table-cell office:value-type="string">
            <text:p>43.6093965066</text:p>
          </table:table-cell>
          <table:table-cell office:value-type="string">
            <text:p>3.87378631832</text:p>
          </table:table-cell>
          <table:table-cell office:value-type="string">
            <text:p>30</text:p>
          </table:table-cell>
          <table:table-cell/>
          <table:table-cell office:value-type="string">
            <text:p>Rue</text:p>
          </table:table-cell>
          <table:table-cell office:value-type="string">
            <text:p>de la Valfè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279400">
            <text:p>590279400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number-columns-repeated="990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coles élémentaires</text:p>
          </table:table-cell>
          <table:table-cell office:value-type="string">
            <text:p>Ecole élémentaire Léo Malet</text:p>
          </table:table-cell>
          <table:table-cell office:value-type="string">
            <text:p>Mosson</text:p>
          </table:table-cell>
          <table:table-cell/>
          <table:table-cell office:value-type="string">
            <text:p>04 67 75 46 45</text:p>
          </table:table-cell>
          <table:table-cell table:number-columns-repeated="4"/>
          <table:table-cell office:value-type="string">
            <text:p>954</text:p>
          </table:table-cell>
          <table:table-cell office:value-type="string">
            <text:p>43.6125068347</text:p>
          </table:table-cell>
          <table:table-cell office:value-type="string">
            <text:p>3.83101950740</text:p>
          </table:table-cell>
          <table:table-cell office:value-type="string">
            <text:p>5</text:p>
          </table:table-cell>
          <table:table-cell/>
          <table:table-cell office:value-type="string">
            <text:p>Allée</text:p>
          </table:table-cell>
          <table:table-cell office:value-type="string">
            <text:p>Pierre Carabass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93978">
            <text:p>608493978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number-columns-repeated="990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Ecoles élémentaires</text:p>
          </table:table-cell>
          <table:table-cell office:value-type="string">
            <text:p>Ecole élémentaire Léopold Sedar Senghor</text:p>
          </table:table-cell>
          <table:table-cell office:value-type="string">
            <text:p>Mosson</text:p>
          </table:table-cell>
          <table:table-cell/>
          <table:table-cell office:value-type="string">
            <text:p>04 67 75 34 79</text:p>
          </table:table-cell>
          <table:table-cell table:number-columns-repeated="5"/>
          <table:table-cell office:value-type="string">
            <text:p>43.6279873</text:p>
          </table:table-cell>
          <table:table-cell office:value-type="string">
            <text:p>3.818183</text:p>
          </table:table-cell>
          <table:table-cell office:value-type="string">
            <text:p>26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66536">
            <text:p>595266536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number-columns-repeated="99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coles élémentaires</text:p>
          </table:table-cell>
          <table:table-cell office:value-type="string">
            <text:p>Ecole élémentaire Louis Armstrong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61 77</text:p>
          </table:table-cell>
          <table:table-cell table:number-columns-repeated="4"/>
          <table:table-cell office:value-type="string">
            <text:p>1269</text:p>
          </table:table-cell>
          <table:table-cell office:value-type="string">
            <text:p>43.6175004911</text:p>
          </table:table-cell>
          <table:table-cell office:value-type="string">
            <text:p>3.83903550184</text:p>
          </table:table-cell>
          <table:table-cell office:value-type="string">
            <text:p>971</text:p>
          </table:table-cell>
          <table:table-cell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82967">
            <text:p>608482967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number-columns-repeated="99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Ecoles élémentaires</text:p>
          </table:table-cell>
          <table:table-cell office:value-type="string">
            <text:p>Ecole élémentaire Louisville</text:p>
          </table:table-cell>
          <table:table-cell office:value-type="string">
            <text:p>Mosson</text:p>
          </table:table-cell>
          <table:table-cell/>
          <table:table-cell office:value-type="string">
            <text:p>04 67 75 36 01</text:p>
          </table:table-cell>
          <table:table-cell table:number-columns-repeated="4"/>
          <table:table-cell office:value-type="string">
            <text:p>1192</text:p>
          </table:table-cell>
          <table:table-cell office:value-type="string">
            <text:p>43.6251180550</text:p>
          </table:table-cell>
          <table:table-cell office:value-type="string">
            <text:p>3.81534343397</text:p>
          </table:table-cell>
          <table:table-cell office:value-type="string">
            <text:p>431</text:p>
          </table:table-cell>
          <table:table-cell/>
          <table:table-cell office:value-type="string">
            <text:p>Avenue</text:p>
          </table:table-cell>
          <table:table-cell office:value-type="string">
            <text:p>de Louisvill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8327">
            <text:p>598498327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table:number-columns-repeated="99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Ecoles élémentaires</text:p>
          </table:table-cell>
          <table:table-cell office:value-type="string">
            <text:p>Ecole élémentaire Marc Bloch</text:p>
          </table:table-cell>
          <table:table-cell office:value-type="string">
            <text:p>Mosson</text:p>
          </table:table-cell>
          <table:table-cell/>
          <table:table-cell office:value-type="string">
            <text:p>04 67 75 13 87</text:p>
          </table:table-cell>
          <table:table-cell table:number-columns-repeated="4"/>
          <table:table-cell office:value-type="string">
            <text:p>1161</text:p>
          </table:table-cell>
          <table:table-cell office:value-type="string">
            <text:p>43.6397084372</text:p>
          </table:table-cell>
          <table:table-cell office:value-type="string">
            <text:p>3.81211776189</text:p>
          </table:table-cell>
          <table:table-cell office:value-type="string">
            <text:p>135</text:p>
          </table:table-cell>
          <table:table-cell/>
          <table:table-cell office:value-type="string">
            <text:p>Allée</text:p>
          </table:table-cell>
          <table:table-cell office:value-type="string">
            <text:p>des Hauts de Montpellier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83637">
            <text:p>5951836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number-columns-repeated="99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Ecoles élémentaires</text:p>
          </table:table-cell>
          <table:table-cell office:value-type="string">
            <text:p>Ecole élémentaire Marie Curi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52 54</text:p>
          </table:table-cell>
          <table:table-cell table:number-columns-repeated="4"/>
          <table:table-cell office:value-type="string">
            <text:p>1204</text:p>
          </table:table-cell>
          <table:table-cell office:value-type="string">
            <text:p>43.6001504186</text:p>
          </table:table-cell>
          <table:table-cell office:value-type="string">
            <text:p>3.86919745661</text:p>
          </table:table-cell>
          <table:table-cell office:value-type="string">
            <text:p>6</text:p>
          </table:table-cell>
          <table:table-cell/>
          <table:table-cell office:value-type="string">
            <text:p>Allée</text:p>
          </table:table-cell>
          <table:table-cell office:value-type="string">
            <text:p>des Sophor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8315">
            <text:p>60851831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990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coles élémentaires</text:p>
          </table:table-cell>
          <table:table-cell office:value-type="string">
            <text:p>Ecole élémentaire Painlevé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5 85 35</text:p>
          </table:table-cell>
          <table:table-cell table:number-columns-repeated="4"/>
          <table:table-cell office:value-type="string">
            <text:p>1245</text:p>
          </table:table-cell>
          <table:table-cell office:value-type="string">
            <text:p>43.6104422070</text:p>
          </table:table-cell>
          <table:table-cell office:value-type="string">
            <text:p>3.89819738724</text:p>
          </table:table-cell>
          <table:table-cell office:value-type="string">
            <text:p>501</text:p>
          </table:table-cell>
          <table:table-cell/>
          <table:table-cell office:value-type="string">
            <text:p>Avenue</text:p>
          </table:table-cell>
          <table:table-cell office:value-type="string">
            <text:p>de la Pompigna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32460">
            <text:p>608532460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table:number-columns-repeated="99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coles élémentaires</text:p>
          </table:table-cell>
          <table:table-cell office:value-type="string">
            <text:p>Ecole élémentaire Paul Bert- Victor Hugo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64 80</text:p>
          </table:table-cell>
          <table:table-cell table:number-columns-repeated="4"/>
          <table:table-cell office:value-type="string">
            <text:p>1263</text:p>
          </table:table-cell>
          <table:table-cell office:value-type="string">
            <text:p>43.6036976869</text:p>
          </table:table-cell>
          <table:table-cell office:value-type="string">
            <text:p>3.88107857343</text:p>
          </table:table-cell>
          <table:table-cell office:value-type="string">
            <text:p>19</text:p>
          </table:table-cell>
          <table:table-cell/>
          <table:table-cell office:value-type="string">
            <text:p>Rue</text:p>
          </table:table-cell>
          <table:table-cell office:value-type="string">
            <text:p>du Général Ri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56110421">
            <text:p>256110421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9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coles élémentaires</text:p>
          </table:table-cell>
          <table:table-cell office:value-type="string">
            <text:p>Ecole élémentaire Paul Langevi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92 85 70</text:p>
          </table:table-cell>
          <table:table-cell table:number-columns-repeated="4"/>
          <table:table-cell office:value-type="string">
            <text:p>965</text:p>
          </table:table-cell>
          <table:table-cell office:value-type="string">
            <text:p>43.6108135321</text:p>
          </table:table-cell>
          <table:table-cell office:value-type="string">
            <text:p>3.85413292601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de Clémentv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2782">
            <text:p>608522782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number-columns-repeated="99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coles élémentaires</text:p>
          </table:table-cell>
          <table:table-cell office:value-type="string">
            <text:p>Ecole élémentaire Péric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49 69</text:p>
          </table:table-cell>
          <table:table-cell table:number-columns-repeated="4"/>
          <table:table-cell office:value-type="string">
            <text:p>896</text:p>
          </table:table-cell>
          <table:table-cell office:value-type="string">
            <text:p>43.6088666697</text:p>
          </table:table-cell>
          <table:table-cell office:value-type="string">
            <text:p>3.88910216415</text:p>
          </table:table-cell>
          <table:table-cell office:value-type="string">
            <text:p>528</text:p>
          </table:table-cell>
          <table:table-cell/>
          <table:table-cell office:value-type="string">
            <text:p>Boulevard</text:p>
          </table:table-cell>
          <table:table-cell office:value-type="string">
            <text:p>d'Anti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7929290">
            <text:p>267929290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table:number-columns-repeated="99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coles élémentaires</text:p>
          </table:table-cell>
          <table:table-cell office:value-type="string">
            <text:p>Ecole élémentaire Ronsard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82 03</text:p>
          </table:table-cell>
          <table:table-cell table:number-columns-repeated="4"/>
          <table:table-cell office:value-type="string">
            <text:p>1306</text:p>
          </table:table-cell>
          <table:table-cell office:value-type="string">
            <text:p>43.5883651192</text:p>
          </table:table-cell>
          <table:table-cell office:value-type="string">
            <text:p>3.86478629353</text:p>
          </table:table-cell>
          <table:table-cell office:value-type="string">
            <text:p>700</text:p>
          </table:table-cell>
          <table:table-cell/>
          <table:table-cell office:value-type="string">
            <text:p>Rue</text:p>
          </table:table-cell>
          <table:table-cell office:value-type="string">
            <text:p>Jacques Boun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56">
            <text:p>356</text:p>
          </table:table-cell>
          <table:table-cell table:number-columns-repeated="990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Ecoles élémentaires</text:p>
          </table:table-cell>
          <table:table-cell office:value-type="string">
            <text:p>Ecole élémentaire Roosevelt</text:p>
          </table:table-cell>
          <table:table-cell office:value-type="string">
            <text:p>Mosson</text:p>
          </table:table-cell>
          <table:table-cell/>
          <table:table-cell office:value-type="string">
            <text:p>04 67 75 42 88</text:p>
          </table:table-cell>
          <table:table-cell table:number-columns-repeated="4"/>
          <table:table-cell office:value-type="string">
            <text:p>1231</text:p>
          </table:table-cell>
          <table:table-cell office:value-type="string">
            <text:p>43.6273446281</text:p>
          </table:table-cell>
          <table:table-cell office:value-type="string">
            <text:p>3.81961856741</text:p>
          </table:table-cell>
          <table:table-cell office:value-type="string">
            <text:p>25</text:p>
          </table:table-cell>
          <table:table-cell/>
          <table:table-cell office:value-type="string">
            <text:p>Rue</text:p>
          </table:table-cell>
          <table:table-cell office:value-type="string">
            <text:p>de Lausan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69930">
            <text:p>59526993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number-columns-repeated="99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Ecoles élémentaires</text:p>
          </table:table-cell>
          <table:table-cell office:value-type="string">
            <text:p>Ecole élémentaire Sévigné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48</text:p>
          </table:table-cell>
          <table:table-cell table:number-columns-repeated="4"/>
          <table:table-cell office:value-type="string">
            <text:p>1279</text:p>
          </table:table-cell>
          <table:table-cell office:value-type="string">
            <text:p>43.6059864280</text:p>
          </table:table-cell>
          <table:table-cell office:value-type="string">
            <text:p>3.86975474677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Bernard de Trév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7817529">
            <text:p>27817529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table:number-columns-repeated="99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coles élémentaires</text:p>
          </table:table-cell>
          <table:table-cell office:value-type="string">
            <text:p>Ecole élémentaire Sigmund Freud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42 53</text:p>
          </table:table-cell>
          <table:table-cell table:number-columns-repeated="4"/>
          <table:table-cell office:value-type="string">
            <text:p>872</text:p>
          </table:table-cell>
          <table:table-cell office:value-type="string">
            <text:p>43.6264928760</text:p>
          </table:table-cell>
          <table:table-cell office:value-type="string">
            <text:p>3.88020353718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90269821">
            <text:p>90269821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table:number-columns-repeated="99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Ecoles élémentaires</text:p>
          </table:table-cell>
          <table:table-cell office:value-type="string">
            <text:p>Ecole élémentaire Simon Bolivar</text:p>
          </table:table-cell>
          <table:table-cell office:value-type="string">
            <text:p>Mosson</text:p>
          </table:table-cell>
          <table:table-cell/>
          <table:table-cell office:value-type="string">
            <text:p>04 67 75 34 69</text:p>
          </table:table-cell>
          <table:table-cell table:number-columns-repeated="4"/>
          <table:table-cell office:value-type="string">
            <text:p>912</text:p>
          </table:table-cell>
          <table:table-cell office:value-type="string">
            <text:p>43.6234301280</text:p>
          </table:table-cell>
          <table:table-cell office:value-type="string">
            <text:p>3.81775238669</text:p>
          </table:table-cell>
          <table:table-cell office:value-type="string">
            <text:p>30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501506">
            <text:p>598501506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table:number-columns-repeated="99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coles élémentaires</text:p>
          </table:table-cell>
          <table:table-cell office:value-type="string">
            <text:p>Ecole élémentaire Spinoza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34 63</text:p>
          </table:table-cell>
          <table:table-cell table:number-columns-repeated="4"/>
          <table:table-cell office:value-type="string">
            <text:p>1093</text:p>
          </table:table-cell>
          <table:table-cell office:value-type="string">
            <text:p>43.6083752356</text:p>
          </table:table-cell>
          <table:table-cell office:value-type="string">
            <text:p>3.83710725486</text:p>
          </table:table-cell>
          <table:table-cell office:value-type="string">
            <text:p>110</text:p>
          </table:table-cell>
          <table:table-cell/>
          <table:table-cell office:value-type="string">
            <text:p>Rue</text:p>
          </table:table-cell>
          <table:table-cell office:value-type="string">
            <text:p>Viollet le Du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96827">
            <text:p>608496827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99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coles élémentaires</text:p>
          </table:table-cell>
          <table:table-cell office:value-type="string">
            <text:p>Ecole élémentaire Sun Yat Se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58 32</text:p>
          </table:table-cell>
          <table:table-cell table:number-columns-repeated="4"/>
          <table:table-cell office:value-type="string">
            <text:p>1337</text:p>
          </table:table-cell>
          <table:table-cell office:value-type="string">
            <text:p>43.6040296113</text:p>
          </table:table-cell>
          <table:table-cell office:value-type="string">
            <text:p>3.84434317255</text:p>
          </table:table-cell>
          <table:table-cell office:value-type="string">
            <text:p>803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9832">
            <text:p>59849983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99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Ecoles élémentaires</text:p>
          </table:table-cell>
          <table:table-cell office:value-type="string">
            <text:p>Ecole élémentaire Victor Schoelch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69 66</text:p>
          </table:table-cell>
          <table:table-cell table:number-columns-repeated="4"/>
          <table:table-cell office:value-type="string">
            <text:p>1257</text:p>
          </table:table-cell>
          <table:table-cell office:value-type="string">
            <text:p>43.6007422491</text:p>
          </table:table-cell>
          <table:table-cell office:value-type="string">
            <text:p>3.84585188151</text:p>
          </table:table-cell>
          <table:table-cell office:value-type="string">
            <text:p>65</text:p>
          </table:table-cell>
          <table:table-cell/>
          <table:table-cell office:value-type="string">
            <text:p>Rue</text:p>
          </table:table-cell>
          <table:table-cell office:value-type="string">
            <text:p>Robespierr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3753">
            <text:p>60852375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99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coles élémentaires</text:p>
          </table:table-cell>
          <table:table-cell office:value-type="string">
            <text:p>Ecole élémentaire Voltair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7 19 65</text:p>
          </table:table-cell>
          <table:table-cell table:number-columns-repeated="4"/>
          <table:table-cell office:value-type="string">
            <text:p>1311</text:p>
          </table:table-cell>
          <table:table-cell office:value-type="string">
            <text:p>43.5953454274</text:p>
          </table:table-cell>
          <table:table-cell office:value-type="string">
            <text:p>3.86361867221</text:p>
          </table:table-cell>
          <table:table-cell office:value-type="string">
            <text:p>157</text:p>
          </table:table-cell>
          <table:table-cell/>
          <table:table-cell office:value-type="string">
            <text:p>Rue</text:p>
          </table:table-cell>
          <table:table-cell office:value-type="string">
            <text:p>Henri Sell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5753296">
            <text:p>7575329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99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coles élémentaires</text:p>
          </table:table-cell>
          <table:table-cell office:value-type="string">
            <text:p>Ecole élémentaire Winston Churchill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54 64</text:p>
          </table:table-cell>
          <table:table-cell table:number-columns-repeated="4"/>
          <table:table-cell office:value-type="string">
            <text:p>1002</text:p>
          </table:table-cell>
          <table:table-cell office:value-type="string">
            <text:p>43.5995638203</text:p>
          </table:table-cell>
          <table:table-cell office:value-type="string">
            <text:p>3.85455149907</text:p>
          </table:table-cell>
          <table:table-cell office:value-type="string">
            <text:p>424</text:p>
          </table:table-cell>
          <table:table-cell/>
          <table:table-cell office:value-type="string">
            <text:p>Rue</text:p>
          </table:table-cell>
          <table:table-cell office:value-type="string">
            <text:p>du Lavand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1565284">
            <text:p>59156528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990"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Ecoles privées sous contrat</text:p>
          </table:table-cell>
          <table:table-cell office:value-type="string">
            <text:p>Ecole juive Beit Yossef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2 56 68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Edouard Villalonga</text:p>
          </table:table-cell>
          <table:table-cell office:value-type="string">
            <text:p>ZAC Blaise Pascal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0">
            <text:p>1180</text:p>
          </table:table-cell>
          <table:table-cell table:number-columns-repeated="990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Ecoles privées sous contrat</text:p>
          </table:table-cell>
          <table:table-cell office:value-type="string">
            <text:p>Ecole Les Anges Gardien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0 87 09</text:p>
          </table:table-cell>
          <table:table-cell office:value-type="string">
            <text:p>04 99 77 02 30</text:p>
          </table:table-cell>
          <table:table-cell office:value-type="string">
            <text:p>ecoleangesgardiens@orange.fr</text:p>
          </table:table-cell>
          <table:table-cell table:number-columns-repeated="5"/>
          <table:table-cell office:value-type="string">
            <text:p>2958</text:p>
          </table:table-cell>
          <table:table-cell/>
          <table:table-cell office:value-type="string">
            <text:p>Avenue</text:p>
          </table:table-cell>
          <table:table-cell office:value-type="string">
            <text:p>des Moulin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77">
            <text:p>1177</text:p>
          </table:table-cell>
          <table:table-cell table:number-columns-repeated="990"/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Ecoles privées sous contrat</text:p>
          </table:table-cell>
          <table:table-cell office:value-type="string">
            <text:p>Ecole Les Joncquill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03 45 00</text:p>
          </table:table-cell>
          <table:table-cell office:value-type="string">
            <text:p>04 67 40 37 33</text:p>
          </table:table-cell>
          <table:table-cell office:value-type="string">
            <text:p>ethimmer@saintemarie34.org</text:p>
          </table:table-cell>
          <table:table-cell table:number-columns-repeated="5"/>
          <table:table-cell office:value-type="string">
            <text:p>255</text:p>
          </table:table-cell>
          <table:table-cell/>
          <table:table-cell office:value-type="string">
            <text:p>Rue</text:p>
          </table:table-cell>
          <table:table-cell office:value-type="string">
            <text:p>Croix de Figuerolles</text:p>
          </table:table-cell>
          <table:table-cell/>
          <table:table-cell office:value-type="string">
            <text:p>34071</text:p>
          </table:table-cell>
          <table:table-cell office:value-type="string">
            <text:p>Montpellier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7">
            <text:p>1157</text:p>
          </table:table-cell>
          <table:table-cell table:number-columns-repeated="99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coles maternelles</text:p>
          </table:table-cell>
          <table:table-cell office:value-type="string">
            <text:p>Ecole maternelle Agrippa d'Aubigné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24 20</text:p>
          </table:table-cell>
          <table:table-cell table:number-columns-repeated="4"/>
          <table:table-cell office:value-type="string">
            <text:p>951</text:p>
          </table:table-cell>
          <table:table-cell office:value-type="string">
            <text:p>43.6421198487</text:p>
          </table:table-cell>
          <table:table-cell office:value-type="string">
            <text:p>3.85650119060</text:p>
          </table:table-cell>
          <table:table-cell office:value-type="string">
            <text:p>147</text:p>
          </table:table-cell>
          <table:table-cell/>
          <table:table-cell office:value-type="string">
            <text:p>Rue</text:p>
          </table:table-cell>
          <table:table-cell office:value-type="string">
            <text:p>des Quatre Seigneur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9012693">
            <text:p>289012693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number-columns-repeated="99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coles maternelles</text:p>
          </table:table-cell>
          <table:table-cell office:value-type="string">
            <text:p>Ecole maternelle Aliénor-d'Aquitain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46 12</text:p>
          </table:table-cell>
          <table:table-cell table:number-columns-repeated="4"/>
          <table:table-cell office:value-type="string">
            <text:p>1307</text:p>
          </table:table-cell>
          <table:table-cell office:value-type="string">
            <text:p>43.5885411200</text:p>
          </table:table-cell>
          <table:table-cell office:value-type="string">
            <text:p>3.86455419126</text:p>
          </table:table-cell>
          <table:table-cell office:value-type="string">
            <text:p>694</text:p>
          </table:table-cell>
          <table:table-cell/>
          <table:table-cell office:value-type="string">
            <text:p>Rue</text:p>
          </table:table-cell>
          <table:table-cell office:value-type="string">
            <text:p>Jacques Boun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6179393">
            <text:p>606179393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9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coles maternelles</text:p>
          </table:table-cell>
          <table:table-cell office:value-type="string">
            <text:p>Ecole maternelle Alphonse-Daudet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2 84</text:p>
          </table:table-cell>
          <table:table-cell table:number-columns-repeated="4"/>
          <table:table-cell office:value-type="string">
            <text:p>1206</text:p>
          </table:table-cell>
          <table:table-cell office:value-type="string">
            <text:p>43.6004788314</text:p>
          </table:table-cell>
          <table:table-cell office:value-type="string">
            <text:p>3.86853188282</text:p>
          </table:table-cell>
          <table:table-cell office:value-type="string">
            <text:p>2</text:p>
          </table:table-cell>
          <table:table-cell/>
          <table:table-cell office:value-type="string">
            <text:p>Allée</text:p>
          </table:table-cell>
          <table:table-cell office:value-type="string">
            <text:p>des Sophor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8314">
            <text:p>60851831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number-columns-repeated="99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coles maternelles</text:p>
          </table:table-cell>
          <table:table-cell office:value-type="string">
            <text:p>Ecole maternelle Anatole-Franc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02 96</text:p>
          </table:table-cell>
          <table:table-cell table:number-columns-repeated="4"/>
          <table:table-cell office:value-type="string">
            <text:p>885</text:p>
          </table:table-cell>
          <table:table-cell office:value-type="string">
            <text:p>43.6045679749</text:p>
          </table:table-cell>
          <table:table-cell office:value-type="string">
            <text:p>3.87590423137</text:p>
          </table:table-cell>
          <table:table-cell office:value-type="string">
            <text:p>10</text:p>
          </table:table-cell>
          <table:table-cell/>
          <table:table-cell office:value-type="string">
            <text:p>Rue</text:p>
          </table:table-cell>
          <table:table-cell office:value-type="string">
            <text:p>du Général Laf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05365764">
            <text:p>305365764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9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Ecoles maternelles</text:p>
          </table:table-cell>
          <table:table-cell office:value-type="string">
            <text:p>Ecole maternelle Anne-Frank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47 82</text:p>
          </table:table-cell>
          <table:table-cell table:number-columns-repeated="4"/>
          <table:table-cell office:value-type="string">
            <text:p>879</text:p>
          </table:table-cell>
          <table:table-cell office:value-type="string">
            <text:p>43.5974310239</text:p>
          </table:table-cell>
          <table:table-cell office:value-type="string">
            <text:p>3.89180163145</text:p>
          </table:table-cell>
          <table:table-cell office:value-type="string">
            <text:p>686</text:p>
          </table:table-cell>
          <table:table-cell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284568">
            <text:p>60828456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99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coles maternelles</text:p>
          </table:table-cell>
          <table:table-cell office:value-type="string">
            <text:p>Ecole maternelle Aristot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49 03</text:p>
          </table:table-cell>
          <table:table-cell table:number-columns-repeated="4"/>
          <table:table-cell office:value-type="string">
            <text:p>895</text:p>
          </table:table-cell>
          <table:table-cell office:value-type="string">
            <text:p>43.6089024401</text:p>
          </table:table-cell>
          <table:table-cell office:value-type="string">
            <text:p>3.88877771819</text:p>
          </table:table-cell>
          <table:table-cell office:value-type="string">
            <text:p>446</text:p>
          </table:table-cell>
          <table:table-cell/>
          <table:table-cell office:value-type="string">
            <text:p>Boulevard</text:p>
          </table:table-cell>
          <table:table-cell office:value-type="string">
            <text:p>d'Anti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37310">
            <text:p>59513731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number-columns-repeated="99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coles maternelles</text:p>
          </table:table-cell>
          <table:table-cell office:value-type="string">
            <text:p>Ecole maternelle Averroès</text:p>
          </table:table-cell>
          <table:table-cell office:value-type="string">
            <text:p>Mosson</text:p>
          </table:table-cell>
          <table:table-cell/>
          <table:table-cell office:value-type="string">
            <text:p>04 67 75 27 10</text:p>
          </table:table-cell>
          <table:table-cell table:number-columns-repeated="4"/>
          <table:table-cell office:value-type="string">
            <text:p>1166</text:p>
          </table:table-cell>
          <table:table-cell office:value-type="string">
            <text:p>43.6380013025</text:p>
          </table:table-cell>
          <table:table-cell office:value-type="string">
            <text:p>3.81912427078</text:p>
          </table:table-cell>
          <table:table-cell office:value-type="string">
            <text:p>47</text:p>
          </table:table-cell>
          <table:table-cell/>
          <table:table-cell office:value-type="string">
            <text:p>Rue</text:p>
          </table:table-cell>
          <table:table-cell office:value-type="string">
            <text:p>Jaufré Rud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16321">
            <text:p>7401632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table:number-columns-repeated="99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coles maternelles</text:p>
          </table:table-cell>
          <table:table-cell office:value-type="string">
            <text:p>Ecole maternelle Bertie-Albrecht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0 74</text:p>
          </table:table-cell>
          <table:table-cell table:number-columns-repeated="4"/>
          <table:table-cell office:value-type="string">
            <text:p>1222</text:p>
          </table:table-cell>
          <table:table-cell office:value-type="string">
            <text:p>43.5925026798</text:p>
          </table:table-cell>
          <table:table-cell office:value-type="string">
            <text:p>3.86879878965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de Fontju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6174142">
            <text:p>60617414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9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coles maternelles</text:p>
          </table:table-cell>
          <table:table-cell office:value-type="string">
            <text:p>Ecole maternelle Chapta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43</text:p>
          </table:table-cell>
          <table:table-cell table:number-columns-repeated="4"/>
          <table:table-cell office:value-type="string">
            <text:p>961</text:p>
          </table:table-cell>
          <table:table-cell office:value-type="string">
            <text:p>43.6112981601</text:p>
          </table:table-cell>
          <table:table-cell office:value-type="string">
            <text:p>3.86630945320</text:p>
          </table:table-cell>
          <table:table-cell office:value-type="string">
            <text:p>9</text:p>
          </table:table-cell>
          <table:table-cell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88508">
            <text:p>598188508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number-columns-repeated="99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coles maternelles</text:p>
          </table:table-cell>
          <table:table-cell office:value-type="string">
            <text:p>Ecole maternelle Charlie-Chaplin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35 60</text:p>
          </table:table-cell>
          <table:table-cell table:number-columns-repeated="4"/>
          <table:table-cell office:value-type="string">
            <text:p>1076</text:p>
          </table:table-cell>
          <table:table-cell office:value-type="string">
            <text:p>43.6268870356</text:p>
          </table:table-cell>
          <table:table-cell office:value-type="string">
            <text:p>3.86393264210</text:p>
          </table:table-cell>
          <table:table-cell office:value-type="string">
            <text:p>120</text:p>
          </table:table-cell>
          <table:table-cell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50753">
            <text:p>595150753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number-columns-repeated="99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Ecoles maternelles</text:p>
          </table:table-cell>
          <table:table-cell office:value-type="string">
            <text:p>Ecole maternelle Docteur Roux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40</text:p>
          </table:table-cell>
          <table:table-cell table:number-columns-repeated="4"/>
          <table:table-cell office:value-type="string">
            <text:p>999</text:p>
          </table:table-cell>
          <table:table-cell office:value-type="string">
            <text:p>43.6061105023</text:p>
          </table:table-cell>
          <table:table-cell office:value-type="string">
            <text:p>3.86194207219</text:p>
          </table:table-cell>
          <table:table-cell office:value-type="string">
            <text:p>96</text:p>
          </table:table-cell>
          <table:table-cell/>
          <table:table-cell office:value-type="string">
            <text:p>Rue</text:p>
          </table:table-cell>
          <table:table-cell office:value-type="string">
            <text:p>du Faubourg Figuero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3539">
            <text:p>608523539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99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coles maternelles</text:p>
          </table:table-cell>
          <table:table-cell office:value-type="string">
            <text:p>Ecole maternelle Francis-Garni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5 42</text:p>
          </table:table-cell>
          <table:table-cell table:number-columns-repeated="4"/>
          <table:table-cell office:value-type="string">
            <text:p>1015</text:p>
          </table:table-cell>
          <table:table-cell office:value-type="string">
            <text:p>43.6078366904</text:p>
          </table:table-cell>
          <table:table-cell office:value-type="string">
            <text:p>3.87164629280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Général-Ren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9173">
            <text:p>60851917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990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Ecoles maternelles</text:p>
          </table:table-cell>
          <table:table-cell office:value-type="string">
            <text:p>Ecole maternelle Geneviève de Gaulle Anthonio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92 21 70</text:p>
          </table:table-cell>
          <table:table-cell table:number-columns-repeated="5"/>
          <table:table-cell office:value-type="string">
            <text:p>43.6046398222888</text:p>
          </table:table-cell>
          <table:table-cell office:value-type="string">
            <text:p>3.89406074535485</text:p>
          </table:table-cell>
          <table:table-cell office:value-type="string">
            <text:p>10</text:p>
          </table:table-cell>
          <table:table-cell/>
          <table:table-cell office:value-type="string">
            <text:p>Chemin</text:p>
          </table:table-cell>
          <table:table-cell office:value-type="string">
            <text:p>des Bar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7">
            <text:p>107</text:p>
          </table:table-cell>
          <table:table-cell table:number-columns-repeated="99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coles maternelles</text:p>
          </table:table-cell>
          <table:table-cell office:value-type="string">
            <text:p>Ecole maternelle Geneviève-B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02 34</text:p>
          </table:table-cell>
          <table:table-cell table:number-columns-repeated="4"/>
          <table:table-cell office:value-type="string">
            <text:p>1268</text:p>
          </table:table-cell>
          <table:table-cell office:value-type="string">
            <text:p>43.6173923471</text:p>
          </table:table-cell>
          <table:table-cell office:value-type="string">
            <text:p>3.83874367897</text:p>
          </table:table-cell>
          <table:table-cell office:value-type="string">
            <text:p>971</text:p>
          </table:table-cell>
          <table:table-cell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82957">
            <text:p>608482957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number-columns-repeated="99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coles maternelles</text:p>
          </table:table-cell>
          <table:table-cell office:value-type="string">
            <text:p>Ecole maternelle Hélène-Bouch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52 84</text:p>
          </table:table-cell>
          <table:table-cell table:number-columns-repeated="4"/>
          <table:table-cell office:value-type="string">
            <text:p>1296</text:p>
          </table:table-cell>
          <table:table-cell office:value-type="string">
            <text:p>43.5965377794</text:p>
          </table:table-cell>
          <table:table-cell office:value-type="string">
            <text:p>3.83962872900</text:p>
          </table:table-cell>
          <table:table-cell office:value-type="string">
            <text:p>240</text:p>
          </table:table-cell>
          <table:table-cell/>
          <table:table-cell office:value-type="string">
            <text:p>Quai</text:p>
          </table:table-cell>
          <table:table-cell office:value-type="string">
            <text:p>Flora Trista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0639">
            <text:p>608520639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9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Ecoles maternelles</text:p>
          </table:table-cell>
          <table:table-cell office:value-type="string">
            <text:p>Ecole maternelle Indira-Gandhi</text:p>
          </table:table-cell>
          <table:table-cell office:value-type="string">
            <text:p>Mosson</text:p>
          </table:table-cell>
          <table:table-cell/>
          <table:table-cell office:value-type="string">
            <text:p>04 67 75 35 45</text:p>
          </table:table-cell>
          <table:table-cell table:number-columns-repeated="4"/>
          <table:table-cell office:value-type="string">
            <text:p>1142</text:p>
          </table:table-cell>
          <table:table-cell office:value-type="string">
            <text:p>43.6399291351</text:p>
          </table:table-cell>
          <table:table-cell office:value-type="string">
            <text:p>3.81974628874</text:p>
          </table:table-cell>
          <table:table-cell office:value-type="string">
            <text:p>380</text:p>
          </table:table-cell>
          <table:table-cell/>
          <table:table-cell office:value-type="string">
            <text:p>Rue</text:p>
          </table:table-cell>
          <table:table-cell office:value-type="string">
            <text:p>Pierre Cardena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24497">
            <text:p>74024497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table:number-columns-repeated="99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coles maternelles</text:p>
          </table:table-cell>
          <table:table-cell office:value-type="string">
            <text:p>Ecole maternelle Ingrid Bergma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35 58</text:p>
          </table:table-cell>
          <table:table-cell table:number-columns-repeated="5"/>
          <table:table-cell office:value-type="string">
            <text:p>43.6188130671671</text:p>
          </table:table-cell>
          <table:table-cell office:value-type="string">
            <text:p>3.89100567315101</text:p>
          </table:table-cell>
          <table:table-cell office:value-type="string">
            <text:p>20</text:p>
          </table:table-cell>
          <table:table-cell/>
          <table:table-cell office:value-type="string">
            <text:p>Boulevard</text:p>
          </table:table-cell>
          <table:table-cell office:value-type="string">
            <text:p>Mouni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2940825">
            <text:p>22940825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table:number-columns-repeated="99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coles maternelles</text:p>
          </table:table-cell>
          <table:table-cell office:value-type="string">
            <text:p>Ecole maternelle Jacques-Prévert</text:p>
          </table:table-cell>
          <table:table-cell office:value-type="string">
            <text:p>Mosson</text:p>
          </table:table-cell>
          <table:table-cell/>
          <table:table-cell office:value-type="string">
            <text:p>04 67 75 64 66</text:p>
          </table:table-cell>
          <table:table-cell table:number-columns-repeated="4"/>
          <table:table-cell office:value-type="string">
            <text:p>1040</text:p>
          </table:table-cell>
          <table:table-cell office:value-type="string">
            <text:p>43.6426142643</text:p>
          </table:table-cell>
          <table:table-cell office:value-type="string">
            <text:p>3.81573258262</text:p>
          </table:table-cell>
          <table:table-cell office:value-type="string">
            <text:p>209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98230">
            <text:p>595198230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table:number-columns-repeated="99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Ecoles maternelles</text:p>
          </table:table-cell>
          <table:table-cell office:value-type="string">
            <text:p>Ecole maternelle James-Joyce</text:p>
          </table:table-cell>
          <table:table-cell office:value-type="string">
            <text:p>Mosson</text:p>
          </table:table-cell>
          <table:table-cell/>
          <table:table-cell office:value-type="string">
            <text:p>04 67 75 34 87</text:p>
          </table:table-cell>
          <table:table-cell table:number-columns-repeated="4"/>
          <table:table-cell office:value-type="string">
            <text:p>932</text:p>
          </table:table-cell>
          <table:table-cell office:value-type="string">
            <text:p>43.6280012451</text:p>
          </table:table-cell>
          <table:table-cell office:value-type="string">
            <text:p>3.81792596876</text:p>
          </table:table-cell>
          <table:table-cell office:value-type="string">
            <text:p>122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46060">
            <text:p>598146060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table:number-columns-repeated="99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Ecoles maternelles</text:p>
          </table:table-cell>
          <table:table-cell office:value-type="string">
            <text:p>Ecole maternelle Jean-Cocteau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92 15 80</text:p>
          </table:table-cell>
          <table:table-cell table:number-columns-repeated="4"/>
          <table:table-cell office:value-type="string">
            <text:p>1066</text:p>
          </table:table-cell>
          <table:table-cell office:value-type="string">
            <text:p>43.5914697508</text:p>
          </table:table-cell>
          <table:table-cell office:value-type="string">
            <text:p>3.88655927632</text:p>
          </table:table-cell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Bandid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05826">
            <text:p>5981058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9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coles maternelles</text:p>
          </table:table-cell>
          <table:table-cell office:value-type="string">
            <text:p>Ecole maternelle Jean-de-la-Fontai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35 57</text:p>
          </table:table-cell>
          <table:table-cell table:number-columns-repeated="4"/>
          <table:table-cell office:value-type="string">
            <text:p>1086</text:p>
          </table:table-cell>
          <table:table-cell office:value-type="string">
            <text:p>43.6153667043</text:p>
          </table:table-cell>
          <table:table-cell office:value-type="string">
            <text:p>3.87830466969</text:p>
          </table:table-cell>
          <table:table-cell office:value-type="string">
            <text:p>27</text:p>
          </table:table-cell>
          <table:table-cell/>
          <table:table-cell office:value-type="string">
            <text:p>Quai</text:p>
          </table:table-cell>
          <table:table-cell office:value-type="string">
            <text:p>des Tanneu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07468">
            <text:p>598107468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table:number-columns-repeated="99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Ecoles maternelles</text:p>
          </table:table-cell>
          <table:table-cell office:value-type="string">
            <text:p>Ecole maternelle Jean-Jacques-Rousseau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61 94</text:p>
          </table:table-cell>
          <table:table-cell table:number-columns-repeated="4"/>
          <table:table-cell office:value-type="string">
            <text:p>1274</text:p>
          </table:table-cell>
          <table:table-cell office:value-type="string">
            <text:p>43.6124867085</text:p>
          </table:table-cell>
          <table:table-cell office:value-type="string">
            <text:p>3.87592396932</text:p>
          </table:table-cell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d'Aigrefeu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79713305">
            <text:p>579713305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number-columns-repeated="99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coles maternelles</text:p>
          </table:table-cell>
          <table:table-cell office:value-type="string">
            <text:p>Ecole maternelle Jeanne-Deroi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59 85</text:p>
          </table:table-cell>
          <table:table-cell table:number-columns-repeated="4"/>
          <table:table-cell office:value-type="string">
            <text:p>1096</text:p>
          </table:table-cell>
          <table:table-cell office:value-type="string">
            <text:p>43.6083819834</text:p>
          </table:table-cell>
          <table:table-cell office:value-type="string">
            <text:p>3.83659712356</text:p>
          </table:table-cell>
          <table:table-cell office:value-type="string">
            <text:p>88</text:p>
          </table:table-cell>
          <table:table-cell/>
          <table:table-cell office:value-type="string">
            <text:p>Rue</text:p>
          </table:table-cell>
          <table:table-cell office:value-type="string">
            <text:p>Viollet le Du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96820">
            <text:p>6084968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99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coles maternelles</text:p>
          </table:table-cell>
          <table:table-cell office:value-type="string">
            <text:p>Ecole maternelle Johann Wolfgang Von Goeth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92 75 38</text:p>
          </table:table-cell>
          <table:table-cell table:number-columns-repeated="4"/>
          <table:table-cell office:value-type="string">
            <text:p>968</text:p>
          </table:table-cell>
          <table:table-cell office:value-type="string">
            <text:p>43.6110284910</text:p>
          </table:table-cell>
          <table:table-cell office:value-type="string">
            <text:p>3.85327359844</text:p>
          </table:table-cell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des Coroni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2781">
            <text:p>608522781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table:number-columns-repeated="99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coles maternelles</text:p>
          </table:table-cell>
          <table:table-cell office:value-type="string">
            <text:p>Ecole maternelle Jules-Michelet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06 05</text:p>
          </table:table-cell>
          <table:table-cell table:number-columns-repeated="4"/>
          <table:table-cell office:value-type="string">
            <text:p>1469</text:p>
          </table:table-cell>
          <table:table-cell office:value-type="string">
            <text:p>43.6156990884</text:p>
          </table:table-cell>
          <table:table-cell office:value-type="string">
            <text:p>3.8387995296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03044">
            <text:p>608503044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table:number-columns-repeated="99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coles maternelles</text:p>
          </table:table-cell>
          <table:table-cell office:value-type="string">
            <text:p>Ecole maternelle Lily-Boulang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77 40</text:p>
          </table:table-cell>
          <table:table-cell table:number-columns-repeated="4"/>
          <table:table-cell office:value-type="string">
            <text:p>1259</text:p>
          </table:table-cell>
          <table:table-cell office:value-type="string">
            <text:p>43.6003886963</text:p>
          </table:table-cell>
          <table:table-cell office:value-type="string">
            <text:p>3.84606264702</text:p>
          </table:table-cell>
          <table:table-cell office:value-type="string">
            <text:p>25</text:p>
          </table:table-cell>
          <table:table-cell/>
          <table:table-cell office:value-type="string">
            <text:p>Rue</text:p>
          </table:table-cell>
          <table:table-cell office:value-type="string">
            <text:p>Robespierr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6343">
            <text:p>59525634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99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Ecoles maternelles</text:p>
          </table:table-cell>
          <table:table-cell office:value-type="string">
            <text:p>Ecole maternelle Louise-Michel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5 73 72</text:p>
          </table:table-cell>
          <table:table-cell table:number-columns-repeated="4"/>
          <table:table-cell office:value-type="string">
            <text:p>1246</text:p>
          </table:table-cell>
          <table:table-cell office:value-type="string">
            <text:p>43.6103215663</text:p>
          </table:table-cell>
          <table:table-cell office:value-type="string">
            <text:p>3.89828069683</text:p>
          </table:table-cell>
          <table:table-cell office:value-type="string">
            <text:p>501</text:p>
          </table:table-cell>
          <table:table-cell/>
          <table:table-cell office:value-type="string">
            <text:p>Avenue</text:p>
          </table:table-cell>
          <table:table-cell office:value-type="string">
            <text:p>de la Pompigna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32463">
            <text:p>608532463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number-columns-repeated="99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coles maternelles</text:p>
          </table:table-cell>
          <table:table-cell office:value-type="string">
            <text:p>Ecole maternelle Louis-Figui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64 89</text:p>
          </table:table-cell>
          <table:table-cell table:number-columns-repeated="4"/>
          <table:table-cell office:value-type="string">
            <text:p>1187</text:p>
          </table:table-cell>
          <table:table-cell office:value-type="string">
            <text:p>43.6040977751</text:p>
          </table:table-cell>
          <table:table-cell office:value-type="string">
            <text:p>3.88210817966</text:p>
          </table:table-cell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Farg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56110262">
            <text:p>25611026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9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coles maternelles</text:p>
          </table:table-cell>
          <table:table-cell office:value-type="string">
            <text:p>Ecole maternelle Louis-Pasteu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64 96</text:p>
          </table:table-cell>
          <table:table-cell table:number-columns-repeated="4"/>
          <table:table-cell office:value-type="string">
            <text:p>1107</text:p>
          </table:table-cell>
          <table:table-cell office:value-type="string">
            <text:p>43.6092055185</text:p>
          </table:table-cell>
          <table:table-cell office:value-type="string">
            <text:p>3.87331755262</text:p>
          </table:table-cell>
          <table:table-cell office:value-type="string">
            <text:p>15</text:p>
          </table:table-cell>
          <table:table-cell/>
          <table:table-cell office:value-type="string">
            <text:p>Rue</text:p>
          </table:table-cell>
          <table:table-cell office:value-type="string">
            <text:p>Saint-Sépulc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5089228">
            <text:p>265089228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number-columns-repeated="99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coles maternelles</text:p>
          </table:table-cell>
          <table:table-cell office:value-type="string">
            <text:p>Ecole maternelle Ludwig-Van-Beethove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66 71</text:p>
          </table:table-cell>
          <table:table-cell table:number-columns-repeated="4"/>
          <table:table-cell office:value-type="string">
            <text:p>1213</text:p>
          </table:table-cell>
          <table:table-cell office:value-type="string">
            <text:p>43.5847791280</text:p>
          </table:table-cell>
          <table:table-cell office:value-type="string">
            <text:p>3.85631902246</text:p>
          </table:table-cell>
          <table:table-cell office:value-type="string">
            <text:p>381</text:p>
          </table:table-cell>
          <table:table-cell/>
          <table:table-cell office:value-type="string">
            <text:p>Chemin</text:p>
          </table:table-cell>
          <table:table-cell office:value-type="string">
            <text:p>de Poutin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44833667">
            <text:p>444833667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9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coles maternelles</text:p>
          </table:table-cell>
          <table:table-cell office:value-type="string">
            <text:p>Ecole maternelle Luis-de-Camoen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42 54</text:p>
          </table:table-cell>
          <table:table-cell table:number-columns-repeated="4"/>
          <table:table-cell office:value-type="string">
            <text:p>868</text:p>
          </table:table-cell>
          <table:table-cell office:value-type="string">
            <text:p>43.6260589267</text:p>
          </table:table-cell>
          <table:table-cell office:value-type="string">
            <text:p>3.87988666568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90270740">
            <text:p>9027074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table:number-columns-repeated="99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coles maternelles</text:p>
          </table:table-cell>
          <table:table-cell office:value-type="string">
            <text:p>Ecole maternelle Madeleine-Br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01 19</text:p>
          </table:table-cell>
          <table:table-cell table:number-columns-repeated="4"/>
          <table:table-cell office:value-type="string">
            <text:p>1125</text:p>
          </table:table-cell>
          <table:table-cell office:value-type="string">
            <text:p>43.6197254595</text:p>
          </table:table-cell>
          <table:table-cell office:value-type="string">
            <text:p>3.84183653872</text:p>
          </table:table-cell>
          <table:table-cell office:value-type="string">
            <text:p>183</text:p>
          </table:table-cell>
          <table:table-cell/>
          <table:table-cell office:value-type="string">
            <text:p>Allée</text:p>
          </table:table-cell>
          <table:table-cell office:value-type="string">
            <text:p>de l'Aquedu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097195">
            <text:p>592097195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number-columns-repeated="99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coles maternelles</text:p>
          </table:table-cell>
          <table:table-cell office:value-type="string">
            <text:p>Ecole maternelle Madeleine-Renaud</text:p>
          </table:table-cell>
          <table:table-cell office:value-type="string">
            <text:p>Mosson</text:p>
          </table:table-cell>
          <table:table-cell/>
          <table:table-cell office:value-type="string">
            <text:p>04 67 75 43 00</text:p>
          </table:table-cell>
          <table:table-cell table:number-columns-repeated="4"/>
          <table:table-cell office:value-type="string">
            <text:p>1282</text:p>
          </table:table-cell>
          <table:table-cell office:value-type="string">
            <text:p>43.6237745438</text:p>
          </table:table-cell>
          <table:table-cell office:value-type="string">
            <text:p>3.81779523266</text:p>
          </table:table-cell>
          <table:table-cell office:value-type="string">
            <text:p>36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500219">
            <text:p>598500219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table:number-columns-repeated="99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coles maternelles</text:p>
          </table:table-cell>
          <table:table-cell office:value-type="string">
            <text:p>Ecole maternelle Marcelline Desbordes-Valmor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63 15</text:p>
          </table:table-cell>
          <table:table-cell table:number-columns-repeated="4"/>
          <table:table-cell office:value-type="string">
            <text:p>1005</text:p>
          </table:table-cell>
          <table:table-cell office:value-type="string">
            <text:p>43.5994235033</text:p>
          </table:table-cell>
          <table:table-cell office:value-type="string">
            <text:p>3.85524069865</text:p>
          </table:table-cell>
          <table:table-cell office:value-type="string">
            <text:p>460</text:p>
          </table:table-cell>
          <table:table-cell/>
          <table:table-cell office:value-type="string">
            <text:p>Rue</text:p>
          </table:table-cell>
          <table:table-cell office:value-type="string">
            <text:p>du Lavand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1580695">
            <text:p>59158069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99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coles maternelles</text:p>
          </table:table-cell>
          <table:table-cell office:value-type="string">
            <text:p>Ecole maternelle Marcel-Pagnol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53 78</text:p>
          </table:table-cell>
          <table:table-cell table:number-columns-repeated="4"/>
          <table:table-cell office:value-type="string">
            <text:p>1210</text:p>
          </table:table-cell>
          <table:table-cell office:value-type="string">
            <text:p>43.5941210728</text:p>
          </table:table-cell>
          <table:table-cell office:value-type="string">
            <text:p>3.86548701436</text:p>
          </table:table-cell>
          <table:table-cell office:value-type="string">
            <text:p>305</text:p>
          </table:table-cell>
          <table:table-cell/>
          <table:table-cell office:value-type="string">
            <text:p>Rue</text:p>
          </table:table-cell>
          <table:table-cell office:value-type="string">
            <text:p>Georges Brassen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6171812">
            <text:p>60617181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99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coles maternelles</text:p>
          </table:table-cell>
          <table:table-cell office:value-type="string">
            <text:p>Ecole maternelle Marguerite-Yourcenar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7 06 90</text:p>
          </table:table-cell>
          <table:table-cell table:number-columns-repeated="4"/>
          <table:table-cell office:value-type="string">
            <text:p>1622</text:p>
          </table:table-cell>
          <table:table-cell office:value-type="string">
            <text:p>43.6340346279</text:p>
          </table:table-cell>
          <table:table-cell office:value-type="string">
            <text:p>3.83158975693</text:p>
          </table:table-cell>
          <table:table-cell office:value-type="string">
            <text:p>71</text:p>
          </table:table-cell>
          <table:table-cell/>
          <table:table-cell office:value-type="string">
            <text:p>Rue</text:p>
          </table:table-cell>
          <table:table-cell office:value-type="string">
            <text:p>Jean-Joseph Labor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15061">
            <text:p>598115061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number-columns-repeated="99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Ecoles maternelles</text:p>
          </table:table-cell>
          <table:table-cell office:value-type="string">
            <text:p>Ecole maternelle Maria-Calla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56 55</text:p>
          </table:table-cell>
          <table:table-cell table:number-columns-repeated="4"/>
          <table:table-cell office:value-type="string">
            <text:p>1339</text:p>
          </table:table-cell>
          <table:table-cell office:value-type="string">
            <text:p>43.6040783987</text:p>
          </table:table-cell>
          <table:table-cell office:value-type="string">
            <text:p>3.84340841978</text:p>
          </table:table-cell>
          <table:table-cell office:value-type="string">
            <text:p>843</text:p>
          </table:table-cell>
          <table:table-cell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500036">
            <text:p>598500036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99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coles maternelles</text:p>
          </table:table-cell>
          <table:table-cell office:value-type="string">
            <text:p>Ecole maternelle Marie-Pape-Carpantier</text:p>
          </table:table-cell>
          <table:table-cell office:value-type="string">
            <text:p>Mosson</text:p>
          </table:table-cell>
          <table:table-cell/>
          <table:table-cell office:value-type="string">
            <text:p>04 67 75 25 35</text:p>
          </table:table-cell>
          <table:table-cell table:number-columns-repeated="4"/>
          <table:table-cell office:value-type="string">
            <text:p>1251</text:p>
          </table:table-cell>
          <table:table-cell office:value-type="string">
            <text:p>43.6136694866</text:p>
          </table:table-cell>
          <table:table-cell office:value-type="string">
            <text:p>3.82758327838</text:p>
          </table:table-cell>
          <table:table-cell office:value-type="string">
            <text:p>12</text:p>
          </table:table-cell>
          <table:table-cell/>
          <table:table-cell office:value-type="string">
            <text:p>Rue</text:p>
          </table:table-cell>
          <table:table-cell office:value-type="string">
            <text:p>des Ecol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492863">
            <text:p>608492863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number-columns-repeated="99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coles maternelles</text:p>
          </table:table-cell>
          <table:table-cell office:value-type="string">
            <text:p>Ecole maternelle Martin-Luther-King</text:p>
          </table:table-cell>
          <table:table-cell office:value-type="string">
            <text:p>Mosson</text:p>
          </table:table-cell>
          <table:table-cell/>
          <table:table-cell office:value-type="string">
            <text:p>04 67 75 35 25</text:p>
          </table:table-cell>
          <table:table-cell table:number-columns-repeated="4"/>
          <table:table-cell office:value-type="string">
            <text:p>1189</text:p>
          </table:table-cell>
          <table:table-cell office:value-type="string">
            <text:p>43.6248740621</text:p>
          </table:table-cell>
          <table:table-cell office:value-type="string">
            <text:p>3.81472317314</text:p>
          </table:table-cell>
          <table:table-cell office:value-type="string">
            <text:p>65</text:p>
          </table:table-cell>
          <table:table-cell/>
          <table:table-cell office:value-type="string">
            <text:p>Rue</text:p>
          </table:table-cell>
          <table:table-cell office:value-type="string">
            <text:p>Charles Bonapart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8147">
            <text:p>598498147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table:number-columns-repeated="990"/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Ecoles maternelles</text:p>
          </table:table-cell>
          <table:table-cell office:value-type="string">
            <text:p>Ecole maternelle Michel De L'Hospital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64 27 47</text:p>
          </table:table-cell>
          <table:table-cell table:number-columns-repeated="4"/>
          <table:table-cell office:value-type="string">
            <text:p>1571</text:p>
          </table:table-cell>
          <table:table-cell office:value-type="string">
            <text:p>43.6041130975</text:p>
          </table:table-cell>
          <table:table-cell office:value-type="string">
            <text:p>3.90735687901</text:p>
          </table:table-cell>
          <table:table-cell office:value-type="string">
            <text:p>380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26264">
            <text:p>60852626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9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Ecoles maternelles</text:p>
          </table:table-cell>
          <table:table-cell office:value-type="string">
            <text:p>Ecole maternelle Miguel-de-Cervantès</text:p>
          </table:table-cell>
          <table:table-cell office:value-type="string">
            <text:p>Mosson</text:p>
          </table:table-cell>
          <table:table-cell/>
          <table:table-cell office:value-type="string">
            <text:p>04 67 75 42 11</text:p>
          </table:table-cell>
          <table:table-cell table:number-columns-repeated="4"/>
          <table:table-cell office:value-type="string">
            <text:p>1029</text:p>
          </table:table-cell>
          <table:table-cell office:value-type="string">
            <text:p>43.6250592435</text:p>
          </table:table-cell>
          <table:table-cell office:value-type="string">
            <text:p>3.81432961986</text:p>
          </table:table-cell>
          <table:table-cell office:value-type="string">
            <text:p>91</text:p>
          </table:table-cell>
          <table:table-cell/>
          <table:table-cell office:value-type="string">
            <text:p>Rue</text:p>
          </table:table-cell>
          <table:table-cell office:value-type="string">
            <text:p>Charles Bonapart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7565">
            <text:p>598497565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number-columns-repeated="99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Ecoles maternelles</text:p>
          </table:table-cell>
          <table:table-cell office:value-type="string">
            <text:p>Ecole maternelle Mozar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15 61</text:p>
          </table:table-cell>
          <table:table-cell table:number-columns-repeated="4"/>
          <table:table-cell office:value-type="string">
            <text:p>901</text:p>
          </table:table-cell>
          <table:table-cell office:value-type="string">
            <text:p>43.6169500248</text:p>
          </table:table-cell>
          <table:table-cell office:value-type="string">
            <text:p>3.86169012353</text:p>
          </table:table-cell>
          <table:table-cell office:value-type="string">
            <text:p>60</text:p>
          </table:table-cell>
          <table:table-cell/>
          <table:table-cell office:value-type="string">
            <text:p>Avenue</text:p>
          </table:table-cell>
          <table:table-cell office:value-type="string">
            <text:p>d'Ass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61463687">
            <text:p>361463687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table:number-columns-repeated="99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coles maternelles</text:p>
          </table:table-cell>
          <table:table-cell office:value-type="string">
            <text:p>Ecole maternelle Nicolas-Copernic</text:p>
          </table:table-cell>
          <table:table-cell office:value-type="string">
            <text:p>Mosson</text:p>
          </table:table-cell>
          <table:table-cell/>
          <table:table-cell office:value-type="string">
            <text:p>04 67 75 49 31</text:p>
          </table:table-cell>
          <table:table-cell table:number-columns-repeated="4"/>
          <table:table-cell office:value-type="string">
            <text:p>1163</text:p>
          </table:table-cell>
          <table:table-cell office:value-type="string">
            <text:p>43.6397733543</text:p>
          </table:table-cell>
          <table:table-cell office:value-type="string">
            <text:p>3.8126640184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ierre Nicol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24917">
            <text:p>595224917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table:number-columns-repeated="990"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Ecoles maternelles</text:p>
          </table:table-cell>
          <table:table-cell office:value-type="string">
            <text:p>Ecole maternelle Olympe de Gouges</text:p>
          </table:table-cell>
          <table:table-cell office:value-type="string">
            <text:p>Croix d'Argent</text:p>
          </table:table-cell>
          <table:table-cell office:value-type="string">
            <text:p>Estanove</text:p>
          </table:table-cell>
          <table:table-cell office:value-type="string">
            <text:p>04 67 99 18 21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 Bugar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8">
            <text:p>1268</text:p>
          </table:table-cell>
          <table:table-cell table:number-columns-repeated="990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Ecoles maternelles</text:p>
          </table:table-cell>
          <table:table-cell office:value-type="string">
            <text:p>Ecole maternelle Olympe-de-Gouges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office:value-type="string">
            <text:p>04 67 99 18 21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 Bugar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42">
            <text:p>1242</text:p>
          </table:table-cell>
          <table:table-cell table:number-columns-repeated="99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coles maternelles</text:p>
          </table:table-cell>
          <table:table-cell office:value-type="string">
            <text:p>Ecole maternelle Pablo-Neruda</text:p>
          </table:table-cell>
          <table:table-cell office:value-type="string">
            <text:p>Mosson</text:p>
          </table:table-cell>
          <table:table-cell/>
          <table:table-cell office:value-type="string">
            <text:p>04 67 75 42 26</text:p>
          </table:table-cell>
          <table:table-cell table:number-columns-repeated="4"/>
          <table:table-cell office:value-type="string">
            <text:p>909</text:p>
          </table:table-cell>
          <table:table-cell office:value-type="string">
            <text:p>43.6233840255</text:p>
          </table:table-cell>
          <table:table-cell office:value-type="string">
            <text:p>3.81838762608</text:p>
          </table:table-cell>
          <table:table-cell office:value-type="string">
            <text:p>53</text:p>
          </table:table-cell>
          <table:table-cell/>
          <table:table-cell office:value-type="string">
            <text:p>Rue</text:p>
          </table:table-cell>
          <table:table-cell office:value-type="string">
            <text:p>de Salamanqu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0320614">
            <text:p>590320614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number-columns-repeated="99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coles maternelles</text:p>
          </table:table-cell>
          <table:table-cell office:value-type="string">
            <text:p>Ecole maternelle Pablo-Picasso</text:p>
          </table:table-cell>
          <table:table-cell office:value-type="string">
            <text:p>Mosson</text:p>
          </table:table-cell>
          <table:table-cell/>
          <table:table-cell office:value-type="string">
            <text:p>04 67 40 06 97</text:p>
          </table:table-cell>
          <table:table-cell table:number-columns-repeated="4"/>
          <table:table-cell office:value-type="string">
            <text:p>1242</text:p>
          </table:table-cell>
          <table:table-cell office:value-type="string">
            <text:p>43.6409024204</text:p>
          </table:table-cell>
          <table:table-cell office:value-type="string">
            <text:p>3.81721500782</text:p>
          </table:table-cell>
          <table:table-cell office:value-type="string">
            <text:p>41</text:p>
          </table:table-cell>
          <table:table-cell/>
          <table:table-cell office:value-type="string">
            <text:p>Avenue</text:p>
          </table:table-cell>
          <table:table-cell office:value-type="string">
            <text:p>Guilhem de Poitier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096763">
            <text:p>595096763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table:number-columns-repeated="99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coles maternelles</text:p>
          </table:table-cell>
          <table:table-cell office:value-type="string">
            <text:p>Ecole maternelle Paul-Eluard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40 54</text:p>
          </table:table-cell>
          <table:table-cell table:number-columns-repeated="4"/>
          <table:table-cell office:value-type="string">
            <text:p>1099</text:p>
          </table:table-cell>
          <table:table-cell office:value-type="string">
            <text:p>43.5929184461</text:p>
          </table:table-cell>
          <table:table-cell office:value-type="string">
            <text:p>3.89641146081</text:p>
          </table:table-cell>
          <table:table-cell office:value-type="string">
            <text:p>219</text:p>
          </table:table-cell>
          <table:table-cell/>
          <table:table-cell office:value-type="string">
            <text:p>Rue</text:p>
          </table:table-cell>
          <table:table-cell office:value-type="string">
            <text:p>de Saint-Hilai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238627">
            <text:p>6082386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99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coles maternelles</text:p>
          </table:table-cell>
          <table:table-cell office:value-type="string">
            <text:p>Ecole maternelle Pauline-Kergomard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33 71</text:p>
          </table:table-cell>
          <table:table-cell table:number-columns-repeated="4"/>
          <table:table-cell office:value-type="string">
            <text:p>890</text:p>
          </table:table-cell>
          <table:table-cell office:value-type="string">
            <text:p>43.6224747489</text:p>
          </table:table-cell>
          <table:table-cell office:value-type="string">
            <text:p>3.87089082009</text:p>
          </table:table-cell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Colonel March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77163">
            <text:p>598177163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table:number-columns-repeated="99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coles maternelles</text:p>
          </table:table-cell>
          <table:table-cell office:value-type="string">
            <text:p>Ecole maternelle Pierre-Claris-de-Floria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73 50</text:p>
          </table:table-cell>
          <table:table-cell table:number-columns-repeated="4"/>
          <table:table-cell office:value-type="string">
            <text:p>0030802</text:p>
          </table:table-cell>
          <table:table-cell office:value-type="string">
            <text:p>43.6048771</text:p>
          </table:table-cell>
          <table:table-cell office:value-type="string">
            <text:p>3.8865398</text:p>
          </table:table-cell>
          <table:table-cell office:value-type="string">
            <text:p>49</text:p>
          </table:table-cell>
          <table:table-cell/>
          <table:table-cell office:value-type="string">
            <text:p>Rue</text:p>
          </table:table-cell>
          <table:table-cell office:value-type="string">
            <text:p>de la Méditerran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107227">
            <text:p>592107227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99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coles maternelles</text:p>
          </table:table-cell>
          <table:table-cell office:value-type="string">
            <text:p>Ecole maternelle Robert-Surcouf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5 23</text:p>
          </table:table-cell>
          <table:table-cell table:number-columns-repeated="4"/>
          <table:table-cell office:value-type="string">
            <text:p>1109</text:p>
          </table:table-cell>
          <table:table-cell office:value-type="string">
            <text:p>43.5952410270</text:p>
          </table:table-cell>
          <table:table-cell office:value-type="string">
            <text:p>3.87135172465</text:p>
          </table:table-cell>
          <table:table-cell office:value-type="string">
            <text:p>215</text:p>
          </table:table-cell>
          <table:table-cell/>
          <table:table-cell office:value-type="string">
            <text:p>Boulevard</text:p>
          </table:table-cell>
          <table:table-cell office:value-type="string">
            <text:p>Pedro de Luna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4005486">
            <text:p>58400548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99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coles maternelles</text:p>
          </table:table-cell>
          <table:table-cell office:value-type="string">
            <text:p>Ecole maternelle Rudyard-Kipling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09 65</text:p>
          </table:table-cell>
          <table:table-cell table:number-columns-repeated="4"/>
          <table:table-cell office:value-type="string">
            <text:p>1145</text:p>
          </table:table-cell>
          <table:table-cell office:value-type="string">
            <text:p>43.6165276363</text:p>
          </table:table-cell>
          <table:table-cell office:value-type="string">
            <text:p>3.84545273486</text:p>
          </table:table-cell>
          <table:table-cell office:value-type="string">
            <text:p>311</text:p>
          </table:table-cell>
          <table:table-cell/>
          <table:table-cell office:value-type="string">
            <text:p>Avenue</text:p>
          </table:table-cell>
          <table:table-cell office:value-type="string">
            <text:p>Saint-Cléme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2089414">
            <text:p>592089414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table:number-columns-repeated="99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Ecoles maternelles</text:p>
          </table:table-cell>
          <table:table-cell office:value-type="string">
            <text:p>Ecole maternelle Sarah-Bernhardt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2 39 12</text:p>
          </table:table-cell>
          <table:table-cell table:number-columns-repeated="4"/>
          <table:table-cell office:value-type="string">
            <text:p>1472</text:p>
          </table:table-cell>
          <table:table-cell office:value-type="string">
            <text:p>43.6116705104</text:p>
          </table:table-cell>
          <table:table-cell office:value-type="string">
            <text:p>3.90756543583</text:p>
          </table:table-cell>
          <table:table-cell office:value-type="string">
            <text:p>175</text:p>
          </table:table-cell>
          <table:table-cell/>
          <table:table-cell office:value-type="string">
            <text:p>Rue</text:p>
          </table:table-cell>
          <table:table-cell office:value-type="string">
            <text:p>Edouard Villalong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517230">
            <text:p>608517230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number-columns-repeated="99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coles maternelles</text:p>
          </table:table-cell>
          <table:table-cell office:value-type="string">
            <text:p>Ecole maternelle Sergueï-Prokofiev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02 66 35</text:p>
          </table:table-cell>
          <table:table-cell table:number-columns-repeated="4"/>
          <table:table-cell office:value-type="string">
            <text:p>1120</text:p>
          </table:table-cell>
          <table:table-cell office:value-type="string">
            <text:p>43.6189952198</text:p>
          </table:table-cell>
          <table:table-cell office:value-type="string">
            <text:p>3.89831162976</text:p>
          </table:table-cell>
          <table:table-cell office:value-type="string">
            <text:p>85</text:p>
          </table:table-cell>
          <table:table-cell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1564168">
            <text:p>601564168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number-columns-repeated="99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coles maternelles</text:p>
          </table:table-cell>
          <table:table-cell office:value-type="string">
            <text:p>Ecole maternelle Simone-Signoret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08 73</text:p>
          </table:table-cell>
          <table:table-cell table:number-columns-repeated="4"/>
          <table:table-cell office:value-type="string">
            <text:p>985</text:p>
          </table:table-cell>
          <table:table-cell office:value-type="string">
            <text:p>43.5982243190</text:p>
          </table:table-cell>
          <table:table-cell office:value-type="string">
            <text:p>3.88258421659</text:p>
          </table:table-cell>
          <table:table-cell office:value-type="string">
            <text:p>1</text:p>
          </table:table-cell>
          <table:table-cell/>
          <table:table-cell office:value-type="string">
            <text:p>Impasse</text:p>
          </table:table-cell>
          <table:table-cell office:value-type="string">
            <text:p>des Marmouse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48425784">
            <text:p>34842578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99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coles maternelles</text:p>
          </table:table-cell>
          <table:table-cell office:value-type="string">
            <text:p>Ecole maternelle Teres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4 65 67</text:p>
          </table:table-cell>
          <table:table-cell/>
          <table:table-cell office:value-type="string">
            <text:p>ce.0341554e@ac-montpellier.fr</text:p>
          </table:table-cell>
          <table:table-cell table:number-columns-repeated="2"/>
          <table:table-cell office:value-type="string">
            <text:p>1301</text:p>
          </table:table-cell>
          <table:table-cell office:value-type="string">
            <text:p>43.6362565010</text:p>
          </table:table-cell>
          <table:table-cell office:value-type="string">
            <text:p>3.87411233580</text:p>
          </table:table-cell>
          <table:table-cell office:value-type="string">
            <text:p>30,</text:p>
          </table:table-cell>
          <table:table-cell/>
          <table:table-cell office:value-type="string">
            <text:p>Rue</text:p>
          </table:table-cell>
          <table:table-cell office:value-type="string">
            <text:p>Antoine-Laurent de Jussie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44212103">
            <text:p>244212103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table:number-columns-repeated="99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coles maternelles</text:p>
          </table:table-cell>
          <table:table-cell office:value-type="string">
            <text:p>Ecole maternelle Vasco-de-Gama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5 04 92</text:p>
          </table:table-cell>
          <table:table-cell table:number-columns-repeated="4"/>
          <table:table-cell office:value-type="string">
            <text:p>1045</text:p>
          </table:table-cell>
          <table:table-cell office:value-type="string">
            <text:p>43.6141657094</text:p>
          </table:table-cell>
          <table:table-cell office:value-type="string">
            <text:p>3.89212769105</text:p>
          </table:table-cell>
          <table:table-cell office:value-type="string">
            <text:p>156</text:p>
          </table:table-cell>
          <table:table-cell/>
          <table:table-cell office:value-type="string">
            <text:p>Rue</text:p>
          </table:table-cell>
          <table:table-cell office:value-type="string">
            <text:p>de la Croix du s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3124915">
            <text:p>23124915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table:number-columns-repeated="99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coles maternelles</text:p>
          </table:table-cell>
          <table:table-cell office:value-type="string">
            <text:p>Ecole maternelle Victor-Duruy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73 90</text:p>
          </table:table-cell>
          <table:table-cell table:number-columns-repeated="4"/>
          <table:table-cell office:value-type="string">
            <text:p>881</text:p>
          </table:table-cell>
          <table:table-cell office:value-type="string">
            <text:p>43.6231122653</text:p>
          </table:table-cell>
          <table:table-cell office:value-type="string">
            <text:p>3.84041122136</text:p>
          </table:table-cell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Edmond Lautar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1530049">
            <text:p>601530049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number-columns-repeated="99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coles maternelles</text:p>
          </table:table-cell>
          <table:table-cell office:value-type="string">
            <text:p>Ecole maternelle Vincent-Van-Gogh</text:p>
          </table:table-cell>
          <table:table-cell office:value-type="string">
            <text:p>Mosson</text:p>
          </table:table-cell>
          <table:table-cell/>
          <table:table-cell office:value-type="string">
            <text:p>04 67 75 36 46</text:p>
          </table:table-cell>
          <table:table-cell table:number-columns-repeated="4"/>
          <table:table-cell office:value-type="string">
            <text:p>1228</text:p>
          </table:table-cell>
          <table:table-cell office:value-type="string">
            <text:p>43.6273383699</text:p>
          </table:table-cell>
          <table:table-cell office:value-type="string">
            <text:p>3.81904976561</text:p>
          </table:table-cell>
          <table:table-cell office:value-type="string">
            <text:p>242</text:p>
          </table:table-cell>
          <table:table-cell/>
          <table:table-cell office:value-type="string">
            <text:p>Rue</text:p>
          </table:table-cell>
          <table:table-cell office:value-type="string">
            <text:p>d'Oxfor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93655">
            <text:p>595293655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table:number-columns-repeated="99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coles maternelles</text:p>
          </table:table-cell>
          <table:table-cell office:value-type="string">
            <text:p>Ecole maternelle Virginia-Woolf</text:p>
          </table:table-cell>
          <table:table-cell office:value-type="string">
            <text:p>Mosson</text:p>
          </table:table-cell>
          <table:table-cell/>
          <table:table-cell office:value-type="string">
            <text:p>04 67 75 37 34</text:p>
          </table:table-cell>
          <table:table-cell table:number-columns-repeated="4"/>
          <table:table-cell office:value-type="string">
            <text:p>929</text:p>
          </table:table-cell>
          <table:table-cell office:value-type="string">
            <text:p>43.6280222948</text:p>
          </table:table-cell>
          <table:table-cell office:value-type="string">
            <text:p>3.81907135939</text:p>
          </table:table-cell>
          <table:table-cell office:value-type="string">
            <text:p>255</text:p>
          </table:table-cell>
          <table:table-cell/>
          <table:table-cell office:value-type="string">
            <text:p>Rue</text:p>
          </table:table-cell>
          <table:table-cell office:value-type="string">
            <text:p>de Bari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48476">
            <text:p>598148476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table:number-columns-repeated="990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Ecoles d'enseignement supérieur</text:p>
          </table:table-cell>
          <table:table-cell office:value-type="string">
            <text:p>Ecole nationale supérieure agronomique de Montpellier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99 61 22 00</text:p>
          </table:table-cell>
          <table:table-cell office:value-type="string">
            <text:p>04 99 61 29 00</text:p>
          </table:table-cell>
          <table:table-cell office:value-type="string">
            <text:p>lavat@ensam.inra.fr</text:p>
          </table:table-cell>
          <table:table-cell office:value-type="string">
            <text:p>www.agro-montpellier.fr/</text:p>
          </table:table-cell>
          <table:table-cell table:number-columns-repeated="4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ierre Viala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51">
            <text:p>1051</text:p>
          </table:table-cell>
          <table:table-cell table:number-columns-repeated="990"/>
        </table:table-row>
        <table:table-row table:style-name="ro2">
          <table:table-cell office:value-type="float" office:value="1148">
            <text:p>1148</text:p>
          </table:table-cell>
          <table:table-cell office:value-type="string">
            <text:p>Ecoles d'enseignement supérieur</text:p>
          </table:table-cell>
          <table:table-cell office:value-type="string">
            <text:p>Ecole Nationale Superieure d'Agronomie <text:s/>(ENSAM)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99 61 22 00</text:p>
          </table:table-cell>
          <table:table-cell office:value-type="string">
            <text:p>04 99 61 29 00</text:p>
          </table:table-cell>
          <table:table-cell/>
          <table:table-cell office:value-type="string">
            <text:p>www.agro-montpellier.fr/</text:p>
          </table:table-cell>
          <table:table-cell/>
          <table:table-cell office:value-type="string">
            <text:p>39049</text:p>
          </table:table-cell>
          <table:table-cell office:value-type="string">
            <text:p>43.6191692213</text:p>
          </table:table-cell>
          <table:table-cell office:value-type="string">
            <text:p>3.85405052757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ierre Viala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 - Euromédecine - Tournezy</text:p>
            <text:p>Arret. PIERRE VIALA</text:p>
          </table:table-cell>
          <table:table-cell table:number-columns-repeated="3"/>
          <table:table-cell office:value-type="float" office:value="1029">
            <text:p>1029</text:p>
          </table:table-cell>
          <table:table-cell table:number-columns-repeated="990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Ecoles d'enseignement supérieur</text:p>
          </table:table-cell>
          <table:table-cell office:value-type="string">
            <text:p>Ecole Nationale Supérieure de Chimie (ENSCM)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14 43 00</text:p>
          </table:table-cell>
          <table:table-cell office:value-type="string">
            <text:p>04 67 14 43 53</text:p>
          </table:table-cell>
          <table:table-cell/>
          <table:table-cell office:value-type="string">
            <text:p>www.enscm.fr/</text:p>
          </table:table-cell>
          <table:table-cell/>
          <table:table-cell office:value-type="string">
            <text:p>70012000</text:p>
          </table:table-cell>
          <table:table-cell office:value-type="string">
            <text:p>43.6209974157</text:p>
          </table:table-cell>
          <table:table-cell office:value-type="string">
            <text:p>3.86807161866</text:p>
          </table:table-cell>
          <table:table-cell office:value-type="string">
            <text:p>8</text:p>
          </table:table-cell>
          <table:table-cell/>
          <table:table-cell office:value-type="string">
            <text:p>Rue</text:p>
          </table:table-cell>
          <table:table-cell office:value-type="string">
            <text:p>de l'Ecole Normale</text:p>
          </table:table-cell>
          <table:table-cell/>
          <table:table-cell office:value-type="string">
            <text:p>34296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et Stade Philippidès</text:p>
          </table:table-cell>
          <table:table-cell table:number-columns-repeated="4"/>
          <table:table-cell office:value-type="float" office:value="1030">
            <text:p>1030</text:p>
          </table:table-cell>
          <table:table-cell table:number-columns-repeated="990"/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Ecoles privées sous contrat</text:p>
          </table:table-cell>
          <table:table-cell office:value-type="string">
            <text:p>Ecole Notre Dame de Bonne Nouve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59 62</text:p>
          </table:table-cell>
          <table:table-cell office:value-type="string">
            <text:p>04 67 06 56 85</text:p>
          </table:table-cell>
          <table:table-cell office:value-type="string">
            <text:p>ecolebonnenouvelle@voila.fr</text:p>
          </table:table-cell>
          <table:table-cell table:number-columns-repeated="3"/>
          <table:table-cell office:value-type="string">
            <text:p>43.6071</text:p>
          </table:table-cell>
          <table:table-cell office:value-type="string">
            <text:p>3.88116</text:p>
          </table:table-cell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Aristide Olliv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0742273">
            <text:p>600742273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table:number-columns-repeated="990"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Métiers Petite Enfance</text:p>
          </table:table-cell>
          <table:table-cell office:value-type="string">
            <text:p>Ecole Préparatoire aux Carrières Sociales Lycée Privé Turgot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0 42 00</text:p>
          </table:table-cell>
          <table:table-cell/>
          <table:table-cell office:value-type="string">
            <text:p>info@crij-montpellier.com</text:p>
          </table:table-cell>
          <table:table-cell office:value-type="string">
            <text:p>lppturgot.com/</text:p>
          </table:table-cell>
          <table:table-cell table:number-columns-repeated="4"/>
          <table:table-cell office:value-type="string">
            <text:p>94</text:p>
          </table:table-cell>
          <table:table-cell/>
          <table:table-cell office:value-type="string">
            <text:p>Rue</text:p>
          </table:table-cell>
          <table:table-cell office:value-type="string">
            <text:p>Pierre Flourens</text:p>
          </table:table-cell>
          <table:table-cell/>
          <table:table-cell office:value-type="string">
            <text:p>34098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9">
            <text:p>1239</text:p>
          </table:table-cell>
          <table:table-cell table:number-columns-repeated="990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Ecoles d'enseignement supérieur</text:p>
          </table:table-cell>
          <table:table-cell office:value-type="string">
            <text:p>Ecole Privée des Sciences Informatique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04 20 01</text:p>
          </table:table-cell>
          <table:table-cell office:value-type="string">
            <text:p>04 67 63 90 83</text:p>
          </table:table-cell>
          <table:table-cell/>
          <table:table-cell office:value-type="string">
            <text:p>www.epsi.fr/ecole-ingenieur-informatique,montpellier,ville-intro,1.html</text:p>
          </table:table-cell>
          <table:table-cell table:number-columns-repeated="4"/>
          <table:table-cell office:value-type="string">
            <text:p>437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</text:p>
          </table:table-cell>
          <table:table-cell table:number-columns-repeated="3"/>
          <table:table-cell office:value-type="float" office:value="1034">
            <text:p>1034</text:p>
          </table:table-cell>
          <table:table-cell table:number-columns-repeated="990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Ecoles privées sous contrat</text:p>
          </table:table-cell>
          <table:table-cell office:value-type="string">
            <text:p>Ecole Saint-Char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97 97</text:p>
          </table:table-cell>
          <table:table-cell office:value-type="string">
            <text:p>04 67 92 98 00</text:p>
          </table:table-cell>
          <table:table-cell office:value-type="string">
            <text:p>ecolesaintcharles.montpellier@orange.fr</text:p>
          </table:table-cell>
          <table:table-cell table:number-columns-repeated="3"/>
          <table:table-cell office:value-type="string">
            <text:p>43.6044</text:p>
          </table:table-cell>
          <table:table-cell office:value-type="string">
            <text:p>3.87251</text:p>
          </table:table-cell>
          <table:table-cell office:value-type="string">
            <text:p>22</text:p>
          </table:table-cell>
          <table:table-cell/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7817082">
            <text:p>27817082</text:p>
          </table:table-cell>
          <table:table-cell office:value-type="float" office:value="2">
            <text:p>2</text:p>
          </table:table-cell>
          <table:table-cell office:value-type="float" office:value="1161">
            <text:p>1161</text:p>
          </table:table-cell>
          <table:table-cell table:number-columns-repeated="990"/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Ecoles privées sous contrat</text:p>
          </table:table-cell>
          <table:table-cell office:value-type="string">
            <text:p>Ecole Sainte Emili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43 13</text:p>
          </table:table-cell>
          <table:table-cell table:number-columns-repeated="7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 la Croix Bonhom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75">
            <text:p>1175</text:p>
          </table:table-cell>
          <table:table-cell table:number-columns-repeated="990"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Ecoles privées sous contrat</text:p>
          </table:table-cell>
          <table:table-cell office:value-type="string">
            <text:p>Ecole Sainte Fam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81 75</text:p>
          </table:table-cell>
          <table:table-cell office:value-type="string">
            <text:p>04 67 58 60 44</text:p>
          </table:table-cell>
          <table:table-cell office:value-type="string">
            <text:p>stefamille.ecole-college@wanadoo.fr</text:p>
          </table:table-cell>
          <table:table-cell table:number-columns-repeated="5"/>
          <table:table-cell office:value-type="string">
            <text:p>10</text:p>
          </table:table-cell>
          <table:table-cell/>
          <table:table-cell office:value-type="string">
            <text:p>Place</text:p>
          </table:table-cell>
          <table:table-cell office:value-type="string">
            <text:p>Roger Salengr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56">
            <text:p>1156</text:p>
          </table:table-cell>
          <table:table-cell table:number-columns-repeated="990"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Ecoles privées sous contrat</text:p>
          </table:table-cell>
          <table:table-cell office:value-type="string">
            <text:p>Ecole Sainte Jeanne d'Arc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03 10</text:p>
          </table:table-cell>
          <table:table-cell table:number-columns-repeated="5"/>
          <table:table-cell office:value-type="string">
            <text:p>43.6113</text:p>
          </table:table-cell>
          <table:table-cell office:value-type="string">
            <text:p>3.86603</text:p>
          </table:table-cell>
          <table:table-cell office:value-type="string">
            <text:p>51</text:p>
          </table:table-cell>
          <table:table-cell/>
          <table:table-cell office:value-type="string">
            <text:p>Boulevard</text:p>
          </table:table-cell>
          <table:table-cell office:value-type="string">
            <text:p>Ernest Rena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10242786">
            <text:p>310242786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number-columns-repeated="990"/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Ecoles privées sous contrat</text:p>
          </table:table-cell>
          <table:table-cell office:value-type="string">
            <text:p>Ecole Sainte Thérè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14 05</text:p>
          </table:table-cell>
          <table:table-cell office:value-type="string">
            <text:p>04 67 41 99 47</text:p>
          </table:table-cell>
          <table:table-cell office:value-type="string">
            <text:p>admin.ste.therese@orange.fr</text:p>
          </table:table-cell>
          <table:table-cell table:number-columns-repeated="3"/>
          <table:table-cell office:value-type="string">
            <text:p>43.6142</text:p>
          </table:table-cell>
          <table:table-cell office:value-type="string">
            <text:p>3.86725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Portalière des Mas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3232737">
            <text:p>23232737</text:p>
          </table:table-cell>
          <table:table-cell office:value-type="float" office:value="2">
            <text:p>2</text:p>
          </table:table-cell>
          <table:table-cell office:value-type="float" office:value="1160">
            <text:p>1160</text:p>
          </table:table-cell>
          <table:table-cell table:number-columns-repeated="990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Ecoles privées sous contrat</text:p>
          </table:table-cell>
          <table:table-cell office:value-type="string">
            <text:p>Ecole Sainte-Genevièv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23 32 00</text:p>
          </table:table-cell>
          <table:table-cell office:value-type="string">
            <text:p>04 99 23 32 01</text:p>
          </table:table-cell>
          <table:table-cell office:value-type="string">
            <text:p>direction.stegenevieve@wanadoo.fr</text:p>
          </table:table-cell>
          <table:table-cell table:number-columns-repeated="5"/>
          <table:table-cell office:value-type="string">
            <text:p>1093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-Rav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2">
            <text:p>1162</text:p>
          </table:table-cell>
          <table:table-cell table:number-columns-repeated="990"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Ecoles privées sous contrat</text:p>
          </table:table-cell>
          <table:table-cell office:value-type="string">
            <text:p>Ecole Sainte-Odil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86 86</text:p>
          </table:table-cell>
          <table:table-cell office:value-type="string">
            <text:p>04 67 72 97 43</text:p>
          </table:table-cell>
          <table:table-cell/>
          <table:table-cell office:value-type="string">
            <text:p>www.ecole-sainte-odile.fr/</text:p>
          </table:table-cell>
          <table:table-cell table:number-columns-repeated="2"/>
          <table:table-cell office:value-type="string">
            <text:p>43.6232</text:p>
          </table:table-cell>
          <table:table-cell office:value-type="string">
            <text:p>3.87415</text:p>
          </table:table-cell>
          <table:table-cell office:value-type="string">
            <text:p>80</text:p>
          </table:table-cell>
          <table:table-cell/>
          <table:table-cell office:value-type="string">
            <text:p>Rue</text:p>
          </table:table-cell>
          <table:table-cell office:value-type="string">
            <text:p>du Pré aux Clerc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2871456">
            <text:p>12871456</text:p>
          </table:table-cell>
          <table:table-cell office:value-type="float" office:value="2">
            <text:p>2</text:p>
          </table:table-cell>
          <table:table-cell office:value-type="float" office:value="1176">
            <text:p>1176</text:p>
          </table:table-cell>
          <table:table-cell table:number-columns-repeated="990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Ecoles privées sous contrat</text:p>
          </table:table-cell>
          <table:table-cell office:value-type="string">
            <text:p>Ecole Saint-François Régi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59 92</text:p>
          </table:table-cell>
          <table:table-cell office:value-type="string">
            <text:p>04 67 92 82 75</text:p>
          </table:table-cell>
          <table:table-cell office:value-type="string">
            <text:p>ecole.sfregis@wanadoo.fr</text:p>
          </table:table-cell>
          <table:table-cell table:number-columns-repeated="3"/>
          <table:table-cell office:value-type="string">
            <text:p>43.6087</text:p>
          </table:table-cell>
          <table:table-cell office:value-type="string">
            <text:p>3.87159</text:p>
          </table:table-cell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de la Merci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52279166">
            <text:p>252279166</text:p>
          </table:table-cell>
          <table:table-cell office:value-type="float" office:value="1">
            <text:p>1</text:p>
          </table:table-cell>
          <table:table-cell office:value-type="float" office:value="1163">
            <text:p>1163</text:p>
          </table:table-cell>
          <table:table-cell table:number-columns-repeated="990"/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Ecoles privées sous contrat</text:p>
          </table:table-cell>
          <table:table-cell office:value-type="string">
            <text:p>Ecole Saint-Jean Baptiste de la Sa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96 23</text:p>
          </table:table-cell>
          <table:table-cell office:value-type="string">
            <text:p>04 67 79 24 66</text:p>
          </table:table-cell>
          <table:table-cell office:value-type="string">
            <text:p>ecole.lasalle34@wanadoo.fr</text:p>
          </table:table-cell>
          <table:table-cell table:number-columns-repeated="5"/>
          <table:table-cell office:value-type="string">
            <text:p>84</text:p>
          </table:table-cell>
          <table:table-cell/>
          <table:table-cell office:value-type="string">
            <text:p>Rue</text:p>
          </table:table-cell>
          <table:table-cell office:value-type="string">
            <text:p>du Lunare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59">
            <text:p>1159</text:p>
          </table:table-cell>
          <table:table-cell table:number-columns-repeated="990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Ecoles privées sous contrat</text:p>
          </table:table-cell>
          <table:table-cell office:value-type="string">
            <text:p>Ecole Saint-Joseph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56 51</text:p>
          </table:table-cell>
          <table:table-cell table:number-columns-repeated="7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du Chapeau Roug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78">
            <text:p>1178</text:p>
          </table:table-cell>
          <table:table-cell table:number-columns-repeated="990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Autres lieux</text:p>
          </table:table-cell>
          <table:table-cell office:value-type="string">
            <text:p>Ecole supérieure des beaux-arts de Montpellier Agglomération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99 58 32 85</text:p>
          </table:table-cell>
          <table:table-cell office:value-type="string">
            <text:p>04 99 58 32 86</text:p>
          </table:table-cell>
          <table:table-cell office:value-type="string">
            <text:p>esbama@montpellier-agglo.com</text:p>
          </table:table-cell>
          <table:table-cell office:value-type="string">
            <text:p>esbama.free.fr</text:p>
          </table:table-cell>
          <table:table-cell/>
          <table:table-cell office:value-type="string">
            <text:p>39976</text:p>
          </table:table-cell>
          <table:table-cell office:value-type="string">
            <text:p>43.6174583279</text:p>
          </table:table-cell>
          <table:table-cell office:value-type="string">
            <text:p>3.88472375415</text:p>
          </table:table-cell>
          <table:table-cell office:value-type="string">
            <text:p>130</text:p>
          </table:table-cell>
          <table:table-cell/>
          <table:table-cell office:value-type="string">
            <text:p>Rue</text:p>
          </table:table-cell>
          <table:table-cell office:value-type="string">
            <text:p>Yehudi Menuh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tramway ligne 2 : arrêt " Beaux-Arts "</text:p>
          </table:table-cell>
          <table:table-cell table:number-columns-repeated="4"/>
          <table:table-cell office:value-type="float" office:value="875">
            <text:p>875</text:p>
          </table:table-cell>
          <table:table-cell table:number-columns-repeated="990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Ecoles d'enseignement supérieur</text:p>
          </table:table-cell>
          <table:table-cell office:value-type="string">
            <text:p>Ecole Supérieure des Métiers Artistiques (ESMA)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01 80</text:p>
          </table:table-cell>
          <table:table-cell/>
          <table:table-cell office:value-type="string">
            <text:p>info@esma-montpellier.com</text:p>
          </table:table-cell>
          <table:table-cell office:value-type="string">
            <text:p>www.esma-montpellier.com/</text:p>
          </table:table-cell>
          <table:table-cell table:number-columns-repeated="4"/>
          <table:table-cell office:value-type="string">
            <text:p>140</text:p>
          </table:table-cell>
          <table:table-cell/>
          <table:table-cell office:value-type="string">
            <text:p>Rue</text:p>
          </table:table-cell>
          <table:table-cell office:value-type="string">
            <text:p>Robert K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Malbosc</text:p>
          </table:table-cell>
          <table:table-cell table:number-columns-repeated="4"/>
          <table:table-cell office:value-type="float" office:value="1038">
            <text:p>1038</text:p>
          </table:table-cell>
          <table:table-cell table:number-columns-repeated="990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Sociétés d'HLM</text:p>
          </table:table-cell>
          <table:table-cell office:value-type="string">
            <text:p>ERILIA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47 50</text:p>
          </table:table-cell>
          <table:table-cell table:number-columns-repeated="7"/>
          <table:table-cell office:value-type="string">
            <text:p>121</text:p>
          </table:table-cell>
          <table:table-cell/>
          <table:table-cell office:value-type="string">
            <text:p>Rue</text:p>
          </table:table-cell>
          <table:table-cell office:value-type="string">
            <text:p>du Pont de Lavérune</text:p>
          </table:table-cell>
          <table:table-cell office:value-type="string">
            <text:p>La Martell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65">
            <text:p>1065</text:p>
          </table:table-cell>
          <table:table-cell table:number-columns-repeated="990"/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Calandretas</text:p>
          </table:table-cell>
          <table:table-cell office:value-type="string">
            <text:p>Escòla Calandreta Candòla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0 98 80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'Aigrefeu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75">
            <text:p>975</text:p>
          </table:table-cell>
          <table:table-cell table:number-columns-repeated="990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Calandretas</text:p>
          </table:table-cell>
          <table:table-cell office:value-type="string">
            <text:p>Escòla Calandreta dau Clapàs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07 93 75</text:p>
          </table:table-cell>
          <table:table-cell/>
          <table:table-cell office:value-type="string">
            <text:p>calandreta.dau-clapas@laposte.net</text:p>
          </table:table-cell>
          <table:table-cell table:number-columns-repeated="5"/>
          <table:table-cell office:value-type="string">
            <text:p>146</text:p>
          </table:table-cell>
          <table:table-cell/>
          <table:table-cell office:value-type="string">
            <text:p>Rue</text:p>
          </table:table-cell>
          <table:table-cell office:value-type="string">
            <text:p>du Mas de Merl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73">
            <text:p>973</text:p>
          </table:table-cell>
          <table:table-cell table:number-columns-repeated="990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Calandretas</text:p>
          </table:table-cell>
          <table:table-cell office:value-type="string">
            <text:p>Escòla Calandreta Peira Roja</text:p>
          </table:table-cell>
          <table:table-cell office:value-type="string">
            <text:p>Croix d'Argent</text:p>
          </table:table-cell>
          <table:table-cell office:value-type="string">
            <text:p>Estanove</text:p>
          </table:table-cell>
          <table:table-cell office:value-type="string">
            <text:p>04 67 27 43 66</text:p>
          </table:table-cell>
          <table:table-cell table:number-columns-repeated="5"/>
          <table:table-cell office:value-type="string">
            <text:p>43.6011</text:p>
          </table:table-cell>
          <table:table-cell office:value-type="string">
            <text:p>3.86315</text:p>
          </table:table-cell>
          <table:table-cell office:value-type="string">
            <text:p>33</text:p>
          </table:table-cell>
          <table:table-cell/>
          <table:table-cell office:value-type="string">
            <text:p>Avenue</text:p>
          </table:table-cell>
          <table:table-cell office:value-type="string">
            <text:p>Lepi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724563">
            <text:p>629724563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number-columns-repeated="990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Ecoles d'enseignement supérieur</text:p>
          </table:table-cell>
          <table:table-cell office:value-type="string">
            <text:p>ESICAD</text:p>
          </table:table-cell>
          <table:table-cell office:value-type="string">
            <text:p>Mosson</text:p>
          </table:table-cell>
          <table:table-cell/>
          <table:table-cell office:value-type="string">
            <text:p>04 67 10 57 56</text:p>
          </table:table-cell>
          <table:table-cell office:value-type="string">
            <text:p>04 67 52 33 30</text:p>
          </table:table-cell>
          <table:table-cell office:value-type="string">
            <text:p>montpellier@esicad.com</text:p>
          </table:table-cell>
          <table:table-cell office:value-type="string">
            <text:p>www.esicad.com/ecoles/montpellier.asp?dossier=ecoles&amp;fichier=montpellier</text:p>
          </table:table-cell>
          <table:table-cell table:number-columns-repeated="4"/>
          <table:table-cell office:value-type="string">
            <text:p>1702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 office:value-type="string">
            <text:p>Eurocampus</text:p>
          </table:table-cell>
          <table:table-cell office:value-type="string">
            <text:p>34097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- Arrêt Malbosc</text:p>
          </table:table-cell>
          <table:table-cell table:number-columns-repeated="4"/>
          <table:table-cell office:value-type="float" office:value="1037">
            <text:p>1037</text:p>
          </table:table-cell>
          <table:table-cell table:number-columns-repeated="990"/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Autres contacts utiles</text:p>
          </table:table-cell>
          <table:table-cell office:value-type="string">
            <text:p>ESJ - Montpellier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65 67 97</text:p>
          </table:table-cell>
          <table:table-cell office:value-type="string">
            <text:p>04 67 65 67 63</text:p>
          </table:table-cell>
          <table:table-cell office:value-type="string">
            <text:p>esj-montpellier@esj-lille.fr</text:p>
          </table:table-cell>
          <table:table-cell office:value-type="string">
            <text:p>www.esj-lille.fr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79">
            <text:p>979</text:p>
          </table:table-cell>
          <table:table-cell table:number-columns-repeated="99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Clubs de loisirs</text:p>
          </table:table-cell>
          <table:table-cell office:value-type="string">
            <text:p>Espace Antonin Balmé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22 48 56</text:p>
          </table:table-cell>
          <table:table-cell table:number-columns-repeated="4"/>
          <table:table-cell office:value-type="string">
            <text:p>2152</text:p>
          </table:table-cell>
          <table:table-cell office:value-type="string">
            <text:p>43.6065405294</text:p>
          </table:table-cell>
          <table:table-cell office:value-type="string">
            <text:p>3.89570257887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de l'Eur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AUX_NORMES</text:p>
          </table:table-cell>
          <table:table-cell table:number-columns-repeated="3"/>
          <table:table-cell office:value-type="string">
            <text:p>ligne 1 station Piscine olympique ou Tramway 2</text:p>
          </table:table-cell>
          <table:table-cell table:number-columns-repeated="4"/>
          <table:table-cell office:value-type="float" office:value="481">
            <text:p>481</text:p>
          </table:table-cell>
          <table:table-cell table:number-columns-repeated="990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Salles de spectacle et concert</text:p>
          </table:table-cell>
          <table:table-cell office:value-type="string">
            <text:p>Espace Bernard Glandier</text:p>
          </table:table-cell>
          <table:table-cell office:value-type="string">
            <text:p>Mosson</text:p>
          </table:table-cell>
          <table:table-cell/>
          <table:table-cell office:value-type="string">
            <text:p>04 67 03 38 22</text:p>
          </table:table-cell>
          <table:table-cell office:value-type="string">
            <text:p>04 67 03 38 37</text:p>
          </table:table-cell>
          <table:table-cell office:value-type="string">
            <text:p>espace@didiertheron.com</text:p>
          </table:table-cell>
          <table:table-cell office:value-type="string">
            <text:p>www.didiertheron.com/experience.html</text:p>
          </table:table-cell>
          <table:table-cell table:number-columns-repeated="4"/>
          <table:table-cell office:value-type="string">
            <text:p>155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: Halles de la Paillade</text:p>
          </table:table-cell>
          <table:table-cell table:number-columns-repeated="4"/>
          <table:table-cell office:value-type="float" office:value="1094">
            <text:p>1094</text:p>
          </table:table-cell>
          <table:table-cell table:number-columns-repeated="990"/>
        </table:table-row>
        <table:table-row table:style-name="ro3">
          <table:table-cell office:value-type="float" office:value="1231">
            <text:p>1231</text:p>
          </table:table-cell>
          <table:table-cell office:value-type="string">
            <text:p>Autres lieux</text:p>
          </table:table-cell>
          <table:table-cell office:value-type="string">
            <text:p>Espace culturel du CHRU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94 70</text:p>
          </table:table-cell>
          <table:table-cell table:number-columns-repeated="2"/>
          <table:table-cell office:value-type="string">
            <text:p>www.chu-montpellier.fr/espace-culturel/</text:p>
          </table:table-cell>
          <table:table-cell table:number-columns-repeated="4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 office:value-type="string">
            <text:p>Centre Administratif André Bénech</text:p>
          </table:table-cell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direction <text:s/>Mosson</text:p>
            <text:p>Arrêts : Universités des Sciences et des Lettres ou Lapeyronie</text:p>
            <text:p/>
          </table:table-cell>
          <table:table-cell table:number-columns-repeated="4"/>
          <table:table-cell office:value-type="float" office:value="1095">
            <text:p>1095</text:p>
          </table:table-cell>
          <table:table-cell table:number-columns-repeated="990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Autres lieux</text:p>
          </table:table-cell>
          <table:table-cell office:value-type="string">
            <text:p>Espac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64 32 90</text:p>
          </table:table-cell>
          <table:table-cell table:number-columns-repeated="9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96">
            <text:p>1096</text:p>
          </table:table-cell>
          <table:table-cell table:number-columns-repeated="990"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Services municipaux</text:p>
          </table:table-cell>
          <table:table-cell office:value-type="string">
            <text:p>Espace Jacques 1er d'Aragon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office:value-type="string">
            <text:p>04 67 83 71 86</text:p>
          </table:table-cell>
          <table:table-cell table:number-columns-repeated="3"/>
          <table:table-cell office:value-type="string">
            <text:p>parking à proximité</text:p>
          </table:table-cell>
          <table:table-cell table:number-columns-repeated="3"/>
          <table:table-cell office:value-type="string">
            <text:p>117</text:p>
          </table:table-cell>
          <table:table-cell/>
          <table:table-cell office:value-type="string">
            <text:p>Rue</text:p>
          </table:table-cell>
          <table:table-cell office:value-type="string">
            <text:p>des Etats Généraux</text:p>
          </table:table-cell>
          <table:table-cell office:value-type="string">
            <text:p>Richt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 1 : arrêt Port Mariane</text:p>
          </table:table-cell>
          <table:table-cell table:number-columns-repeated="4"/>
          <table:table-cell office:value-type="float" office:value="1185">
            <text:p>1185</text:p>
          </table:table-cell>
          <table:table-cell table:number-columns-repeated="990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Services municipaux</text:p>
          </table:table-cell>
          <table:table-cell office:value-type="string">
            <text:p>Espace Martin-Luther-King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03 26 71 + 04 67 34 70 11</text:p>
          </table:table-cell>
          <table:table-cell office:value-type="string">
            <text:p>04 67 34 59 02</text:p>
          </table:table-cell>
          <table:table-cell office:value-type="string">
            <text:p>relations.internationales@ville-montpellier.fr</text:p>
          </table:table-cell>
          <table:table-cell table:number-columns-repeated="5"/>
          <table:table-cell office:value-type="string">
            <text:p>27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, station Le Corum</text:p>
          </table:table-cell>
          <table:table-cell table:number-columns-repeated="4"/>
          <table:table-cell office:value-type="float" office:value="737">
            <text:p>737</text:p>
          </table:table-cell>
          <table:table-cell table:number-columns-repeated="990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ervices municipaux</text:p>
          </table:table-cell>
          <table:table-cell office:value-type="string">
            <text:p>Espace Montpellier Jeuness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92 30 50</text:p>
          </table:table-cell>
          <table:table-cell office:value-type="string">
            <text:p>04 67 92 36 82</text:p>
          </table:table-cell>
          <table:table-cell office:value-type="string">
            <text:p>sej.dj@ville-montpellier.fr</text:p>
          </table:table-cell>
          <table:table-cell office:value-type="string">
            <text:p>www.tiptop.montpellier.fr</text:p>
          </table:table-cell>
          <table:table-cell office:value-type="string">
            <text:p>Comédie</text:p>
          </table:table-cell>
          <table:table-cell office:value-type="string">
            <text:p>TA180</text:p>
          </table:table-cell>
          <table:table-cell table:number-columns-repeated="2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Maguel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s 1 <text:s/>station Comédie</text:p>
          </table:table-cell>
          <table:table-cell table:number-columns-repeated="4"/>
          <table:table-cell office:value-type="float" office:value="424">
            <text:p>424</text:p>
          </table:table-cell>
          <table:table-cell table:number-columns-repeated="990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Parcs et jardins</text:p>
          </table:table-cell>
          <table:table-cell office:value-type="string">
            <text:p>Esplanade Charles-de-Gaulle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Corum - Polygone</text:p>
          </table:table-cell>
          <table:table-cell office:value-type="string">
            <text:p>356</text:p>
          </table:table-cell>
          <table:table-cell office:value-type="string">
            <text:p>43.6113484161</text:p>
          </table:table-cell>
          <table:table-cell office:value-type="string">
            <text:p>3.88120091343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Sarrai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s 1 ou 2, arrêts Comédie ou Corum</text:p>
          </table:table-cell>
          <table:table-cell table:number-columns-repeated="4"/>
          <table:table-cell office:value-type="float" office:value="784">
            <text:p>784</text:p>
          </table:table-cell>
          <table:table-cell table:number-columns-repeated="990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Parcs et jardins</text:p>
          </table:table-cell>
          <table:table-cell office:value-type="string">
            <text:p>Esplanade de Celleneuve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llée</text:p>
          </table:table-cell>
          <table:table-cell office:value-type="string">
            <text:p>Antonin Chauli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1">
            <text:p>831</text:p>
          </table:table-cell>
          <table:table-cell table:number-columns-repeated="990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Parcs et jardins</text:p>
          </table:table-cell>
          <table:table-cell office:value-type="string">
            <text:p>Esplanade de l'Europ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Esplanade</text:p>
          </table:table-cell>
          <table:table-cell office:value-type="string">
            <text:p>de l'Eur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85">
            <text:p>785</text:p>
          </table:table-cell>
          <table:table-cell table:number-columns-repeated="990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arcs et jardins</text:p>
          </table:table-cell>
          <table:table-cell office:value-type="string">
            <text:p>Esplanade Paul Valéry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Boulevard</text:p>
          </table:table-cell>
          <table:table-cell office:value-type="string">
            <text:p>Paul Valéry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5">
            <text:p>845</text:p>
          </table:table-cell>
          <table:table-cell table:number-columns-repeated="99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arcs et jardins</text:p>
          </table:table-cell>
          <table:table-cell office:value-type="string">
            <text:p>Esplanade Pierre Paraf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Maurice Planè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4">
            <text:p>844</text:p>
          </table:table-cell>
          <table:table-cell table:number-columns-repeated="99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Lycées</text:p>
          </table:table-cell>
          <table:table-cell office:value-type="string">
            <text:p>Etablissement régional d'enseignement adapté Jean-Jacques-Rousseau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10 41 41</text:p>
          </table:table-cell>
          <table:table-cell office:value-type="string">
            <text:p>04 67 45 49 89</text:p>
          </table:table-cell>
          <table:table-cell table:number-columns-repeated="8"/>
          <table:table-cell office:value-type="string">
            <text:p>Rue</text:p>
          </table:table-cell>
          <table:table-cell office:value-type="string">
            <text:p>de la Colline</text:p>
          </table:table-cell>
          <table:table-cell/>
          <table:table-cell office:value-type="string">
            <text:p>3403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6">
            <text:p>456</text:p>
          </table:table-cell>
          <table:table-cell table:number-columns-repeated="990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Ecoles d'enseignement supérieur</text:p>
          </table:table-cell>
          <table:table-cell office:value-type="string">
            <text:p>ETEC / FORMATEP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4 94 40</text:p>
          </table:table-cell>
          <table:table-cell office:value-type="string">
            <text:p>04 67 22 39 34</text:p>
          </table:table-cell>
          <table:table-cell office:value-type="string">
            <text:p>etec-formatep@wanadoo.fr</text:p>
          </table:table-cell>
          <table:table-cell office:value-type="string">
            <text:p>www.etec-formatep.com/</text:p>
          </table:table-cell>
          <table:table-cell table:number-columns-repeated="4"/>
          <table:table-cell office:value-type="string">
            <text:p>24-26</text:p>
          </table:table-cell>
          <table:table-cell/>
          <table:table-cell office:value-type="string">
            <text:p>Avenue</text:p>
          </table:table-cell>
          <table:table-cell office:value-type="string">
            <text:p>du Pont Juvén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et 2 - Arrêts: Place de l'Europe / Rives du Lez</text:p>
          </table:table-cell>
          <table:table-cell table:number-columns-repeated="4"/>
          <table:table-cell office:value-type="float" office:value="1039">
            <text:p>1039</text:p>
          </table:table-cell>
          <table:table-cell table:number-columns-repeated="990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Compagnies</text:p>
          </table:table-cell>
          <table:table-cell office:value-type="string">
            <text:p>Faux Magnifico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29 85</text:p>
          </table:table-cell>
          <table:table-cell/>
          <table:table-cell office:value-type="string">
            <text:p>fauxman@club-internet.com</text:p>
          </table:table-cell>
          <table:table-cell table:number-columns-repeated="5"/>
          <table:table-cell office:value-type="string">
            <text:p>8</text:p>
          </table:table-cell>
          <table:table-cell/>
          <table:table-cell office:value-type="string">
            <text:p>Boulevard</text:p>
          </table:table-cell>
          <table:table-cell office:value-type="string">
            <text:p>du Jeu-de-Pau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78">
            <text:p>678</text:p>
          </table:table-cell>
          <table:table-cell table:number-columns-repeated="990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Sociétés d'HLM</text:p>
          </table:table-cell>
          <table:table-cell office:value-type="string">
            <text:p>FDI Habitat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9 66 60</text:p>
          </table:table-cell>
          <table:table-cell table:number-columns-repeated="7"/>
          <table:table-cell office:value-type="string">
            <text:p>123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de Palavas</text:p>
          </table:table-cell>
          <table:table-cell office:value-type="string">
            <text:p>CS10006</text:p>
          </table:table-cell>
          <table:table-cell office:value-type="string">
            <text:p>34078</text:p>
          </table:table-cell>
          <table:table-cell office:value-type="string">
            <text:p>Montpellier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66">
            <text:p>1066</text:p>
          </table:table-cell>
          <table:table-cell table:number-columns-repeated="990"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Don d'organes</text:p>
          </table:table-cell>
          <table:table-cell office:value-type="string">
            <text:p>FNAIR - Fédération Nationale d'Aide aux Insuffisants Rénaux</text:p>
          </table:table-cell>
          <table:table-cell table:number-columns-repeated="2"/>
          <table:table-cell office:value-type="string">
            <text:p>04 67 12 17 46</text:p>
          </table:table-cell>
          <table:table-cell/>
          <table:table-cell office:value-type="string">
            <text:p>jn.clapier@orange.fr</text:p>
          </table:table-cell>
          <table:table-cell office:value-type="string">
            <text:p>www.fnair.asso.fr/</text:p>
          </table:table-cell>
          <table:table-cell table:number-columns-repeated="4"/>
          <table:table-cell office:value-type="string">
            <text:p>75</text:p>
          </table:table-cell>
          <table:table-cell/>
          <table:table-cell office:value-type="string">
            <text:p>Cour</text:p>
          </table:table-cell>
          <table:table-cell office:value-type="string">
            <text:p>Albert Thomas</text:p>
          </table:table-cell>
          <table:table-cell office:value-type="string">
            <text:p>Immeuble "6ème avenue"</text:p>
          </table:table-cell>
          <table:table-cell office:value-type="string">
            <text:p>69447</text:p>
          </table:table-cell>
          <table:table-cell office:value-type="string">
            <text:p>Lyon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271">
            <text:p>1271</text:p>
          </table:table-cell>
          <table:table-cell table:number-columns-repeated="990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ontaines</text:p>
          </table:table-cell>
          <table:table-cell office:value-type="string">
            <text:p>Fontaine Aiguelongue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Montasino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1">
            <text:p>591</text:p>
          </table:table-cell>
          <table:table-cell table:number-columns-repeated="990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ontaines</text:p>
          </table:table-cell>
          <table:table-cell office:value-type="string">
            <text:p>Fontaine Albert 1er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Albert 1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2">
            <text:p>592</text:p>
          </table:table-cell>
          <table:table-cell table:number-columns-repeated="990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Fontaines</text:p>
          </table:table-cell>
          <table:table-cell office:value-type="string">
            <text:p>Fontaine Baroncelli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Parc</text:p>
          </table:table-cell>
          <table:table-cell office:value-type="string">
            <text:p>de Baroncelli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5">
            <text:p>595</text:p>
          </table:table-cell>
          <table:table-cell table:number-columns-repeated="990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Fontaines</text:p>
          </table:table-cell>
          <table:table-cell office:value-type="string">
            <text:p>Fontaine Baumel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Jean Baum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6">
            <text:p>596</text:p>
          </table:table-cell>
          <table:table-cell table:number-columns-repeated="990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Fontaines</text:p>
          </table:table-cell>
          <table:table-cell office:value-type="string">
            <text:p>Fontaine Cavaillès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Jean Cavaillè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8">
            <text:p>598</text:p>
          </table:table-cell>
          <table:table-cell table:number-columns-repeated="990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Fontaines</text:p>
          </table:table-cell>
          <table:table-cell office:value-type="string">
            <text:p>Fontaine Chabaneau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Chaban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9">
            <text:p>599</text:p>
          </table:table-cell>
          <table:table-cell table:number-columns-repeated="990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Fontaines</text:p>
          </table:table-cell>
          <table:table-cell office:value-type="string">
            <text:p>Fontaine Chambre-de-Commerc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Grand-rue</text:p>
          </table:table-cell>
          <table:table-cell office:value-type="string">
            <text:p>Jean Moul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0">
            <text:p>600</text:p>
          </table:table-cell>
          <table:table-cell table:number-columns-repeated="990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Fontaines</text:p>
          </table:table-cell>
          <table:table-cell office:value-type="string">
            <text:p>Fontaine Chanzy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Saun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1">
            <text:p>601</text:p>
          </table:table-cell>
          <table:table-cell table:number-columns-repeated="990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Fontaines</text:p>
          </table:table-cell>
          <table:table-cell office:value-type="string">
            <text:p>Fontaine Chapelle-Neuv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la Chapelle-Neuv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2">
            <text:p>602</text:p>
          </table:table-cell>
          <table:table-cell table:number-columns-repeated="990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Fontaines</text:p>
          </table:table-cell>
          <table:table-cell office:value-type="string">
            <text:p>Fontaine Cité-Gély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Etienne Jode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4">
            <text:p>604</text:p>
          </table:table-cell>
          <table:table-cell table:number-columns-repeated="990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Fontaines</text:p>
          </table:table-cell>
          <table:table-cell office:value-type="string">
            <text:p>Fontaine Corum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l'Esplan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5">
            <text:p>605</text:p>
          </table:table-cell>
          <table:table-cell table:number-columns-repeated="990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Fontaines</text:p>
          </table:table-cell>
          <table:table-cell office:value-type="string">
            <text:p>Fontaine Corum (escalier)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680_55plan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du Pri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7">
            <text:p>607</text:p>
          </table:table-cell>
          <table:table-cell table:number-columns-repeated="990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Fontaines</text:p>
          </table:table-cell>
          <table:table-cell office:value-type="string">
            <text:p>Fontaine de La Babotte (1)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Square</text:p>
          </table:table-cell>
          <table:table-cell office:value-type="string">
            <text:p>de La-Babott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3">
            <text:p>593</text:p>
          </table:table-cell>
          <table:table-cell table:number-columns-repeated="990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Fontaines</text:p>
          </table:table-cell>
          <table:table-cell office:value-type="string">
            <text:p>Fontaine de La-Babotte (2)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Square</text:p>
          </table:table-cell>
          <table:table-cell office:value-type="string">
            <text:p>de La-Babott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4">
            <text:p>594</text:p>
          </table:table-cell>
          <table:table-cell table:number-columns-repeated="990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Fontaines</text:p>
          </table:table-cell>
          <table:table-cell office:value-type="string">
            <text:p>Fontaine des Beaux-Art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JulesGrév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97">
            <text:p>597</text:p>
          </table:table-cell>
          <table:table-cell table:number-columns-repeated="990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Fontaines</text:p>
          </table:table-cell>
          <table:table-cell office:value-type="string">
            <text:p>Fontaine du Château-d'O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ond-point</text:p>
          </table:table-cell>
          <table:table-cell office:value-type="string">
            <text:p>du Château-d'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3">
            <text:p>603</text:p>
          </table:table-cell>
          <table:table-cell table:number-columns-repeated="990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Fontaines</text:p>
          </table:table-cell>
          <table:table-cell office:value-type="string">
            <text:p>Fontaine du Peyrou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romenade</text:p>
          </table:table-cell>
          <table:table-cell office:value-type="string">
            <text:p>du Peyro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1">
            <text:p>641</text:p>
          </table:table-cell>
          <table:table-cell table:number-columns-repeated="990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Fontaines</text:p>
          </table:table-cell>
          <table:table-cell office:value-type="string">
            <text:p>Fontaine du Peyrou (droite)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romenade</text:p>
          </table:table-cell>
          <table:table-cell office:value-type="string">
            <text:p>du Peyro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2">
            <text:p>642</text:p>
          </table:table-cell>
          <table:table-cell table:number-columns-repeated="990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Fontaines</text:p>
          </table:table-cell>
          <table:table-cell office:value-type="string">
            <text:p>Fontaine du Peyrou (gauche)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romenade</text:p>
          </table:table-cell>
          <table:table-cell office:value-type="string">
            <text:p>du Peyro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3">
            <text:p>643</text:p>
          </table:table-cell>
          <table:table-cell table:number-columns-repeated="990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Fontaines</text:p>
          </table:table-cell>
          <table:table-cell office:value-type="string">
            <text:p>Fontaine Edouard-Adam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Edouard Adam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8">
            <text:p>608</text:p>
          </table:table-cell>
          <table:table-cell table:number-columns-repeated="990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Fontaines</text:p>
          </table:table-cell>
          <table:table-cell office:value-type="string">
            <text:p>Fontaine Emile-Martin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Emile Mart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09">
            <text:p>609</text:p>
          </table:table-cell>
          <table:table-cell table:number-columns-repeated="990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Fontaines</text:p>
          </table:table-cell>
          <table:table-cell office:value-type="string">
            <text:p>Fontaine Galot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Marcel Gal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0">
            <text:p>610</text:p>
          </table:table-cell>
          <table:table-cell table:number-columns-repeated="990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Fontaines</text:p>
          </table:table-cell>
          <table:table-cell office:value-type="string">
            <text:p>Fontaine Gaumon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l'Esplan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1">
            <text:p>611</text:p>
          </table:table-cell>
          <table:table-cell table:number-columns-repeated="990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Fontaines</text:p>
          </table:table-cell>
          <table:table-cell office:value-type="string">
            <text:p>Fontaine Godechot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677_55plan</text:p>
          </table:table-cell>
          <table:table-cell table:number-columns-repeated="4"/>
          <table:table-cell office:value-type="string">
            <text:p>Place</text:p>
          </table:table-cell>
          <table:table-cell office:value-type="string">
            <text:p>Marcel Godech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2">
            <text:p>612</text:p>
          </table:table-cell>
          <table:table-cell table:number-columns-repeated="990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Fontaines</text:p>
          </table:table-cell>
          <table:table-cell office:value-type="string">
            <text:p>Fontaine Grand-Bassin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3">
            <text:p>613</text:p>
          </table:table-cell>
          <table:table-cell table:number-columns-repeated="99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Fontaines</text:p>
          </table:table-cell>
          <table:table-cell office:value-type="string">
            <text:p>Fontaine Grand-Mail</text:p>
          </table:table-cell>
          <table:table-cell office:value-type="string">
            <text:p>Mosson</text:p>
          </table:table-cell>
          <table:table-cell table:number-columns-repeated="12"/>
          <table:table-cell office:value-type="string">
            <text:p>Grand Mai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5">
            <text:p>615</text:p>
          </table:table-cell>
          <table:table-cell table:number-columns-repeated="99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Fontaines</text:p>
          </table:table-cell>
          <table:table-cell office:value-type="string">
            <text:p>Fontaine Guirland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arc</text:p>
          </table:table-cell>
          <table:table-cell office:value-type="string">
            <text:p>de la Guirlan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6">
            <text:p>616</text:p>
          </table:table-cell>
          <table:table-cell table:number-columns-repeated="99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Fontaines</text:p>
          </table:table-cell>
          <table:table-cell office:value-type="string">
            <text:p>Fontaine Hôtel d'Assa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Vieille Aiguill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7">
            <text:p>617</text:p>
          </table:table-cell>
          <table:table-cell table:number-columns-repeated="99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Fontaines</text:p>
          </table:table-cell>
          <table:table-cell office:value-type="string">
            <text:p>Fontaine Italie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'Ital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8">
            <text:p>618</text:p>
          </table:table-cell>
          <table:table-cell table:number-columns-repeated="99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Fontaines</text:p>
          </table:table-cell>
          <table:table-cell office:value-type="string">
            <text:p>Fontaine Jacques-Coeur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la m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19">
            <text:p>619</text:p>
          </table:table-cell>
          <table:table-cell table:number-columns-repeated="990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Fontaines</text:p>
          </table:table-cell>
          <table:table-cell office:value-type="string">
            <text:p>Fontaine Jean-Monne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Square</text:p>
          </table:table-cell>
          <table:table-cell office:value-type="string">
            <text:p>Jean M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8">
            <text:p>628</text:p>
          </table:table-cell>
          <table:table-cell table:number-columns-repeated="99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Fontaines</text:p>
          </table:table-cell>
          <table:table-cell office:value-type="string">
            <text:p>Fontaine Jules-Ferry</text:p>
          </table:table-cell>
          <table:table-cell office:value-type="string">
            <text:p>Montpellier Centre</text:p>
          </table:table-cell>
          <table:table-cell table:number-columns-repeated="13"/>
          <table:table-cell office:value-type="string">
            <text:p>Angle rues Jules Ferry / Verdun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0">
            <text:p>620</text:p>
          </table:table-cell>
          <table:table-cell table:number-columns-repeated="99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Fontaines</text:p>
          </table:table-cell>
          <table:table-cell office:value-type="string">
            <text:p>Fontaine La Danseus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Jean Mermoz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1">
            <text:p>621</text:p>
          </table:table-cell>
          <table:table-cell table:number-columns-repeated="99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Fontaines</text:p>
          </table:table-cell>
          <table:table-cell office:value-type="string">
            <text:p>Fontaine La Licorn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la Canourg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2">
            <text:p>622</text:p>
          </table:table-cell>
          <table:table-cell table:number-columns-repeated="99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Fontaines</text:p>
          </table:table-cell>
          <table:table-cell office:value-type="string">
            <text:p>Fontaine Le Serpent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Henri Ros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3">
            <text:p>623</text:p>
          </table:table-cell>
          <table:table-cell table:number-columns-repeated="99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Fontaines</text:p>
          </table:table-cell>
          <table:table-cell office:value-type="string">
            <text:p>Fontaine Les Augustin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Augusti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4">
            <text:p>624</text:p>
          </table:table-cell>
          <table:table-cell table:number-columns-repeated="99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Fontaines</text:p>
          </table:table-cell>
          <table:table-cell office:value-type="string">
            <text:p>Fontaine les Trois-Grâce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649_55plan</text:p>
          </table:table-cell>
          <table:table-cell table:number-columns-repeated="4"/>
          <table:table-cell office:value-type="string">
            <text:p>Place</text:p>
          </table:table-cell>
          <table:table-cell office:value-type="string">
            <text:p>de la Coméd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5">
            <text:p>625</text:p>
          </table:table-cell>
          <table:table-cell table:number-columns-repeated="99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Fontaines</text:p>
          </table:table-cell>
          <table:table-cell office:value-type="string">
            <text:p>Fontaine Maison de l'Environnemen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6">
            <text:p>626</text:p>
          </table:table-cell>
          <table:table-cell table:number-columns-repeated="99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Fontaines</text:p>
          </table:table-cell>
          <table:table-cell office:value-type="string">
            <text:p>Fontaine Marché-aux-fleur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u Marché-aux-fleu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7">
            <text:p>627</text:p>
          </table:table-cell>
          <table:table-cell table:number-columns-repeated="990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Fontaines</text:p>
          </table:table-cell>
          <table:table-cell office:value-type="string">
            <text:p>Fontaine Moulin-de-l'Evêqu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Pierre Mendès-Franc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29">
            <text:p>629</text:p>
          </table:table-cell>
          <table:table-cell table:number-columns-repeated="99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Fontaines</text:p>
          </table:table-cell>
          <table:table-cell office:value-type="string">
            <text:p>Fontaine Nombre d'Or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u Nombr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0">
            <text:p>630</text:p>
          </table:table-cell>
          <table:table-cell table:number-columns-repeated="99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Fontaines</text:p>
          </table:table-cell>
          <table:table-cell office:value-type="string">
            <text:p>Fontaine Occitanie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1">
            <text:p>631</text:p>
          </table:table-cell>
          <table:table-cell table:number-columns-repeated="99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Fontaines</text:p>
          </table:table-cell>
          <table:table-cell office:value-type="string">
            <text:p>Fontaine Olympi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l'Olymp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2">
            <text:p>632</text:p>
          </table:table-cell>
          <table:table-cell table:number-columns-repeated="99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Fontaines</text:p>
          </table:table-cell>
          <table:table-cell office:value-type="string">
            <text:p>Fontaine Pagnol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3">
            <text:p>633</text:p>
          </table:table-cell>
          <table:table-cell table:number-columns-repeated="990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Fontaines</text:p>
          </table:table-cell>
          <table:table-cell office:value-type="string">
            <text:p>Fontaine Parc de Bagatelle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Rouget de Lis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5">
            <text:p>635</text:p>
          </table:table-cell>
          <table:table-cell table:number-columns-repeated="990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Fontaines</text:p>
          </table:table-cell>
          <table:table-cell office:value-type="string">
            <text:p>Fontaine Parc Rimbaud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Saint-Ma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6">
            <text:p>636</text:p>
          </table:table-cell>
          <table:table-cell table:number-columns-repeated="990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Fontaines</text:p>
          </table:table-cell>
          <table:table-cell office:value-type="string">
            <text:p>Fontaine parc Sainte-Odil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7">
            <text:p>637</text:p>
          </table:table-cell>
          <table:table-cell table:number-columns-repeated="990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Fontaines</text:p>
          </table:table-cell>
          <table:table-cell office:value-type="string">
            <text:p>Fontaine Paul-Valéry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8">
            <text:p>638</text:p>
          </table:table-cell>
          <table:table-cell table:number-columns-repeated="990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Fontaines</text:p>
          </table:table-cell>
          <table:table-cell office:value-type="string">
            <text:p>Fontaine Petit-Bard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Square</text:p>
          </table:table-cell>
          <table:table-cell office:value-type="string">
            <text:p>Guillaume Apollinai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9">
            <text:p>639</text:p>
          </table:table-cell>
          <table:table-cell table:number-columns-repeated="990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Fontaines</text:p>
          </table:table-cell>
          <table:table-cell office:value-type="string">
            <text:p>Fontaine Petit-Bassin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0">
            <text:p>640</text:p>
          </table:table-cell>
          <table:table-cell table:number-columns-repeated="99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Fontaines</text:p>
          </table:table-cell>
          <table:table-cell office:value-type="string">
            <text:p>Fontaine Pierre Paraf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Esplanade</text:p>
          </table:table-cell>
          <table:table-cell office:value-type="string">
            <text:p>Pierre Paraf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34">
            <text:p>634</text:p>
          </table:table-cell>
          <table:table-cell table:number-columns-repeated="990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Fontaines</text:p>
          </table:table-cell>
          <table:table-cell office:value-type="string">
            <text:p>Fontaine Pito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Espace</text:p>
          </table:table-cell>
          <table:table-cell office:value-type="string">
            <text:p>Pit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4">
            <text:p>644</text:p>
          </table:table-cell>
          <table:table-cell table:number-columns-repeated="990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Fontaines</text:p>
          </table:table-cell>
          <table:table-cell office:value-type="string">
            <text:p>Fontaine Plan-de-l'Olivier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Verrerie Bas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5">
            <text:p>645</text:p>
          </table:table-cell>
          <table:table-cell table:number-columns-repeated="990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Fontaines</text:p>
          </table:table-cell>
          <table:table-cell office:value-type="string">
            <text:p>Fontaine Pompignane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6">
            <text:p>646</text:p>
          </table:table-cell>
          <table:table-cell table:number-columns-repeated="990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Fontaines</text:p>
          </table:table-cell>
          <table:table-cell office:value-type="string">
            <text:p>Fontaine Porte-de-la-Blanqueri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7">
            <text:p>647</text:p>
          </table:table-cell>
          <table:table-cell table:number-columns-repeated="990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Fontaines</text:p>
          </table:table-cell>
          <table:table-cell office:value-type="string">
            <text:p>Fontaine Préfectur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s Martyrs-de-la-Résistanc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8">
            <text:p>648</text:p>
          </table:table-cell>
          <table:table-cell table:number-columns-repeated="990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Fontaines</text:p>
          </table:table-cell>
          <table:table-cell office:value-type="string">
            <text:p>Fontaine Près-d'Arènes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Rond-point</text:p>
          </table:table-cell>
          <table:table-cell office:value-type="string">
            <text:p>des Près d'Arèn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49">
            <text:p>649</text:p>
          </table:table-cell>
          <table:table-cell table:number-columns-repeated="990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Fontaines</text:p>
          </table:table-cell>
          <table:table-cell office:value-type="string">
            <text:p>Fontaine Renaudel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Renaud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0">
            <text:p>650</text:p>
          </table:table-cell>
          <table:table-cell table:number-columns-repeated="990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Fontaines</text:p>
          </table:table-cell>
          <table:table-cell office:value-type="string">
            <text:p>Fontaine Saint-Cléophas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u Mas de Lemas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1">
            <text:p>651</text:p>
          </table:table-cell>
          <table:table-cell table:number-columns-repeated="990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Fontaines</text:p>
          </table:table-cell>
          <table:table-cell office:value-type="string">
            <text:p>Fontaine Saint-Deni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Saint-Deni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2">
            <text:p>652</text:p>
          </table:table-cell>
          <table:table-cell table:number-columns-repeated="990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Fontaines</text:p>
          </table:table-cell>
          <table:table-cell office:value-type="string">
            <text:p>Fontaine Sainte-Ann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Sainte-A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6">
            <text:p>656</text:p>
          </table:table-cell>
          <table:table-cell table:number-columns-repeated="990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Fontaines</text:p>
          </table:table-cell>
          <table:table-cell office:value-type="string">
            <text:p>Fontaine Saint-Marti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Maréchal Lecler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3">
            <text:p>653</text:p>
          </table:table-cell>
          <table:table-cell table:number-columns-repeated="990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Fontaines</text:p>
          </table:table-cell>
          <table:table-cell office:value-type="string">
            <text:p>Fontaine Saint-Ravy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Saint-Rav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4">
            <text:p>654</text:p>
          </table:table-cell>
          <table:table-cell table:number-columns-repeated="990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Fontaines</text:p>
          </table:table-cell>
          <table:table-cell office:value-type="string">
            <text:p>Fontaine Saint-Roch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Saint-R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5">
            <text:p>655</text:p>
          </table:table-cell>
          <table:table-cell table:number-columns-repeated="990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Fontaines</text:p>
          </table:table-cell>
          <table:table-cell office:value-type="string">
            <text:p>Fontaine square Planchon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Auguste-Giber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7">
            <text:p>657</text:p>
          </table:table-cell>
          <table:table-cell table:number-columns-repeated="990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Fontaines</text:p>
          </table:table-cell>
          <table:table-cell office:value-type="string">
            <text:p>Fontaine Tastavin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Parc</text:p>
          </table:table-cell>
          <table:table-cell office:value-type="string">
            <text:p>de Tastav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8">
            <text:p>658</text:p>
          </table:table-cell>
          <table:table-cell table:number-columns-repeated="990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Fontaines</text:p>
          </table:table-cell>
          <table:table-cell office:value-type="string">
            <text:p>Fontaine Thessali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e Thessal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59">
            <text:p>659</text:p>
          </table:table-cell>
          <table:table-cell table:number-columns-repeated="990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Fontaines</text:p>
          </table:table-cell>
          <table:table-cell office:value-type="string">
            <text:p>Fontaine Tournezy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Tibéri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0">
            <text:p>660</text:p>
          </table:table-cell>
          <table:table-cell table:number-columns-repeated="990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Fontaines</text:p>
          </table:table-cell>
          <table:table-cell office:value-type="string">
            <text:p>Fontaine Université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n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1">
            <text:p>661</text:p>
          </table:table-cell>
          <table:table-cell table:number-columns-repeated="990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Fontaines</text:p>
          </table:table-cell>
          <table:table-cell office:value-type="string">
            <text:p>Fontaine Verdanson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u 11 novem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2">
            <text:p>662</text:p>
          </table:table-cell>
          <table:table-cell table:number-columns-repeated="990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Fontaines</text:p>
          </table:table-cell>
          <table:table-cell office:value-type="string">
            <text:p>Fontaine ZAC de la Fontaine</text:p>
          </table:table-cell>
          <table:table-cell office:value-type="string">
            <text:p>Mosson</text:p>
          </table:table-cell>
          <table:table-cell table:number-columns-repeated="11"/>
          <table:table-cell table:number-columns-repeated="2" office:value-type="string">
            <text:p>Celleneuv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3">
            <text:p>663</text:p>
          </table:table-cell>
          <table:table-cell table:number-columns-repeated="990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Ecoles d'enseignement supérieur</text:p>
          </table:table-cell>
          <table:table-cell office:value-type="string">
            <text:p>Formathème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99 61 26</text:p>
          </table:table-cell>
          <table:table-cell table:number-columns-repeated="7"/>
          <table:table-cell office:value-type="string">
            <text:p>54</text:p>
          </table:table-cell>
          <table:table-cell/>
          <table:table-cell office:value-type="string">
            <text:p>Avenue</text:p>
          </table:table-cell>
          <table:table-cell office:value-type="string">
            <text:p>du Pont Juvén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40">
            <text:p>1040</text:p>
          </table:table-cell>
          <table:table-cell table:number-columns-repeated="990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Foyers d'hébergement</text:p>
          </table:table-cell>
          <table:table-cell office:value-type="string">
            <text:p>Foyer Sonacotr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03 55</text:p>
          </table:table-cell>
          <table:table-cell table:number-columns-repeated="7"/>
          <table:table-cell office:value-type="string">
            <text:p>534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09">
            <text:p>509</text:p>
          </table:table-cell>
          <table:table-cell table:number-columns-repeated="990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Foyers d'hébergement</text:p>
          </table:table-cell>
          <table:table-cell office:value-type="string">
            <text:p>Foyer Sonacotra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office:value-type="string">
            <text:p>04 67 10 78 90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 l'Agath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0">
            <text:p>510</text:p>
          </table:table-cell>
          <table:table-cell table:number-columns-repeated="990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Salles d'expo</text:p>
          </table:table-cell>
          <table:table-cell office:value-type="string">
            <text:p>Frac Languedoc-Roussillon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99 74 20 35</text:p>
          </table:table-cell>
          <table:table-cell office:value-type="string">
            <text:p>04 99 74 00 49</text:p>
          </table:table-cell>
          <table:table-cell office:value-type="string">
            <text:p>frac@fraclr.org</text:p>
          </table:table-cell>
          <table:table-cell office:value-type="string">
            <text:p>www.fraclr.org</text:p>
          </table:table-cell>
          <table:table-cell office:value-type="string">
            <text:p>Gambetta</text:p>
          </table:table-cell>
          <table:table-cell table:number-columns-repeated="3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Ramb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PRATICABLE</text:p>
          </table:table-cell>
          <table:table-cell table:number-columns-repeated="4"/>
          <table:table-cell office:value-type="string">
            <text:p>ligne 15, arrêt Gambetta</text:p>
          </table:table-cell>
          <table:table-cell table:number-columns-repeated="3"/>
          <table:table-cell office:value-type="float" office:value="986">
            <text:p>986</text:p>
          </table:table-cell>
          <table:table-cell table:number-columns-repeated="990"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Don d'organes</text:p>
          </table:table-cell>
          <table:table-cell office:value-type="string">
            <text:p>FRANCE ADOT</text:p>
          </table:table-cell>
          <table:table-cell table:number-columns-repeated="4"/>
          <table:table-cell office:value-type="string">
            <text:p>jf.saury@free.fr</text:p>
          </table:table-cell>
          <table:table-cell office:value-type="string">
            <text:p>www.france-adot.org/</text:p>
          </table:table-cell>
          <table:table-cell table:number-columns-repeated="6"/>
          <table:table-cell office:value-type="string">
            <text:p>Adresse</text:p>
          </table:table-cell>
          <table:table-cell office:value-type="string">
            <text:p>non communiqu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4">
            <text:p>1274</text:p>
          </table:table-cell>
          <table:table-cell table:number-columns-repeated="990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Résidences-foyers</text:p>
          </table:table-cell>
          <table:table-cell office:value-type="string">
            <text:p>Françoise Gauffi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99 54 96 70</text:p>
          </table:table-cell>
          <table:table-cell table:number-columns-repeated="4"/>
          <table:table-cell office:value-type="string">
            <text:p>39084</text:p>
          </table:table-cell>
          <table:table-cell office:value-type="string">
            <text:p>43.6212512563</text:p>
          </table:table-cell>
          <table:table-cell office:value-type="string">
            <text:p>3.86527122736</text:p>
          </table:table-cell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André Puig-Auber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11">
            <text:p>411</text:p>
          </table:table-cell>
          <table:table-cell table:number-columns-repeated="990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Galeries d'art</text:p>
          </table:table-cell>
          <table:table-cell office:value-type="string">
            <text:p>Galerie 13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08 84 81 45</text:p>
          </table:table-cell>
          <table:table-cell/>
          <table:table-cell office:value-type="string">
            <text:p>artgalerie13@gmail.com</text:p>
          </table:table-cell>
          <table:table-cell office:value-type="string">
            <text:p>www.artgalerie13.com/</text:p>
          </table:table-cell>
          <table:table-cell office:value-type="string">
            <text:p>Parking : Arceaux - <text:s/>Laissac</text:p>
          </table:table-cell>
          <table:table-cell table:number-columns-repeated="3"/>
          <table:table-cell office:value-type="string">
            <text:p>13</text:p>
          </table:table-cell>
          <table:table-cell/>
          <table:table-cell office:value-type="string">
            <text:p>Boulevard</text:p>
          </table:table-cell>
          <table:table-cell office:value-type="string">
            <text:p>du Jeu de Pau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8">
            <text:p>1118</text:p>
          </table:table-cell>
          <table:table-cell table:number-columns-repeated="990"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Galeries d'art</text:p>
          </table:table-cell>
          <table:table-cell office:value-type="string">
            <text:p>Galerie Bourrely</text:p>
          </table:table-cell>
          <table:table-cell office:value-type="string">
            <text:p>Montpellier Centre</text:p>
          </table:table-cell>
          <table:table-cell table:number-columns-repeated="9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Bourrel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6">
            <text:p>1206</text:p>
          </table:table-cell>
          <table:table-cell table:number-columns-repeated="990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Galeries d'art</text:p>
          </table:table-cell>
          <table:table-cell office:value-type="string">
            <text:p>Galerie Chantiers Boite Noire</text:p>
          </table:table-cell>
          <table:table-cell office:value-type="string">
            <text:p>Montpellier Centre</text:p>
          </table:table-cell>
          <table:table-cell table:number-columns-repeated="3"/>
          <table:table-cell office:value-type="string">
            <text:p>boitenoire@wanadoo.fr</text:p>
          </table:table-cell>
          <table:table-cell office:value-type="string">
            <text:p>www.leschantiersboitenoire.com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Carbonn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0">
            <text:p>1010</text:p>
          </table:table-cell>
          <table:table-cell table:number-columns-repeated="990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Salles d'expo</text:p>
          </table:table-cell>
          <table:table-cell office:value-type="string">
            <text:p>Galerie d’O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67 76 17</text:p>
          </table:table-cell>
          <table:table-cell/>
          <table:table-cell office:value-type="string">
            <text:p>espacedart-chateaudo@cg34.fr</text:p>
          </table:table-cell>
          <table:table-cell office:value-type="string">
            <text:p>www.cg34.fr/loisirs/culture/art/art.html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des Moulins</text:p>
          </table:table-cell>
          <table:table-cell office:value-type="string">
            <text:p>Domaine d’O</text:p>
          </table:table-cell>
          <table:table-cell office:value-type="string">
            <text:p>34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hâteau d’O</text:p>
          </table:table-cell>
          <table:table-cell office:value-type="string">
            <text:p>lignes 7 et 16</text:p>
          </table:table-cell>
          <table:table-cell table:number-columns-repeated="3"/>
          <table:table-cell office:value-type="float" office:value="988">
            <text:p>988</text:p>
          </table:table-cell>
          <table:table-cell table:number-columns-repeated="990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aleries d'art</text:p>
          </table:table-cell>
          <table:table-cell office:value-type="string">
            <text:p>Galerie de l'Ancien Courri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71 88</text:p>
          </table:table-cell>
          <table:table-cell office:value-type="string">
            <text:p>04 67 63 33 00</text:p>
          </table:table-cell>
          <table:table-cell office:value-type="string">
            <text:p>galerieanciencourrier@yahoo.fr</text:p>
          </table:table-cell>
          <table:table-cell office:value-type="string">
            <text:p>WWW.galerieanciencourrier.com</text:p>
          </table:table-cell>
          <table:table-cell office:value-type="string">
            <text:p>Préfecture</text:p>
          </table:table-cell>
          <table:table-cell table:number-columns-repeated="3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de l'Ancien Courr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0">
            <text:p>430</text:p>
          </table:table-cell>
          <table:table-cell table:number-columns-repeated="990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Galeries d'art</text:p>
          </table:table-cell>
          <table:table-cell office:value-type="string">
            <text:p>Galerie de l'Ecuss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2 80 14</text:p>
          </table:table-cell>
          <table:table-cell/>
          <table:table-cell office:value-type="string">
            <text:p>lecusson@wanadoo.fr</text:p>
          </table:table-cell>
          <table:table-cell office:value-type="string">
            <text:p>galerie.ecusson.free.fr</text:p>
          </table:table-cell>
          <table:table-cell table:number-columns-repeated="4"/>
          <table:table-cell office:value-type="string">
            <text:p>11</text:p>
          </table:table-cell>
          <table:table-cell/>
          <table:table-cell office:value-type="string">
            <text:p>Rue</text:p>
          </table:table-cell>
          <table:table-cell office:value-type="string">
            <text:p>de l'Ancien Courr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8">
            <text:p>778</text:p>
          </table:table-cell>
          <table:table-cell table:number-columns-repeated="990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Galeries d'art</text:p>
          </table:table-cell>
          <table:table-cell office:value-type="string">
            <text:p>Galerie Hambursin-Boisanté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84 43 17</text:p>
          </table:table-cell>
          <table:table-cell table:number-columns-repeated="2"/>
          <table:table-cell office:value-type="string">
            <text:p>www.galeriehambursinboisante.com</text:p>
          </table:table-cell>
          <table:table-cell table:number-columns-repeated="4"/>
          <table:table-cell office:value-type="string">
            <text:p>15</text:p>
          </table:table-cell>
          <table:table-cell/>
          <table:table-cell office:value-type="string">
            <text:p>Boulevard</text:p>
          </table:table-cell>
          <table:table-cell office:value-type="string">
            <text:p>du Jeu de Pau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55">
            <text:p>1055</text:p>
          </table:table-cell>
          <table:table-cell table:number-columns-repeated="990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Galeries d'art</text:p>
          </table:table-cell>
          <table:table-cell office:value-type="string">
            <text:p>Galerie Hélène Trintigna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57 18</text:p>
          </table:table-cell>
          <table:table-cell office:value-type="string">
            <text:p>04 67 60 52 03</text:p>
          </table:table-cell>
          <table:table-cell office:value-type="string">
            <text:p>contact@galerietrintignan.com</text:p>
          </table:table-cell>
          <table:table-cell office:value-type="string">
            <text:p>www.galerietrintignan.com</text:p>
          </table:table-cell>
          <table:table-cell table:number-columns-repeated="4"/>
          <table:table-cell office:value-type="string">
            <text:p>21</text:p>
          </table:table-cell>
          <table:table-cell/>
          <table:table-cell office:value-type="string">
            <text:p>Rue</text:p>
          </table:table-cell>
          <table:table-cell office:value-type="string">
            <text:p>Saint-Guilhem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1">
            <text:p>431</text:p>
          </table:table-cell>
          <table:table-cell table:number-columns-repeated="99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Galeries d'art</text:p>
          </table:table-cell>
          <table:table-cell office:value-type="string">
            <text:p>Galerie Jacques Cœu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61 12 54</text:p>
          </table:table-cell>
          <table:table-cell table:number-columns-repeated="7"/>
          <table:table-cell office:value-type="string">
            <text:p>7,</text:p>
          </table:table-cell>
          <table:table-cell/>
          <table:table-cell office:value-type="string">
            <text:p>Rue</text:p>
          </table:table-cell>
          <table:table-cell office:value-type="string">
            <text:p>Jacques Cœ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2">
            <text:p>432</text:p>
          </table:table-cell>
          <table:table-cell table:number-columns-repeated="990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Galeries d'art</text:p>
          </table:table-cell>
          <table:table-cell office:value-type="string">
            <text:p>Galerie Jean-Claude Réno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66 37 30</text:p>
          </table:table-cell>
          <table:table-cell office:value-type="string">
            <text:p>info@galerie-reno.com</text:p>
          </table:table-cell>
          <table:table-cell office:value-type="string">
            <text:p>www.galerie-reno.com</text:p>
          </table:table-cell>
          <table:table-cell office:value-type="string">
            <text:p>Arc de Triomphe et Préfecture</text:p>
          </table:table-cell>
          <table:table-cell table:number-columns-repeated="3"/>
          <table:table-cell office:value-type="string">
            <text:p>10</text:p>
          </table:table-cell>
          <table:table-cell/>
          <table:table-cell office:value-type="string">
            <text:p>Rue</text:p>
          </table:table-cell>
          <table:table-cell office:value-type="string">
            <text:p>Saint-Firm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80">
            <text:p>780</text:p>
          </table:table-cell>
          <table:table-cell table:number-columns-repeated="990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Galeries d'art</text:p>
          </table:table-cell>
          <table:table-cell office:value-type="string">
            <text:p>Galerie Place des Ar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05 08</text:p>
          </table:table-cell>
          <table:table-cell table:number-columns-repeated="2"/>
          <table:table-cell office:value-type="string">
            <text:p>www.place-des-arts.fr</text:p>
          </table:table-cell>
          <table:table-cell table:number-columns-repeated="4"/>
          <table:table-cell office:value-type="string">
            <text:p>8</text:p>
          </table:table-cell>
          <table:table-cell/>
          <table:table-cell office:value-type="string">
            <text:p>Rue</text:p>
          </table:table-cell>
          <table:table-cell office:value-type="string">
            <text:p>de l'Argent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3">
            <text:p>433</text:p>
          </table:table-cell>
          <table:table-cell table:number-columns-repeated="990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Salles d'expo</text:p>
          </table:table-cell>
          <table:table-cell office:value-type="string">
            <text:p>Galerie Saint Ravy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34 88 76 68 (admin.) - 04 67 60 61 66 (galerie)</text:p>
          </table:table-cell>
          <table:table-cell office:value-type="string">
            <text:p>04 67 34 88 90</text:p>
          </table:table-cell>
          <table:table-cell office:value-type="string">
            <text:p>galerie.saint-ravy@ville-montpellier.fr</text:p>
          </table:table-cell>
          <table:table-cell table:number-columns-repeated="3"/>
          <table:table-cell office:value-type="string">
            <text:p>43.6091125</text:p>
          </table:table-cell>
          <table:table-cell office:value-type="string">
            <text:p>3.8770478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Saint-Rav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0">
            <text:p>0</text:p>
          </table:table-cell>
          <table:table-cell office:value-type="string">
            <text:p>PRATICABLE</text:p>
          </table:table-cell>
          <table:table-cell table:number-columns-repeated="7"/>
          <table:table-cell office:value-type="float" office:value="265363031">
            <text:p>265363031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number-columns-repeated="990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Centres de recherche</text:p>
          </table:table-cell>
          <table:table-cell office:value-type="string">
            <text:p>Geospace Hérault</text:p>
          </table:table-cell>
          <table:table-cell office:value-type="string">
            <text:p>Hôpitaux - Facultés</text:p>
          </table:table-cell>
          <table:table-cell table:number-columns-repeated="4"/>
          <table:table-cell office:value-type="string">
            <text:p>www.geospace-online.com</text:p>
          </table:table-cell>
          <table:table-cell table:number-columns-repeated="4"/>
          <table:table-cell office:value-type="string">
            <text:p>163</text:p>
          </table:table-cell>
          <table:table-cell/>
          <table:table-cell office:value-type="string">
            <text:p>Rue</text:p>
          </table:table-cell>
          <table:table-cell office:value-type="string">
            <text:p>Auguste Broussonne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41">
            <text:p>1141</text:p>
          </table:table-cell>
          <table:table-cell table:number-columns-repeated="990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Ecoles d'enseignement supérieur</text:p>
          </table:table-cell>
          <table:table-cell office:value-type="string">
            <text:p>Giorgifont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92 15 43</text:p>
          </table:table-cell>
          <table:table-cell office:value-type="string">
            <text:p>04 67 92 59 30</text:p>
          </table:table-cell>
          <table:table-cell table:number-columns-repeated="6"/>
          <table:table-cell office:value-type="string">
            <text:p>16/18</text:p>
          </table:table-cell>
          <table:table-cell/>
          <table:table-cell office:value-type="string">
            <text:p>Rue</text:p>
          </table:table-cell>
          <table:table-cell office:value-type="string">
            <text:p>Dur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41">
            <text:p>1041</text:p>
          </table:table-cell>
          <table:table-cell table:number-columns-repeated="990"/>
        </table:table-row>
        <table:table-row table:style-name="ro2">
          <table:table-cell office:value-type="float" office:value="1150">
            <text:p>1150</text:p>
          </table:table-cell>
          <table:table-cell office:value-type="string">
            <text:p>Ecoles d'enseignement supérieur</text:p>
          </table:table-cell>
          <table:table-cell office:value-type="string">
            <text:p>GRETA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20 36 00</text:p>
          </table:table-cell>
          <table:table-cell office:value-type="string">
            <text:p>04 67 20 36 21</text:p>
          </table:table-cell>
          <table:table-cell office:value-type="string">
            <text:p>Greta-Montpellier@ac-montpellier.fr</text:p>
          </table:table-cell>
          <table:table-cell office:value-type="string">
            <text:p>www.gretalr.com/</text:p>
          </table:table-cell>
          <table:table-cell table:number-columns-repeated="4"/>
          <table:table-cell office:value-type="string">
            <text:p>717</text:p>
          </table:table-cell>
          <table:table-cell/>
          <table:table-cell office:value-type="string">
            <text:p>Avenue</text:p>
          </table:table-cell>
          <table:table-cell office:value-type="string">
            <text:p>Jean Mermoz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et: Léon Blum</text:p>
            <text:p>Ligne 2 - arret: Pompignane</text:p>
          </table:table-cell>
          <table:table-cell table:number-columns-repeated="4"/>
          <table:table-cell office:value-type="float" office:value="1031">
            <text:p>1031</text:p>
          </table:table-cell>
          <table:table-cell table:number-columns-repeated="990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Compagnies</text:p>
          </table:table-cell>
          <table:table-cell office:value-type="string">
            <text:p>Groupe Noc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60 43 64 87</text:p>
          </table:table-cell>
          <table:table-cell table:number-columns-repeated="7"/>
          <table:table-cell office:value-type="string">
            <text:p>1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du Cheval Ver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4">
            <text:p>764</text:p>
          </table:table-cell>
          <table:table-cell table:number-columns-repeated="990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Ecoles d'enseignement supérieur</text:p>
          </table:table-cell>
          <table:table-cell office:value-type="string">
            <text:p>Groupe Promotrans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office:value-type="string">
            <text:p>04 67 20 20 00</text:p>
          </table:table-cell>
          <table:table-cell office:value-type="string">
            <text:p>04 67 20 20 01</text:p>
          </table:table-cell>
          <table:table-cell table:number-columns-repeated="6"/>
          <table:table-cell office:value-type="string">
            <text:p>1000</text:p>
          </table:table-cell>
          <table:table-cell/>
          <table:table-cell office:value-type="string">
            <text:p>Rue</text:p>
          </table:table-cell>
          <table:table-cell office:value-type="string">
            <text:p>de la Castelle</text:p>
          </table:table-cell>
          <table:table-cell/>
          <table:table-cell office:value-type="string">
            <text:p>34007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42">
            <text:p>1042</text:p>
          </table:table-cell>
          <table:table-cell table:number-columns-repeated="990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Ecoles d'enseignement supérieur</text:p>
          </table:table-cell>
          <table:table-cell office:value-type="string">
            <text:p>Groupe Sup de Co Montpellier</text:p>
          </table:table-cell>
          <table:table-cell office:value-type="string">
            <text:p>Mosson</text:p>
          </table:table-cell>
          <table:table-cell/>
          <table:table-cell office:value-type="string">
            <text:p>04 67 10 25 00</text:p>
          </table:table-cell>
          <table:table-cell office:value-type="string">
            <text:p>04 67 45 13 56</text:p>
          </table:table-cell>
          <table:table-cell/>
          <table:table-cell office:value-type="string">
            <text:p>www.supdeco-montpellier.com/</text:p>
          </table:table-cell>
          <table:table-cell table:number-columns-repeated="4"/>
          <table:table-cell office:value-type="string">
            <text:p>2300</text:p>
          </table:table-cell>
          <table:table-cell/>
          <table:table-cell office:value-type="string">
            <text:p>Avenue</text:p>
          </table:table-cell>
          <table:table-cell office:value-type="string">
            <text:p>des Moulins</text:p>
          </table:table-cell>
          <table:table-cell/>
          <table:table-cell office:value-type="string">
            <text:p>34185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 / 7</text:p>
          </table:table-cell>
          <table:table-cell table:number-columns-repeated="3"/>
          <table:table-cell office:value-type="float" office:value="1053">
            <text:p>1053</text:p>
          </table:table-cell>
          <table:table-cell table:number-columns-repeated="990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Parcs et jardins</text:p>
          </table:table-cell>
          <table:table-cell office:value-type="string">
            <text:p>Guinguette du père Loui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Pir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86">
            <text:p>786</text:p>
          </table:table-cell>
          <table:table-cell table:number-columns-repeated="990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Gymnases</text:p>
          </table:table-cell>
          <table:table-cell office:value-type="string">
            <text:p>Gymnase Alain Colas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597</text:p>
          </table:table-cell>
          <table:table-cell office:value-type="string">
            <text:p>43.5899110597</text:p>
          </table:table-cell>
          <table:table-cell office:value-type="string">
            <text:p>3.86825564461</text:p>
          </table:table-cell>
          <table:table-cell office:value-type="string">
            <text:p>222</text:p>
          </table:table-cell>
          <table:table-cell/>
          <table:table-cell office:value-type="string">
            <text:p>Rue</text:p>
          </table:table-cell>
          <table:table-cell office:value-type="string">
            <text:p>de l'Arn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</text:p>
          </table:table-cell>
          <table:table-cell/>
          <table:table-cell office:value-type="float" office:value="45903110">
            <text:p>459031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9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ymnases</text:p>
          </table:table-cell>
          <table:table-cell office:value-type="string">
            <text:p>Gymnase Alain Le Hetet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1640</text:p>
          </table:table-cell>
          <table:table-cell office:value-type="string">
            <text:p>43.6055840514</text:p>
          </table:table-cell>
          <table:table-cell office:value-type="string">
            <text:p>3.90606562509</text:p>
          </table:table-cell>
          <table:table-cell office:value-type="string">
            <text:p>237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1 : station Odysseum</text:p>
          </table:table-cell>
          <table:table-cell office:value-type="string">
            <text:p>Lignes de bus : "la ronde", N°29</text:p>
          </table:table-cell>
          <table:table-cell/>
          <table:table-cell office:value-type="float" office:value="76170692">
            <text:p>76170692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number-columns-repeated="990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Gymnases</text:p>
          </table:table-cell>
          <table:table-cell office:value-type="string">
            <text:p>Gymnase Albert Batteux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74</text:p>
          </table:table-cell>
          <table:table-cell office:value-type="string">
            <text:p>3.85698</text:p>
          </table:table-cell>
          <table:table-cell office:value-type="string">
            <text:p>150</text:p>
          </table:table-cell>
          <table:table-cell/>
          <table:table-cell office:value-type="string">
            <text:p>Rue</text:p>
          </table:table-cell>
          <table:table-cell office:value-type="string">
            <text:p>François-Joseph-Gosse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292321">
            <text:p>74292321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table:number-columns-repeated="990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Gymnases</text:p>
          </table:table-cell>
          <table:table-cell office:value-type="string">
            <text:p>Gymnase Arthur Rimbaud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646</text:p>
          </table:table-cell>
          <table:table-cell office:value-type="string">
            <text:p>43.6161523748</text:p>
          </table:table-cell>
          <table:table-cell office:value-type="string">
            <text:p>3.82157165071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Marius Petipa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9001203">
            <text:p>49001203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number-columns-repeated="99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ymnases</text:p>
          </table:table-cell>
          <table:table-cell office:value-type="string">
            <text:p>Gymnase Bernard-Jouaniqu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63 99</text:p>
          </table:table-cell>
          <table:table-cell table:number-columns-repeated="4"/>
          <table:table-cell office:value-type="string">
            <text:p>1319</text:p>
          </table:table-cell>
          <table:table-cell office:value-type="string">
            <text:p>43.6209756200</text:p>
          </table:table-cell>
          <table:table-cell office:value-type="string">
            <text:p>3.8469726819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acques Dalcroz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office:value-type="string">
            <text:p>1319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</text:p>
          </table:table-cell>
          <table:table-cell/>
          <table:table-cell office:value-type="float" office:value="28380574">
            <text:p>28380574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table:number-columns-repeated="990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Gymnases</text:p>
          </table:table-cell>
          <table:table-cell office:value-type="string">
            <text:p>Gymnase Emmanuel Gambardella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507</text:p>
          </table:table-cell>
          <table:table-cell office:value-type="string">
            <text:p>43.6029433427</text:p>
          </table:table-cell>
          <table:table-cell office:value-type="string">
            <text:p>3.8693968835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Bourrel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5905867">
            <text:p>45905867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table:number-columns-repeated="990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Gymnases</text:p>
          </table:table-cell>
          <table:table-cell office:value-type="string">
            <text:p>Gymnase Françoise Spinozi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90 35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 la Caval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office:value-type="string">
            <text:p>AUX_NORMES</text:p>
          </table:table-cell>
          <table:table-cell table:number-columns-repeated="9"/>
          <table:table-cell office:value-type="float" office:value="1243">
            <text:p>1243</text:p>
          </table:table-cell>
          <table:table-cell table:number-columns-repeated="99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ymnases</text:p>
          </table:table-cell>
          <table:table-cell office:value-type="string">
            <text:p>Gymnase Georges-Busnel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20 05 68</text:p>
          </table:table-cell>
          <table:table-cell table:number-columns-repeated="4"/>
          <table:table-cell office:value-type="string">
            <text:p>1506</text:p>
          </table:table-cell>
          <table:table-cell office:value-type="string">
            <text:p>43.5957978696</text:p>
          </table:table-cell>
          <table:table-cell office:value-type="string">
            <text:p>3.8847987645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Razet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/>
          <table:table-cell office:value-type="float" office:value="31300482">
            <text:p>31300482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990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Gymnases</text:p>
          </table:table-cell>
          <table:table-cell office:value-type="string">
            <text:p>Gymnase Henri-Ferrari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819</text:p>
          </table:table-cell>
          <table:table-cell office:value-type="string">
            <text:p>43.5921120952</text:p>
          </table:table-cell>
          <table:table-cell office:value-type="string">
            <text:p>3.89622981234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u Docteur Jacques-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/>
          <table:table-cell office:value-type="float" office:value="608154607">
            <text:p>60815460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990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Gymnases</text:p>
          </table:table-cell>
          <table:table-cell office:value-type="string">
            <text:p>Gymnase Jean-Bouin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321</text:p>
          </table:table-cell>
          <table:table-cell office:value-type="string">
            <text:p>43.6328788430</text:p>
          </table:table-cell>
          <table:table-cell office:value-type="string">
            <text:p>3.82093278016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Bitter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04408">
            <text:p>7400440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number-columns-repeated="99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ymnases</text:p>
          </table:table-cell>
          <table:table-cell office:value-type="string">
            <text:p>Gymnase Jean-Rame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27 49 14</text:p>
          </table:table-cell>
          <table:table-cell table:number-columns-repeated="4"/>
          <table:table-cell office:value-type="string">
            <text:p>1324</text:p>
          </table:table-cell>
          <table:table-cell office:value-type="string">
            <text:p>43.6052194736</text:p>
          </table:table-cell>
          <table:table-cell office:value-type="string">
            <text:p>3.8565033644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osé-Maria de Heredia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/>
          <table:table-cell office:value-type="float" office:value="75842119">
            <text:p>75842119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number-columns-repeated="990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Gymnases</text:p>
          </table:table-cell>
          <table:table-cell office:value-type="string">
            <text:p>Gymnase Les Art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326</text:p>
          </table:table-cell>
          <table:table-cell office:value-type="string">
            <text:p>43.6179394284</text:p>
          </table:table-cell>
          <table:table-cell office:value-type="string">
            <text:p>3.8825571831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aval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6533919">
            <text:p>46533919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table:number-columns-repeated="990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Gymnases</text:p>
          </table:table-cell>
          <table:table-cell office:value-type="string">
            <text:p>Gymnase Les Garrigue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645</text:p>
          </table:table-cell>
          <table:table-cell office:value-type="string">
            <text:p>43.6420903565</text:p>
          </table:table-cell>
          <table:table-cell office:value-type="string">
            <text:p>3.81597492342</text:p>
          </table:table-cell>
          <table:table-cell office:value-type="string">
            <text:p>145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10289">
            <text:p>7401028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table:number-columns-repeated="990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Gymnases</text:p>
          </table:table-cell>
          <table:table-cell office:value-type="string">
            <text:p>Gymnase Lou-Clapas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232</text:p>
          </table:table-cell>
          <table:table-cell office:value-type="string">
            <text:p>3.8114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l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3850358">
            <text:p>73850358</text:p>
          </table:table-cell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990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Gymnases</text:p>
          </table:table-cell>
          <table:table-cell office:value-type="string">
            <text:p>Gymnase Marcel Cerdan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344</text:p>
          </table:table-cell>
          <table:table-cell office:value-type="string">
            <text:p>43.5997264112</text:p>
          </table:table-cell>
          <table:table-cell office:value-type="string">
            <text:p>3.84717202789</text:p>
          </table:table-cell>
          <table:table-cell office:value-type="string">
            <text:p>260</text:p>
          </table:table-cell>
          <table:table-cell/>
          <table:table-cell office:value-type="string">
            <text:p>Rue</text:p>
          </table:table-cell>
          <table:table-cell office:value-type="string">
            <text:p>du Pas du Loup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5840742">
            <text:p>75840742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990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Gymnases</text:p>
          </table:table-cell>
          <table:table-cell office:value-type="string">
            <text:p>Gymnase Micheline Ostermeyer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69 15</text:p>
          </table:table-cell>
          <table:table-cell table:number-columns-repeated="4"/>
          <table:table-cell office:value-type="string">
            <text:p>790</text:p>
          </table:table-cell>
          <table:table-cell office:value-type="string">
            <text:p>43.6132649180</text:p>
          </table:table-cell>
          <table:table-cell office:value-type="string">
            <text:p>3.8499988891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s Sorb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5990536">
            <text:p>75990536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table:number-columns-repeated="990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Gymnases</text:p>
          </table:table-cell>
          <table:table-cell office:value-type="string">
            <text:p>Gymnase Mireille Bessières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1572</text:p>
          </table:table-cell>
          <table:table-cell office:value-type="string">
            <text:p>43.6121113501</text:p>
          </table:table-cell>
          <table:table-cell office:value-type="string">
            <text:p>3.90833864970</text:p>
          </table:table-cell>
          <table:table-cell office:value-type="string">
            <text:p>175</text:p>
          </table:table-cell>
          <table:table-cell/>
          <table:table-cell office:value-type="string">
            <text:p>Rue</text:p>
          </table:table-cell>
          <table:table-cell office:value-type="string">
            <text:p>Edouard Villalong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73">
            <text:p>373</text:p>
          </table:table-cell>
          <table:table-cell table:number-columns-repeated="990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Gymnases</text:p>
          </table:table-cell>
          <table:table-cell office:value-type="string">
            <text:p>Gymnase Olympie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540</text:p>
          </table:table-cell>
          <table:table-cell office:value-type="string">
            <text:p>43.6073737590</text:p>
          </table:table-cell>
          <table:table-cell office:value-type="string">
            <text:p>3.8937923308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Jacques Cart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083502">
            <text:p>595083502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table:number-columns-repeated="99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Gymnases</text:p>
          </table:table-cell>
          <table:table-cell office:value-type="string">
            <text:p>Gymnase Paul-Rocca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345</text:p>
          </table:table-cell>
          <table:table-cell office:value-type="string">
            <text:p>43.6171755249194</text:p>
          </table:table-cell>
          <table:table-cell office:value-type="string">
            <text:p>3.8382073438941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"La Ronde"</text:p>
          </table:table-cell>
          <table:table-cell/>
          <table:table-cell office:value-type="float" office:value="76007214">
            <text:p>7600721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99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Gymnases</text:p>
          </table:table-cell>
          <table:table-cell office:value-type="string">
            <text:p>Gymnase Roger Couderc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795</text:p>
          </table:table-cell>
          <table:table-cell office:value-type="string">
            <text:p>43.5972646853</text:p>
          </table:table-cell>
          <table:table-cell office:value-type="string">
            <text:p>3.8696055019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Mas de Lemass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</text:p>
          </table:table-cell>
          <table:table-cell/>
          <table:table-cell office:value-type="float" office:value="75758608">
            <text:p>75758608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table:number-columns-repeated="990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Halle</text:p>
          </table:table-cell>
          <table:table-cell office:value-type="string">
            <text:p>Halles Castella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29 92</text:p>
          </table:table-cell>
          <table:table-cell table:number-columns-repeated="3"/>
          <table:table-cell office:value-type="string">
            <text:p>Parking Préfecture 690 places</text:p>
          </table:table-cell>
          <table:table-cell office:value-type="string">
            <text:p>291500</text:p>
          </table:table-cell>
          <table:table-cell office:value-type="string">
            <text:p>43.6102219051</text:p>
          </table:table-cell>
          <table:table-cell office:value-type="string">
            <text:p>3.8766517409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Log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office:value-type="string">
            <text:p>0000820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Comédie</text:p>
          </table:table-cell>
          <table:table-cell table:number-columns-repeated="4"/>
          <table:table-cell office:value-type="float" office:value="357">
            <text:p>357</text:p>
          </table:table-cell>
          <table:table-cell table:number-columns-repeated="990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Halle</text:p>
          </table:table-cell>
          <table:table-cell office:value-type="string">
            <text:p>Halles des quatre saisons</text:p>
          </table:table-cell>
          <table:table-cell office:value-type="string">
            <text:p>Mosson</text:p>
          </table:table-cell>
          <table:table-cell/>
          <table:table-cell office:value-type="string">
            <text:p>04 67 75 76 81</text:p>
          </table:table-cell>
          <table:table-cell table:number-columns-repeated="3"/>
          <table:table-cell office:value-type="string">
            <text:p>Parkings de l'Espace Mosson 75 places</text:p>
          </table:table-cell>
          <table:table-cell office:value-type="string">
            <text:p>00049100</text:p>
          </table:table-cell>
          <table:table-cell office:value-type="string">
            <text:p>43.6276148865</text:p>
          </table:table-cell>
          <table:table-cell office:value-type="string">
            <text:p>3.81717820750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Halles de la Paillade</text:p>
          </table:table-cell>
          <table:table-cell office:value-type="string">
            <text:p>ligne 15 arrêt Barcelone</text:p>
          </table:table-cell>
          <table:table-cell table:number-columns-repeated="3"/>
          <table:table-cell office:value-type="float" office:value="363">
            <text:p>363</text:p>
          </table:table-cell>
          <table:table-cell table:number-columns-repeated="990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Halle</text:p>
          </table:table-cell>
          <table:table-cell office:value-type="string">
            <text:p>Halles Jacques Coeur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Parking halles Jacques-Coeur - 75 places</text:p>
          </table:table-cell>
          <table:table-cell office:value-type="string">
            <text:p>40350</text:p>
          </table:table-cell>
          <table:table-cell office:value-type="string">
            <text:p>43.6092177636</text:p>
          </table:table-cell>
          <table:table-cell office:value-type="string">
            <text:p>3.88955021395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d'Anti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Léon Blum.</text:p>
          </table:table-cell>
          <table:table-cell table:number-columns-repeated="4"/>
          <table:table-cell office:value-type="float" office:value="498">
            <text:p>498</text:p>
          </table:table-cell>
          <table:table-cell table:number-columns-repeated="990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Halle</text:p>
          </table:table-cell>
          <table:table-cell office:value-type="string">
            <text:p>Halles Laissac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41 17</text:p>
          </table:table-cell>
          <table:table-cell table:number-columns-repeated="3"/>
          <table:table-cell office:value-type="string">
            <text:p>Parking Laissac 250 places</text:p>
          </table:table-cell>
          <table:table-cell office:value-type="string">
            <text:p>00051100</text:p>
          </table:table-cell>
          <table:table-cell office:value-type="string">
            <text:p>43.6061166515</text:p>
          </table:table-cell>
          <table:table-cell office:value-type="string">
            <text:p>3.87664908859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Alexandre Laissa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</text:p>
          </table:table-cell>
          <table:table-cell office:value-type="string">
            <text:p>lignes 4,5,6,7 et 16 arrêts Observatoire et/ou Anatole France</text:p>
          </table:table-cell>
          <table:table-cell table:number-columns-repeated="3"/>
          <table:table-cell office:value-type="float" office:value="358">
            <text:p>358</text:p>
          </table:table-cell>
          <table:table-cell table:number-columns-repeated="990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Sociétés d'HLM</text:p>
          </table:table-cell>
          <table:table-cell office:value-type="string">
            <text:p>Hérault habitat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84 75 00</text:p>
          </table:table-cell>
          <table:table-cell table:number-columns-repeated="7"/>
          <table:table-cell office:value-type="string">
            <text:p>100</text:p>
          </table:table-cell>
          <table:table-cell/>
          <table:table-cell office:value-type="string">
            <text:p>Rue</text:p>
          </table:table-cell>
          <table:table-cell office:value-type="string">
            <text:p>de l'Oas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55">
            <text:p>755</text:p>
          </table:table-cell>
          <table:table-cell table:number-columns-repeated="990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Autres contacts utiles</text:p>
          </table:table-cell>
          <table:table-cell office:value-type="string">
            <text:p>Hérault Sport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54 82 00</text:p>
          </table:table-cell>
          <table:table-cell office:value-type="string">
            <text:p>04 67 54 82 99</text:p>
          </table:table-cell>
          <table:table-cell office:value-type="string">
            <text:p>info@heraultsport.fr</text:p>
          </table:table-cell>
          <table:table-cell office:value-type="string">
            <text:p>www.heraultsport.fr</text:p>
          </table:table-cell>
          <table:table-cell table:number-columns-repeated="4"/>
          <table:table-cell office:value-type="string">
            <text:p>747</text:p>
          </table:table-cell>
          <table:table-cell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e - BP 24389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19">
            <text:p>1019</text:p>
          </table:table-cell>
          <table:table-cell table:number-columns-repeated="990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Musées</text:p>
          </table:table-cell>
          <table:table-cell office:value-type="string">
            <text:p>Hôtel de Cabrières Sabatier d'Espeyran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14 83 00</text:p>
          </table:table-cell>
          <table:table-cell table:number-columns-repeated="7"/>
          <table:table-cell office:value-type="string">
            <text:p>6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Montpelliér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3">
            <text:p>563</text:p>
          </table:table-cell>
          <table:table-cell table:number-columns-repeated="990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Agglomération</text:p>
          </table:table-cell>
          <table:table-cell office:value-type="string">
            <text:p>Hôtel de la Communauté d'Agglomération de Montpellier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3 60 00</text:p>
          </table:table-cell>
          <table:table-cell office:value-type="string">
            <text:p>04 67 13 61 01</text:p>
          </table:table-cell>
          <table:table-cell office:value-type="string">
            <text:p>contact@montpellier-agglo.com</text:p>
          </table:table-cell>
          <table:table-cell office:value-type="string">
            <text:p>www.montpellier-agglo.com</text:p>
          </table:table-cell>
          <table:table-cell/>
          <table:table-cell office:value-type="string">
            <text:p>39283</text:p>
          </table:table-cell>
          <table:table-cell office:value-type="string">
            <text:p>43.6075438330</text:p>
          </table:table-cell>
          <table:table-cell office:value-type="string">
            <text:p>3.89082085621</text:p>
          </table:table-cell>
          <table:table-cell office:value-type="string">
            <text:p>50</text:p>
          </table:table-cell>
          <table:table-cell/>
          <table:table-cell office:value-type="string">
            <text:p>Place</text:p>
          </table:table-cell>
          <table:table-cell office:value-type="string">
            <text:p>Zeus</text:p>
          </table:table-cell>
          <table:table-cell office:value-type="string">
            <text:p>BP 9531</text:p>
          </table:table-cell>
          <table:table-cell office:value-type="string">
            <text:p>34045</text:p>
          </table:table-cell>
          <table:table-cell office:value-type="string">
            <text:p>Montpellier</text:p>
          </table:table-cell>
          <table:table-cell office:value-type="string">
            <text:p>Cedex 01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Léon-Blum</text:p>
          </table:table-cell>
          <table:table-cell table:number-columns-repeated="4"/>
          <table:table-cell office:value-type="float" office:value="441">
            <text:p>441</text:p>
          </table:table-cell>
          <table:table-cell table:number-columns-repeated="990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égion</text:p>
          </table:table-cell>
          <table:table-cell office:value-type="string">
            <text:p>Hôtel de région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2 80 00</text:p>
          </table:table-cell>
          <table:table-cell office:value-type="string">
            <text:p>04 67 22 81 92</text:p>
          </table:table-cell>
          <table:table-cell/>
          <table:table-cell office:value-type="string">
            <text:p>www.laregion.fr</text:p>
          </table:table-cell>
          <table:table-cell/>
          <table:table-cell office:value-type="string">
            <text:p>39051</text:p>
          </table:table-cell>
          <table:table-cell office:value-type="string">
            <text:p>43.6075218680</text:p>
          </table:table-cell>
          <table:table-cell office:value-type="string">
            <text:p>3.89766403249</text:p>
          </table:table-cell>
          <table:table-cell office:value-type="string">
            <text:p>201</text:p>
          </table:table-cell>
          <table:table-cell/>
          <table:table-cell office:value-type="string">
            <text:p>Avenue</text:p>
          </table:table-cell>
          <table:table-cell office:value-type="string">
            <text:p>de la Pompignane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0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2">
            <text:p>442</text:p>
          </table:table-cell>
          <table:table-cell table:number-columns-repeated="990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Services municipaux</text:p>
          </table:table-cell>
          <table:table-cell office:value-type="string">
            <text:p>Hôtel de ville</text:p>
          </table:table-cell>
          <table:table-cell office:value-type="string">
            <text:p>Prés d'Arènes</text:p>
          </table:table-cell>
          <table:table-cell office:value-type="string">
            <text:p>Aiguerelles</text:p>
          </table:table-cell>
          <table:table-cell office:value-type="string">
            <text:p>04 67 34 70 00</text:p>
          </table:table-cell>
          <table:table-cell office:value-type="string">
            <text:p>04 67 34 59 80</text:p>
          </table:table-cell>
          <table:table-cell table:number-columns-repeated="4"/>
          <table:table-cell office:value-type="string">
            <text:p>43.59962</text:p>
          </table:table-cell>
          <table:table-cell office:value-type="string">
            <text:p>3.89581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Georges Frêche</text:p>
          </table:table-cell>
          <table:table-cell/>
          <table:table-cell office:value-type="float" office:value="340267">
            <text:p>340267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ATICABLE</text:p>
          </table:table-cell>
          <table:table-cell table:number-columns-repeated="3"/>
          <table:table-cell office:value-type="string">
            <text:p>ligne 1, station Hôtel de ville</text:p>
          </table:table-cell>
          <table:table-cell table:number-columns-repeated="4"/>
          <table:table-cell office:value-type="float" office:value="443">
            <text:p>443</text:p>
          </table:table-cell>
          <table:table-cell table:number-columns-repeated="990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épartement</text:p>
          </table:table-cell>
          <table:table-cell office:value-type="string">
            <text:p>Hôtel du département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67 67 67</text:p>
          </table:table-cell>
          <table:table-cell/>
          <table:table-cell office:value-type="string">
            <text:p>herault@cg34.fr</text:p>
          </table:table-cell>
          <table:table-cell office:value-type="string">
            <text:p>www.cg34.fr</text:p>
          </table:table-cell>
          <table:table-cell/>
          <table:table-cell office:value-type="string">
            <text:p>39050</text:p>
          </table:table-cell>
          <table:table-cell office:value-type="string">
            <text:p>43.6229807019</text:p>
          </table:table-cell>
          <table:table-cell office:value-type="string">
            <text:p>3.83824187834</text:p>
          </table:table-cell>
          <table:table-cell office:value-type="string">
            <text:p>1 000</text:p>
          </table:table-cell>
          <table:table-cell/>
          <table:table-cell office:value-type="string">
            <text:p>Rue</text:p>
          </table:table-cell>
          <table:table-cell office:value-type="string">
            <text:p>d'Alco</text:p>
          </table:table-cell>
          <table:table-cell/>
          <table:table-cell office:value-type="string">
            <text:p>34087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0">
            <text:p>440</text:p>
          </table:table-cell>
          <table:table-cell table:number-columns-repeated="990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Galeries d'art</text:p>
          </table:table-cell>
          <table:table-cell office:value-type="string">
            <text:p>Iconoscop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20 36 57 47 - 04 67 63 03 84</text:p>
          </table:table-cell>
          <table:table-cell/>
          <table:table-cell office:value-type="string">
            <text:p>iconoscope@wanadoo.fr</text:p>
          </table:table-cell>
          <table:table-cell office:value-type="string">
            <text:p>www.iconoscope.fr</text:p>
          </table:table-cell>
          <table:table-cell table:number-columns-repeated="4"/>
          <table:table-cell office:value-type="string">
            <text:p>25,</text:p>
          </table:table-cell>
          <table:table-cell/>
          <table:table-cell office:value-type="string">
            <text:p>Rue</text:p>
          </table:table-cell>
          <table:table-cell office:value-type="string">
            <text:p>du Faubourg du Courr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0">
            <text:p>0</text:p>
          </table:table-cell>
          <table:table-cell office:value-type="string">
            <text:p>PRATICABLE</text:p>
          </table:table-cell>
          <table:table-cell table:number-columns-repeated="9"/>
          <table:table-cell office:value-type="float" office:value="434">
            <text:p>434</text:p>
          </table:table-cell>
          <table:table-cell table:number-columns-repeated="990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Ecoles d'enseignement supérieur</text:p>
          </table:table-cell>
          <table:table-cell office:value-type="string">
            <text:p>IDRAC</text:p>
          </table:table-cell>
          <table:table-cell office:value-type="string">
            <text:p>Mosson</text:p>
          </table:table-cell>
          <table:table-cell/>
          <table:table-cell office:value-type="string">
            <text:p>04 67 52 04 66</text:p>
          </table:table-cell>
          <table:table-cell office:value-type="string">
            <text:p>04 67 52 13 88</text:p>
          </table:table-cell>
          <table:table-cell office:value-type="string">
            <text:p>info@idracmontpellier.com</text:p>
          </table:table-cell>
          <table:table-cell office:value-type="string">
            <text:p>www.idrac-montpellier.com/</text:p>
          </table:table-cell>
          <table:table-cell table:number-columns-repeated="4"/>
          <table:table-cell office:value-type="string">
            <text:p>499</text:p>
          </table:table-cell>
          <table:table-cell/>
          <table:table-cell office:value-type="string">
            <text:p>Rue</text:p>
          </table:table-cell>
          <table:table-cell office:value-type="string">
            <text:p>de la Croix Verte</text:p>
          </table:table-cell>
          <table:table-cell office:value-type="string">
            <text:p>Parc Euromédecine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43">
            <text:p>1043</text:p>
          </table:table-cell>
          <table:table-cell table:number-columns-repeated="990"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Métiers Petite Enfance</text:p>
          </table:table-cell>
          <table:table-cell office:value-type="string">
            <text:p>IFSI école d'infirmière de Montpellier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33 88 45</text:p>
          </table:table-cell>
          <table:table-cell office:value-type="string">
            <text:p>04 67 33 88 36</text:p>
          </table:table-cell>
          <table:table-cell office:value-type="string">
            <text:p>cfph-ifsi@chu-montpellier.fr</text:p>
          </table:table-cell>
          <table:table-cell table:number-columns-repeated="5"/>
          <table:table-cell office:value-type="string">
            <text:p>1146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295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90">
            <text:p>1190</text:p>
          </table:table-cell>
          <table:table-cell table:number-columns-repeated="990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Métiers Petite Enfance</text:p>
          </table:table-cell>
          <table:table-cell office:value-type="string">
            <text:p>IFSI école infirmière de Castelnau Le Lez</text:p>
          </table:table-cell>
          <table:table-cell table:number-columns-repeated="2"/>
          <table:table-cell office:value-type="string">
            <text:p>04 67 13 89 35</text:p>
          </table:table-cell>
          <table:table-cell office:value-type="string">
            <text:p>04 67 13 89 36</text:p>
          </table:table-cell>
          <table:table-cell office:value-type="string">
            <text:p>ifsi.doc@wanadoo.fr</text:p>
          </table:table-cell>
          <table:table-cell office:value-type="string">
            <text:p>education.118000.fr/v_castelnau-le-lez_34/c_social-et-paramedical-enseignement/e_ecole-d-infirmieres-de-l-hospitalisation-privee_0467138935_C0001293540</text:p>
          </table:table-cell>
          <table:table-cell table:number-columns-repeated="4"/>
          <table:table-cell office:value-type="string">
            <text:p>55</text:p>
          </table:table-cell>
          <table:table-cell/>
          <table:table-cell office:value-type="string">
            <text:p>Avenue</text:p>
          </table:table-cell>
          <table:table-cell office:value-type="string">
            <text:p>Clément Ader</text:p>
          </table:table-cell>
          <table:table-cell/>
          <table:table-cell office:value-type="string">
            <text:p>34174</text:p>
          </table:table-cell>
          <table:table-cell office:value-type="string">
            <text:p>Castelnau le Lez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1">
            <text:p>1191</text:p>
          </table:table-cell>
          <table:table-cell table:number-columns-repeated="990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Don d'organes</text:p>
          </table:table-cell>
          <table:table-cell office:value-type="string">
            <text:p>INFO DON 34</text:p>
          </table:table-cell>
          <table:table-cell table:number-columns-repeated="2"/>
          <table:table-cell office:value-type="string">
            <text:p>04 67 59 75 11</text:p>
          </table:table-cell>
          <table:table-cell/>
          <table:table-cell office:value-type="string">
            <text:p>infodon34@laposte.net</text:p>
          </table:table-cell>
          <table:table-cell table:number-columns-repeated="7"/>
          <table:table-cell office:value-type="string">
            <text:p>Chemin</text:p>
          </table:table-cell>
          <table:table-cell office:value-type="string">
            <text:p>du Poulaillon</text:p>
          </table:table-cell>
          <table:table-cell/>
          <table:table-cell office:value-type="string">
            <text:p>34730</text:p>
          </table:table-cell>
          <table:table-cell office:value-type="string">
            <text:p>St-Vincent de Barbeyrargue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2">
            <text:p>1272</text:p>
          </table:table-cell>
          <table:table-cell table:number-columns-repeated="990"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Centres de recherche</text:p>
          </table:table-cell>
          <table:table-cell office:value-type="string">
            <text:p>Institut agronomique méditerranéen de Montpellier (IAMM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04 60 00</text:p>
          </table:table-cell>
          <table:table-cell office:value-type="string">
            <text:p>04 67 54 25 27</text:p>
          </table:table-cell>
          <table:table-cell office:value-type="string">
            <text:p>iamm@iamm.fr</text:p>
          </table:table-cell>
          <table:table-cell office:value-type="string">
            <text:p>www.iamm.fr</text:p>
          </table:table-cell>
          <table:table-cell table:number-columns-repeated="4"/>
          <table:table-cell office:value-type="string">
            <text:p>3191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2">
            <text:p>1142</text:p>
          </table:table-cell>
          <table:table-cell table:number-columns-repeated="990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Etat</text:p>
          </table:table-cell>
          <table:table-cell office:value-type="string">
            <text:p>Institut Bouisson-Bertrand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77 01 48</text:p>
          </table:table-cell>
          <table:table-cell table:number-columns-repeated="7"/>
          <table:table-cell office:value-type="string">
            <text:p>778</text:p>
          </table:table-cell>
          <table:table-cell/>
          <table:table-cell office:value-type="string">
            <text:p>Rue</text:p>
          </table:table-cell>
          <table:table-cell office:value-type="string">
            <text:p>de la Croix Verte</text:p>
          </table:table-cell>
          <table:table-cell office:value-type="string">
            <text:p>Parc Euromédecine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7">
            <text:p>877</text:p>
          </table:table-cell>
          <table:table-cell table:number-columns-repeated="990"/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Universités</text:p>
          </table:table-cell>
          <table:table-cell office:value-type="string">
            <text:p>Institut de botaniqu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8"/>
          <table:table-cell office:value-type="string">
            <text:p>163</text:p>
          </table:table-cell>
          <table:table-cell/>
          <table:table-cell office:value-type="string">
            <text:p>Rue</text:p>
          </table:table-cell>
          <table:table-cell office:value-type="string">
            <text:p>Auguste Broussonne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7">
            <text:p>1207</text:p>
          </table:table-cell>
          <table:table-cell table:number-columns-repeated="990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Ecoles d'enseignement supérieur</text:p>
          </table:table-cell>
          <table:table-cell office:value-type="string">
            <text:p>Institut de Formation en soins infirmiers (IFSI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33 88 44</text:p>
          </table:table-cell>
          <table:table-cell table:number-columns-repeated="2"/>
          <table:table-cell office:value-type="string">
            <text:p>www.touslesifsi.info/ifsi-montpellier.html</text:p>
          </table:table-cell>
          <table:table-cell table:number-columns-repeated="4"/>
          <table:table-cell office:value-type="string">
            <text:p>1146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 _ Celleneuve - La Martelle/Les Bouisses</text:p>
          </table:table-cell>
          <table:table-cell table:number-columns-repeated="3"/>
          <table:table-cell office:value-type="float" office:value="1020">
            <text:p>1020</text:p>
          </table:table-cell>
          <table:table-cell table:number-columns-repeated="990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Ecoles d'enseignement supérieur</text:p>
          </table:table-cell>
          <table:table-cell office:value-type="string">
            <text:p>Institut de Formation Juridique et Economique (IFJE)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45 22</text:p>
          </table:table-cell>
          <table:table-cell table:number-columns-repeated="7"/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du Carré du Roi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44">
            <text:p>1044</text:p>
          </table:table-cell>
          <table:table-cell table:number-columns-repeated="990"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Centres de recherche</text:p>
          </table:table-cell>
          <table:table-cell office:value-type="string">
            <text:p>Institut de recherche pour le développement (IRD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61 00</text:p>
          </table:table-cell>
          <table:table-cell office:value-type="string">
            <text:p>04 67 41 63 30</text:p>
          </table:table-cell>
          <table:table-cell/>
          <table:table-cell office:value-type="string">
            <text:p>www.mpl.ird.fr</text:p>
          </table:table-cell>
          <table:table-cell/>
          <table:table-cell office:value-type="string">
            <text:p>39645</text:p>
          </table:table-cell>
          <table:table-cell office:value-type="string">
            <text:p>43.6451942948</text:p>
          </table:table-cell>
          <table:table-cell office:value-type="string">
            <text:p>3.86747599572</text:p>
          </table:table-cell>
          <table:table-cell office:value-type="string">
            <text:p>911</text:p>
          </table:table-cell>
          <table:table-cell/>
          <table:table-cell office:value-type="string">
            <text:p>Avenue</text:p>
          </table:table-cell>
          <table:table-cell office:value-type="string">
            <text:p>Agropolis</text:p>
          </table:table-cell>
          <table:table-cell/>
          <table:table-cell office:value-type="string">
            <text:p>34394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5">
            <text:p>1145</text:p>
          </table:table-cell>
          <table:table-cell table:number-columns-repeated="990"/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Autres lieux</text:p>
          </table:table-cell>
          <table:table-cell office:value-type="string">
            <text:p>Institut Maïmonide Universitaire Euro-Méditerranée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2 70 11</text:p>
          </table:table-cell>
          <table:table-cell/>
          <table:table-cell office:value-type="string">
            <text:p>institut.maimonide@cegetel.net</text:p>
          </table:table-cell>
          <table:table-cell office:value-type="string">
            <text:p>www.maimonide-institut.com/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 la Barral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8">
            <text:p>1208</text:p>
          </table:table-cell>
          <table:table-cell table:number-columns-repeated="990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Région</text:p>
          </table:table-cell>
          <table:table-cell office:value-type="string">
            <text:p>Institut national de la propriété industrielle (Inpi)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85 74 64 + 06 60 69 51 33</text:p>
          </table:table-cell>
          <table:table-cell table:number-columns-repeated="2"/>
          <table:table-cell office:value-type="string">
            <text:p>www.inpi.fr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Locaux de la Drir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Antigone</text:p>
          </table:table-cell>
          <table:table-cell table:number-columns-repeated="4"/>
          <table:table-cell office:value-type="float" office:value="976">
            <text:p>976</text:p>
          </table:table-cell>
          <table:table-cell table:number-columns-repeated="990"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Centres de recherche</text:p>
          </table:table-cell>
          <table:table-cell office:value-type="string">
            <text:p>Institut national de la recherche agronomique de Montpellier (INRA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61 22 00</text:p>
          </table:table-cell>
          <table:table-cell office:value-type="string">
            <text:p>04 67 54 32 01</text:p>
          </table:table-cell>
          <table:table-cell/>
          <table:table-cell office:value-type="string">
            <text:p>www.montpellier.inra.fr</text:p>
          </table:table-cell>
          <table:table-cell/>
          <table:table-cell office:value-type="string">
            <text:p>70012700</text:p>
          </table:table-cell>
          <table:table-cell office:value-type="string">
            <text:p>43.6173288629</text:p>
          </table:table-cell>
          <table:table-cell office:value-type="string">
            <text:p>3.85702276106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ierre Viala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3">
            <text:p>1143</text:p>
          </table:table-cell>
          <table:table-cell table:number-columns-repeated="990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Centres de recherche</text:p>
          </table:table-cell>
          <table:table-cell office:value-type="string">
            <text:p>Institut national de la santé et de la recherche médicale (INSERM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61 30</text:p>
          </table:table-cell>
          <table:table-cell office:value-type="string">
            <text:p>04 67 63 70 84</text:p>
          </table:table-cell>
          <table:table-cell/>
          <table:table-cell office:value-type="string">
            <text:p>www.languedoc-roussillon.inserm.fr</text:p>
          </table:table-cell>
          <table:table-cell/>
          <table:table-cell office:value-type="string">
            <text:p>70006700</text:p>
          </table:table-cell>
          <table:table-cell office:value-type="string">
            <text:p>43.6360972490</text:p>
          </table:table-cell>
          <table:table-cell office:value-type="string">
            <text:p>3.84574113155</text:p>
          </table:table-cell>
          <table:table-cell office:value-type="string">
            <text:p>60</text:p>
          </table:table-cell>
          <table:table-cell/>
          <table:table-cell office:value-type="string">
            <text:p>Rue</text:p>
          </table:table-cell>
          <table:table-cell office:value-type="string">
            <text:p>de Navacelles</text:p>
          </table:table-cell>
          <table:table-cell/>
          <table:table-cell office:value-type="string">
            <text:p>34394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4">
            <text:p>1144</text:p>
          </table:table-cell>
          <table:table-cell table:number-columns-repeated="990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Ecoles d'enseignement supérieur</text:p>
          </table:table-cell>
          <table:table-cell office:value-type="string">
            <text:p>Institut Rabelais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67 10 57 66</text:p>
          </table:table-cell>
          <table:table-cell office:value-type="string">
            <text:p>04.67.65.99.04</text:p>
          </table:table-cell>
          <table:table-cell/>
          <table:table-cell office:value-type="string">
            <text:p>www.institut-rabelais.net/</text:p>
          </table:table-cell>
          <table:table-cell table:number-columns-repeated="4"/>
          <table:table-cell office:value-type="string">
            <text:p>36-38</text:p>
          </table:table-cell>
          <table:table-cell/>
          <table:table-cell office:value-type="string">
            <text:p>Rue</text:p>
          </table:table-cell>
          <table:table-cell office:value-type="string">
            <text:p>des Aiguere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- Arrêt: Place Carnot</text:p>
          </table:table-cell>
          <table:table-cell table:number-columns-repeated="4"/>
          <table:table-cell office:value-type="float" office:value="1045">
            <text:p>1045</text:p>
          </table:table-cell>
          <table:table-cell table:number-columns-repeated="990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Ecoles d'enseignement supérieur</text:p>
          </table:table-cell>
          <table:table-cell office:value-type="string">
            <text:p>Institut régional du travail social (IRTS)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07 02 30</text:p>
          </table:table-cell>
          <table:table-cell office:value-type="string">
            <text:p>04 67 47 28 46</text:p>
          </table:table-cell>
          <table:table-cell office:value-type="string">
            <text:p>IRTSMTP@irts-lr.fr</text:p>
          </table:table-cell>
          <table:table-cell office:value-type="string">
            <text:p>www.irts-lr.fr/</text:p>
          </table:table-cell>
          <table:table-cell table:number-columns-repeated="4"/>
          <table:table-cell office:value-type="string">
            <text:p>1011</text:p>
          </table:table-cell>
          <table:table-cell/>
          <table:table-cell office:value-type="string">
            <text:p>Rue</text:p>
          </table:table-cell>
          <table:table-cell office:value-type="string">
            <text:p>du Pont de Lavérune</text:p>
          </table:table-cell>
          <table:table-cell/>
          <table:table-cell office:value-type="string">
            <text:p>34077</text:p>
          </table:table-cell>
          <table:table-cell office:value-type="string">
            <text:p>Montpellier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, ligne 11, la ronde</text:p>
          </table:table-cell>
          <table:table-cell table:number-columns-repeated="3"/>
          <table:table-cell office:value-type="float" office:value="1021">
            <text:p>1021</text:p>
          </table:table-cell>
          <table:table-cell table:number-columns-repeated="990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Cliniques</text:p>
          </table:table-cell>
          <table:table-cell office:value-type="string">
            <text:p>Institut Saint-Pierre</text:p>
          </table:table-cell>
          <table:table-cell table:number-columns-repeated="5"/>
          <table:table-cell office:value-type="string">
            <text:p>www.institut-st-pierre.com/</text:p>
          </table:table-cell>
          <table:table-cell table:number-columns-repeated="4"/>
          <table:table-cell office:value-type="string">
            <text:p>371</text:p>
          </table:table-cell>
          <table:table-cell/>
          <table:table-cell office:value-type="string">
            <text:p>Avenue</text:p>
          </table:table-cell>
          <table:table-cell office:value-type="string">
            <text:p>de l'Evêché de Maguelone</text:p>
          </table:table-cell>
          <table:table-cell/>
          <table:table-cell office:value-type="string">
            <text:p>34250</text:p>
          </table:table-cell>
          <table:table-cell office:value-type="string">
            <text:p>Palavas-les-flot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0">
            <text:p>1270</text:p>
          </table:table-cell>
          <table:table-cell table:number-columns-repeated="990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Ecoles d'enseignement supérieur</text:p>
          </table:table-cell>
          <table:table-cell office:value-type="string">
            <text:p>Institut Supérieur de Communication (ISCOM)</text:p>
          </table:table-cell>
          <table:table-cell office:value-type="string">
            <text:p>Mosson</text:p>
          </table:table-cell>
          <table:table-cell/>
          <table:table-cell office:value-type="string">
            <text:p>04 67 10 57 74</text:p>
          </table:table-cell>
          <table:table-cell office:value-type="string">
            <text:p>04 67 52 33 30</text:p>
          </table:table-cell>
          <table:table-cell office:value-type="string">
            <text:p>catherine.clair@cie-formation.com</text:p>
          </table:table-cell>
          <table:table-cell office:value-type="string">
            <text:p>www. iscom.fr</text:p>
          </table:table-cell>
          <table:table-cell table:number-columns-repeated="4"/>
          <table:table-cell office:value-type="string">
            <text:p>1702</text:p>
          </table:table-cell>
          <table:table-cell/>
          <table:table-cell office:value-type="string">
            <text:p>Rue</text:p>
          </table:table-cell>
          <table:table-cell office:value-type="string">
            <text:p>de Saint-Priest</text:p>
          </table:table-cell>
          <table:table-cell office:value-type="string">
            <text:p>Parc Euromédecine</text:p>
          </table:table-cell>
          <table:table-cell office:value-type="string">
            <text:p>34097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36">
            <text:p>1036</text:p>
          </table:table-cell>
          <table:table-cell table:number-columns-repeated="990"/>
        </table:table-row>
        <table:table-row table:style-name="ro2">
          <table:table-cell office:value-type="float" office:value="1166">
            <text:p>1166</text:p>
          </table:table-cell>
          <table:table-cell office:value-type="string">
            <text:p>Ecoles d'enseignement supérieur</text:p>
          </table:table-cell>
          <table:table-cell office:value-type="string">
            <text:p>IPESUD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54 72 20</text:p>
          </table:table-cell>
          <table:table-cell/>
          <table:table-cell office:value-type="string">
            <text:p>contact@ipesud.com</text:p>
          </table:table-cell>
          <table:table-cell table:number-columns-repeated="5"/>
          <table:table-cell office:value-type="string">
            <text:p>81</text:p>
          </table:table-cell>
          <table:table-cell/>
          <table:table-cell office:value-type="string">
            <text:p>Rue</text:p>
          </table:table-cell>
          <table:table-cell office:value-type="string">
            <text:p>Marius Carrieu</text:p>
          </table:table-cell>
          <table:table-cell office:value-type="string">
            <text:p>Le Parc du Belvédère - Bât D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  <text:p>La ronde</text:p>
          </table:table-cell>
          <table:table-cell table:number-columns-repeated="3"/>
          <table:table-cell office:value-type="float" office:value="1046">
            <text:p>1046</text:p>
          </table:table-cell>
          <table:table-cell table:number-columns-repeated="990"/>
        </table:table-row>
        <table:table-row table:style-name="ro2">
          <table:table-cell office:value-type="float" office:value="1167">
            <text:p>1167</text:p>
          </table:table-cell>
          <table:table-cell office:value-type="string">
            <text:p>Ecoles d'enseignement supérieur</text:p>
          </table:table-cell>
          <table:table-cell office:value-type="string">
            <text:p>IPESUD Arts appliqués</text:p>
          </table:table-cell>
          <table:table-cell office:value-type="string">
            <text:p>Mosson</text:p>
          </table:table-cell>
          <table:table-cell/>
          <table:table-cell office:value-type="string">
            <text:p>04 67 54 31 61</text:p>
          </table:table-cell>
          <table:table-cell office:value-type="string">
            <text:p>04 67 54 23 61</text:p>
          </table:table-cell>
          <table:table-cell/>
          <table:table-cell office:value-type="string">
            <text:p>www.ipesudartsappliques.com/</text:p>
          </table:table-cell>
          <table:table-cell table:number-columns-repeated="4"/>
          <table:table-cell office:value-type="string">
            <text:p>81</text:p>
          </table:table-cell>
          <table:table-cell/>
          <table:table-cell office:value-type="string">
            <text:p>Rue</text:p>
          </table:table-cell>
          <table:table-cell office:value-type="string">
            <text:p>Marius Carrieu</text:p>
          </table:table-cell>
          <table:table-cell office:value-type="string">
            <text:p>Parc du Belvedaire - Bat D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  <text:p>La ronde</text:p>
          </table:table-cell>
          <table:table-cell table:number-columns-repeated="3"/>
          <table:table-cell office:value-type="float" office:value="1047">
            <text:p>1047</text:p>
          </table:table-cell>
          <table:table-cell table:number-columns-repeated="990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Ecoles d'enseignement supérieur</text:p>
          </table:table-cell>
          <table:table-cell office:value-type="string">
            <text:p>IUFM de l'Académie de Montpellier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61 83 41</text:p>
          </table:table-cell>
          <table:table-cell office:value-type="string">
            <text:p>04 67 61 83 67</text:p>
          </table:table-cell>
          <table:table-cell office:value-type="string">
            <text:p>infocom@montpellier.iufm.fr</text:p>
          </table:table-cell>
          <table:table-cell office:value-type="string">
            <text:p>www.montpellier.iufm.fr/</text:p>
          </table:table-cell>
          <table:table-cell/>
          <table:table-cell office:value-type="string">
            <text:p>38927</text:p>
          </table:table-cell>
          <table:table-cell office:value-type="string">
            <text:p>43.6199950305</text:p>
          </table:table-cell>
          <table:table-cell office:value-type="string">
            <text:p>3.86763237344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Marcel Godechot</text:p>
          </table:table-cell>
          <table:table-cell office:value-type="string">
            <text:p>BP 4152</text:p>
          </table:table-cell>
          <table:table-cell office:value-type="string">
            <text:p>34092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Stade Philippidès</text:p>
          </table:table-cell>
          <table:table-cell table:number-columns-repeated="4"/>
          <table:table-cell office:value-type="float" office:value="1022">
            <text:p>1022</text:p>
          </table:table-cell>
          <table:table-cell table:number-columns-repeated="990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Parcs et jardins</text:p>
          </table:table-cell>
          <table:table-cell office:value-type="string">
            <text:p>Jardin archéologiqu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u faubourg de Nîm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89">
            <text:p>789</text:p>
          </table:table-cell>
          <table:table-cell table:number-columns-repeated="990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Jardins d'enfants</text:p>
          </table:table-cell>
          <table:table-cell office:value-type="string">
            <text:p>Jardin d’enfants Les Boutons d’Or (municipal)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211146</text:p>
          </table:table-cell>
          <table:table-cell office:value-type="string">
            <text:p>3.8876449</text:p>
          </table:table-cell>
          <table:table-cell office:value-type="string">
            <text:p>42</text:p>
          </table:table-cell>
          <table:table-cell/>
          <table:table-cell office:value-type="string">
            <text:p>Avenue</text:p>
          </table:table-cell>
          <table:table-cell office:value-type="string">
            <text:p>Saint-Laza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52160">
            <text:p>5952521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table:number-columns-repeated="990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Jardins d'enfants</text:p>
          </table:table-cell>
          <table:table-cell office:value-type="string">
            <text:p>Jardin d’enfants Les Lutins (associatif)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0 26 00</text:p>
          </table:table-cell>
          <table:table-cell table:number-columns-repeated="5"/>
          <table:table-cell office:value-type="string">
            <text:p>43.6102409</text:p>
          </table:table-cell>
          <table:table-cell office:value-type="string">
            <text:p>3.9159778</text:p>
          </table:table-cell>
          <table:table-cell office:value-type="string">
            <text:p>1025</text:p>
          </table:table-cell>
          <table:table-cell/>
          <table:table-cell office:value-type="string">
            <text:p>Rue</text:p>
          </table:table-cell>
          <table:table-cell office:value-type="string">
            <text:p>Henri Becquerel</text:p>
          </table:table-cell>
          <table:table-cell office:value-type="string">
            <text:p>Parc Club du Millénaire, bât 5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67188">
            <text:p>628967188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table:number-columns-repeated="990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Jardins d'enfants</text:p>
          </table:table-cell>
          <table:table-cell office:value-type="string">
            <text:p>Jardin d’éveil franco-anglais Le Petit Home (associatif)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4 18 18</text:p>
          </table:table-cell>
          <table:table-cell table:number-columns-repeated="5"/>
          <table:table-cell office:value-type="string">
            <text:p>43.6158375</text:p>
          </table:table-cell>
          <table:table-cell office:value-type="string">
            <text:p>3.8628357</text:p>
          </table:table-cell>
          <table:table-cell office:value-type="string">
            <text:p>55</text:p>
          </table:table-cell>
          <table:table-cell/>
          <table:table-cell office:value-type="string">
            <text:p>Avenue</text:p>
          </table:table-cell>
          <table:table-cell office:value-type="string">
            <text:p>d’Ass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91190">
            <text:p>598191190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table:number-columns-repeated="990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Parcs et jardins</text:p>
          </table:table-cell>
          <table:table-cell office:value-type="string">
            <text:p>Jardin de la Canourgu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Sainte-Croi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87">
            <text:p>787</text:p>
          </table:table-cell>
          <table:table-cell table:number-columns-repeated="990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Jardins partagés</text:p>
          </table:table-cell>
          <table:table-cell office:value-type="string">
            <text:p>Jardin de la Cavalerie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2 61 83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 la Cavaler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9">
            <text:p>949</text:p>
          </table:table-cell>
          <table:table-cell table:number-columns-repeated="990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Parcs et jardins</text:p>
          </table:table-cell>
          <table:table-cell office:value-type="string">
            <text:p>Jardin de la Pépinière</text:p>
          </table:table-cell>
          <table:table-cell office:value-type="string">
            <text:p>Prés d'Arènes</text:p>
          </table:table-cell>
          <table:table-cell table:number-columns-repeated="9"/>
          <table:table-cell office:value-type="string">
            <text:p>418</text:p>
          </table:table-cell>
          <table:table-cell/>
          <table:table-cell office:value-type="string">
            <text:p>Rue</text:p>
          </table:table-cell>
          <table:table-cell office:value-type="string">
            <text:p>de Centrayrargu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7">
            <text:p>867</text:p>
          </table:table-cell>
          <table:table-cell table:number-columns-repeated="990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Jardins partagés</text:p>
          </table:table-cell>
          <table:table-cell office:value-type="string">
            <text:p>Jardin de la résidence de la Pompignane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02 48 52</text:p>
          </table:table-cell>
          <table:table-cell table:number-columns-repeated="9"/>
          <table:table-cell office:value-type="string">
            <text:p>.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2">
            <text:p>952</text:p>
          </table:table-cell>
          <table:table-cell table:number-columns-repeated="990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Jardins d'enfants</text:p>
          </table:table-cell>
          <table:table-cell office:value-type="string">
            <text:p>Jardin d'enfants Sur les Ailes des Lutins (associatif)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31 58</text:p>
          </table:table-cell>
          <table:table-cell table:number-columns-repeated="5"/>
          <table:table-cell office:value-type="string">
            <text:p>43.6261298</text:p>
          </table:table-cell>
          <table:table-cell office:value-type="string">
            <text:p>3.8399974</text:p>
          </table:table-cell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 la Goélette</text:p>
          </table:table-cell>
          <table:table-cell office:value-type="string">
            <text:p>Mas de Neu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86701">
            <text:p>628986701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table:number-columns-repeated="990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Parcs et jardins</text:p>
          </table:table-cell>
          <table:table-cell office:value-type="string">
            <text:p>Jardin des Plantes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41</text:p>
          </table:table-cell>
          <table:table-cell office:value-type="string">
            <text:p>3.87191</text:p>
          </table:table-cell>
          <table:table-cell office:value-type="string">
            <text:p>1</text:p>
          </table:table-cell>
          <table:table-cell/>
          <table:table-cell office:value-type="string">
            <text:p>Boulevard</text:p>
          </table:table-cell>
          <table:table-cell office:value-type="string">
            <text:p>Henri IV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8105305">
            <text:p>8105305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table:number-columns-repeated="990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Parcs et jardins</text:p>
          </table:table-cell>
          <table:table-cell office:value-type="string">
            <text:p>Jardin du Champ de Mars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12</text:p>
          </table:table-cell>
          <table:table-cell office:value-type="string">
            <text:p>3.88224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du Champ de Ma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Comédie</text:p>
          </table:table-cell>
          <table:table-cell table:number-columns-repeated="2"/>
          <table:table-cell office:value-type="float" office:value="8599077">
            <text:p>8599077</text:p>
          </table:table-cell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 table:number-columns-repeated="990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Parcs et jardins</text:p>
          </table:table-cell>
          <table:table-cell office:value-type="string">
            <text:p>Jardin Hôtel de Sully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Descente</text:p>
          </table:table-cell>
          <table:table-cell office:value-type="string">
            <text:p>en Barr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0">
            <text:p>790</text:p>
          </table:table-cell>
          <table:table-cell table:number-columns-repeated="990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ontaines</text:p>
          </table:table-cell>
          <table:table-cell office:value-type="string">
            <text:p>Jet d'eau du Lez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Pir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4">
            <text:p>664</text:p>
          </table:table-cell>
          <table:table-cell table:number-columns-repeated="99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Lieux de rencontre parents / enfants</text:p>
          </table:table-cell>
          <table:table-cell office:value-type="string">
            <text:p>Jouons en ludothèqu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9 00 81</text:p>
          </table:table-cell>
          <table:table-cell table:number-columns-repeated="5"/>
          <table:table-cell office:value-type="string">
            <text:p>43.5991741</text:p>
          </table:table-cell>
          <table:table-cell office:value-type="string">
            <text:p>3.8435087</text:p>
          </table:table-cell>
          <table:table-cell office:value-type="string">
            <text:p>74</text:p>
          </table:table-cell>
          <table:table-cell/>
          <table:table-cell office:value-type="string">
            <text:p>Rue</text:p>
          </table:table-cell>
          <table:table-cell office:value-type="string">
            <text:p>Danton</text:p>
          </table:table-cell>
          <table:table-cell office:value-type="string">
            <text:p>Cité Paul Valéry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94478">
            <text:p>62899447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99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Salles de spectacle et concert</text:p>
          </table:table-cell>
          <table:table-cell office:value-type="string">
            <text:p>Kawa Théâtre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8 15 45</text:p>
          </table:table-cell>
          <table:table-cell table:number-columns-repeated="2"/>
          <table:table-cell office:value-type="string">
            <text:p>www.kawatheatre.com</text:p>
          </table:table-cell>
          <table:table-cell table:number-columns-repeated="2"/>
          <table:table-cell office:value-type="string">
            <text:p>43.6027</text:p>
          </table:table-cell>
          <table:table-cell office:value-type="string">
            <text:p>3.86829</text:p>
          </table:table-cell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Fou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05439820">
            <text:p>305439820</text:p>
          </table:table-cell>
          <table:table-cell office:value-type="float" office:value="1">
            <text:p>1</text:p>
          </table:table-cell>
          <table:table-cell office:value-type="float" office:value="915">
            <text:p>915</text:p>
          </table:table-cell>
          <table:table-cell table:number-columns-repeated="990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alles de spectacle et concert</text:p>
          </table:table-cell>
          <table:table-cell office:value-type="string">
            <text:p>Kawa théâtr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58 15 45</text:p>
          </table:table-cell>
          <table:table-cell/>
          <table:table-cell office:value-type="string">
            <text:p>contact@kawatheatre.com</text:p>
          </table:table-cell>
          <table:table-cell office:value-type="string">
            <text:p>www.kawatheatre.com/</text:p>
          </table:table-cell>
          <table:table-cell table:number-columns-repeated="2"/>
          <table:table-cell office:value-type="string">
            <text:p>43.6027</text:p>
          </table:table-cell>
          <table:table-cell office:value-type="string">
            <text:p>3.86829</text:p>
          </table:table-cell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Fou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 ligne 2 Arrêt Nouveau Saint-Roch (remonter le boulevard Berthelot)</text:p>
          </table:table-cell>
          <table:table-cell office:value-type="string">
            <text:p>Bus 6 ou 7 Arrêt Berthelot</text:p>
          </table:table-cell>
          <table:table-cell/>
          <table:table-cell office:value-type="float" office:value="305439820">
            <text:p>305439820</text:p>
          </table:table-cell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 table:number-columns-repeated="990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Autres lieux</text:p>
          </table:table-cell>
          <table:table-cell office:value-type="string">
            <text:p>Kiosque Bosc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table:number-columns-repeated="10"/>
          <table:table-cell office:value-type="string">
            <text:p>Esplanade</text:p>
          </table:table-cell>
          <table:table-cell office:value-type="string">
            <text:p>Charles de 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0">
            <text:p>1220</text:p>
          </table:table-cell>
          <table:table-cell table:number-columns-repeated="99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Lieux de rencontre parents / enfants</text:p>
          </table:table-cell>
          <table:table-cell office:value-type="string">
            <text:p>L’école des Parents et des Educateurs</text:p>
          </table:table-cell>
          <table:table-cell office:value-type="string">
            <text:p>Mosson</text:p>
          </table:table-cell>
          <table:table-cell/>
          <table:table-cell office:value-type="string">
            <text:p>04 67 03 43 58</text:p>
          </table:table-cell>
          <table:table-cell table:number-columns-repeated="5"/>
          <table:table-cell office:value-type="string">
            <text:p>43.624349</text:p>
          </table:table-cell>
          <table:table-cell office:value-type="string">
            <text:p>3.8178448</text:p>
          </table:table-cell>
          <table:table-cell office:value-type="string">
            <text:p>41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8670">
            <text:p>617638670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table:number-columns-repeated="990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Crèches parentales et associatives</text:p>
          </table:table-cell>
          <table:table-cell office:value-type="string">
            <text:p>La Belle Journé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69 94 93</text:p>
          </table:table-cell>
          <table:table-cell table:number-columns-repeated="5"/>
          <table:table-cell office:value-type="string">
            <text:p>43.5938386</text:p>
          </table:table-cell>
          <table:table-cell office:value-type="string">
            <text:p>3.8407291</text:p>
          </table:table-cell>
          <table:table-cell office:value-type="string">
            <text:p>124</text:p>
          </table:table-cell>
          <table:table-cell/>
          <table:table-cell office:value-type="string">
            <text:p>Place</text:p>
          </table:table-cell>
          <table:table-cell office:value-type="string">
            <text:p>de Chine</text:p>
          </table:table-cell>
          <table:table-cell office:value-type="string">
            <text:p>236 Rue de Cheng Du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90204">
            <text:p>62189020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990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Résidences-foyers</text:p>
          </table:table-cell>
          <table:table-cell office:value-type="string">
            <text:p>La Carrièra</text:p>
          </table:table-cell>
          <table:table-cell office:value-type="string">
            <text:p>Mosson</text:p>
          </table:table-cell>
          <table:table-cell/>
          <table:table-cell office:value-type="string">
            <text:p>04 67 75 25 70</text:p>
          </table:table-cell>
          <table:table-cell table:number-columns-repeated="4"/>
          <table:table-cell office:value-type="string">
            <text:p>70018100</text:p>
          </table:table-cell>
          <table:table-cell office:value-type="string">
            <text:p>43.6412560245</text:p>
          </table:table-cell>
          <table:table-cell office:value-type="string">
            <text:p>3.81771342051</text:p>
          </table:table-cell>
          <table:table-cell office:value-type="string">
            <text:p>50</text:p>
          </table:table-cell>
          <table:table-cell/>
          <table:table-cell office:value-type="string">
            <text:p>Rue</text:p>
          </table:table-cell>
          <table:table-cell office:value-type="string">
            <text:p>Louis Perg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 table:number-columns-repeated="3"/>
          <table:table-cell office:value-type="float" office:value="421">
            <text:p>421</text:p>
          </table:table-cell>
          <table:table-cell table:number-columns-repeated="990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Salles de spectacle et concert</text:p>
          </table:table-cell>
          <table:table-cell office:value-type="string">
            <text:p>La Chapelle Gely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42 08 95</text:p>
          </table:table-cell>
          <table:table-cell office:value-type="string">
            <text:p>04 67 64 07 54</text:p>
          </table:table-cell>
          <table:table-cell office:value-type="string">
            <text:p>music-events@cegetel.net</text:p>
          </table:table-cell>
          <table:table-cell office:value-type="string">
            <text:p>www.lachapelle-gely.com</text:p>
          </table:table-cell>
          <table:table-cell table:number-columns-repeated="4"/>
          <table:table-cell office:value-type="string">
            <text:p>170</text:p>
          </table:table-cell>
          <table:table-cell/>
          <table:table-cell office:value-type="string">
            <text:p>Rue</text:p>
          </table:table-cell>
          <table:table-cell office:value-type="string">
            <text:p>Joachim-du-Bellay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7">
            <text:p>957</text:p>
          </table:table-cell>
          <table:table-cell table:number-columns-repeated="990"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Postes de Police municipale</text:p>
          </table:table-cell>
          <table:table-cell office:value-type="string">
            <text:p>La fourrière municipale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06 10 55</text:p>
          </table:table-cell>
          <table:table-cell office:value-type="string">
            <text:p>04 67 06 10 54</text:p>
          </table:table-cell>
          <table:table-cell office:value-type="string">
            <text:p>servicefourrieremontpellier@wanadoo.fr</text:p>
          </table:table-cell>
          <table:table-cell table:number-columns-repeated="5"/>
          <table:table-cell office:value-type="string">
            <text:p>690</text:p>
          </table:table-cell>
          <table:table-cell/>
          <table:table-cell office:value-type="string">
            <text:p>Boulevard</text:p>
          </table:table-cell>
          <table:table-cell office:value-type="string">
            <text:p>Jacques Fabre de Morlh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5">
            <text:p>1115</text:p>
          </table:table-cell>
          <table:table-cell table:number-columns-repeated="990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Salles d'expo</text:p>
          </table:table-cell>
          <table:table-cell office:value-type="string">
            <text:p>La Panacé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34 88 80 (administration)</text:p>
          </table:table-cell>
          <table:table-cell office:value-type="string">
            <text:p>04 67 34 88 90</text:p>
          </table:table-cell>
          <table:table-cell table:number-columns-repeated="3"/>
          <table:table-cell office:value-type="string">
            <text:p>475</text:p>
          </table:table-cell>
          <table:table-cell office:value-type="string">
            <text:p>43.6126058828</text:p>
          </table:table-cell>
          <table:table-cell office:value-type="string">
            <text:p>3.87805650766</text:p>
          </table:table-cell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 l’école de pharmac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office:value-type="string">
            <text:p>AUX_NORMES</text:p>
          </table:table-cell>
          <table:table-cell table:number-columns-repeated="4"/>
          <table:table-cell office:value-type="string">
            <text:p>ligne 1, station Louis-Blanc</text:p>
          </table:table-cell>
          <table:table-cell table:number-columns-repeated="4"/>
          <table:table-cell office:value-type="float" office:value="964">
            <text:p>964</text:p>
          </table:table-cell>
          <table:table-cell table:number-columns-repeated="990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Crèches municipales</text:p>
          </table:table-cell>
          <table:table-cell office:value-type="string">
            <text:p>La Petite Sirèn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0 48 00</text:p>
          </table:table-cell>
          <table:table-cell table:number-columns-repeated="7"/>
          <table:table-cell office:value-type="string">
            <text:p>115</text:p>
          </table:table-cell>
          <table:table-cell/>
          <table:table-cell office:value-type="string">
            <text:p>Avenue</text:p>
          </table:table-cell>
          <table:table-cell office:value-type="string">
            <text:p>de Fè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9">
            <text:p>1189</text:p>
          </table:table-cell>
          <table:table-cell table:number-columns-repeated="990"/>
        </table:table-row>
        <table:table-row table:style-name="ro2">
          <table:table-cell office:value-type="float" office:value="1260">
            <text:p>1260</text:p>
          </table:table-cell>
          <table:table-cell office:value-type="string">
            <text:p>Parcs et jardins</text:p>
          </table:table-cell>
          <table:table-cell office:value-type="string">
            <text:p>La Serre Amazonienn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4 45 23</text:p>
          </table:table-cell>
          <table:table-cell table:number-columns-repeated="2"/>
          <table:table-cell office:value-type="string">
            <text:p>www.zoo.montpellier.fr/</text:p>
          </table:table-cell>
          <table:table-cell/>
          <table:table-cell office:value-type="string">
            <text:p>477</text:p>
          </table:table-cell>
          <table:table-cell office:value-type="string">
            <text:p>43.6426998691</text:p>
          </table:table-cell>
          <table:table-cell office:value-type="string">
            <text:p>3.87696267556</text:p>
          </table:table-cell>
          <table:table-cell office:value-type="string">
            <text:p>50</text:p>
          </table:table-cell>
          <table:table-cell/>
          <table:table-cell office:value-type="string">
            <text:p>Avenue</text:p>
          </table:table-cell>
          <table:table-cell office:value-type="string">
            <text:p>d'Agropoli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n°9 " la navette ", direction Agropolis, arrêt " zoo ".</text:p>
            <text:p/>
          </table:table-cell>
          <table:table-cell table:number-columns-repeated="3"/>
          <table:table-cell office:value-type="float" office:value="1116">
            <text:p>1116</text:p>
          </table:table-cell>
          <table:table-cell table:number-columns-repeated="990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Salles de spectacle et concert</text:p>
          </table:table-cell>
          <table:table-cell office:value-type="string">
            <text:p>La Vista - Théâtre de la Méditerranée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8 90 90</text:p>
          </table:table-cell>
          <table:table-cell office:value-type="string">
            <text:p>04 67 58 91 58</text:p>
          </table:table-cell>
          <table:table-cell/>
          <table:table-cell office:value-type="string">
            <text:p>theatrelavista.free.fr</text:p>
          </table:table-cell>
          <table:table-cell table:number-columns-repeated="4"/>
          <table:table-cell office:value-type="string">
            <text:p>42</text:p>
          </table:table-cell>
          <table:table-cell/>
          <table:table-cell office:value-type="string">
            <text:p>Rue</text:p>
          </table:table-cell>
          <table:table-cell office:value-type="string">
            <text:p>Adam de Crap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n° 11, arrêt Craponne</text:p>
          </table:table-cell>
          <table:table-cell table:number-columns-repeated="3"/>
          <table:table-cell office:value-type="float" office:value="671">
            <text:p>671</text:p>
          </table:table-cell>
          <table:table-cell table:number-columns-repeated="990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Parcs et jardins</text:p>
          </table:table-cell>
          <table:table-cell office:value-type="string">
            <text:p>Lac des Garrigues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2">
            <text:p>832</text:p>
          </table:table-cell>
          <table:table-cell table:number-columns-repeated="99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Lieux de rencontre parents / enfants</text:p>
          </table:table-cell>
          <table:table-cell office:value-type="string">
            <text:p>L'aile et la Plume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table:number-columns-repeated="5"/>
          <table:table-cell office:value-type="string">
            <text:p>00089800</text:p>
          </table:table-cell>
          <table:table-cell office:value-type="string">
            <text:p>43.5811</text:p>
          </table:table-cell>
          <table:table-cell office:value-type="string">
            <text:p>3.87686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Tibériade</text:p>
          </table:table-cell>
          <table:table-cell office:value-type="string">
            <text:p>Maison de quartier Jean-Pierre-Caillens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728569">
            <text:p>617728569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table:number-columns-repeated="990"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Lieux d'accès multimédia</text:p>
          </table:table-cell>
          <table:table-cell office:value-type="string">
            <text:p>LAM Hauts de Massane - Association UNIS'ONS</text:p>
          </table:table-cell>
          <table:table-cell office:value-type="string">
            <text:p>Mosson</text:p>
          </table:table-cell>
          <table:table-cell/>
          <table:table-cell office:value-type="string">
            <text:p>04 67 10 06 79</text:p>
          </table:table-cell>
          <table:table-cell office:value-type="string">
            <text:p>04 67 40 50 62</text:p>
          </table:table-cell>
          <table:table-cell office:value-type="string">
            <text:p>uni-sons@wanadoo.fr</text:p>
          </table:table-cell>
          <table:table-cell office:value-type="string">
            <text:p>lam34.org/wakka.php?wiki=LamUnisons</text:p>
          </table:table-cell>
          <table:table-cell table:number-columns-repeated="4"/>
          <table:table-cell office:value-type="string">
            <text:p>475</text:p>
          </table:table-cell>
          <table:table-cell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3">
            <text:p>1183</text:p>
          </table:table-cell>
          <table:table-cell table:number-columns-repeated="990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Lieux d'accès multimédia</text:p>
          </table:table-cell>
          <table:table-cell office:value-type="string">
            <text:p>LAM La Paillade - Association CASSIOPEE</text:p>
          </table:table-cell>
          <table:table-cell office:value-type="string">
            <text:p>Mosson</text:p>
          </table:table-cell>
          <table:table-cell/>
          <table:table-cell office:value-type="string">
            <text:p>04 67 72 82 82</text:p>
          </table:table-cell>
          <table:table-cell office:value-type="string">
            <text:p>04 67 03 09 33</text:p>
          </table:table-cell>
          <table:table-cell office:value-type="string">
            <text:p>lam.paillade@wanadoo.fr</text:p>
          </table:table-cell>
          <table:table-cell office:value-type="string">
            <text:p>cassiopee-association.blogspot.com</text:p>
          </table:table-cell>
          <table:table-cell table:number-columns-repeated="4"/>
          <table:table-cell office:value-type="string">
            <text:p>41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 office:value-type="string">
            <text:p>Centre social CAF (1er étage)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8">
            <text:p>938</text:p>
          </table:table-cell>
          <table:table-cell table:number-columns-repeated="990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Lieux d'accès multimédia</text:p>
          </table:table-cell>
          <table:table-cell office:value-type="string">
            <text:p>LAM La Paillade - Association GFEN</text:p>
          </table:table-cell>
          <table:table-cell office:value-type="string">
            <text:p>Mosson</text:p>
          </table:table-cell>
          <table:table-cell/>
          <table:table-cell table:number-columns-repeated="2" office:value-type="string">
            <text:p>04 67 79 09 47</text:p>
          </table:table-cell>
          <table:table-cell office:value-type="string">
            <text:p>gfen.34@wanadoo.fr</text:p>
          </table:table-cell>
          <table:table-cell office:value-type="string">
            <text:p>lam34.org/wakka.php?wiki=LamGfen</text:p>
          </table:table-cell>
          <table:table-cell table:number-columns-repeated="4"/>
          <table:table-cell office:value-type="string">
            <text:p>314-320</text:p>
          </table:table-cell>
          <table:table-cell table:number-columns-repeated="2"/>
          <table:table-cell office:value-type="string">
            <text:p>Grand Mai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4">
            <text:p>1184</text:p>
          </table:table-cell>
          <table:table-cell table:number-columns-repeated="990"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Lieux d'accès multimédia</text:p>
          </table:table-cell>
          <table:table-cell office:value-type="string">
            <text:p>LAM Montpellier Alco - Association AET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80 77</text:p>
          </table:table-cell>
          <table:table-cell office:value-type="string">
            <text:p>04 67 10 87 93</text:p>
          </table:table-cell>
          <table:table-cell office:value-type="string">
            <text:p>aete.psd@wanadoo.fr</text:p>
          </table:table-cell>
          <table:table-cell office:value-type="string">
            <text:p>lam34.org/wakka.php?wiki=LamAete</text:p>
          </table:table-cell>
          <table:table-cell table:number-columns-repeated="4"/>
          <table:table-cell office:value-type="string">
            <text:p>710</text:p>
          </table:table-cell>
          <table:table-cell/>
          <table:table-cell office:value-type="string">
            <text:p>Rue</text:p>
          </table:table-cell>
          <table:table-cell office:value-type="string">
            <text:p>d'Alco</text:p>
          </table:table-cell>
          <table:table-cell office:value-type="string">
            <text:p>Les bureaux de passy I - Bat A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2">
            <text:p>1182</text:p>
          </table:table-cell>
          <table:table-cell table:number-columns-repeated="990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Lieux d'accès multimédia</text:p>
          </table:table-cell>
          <table:table-cell office:value-type="string">
            <text:p>LAM Montpellier Alco - Association NOUA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02 17</text:p>
          </table:table-cell>
          <table:table-cell office:value-type="string">
            <text:p>04 67 03 45 07</text:p>
          </table:table-cell>
          <table:table-cell office:value-type="string">
            <text:p>contact@nouas.org</text:p>
          </table:table-cell>
          <table:table-cell office:value-type="string">
            <text:p>www.nouas.org</text:p>
          </table:table-cell>
          <table:table-cell table:number-columns-repeated="4"/>
          <table:table-cell office:value-type="string">
            <text:p>720</text:p>
          </table:table-cell>
          <table:table-cell/>
          <table:table-cell office:value-type="string">
            <text:p>Rue</text:p>
          </table:table-cell>
          <table:table-cell office:value-type="string">
            <text:p>d’Alco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7">
            <text:p>937</text:p>
          </table:table-cell>
          <table:table-cell table:number-columns-repeated="990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Lieux d'accès multimédia</text:p>
          </table:table-cell>
          <table:table-cell office:value-type="string">
            <text:p>LAM Montpellier cen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95 95</text:p>
          </table:table-cell>
          <table:table-cell office:value-type="string">
            <text:p>04 67 79 08 98</text:p>
          </table:table-cell>
          <table:table-cell office:value-type="string">
            <text:p>lieu.ressources.mcv@free.fr</text:p>
          </table:table-cell>
          <table:table-cell office:value-type="string">
            <text:p>lam34.org/wakka.php?wiki=LamLieuRessourcesCentre</text:p>
          </table:table-cell>
          <table:table-cell table:number-columns-repeated="4"/>
          <table:table-cell office:value-type="string">
            <text:p>38</text:p>
          </table:table-cell>
          <table:table-cell/>
          <table:table-cell office:value-type="string">
            <text:p>Rue</text:p>
          </table:table-cell>
          <table:table-cell office:value-type="string">
            <text:p>Proudho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9">
            <text:p>939</text:p>
          </table:table-cell>
          <table:table-cell table:number-columns-repeated="990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Lieux d'accès multimédia</text:p>
          </table:table-cell>
          <table:table-cell office:value-type="string">
            <text:p>LAM Montpellier-Cévennes - Association ACL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86 44</text:p>
          </table:table-cell>
          <table:table-cell/>
          <table:table-cell office:value-type="string">
            <text:p>assoacle@wanadoo.fr</text:p>
          </table:table-cell>
          <table:table-cell office:value-type="string">
            <text:p>lam34.org/wakka.php?wiki=LamAcle</text:p>
          </table:table-cell>
          <table:table-cell table:number-columns-repeated="4"/>
          <table:table-cell office:value-type="string">
            <text:p>921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 office:value-type="string">
            <text:p>Maison de quartier Jean-Pierre Chabrol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0">
            <text:p>940</text:p>
          </table:table-cell>
          <table:table-cell table:number-columns-repeated="990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Lieux d'accès multimédia</text:p>
          </table:table-cell>
          <table:table-cell office:value-type="string">
            <text:p>LAM Montpellier-Draparnaud - Lieu Ressources Montpellier nord-oues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43 33</text:p>
          </table:table-cell>
          <table:table-cell office:value-type="string">
            <text:p>04 67 92 11 37</text:p>
          </table:table-cell>
          <table:table-cell office:value-type="string">
            <text:p>lieu-ressources-no@wanadoo.fr</text:p>
          </table:table-cell>
          <table:table-cell office:value-type="string">
            <text:p>lam34.org/wakka.php?wiki=LamLieuRessources</text:p>
          </table:table-cell>
          <table:table-cell table:number-columns-repeated="4"/>
          <table:table-cell office:value-type="string">
            <text:p>15</text:p>
          </table:table-cell>
          <table:table-cell/>
          <table:table-cell office:value-type="string">
            <text:p>Rue</text:p>
          </table:table-cell>
          <table:table-cell office:value-type="string">
            <text:p>Jacques Draparn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1">
            <text:p>941</text:p>
          </table:table-cell>
          <table:table-cell table:number-columns-repeated="990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Lieux d'accès multimédia</text:p>
          </table:table-cell>
          <table:table-cell office:value-type="string">
            <text:p>LAM Montpellier-Les Beaux Arts - Association E3JD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4 31 98</text:p>
          </table:table-cell>
          <table:table-cell office:value-type="string">
            <text:p>04 67 54 37 75</text:p>
          </table:table-cell>
          <table:table-cell office:value-type="string">
            <text:p>e3jd@wanadoo.fr</text:p>
          </table:table-cell>
          <table:table-cell office:value-type="string">
            <text:p>www.e3jd.fr</text:p>
          </table:table-cell>
          <table:table-cell table:number-columns-repeated="4"/>
          <table:table-cell office:value-type="string">
            <text:p>6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 office:value-type="string">
            <text:p>Association E3JD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2">
            <text:p>942</text:p>
          </table:table-cell>
          <table:table-cell table:number-columns-repeated="990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Lieux d'accès multimédia</text:p>
          </table:table-cell>
          <table:table-cell office:value-type="string">
            <text:p>LAM Montpellier-Rondelet - IFAD Institu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13 30 50</text:p>
          </table:table-cell>
          <table:table-cell office:value-type="string">
            <text:p>04 99 13 30 60</text:p>
          </table:table-cell>
          <table:table-cell office:value-type="string">
            <text:p>ifadmtp@wanadoo.fr</text:p>
          </table:table-cell>
          <table:table-cell office:value-type="string">
            <text:p>ifadinst.free.fr</text:p>
          </table:table-cell>
          <table:table-cell table:number-columns-repeated="4"/>
          <table:table-cell office:value-type="string">
            <text:p>18</text:p>
          </table:table-cell>
          <table:table-cell/>
          <table:table-cell office:value-type="string">
            <text:p>Avenue</text:p>
          </table:table-cell>
          <table:table-cell office:value-type="string">
            <text:p>de Maurin</text:p>
          </table:table-cell>
          <table:table-cell office:value-type="string">
            <text:p>IFAD Montpellier-Rondele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3">
            <text:p>943</text:p>
          </table:table-cell>
          <table:table-cell table:number-columns-repeated="990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Salles de spectacle et concert</text:p>
          </table:table-cell>
          <table:table-cell office:value-type="string">
            <text:p>L'Antirou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51 68</text:p>
          </table:table-cell>
          <table:table-cell table:number-columns-repeated="2"/>
          <table:table-cell office:value-type="string">
            <text:p>www.anti-rouille.org</text:p>
          </table:table-cell>
          <table:table-cell table:number-columns-repeated="4"/>
          <table:table-cell office:value-type="string">
            <text:p>12</text:p>
          </table:table-cell>
          <table:table-cell/>
          <table:table-cell office:value-type="string">
            <text:p>Rue</text:p>
          </table:table-cell>
          <table:table-cell office:value-type="string">
            <text:p>Anatole Franc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02">
            <text:p>1102</text:p>
          </table:table-cell>
          <table:table-cell table:number-columns-repeated="990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Autres lieux</text:p>
          </table:table-cell>
          <table:table-cell office:value-type="string">
            <text:p>Le Baloard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36 68</text:p>
          </table:table-cell>
          <table:table-cell office:value-type="string">
            <text:p>04 67 79 65 53</text:p>
          </table:table-cell>
          <table:table-cell office:value-type="string">
            <text:p>com@baloard.com</text:p>
          </table:table-cell>
          <table:table-cell office:value-type="string">
            <text:p>www.baloard.com/</text:p>
          </table:table-cell>
          <table:table-cell table:number-columns-repeated="2"/>
          <table:table-cell office:value-type="string">
            <text:p>43.6147</text:p>
          </table:table-cell>
          <table:table-cell office:value-type="string">
            <text:p>3.87992</text:p>
          </table:table-cell>
          <table:table-cell office:value-type="string">
            <text:p>21</text:p>
          </table:table-cell>
          <table:table-cell/>
          <table:table-cell office:value-type="string">
            <text:p>Boulevard</text:p>
          </table:table-cell>
          <table:table-cell office:value-type="string">
            <text:p>Louis Blan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 : Louis Blanc (L1) ou Corum (L1 et L2) ///</text:p>
          </table:table-cell>
          <table:table-cell table:number-columns-repeated="2"/>
          <table:table-cell office:value-type="float" office:value="621195698">
            <text:p>621195698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table:number-columns-repeated="990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Lieux de rencontre parents / enfants</text:p>
          </table:table-cell>
          <table:table-cell office:value-type="string">
            <text:p>Le Baobab - avenue de Barcelone</text:p>
          </table:table-cell>
          <table:table-cell office:value-type="string">
            <text:p>Mosson</text:p>
          </table:table-cell>
          <table:table-cell/>
          <table:table-cell office:value-type="string">
            <text:p>04 67 75 36 93</text:p>
          </table:table-cell>
          <table:table-cell table:number-columns-repeated="5"/>
          <table:table-cell office:value-type="string">
            <text:p>43.624283</text:p>
          </table:table-cell>
          <table:table-cell office:value-type="string">
            <text:p>3.8178394</text:p>
          </table:table-cell>
          <table:table-cell office:value-type="string">
            <text:p>410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8790">
            <text:p>617638790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number-columns-repeated="990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Lieux de rencontre parents / enfants</text:p>
          </table:table-cell>
          <table:table-cell office:value-type="string">
            <text:p>Le Baobab - Avenue de Saint Mau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26 03</text:p>
          </table:table-cell>
          <table:table-cell table:number-columns-repeated="5"/>
          <table:table-cell office:value-type="string">
            <text:p>43.6159641</text:p>
          </table:table-cell>
          <table:table-cell office:value-type="string">
            <text:p>3.8901515</text:p>
          </table:table-cell>
          <table:table-cell office:value-type="string">
            <text:p>594</text:p>
          </table:table-cell>
          <table:table-cell/>
          <table:table-cell office:value-type="string">
            <text:p>Avenue</text:p>
          </table:table-cell>
          <table:table-cell office:value-type="string">
            <text:p>de Saint-Ma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113364">
            <text:p>608113364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number-columns-repeated="99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Lieux de rencontre parents / enfants</text:p>
          </table:table-cell>
          <table:table-cell office:value-type="string">
            <text:p>Le Baobab - place du Nombre d'O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86 15</text:p>
          </table:table-cell>
          <table:table-cell table:number-columns-repeated="5"/>
          <table:table-cell office:value-type="string">
            <text:p>43.6087716</text:p>
          </table:table-cell>
          <table:table-cell office:value-type="string">
            <text:p>3.8876144</text:p>
          </table:table-cell>
          <table:table-cell office:value-type="string">
            <text:p>10-12</text:p>
          </table:table-cell>
          <table:table-cell/>
          <table:table-cell office:value-type="string">
            <text:p>Place</text:p>
          </table:table-cell>
          <table:table-cell office:value-type="string">
            <text:p>du Nombre d’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020994">
            <text:p>629020994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number-columns-repeated="99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Lieux de rencontre parents / enfants</text:p>
          </table:table-cell>
          <table:table-cell office:value-type="string">
            <text:p>Le Baobab - rue Bruey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26 03</text:p>
          </table:table-cell>
          <table:table-cell table:number-columns-repeated="5"/>
          <table:table-cell office:value-type="string">
            <text:p>43.6056472</text:p>
          </table:table-cell>
          <table:table-cell office:value-type="string">
            <text:p>3.8734883</text:p>
          </table:table-cell>
          <table:table-cell office:value-type="string">
            <text:p>1 bis</text:p>
          </table:table-cell>
          <table:table-cell/>
          <table:table-cell office:value-type="string">
            <text:p>Rue</text:p>
          </table:table-cell>
          <table:table-cell office:value-type="string">
            <text:p>Bruey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025208">
            <text:p>62902520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990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Lieux de rencontre parents / enfants</text:p>
          </table:table-cell>
          <table:table-cell office:value-type="string">
            <text:p>Le Baobab - rue Louis Arago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43 92</text:p>
          </table:table-cell>
          <table:table-cell table:number-columns-repeated="5"/>
          <table:table-cell office:value-type="string">
            <text:p>43.5929262</text:p>
          </table:table-cell>
          <table:table-cell office:value-type="string">
            <text:p>3.8647646</text:p>
          </table:table-cell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 office:value-type="string">
            <text:p>HLM Croix d’Argent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023578">
            <text:p>62902357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99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Lieux de rencontre parents / enfants</text:p>
          </table:table-cell>
          <table:table-cell office:value-type="string">
            <text:p>Le Baobab La Ruche - rue des Abeil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9 26 03</text:p>
          </table:table-cell>
          <table:table-cell table:number-columns-repeated="5"/>
          <table:table-cell office:value-type="string">
            <text:p>43.6194177</text:p>
          </table:table-cell>
          <table:table-cell office:value-type="string">
            <text:p>3.8745441</text:p>
          </table:table-cell>
          <table:table-cell office:value-type="string">
            <text:p>11</text:p>
          </table:table-cell>
          <table:table-cell/>
          <table:table-cell office:value-type="string">
            <text:p>Rue</text:p>
          </table:table-cell>
          <table:table-cell office:value-type="string">
            <text:p>des Abeill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010515">
            <text:p>629010515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number-columns-repeated="990"/>
        </table:table-row>
        <table:table-row table:style-name="ro4">
          <table:table-cell office:value-type="float" office:value="556">
            <text:p>556</text:p>
          </table:table-cell>
          <table:table-cell office:value-type="string">
            <text:p>Salles d'expo</text:p>
          </table:table-cell>
          <table:table-cell office:value-type="string">
            <text:p>Le Carré Sainte-An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88 80 (admin.) - 04 67 60 82 11 (accueil)</text:p>
          </table:table-cell>
          <table:table-cell office:value-type="string">
            <text:p>04 67 34 88 90</text:p>
          </table:table-cell>
          <table:table-cell office:value-type="string">
            <text:p>madeline.faure@ville-montpellier.fr</text:p>
          </table:table-cell>
          <table:table-cell table:number-columns-repeated="2"/>
          <table:table-cell office:value-type="string">
            <text:p>1763</text:p>
          </table:table-cell>
          <table:table-cell office:value-type="string">
            <text:p>43.6101066603</text:p>
          </table:table-cell>
          <table:table-cell office:value-type="string">
            <text:p>3.87452928383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Philippy</text:p>
          </table:table-cell>
          <table:table-cell office:value-type="string">
            <text:p>(Eglise)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office:value-type="string">
            <text:p>AUX_NORMES</text:p>
          </table:table-cell>
          <table:table-cell table:number-columns-repeated="3"/>
          <table:table-cell office:value-type="string">
            <text:p>Centre historique piéton. Eglise désacralisée située sur la place du Petit-Scel. Deux accès visiteurs rue Philippy et rue Sainte Anne.</text:p>
            <text:p/>
            <text:p>Parking sous-sol le plus proche : parking de la préfecture</text:p>
            <text:p>Parking plein air le plus proche : parking des arceaux</text:p>
          </table:table-cell>
          <table:table-cell office:value-type="string">
            <text:p>Ligne 1 arrêt Albert 1er ou Comédie</text:p>
          </table:table-cell>
          <table:table-cell office:value-type="string">
            <text:p>Bus n° 6, 7 et 16 arrêt Peyrou. Arrêt tramway : Arrêt Albert 1er ou Comédie.</text:p>
          </table:table-cell>
          <table:table-cell/>
          <table:table-cell office:value-type="float" office:value="598186607">
            <text:p>59818660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number-columns-repeated="990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Adresses utiles</text:p>
          </table:table-cell>
          <table:table-cell office:value-type="string">
            <text:p>Le club de la press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65 39 09</text:p>
          </table:table-cell>
          <table:table-cell office:value-type="string">
            <text:p>04 67 64 59 40</text:p>
          </table:table-cell>
          <table:table-cell office:value-type="string">
            <text:p>contact@clubpresse.org</text:p>
          </table:table-cell>
          <table:table-cell office:value-type="string">
            <text:p>www.clubpresse.org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du Nombr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80">
            <text:p>980</text:p>
          </table:table-cell>
          <table:table-cell table:number-columns-repeated="99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Palais des congrès</text:p>
          </table:table-cell>
          <table:table-cell office:value-type="string">
            <text:p>Le Corum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61 67 61</text:p>
          </table:table-cell>
          <table:table-cell office:value-type="string">
            <text:p>04 67 61 67 00</text:p>
          </table:table-cell>
          <table:table-cell/>
          <table:table-cell office:value-type="string">
            <text:p>www.enjoy-montpellier.com</text:p>
          </table:table-cell>
          <table:table-cell table:number-columns-repeated="2"/>
          <table:table-cell office:value-type="string">
            <text:p>43.6131</text:p>
          </table:table-cell>
          <table:table-cell office:value-type="string">
            <text:p>3.88206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Charles-de-Gaulle</text:p>
          </table:table-cell>
          <table:table-cell office:value-type="string">
            <text:p>BP 2200</text:p>
          </table:table-cell>
          <table:table-cell office:value-type="string">
            <text:p>34027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Corum</text:p>
          </table:table-cell>
          <table:table-cell table:number-columns-repeated="2"/>
          <table:table-cell office:value-type="float" office:value="598179767">
            <text:p>598179767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table:number-columns-repeated="99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Salles de spectacle et concert</text:p>
          </table:table-cell>
          <table:table-cell office:value-type="string">
            <text:p>Le Jam</text:p>
          </table:table-cell>
          <table:table-cell table:number-columns-repeated="2" office:value-type="string">
            <text:p>Prés d'Arènes</text:p>
          </table:table-cell>
          <table:table-cell office:value-type="string">
            <text:p>04 67 58 30 30</text:p>
          </table:table-cell>
          <table:table-cell office:value-type="string">
            <text:p>04 67 58 48 88</text:p>
          </table:table-cell>
          <table:table-cell/>
          <table:table-cell office:value-type="string">
            <text:p>www.lejam.com</text:p>
          </table:table-cell>
          <table:table-cell table:number-columns-repeated="4"/>
          <table:table-cell office:value-type="string">
            <text:p>100</text:p>
          </table:table-cell>
          <table:table-cell/>
          <table:table-cell office:value-type="string">
            <text:p>Rue</text:p>
          </table:table-cell>
          <table:table-cell office:value-type="string">
            <text:p>Ferdinand-de-Lessep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17">
            <text:p>917</text:p>
          </table:table-cell>
          <table:table-cell table:number-columns-repeated="990"/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Cinémas</text:p>
          </table:table-cell>
          <table:table-cell office:value-type="string">
            <text:p>Le monoquini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table:number-columns-repeated="2" office:value-type="string">
            <text:p>04 67 42 79 44</text:p>
          </table:table-cell>
          <table:table-cell office:value-type="string">
            <text:p>info@monoquini.net</text:p>
          </table:table-cell>
          <table:table-cell office:value-type="string">
            <text:p>monoquini.over-blog.com/</text:p>
          </table:table-cell>
          <table:table-cell office:value-type="string">
            <text:p>Antigone</text:p>
          </table:table-cell>
          <table:table-cell table:number-columns-repeated="3"/>
          <table:table-cell office:value-type="string">
            <text:p>5</text:p>
          </table:table-cell>
          <table:table-cell/>
          <table:table-cell office:value-type="string">
            <text:p>Rue</text:p>
          </table:table-cell>
          <table:table-cell office:value-type="string">
            <text:p>Bayar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60</text:p>
          </table:table-cell>
          <table:table-cell table:number-columns-repeated="2"/>
          <table:table-cell office:value-type="string">
            <text:p>ligne 1, hôtel de ville ou Antigone</text:p>
          </table:table-cell>
          <table:table-cell table:number-columns-repeated="4"/>
          <table:table-cell office:value-type="float" office:value="978">
            <text:p>978</text:p>
          </table:table-cell>
          <table:table-cell table:number-columns-repeated="99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Associations</text:p>
          </table:table-cell>
          <table:table-cell office:value-type="string">
            <text:p>Le Mouvement du Nid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2" office:value-type="string">
            <text:p>04 67 02 01 23</text:p>
          </table:table-cell>
          <table:table-cell office:value-type="string">
            <text:p>lemouvementdunid.montpellier@wanadoo.fr</text:p>
          </table:table-cell>
          <table:table-cell office:value-type="string">
            <text:p>www.mouvementdunid.org</text:p>
          </table:table-cell>
          <table:table-cell table:number-columns-repeated="4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Germain</text:p>
          </table:table-cell>
          <table:table-cell office:value-type="string">
            <text:p>Hôtel de Géron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, station Louis-Blanc</text:p>
          </table:table-cell>
          <table:table-cell table:number-columns-repeated="4"/>
          <table:table-cell office:value-type="float" office:value="924">
            <text:p>924</text:p>
          </table:table-cell>
          <table:table-cell table:number-columns-repeated="990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Salles d'expo</text:p>
          </table:table-cell>
          <table:table-cell office:value-type="string">
            <text:p>Le Pavillon Populai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13 46</text:p>
          </table:table-cell>
          <table:table-cell table:number-columns-repeated="9"/>
          <table:table-cell office:value-type="string">
            <text:p>Esplanade</text:p>
          </table:table-cell>
          <table:table-cell office:value-type="string">
            <text:p>Charles-de-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, station Comédie</text:p>
          </table:table-cell>
          <table:table-cell table:number-columns-repeated="4"/>
          <table:table-cell office:value-type="float" office:value="572">
            <text:p>572</text:p>
          </table:table-cell>
          <table:table-cell table:number-columns-repeated="990"/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Associations</text:p>
          </table:table-cell>
          <table:table-cell office:value-type="string">
            <text:p>Le refug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6 31 59 69 50</text:p>
          </table:table-cell>
          <table:table-cell table:number-columns-repeated="2"/>
          <table:table-cell office:value-type="string">
            <text:p>www.le-refuge.org</text:p>
          </table:table-cell>
          <table:table-cell table:number-columns-repeated="4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Germa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62">
            <text:p>1062</text:p>
          </table:table-cell>
          <table:table-cell table:number-columns-repeated="990"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Autres multi-accueils</text:p>
          </table:table-cell>
          <table:table-cell office:value-type="string">
            <text:p>Le Relais des Lilas</text:p>
          </table:table-cell>
          <table:table-cell table:number-columns-repeated="2" office:value-type="string">
            <text:p>Croix d'Argent</text:p>
          </table:table-cell>
          <table:table-cell office:value-type="string">
            <text:p>04 67 85 75 15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2">
            <text:p>1222</text:p>
          </table:table-cell>
          <table:table-cell table:number-columns-repeated="990"/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Crèches à horaires atypiques</text:p>
          </table:table-cell>
          <table:table-cell office:value-type="string">
            <text:p>Le Relais des Lilas</text:p>
          </table:table-cell>
          <table:table-cell table:number-columns-repeated="2" office:value-type="string">
            <text:p>Croix d'Argent</text:p>
          </table:table-cell>
          <table:table-cell office:value-type="string">
            <text:p>04 67 85 75 17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4">
            <text:p>1224</text:p>
          </table:table-cell>
          <table:table-cell table:number-columns-repeated="990"/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Autres multi-accueils</text:p>
          </table:table-cell>
          <table:table-cell office:value-type="string">
            <text:p>Le Relais des Lilas - Espace Famille</text:p>
          </table:table-cell>
          <table:table-cell table:number-columns-repeated="2" office:value-type="string">
            <text:p>Croix d'Argent</text:p>
          </table:table-cell>
          <table:table-cell office:value-type="string">
            <text:p>04 67 85 75 15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8">
            <text:p>1198</text:p>
          </table:table-cell>
          <table:table-cell table:number-columns-repeated="990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Service d'accueil familial associatif</text:p>
          </table:table-cell>
          <table:table-cell office:value-type="string">
            <text:p>Le SAF des Lila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85 75 17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59">
            <text:p>1059</text:p>
          </table:table-cell>
          <table:table-cell table:number-columns-repeated="99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Service d'accueil familial associatif</text:p>
          </table:table-cell>
          <table:table-cell office:value-type="string">
            <text:p>Le SAF Ginkgo Bilob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72 22</text:p>
          </table:table-cell>
          <table:table-cell table:number-columns-repeated="5"/>
          <table:table-cell office:value-type="string">
            <text:p>43.6413</text:p>
          </table:table-cell>
          <table:table-cell office:value-type="string">
            <text:p>3.8627</text:p>
          </table:table-cell>
          <table:table-cell office:value-type="string">
            <text:p>2256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46025">
            <text:p>598146025</text:p>
          </table:table-cell>
          <table:table-cell office:value-type="float" office:value="1">
            <text:p>1</text:p>
          </table:table-cell>
          <table:table-cell office:value-type="float" office:value="1060">
            <text:p>1060</text:p>
          </table:table-cell>
          <table:table-cell table:number-columns-repeated="990"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Postes de Police municipale</text:p>
          </table:table-cell>
          <table:table-cell office:value-type="string">
            <text:p>Le service des objets trouvé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60 97 69</text:p>
          </table:table-cell>
          <table:table-cell table:number-columns-repeated="9"/>
          <table:table-cell office:value-type="string">
            <text:p>Boulevard</text:p>
          </table:table-cell>
          <table:table-cell office:value-type="string">
            <text:p>Victor Hugo</text:p>
          </table:table-cell>
          <table:table-cell office:value-type="string">
            <text:p>Immeuble de l'Opéra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Comédie</text:p>
          </table:table-cell>
          <table:table-cell table:number-columns-repeated="4"/>
          <table:table-cell office:value-type="float" office:value="1114">
            <text:p>1114</text:p>
          </table:table-cell>
          <table:table-cell table:number-columns-repeated="99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Salles de spectacle et concert</text:p>
          </table:table-cell>
          <table:table-cell office:value-type="string">
            <text:p>Le Zénith Sud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64 68 83</text:p>
          </table:table-cell>
          <table:table-cell office:value-type="string">
            <text:p>04 67 65 38 18</text:p>
          </table:table-cell>
          <table:table-cell office:value-type="string">
            <text:p>zenith@enjoy-montpellier.com</text:p>
          </table:table-cell>
          <table:table-cell office:value-type="string">
            <text:p>www.enjoy-montpellier.com</text:p>
          </table:table-cell>
          <table:table-cell table:number-columns-repeated="2"/>
          <table:table-cell office:value-type="string">
            <text:p>43.6130458828319</text:p>
          </table:table-cell>
          <table:table-cell office:value-type="string">
            <text:p>3.9309161012057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float" office:value="76181115">
            <text:p>76181115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990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Résidences-foyers</text:p>
          </table:table-cell>
          <table:table-cell office:value-type="string">
            <text:p>Les Aubes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70017300</text:p>
          </table:table-cell>
          <table:table-cell office:value-type="string">
            <text:p>43.6188312068</text:p>
          </table:table-cell>
          <table:table-cell office:value-type="string">
            <text:p>3.89491839707</text:p>
          </table:table-cell>
          <table:table-cell office:value-type="string">
            <text:p>119</text:p>
          </table:table-cell>
          <table:table-cell/>
          <table:table-cell office:value-type="string">
            <text:p>Avenue</text:p>
          </table:table-cell>
          <table:table-cell office:value-type="string">
            <text:p>Saint-André-de-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8 et 9</text:p>
          </table:table-cell>
          <table:table-cell table:number-columns-repeated="3"/>
          <table:table-cell office:value-type="float" office:value="408">
            <text:p>408</text:p>
          </table:table-cell>
          <table:table-cell table:number-columns-repeated="990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Parcs et jardins</text:p>
          </table:table-cell>
          <table:table-cell office:value-type="string">
            <text:p>Les Jardins d'Alco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TA61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d'Alco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8">
            <text:p>1168</text:p>
          </table:table-cell>
          <table:table-cell table:number-columns-repeated="990"/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Crèches parentales et associatives</text:p>
          </table:table-cell>
          <table:table-cell office:value-type="string">
            <text:p>Les Lilas - Espace Famille</text:p>
          </table:table-cell>
          <table:table-cell table:number-columns-repeated="2" office:value-type="string">
            <text:p>Croix d'Argent</text:p>
          </table:table-cell>
          <table:table-cell office:value-type="string">
            <text:p>04 67 85 75 17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0">
            <text:p>1200</text:p>
          </table:table-cell>
          <table:table-cell table:number-columns-repeated="990"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Crèches à horaires atypiques</text:p>
          </table:table-cell>
          <table:table-cell office:value-type="string">
            <text:p>Les Lilas-Espace Famille</text:p>
          </table:table-cell>
          <table:table-cell table:number-columns-repeated="2" office:value-type="string">
            <text:p>Croix d'Argent</text:p>
          </table:table-cell>
          <table:table-cell office:value-type="string">
            <text:p>04 67 85 75 15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Rue</text:p>
          </table:table-cell>
          <table:table-cell office:value-type="string">
            <text:p>Louis Arag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7">
            <text:p>1197</text:p>
          </table:table-cell>
          <table:table-cell table:number-columns-repeated="990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Compagnies</text:p>
          </table:table-cell>
          <table:table-cell office:value-type="string">
            <text:p>Les Perles de Ver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06 27</text:p>
          </table:table-cell>
          <table:table-cell table:number-columns-repeated="2"/>
          <table:table-cell office:value-type="string">
            <text:p>www.perlesdeverre.fr.st</text:p>
          </table:table-cell>
          <table:table-cell table:number-columns-repeated="4"/>
          <table:table-cell office:value-type="string">
            <text:p>18</text:p>
          </table:table-cell>
          <table:table-cell/>
          <table:table-cell office:value-type="string">
            <text:p>Rue Dom Vaissette</text:p>
          </table:table-cell>
          <table:table-cell table:number-columns-repeated="2"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5">
            <text:p>705</text:p>
          </table:table-cell>
          <table:table-cell table:number-columns-repeated="990"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Crèches à horaires atypiques</text:p>
          </table:table-cell>
          <table:table-cell office:value-type="string">
            <text:p>Les Petits Chaperons Rouge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03 03 56</text:p>
          </table:table-cell>
          <table:table-cell table:number-columns-repeated="7"/>
          <table:table-cell office:value-type="string">
            <text:p>1722</text:p>
          </table:table-cell>
          <table:table-cell/>
          <table:table-cell office:value-type="string">
            <text:p>Rue</text:p>
          </table:table-cell>
          <table:table-cell office:value-type="string">
            <text:p>Malbos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5">
            <text:p>1225</text:p>
          </table:table-cell>
          <table:table-cell table:number-columns-repeated="990"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Crèches à horaires atypiques</text:p>
          </table:table-cell>
          <table:table-cell office:value-type="string">
            <text:p>Les Petits Chaperons Rouges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34 22 11 50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Th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6">
            <text:p>1226</text:p>
          </table:table-cell>
          <table:table-cell table:number-columns-repeated="990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Compagnies</text:p>
          </table:table-cell>
          <table:table-cell office:value-type="string">
            <text:p>Les Thélémites - Compagnie Pourquoi Pa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1 19 83</text:p>
          </table:table-cell>
          <table:table-cell office:value-type="string">
            <text:p>04 67 04 47 94</text:p>
          </table:table-cell>
          <table:table-cell office:value-type="string">
            <text:p>thelemites@thelemites.com</text:p>
          </table:table-cell>
          <table:table-cell office:value-type="string">
            <text:p>www.thelemites.com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Lakanal</text:p>
          </table:table-cell>
          <table:table-cell office:value-type="string">
            <text:p>Maison associative La Papeter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4">
            <text:p>684</text:p>
          </table:table-cell>
          <table:table-cell table:number-columns-repeated="990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Compagnies</text:p>
          </table:table-cell>
          <table:table-cell office:value-type="string">
            <text:p>L'Evènement Insolit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04 13 36 ou 06 81 42 04 14</text:p>
          </table:table-cell>
          <table:table-cell/>
          <table:table-cell office:value-type="string">
            <text:p>evinsol@wanadoo.fr</text:p>
          </table:table-cell>
          <table:table-cell table:number-columns-repeated="5"/>
          <table:table-cell office:value-type="string">
            <text:p>55</text:p>
          </table:table-cell>
          <table:table-cell/>
          <table:table-cell office:value-type="string">
            <text:p>Rue</text:p>
          </table:table-cell>
          <table:table-cell office:value-type="string">
            <text:p>Saint-Cléoph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9">
            <text:p>699</text:p>
          </table:table-cell>
          <table:table-cell table:number-columns-repeated="990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Compagnies</text:p>
          </table:table-cell>
          <table:table-cell office:value-type="string">
            <text:p>L'Îlot théâtr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80 08</text:p>
          </table:table-cell>
          <table:table-cell table:number-columns-repeated="7"/>
          <table:table-cell office:value-type="string">
            <text:p>1080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9">
            <text:p>709</text:p>
          </table:table-cell>
          <table:table-cell table:number-columns-repeated="990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spaces jeux</text:p>
          </table:table-cell>
          <table:table-cell office:value-type="string">
            <text:p>Ludothèque La Guirland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17 16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Agrippa d’Aubign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6">
            <text:p>736</text:p>
          </table:table-cell>
          <table:table-cell table:number-columns-repeated="990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Autres contacts utiles</text:p>
          </table:table-cell>
          <table:table-cell office:value-type="string">
            <text:p>L'Université du Tiers Temps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0 66 73</text:p>
          </table:table-cell>
          <table:table-cell office:value-type="string">
            <text:p>04 67 60 89 93</text:p>
          </table:table-cell>
          <table:table-cell office:value-type="string">
            <text:p>utt@univ-montp3.fr</text:p>
          </table:table-cell>
          <table:table-cell office:value-type="string">
            <text:p>www.univ-montp3.fr/index.php?option=com_content&amp;task=view&amp;id=74&amp;Itemid=38</text:p>
          </table:table-cell>
          <table:table-cell table:number-columns-repeated="4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étrar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81">
            <text:p>981</text:p>
          </table:table-cell>
          <table:table-cell table:number-columns-repeated="99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Lycées</text:p>
          </table:table-cell>
          <table:table-cell office:value-type="string">
            <text:p>Lycée Agropoli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3 89 89</text:p>
          </table:table-cell>
          <table:table-cell office:value-type="string">
            <text:p>04 67 63 26 36</text:p>
          </table:table-cell>
          <table:table-cell table:number-columns-repeated="3"/>
          <table:table-cell office:value-type="string">
            <text:p>70009600</text:p>
          </table:table-cell>
          <table:table-cell office:value-type="string">
            <text:p>43.6465099873</text:p>
          </table:table-cell>
          <table:table-cell office:value-type="string">
            <text:p>3.86416642895</text:p>
          </table:table-cell>
          <table:table-cell office:value-type="string">
            <text:p>3224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7">
            <text:p>457</text:p>
          </table:table-cell>
          <table:table-cell table:number-columns-repeated="990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Lycées</text:p>
          </table:table-cell>
          <table:table-cell office:value-type="string">
            <text:p>Lycée Georges Clemenceau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06 03 33</text:p>
          </table:table-cell>
          <table:table-cell office:value-type="string">
            <text:p><text:s/>04 67 92 84 19</text:p>
          </table:table-cell>
          <table:table-cell table:number-columns-repeated="3"/>
          <table:table-cell office:value-type="string">
            <text:p>70009500</text:p>
          </table:table-cell>
          <table:table-cell office:value-type="string">
            <text:p>43.6024189258</text:p>
          </table:table-cell>
          <table:table-cell office:value-type="string">
            <text:p>3.87315095936</text:p>
          </table:table-cell>
          <table:table-cell office:value-type="string">
            <text:p>31</text:p>
          </table:table-cell>
          <table:table-cell/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8">
            <text:p>448</text:p>
          </table:table-cell>
          <table:table-cell table:number-columns-repeated="990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Lycées</text:p>
          </table:table-cell>
          <table:table-cell office:value-type="string">
            <text:p>Lycée Jean Mermoz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<text:s/>04 67 20 60 00</text:p>
          </table:table-cell>
          <table:table-cell office:value-type="string">
            <text:p><text:s/>04 67 20 60 07</text:p>
          </table:table-cell>
          <table:table-cell/>
          <table:table-cell office:value-type="string">
            <text:p>www.lycee-mermoz.net</text:p>
          </table:table-cell>
          <table:table-cell/>
          <table:table-cell office:value-type="string">
            <text:p>38934</text:p>
          </table:table-cell>
          <table:table-cell office:value-type="string">
            <text:p>43.6113915874</text:p>
          </table:table-cell>
          <table:table-cell office:value-type="string">
            <text:p>3.89121971005</text:p>
          </table:table-cell>
          <table:table-cell office:value-type="string">
            <text:p>717</text:p>
          </table:table-cell>
          <table:table-cell/>
          <table:table-cell office:value-type="string">
            <text:p>Avenue</text:p>
          </table:table-cell>
          <table:table-cell office:value-type="string">
            <text:p>Jean Mermoz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9">
            <text:p>449</text:p>
          </table:table-cell>
          <table:table-cell table:number-columns-repeated="990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Lycées</text:p>
          </table:table-cell>
          <table:table-cell office:value-type="string">
            <text:p>Lycée Jean Monnet</text:p>
          </table:table-cell>
          <table:table-cell office:value-type="string">
            <text:p>Mosson</text:p>
          </table:table-cell>
          <table:table-cell/>
          <table:table-cell office:value-type="string">
            <text:p>04 67 10 36 00</text:p>
          </table:table-cell>
          <table:table-cell office:value-type="string">
            <text:p>04 67 10 36 06</text:p>
          </table:table-cell>
          <table:table-cell/>
          <table:table-cell office:value-type="string">
            <text:p>www.lyc-monnet-montpellier.ac-montpellier.fr</text:p>
          </table:table-cell>
          <table:table-cell/>
          <table:table-cell office:value-type="string">
            <text:p>39237</text:p>
          </table:table-cell>
          <table:table-cell office:value-type="string">
            <text:p>43.6243968028</text:p>
          </table:table-cell>
          <table:table-cell office:value-type="string">
            <text:p>3.8319058633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Malbosc</text:p>
          </table:table-cell>
          <table:table-cell/>
          <table:table-cell office:value-type="string">
            <text:p>34088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1">
            <text:p>451</text:p>
          </table:table-cell>
          <table:table-cell table:number-columns-repeated="990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Lycées</text:p>
          </table:table-cell>
          <table:table-cell office:value-type="string">
            <text:p>Lycée Joffr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4 84 84</text:p>
          </table:table-cell>
          <table:table-cell office:value-type="string">
            <text:p>04 67 14 84 60</text:p>
          </table:table-cell>
          <table:table-cell/>
          <table:table-cell office:value-type="string">
            <text:p>www.lyceejoffre.net</text:p>
          </table:table-cell>
          <table:table-cell/>
          <table:table-cell office:value-type="string">
            <text:p>38928</text:p>
          </table:table-cell>
          <table:table-cell office:value-type="string">
            <text:p>43.6117587359</text:p>
          </table:table-cell>
          <table:table-cell office:value-type="string">
            <text:p>3.88544131879</text:p>
          </table:table-cell>
          <table:table-cell office:value-type="string">
            <text:p>150</text:p>
          </table:table-cell>
          <table:table-cell/>
          <table:table-cell office:value-type="string">
            <text:p>Allée</text:p>
          </table:table-cell>
          <table:table-cell office:value-type="string">
            <text:p>de la Citadelle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7">
            <text:p>447</text:p>
          </table:table-cell>
          <table:table-cell table:number-columns-repeated="99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Lycées</text:p>
          </table:table-cell>
          <table:table-cell office:value-type="string">
            <text:p>Lycée Jules Ferry - La Colline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10 74 01</text:p>
          </table:table-cell>
          <table:table-cell office:value-type="string">
            <text:p>04 67 10 74 00</text:p>
          </table:table-cell>
          <table:table-cell/>
          <table:table-cell office:value-type="string">
            <text:p>lyceejulesferry-lacolline.com</text:p>
          </table:table-cell>
          <table:table-cell/>
          <table:table-cell office:value-type="string">
            <text:p>70009300</text:p>
          </table:table-cell>
          <table:table-cell office:value-type="string">
            <text:p>43.6054997349</text:p>
          </table:table-cell>
          <table:table-cell office:value-type="string">
            <text:p>3.84213560339</text:p>
          </table:table-cell>
          <table:table-cell office:value-type="string">
            <text:p>270</text:p>
          </table:table-cell>
          <table:table-cell/>
          <table:table-cell office:value-type="string">
            <text:p>Avenue</text:p>
          </table:table-cell>
          <table:table-cell office:value-type="string">
            <text:p>de la Colline</text:p>
          </table:table-cell>
          <table:table-cell/>
          <table:table-cell office:value-type="string">
            <text:p>34071</text:p>
          </table:table-cell>
          <table:table-cell office:value-type="string">
            <text:p>Montpellier</text:p>
          </table:table-cell>
          <table:table-cell office:value-type="string">
            <text:p>Cedex 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5">
            <text:p>455</text:p>
          </table:table-cell>
          <table:table-cell table:number-columns-repeated="990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Lycées</text:p>
          </table:table-cell>
          <table:table-cell office:value-type="string">
            <text:p>Lycée Jules Guesd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0 33 70</text:p>
          </table:table-cell>
          <table:table-cell office:value-type="string">
            <text:p>04 67 10 33 99</text:p>
          </table:table-cell>
          <table:table-cell/>
          <table:table-cell office:value-type="string">
            <text:p>www.masdetesse.com</text:p>
          </table:table-cell>
          <table:table-cell/>
          <table:table-cell office:value-type="string">
            <text:p>38933</text:p>
          </table:table-cell>
          <table:table-cell office:value-type="string">
            <text:p>43.6126178930</text:p>
          </table:table-cell>
          <table:table-cell office:value-type="string">
            <text:p>3.84845499403</text:p>
          </table:table-cell>
          <table:table-cell office:value-type="string">
            <text:p>110</text:p>
          </table:table-cell>
          <table:table-cell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<text:s/>Cedex 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3">
            <text:p>453</text:p>
          </table:table-cell>
          <table:table-cell table:number-columns-repeated="990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Lycées</text:p>
          </table:table-cell>
          <table:table-cell office:value-type="string">
            <text:p>Lycée Léonard de Vinci</text:p>
          </table:table-cell>
          <table:table-cell office:value-type="string">
            <text:p>Mosson</text:p>
          </table:table-cell>
          <table:table-cell/>
          <table:table-cell office:value-type="string">
            <text:p>04 67 10 40 10</text:p>
          </table:table-cell>
          <table:table-cell office:value-type="string">
            <text:p>04 67 45 65 41</text:p>
          </table:table-cell>
          <table:table-cell table:number-columns-repeated="3"/>
          <table:table-cell office:value-type="string">
            <text:p>38931</text:p>
          </table:table-cell>
          <table:table-cell office:value-type="string">
            <text:p>43.6271304407</text:p>
          </table:table-cell>
          <table:table-cell office:value-type="string">
            <text:p>3.8239307662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rofesseur Blayac</text:p>
          </table:table-cell>
          <table:table-cell/>
          <table:table-cell office:value-type="string">
            <text:p>34085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52">
            <text:p>452</text:p>
          </table:table-cell>
          <table:table-cell table:number-columns-repeated="990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Lycées</text:p>
          </table:table-cell>
          <table:table-cell office:value-type="string">
            <text:p>Lycée Nevers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63 55 75</text:p>
          </table:table-cell>
          <table:table-cell office:value-type="string">
            <text:p>04 67 54 49 64</text:p>
          </table:table-cell>
          <table:table-cell/>
          <table:table-cell office:value-type="string">
            <text:p>lycee-nevers.com</text:p>
          </table:table-cell>
          <table:table-cell table:number-columns-repeated="2"/>
          <table:table-cell office:value-type="string">
            <text:p>43.6212</text:p>
          </table:table-cell>
          <table:table-cell office:value-type="string">
            <text:p>3.8699</text:p>
          </table:table-cell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de la Garenn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3790556">
            <text:p>13790556</text:p>
          </table:table-cell>
          <table:table-cell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99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Lycées</text:p>
          </table:table-cell>
          <table:table-cell office:value-type="string">
            <text:p>Lycée Notre-Dame-de-la-Merci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<text:s/>04 67 06 11 30</text:p>
          </table:table-cell>
          <table:table-cell office:value-type="string">
            <text:p>04 67 06 11 31</text:p>
          </table:table-cell>
          <table:table-cell/>
          <table:table-cell office:value-type="string">
            <text:p>www.lamerci.com</text:p>
          </table:table-cell>
          <table:table-cell table:number-columns-repeated="2"/>
          <table:table-cell office:value-type="string">
            <text:p>43.609</text:p>
          </table:table-cell>
          <table:table-cell office:value-type="string">
            <text:p>3.86846</text:p>
          </table:table-cell>
          <table:table-cell office:value-type="string">
            <text:p>62</text:p>
          </table:table-cell>
          <table:table-cell/>
          <table:table-cell office:value-type="string">
            <text:p>Cours</text:p>
          </table:table-cell>
          <table:table-cell office:value-type="string">
            <text:p>Gambetta</text:p>
          </table:table-cell>
          <table:table-cell/>
          <table:table-cell office:value-type="string">
            <text:p>34965</text:p>
          </table:table-cell>
          <table:table-cell office:value-type="string">
            <text:p>Montpellier</text:p>
          </table:table-cell>
          <table:table-cell office:value-type="string">
            <text:p>Cedex 1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252276689">
            <text:p>252276689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990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Lycées</text:p>
          </table:table-cell>
          <table:table-cell office:value-type="string">
            <text:p>Lycée Pierre Mendès France</text:p>
          </table:table-cell>
          <table:table-cell office:value-type="string">
            <text:p>Port Marianne</text:p>
          </table:table-cell>
          <table:table-cell/>
          <table:table-cell office:value-type="string">
            <text:p><text:s/>04 67 06 19 35</text:p>
          </table:table-cell>
          <table:table-cell office:value-type="string">
            <text:p><text:s/>04 67 58 02 88</text:p>
          </table:table-cell>
          <table:table-cell table:number-columns-repeated="3"/>
          <table:table-cell office:value-type="string">
            <text:p>39696</text:p>
          </table:table-cell>
          <table:table-cell office:value-type="string">
            <text:p>43.6015489910</text:p>
          </table:table-cell>
          <table:table-cell office:value-type="string">
            <text:p>3.87090955880</text:p>
          </table:table-cell>
          <table:table-cell office:value-type="string">
            <text:p>49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50">
            <text:p>450</text:p>
          </table:table-cell>
          <table:table-cell table:number-columns-repeated="99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Lycées</text:p>
          </table:table-cell>
          <table:table-cell office:value-type="string">
            <text:p>Lycée Pierre-Rouge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99 58 33 40</text:p>
          </table:table-cell>
          <table:table-cell office:value-type="string">
            <text:p>04 99 58 33 41</text:p>
          </table:table-cell>
          <table:table-cell office:value-type="string">
            <text:p>administration@pierrerouge.com</text:p>
          </table:table-cell>
          <table:table-cell office:value-type="string">
            <text:p>www.pierrerouge.com</text:p>
          </table:table-cell>
          <table:table-cell table:number-columns-repeated="2"/>
          <table:table-cell office:value-type="string">
            <text:p>43.62</text:p>
          </table:table-cell>
          <table:table-cell office:value-type="string">
            <text:p>3.88205</text:p>
          </table:table-cell>
          <table:table-cell office:value-type="string">
            <text:p>85</text:p>
          </table:table-cell>
          <table:table-cell/>
          <table:table-cell office:value-type="string">
            <text:p>Rue</text:p>
          </table:table-cell>
          <table:table-cell office:value-type="string">
            <text:p>Lunare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7925134">
            <text:p>17925134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990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Métiers Petite Enfance</text:p>
          </table:table-cell>
          <table:table-cell office:value-type="string">
            <text:p>Lycée Professionnel du Pic saint Loup</text:p>
          </table:table-cell>
          <table:table-cell table:number-columns-repeated="2"/>
          <table:table-cell office:value-type="string">
            <text:p>04 67 63 61 50</text:p>
          </table:table-cell>
          <table:table-cell table:number-columns-repeated="9"/>
          <table:table-cell office:value-type="string">
            <text:p>Zone artisanale</text:p>
          </table:table-cell>
          <table:table-cell office:value-type="string">
            <text:p>du Pic Saint-Sauveur</text:p>
          </table:table-cell>
          <table:table-cell/>
          <table:table-cell office:value-type="string">
            <text:p>34980</text:p>
          </table:table-cell>
          <table:table-cell office:value-type="string">
            <text:p>Saint Clément de Rivièr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8">
            <text:p>1238</text:p>
          </table:table-cell>
          <table:table-cell table:number-columns-repeated="99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Lycées</text:p>
          </table:table-cell>
          <table:table-cell office:value-type="string">
            <text:p>Lycée Turgot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<text:s/>04 67 10 42 00</text:p>
          </table:table-cell>
          <table:table-cell office:value-type="string">
            <text:p>04 67 10 42 01</text:p>
          </table:table-cell>
          <table:table-cell table:number-columns-repeated="6"/>
          <table:table-cell office:value-type="string">
            <text:p>94</text:p>
          </table:table-cell>
          <table:table-cell/>
          <table:table-cell office:value-type="string">
            <text:p>Rue</text:p>
          </table:table-cell>
          <table:table-cell office:value-type="string">
            <text:p>Pierre Flourens</text:p>
          </table:table-cell>
          <table:table-cell/>
          <table:table-cell office:value-type="string">
            <text:p>34098</text:p>
          </table:table-cell>
          <table:table-cell office:value-type="string">
            <text:p>Montpellier</text:p>
          </table:table-cell>
          <table:table-cell office:value-type="string">
            <text:p>Cedex 0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62">
            <text:p>462</text:p>
          </table:table-cell>
          <table:table-cell table:number-columns-repeated="990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Parcs et jardins</text:p>
          </table:table-cell>
          <table:table-cell office:value-type="string">
            <text:p>Mail de la Paillade</text:p>
          </table:table-cell>
          <table:table-cell office:value-type="string">
            <text:p>Mosson</text:p>
          </table:table-cell>
          <table:table-cell table:number-columns-repeated="12"/>
          <table:table-cell office:value-type="string">
            <text:p>Grand Mai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3">
            <text:p>833</text:p>
          </table:table-cell>
          <table:table-cell table:number-columns-repeated="990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Parcs et jardins</text:p>
          </table:table-cell>
          <table:table-cell office:value-type="string">
            <text:p>Mail du Mas de Perrette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Lave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7">
            <text:p>857</text:p>
          </table:table-cell>
          <table:table-cell table:number-columns-repeated="990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Parcs et jardins</text:p>
          </table:table-cell>
          <table:table-cell office:value-type="string">
            <text:p>Mail Saint-Marti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Maréchal Lecler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8">
            <text:p>868</text:p>
          </table:table-cell>
          <table:table-cell table:number-columns-repeated="99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Mairies annexes</text:p>
          </table:table-cell>
          <table:table-cell office:value-type="string">
            <text:p>Mairie annexe Aiguelongu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63 27</text:p>
          </table:table-cell>
          <table:table-cell table:number-columns-repeated="4"/>
          <table:table-cell office:value-type="string">
            <text:p>00052201</text:p>
          </table:table-cell>
          <table:table-cell office:value-type="string">
            <text:p>43.6263799645</text:p>
          </table:table-cell>
          <table:table-cell office:value-type="string">
            <text:p>3.88275630746</text:p>
          </table:table-cell>
          <table:table-cell office:value-type="string">
            <text:p>1071</text:p>
          </table:table-cell>
          <table:table-cell/>
          <table:table-cell office:value-type="string">
            <text:p>Avenue</text:p>
          </table:table-cell>
          <table:table-cell office:value-type="string">
            <text:p>de la Justice de Castelnau</text:p>
          </table:table-cell>
          <table:table-cell office:value-type="string">
            <text:p>Maison pour tous Albert-Dubout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, station Mas Drevon</text:p>
          </table:table-cell>
          <table:table-cell office:value-type="string">
            <text:p>La Ronde ou ligne 9 arrêt Montasinos</text:p>
          </table:table-cell>
          <table:table-cell table:number-columns-repeated="3"/>
          <table:table-cell office:value-type="float" office:value="477">
            <text:p>477</text:p>
          </table:table-cell>
          <table:table-cell table:number-columns-repeated="990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airies annexes</text:p>
          </table:table-cell>
          <table:table-cell office:value-type="string">
            <text:p>Mairie annexe Celleneuve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4 67 75 63 23 - 04 67 75 10 34</text:p>
          </table:table-cell>
          <table:table-cell table:number-columns-repeated="4"/>
          <table:table-cell office:value-type="string">
            <text:p>00057401</text:p>
          </table:table-cell>
          <table:table-cell office:value-type="string">
            <text:p>43.6126729878</text:p>
          </table:table-cell>
          <table:table-cell office:value-type="string">
            <text:p>3.83070918877</text:p>
          </table:table-cell>
          <table:table-cell office:value-type="string">
            <text:p>13</text:p>
          </table:table-cell>
          <table:table-cell/>
          <table:table-cell office:value-type="string">
            <text:p>Allée</text:p>
          </table:table-cell>
          <table:table-cell office:value-type="string">
            <text:p>Antonin Chauliac</text:p>
          </table:table-cell>
          <table:table-cell office:value-type="string">
            <text:p>Maison pour tous Marie Curi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 arrêt Marie Curie</text:p>
          </table:table-cell>
          <table:table-cell table:number-columns-repeated="3"/>
          <table:table-cell office:value-type="float" office:value="472">
            <text:p>472</text:p>
          </table:table-cell>
          <table:table-cell table:number-columns-repeated="99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airies annexes</text:p>
          </table:table-cell>
          <table:table-cell office:value-type="string">
            <text:p>Mairie annexe Costebelle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92 21 65 - 04 99 92 23 80</text:p>
          </table:table-cell>
          <table:table-cell table:number-columns-repeated="4"/>
          <table:table-cell office:value-type="string">
            <text:p>TA187</text:p>
          </table:table-cell>
          <table:table-cell table:number-columns-repeated="2"/>
          <table:table-cell office:value-type="string">
            <text:p>842</text:p>
          </table:table-cell>
          <table:table-cell/>
          <table:table-cell office:value-type="string">
            <text:p>Rue</text:p>
          </table:table-cell>
          <table:table-cell office:value-type="string">
            <text:p>de la Vieille Poste</text:p>
          </table:table-cell>
          <table:table-cell office:value-type="string">
            <text:p>Maison pour tous Melina-Mercouri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 arrêt Pinville</text:p>
          </table:table-cell>
          <table:table-cell table:number-columns-repeated="3"/>
          <table:table-cell office:value-type="float" office:value="478">
            <text:p>478</text:p>
          </table:table-cell>
          <table:table-cell table:number-columns-repeated="990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airies annexes</text:p>
          </table:table-cell>
          <table:table-cell office:value-type="string">
            <text:p>Mairie annexe de proximité Mosson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office:value-type="string">
            <text:p>04 67 75 19 10</text:p>
          </table:table-cell>
          <table:table-cell table:number-columns-repeated="4"/>
          <table:table-cell office:value-type="string">
            <text:p>1719</text:p>
          </table:table-cell>
          <table:table-cell office:value-type="string">
            <text:p>43.6280216784</text:p>
          </table:table-cell>
          <table:table-cell office:value-type="string">
            <text:p>3.81636021936</text:p>
          </table:table-cell>
          <table:table-cell office:value-type="string">
            <text:p>111</text:p>
          </table:table-cell>
          <table:table-cell/>
          <table:table-cell office:value-type="string">
            <text:p>Place</text:p>
          </table:table-cell>
          <table:table-cell office:value-type="string">
            <text:p>de Tipasa</text:p>
          </table:table-cell>
          <table:table-cell office:value-type="string">
            <text:p>Mas de la Paillad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1, station Halles de la Paillade</text:p>
          </table:table-cell>
          <table:table-cell table:number-columns-repeated="4"/>
          <table:table-cell office:value-type="float" office:value="471">
            <text:p>471</text:p>
          </table:table-cell>
          <table:table-cell table:number-columns-repeated="99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Mairies annexes</text:p>
          </table:table-cell>
          <table:table-cell office:value-type="string">
            <text:p>Mairie annexe des Hauts de Massane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5 45 09 - 04 67 40 40 11</text:p>
          </table:table-cell>
          <table:table-cell table:number-columns-repeated="4"/>
          <table:table-cell office:value-type="string">
            <text:p>1780</text:p>
          </table:table-cell>
          <table:table-cell office:value-type="string">
            <text:p>43.6424014680</text:p>
          </table:table-cell>
          <table:table-cell office:value-type="string">
            <text:p>3.81824229991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Jacques Brel</text:p>
          </table:table-cell>
          <table:table-cell office:value-type="string">
            <text:p>Les Hauts de Massane - Maison pour tous Georges-Brassens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 arrêt place d'Italie</text:p>
          </table:table-cell>
          <table:table-cell table:number-columns-repeated="3"/>
          <table:table-cell office:value-type="float" office:value="470">
            <text:p>470</text:p>
          </table:table-cell>
          <table:table-cell table:number-columns-repeated="990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Mairies annexes</text:p>
          </table:table-cell>
          <table:table-cell office:value-type="string">
            <text:p>Mairie annexe François Vill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1 48 46</text:p>
          </table:table-cell>
          <table:table-cell table:number-columns-repeated="4"/>
          <table:table-cell office:value-type="string">
            <text:p>TA186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a ronde ou ligne 15, arrêt les Tonnelles</text:p>
          </table:table-cell>
          <table:table-cell table:number-columns-repeated="3"/>
          <table:table-cell office:value-type="float" office:value="1076">
            <text:p>1076</text:p>
          </table:table-cell>
          <table:table-cell table:number-columns-repeated="990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airies annexes</text:p>
          </table:table-cell>
          <table:table-cell office:value-type="string">
            <text:p>Mairie annexe La Chambert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2 99 50</text:p>
          </table:table-cell>
          <table:table-cell table:number-columns-repeated="4"/>
          <table:table-cell office:value-type="string">
            <text:p>1783</text:p>
          </table:table-cell>
          <table:table-cell office:value-type="string">
            <text:p>43.6014711787</text:p>
          </table:table-cell>
          <table:table-cell office:value-type="string">
            <text:p>3.85009015284</text:p>
          </table:table-cell>
          <table:table-cell office:value-type="string">
            <text:p>64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 office:value-type="string">
            <text:p>Maison pour tous Marcel-Pagnol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 arrêt Terminus ou ligne 11 arrêt Cité Valette</text:p>
          </table:table-cell>
          <table:table-cell table:number-columns-repeated="3"/>
          <table:table-cell office:value-type="float" office:value="474">
            <text:p>474</text:p>
          </table:table-cell>
          <table:table-cell table:number-columns-repeated="990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iries annexes</text:p>
          </table:table-cell>
          <table:table-cell office:value-type="string">
            <text:p>Mairie annexe Les Cévenn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0 23 76</text:p>
          </table:table-cell>
          <table:table-cell table:number-columns-repeated="4"/>
          <table:table-cell office:value-type="string">
            <text:p>1794</text:p>
          </table:table-cell>
          <table:table-cell office:value-type="string">
            <text:p>43.6243833777</text:p>
          </table:table-cell>
          <table:table-cell office:value-type="string">
            <text:p>3.84256419509</text:p>
          </table:table-cell>
          <table:table-cell office:value-type="string">
            <text:p>1247</text:p>
          </table:table-cell>
          <table:table-cell/>
          <table:table-cell office:value-type="string">
            <text:p>Avenue</text:p>
          </table:table-cell>
          <table:table-cell office:value-type="string">
            <text:p>rue Professeur Louis-Ravaz</text:p>
          </table:table-cell>
          <table:table-cell office:value-type="string">
            <text:p>Maison pour tous Paul-Emile-Victor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Château d'Ô</text:p>
          </table:table-cell>
          <table:table-cell office:value-type="string">
            <text:p>ligne 16 arrêt Sainte Genviève</text:p>
          </table:table-cell>
          <table:table-cell table:number-columns-repeated="3"/>
          <table:table-cell office:value-type="float" office:value="473">
            <text:p>473</text:p>
          </table:table-cell>
          <table:table-cell table:number-columns-repeated="99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airies annexes</text:p>
          </table:table-cell>
          <table:table-cell office:value-type="string">
            <text:p>Mairie annexe Saint Martin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32 73</text:p>
          </table:table-cell>
          <table:table-cell table:number-columns-repeated="4"/>
          <table:table-cell office:value-type="string">
            <text:p>1781</text:p>
          </table:table-cell>
          <table:table-cell office:value-type="string">
            <text:p>43.5954602792</text:p>
          </table:table-cell>
          <table:table-cell office:value-type="string">
            <text:p>3.88436460756</text:p>
          </table:table-cell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des Razeteurs</text:p>
          </table:table-cell>
          <table:table-cell office:value-type="string">
            <text:p>Maison pour tous l’Escoutaïr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 arrêt Lucullus ou ligne 12 arrêt Razeteurs</text:p>
          </table:table-cell>
          <table:table-cell table:number-columns-repeated="3"/>
          <table:table-cell office:value-type="float" office:value="476">
            <text:p>476</text:p>
          </table:table-cell>
          <table:table-cell table:number-columns-repeated="99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airies annexes</text:p>
          </table:table-cell>
          <table:table-cell office:value-type="string">
            <text:p>Mairie annexe Tastavin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33 31</text:p>
          </table:table-cell>
          <table:table-cell table:number-columns-repeated="4"/>
          <table:table-cell office:value-type="string">
            <text:p>1779</text:p>
          </table:table-cell>
          <table:table-cell office:value-type="string">
            <text:p>43.5968224840</text:p>
          </table:table-cell>
          <table:table-cell office:value-type="string">
            <text:p>3.86990436535</text:p>
          </table:table-cell>
          <table:table-cell office:value-type="string">
            <text:p>112</text:p>
          </table:table-cell>
          <table:table-cell/>
          <table:table-cell office:value-type="string">
            <text:p>Allée</text:p>
          </table:table-cell>
          <table:table-cell office:value-type="string">
            <text:p>Maurice Bonafo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, Station Mas drevon</text:p>
          </table:table-cell>
          <table:table-cell office:value-type="string">
            <text:p>ligne 5 arrêt Stade Sabathé</text:p>
          </table:table-cell>
          <table:table-cell table:number-columns-repeated="3"/>
          <table:table-cell office:value-type="float" office:value="475">
            <text:p>475</text:p>
          </table:table-cell>
          <table:table-cell table:number-columns-repeated="990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Autres lieux</text:p>
          </table:table-cell>
          <table:table-cell office:value-type="string">
            <text:p>Maison Antoine-Vitez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22 43 05</text:p>
          </table:table-cell>
          <table:table-cell office:value-type="string">
            <text:p>04 67 22 48 34</text:p>
          </table:table-cell>
          <table:table-cell office:value-type="string">
            <text:p>contact@maisonantoinevitez.fr</text:p>
          </table:table-cell>
          <table:table-cell office:value-type="string">
            <text:p>www.maisonantoinevitez.fr</text:p>
          </table:table-cell>
          <table:table-cell table:number-columns-repeated="4"/>
          <table:table-cell office:value-type="string">
            <text:p>2733</text:p>
          </table:table-cell>
          <table:table-cell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11">
            <text:p>911</text:p>
          </table:table-cell>
          <table:table-cell table:number-columns-repeated="990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Autres lieux</text:p>
          </table:table-cell>
          <table:table-cell office:value-type="string">
            <text:p>Maison de Heidelberg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48 11</text:p>
          </table:table-cell>
          <table:table-cell office:value-type="string">
            <text:p>04 67 66 22 29</text:p>
          </table:table-cell>
          <table:table-cell office:value-type="string">
            <text:p>info@maison-de-heidelberg.org</text:p>
          </table:table-cell>
          <table:table-cell office:value-type="string">
            <text:p>www.maison-de-heidelberg.org</text:p>
          </table:table-cell>
          <table:table-cell office:value-type="string">
            <text:p>Préfecture, Comédie, Palais de Justice</text:p>
          </table:table-cell>
          <table:table-cell table:number-columns-repeated="3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s Trésoriers de la Bourse</text:p>
          </table:table-cell>
          <table:table-cell office:value-type="string">
            <text:p>BP 2077 Montpellier</text:p>
          </table:table-cell>
          <table:table-cell office:value-type="string">
            <text:p>34025</text:p>
          </table:table-cell>
          <table:table-cell office:value-type="string">
            <text:p>Montpellier</text:p>
          </table:table-cell>
          <table:table-cell office:value-type="string">
            <text:p>Cédex 1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</text:p>
          </table:table-cell>
          <table:table-cell table:number-columns-repeated="4"/>
          <table:table-cell office:value-type="float" office:value="910">
            <text:p>910</text:p>
          </table:table-cell>
          <table:table-cell table:number-columns-repeated="99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Agglomération</text:p>
          </table:table-cell>
          <table:table-cell office:value-type="string">
            <text:p>Maison de l’Agglomération Montpellier Centr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3 69 09</text:p>
          </table:table-cell>
          <table:table-cell office:value-type="string">
            <text:p>04 67 13 62 27</text:p>
          </table:table-cell>
          <table:table-cell table:number-columns-repeated="6"/>
          <table:table-cell office:value-type="string">
            <text:p>50</text:p>
          </table:table-cell>
          <table:table-cell/>
          <table:table-cell office:value-type="string">
            <text:p>Place</text:p>
          </table:table-cell>
          <table:table-cell office:value-type="string">
            <text:p>Zeu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Léon-Blum</text:p>
          </table:table-cell>
          <table:table-cell table:number-columns-repeated="4"/>
          <table:table-cell office:value-type="float" office:value="922">
            <text:p>922</text:p>
          </table:table-cell>
          <table:table-cell table:number-columns-repeated="99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Services municipaux</text:p>
          </table:table-cell>
          <table:table-cell office:value-type="string">
            <text:p>Maison de la Démocrati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88 00</text:p>
          </table:table-cell>
          <table:table-cell office:value-type="string">
            <text:p>04 67 34 88 10</text:p>
          </table:table-cell>
          <table:table-cell table:number-columns-repeated="3"/>
          <table:table-cell office:value-type="string">
            <text:p>1563</text:p>
          </table:table-cell>
          <table:table-cell office:value-type="string">
            <text:p>43.6051151283</text:p>
          </table:table-cell>
          <table:table-cell office:value-type="string">
            <text:p>3.87879915816</text:p>
          </table:table-cell>
          <table:table-cell office:value-type="string">
            <text:p>16,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et 2, station Gare Saint-Roch</text:p>
          </table:table-cell>
          <table:table-cell office:value-type="string">
            <text:p>tous les bus du centre-ville</text:p>
          </table:table-cell>
          <table:table-cell table:number-columns-repeated="3"/>
          <table:table-cell office:value-type="float" office:value="469">
            <text:p>469</text:p>
          </table:table-cell>
          <table:table-cell table:number-columns-repeated="990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Etat</text:p>
          </table:table-cell>
          <table:table-cell office:value-type="string">
            <text:p>Maison de la Justice et du Droit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office:value-type="string">
            <text:p>04 67 72 76 80</text:p>
          </table:table-cell>
          <table:table-cell office:value-type="string">
            <text:p>04 67 72 76 88</text:p>
          </table:table-cell>
          <table:table-cell table:number-columns-repeated="6"/>
          <table:table-cell office:value-type="string">
            <text:p>66</text:p>
          </table:table-cell>
          <table:table-cell/>
          <table:table-cell office:value-type="string">
            <text:p>Rue</text:p>
          </table:table-cell>
          <table:table-cell office:value-type="string">
            <text:p>de Bari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86">
            <text:p>886</text:p>
          </table:table-cell>
          <table:table-cell table:number-columns-repeated="990"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Autres lieux</text:p>
          </table:table-cell>
          <table:table-cell office:value-type="string">
            <text:p>Maison de la Poés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87 59 92</text:p>
          </table:table-cell>
          <table:table-cell/>
          <table:table-cell office:value-type="string">
            <text:p>maison-de-la-poesie-languedoc-roussillon.over-blog.com</text:p>
          </table:table-cell>
          <table:table-cell table:number-columns-repeated="5"/>
          <table:table-cell office:value-type="string">
            <text:p>78</text:p>
          </table:table-cell>
          <table:table-cell/>
          <table:table-cell office:value-type="string">
            <text:p>Place</text:p>
          </table:table-cell>
          <table:table-cell office:value-type="string">
            <text:p>du Père Louis</text:p>
          </table:table-cell>
          <table:table-cell office:value-type="string">
            <text:p>Moulin de l'Evêqu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5">
            <text:p>1275</text:p>
          </table:table-cell>
          <table:table-cell table:number-columns-repeated="990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anté, solidarité</text:p>
          </table:table-cell>
          <table:table-cell office:value-type="string">
            <text:p>Maison de la Préventi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61 78</text:p>
          </table:table-cell>
          <table:table-cell office:value-type="string">
            <text:p>04 67 60 26 33</text:p>
          </table:table-cell>
          <table:table-cell table:number-columns-repeated="6"/>
          <table:table-cell office:value-type="string">
            <text:p>56</text:p>
          </table:table-cell>
          <table:table-cell/>
          <table:table-cell office:value-type="string">
            <text:p>Rue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85">
            <text:p>885</text:p>
          </table:table-cell>
          <table:table-cell table:number-columns-repeated="990"/>
        </table:table-row>
        <table:table-row table:style-name="ro2">
          <table:table-cell office:value-type="float" office:value="1200">
            <text:p>1200</text:p>
          </table:table-cell>
          <table:table-cell office:value-type="string">
            <text:p>Services municipaux</text:p>
          </table:table-cell>
          <table:table-cell office:value-type="string">
            <text:p>Maison de la prévention santé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02 21 60</text:p>
          </table:table-cell>
          <table:table-cell office:value-type="string">
            <text:p>04 67 02 21 59</text:p>
          </table:table-cell>
          <table:table-cell office:value-type="string">
            <text:p>accueil-prevention@ville-montpellier.fr</text:p>
          </table:table-cell>
          <table:table-cell office:value-type="string">
            <text:p>www.montpellier.fr</text:p>
          </table:table-cell>
          <table:table-cell/>
          <table:table-cell office:value-type="string">
            <text:p>1742</text:p>
          </table:table-cell>
          <table:table-cell office:value-type="string">
            <text:p>43.6072680727</text:p>
          </table:table-cell>
          <table:table-cell office:value-type="string">
            <text:p>3.87952477281</text:p>
          </table:table-cell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Maguel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office:value-type="string">
            <text:p>AUX_NORMES</text:p>
          </table:table-cell>
          <table:table-cell table:number-columns-repeated="4"/>
          <table:table-cell office:value-type="string">
            <text:p>Ligne 1 : Comédie</text:p>
            <text:p>Ligne 2 : Gare St Roch</text:p>
          </table:table-cell>
          <table:table-cell office:value-type="string">
            <text:p>Lignes 6. 7. 8 . 11 . 12 . 15 . 16 Gare St Roch</text:p>
          </table:table-cell>
          <table:table-cell table:number-columns-repeated="3"/>
          <table:table-cell office:value-type="float" office:value="1067">
            <text:p>1067</text:p>
          </table:table-cell>
          <table:table-cell table:number-columns-repeated="99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Agglomération</text:p>
          </table:table-cell>
          <table:table-cell office:value-type="string">
            <text:p>Maison de l'Agglomération Montpellier Port Marianne</text:p>
          </table:table-cell>
          <table:table-cell office:value-type="string">
            <text:p>Port Marianne</text:p>
          </table:table-cell>
          <table:table-cell office:value-type="string">
            <text:p>Odysseum</text:p>
          </table:table-cell>
          <table:table-cell office:value-type="string">
            <text:p>04 99 64 23 40</text:p>
          </table:table-cell>
          <table:table-cell office:value-type="string">
            <text:p>04 99 64 23 51</text:p>
          </table:table-cell>
          <table:table-cell table:number-columns-repeated="8"/>
          <table:table-cell office:value-type="string">
            <text:p>Place</text:p>
          </table:table-cell>
          <table:table-cell office:value-type="string">
            <text:p>de Franc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Odysseum</text:p>
          </table:table-cell>
          <table:table-cell table:number-columns-repeated="4"/>
          <table:table-cell office:value-type="float" office:value="923">
            <text:p>923</text:p>
          </table:table-cell>
          <table:table-cell table:number-columns-repeated="990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Maisons pour tous</text:p>
          </table:table-cell>
          <table:table-cell office:value-type="string">
            <text:p>Maison de quartier Antoine de Saint Exupéry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47 30 90</text:p>
          </table:table-cell>
          <table:table-cell office:value-type="string">
            <text:p>04 67 07 98 32</text:p>
          </table:table-cell>
          <table:table-cell office:value-type="string">
            <text:p>mpt.saint.exupery@wanadoo.fr</text:p>
          </table:table-cell>
          <table:table-cell/>
          <table:table-cell office:value-type="string">
            <text:p>Stationnement tout public</text:p>
          </table:table-cell>
          <table:table-cell office:value-type="string">
            <text:p>1692</text:p>
          </table:table-cell>
          <table:table-cell office:value-type="string">
            <text:p>43.5979090243</text:p>
          </table:table-cell>
          <table:table-cell office:value-type="string">
            <text:p>3.83884469638</text:p>
          </table:table-cell>
          <table:table-cell office:value-type="string">
            <text:p>130</text:p>
          </table:table-cell>
          <table:table-cell/>
          <table:table-cell office:value-type="string">
            <text:p>Allée</text:p>
          </table:table-cell>
          <table:table-cell office:value-type="string">
            <text:p>du Brio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7, 11 et La Ronde arrêt Les Bouisses / 11 <text:s/>et la Ronde arrêt Paul Fajon</text:p>
          </table:table-cell>
          <table:table-cell/>
          <table:table-cell office:value-type="float" office:value="613468486">
            <text:p>61346848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99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Maisons pour tous</text:p>
          </table:table-cell>
          <table:table-cell office:value-type="string">
            <text:p>Maison de quartier Emma Calvé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table:number-columns-repeated="2" office:value-type="string">
            <text:p>04 67 04 08 42</text:p>
          </table:table-cell>
          <table:table-cell office:value-type="string">
            <text:p>mptdubout@mpt.ville-montpellier.fr</text:p>
          </table:table-cell>
          <table:table-cell/>
          <table:table-cell office:value-type="string">
            <text:p>Stationnement possible à l'intérieur de l'enceinte</text:p>
          </table:table-cell>
          <table:table-cell office:value-type="string">
            <text:p>1703</text:p>
          </table:table-cell>
          <table:table-cell office:value-type="string">
            <text:p>43.6306322830</text:p>
          </table:table-cell>
          <table:table-cell office:value-type="string">
            <text:p>3.85588050986</text:p>
          </table:table-cell>
          <table:table-cell table:number-columns-repeated="2"/>
          <table:table-cell office:value-type="string">
            <text:p>Impasse</text:p>
          </table:table-cell>
          <table:table-cell office:value-type="string">
            <text:p>des Acacia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Lapeyronnie</text:p>
          </table:table-cell>
          <table:table-cell table:number-columns-repeated="2"/>
          <table:table-cell office:value-type="float" office:value="613479238">
            <text:p>613479238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table:number-columns-repeated="990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Maisons pour tous</text:p>
          </table:table-cell>
          <table:table-cell office:value-type="string">
            <text:p>Maison de quartier Frédéric Chopin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2 61 83</text:p>
          </table:table-cell>
          <table:table-cell office:value-type="string">
            <text:p>04 67 72 61 61</text:p>
          </table:table-cell>
          <table:table-cell office:value-type="string">
            <text:p>mpt.f.chopin@wanadoo.fr</text:p>
          </table:table-cell>
          <table:table-cell table:number-columns-repeated="2"/>
          <table:table-cell office:value-type="string">
            <text:p>746</text:p>
          </table:table-cell>
          <table:table-cell office:value-type="string">
            <text:p>43.6161723445</text:p>
          </table:table-cell>
          <table:table-cell office:value-type="string">
            <text:p>3.88404682445</text:p>
          </table:table-cell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u Marché aux Besti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rum / ligne 2 station Beaux-Arts</text:p>
          </table:table-cell>
          <table:table-cell table:number-columns-repeated="2"/>
          <table:table-cell office:value-type="float" office:value="185562260">
            <text:p>18556226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number-columns-repeated="99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aisons pour tous</text:p>
          </table:table-cell>
          <table:table-cell office:value-type="string">
            <text:p>Maison de quartier Jacques Prévert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04 23 10</text:p>
          </table:table-cell>
          <table:table-cell office:value-type="string">
            <text:p>04 67 04 03 10</text:p>
          </table:table-cell>
          <table:table-cell office:value-type="string">
            <text:p>mptguillierme@mpt.ville-montpellier.fr</text:p>
          </table:table-cell>
          <table:table-cell table:number-columns-repeated="2"/>
          <table:table-cell office:value-type="string">
            <text:p>1689</text:p>
          </table:table-cell>
          <table:table-cell office:value-type="string">
            <text:p>43.6122059176</text:p>
          </table:table-cell>
          <table:table-cell office:value-type="string">
            <text:p>3.85503324878</text:p>
          </table:table-cell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s Sureaux</text:p>
          </table:table-cell>
          <table:table-cell office:value-type="string">
            <text:p>Cité Astruc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5 arrêt Cité Astruc</text:p>
          </table:table-cell>
          <table:table-cell/>
          <table:table-cell office:value-type="float" office:value="613484759">
            <text:p>61348475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99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aisons pour tous</text:p>
          </table:table-cell>
          <table:table-cell office:value-type="string">
            <text:p>Maison de quartier Jean-Pierre Caillens</text:p>
          </table:table-cell>
          <table:table-cell office:value-type="string">
            <text:p>Prés d'Arènes</text:p>
          </table:table-cell>
          <table:table-cell office:value-type="string">
            <text:p>Tournezy</text:p>
          </table:table-cell>
          <table:table-cell office:value-type="string">
            <text:p>04 67 42 63 04</text:p>
          </table:table-cell>
          <table:table-cell office:value-type="string">
            <text:p>04 67 27 62 08</text:p>
          </table:table-cell>
          <table:table-cell office:value-type="string">
            <text:p>mpt.caillens@wanadoo.fr</text:p>
          </table:table-cell>
          <table:table-cell table:number-columns-repeated="2"/>
          <table:table-cell office:value-type="string">
            <text:p>1695</text:p>
          </table:table-cell>
          <table:table-cell office:value-type="string">
            <text:p>43.5809853269</text:p>
          </table:table-cell>
          <table:table-cell office:value-type="string">
            <text:p>3.87698848944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Tibériade</text:p>
          </table:table-cell>
          <table:table-cell office:value-type="string">
            <text:p>Tournezy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6 arrêts Mas Saint Pierre ou Montels l'Eglise</text:p>
          </table:table-cell>
          <table:table-cell/>
          <table:table-cell office:value-type="float" office:value="608146092">
            <text:p>60814609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9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aisons pour tous</text:p>
          </table:table-cell>
          <table:table-cell office:value-type="string">
            <text:p>Maison de quartier Jean-Pierre Chabrol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57 56 67</text:p>
          </table:table-cell>
          <table:table-cell office:value-type="string">
            <text:p>04 99 58 13 60</text:p>
          </table:table-cell>
          <table:table-cell office:value-type="string">
            <text:p>mpt.p.e.victor@wanadoo.fr</text:p>
          </table:table-cell>
          <table:table-cell table:number-columns-repeated="2"/>
          <table:table-cell office:value-type="string">
            <text:p>635</text:p>
          </table:table-cell>
          <table:table-cell office:value-type="string">
            <text:p>43.6227032854</text:p>
          </table:table-cell>
          <table:table-cell office:value-type="string">
            <text:p>3.84547728615</text:p>
          </table:table-cell>
          <table:table-cell office:value-type="string">
            <text:p>921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6 arrêt Cévennes</text:p>
          </table:table-cell>
          <table:table-cell/>
          <table:table-cell office:value-type="float" office:value="608149745">
            <text:p>608149745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number-columns-repeated="99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aisons pour tous</text:p>
          </table:table-cell>
          <table:table-cell office:value-type="string">
            <text:p>Maison de quartier Pauline Lafont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27 33 41</text:p>
          </table:table-cell>
          <table:table-cell office:value-type="string">
            <text:p>04 67 27 99 24</text:p>
          </table:table-cell>
          <table:table-cell office:value-type="string">
            <text:p>mptcamus@mpt.ville-montpellier.fr</text:p>
          </table:table-cell>
          <table:table-cell table:number-columns-repeated="2"/>
          <table:table-cell office:value-type="string">
            <text:p>1709</text:p>
          </table:table-cell>
          <table:table-cell office:value-type="string">
            <text:p>43.5889321635</text:p>
          </table:table-cell>
          <table:table-cell office:value-type="string">
            <text:p>3.86430993225</text:p>
          </table:table-cell>
          <table:table-cell office:value-type="string">
            <text:p>635</text:p>
          </table:table-cell>
          <table:table-cell/>
          <table:table-cell office:value-type="string">
            <text:p>Rue</text:p>
          </table:table-cell>
          <table:table-cell office:value-type="string">
            <text:p>Jacques Boun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station Villeneuve d'Angoulême</text:p>
          </table:table-cell>
          <table:table-cell table:number-columns-repeated="2"/>
          <table:table-cell office:value-type="float" office:value="606179388">
            <text:p>606179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aisons pour tous</text:p>
          </table:table-cell>
          <table:table-cell office:value-type="string">
            <text:p>Maison de quartier Pierre Azéma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02 48 52</text:p>
          </table:table-cell>
          <table:table-cell office:value-type="string">
            <text:p>04 67 02 12 89</text:p>
          </table:table-cell>
          <table:table-cell office:value-type="string">
            <text:p>mpt.azema@wanadoo.fr</text:p>
          </table:table-cell>
          <table:table-cell table:number-columns-repeated="2"/>
          <table:table-cell office:value-type="string">
            <text:p>1697</text:p>
          </table:table-cell>
          <table:table-cell office:value-type="string">
            <text:p>43.6192482846</text:p>
          </table:table-cell>
          <table:table-cell office:value-type="string">
            <text:p>3.90030697259</text:p>
          </table:table-cell>
          <table:table-cell office:value-type="string">
            <text:p>35</text:p>
          </table:table-cell>
          <table:table-cell/>
          <table:table-cell office:value-type="string">
            <text:p>Rue</text:p>
          </table:table-cell>
          <table:table-cell office:value-type="string">
            <text:p>André Malr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9 arrêt André Malraux / La Ronde arrêt Sémard</text:p>
          </table:table-cell>
          <table:table-cell/>
          <table:table-cell office:value-type="float" office:value="601547717">
            <text:p>601547717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table:number-columns-repeated="990"/>
        </table:table-row>
        <table:table-row table:style-name="ro3">
          <table:table-cell office:value-type="float" office:value="1241">
            <text:p>1241</text:p>
          </table:table-cell>
          <table:table-cell office:value-type="string">
            <text:p>Salles de spectacle et concert</text:p>
          </table:table-cell>
          <table:table-cell office:value-type="string">
            <text:p>Maison des Choeurs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Albert 1er</text:p>
          </table:table-cell>
          <table:table-cell office:value-type="string">
            <text:p>Chapelle St Charl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 1 <text:s/>Arrêt : Place Albert 1er</text:p>
            <text:p/>
            <text:p/>
          </table:table-cell>
          <table:table-cell table:number-columns-repeated="4"/>
          <table:table-cell office:value-type="float" office:value="1104">
            <text:p>1104</text:p>
          </table:table-cell>
          <table:table-cell table:number-columns-repeated="990"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Autres contacts utiles</text:p>
          </table:table-cell>
          <table:table-cell office:value-type="string">
            <text:p>Maison des Etudiant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14 49 37</text:p>
          </table:table-cell>
          <table:table-cell/>
          <table:table-cell office:value-type="string">
            <text:p>mde@univ-montp2.fr</text:p>
          </table:table-cell>
          <table:table-cell office:value-type="string">
            <text:p>www.univ-montp2.fr/index.php?nivo0_id=5&amp;&amp;nivo1_id=25&amp;&amp;nivo2_id=&amp;&amp;nivo3_id=&amp;&amp;page_id=14&amp;&amp;nivo=1&amp;&amp;Tpage=mn</text:p>
          </table:table-cell>
          <table:table-cell table:number-columns-repeated="6"/>
          <table:table-cell office:value-type="string">
            <text:p>Place</text:p>
          </table:table-cell>
          <table:table-cell office:value-type="string">
            <text:p>Eugène Bataillon</text:p>
          </table:table-cell>
          <table:table-cell office:value-type="string">
            <text:p>Case courrier : 436</text:p>
          </table:table-cell>
          <table:table-cell office:value-type="string">
            <text:p>34095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05">
            <text:p>1105</text:p>
          </table:table-cell>
          <table:table-cell table:number-columns-repeated="990"/>
        </table:table-row>
        <table:table-row table:style-name="ro2">
          <table:table-cell office:value-type="float" office:value="1410">
            <text:p>1410</text:p>
          </table:table-cell>
          <table:table-cell office:value-type="string">
            <text:p>Universités</text:p>
          </table:table-cell>
          <table:table-cell office:value-type="string">
            <text:p>Maison des Etudiants Aimé Schoenig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table:number-columns-repeated="3"/>
          <table:table-cell office:value-type="string">
            <text:p>www.univ-montp1.fr/la_vie_a_l_universite/vie_culturelle/la_maison_des_etudiants_aime_schoenig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Vendémiaire</text:p>
          </table:table-cell>
          <table:table-cell office:value-type="string">
            <text:p>Université Montpellier 1 – Espace Richter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arrêt Port Marianne ou Rives du Lez </text:p>
            <text:p/>
          </table:table-cell>
          <table:table-cell table:number-columns-repeated="4"/>
          <table:table-cell office:value-type="float" office:value="1250">
            <text:p>1250</text:p>
          </table:table-cell>
          <table:table-cell table:number-columns-repeated="990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Adresses utiles</text:p>
          </table:table-cell>
          <table:table-cell office:value-type="string">
            <text:p>Maison des personnes handicapées de l’Hérault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810 811 059 (N° Azur - prix d’un appel local)</text:p>
          </table:table-cell>
          <table:table-cell table:number-columns-repeated="2"/>
          <table:table-cell office:value-type="string">
            <text:p>www.cg34.fr/accueil/pdf/maison_personnes_handicapees.pdf</text:p>
          </table:table-cell>
          <table:table-cell office:value-type="string">
            <text:p>Parking disponible</text:p>
          </table:table-cell>
          <table:table-cell table:number-columns-repeated="3"/>
          <table:table-cell office:value-type="string">
            <text:p>59</text:p>
          </table:table-cell>
          <table:table-cell/>
          <table:table-cell office:value-type="string">
            <text:p>Avenue</text:p>
          </table:table-cell>
          <table:table-cell office:value-type="string">
            <text:p>de Fès</text:p>
          </table:table-cell>
          <table:table-cell office:value-type="string">
            <text:p>Bâtiment B</text:p>
          </table:table-cell>
          <table:table-cell office:value-type="string">
            <text:p>34087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, station Malbosc</text:p>
          </table:table-cell>
          <table:table-cell office:value-type="string">
            <text:p>ligne 16, arrêt Appel du 18 juin</text:p>
          </table:table-cell>
          <table:table-cell table:number-columns-repeated="3"/>
          <table:table-cell office:value-type="float" office:value="946">
            <text:p>946</text:p>
          </table:table-cell>
          <table:table-cell table:number-columns-repeated="990"/>
        </table:table-row>
        <table:table-row table:style-name="ro2">
          <table:table-cell office:value-type="float" office:value="1404">
            <text:p>1404</text:p>
          </table:table-cell>
          <table:table-cell office:value-type="string">
            <text:p>Département</text:p>
          </table:table-cell>
          <table:table-cell office:value-type="string">
            <text:p>Maison des personnes handicapées de l'Hérault</text:p>
          </table:table-cell>
          <table:table-cell office:value-type="string">
            <text:p>Mosson</text:p>
          </table:table-cell>
          <table:table-cell table:number-columns-repeated="4"/>
          <table:table-cell office:value-type="string">
            <text:p>www.cg34.fr/solidarite/handicapes/tourisme/hinfo.html</text:p>
          </table:table-cell>
          <table:table-cell table:number-columns-repeated="4"/>
          <table:table-cell office:value-type="string">
            <text:p>59</text:p>
          </table:table-cell>
          <table:table-cell/>
          <table:table-cell office:value-type="string">
            <text:p>Avenue</text:p>
          </table:table-cell>
          <table:table-cell office:value-type="string">
            <text:p>de Fès</text:p>
          </table:table-cell>
          <table:table-cell office:value-type="string">
            <text:p>BP 7353</text:p>
          </table:table-cell>
          <table:table-cell office:value-type="string">
            <text:p>34086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ligne 1, Arrêt Malbosc (450 m du site)</text:p>
            <text:p>Voiture : Parking</text:p>
          </table:table-cell>
          <table:table-cell office:value-type="string">
            <text:p>Ligne 16, Arrêt Appel du 18 juin </text:p>
            <text:p>(à ce jour, arrêt non aménagé pour les personnes à mobilité réduite - 150 m du site)</text:p>
          </table:table-cell>
          <table:table-cell table:number-columns-repeated="3"/>
          <table:table-cell office:value-type="float" office:value="1244">
            <text:p>1244</text:p>
          </table:table-cell>
          <table:table-cell table:number-columns-repeated="990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ervices municipaux</text:p>
          </table:table-cell>
          <table:table-cell office:value-type="string">
            <text:p>Maison des relations internationales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34 70 11</text:p>
          </table:table-cell>
          <table:table-cell office:value-type="string">
            <text:p>04 67 34 59 02</text:p>
          </table:table-cell>
          <table:table-cell table:number-columns-repeated="2"/>
          <table:table-cell office:value-type="string">
            <text:p>Le Corum</text:p>
          </table:table-cell>
          <table:table-cell table:number-columns-repeated="3"/>
          <table:table-cell office:value-type="string">
            <text:p>14</text:p>
          </table:table-cell>
          <table:table-cell/>
          <table:table-cell office:value-type="string">
            <text:p>Descente</text:p>
          </table:table-cell>
          <table:table-cell office:value-type="string">
            <text:p><text:s/>en Barrat</text:p>
          </table:table-cell>
          <table:table-cell office:value-type="string">
            <text:p>(au bout de l'esplanade Charles-de-Gaulle)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 ou Le Corum</text:p>
          </table:table-cell>
          <table:table-cell table:number-columns-repeated="4"/>
          <table:table-cell office:value-type="float" office:value="426">
            <text:p>426</text:p>
          </table:table-cell>
          <table:table-cell table:number-columns-repeated="990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Services municipaux</text:p>
          </table:table-cell>
          <table:table-cell office:value-type="string">
            <text:p>Maison des seniors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63 67 10</text:p>
          </table:table-cell>
          <table:table-cell office:value-type="string">
            <text:p>04 67 63 67 17</text:p>
          </table:table-cell>
          <table:table-cell table:number-columns-repeated="6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AUX_NORMES</text:p>
          </table:table-cell>
          <table:table-cell table:number-columns-repeated="8"/>
          <table:table-cell office:value-type="float" office:value="422">
            <text:p>422</text:p>
          </table:table-cell>
          <table:table-cell table:number-columns-repeated="990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Autres contacts utiles</text:p>
          </table:table-cell>
          <table:table-cell office:value-type="string">
            <text:p>Maison des Sport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78 57</text:p>
          </table:table-cell>
          <table:table-cell office:value-type="string">
            <text:p>04 67 41 78 73</text:p>
          </table:table-cell>
          <table:table-cell table:number-columns-repeated="6"/>
          <table:table-cell office:value-type="string">
            <text:p>200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/>
          <table:table-cell office:value-type="string">
            <text:p>34094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06">
            <text:p>1106</text:p>
          </table:table-cell>
          <table:table-cell table:number-columns-repeated="990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Salles de réunions</text:p>
          </table:table-cell>
          <table:table-cell office:value-type="string">
            <text:p>Maison des Syndicats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8"/>
          <table:table-cell office:value-type="string">
            <text:p>15</text:p>
          </table:table-cell>
          <table:table-cell/>
          <table:table-cell office:value-type="string">
            <text:p>Place</text:p>
          </table:table-cell>
          <table:table-cell office:value-type="string">
            <text:p>Zeu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Léon-Blum</text:p>
          </table:table-cell>
          <table:table-cell table:number-columns-repeated="4"/>
          <table:table-cell office:value-type="float" office:value="985">
            <text:p>985</text:p>
          </table:table-cell>
          <table:table-cell table:number-columns-repeated="990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aisons pour tous</text:p>
          </table:table-cell>
          <table:table-cell office:value-type="string">
            <text:p>Maison pour tous Albert Camus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27 33 41</text:p>
          </table:table-cell>
          <table:table-cell office:value-type="string">
            <text:p>04 67 27 99 24</text:p>
          </table:table-cell>
          <table:table-cell office:value-type="string">
            <text:p>mptcamus@mpt.ville-montpellier.fr</text:p>
          </table:table-cell>
          <table:table-cell table:number-columns-repeated="2"/>
          <table:table-cell office:value-type="string">
            <text:p>1410</text:p>
          </table:table-cell>
          <table:table-cell office:value-type="string">
            <text:p>43.5967868931</text:p>
          </table:table-cell>
          <table:table-cell office:value-type="string">
            <text:p>3.86997468673</text:p>
          </table:table-cell>
          <table:table-cell office:value-type="string">
            <text:p>118</text:p>
          </table:table-cell>
          <table:table-cell/>
          <table:table-cell office:value-type="string">
            <text:p>Allée</text:p>
          </table:table-cell>
          <table:table-cell office:value-type="string">
            <text:p>Maurice Bonafos</text:p>
          </table:table-cell>
          <table:table-cell office:value-type="string">
            <text:p>BP8006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station Mas Drevon</text:p>
          </table:table-cell>
          <table:table-cell office:value-type="string">
            <text:p>5 arrêt Stade Sabathé</text:p>
          </table:table-cell>
          <table:table-cell/>
          <table:table-cell office:value-type="float" office:value="608349251">
            <text:p>60834925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9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isons pour tous</text:p>
          </table:table-cell>
          <table:table-cell office:value-type="string">
            <text:p>Maison pour tous Albert Dubout</text:p>
          </table:table-cell>
          <table:table-cell office:value-type="string">
            <text:p>Hôpitaux - Facultés</text:p>
          </table:table-cell>
          <table:table-cell office:value-type="string">
            <text:p>Aiguelongue</text:p>
          </table:table-cell>
          <table:table-cell office:value-type="string">
            <text:p>04 67 02 68 58</text:p>
          </table:table-cell>
          <table:table-cell office:value-type="string">
            <text:p>04 67 79 81 54</text:p>
          </table:table-cell>
          <table:table-cell office:value-type="string">
            <text:p>mptdubout@mpt.ville-montpellier.fr</text:p>
          </table:table-cell>
          <table:table-cell table:number-columns-repeated="2"/>
          <table:table-cell office:value-type="string">
            <text:p>1359</text:p>
          </table:table-cell>
          <table:table-cell office:value-type="string">
            <text:p>43.6263469418</text:p>
          </table:table-cell>
          <table:table-cell office:value-type="string">
            <text:p>3.88253701780</text:p>
          </table:table-cell>
          <table:table-cell office:value-type="string">
            <text:p>1071</text:p>
          </table:table-cell>
          <table:table-cell/>
          <table:table-cell office:value-type="string">
            <text:p>Avenue</text:p>
          </table:table-cell>
          <table:table-cell office:value-type="string">
            <text:p>de la Justice de Castelna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station Aiguelongue</text:p>
          </table:table-cell>
          <table:table-cell office:value-type="string">
            <text:p>La Ronde ou 5 arrêt Aiguelongue</text:p>
          </table:table-cell>
          <table:table-cell/>
          <table:table-cell office:value-type="float" office:value="598173759">
            <text:p>598173759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table:number-columns-repeated="99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isons pour tous</text:p>
          </table:table-cell>
          <table:table-cell office:value-type="string">
            <text:p>Maison pour tous Albertine Sarrazin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27 24 66</text:p>
          </table:table-cell>
          <table:table-cell office:value-type="string">
            <text:p>04 67 69 48 72</text:p>
          </table:table-cell>
          <table:table-cell office:value-type="string">
            <text:p>mpt.f.malherbe@wanadoo.fr</text:p>
          </table:table-cell>
          <table:table-cell table:number-columns-repeated="2"/>
          <table:table-cell office:value-type="string">
            <text:p>1705</text:p>
          </table:table-cell>
          <table:table-cell office:value-type="string">
            <text:p>43.6053044434</text:p>
          </table:table-cell>
          <table:table-cell office:value-type="string">
            <text:p>3.85946169556</text:p>
          </table:table-cell>
          <table:table-cell office:value-type="string">
            <text:p>43</text:p>
          </table:table-cell>
          <table:table-cell/>
          <table:table-cell office:value-type="string">
            <text:p>Rue</text:p>
          </table:table-cell>
          <table:table-cell office:value-type="string">
            <text:p>Tour Gayraud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1 arrêt Claret</text:p>
          </table:table-cell>
          <table:table-cell table:number-columns-repeated="3"/>
          <table:table-cell office:value-type="float" office:value="388">
            <text:p>388</text:p>
          </table:table-cell>
          <table:table-cell table:number-columns-repeated="990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isons pour tous</text:p>
          </table:table-cell>
          <table:table-cell office:value-type="string">
            <text:p>Maison pour tous André Chamson</text:p>
          </table:table-cell>
          <table:table-cell office:value-type="string">
            <text:p>Les Cévennes</text:p>
          </table:table-cell>
          <table:table-cell office:value-type="string">
            <text:p>La Martelle</text:p>
          </table:table-cell>
          <table:table-cell office:value-type="string">
            <text:p>04 67 75 10 55</text:p>
          </table:table-cell>
          <table:table-cell office:value-type="string">
            <text:p>04 67 75 09 60</text:p>
          </table:table-cell>
          <table:table-cell office:value-type="string">
            <text:p>mpt.a.chamson@wanadoo.fr</text:p>
          </table:table-cell>
          <table:table-cell/>
          <table:table-cell office:value-type="string">
            <text:p>stationnement tout public</text:p>
          </table:table-cell>
          <table:table-cell office:value-type="string">
            <text:p>593</text:p>
          </table:table-cell>
          <table:table-cell office:value-type="string">
            <text:p>43.6092636044</text:p>
          </table:table-cell>
          <table:table-cell office:value-type="string">
            <text:p>3.83528421130</text:p>
          </table:table-cell>
          <table:table-cell office:value-type="string">
            <text:p>105</text:p>
          </table:table-cell>
          <table:table-cell/>
          <table:table-cell office:value-type="string">
            <text:p>Rue</text:p>
          </table:table-cell>
          <table:table-cell office:value-type="string">
            <text:p>Gustave Eiff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7 arrêts M. Teste ou La Martellière</text:p>
          </table:table-cell>
          <table:table-cell/>
          <table:table-cell office:value-type="float" office:value="608165173">
            <text:p>608165173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number-columns-repeated="99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aisons pour tous</text:p>
          </table:table-cell>
          <table:table-cell office:value-type="string">
            <text:p>Maison pour tous Boris Vian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office:value-type="string">
            <text:p>04 67 64 14 67</text:p>
          </table:table-cell>
          <table:table-cell office:value-type="string">
            <text:p>04 67 22 51 30</text:p>
          </table:table-cell>
          <table:table-cell office:value-type="string">
            <text:p>mpt.b.vian@wanadoo.fr</text:p>
          </table:table-cell>
          <table:table-cell table:number-columns-repeated="2"/>
          <table:table-cell office:value-type="string">
            <text:p>1696</text:p>
          </table:table-cell>
          <table:table-cell office:value-type="string">
            <text:p>43.5965611721</text:p>
          </table:table-cell>
          <table:table-cell office:value-type="string">
            <text:p>3.89105120385</text:p>
          </table:table-cell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 l'Améthyst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Moularès</text:p>
          </table:table-cell>
          <table:table-cell office:value-type="string">
            <text:p>8 arrêt Jean Mirailhet ou Collège les Aiguerelles</text:p>
          </table:table-cell>
          <table:table-cell/>
          <table:table-cell office:value-type="float" office:value="608259048">
            <text:p>608259048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99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sons pour tous</text:p>
          </table:table-cell>
          <table:table-cell office:value-type="string">
            <text:p>Maison pour tous Fanfonne Guillierme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04 23 10</text:p>
          </table:table-cell>
          <table:table-cell office:value-type="string">
            <text:p>04 67 04 03 10</text:p>
          </table:table-cell>
          <table:table-cell office:value-type="string">
            <text:p>mptguillierme@mpt.ville-montpellier.fr</text:p>
          </table:table-cell>
          <table:table-cell/>
          <table:table-cell office:value-type="string">
            <text:p>1 place réservée</text:p>
          </table:table-cell>
          <table:table-cell office:value-type="string">
            <text:p>1688</text:p>
          </table:table-cell>
          <table:table-cell office:value-type="string">
            <text:p>43.6224312070</text:p>
          </table:table-cell>
          <table:table-cell office:value-type="string">
            <text:p>3.8416631656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Avant-Mont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6 arrêts Sainte Geneviève ou Cévennes</text:p>
          </table:table-cell>
          <table:table-cell/>
          <table:table-cell office:value-type="float" office:value="608217206">
            <text:p>608217206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number-columns-repeated="990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aisons pour tous</text:p>
          </table:table-cell>
          <table:table-cell office:value-type="string">
            <text:p>Maison pour tous François Villon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45 04 57</text:p>
          </table:table-cell>
          <table:table-cell office:value-type="string">
            <text:p>04 67 40 12 52</text:p>
          </table:table-cell>
          <table:table-cell office:value-type="string">
            <text:p>mpt.f.villon@wanadoo.fr</text:p>
          </table:table-cell>
          <table:table-cell table:number-columns-repeated="2"/>
          <table:table-cell office:value-type="string">
            <text:p>1687</text:p>
          </table:table-cell>
          <table:table-cell office:value-type="string">
            <text:p>43.6153222380</text:p>
          </table:table-cell>
          <table:table-cell office:value-type="string">
            <text:p>3.8392917590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Araucari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6 arrêt Pergola / 15 ou La Ronde arrêt Les Tonnelles / 16 arrêt Le Belvédère</text:p>
          </table:table-cell>
          <table:table-cell/>
          <table:table-cell office:value-type="float" office:value="28382861">
            <text:p>2838286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table:number-columns-repeated="990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aisons pour tous</text:p>
          </table:table-cell>
          <table:table-cell office:value-type="string">
            <text:p>Maison pour tous George Sand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office:value-type="string">
            <text:p>04 67 79 22 18</text:p>
          </table:table-cell>
          <table:table-cell office:value-type="string">
            <text:p>04 67 79 71 64</text:p>
          </table:table-cell>
          <table:table-cell office:value-type="string">
            <text:p>mpt.sand@wanadoo.fr</text:p>
          </table:table-cell>
          <table:table-cell table:number-columns-repeated="2"/>
          <table:table-cell office:value-type="string">
            <text:p>1701</text:p>
          </table:table-cell>
          <table:table-cell office:value-type="string">
            <text:p>43.6188500475</text:p>
          </table:table-cell>
          <table:table-cell office:value-type="string">
            <text:p>3.89401291396</text:p>
          </table:table-cell>
          <table:table-cell office:value-type="string">
            <text:p>25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Saint André de 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station Les Aubes / Correspondance tramway ligne 1 station Léon Blum</text:p>
          </table:table-cell>
          <table:table-cell office:value-type="string">
            <text:p>14 arrêts Rimbaud ou Palombes</text:p>
          </table:table-cell>
          <table:table-cell/>
          <table:table-cell office:value-type="float" office:value="60218330">
            <text:p>6021833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table:number-columns-repeated="99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isons pour tous</text:p>
          </table:table-cell>
          <table:table-cell office:value-type="string">
            <text:p>Maison pour tous Georges Brassen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0 40 11</text:p>
          </table:table-cell>
          <table:table-cell office:value-type="string">
            <text:p>04 67 45 18 88</text:p>
          </table:table-cell>
          <table:table-cell office:value-type="string">
            <text:p>mptbrassens@mpt.ville-montpellier.fr</text:p>
          </table:table-cell>
          <table:table-cell/>
          <table:table-cell office:value-type="string">
            <text:p>Parking tout public</text:p>
          </table:table-cell>
          <table:table-cell office:value-type="string">
            <text:p>1492</text:p>
          </table:table-cell>
          <table:table-cell office:value-type="string">
            <text:p>43.6421885569</text:p>
          </table:table-cell>
          <table:table-cell office:value-type="string">
            <text:p>3.81800071487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Jacques Brel</text:p>
          </table:table-cell>
          <table:table-cell office:value-type="string">
            <text:p>Les Hauts de Massan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AUX_NORMES</text:p>
          </table:table-cell>
          <table:table-cell table:number-columns-repeated="4"/>
          <table:table-cell office:value-type="string">
            <text:p>ligne 1 station Hauts de Massane</text:p>
          </table:table-cell>
          <table:table-cell office:value-type="string">
            <text:p>15 arrêt Place d'Italie</text:p>
          </table:table-cell>
          <table:table-cell/>
          <table:table-cell office:value-type="float" office:value="595129589">
            <text:p>595129589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number-columns-repeated="990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Maisons pour tous</text:p>
          </table:table-cell>
          <table:table-cell office:value-type="string">
            <text:p>Maison pour tous Joseph Ricôme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58 71 96</text:p>
          </table:table-cell>
          <table:table-cell office:value-type="string">
            <text:p>04 67 58 23 99</text:p>
          </table:table-cell>
          <table:table-cell office:value-type="string">
            <text:p>mpt.j.ricome@wanadoo.fr</text:p>
          </table:table-cell>
          <table:table-cell table:number-columns-repeated="2"/>
          <table:table-cell office:value-type="string">
            <text:p>1699</text:p>
          </table:table-cell>
          <table:table-cell office:value-type="string">
            <text:p>43.6084823442</text:p>
          </table:table-cell>
          <table:table-cell office:value-type="string">
            <text:p>3.86644361593</text:p>
          </table:table-cell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Pagè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1 arrêt Renouvier / 15 arrêt Plan Cabanes</text:p>
            <text:p/>
          </table:table-cell>
          <table:table-cell/>
          <table:table-cell office:value-type="float" office:value="613491805">
            <text:p>613491805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99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isons pour tous</text:p>
          </table:table-cell>
          <table:table-cell office:value-type="string">
            <text:p>Maison pour tous Léo Lagrange</text:p>
          </table:table-cell>
          <table:table-cell table:number-columns-repeated="2" office:value-type="string">
            <text:p>Mosson</text:p>
          </table:table-cell>
          <table:table-cell office:value-type="string">
            <text:p>04 67 40 33 57</text:p>
          </table:table-cell>
          <table:table-cell office:value-type="string">
            <text:p>04 67 40 13 69</text:p>
          </table:table-cell>
          <table:table-cell office:value-type="string">
            <text:p>mptlagrange@mpt.ville-montpellier.fr</text:p>
          </table:table-cell>
          <table:table-cell/>
          <table:table-cell office:value-type="string">
            <text:p>Parking tout public</text:p>
          </table:table-cell>
          <table:table-cell office:value-type="string">
            <text:p>1685</text:p>
          </table:table-cell>
          <table:table-cell office:value-type="string">
            <text:p>43.6284160621</text:p>
          </table:table-cell>
          <table:table-cell office:value-type="string">
            <text:p>3.81663097976</text:p>
          </table:table-cell>
          <table:table-cell office:value-type="string">
            <text:p>155</text:p>
          </table:table-cell>
          <table:table-cell/>
          <table:table-cell office:value-type="string">
            <text:p>Avenue</text:p>
          </table:table-cell>
          <table:table-cell office:value-type="string">
            <text:p>de Bolog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Halles de la Paillade</text:p>
          </table:table-cell>
          <table:table-cell office:value-type="string">
            <text:p>15 arrêt Halles de la Paillade</text:p>
          </table:table-cell>
          <table:table-cell/>
          <table:table-cell office:value-type="float" office:value="598143229">
            <text:p>59814322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number-columns-repeated="990"/>
        </table:table-row>
        <table:table-row table:style-name="ro3">
          <table:table-cell office:value-type="float" office:value="324">
            <text:p>324</text:p>
          </table:table-cell>
          <table:table-cell office:value-type="string">
            <text:p>Maisons pour tous</text:p>
          </table:table-cell>
          <table:table-cell office:value-type="string">
            <text:p>Maison pour tous L'Escoutaïre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32 70</text:p>
          </table:table-cell>
          <table:table-cell office:value-type="string">
            <text:p>04 67 22 52 45</text:p>
          </table:table-cell>
          <table:table-cell office:value-type="string">
            <text:p>mpt.escoutaire@wanadoo.fr</text:p>
          </table:table-cell>
          <table:table-cell table:number-columns-repeated="2"/>
          <table:table-cell office:value-type="string">
            <text:p>1393</text:p>
          </table:table-cell>
          <table:table-cell office:value-type="string">
            <text:p>43.5953126608</text:p>
          </table:table-cell>
          <table:table-cell office:value-type="string">
            <text:p>3.88462633887</text:p>
          </table:table-cell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des Razet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2 arrêt Razeteurs</text:p>
            <text:p>16 arrêt Lucullus</text:p>
            <text:p/>
          </table:table-cell>
          <table:table-cell/>
          <table:table-cell office:value-type="float" office:value="601512376">
            <text:p>60151237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9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aisons pour tous</text:p>
          </table:table-cell>
          <table:table-cell office:value-type="string">
            <text:p>Maison pour tous Marcel Pagnol</text:p>
          </table:table-cell>
          <table:table-cell office:value-type="string">
            <text:p>Les Cévennes</text:p>
          </table:table-cell>
          <table:table-cell office:value-type="string">
            <text:p>La Chamberte</text:p>
          </table:table-cell>
          <table:table-cell office:value-type="string">
            <text:p>04 67 42 98 51</text:p>
          </table:table-cell>
          <table:table-cell office:value-type="string">
            <text:p>04 67 42 52 38</text:p>
          </table:table-cell>
          <table:table-cell office:value-type="string">
            <text:p>mptmpagnol@orange.fr</text:p>
          </table:table-cell>
          <table:table-cell table:number-columns-repeated="2"/>
          <table:table-cell office:value-type="string">
            <text:p>1691</text:p>
          </table:table-cell>
          <table:table-cell office:value-type="string">
            <text:p>43.6014084486</text:p>
          </table:table-cell>
          <table:table-cell office:value-type="string">
            <text:p>3.85048657842</text:p>
          </table:table-cell>
          <table:table-cell office:value-type="string">
            <text:p>64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6 arrêt Terminus / 11 arrêt Cité Valette</text:p>
          </table:table-cell>
          <table:table-cell/>
          <table:table-cell office:value-type="float" office:value="601522031">
            <text:p>60152203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9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aisons pour tous</text:p>
          </table:table-cell>
          <table:table-cell office:value-type="string">
            <text:p>Maison pour tous Marie Curie</text:p>
          </table:table-cell>
          <table:table-cell office:value-type="string">
            <text:p>Mosson</text:p>
          </table:table-cell>
          <table:table-cell office:value-type="string">
            <text:p>Celleneuve</text:p>
          </table:table-cell>
          <table:table-cell office:value-type="string">
            <text:p>04 67 75 10 34</text:p>
          </table:table-cell>
          <table:table-cell office:value-type="string">
            <text:p>04 67 75 36 19</text:p>
          </table:table-cell>
          <table:table-cell office:value-type="string">
            <text:p>mptmcurie@mpt.ville-montpellier.fr</text:p>
          </table:table-cell>
          <table:table-cell table:number-columns-repeated="2"/>
          <table:table-cell office:value-type="string">
            <text:p>1729</text:p>
          </table:table-cell>
          <table:table-cell office:value-type="string">
            <text:p>43.6126493760</text:p>
          </table:table-cell>
          <table:table-cell office:value-type="string">
            <text:p>3.83057738457</text:p>
          </table:table-cell>
          <table:table-cell office:value-type="string">
            <text:p>13</text:p>
          </table:table-cell>
          <table:table-cell/>
          <table:table-cell office:value-type="string">
            <text:p>Allée</text:p>
          </table:table-cell>
          <table:table-cell office:value-type="string">
            <text:p>Antonin Chauli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5 et 25 arrêt Marie Curie</text:p>
          </table:table-cell>
          <table:table-cell/>
          <table:table-cell office:value-type="float" office:value="76003871">
            <text:p>76003871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table:number-columns-repeated="990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isons pour tous</text:p>
          </table:table-cell>
          <table:table-cell office:value-type="string">
            <text:p>Maison pour tous Mélina Mercouri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99 92 23 80</text:p>
          </table:table-cell>
          <table:table-cell office:value-type="string">
            <text:p>04 99 92 23 81</text:p>
          </table:table-cell>
          <table:table-cell office:value-type="string">
            <text:p>mpt.mercouri@wanadoo.fr</text:p>
          </table:table-cell>
          <table:table-cell table:number-columns-repeated="2"/>
          <table:table-cell office:value-type="string">
            <text:p>1707</text:p>
          </table:table-cell>
          <table:table-cell office:value-type="string">
            <text:p>43.6136894469</text:p>
          </table:table-cell>
          <table:table-cell office:value-type="string">
            <text:p>3.90831993964</text:p>
          </table:table-cell>
          <table:table-cell office:value-type="string">
            <text:p>842</text:p>
          </table:table-cell>
          <table:table-cell/>
          <table:table-cell office:value-type="string">
            <text:p>Rue</text:p>
          </table:table-cell>
          <table:table-cell office:value-type="string">
            <text:p>de la Vieille Post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9 ou La Ronde arrêt Pinville</text:p>
          </table:table-cell>
          <table:table-cell/>
          <table:table-cell office:value-type="float" office:value="613500217">
            <text:p>613500217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number-columns-repeated="990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aisons pour tous</text:p>
          </table:table-cell>
          <table:table-cell office:value-type="string">
            <text:p>Maison pour tous Michel Colucci</text:p>
          </table:table-cell>
          <table:table-cell office:value-type="string">
            <text:p>Croix d'Argent</text:p>
          </table:table-cell>
          <table:table-cell office:value-type="string">
            <text:p>Bagatelle</text:p>
          </table:table-cell>
          <table:table-cell office:value-type="string">
            <text:p>04 67 42 52 85</text:p>
          </table:table-cell>
          <table:table-cell office:value-type="string">
            <text:p>04 67 42 44 24</text:p>
          </table:table-cell>
          <table:table-cell office:value-type="string">
            <text:p>mpt.m.colucci@wanadoo.fr</text:p>
          </table:table-cell>
          <table:table-cell/>
          <table:table-cell office:value-type="string">
            <text:p>Stationnement tout public</text:p>
          </table:table-cell>
          <table:table-cell office:value-type="string">
            <text:p>1702</text:p>
          </table:table-cell>
          <table:table-cell office:value-type="string">
            <text:p>43.5936428447</text:p>
          </table:table-cell>
          <table:table-cell office:value-type="string">
            <text:p>3.84011718228</text:p>
          </table:table-cell>
          <table:table-cell office:value-type="string">
            <text:p>205</text:p>
          </table:table-cell>
          <table:table-cell/>
          <table:table-cell office:value-type="string">
            <text:p>Rue</text:p>
          </table:table-cell>
          <table:table-cell office:value-type="string">
            <text:p>de Chengdu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1 ou la Ronde arrêt Rouget de Lisle</text:p>
          </table:table-cell>
          <table:table-cell/>
          <table:table-cell office:value-type="float" office:value="613501164">
            <text:p>61350116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990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aisons pour tous</text:p>
          </table:table-cell>
          <table:table-cell office:value-type="string">
            <text:p>Maison pour tous Paul-Emile Victor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99 58 13 58</text:p>
          </table:table-cell>
          <table:table-cell office:value-type="string">
            <text:p>04 99 58 13 60</text:p>
          </table:table-cell>
          <table:table-cell office:value-type="string">
            <text:p>mpt.p.e.victor@wanadoo.fr</text:p>
          </table:table-cell>
          <table:table-cell table:number-columns-repeated="2"/>
          <table:table-cell office:value-type="string">
            <text:p>1700</text:p>
          </table:table-cell>
          <table:table-cell office:value-type="string">
            <text:p>43.6240649143</text:p>
          </table:table-cell>
          <table:table-cell office:value-type="string">
            <text:p>3.84289303227</text:p>
          </table:table-cell>
          <table:table-cell office:value-type="string">
            <text:p>1247</text:p>
          </table:table-cell>
          <table:table-cell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hâteau d'Ô</text:p>
          </table:table-cell>
          <table:table-cell office:value-type="string">
            <text:p>16 arrêt Sainte Geneviève / 7 arrêt Hôtel du Département</text:p>
          </table:table-cell>
          <table:table-cell/>
          <table:table-cell office:value-type="float" office:value="469733712">
            <text:p>469733712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990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Maisons pour tous</text:p>
          </table:table-cell>
          <table:table-cell office:value-type="string">
            <text:p>Maison pour tous Rosa-Lee Park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66 34 99</text:p>
          </table:table-cell>
          <table:table-cell office:value-type="string">
            <text:p>04 67 66 41 57</text:p>
          </table:table-cell>
          <table:table-cell office:value-type="string">
            <text:p>mpt.rosaparks@free.fr</text:p>
          </table:table-cell>
          <table:table-cell table:number-columns-repeated="5"/>
          <table:table-cell office:value-type="string">
            <text:p>10</text:p>
          </table:table-cell>
          <table:table-cell/>
          <table:table-cell office:value-type="string">
            <text:p>Rue</text:p>
          </table:table-cell>
          <table:table-cell office:value-type="string">
            <text:p>François-Henri d'Harcourt</text:p>
          </table:table-cell>
          <table:table-cell office:value-type="string">
            <text:p>quartier Malbosc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Malbosc</text:p>
          </table:table-cell>
          <table:table-cell table:number-columns-repeated="4"/>
          <table:table-cell office:value-type="float" office:value="1247">
            <text:p>1247</text:p>
          </table:table-cell>
          <table:table-cell table:number-columns-repeated="990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aisons pour tous</text:p>
          </table:table-cell>
          <table:table-cell office:value-type="string">
            <text:p>Maison pour tous Voltaire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99 52 68 45</text:p>
          </table:table-cell>
          <table:table-cell office:value-type="string">
            <text:p>04 99 52 68 46</text:p>
          </table:table-cell>
          <table:table-cell office:value-type="string">
            <text:p>mpt.voltaire@numericable.fr</text:p>
          </table:table-cell>
          <table:table-cell table:number-columns-repeated="2"/>
          <table:table-cell office:value-type="string">
            <text:p>1704</text:p>
          </table:table-cell>
          <table:table-cell office:value-type="string">
            <text:p>43.6041871129</text:p>
          </table:table-cell>
          <table:table-cell office:value-type="string">
            <text:p>3.88875067640</text:p>
          </table:table-cell>
          <table:table-cell office:value-type="string">
            <text:p>3</text:p>
          </table:table-cell>
          <table:table-cell/>
          <table:table-cell office:value-type="string">
            <text:p>Square</text:p>
          </table:table-cell>
          <table:table-cell office:value-type="string">
            <text:p>Jean Monne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station Voltaire</text:p>
          </table:table-cell>
          <table:table-cell table:number-columns-repeated="2"/>
          <table:table-cell office:value-type="float" office:value="256092670">
            <text:p>25609267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number-columns-repeated="990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archés de quartiers</text:p>
          </table:table-cell>
          <table:table-cell office:value-type="string">
            <text:p>Marché Albert 1er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Albert 1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Albert 1er</text:p>
          </table:table-cell>
          <table:table-cell table:number-columns-repeated="4"/>
          <table:table-cell office:value-type="float" office:value="504">
            <text:p>504</text:p>
          </table:table-cell>
          <table:table-cell table:number-columns-repeated="990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rchés thématiques</text:p>
          </table:table-cell>
          <table:table-cell office:value-type="string">
            <text:p>Marché aux Fleurs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Parking Comédie ou Corum</text:p>
          </table:table-cell>
          <table:table-cell office:value-type="string">
            <text:p>160600</text:p>
          </table:table-cell>
          <table:table-cell office:value-type="string">
            <text:p>43.6101103339</text:p>
          </table:table-cell>
          <table:table-cell office:value-type="string">
            <text:p>3.87425834359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Charles-de-Gaulle</text:p>
          </table:table-cell>
          <table:table-cell office:value-type="string">
            <text:p>Allée Paul-Boule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</text:p>
          </table:table-cell>
          <table:table-cell table:number-columns-repeated="4"/>
          <table:table-cell office:value-type="float" office:value="362">
            <text:p>362</text:p>
          </table:table-cell>
          <table:table-cell table:number-columns-repeated="990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archés thématiques</text:p>
          </table:table-cell>
          <table:table-cell office:value-type="string">
            <text:p>Marché aux Plants</text:p>
          </table:table-cell>
          <table:table-cell office:value-type="string">
            <text:p>Mosson</text:p>
          </table:table-cell>
          <table:table-cell table:number-columns-repeated="5"/>
          <table:table-cell office:value-type="string">
            <text:p>Parking gratuit Espace Mosson</text:p>
          </table:table-cell>
          <table:table-cell office:value-type="string">
            <text:p>00022500</text:p>
          </table:table-cell>
          <table:table-cell office:value-type="string">
            <text:p>43.6174173105</text:p>
          </table:table-cell>
          <table:table-cell office:value-type="string">
            <text:p>3.81767558524</text:p>
          </table:table-cell>
          <table:table-cell table:number-columns-repeated="2"/>
          <table:table-cell office:value-type="string">
            <text:p>Espace</text:p>
          </table:table-cell>
          <table:table-cell office:value-type="string">
            <text:p>Mos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Mosson</text:p>
          </table:table-cell>
          <table:table-cell office:value-type="string">
            <text:p>ligne 15 arrêt Europe</text:p>
          </table:table-cell>
          <table:table-cell table:number-columns-repeated="3"/>
          <table:table-cell office:value-type="float" office:value="505">
            <text:p>505</text:p>
          </table:table-cell>
          <table:table-cell table:number-columns-repeated="990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archés thématiques</text:p>
          </table:table-cell>
          <table:table-cell office:value-type="string">
            <text:p>Marché aux Puces et à la Brocante</text:p>
          </table:table-cell>
          <table:table-cell office:value-type="string">
            <text:p>Mosson</text:p>
          </table:table-cell>
          <table:table-cell/>
          <table:table-cell office:value-type="string">
            <text:p>04 67 75 40 45</text:p>
          </table:table-cell>
          <table:table-cell table:number-columns-repeated="3"/>
          <table:table-cell office:value-type="string">
            <text:p>Parking gratuit Espace Mosson</text:p>
          </table:table-cell>
          <table:table-cell office:value-type="string">
            <text:p>TA185</text:p>
          </table:table-cell>
          <table:table-cell table:number-columns-repeated="4"/>
          <table:table-cell office:value-type="string">
            <text:p>Espace</text:p>
          </table:table-cell>
          <table:table-cell office:value-type="string">
            <text:p>Mos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 station Mosson</text:p>
          </table:table-cell>
          <table:table-cell office:value-type="string">
            <text:p>ligne 15 arrêt Europe</text:p>
          </table:table-cell>
          <table:table-cell table:number-columns-repeated="3"/>
          <table:table-cell office:value-type="float" office:value="364">
            <text:p>364</text:p>
          </table:table-cell>
          <table:table-cell table:number-columns-repeated="990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rchés de quartiers</text:p>
          </table:table-cell>
          <table:table-cell office:value-type="string">
            <text:p>Marché d'Antigone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Parking Nombre d'Or ou Europa</text:p>
          </table:table-cell>
          <table:table-cell office:value-type="string">
            <text:p>00160700</text:p>
          </table:table-cell>
          <table:table-cell office:value-type="string">
            <text:p>43.6081311890</text:p>
          </table:table-cell>
          <table:table-cell office:value-type="string">
            <text:p>3.88737393916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u Nombr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Antigone</text:p>
          </table:table-cell>
          <table:table-cell table:number-columns-repeated="4"/>
          <table:table-cell office:value-type="float" office:value="360">
            <text:p>360</text:p>
          </table:table-cell>
          <table:table-cell table:number-columns-repeated="990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Grands marchés</text:p>
          </table:table-cell>
          <table:table-cell office:value-type="string">
            <text:p>Marché de l'Esplanade - Comédie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Parking Comédie Parkings du Polygone et du Triangle</text:p>
          </table:table-cell>
          <table:table-cell office:value-type="string">
            <text:p>00229900</text:p>
          </table:table-cell>
          <table:table-cell office:value-type="string">
            <text:p>43.6101955093</text:p>
          </table:table-cell>
          <table:table-cell office:value-type="string">
            <text:p>3.88124085120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Jean de Lattre de Tassign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 </text:p>
            <text:p/>
          </table:table-cell>
          <table:table-cell table:number-columns-repeated="4"/>
          <table:table-cell office:value-type="float" office:value="502">
            <text:p>502</text:p>
          </table:table-cell>
          <table:table-cell table:number-columns-repeated="990"/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Marchés de quartiers</text:p>
          </table:table-cell>
          <table:table-cell office:value-type="string">
            <text:p>Marché de Malbosc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Square</text:p>
          </table:table-cell>
          <table:table-cell office:value-type="string">
            <text:p>Fiacre</text:p>
          </table:table-cell>
          <table:table-cell office:value-type="string">
            <text:p>En bas de la coulée verte entre la pharmacie et la boulangeri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6">
            <text:p>1276</text:p>
          </table:table-cell>
          <table:table-cell table:number-columns-repeated="990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Grands marchés</text:p>
          </table:table-cell>
          <table:table-cell office:value-type="string">
            <text:p>Marché de Mosson</text:p>
          </table:table-cell>
          <table:table-cell office:value-type="string">
            <text:p>Mosson</text:p>
          </table:table-cell>
          <table:table-cell/>
          <table:table-cell office:value-type="string">
            <text:p>04 67 75 76 81</text:p>
          </table:table-cell>
          <table:table-cell table:number-columns-repeated="3"/>
          <table:table-cell office:value-type="string">
            <text:p>Parking de l'Espace Mosson</text:p>
          </table:table-cell>
          <table:table-cell office:value-type="string">
            <text:p>00056500</text:p>
          </table:table-cell>
          <table:table-cell office:value-type="string">
            <text:p>43.6281579978</text:p>
          </table:table-cell>
          <table:table-cell office:value-type="string">
            <text:p>3.81695229351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'Hei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Halles</text:p>
          </table:table-cell>
          <table:table-cell office:value-type="string">
            <text:p>ligne 15 arrêt Barcelone </text:p>
            <text:p/>
          </table:table-cell>
          <table:table-cell table:number-columns-repeated="3"/>
          <table:table-cell office:value-type="float" office:value="503">
            <text:p>503</text:p>
          </table:table-cell>
          <table:table-cell table:number-columns-repeated="990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Grands marchés</text:p>
          </table:table-cell>
          <table:table-cell office:value-type="string">
            <text:p>Marché des Arceaux</text:p>
          </table:table-cell>
          <table:table-cell office:value-type="string">
            <text:p>Montpellier Centre</text:p>
          </table:table-cell>
          <table:table-cell table:number-columns-repeated="5"/>
          <table:table-cell office:value-type="string">
            <text:p>Parking des Arceaux : 210 places</text:p>
          </table:table-cell>
          <table:table-cell office:value-type="string">
            <text:p>00056600</text:p>
          </table:table-cell>
          <table:table-cell office:value-type="string">
            <text:p>43.6114265584</text:p>
          </table:table-cell>
          <table:table-cell office:value-type="string">
            <text:p>3.86479878285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6 et 16 arrêt Arceaux </text:p>
            <text:p/>
          </table:table-cell>
          <table:table-cell table:number-columns-repeated="3"/>
          <table:table-cell office:value-type="float" office:value="501">
            <text:p>501</text:p>
          </table:table-cell>
          <table:table-cell table:number-columns-repeated="990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archés de quartiers</text:p>
          </table:table-cell>
          <table:table-cell office:value-type="string">
            <text:p>Marché des Beaux-Art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00160400</text:p>
          </table:table-cell>
          <table:table-cell office:value-type="string">
            <text:p>43.6158834806</text:p>
          </table:table-cell>
          <table:table-cell office:value-type="string">
            <text:p>3.88137451234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s Beaux-Ar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rum</text:p>
          </table:table-cell>
          <table:table-cell office:value-type="string">
            <text:p>lignes 4 et 9 arrêt Bernard Délicieux</text:p>
          </table:table-cell>
          <table:table-cell table:number-columns-repeated="3"/>
          <table:table-cell office:value-type="float" office:value="361">
            <text:p>361</text:p>
          </table:table-cell>
          <table:table-cell table:number-columns-repeated="990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archés de quartiers</text:p>
          </table:table-cell>
          <table:table-cell office:value-type="string">
            <text:p>Marché du Plan des 4 Seigneurs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160500</text:p>
          </table:table-cell>
          <table:table-cell office:value-type="string">
            <text:p>43.6406159079</text:p>
          </table:table-cell>
          <table:table-cell office:value-type="string">
            <text:p>3.85793079879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Jean Baum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3, La Navette arrêt Plan des 4 Seigneurs</text:p>
          </table:table-cell>
          <table:table-cell table:number-columns-repeated="3"/>
          <table:table-cell office:value-type="float" office:value="367">
            <text:p>367</text:p>
          </table:table-cell>
          <table:table-cell table:number-columns-repeated="990"/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Marchés de quartiers</text:p>
          </table:table-cell>
          <table:table-cell office:value-type="string">
            <text:p>Marché du sud de Montpellier (Saint Martin)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table:number-columns-repeated="5"/>
          <table:table-cell office:value-type="string">
            <text:p>M49F3</text:p>
          </table:table-cell>
          <table:table-cell table:number-columns-repeated="4"/>
          <table:table-cell office:value-type="string">
            <text:p>Square</text:p>
          </table:table-cell>
          <table:table-cell office:value-type="string">
            <text:p>Alain Bashung</text:p>
          </table:table-cell>
          <table:table-cell office:value-type="string">
            <text:p>rue Jean Vache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face à la Maison Pour Tous l’Escoutaïre</text:p>
          </table:table-cell>
          <table:table-cell table:number-columns-repeated="5"/>
          <table:table-cell office:value-type="float" office:value="1252">
            <text:p>1252</text:p>
          </table:table-cell>
          <table:table-cell table:number-columns-repeated="990"/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Marchés de quartiers</text:p>
          </table:table-cell>
          <table:table-cell office:value-type="string">
            <text:p>Marché Hauts de Massane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table:number-columns-repeated="11"/>
          <table:table-cell office:value-type="string">
            <text:p>Hauts de Massa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6">
            <text:p>1016</text:p>
          </table:table-cell>
          <table:table-cell table:number-columns-repeated="990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archés thématiques</text:p>
          </table:table-cell>
          <table:table-cell office:value-type="string">
            <text:p>Marché Paysan</text:p>
          </table:table-cell>
          <table:table-cell office:value-type="string">
            <text:p>Montpellier Centre</text:p>
          </table:table-cell>
          <table:table-cell table:number-columns-repeated="4"/>
          <table:table-cell office:value-type="string">
            <text:p>marchepaysanantigone.free.fr/</text:p>
          </table:table-cell>
          <table:table-cell office:value-type="string">
            <text:p>Parking du Nombre d'Or - Parking Europa</text:p>
          </table:table-cell>
          <table:table-cell office:value-type="string">
            <text:p>160300</text:p>
          </table:table-cell>
          <table:table-cell office:value-type="string">
            <text:p>43.6070628809</text:p>
          </table:table-cell>
          <table:table-cell office:value-type="string">
            <text:p>3.8891264820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Samuel Champlain</text:p>
          </table:table-cell>
          <table:table-cell office:value-type="string">
            <text:p>Près de l'église Dom Bosco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 station Antigone</text:p>
          </table:table-cell>
          <table:table-cell office:value-type="string">
            <text:p>lignes n°8, 12 arrêt Dom-Bosco</text:p>
          </table:table-cell>
          <table:table-cell table:number-columns-repeated="3"/>
          <table:table-cell office:value-type="float" office:value="359">
            <text:p>359</text:p>
          </table:table-cell>
          <table:table-cell table:number-columns-repeated="990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Grands marchés</text:p>
          </table:table-cell>
          <table:table-cell office:value-type="string">
            <text:p>Marché Salengro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Roger Salengr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990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archés de quartiers</text:p>
          </table:table-cell>
          <table:table-cell office:value-type="string">
            <text:p>Marché St-Clément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296700</text:p>
          </table:table-cell>
          <table:table-cell office:value-type="string">
            <text:p>43.6170150958</text:p>
          </table:table-cell>
          <table:table-cell office:value-type="string">
            <text:p>3.84537195658</text:p>
          </table:table-cell>
          <table:table-cell table:number-columns-repeated="2"/>
          <table:table-cell office:value-type="string">
            <text:p>Parc</text:p>
          </table:table-cell>
          <table:table-cell office:value-type="string">
            <text:p>Bartolomé de Las Caza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65">
            <text:p>365</text:p>
          </table:table-cell>
          <table:table-cell table:number-columns-repeated="990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archés de quartiers</text:p>
          </table:table-cell>
          <table:table-cell office:value-type="string">
            <text:p>Marché Tastavin</text:p>
          </table:table-cell>
          <table:table-cell office:value-type="string">
            <text:p>Croix d'Argent</text:p>
          </table:table-cell>
          <table:table-cell office:value-type="string">
            <text:p>Mas Drevon</text:p>
          </table:table-cell>
          <table:table-cell table:number-columns-repeated="5"/>
          <table:table-cell office:value-type="string">
            <text:p>133400</text:p>
          </table:table-cell>
          <table:table-cell office:value-type="string">
            <text:p>43.5957796224</text:p>
          </table:table-cell>
          <table:table-cell office:value-type="string">
            <text:p>3.86880526202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Pedro de Lun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 ou La Ronde arrêt Mas Drevon</text:p>
          </table:table-cell>
          <table:table-cell table:number-columns-repeated="3"/>
          <table:table-cell office:value-type="float" office:value="366">
            <text:p>366</text:p>
          </table:table-cell>
          <table:table-cell table:number-columns-repeated="990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Galeries d'art</text:p>
          </table:table-cell>
          <table:table-cell office:value-type="string">
            <text:p>Medamothi-Artistic Cockpi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34 49</text:p>
          </table:table-cell>
          <table:table-cell table:number-columns-repeated="7"/>
          <table:table-cell office:value-type="string">
            <text:p>3,</text:p>
          </table:table-cell>
          <table:table-cell/>
          <table:table-cell office:value-type="string">
            <text:p>Rue</text:p>
          </table:table-cell>
          <table:table-cell office:value-type="string">
            <text:p>Urbain V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5">
            <text:p>435</text:p>
          </table:table-cell>
          <table:table-cell table:number-columns-repeated="990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Adresses utiles</text:p>
          </table:table-cell>
          <table:table-cell office:value-type="string">
            <text:p>Médecins du mond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23 27 17</text:p>
          </table:table-cell>
          <table:table-cell table:number-columns-repeated="7"/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Henri Duna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3">
            <text:p>513</text:p>
          </table:table-cell>
          <table:table-cell table:number-columns-repeated="990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Bibliothèques et médiathèques</text:p>
          </table:table-cell>
          <table:table-cell office:value-type="string">
            <text:p>Médiathèque centrale Émile Zola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34 87 00</text:p>
          </table:table-cell>
          <table:table-cell office:value-type="string">
            <text:p>04 67 34 87 01</text:p>
          </table:table-cell>
          <table:table-cell/>
          <table:table-cell office:value-type="string">
            <text:p>mediatheque.montpellier-agglo.com/</text:p>
          </table:table-cell>
          <table:table-cell/>
          <table:table-cell office:value-type="string">
            <text:p>40787</text:p>
          </table:table-cell>
          <table:table-cell office:value-type="string">
            <text:p>43.6084099727</text:p>
          </table:table-cell>
          <table:table-cell office:value-type="string">
            <text:p>3.89331047991</text:p>
          </table:table-cell>
          <table:table-cell office:value-type="string">
            <text:p>218</text:p>
          </table:table-cell>
          <table:table-cell/>
          <table:table-cell office:value-type="string">
            <text:p>Boulevard</text:p>
          </table:table-cell>
          <table:table-cell office:value-type="string">
            <text:p>de l'Aéroport Internation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Place de l'Europe</text:p>
          </table:table-cell>
          <table:table-cell office:value-type="string">
            <text:p>ligne 12 arrêt Piscine Olympique</text:p>
          </table:table-cell>
          <table:table-cell/>
          <table:table-cell office:value-type="float" office:value="22913747">
            <text:p>22913747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table:number-columns-repeated="990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Bibliothèques et médiathèques</text:p>
          </table:table-cell>
          <table:table-cell office:value-type="string">
            <text:p>Médiathèque Federico Fellini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99 06 27 47</text:p>
          </table:table-cell>
          <table:table-cell office:value-type="string">
            <text:p>04 99 06 27 43</text:p>
          </table:table-cell>
          <table:table-cell/>
          <table:table-cell office:value-type="string">
            <text:p>mediatheque.montpellier-agglo.com/</text:p>
          </table:table-cell>
          <table:table-cell/>
          <table:table-cell office:value-type="string">
            <text:p>00022303</text:p>
          </table:table-cell>
          <table:table-cell office:value-type="string">
            <text:p>43.6085789909</text:p>
          </table:table-cell>
          <table:table-cell office:value-type="string">
            <text:p>3.88622786432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Paul Be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Antigone</text:p>
          </table:table-cell>
          <table:table-cell office:value-type="string">
            <text:p>ligne 8 arrêt Hôtel de ville</text:p>
          </table:table-cell>
          <table:table-cell/>
          <table:table-cell office:value-type="float" office:value="265384953">
            <text:p>26538495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number-columns-repeated="990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Bibliothèques et médiathèques</text:p>
          </table:table-cell>
          <table:table-cell office:value-type="string">
            <text:p>Médiathèque Federico-Garcia Lorca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99 13 39 49</text:p>
          </table:table-cell>
          <table:table-cell office:value-type="string">
            <text:p>04 99 13 39 50</text:p>
          </table:table-cell>
          <table:table-cell/>
          <table:table-cell office:value-type="string">
            <text:p>mediatheque.montpellier-agglo.com</text:p>
          </table:table-cell>
          <table:table-cell/>
          <table:table-cell office:value-type="string">
            <text:p>70244200</text:p>
          </table:table-cell>
          <table:table-cell office:value-type="string">
            <text:p>43.5896435747</text:p>
          </table:table-cell>
          <table:table-cell office:value-type="string">
            <text:p>3.89100866653</text:p>
          </table:table-cell>
          <table:table-cell office:value-type="string">
            <text:p>162</text:p>
          </table:table-cell>
          <table:table-cell/>
          <table:table-cell office:value-type="string">
            <text:p>Avenue</text:p>
          </table:table-cell>
          <table:table-cell office:value-type="string">
            <text:p>de Palav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16 et 17, arrêt Garcia-Lorca</text:p>
          </table:table-cell>
          <table:table-cell/>
          <table:table-cell office:value-type="float" office:value="75232109">
            <text:p>7523210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0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Espaces jeux</text:p>
          </table:table-cell>
          <table:table-cell office:value-type="string">
            <text:p>Médiathèque Jean Jacques Rousseau</text:p>
          </table:table-cell>
          <table:table-cell office:value-type="string">
            <text:p>Mosson</text:p>
          </table:table-cell>
          <table:table-cell/>
          <table:table-cell office:value-type="string">
            <text:p>04 67 10 70 20</text:p>
          </table:table-cell>
          <table:table-cell table:number-columns-repeated="5"/>
          <table:table-cell office:value-type="string">
            <text:p>43.6333</text:p>
          </table:table-cell>
          <table:table-cell office:value-type="string">
            <text:p>3.81945</text:p>
          </table:table-cell>
          <table:table-cell office:value-type="string">
            <text:p>230</text:p>
          </table:table-cell>
          <table:table-cell/>
          <table:table-cell office:value-type="string">
            <text:p>Avenue</text:p>
          </table:table-cell>
          <table:table-cell office:value-type="string">
            <text:p>du Bitter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004395">
            <text:p>74004395</text:p>
          </table:table-cell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 table:number-columns-repeated="990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Bibliothèques et médiathèques</text:p>
          </table:table-cell>
          <table:table-cell office:value-type="string">
            <text:p>Médiathèque Jean-Jacques Rousseau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10 70 20</text:p>
          </table:table-cell>
          <table:table-cell office:value-type="string">
            <text:p>04 67 10 70 29</text:p>
          </table:table-cell>
          <table:table-cell/>
          <table:table-cell office:value-type="string">
            <text:p>mediatheque.montpellier-agglo.com</text:p>
          </table:table-cell>
          <table:table-cell/>
          <table:table-cell office:value-type="string">
            <text:p>616</text:p>
          </table:table-cell>
          <table:table-cell office:value-type="string">
            <text:p>43.6333123917</text:p>
          </table:table-cell>
          <table:table-cell office:value-type="string">
            <text:p>3.81933956735</text:p>
          </table:table-cell>
          <table:table-cell office:value-type="string">
            <text:p>230</text:p>
          </table:table-cell>
          <table:table-cell/>
          <table:table-cell office:value-type="string">
            <text:p>Avenue</text:p>
          </table:table-cell>
          <table:table-cell office:value-type="string">
            <text:p>du Biterr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Saint-Paul</text:p>
          </table:table-cell>
          <table:table-cell office:value-type="string">
            <text:p>ligne 15, arrêt Gémeaux</text:p>
          </table:table-cell>
          <table:table-cell/>
          <table:table-cell office:value-type="float" office:value="74004395">
            <text:p>74004395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990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Bibliothèques et médiathèques</text:p>
          </table:table-cell>
          <table:table-cell office:value-type="string">
            <text:p>Médiathèque Victor Hugo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17 17</text:p>
          </table:table-cell>
          <table:table-cell office:value-type="string">
            <text:p>04 67 42 46 97</text:p>
          </table:table-cell>
          <table:table-cell/>
          <table:table-cell office:value-type="string">
            <text:p>mediatheque.montpellier-agglo.com</text:p>
          </table:table-cell>
          <table:table-cell/>
          <table:table-cell office:value-type="string">
            <text:p>575</text:p>
          </table:table-cell>
          <table:table-cell office:value-type="string">
            <text:p>43.5964754944</text:p>
          </table:table-cell>
          <table:table-cell office:value-type="string">
            <text:p>3.86527333869</text:p>
          </table:table-cell>
          <table:table-cell office:value-type="string">
            <text:p>207</text:p>
          </table:table-cell>
          <table:table-cell/>
          <table:table-cell office:value-type="string">
            <text:p>Rue</text:p>
          </table:table-cell>
          <table:table-cell office:value-type="string">
            <text:p>Guillaume Janv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 arrêt Mas Drevon</text:p>
          </table:table-cell>
          <table:table-cell office:value-type="string">
            <text:p>ligne 6 arrêt Guillaume-Janvier et ligne 5 arrêt Villeneuve-d'Angoulême</text:p>
          </table:table-cell>
          <table:table-cell/>
          <table:table-cell office:value-type="float" office:value="440973806">
            <text:p>440973806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990"/>
        </table:table-row>
        <table:table-row table:style-name="ro3">
          <table:table-cell office:value-type="float" office:value="548">
            <text:p>548</text:p>
          </table:table-cell>
          <table:table-cell office:value-type="string">
            <text:p>Bibliothèques et médiathèques</text:p>
          </table:table-cell>
          <table:table-cell office:value-type="string">
            <text:p>Médiathèque William Shakespear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16 34 20</text:p>
          </table:table-cell>
          <table:table-cell office:value-type="string">
            <text:p>04 67 16 34 21</text:p>
          </table:table-cell>
          <table:table-cell/>
          <table:table-cell office:value-type="string">
            <text:p>mediatheque.montpellier-agglo.com</text:p>
          </table:table-cell>
          <table:table-cell/>
          <table:table-cell office:value-type="string">
            <text:p>TA39</text:p>
          </table:table-cell>
          <table:table-cell office:value-type="string">
            <text:p>43.6149118459898</text:p>
          </table:table-cell>
          <table:table-cell office:value-type="string">
            <text:p>3.83914426127574</text:p>
          </table:table-cell>
          <table:table-cell office:value-type="string">
            <text:p>150</text:p>
          </table:table-cell>
          <table:table-cell/>
          <table:table-cell office:value-type="string">
            <text:p>Avenue</text:p>
          </table:table-cell>
          <table:table-cell office:value-type="string">
            <text:p>Paul Bringuier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Parking réservé à la médiathèque</text:p>
          </table:table-cell>
          <table:table-cell table:number-columns-repeated="3"/>
          <table:table-cell office:value-type="string">
            <text:p>lignes 15 et 25, arrêt Les Tonnelles</text:p>
            <text:p>ligne 6, arrêt Paul-Bringuier</text:p>
            <text:p>La Ronde, arrêts Belvédère ou Les Tonnelles</text:p>
          </table:table-cell>
          <table:table-cell/>
          <table:table-cell office:value-type="float" office:value="28382867">
            <text:p>28382867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990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Résidences-foyers</text:p>
          </table:table-cell>
          <table:table-cell office:value-type="string">
            <text:p>Michel-Belorgeot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0 04 44</text:p>
          </table:table-cell>
          <table:table-cell table:number-columns-repeated="4"/>
          <table:table-cell office:value-type="string">
            <text:p>70018000</text:p>
          </table:table-cell>
          <table:table-cell office:value-type="string">
            <text:p>43.6172282188</text:p>
          </table:table-cell>
          <table:table-cell office:value-type="string">
            <text:p>3.83208763440</text:p>
          </table:table-cell>
          <table:table-cell office:value-type="string">
            <text:p>41</text:p>
          </table:table-cell>
          <table:table-cell/>
          <table:table-cell office:value-type="string">
            <text:p>Impasse</text:p>
          </table:table-cell>
          <table:table-cell office:value-type="string">
            <text:p>des Moulin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</table:table-cell>
          <table:table-cell table:number-columns-repeated="3"/>
          <table:table-cell office:value-type="float" office:value="419">
            <text:p>419</text:p>
          </table:table-cell>
          <table:table-cell table:number-columns-repeated="990"/>
        </table:table-row>
        <table:table-row table:style-name="ro2">
          <table:table-cell office:value-type="float" office:value="593">
            <text:p>593</text:p>
          </table:table-cell>
          <table:table-cell office:value-type="string">
            <text:p>Services municipaux</text:p>
          </table:table-cell>
          <table:table-cell office:value-type="string">
            <text:p>Mission GrandCœur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55 87 70</text:p>
          </table:table-cell>
          <table:table-cell office:value-type="string">
            <text:p>04 99 06 06 72</text:p>
          </table:table-cell>
          <table:table-cell office:value-type="string">
            <text:p>mission.grandcoeur@ville-montpellier.fr</text:p>
          </table:table-cell>
          <table:table-cell/>
          <table:table-cell office:value-type="string">
            <text:p>Parkings Laissac &amp; Gambetta</text:p>
          </table:table-cell>
          <table:table-cell office:value-type="string">
            <text:p>1590</text:p>
          </table:table-cell>
          <table:table-cell office:value-type="string">
            <text:p>43.6078786315</text:p>
          </table:table-cell>
          <table:table-cell office:value-type="string">
            <text:p>3.87418474237</text:p>
          </table:table-cell>
          <table:table-cell office:value-type="string">
            <text:p>17</text:p>
          </table:table-cell>
          <table:table-cell/>
          <table:table-cell office:value-type="string">
            <text:p>Boulevard</text:p>
          </table:table-cell>
          <table:table-cell office:value-type="string">
            <text:p>du Jeu de Pau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office:value-type="string">
            <text:p>PRATICABLE</text:p>
          </table:table-cell>
          <table:table-cell table:number-columns-repeated="4"/>
          <table:table-cell office:value-type="string">
            <text:p>Stations Comédie ou Gare Saint-Roch</text:p>
            <text:p/>
          </table:table-cell>
          <table:table-cell office:value-type="string">
            <text:p>Lignes 6,7 et 16 arrêts Observatoire ou Saint-Guilhem</text:p>
          </table:table-cell>
          <table:table-cell table:number-columns-repeated="3"/>
          <table:table-cell office:value-type="float" office:value="606">
            <text:p>606</text:p>
          </table:table-cell>
          <table:table-cell table:number-columns-repeated="990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Missions locales des jeunes</text:p>
          </table:table-cell>
          <table:table-cell office:value-type="string">
            <text:p>Mission locale des jeunes - Antenne Croix d'Argent</text:p>
          </table:table-cell>
          <table:table-cell office:value-type="string">
            <text:p>Croix d'Argent</text:p>
          </table:table-cell>
          <table:table-cell/>
          <table:table-cell office:value-type="string">
            <text:p>04 99 64 24 60</text:p>
          </table:table-cell>
          <table:table-cell office:value-type="string">
            <text:p>04 67 82 59 76</text:p>
          </table:table-cell>
          <table:table-cell office:value-type="string">
            <text:p>antenne.croixdargent@mljam.fr</text:p>
          </table:table-cell>
          <table:table-cell office:value-type="string">
            <text:p>www.montpellier-jeunes-emploi.fr</text:p>
          </table:table-cell>
          <table:table-cell table:number-columns-repeated="4"/>
          <table:table-cell office:value-type="string">
            <text:p>909</text:p>
          </table:table-cell>
          <table:table-cell/>
          <table:table-cell office:value-type="string">
            <text:p>Avenue</text:p>
          </table:table-cell>
          <table:table-cell office:value-type="string">
            <text:p>de Toulous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60">
            <text:p>960</text:p>
          </table:table-cell>
          <table:table-cell table:number-columns-repeated="990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Missions locales des jeunes</text:p>
          </table:table-cell>
          <table:table-cell office:value-type="string">
            <text:p>Mission locale des jeunes - Antenne Montpellier Cen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52 69 29</text:p>
          </table:table-cell>
          <table:table-cell office:value-type="string">
            <text:p>04 99 52 69 10</text:p>
          </table:table-cell>
          <table:table-cell office:value-type="string">
            <text:p>antenne.centre@mljam.fr</text:p>
          </table:table-cell>
          <table:table-cell office:value-type="string">
            <text:p>www.montpellier-jeunes-emploi.fr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Les Échelles de la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9">
            <text:p>959</text:p>
          </table:table-cell>
          <table:table-cell table:number-columns-repeated="990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Missions locales des jeunes</text:p>
          </table:table-cell>
          <table:table-cell office:value-type="string">
            <text:p>Mission locale des jeunes - Antenne Mosson</text:p>
          </table:table-cell>
          <table:table-cell office:value-type="string">
            <text:p>Mosson</text:p>
          </table:table-cell>
          <table:table-cell/>
          <table:table-cell office:value-type="string">
            <text:p>04 67 75 29 67</text:p>
          </table:table-cell>
          <table:table-cell office:value-type="string">
            <text:p>04 67 03 13 02</text:p>
          </table:table-cell>
          <table:table-cell office:value-type="string">
            <text:p>antenne.mosson@mljam.fr</text:p>
          </table:table-cell>
          <table:table-cell office:value-type="string">
            <text:p>www.montpellier-jeunes-emploi.fr</text:p>
          </table:table-cell>
          <table:table-cell table:number-columns-repeated="4"/>
          <table:table-cell office:value-type="string">
            <text:p>524</text:p>
          </table:table-cell>
          <table:table-cell/>
          <table:table-cell office:value-type="string">
            <text:p>Avenue</text:p>
          </table:table-cell>
          <table:table-cell office:value-type="string">
            <text:p>de Louisville</text:p>
          </table:table-cell>
          <table:table-cell office:value-type="string">
            <text:p>Résidence Cap Dou Mail - bâtiment 58B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61">
            <text:p>961</text:p>
          </table:table-cell>
          <table:table-cell table:number-columns-repeated="990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Missions locales des jeunes</text:p>
          </table:table-cell>
          <table:table-cell office:value-type="string">
            <text:p>Mission locale des jeunes - Siège social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99 52 23 33</text:p>
          </table:table-cell>
          <table:table-cell office:value-type="string">
            <text:p>04 99 52 26 30</text:p>
          </table:table-cell>
          <table:table-cell office:value-type="string">
            <text:p>courrier@mljam.fr</text:p>
          </table:table-cell>
          <table:table-cell office:value-type="string">
            <text:p>www.montpellier-jeunes-emploi.fr</text:p>
          </table:table-cell>
          <table:table-cell table:number-columns-repeated="4"/>
          <table:table-cell office:value-type="string">
            <text:p>704</text:p>
          </table:table-cell>
          <table:table-cell/>
          <table:table-cell office:value-type="string">
            <text:p>Rue</text:p>
          </table:table-cell>
          <table:table-cell office:value-type="string">
            <text:p>du Puech Villa</text:p>
          </table:table-cell>
          <table:table-cell office:value-type="string">
            <text:p>Parc Euromédecine</text:p>
          </table:table-cell>
          <table:table-cell office:value-type="string">
            <text:p>34197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958">
            <text:p>958</text:p>
          </table:table-cell>
          <table:table-cell table:number-columns-repeated="990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Adresses utiles</text:p>
          </table:table-cell>
          <table:table-cell office:value-type="string">
            <text:p>MLJAM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99 52 69 29</text:p>
          </table:table-cell>
          <table:table-cell office:value-type="string">
            <text:p>04 99 52 69 10</text:p>
          </table:table-cell>
          <table:table-cell table:number-columns-repeated="6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Les Echelles de la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25">
            <text:p>425</text:p>
          </table:table-cell>
          <table:table-cell table:number-columns-repeated="990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Services municipaux</text:p>
          </table:table-cell>
          <table:table-cell office:value-type="string">
            <text:p>Montpellier au quotidien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 800 340 707 (appel gratuit d'un poste fixe)</text:p>
          </table:table-cell>
          <table:table-cell table:number-columns-repeated="9"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3">
            <text:p>893</text:p>
          </table:table-cell>
          <table:table-cell table:number-columns-repeated="990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Clubs sportifs</text:p>
          </table:table-cell>
          <table:table-cell office:value-type="string">
            <text:p>Montpellier Hérault Sporting Club (MHSC)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15 46 00</text:p>
          </table:table-cell>
          <table:table-cell office:value-type="string">
            <text:p>04 67 15 46 15</text:p>
          </table:table-cell>
          <table:table-cell/>
          <table:table-cell office:value-type="string">
            <text:p>www.mhscfoot.com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4">
            <text:p>564</text:p>
          </table:table-cell>
          <table:table-cell table:number-columns-repeated="990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Centres de recherche</text:p>
          </table:table-cell>
          <table:table-cell office:value-type="string">
            <text:p>Montpellier SupAgro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61 22 00</text:p>
          </table:table-cell>
          <table:table-cell office:value-type="string">
            <text:p>04 99 61 29 00</text:p>
          </table:table-cell>
          <table:table-cell office:value-type="string">
            <text:p>contact@supagro.inra.fr</text:p>
          </table:table-cell>
          <table:table-cell office:value-type="string">
            <text:p>www.supagro.fr/web/</text:p>
          </table:table-cell>
          <table:table-cell table:number-columns-repeated="4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ierre Viala</text:p>
          </table:table-cell>
          <table:table-cell office:value-type="string">
            <text:p>Site de La Gaillarde</text:p>
          </table:table-cell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01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6">
            <text:p>1146</text:p>
          </table:table-cell>
          <table:table-cell table:number-columns-repeated="990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ésidences-foyers</text:p>
          </table:table-cell>
          <table:table-cell office:value-type="string">
            <text:p>Montpelliere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14 98</text:p>
          </table:table-cell>
          <table:table-cell table:number-columns-repeated="3"/>
          <table:table-cell office:value-type="string">
            <text:p>Comédie et Le Corum</text:p>
          </table:table-cell>
          <table:table-cell office:value-type="string">
            <text:p>39085</text:p>
          </table:table-cell>
          <table:table-cell office:value-type="string">
            <text:p>43.6109383383</text:p>
          </table:table-cell>
          <table:table-cell office:value-type="string">
            <text:p>3.87958035869</text:p>
          </table:table-cell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Comédie</text:p>
          </table:table-cell>
          <table:table-cell office:value-type="string">
            <text:p>tous les bus du centre-ville</text:p>
          </table:table-cell>
          <table:table-cell table:number-columns-repeated="3"/>
          <table:table-cell office:value-type="float" office:value="415">
            <text:p>415</text:p>
          </table:table-cell>
          <table:table-cell table:number-columns-repeated="99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Associations</text:p>
          </table:table-cell>
          <table:table-cell office:value-type="string">
            <text:p>Mouvement français pour le Planning Familial</text:p>
          </table:table-cell>
          <table:table-cell office:value-type="string">
            <text:p>Montpellier Centre</text:p>
          </table:table-cell>
          <table:table-cell office:value-type="string">
            <text:p>Gares</text:p>
          </table:table-cell>
          <table:table-cell office:value-type="string">
            <text:p>04 67 64 62 19</text:p>
          </table:table-cell>
          <table:table-cell office:value-type="string">
            <text:p>04 67 64 91 09</text:p>
          </table:table-cell>
          <table:table-cell office:value-type="string">
            <text:p>m-f-p-f.montpellier@wanadoo.fr</text:p>
          </table:table-cell>
          <table:table-cell office:value-type="string">
            <text:p>www.planning-familial.org</text:p>
          </table:table-cell>
          <table:table-cell table:number-columns-repeated="4"/>
          <table:table-cell office:value-type="string">
            <text:p>48</text:p>
          </table:table-cell>
          <table:table-cell/>
          <table:table-cell office:value-type="string">
            <text:p>Boulevard</text:p>
          </table:table-cell>
          <table:table-cell office:value-type="string">
            <text:p>Rabelai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5">
            <text:p>925</text:p>
          </table:table-cell>
          <table:table-cell table:number-columns-repeated="990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Multi-accueils municipaux</text:p>
          </table:table-cell>
          <table:table-cell office:value-type="string">
            <text:p>Multi accueils André Chams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5 10 34</text:p>
          </table:table-cell>
          <table:table-cell table:number-columns-repeated="7"/>
          <table:table-cell office:value-type="string">
            <text:p>105</text:p>
          </table:table-cell>
          <table:table-cell/>
          <table:table-cell office:value-type="string">
            <text:p>Rue</text:p>
          </table:table-cell>
          <table:table-cell office:value-type="string">
            <text:p>Gustave Eiff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8">
            <text:p>1008</text:p>
          </table:table-cell>
          <table:table-cell table:number-columns-repeated="990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Espaces jeux</text:p>
          </table:table-cell>
          <table:table-cell office:value-type="string">
            <text:p>Multi Accueils André-Chams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5 10 34</text:p>
          </table:table-cell>
          <table:table-cell table:number-columns-repeated="7"/>
          <table:table-cell office:value-type="string">
            <text:p>105</text:p>
          </table:table-cell>
          <table:table-cell/>
          <table:table-cell office:value-type="string">
            <text:p>Rue</text:p>
          </table:table-cell>
          <table:table-cell office:value-type="string">
            <text:p>Gustave Eiff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27">
            <text:p>727</text:p>
          </table:table-cell>
          <table:table-cell table:number-columns-repeated="990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Autres multi-accueils</text:p>
          </table:table-cell>
          <table:table-cell office:value-type="string">
            <text:p>Multi accueils du Conseil général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7 67 67</text:p>
          </table:table-cell>
          <table:table-cell table:number-columns-repeated="7"/>
          <table:table-cell office:value-type="string">
            <text:p>1000</text:p>
          </table:table-cell>
          <table:table-cell/>
          <table:table-cell office:value-type="string">
            <text:p>Rue</text:p>
          </table:table-cell>
          <table:table-cell office:value-type="string">
            <text:p>d'Alco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1">
            <text:p>731</text:p>
          </table:table-cell>
          <table:table-cell table:number-columns-repeated="990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Multi-accueils municipaux</text:p>
          </table:table-cell>
          <table:table-cell office:value-type="string">
            <text:p>Multi accueils Europa Assa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2 00 76</text:p>
          </table:table-cell>
          <table:table-cell table:number-columns-repeated="5"/>
          <table:table-cell office:value-type="string">
            <text:p>43.6192745</text:p>
          </table:table-cell>
          <table:table-cell office:value-type="string">
            <text:p>3.8623153</text:p>
          </table:table-cell>
          <table:table-cell office:value-type="string">
            <text:p>79</text:p>
          </table:table-cell>
          <table:table-cell/>
          <table:table-cell office:value-type="string">
            <text:p>Rue</text:p>
          </table:table-cell>
          <table:table-cell office:value-type="string">
            <text:p>Eugène Labich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78112">
            <text:p>59817811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number-columns-repeated="990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Multi-accueils municipaux</text:p>
          </table:table-cell>
          <table:table-cell office:value-type="string">
            <text:p>Multi accueils L’île au Tréso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1 48 41</text:p>
          </table:table-cell>
          <table:table-cell table:number-columns-repeated="5"/>
          <table:table-cell office:value-type="string">
            <text:p>43.6167834</text:p>
          </table:table-cell>
          <table:table-cell office:value-type="string">
            <text:p>3.8785314</text:p>
          </table:table-cell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265152">
            <text:p>595265152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table:number-columns-repeated="990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Multi-accueils municipaux</text:p>
          </table:table-cell>
          <table:table-cell office:value-type="string">
            <text:p>Multi accueils La Coupo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06 62</text:p>
          </table:table-cell>
          <table:table-cell table:number-columns-repeated="5"/>
          <table:table-cell office:value-type="string">
            <text:p>43.6077742</text:p>
          </table:table-cell>
          <table:table-cell office:value-type="string">
            <text:p>3.8909382</text:p>
          </table:table-cell>
          <table:table-cell office:value-type="string">
            <text:p>45</text:p>
          </table:table-cell>
          <table:table-cell/>
          <table:table-cell office:value-type="string">
            <text:p>Place</text:p>
          </table:table-cell>
          <table:table-cell office:value-type="string">
            <text:p>Zeu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203689">
            <text:p>585203689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table:number-columns-repeated="990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Multi-accueils municipaux</text:p>
          </table:table-cell>
          <table:table-cell office:value-type="string">
            <text:p>Multi accueils La Maison des Enfan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71 93</text:p>
          </table:table-cell>
          <table:table-cell table:number-columns-repeated="5"/>
          <table:table-cell office:value-type="string">
            <text:p>43.6105764</text:p>
          </table:table-cell>
          <table:table-cell office:value-type="string">
            <text:p>3.8787093</text:p>
          </table:table-cell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Embouqu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204684">
            <text:p>585204684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number-columns-repeated="990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Multi-accueils municipaux</text:p>
          </table:table-cell>
          <table:table-cell office:value-type="string">
            <text:p>Multi accueils Les Chats Bottés</text:p>
          </table:table-cell>
          <table:table-cell office:value-type="string">
            <text:p>Mosson</text:p>
          </table:table-cell>
          <table:table-cell/>
          <table:table-cell office:value-type="string">
            <text:p>04 67 75 45 79</text:p>
          </table:table-cell>
          <table:table-cell table:number-columns-repeated="5"/>
          <table:table-cell office:value-type="string">
            <text:p>43.6169955</text:p>
          </table:table-cell>
          <table:table-cell office:value-type="string">
            <text:p>3.8284237</text:p>
          </table:table-cell>
          <table:table-cell office:value-type="string">
            <text:p>24</text:p>
          </table:table-cell>
          <table:table-cell/>
          <table:table-cell office:value-type="string">
            <text:p>Rue</text:p>
          </table:table-cell>
          <table:table-cell office:value-type="string">
            <text:p>Jeanne de Charrin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47688">
            <text:p>617647688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number-columns-repeated="990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Multi-accueils municipaux</text:p>
          </table:table-cell>
          <table:table-cell office:value-type="string">
            <text:p>Multi accueils Les Copains d'Abord</text:p>
          </table:table-cell>
          <table:table-cell office:value-type="string">
            <text:p>Mosson</text:p>
          </table:table-cell>
          <table:table-cell/>
          <table:table-cell office:value-type="string">
            <text:p>04 67 40 06 80</text:p>
          </table:table-cell>
          <table:table-cell table:number-columns-repeated="4"/>
          <table:table-cell office:value-type="string">
            <text:p>1504</text:p>
          </table:table-cell>
          <table:table-cell office:value-type="string">
            <text:p>43.6356898713</text:p>
          </table:table-cell>
          <table:table-cell office:value-type="string">
            <text:p>3.81804483340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Jacques Bre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5108948">
            <text:p>595108948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table:number-columns-repeated="990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Multi-accueils municipaux</text:p>
          </table:table-cell>
          <table:table-cell office:value-type="string">
            <text:p>Multi accueils Les Coquelico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72 09 91</text:p>
          </table:table-cell>
          <table:table-cell table:number-columns-repeated="4"/>
          <table:table-cell office:value-type="string">
            <text:p>1354</text:p>
          </table:table-cell>
          <table:table-cell office:value-type="string">
            <text:p>43.6208762636</text:p>
          </table:table-cell>
          <table:table-cell office:value-type="string">
            <text:p>3.88761129380</text:p>
          </table:table-cell>
          <table:table-cell office:value-type="string">
            <text:p>151bis</text:p>
          </table:table-cell>
          <table:table-cell/>
          <table:table-cell office:value-type="string">
            <text:p>Rue</text:p>
          </table:table-cell>
          <table:table-cell office:value-type="string">
            <text:p>Pablo Cazal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87496">
            <text:p>62188749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table:number-columns-repeated="990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Multi-accueils municipaux</text:p>
          </table:table-cell>
          <table:table-cell office:value-type="string">
            <text:p>Multi accueils Les Farfade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27 69 46</text:p>
          </table:table-cell>
          <table:table-cell table:number-columns-repeated="4"/>
          <table:table-cell office:value-type="string">
            <text:p>1560</text:p>
          </table:table-cell>
          <table:table-cell office:value-type="string">
            <text:p>43.6056705109</text:p>
          </table:table-cell>
          <table:table-cell office:value-type="string">
            <text:p>3.85885615493</text:p>
          </table:table-cell>
          <table:table-cell office:value-type="string">
            <text:p>4-6</text:p>
          </table:table-cell>
          <table:table-cell/>
          <table:table-cell office:value-type="string">
            <text:p>Rue</text:p>
          </table:table-cell>
          <table:table-cell office:value-type="string">
            <text:p>Albert Sama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1514881">
            <text:p>601514881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990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Multi-accueils municipaux</text:p>
          </table:table-cell>
          <table:table-cell office:value-type="string">
            <text:p>Multi accueils L'Oustal dou Caganis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32 72</text:p>
          </table:table-cell>
          <table:table-cell table:number-columns-repeated="4"/>
          <table:table-cell office:value-type="string">
            <text:p>1394</text:p>
          </table:table-cell>
          <table:table-cell office:value-type="string">
            <text:p>43.5950988238</text:p>
          </table:table-cell>
          <table:table-cell office:value-type="string">
            <text:p>3.88446287276</text:p>
          </table:table-cell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des Razet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85202599">
            <text:p>58520259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990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Multi-accueils municipaux</text:p>
          </table:table-cell>
          <table:table-cell office:value-type="string">
            <text:p>Multi accueils Mary Poppins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7 24 45</text:p>
          </table:table-cell>
          <table:table-cell table:number-columns-repeated="4"/>
          <table:table-cell office:value-type="string">
            <text:p>1444</text:p>
          </table:table-cell>
          <table:table-cell office:value-type="string">
            <text:p>43.5971295016</text:p>
          </table:table-cell>
          <table:table-cell office:value-type="string">
            <text:p>3.87009697522</text:p>
          </table:table-cell>
          <table:table-cell office:value-type="string">
            <text:p>82</text:p>
          </table:table-cell>
          <table:table-cell/>
          <table:table-cell office:value-type="string">
            <text:p>Place</text:p>
          </table:table-cell>
          <table:table-cell office:value-type="string">
            <text:p>Cardinal Verd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911520">
            <text:p>62191152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number-columns-repeated="990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Multi-accueils municipaux</text:p>
          </table:table-cell>
          <table:table-cell office:value-type="string">
            <text:p>Multi accueils Mowgli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64 22 51</text:p>
          </table:table-cell>
          <table:table-cell table:number-columns-repeated="5"/>
          <table:table-cell office:value-type="string">
            <text:p>43.6019503</text:p>
          </table:table-cell>
          <table:table-cell office:value-type="string">
            <text:p>3.915462</text:p>
          </table:table-cell>
          <table:table-cell office:value-type="string">
            <text:p>28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39143">
            <text:p>61763914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90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Multi-accueils municipaux</text:p>
          </table:table-cell>
          <table:table-cell office:value-type="string">
            <text:p>Multi accueils Pitchot Nanet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72 41 64</text:p>
          </table:table-cell>
          <table:table-cell table:number-columns-repeated="4"/>
          <table:table-cell office:value-type="string">
            <text:p>1348</text:p>
          </table:table-cell>
          <table:table-cell office:value-type="string">
            <text:p>43.6269251040</text:p>
          </table:table-cell>
          <table:table-cell office:value-type="string">
            <text:p>3.87908402689</text:p>
          </table:table-cell>
          <table:table-cell office:value-type="string">
            <text:p>11</text:p>
          </table:table-cell>
          <table:table-cell/>
          <table:table-cell office:value-type="string">
            <text:p>Rue</text:p>
          </table:table-cell>
          <table:table-cell office:value-type="string">
            <text:p>des Tourterell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894755">
            <text:p>621894755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table:number-columns-repeated="990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ulti-accueils municipaux</text:p>
          </table:table-cell>
          <table:table-cell office:value-type="string">
            <text:p>Multi accueils Villeneuve d'Angoulêm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09 36</text:p>
          </table:table-cell>
          <table:table-cell table:number-columns-repeated="4"/>
          <table:table-cell office:value-type="string">
            <text:p>1498</text:p>
          </table:table-cell>
          <table:table-cell office:value-type="string">
            <text:p>43.5885837054</text:p>
          </table:table-cell>
          <table:table-cell office:value-type="string">
            <text:p>3.86444837128</text:p>
          </table:table-cell>
          <table:table-cell office:value-type="string">
            <text:p>328</text:p>
          </table:table-cell>
          <table:table-cell/>
          <table:table-cell office:value-type="string">
            <text:p>Rue</text:p>
          </table:table-cell>
          <table:table-cell office:value-type="string">
            <text:p>Fernand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17655390">
            <text:p>617655390</text:p>
          </table:table-cell>
          <table:table-cell table:number-columns-repeated="2" office:value-type="float" office:value="1">
            <text:p>1</text:p>
          </table:table-cell>
          <table:table-cell table:number-columns-repeated="990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Cinémas</text:p>
          </table:table-cell>
          <table:table-cell office:value-type="string">
            <text:p>Multiplexe Gaumont</text:p>
          </table:table-cell>
          <table:table-cell office:value-type="string">
            <text:p>Port Marianne</text:p>
          </table:table-cell>
          <table:table-cell office:value-type="string">
            <text:p>Odysseum</text:p>
          </table:table-cell>
          <table:table-cell office:value-type="string">
            <text:p>04 99 52 33 00</text:p>
          </table:table-cell>
          <table:table-cell table:number-columns-repeated="2"/>
          <table:table-cell office:value-type="string">
            <text:p>www.pathe.fr/cinema/gaumont/salles/montpellier_multiplexe/</text:p>
          </table:table-cell>
          <table:table-cell table:number-columns-repeated="2"/>
          <table:table-cell office:value-type="string">
            <text:p>43.6045</text:p>
          </table:table-cell>
          <table:table-cell office:value-type="string">
            <text:p>3.91546</text:p>
          </table:table-cell>
          <table:table-cell office:value-type="string">
            <text:p>235</text:p>
          </table:table-cell>
          <table:table-cell/>
          <table:table-cell office:value-type="string">
            <text:p>Rue</text:p>
          </table:table-cell>
          <table:table-cell office:value-type="string">
            <text:p>Georges-Méliès</text:p>
          </table:table-cell>
          <table:table-cell office:value-type="string">
            <text:p>Odysseum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Odysseum</text:p>
          </table:table-cell>
          <table:table-cell table:number-columns-repeated="2"/>
          <table:table-cell office:value-type="float" office:value="16921980">
            <text:p>16921980</text:p>
          </table:table-cell>
          <table:table-cell office:value-type="float" office:value="2">
            <text:p>2</text:p>
          </table:table-cell>
          <table:table-cell office:value-type="float" office:value="888">
            <text:p>888</text:p>
          </table:table-cell>
          <table:table-cell table:number-columns-repeated="990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Escalade</text:p>
          </table:table-cell>
          <table:table-cell office:value-type="string">
            <text:p>Mur d'escalade Alain-Achille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table:number-columns-repeated="5"/>
          <table:table-cell office:value-type="string">
            <text:p>123</text:p>
          </table:table-cell>
          <table:table-cell office:value-type="string">
            <text:p>43.6197343851782</text:p>
          </table:table-cell>
          <table:table-cell office:value-type="string">
            <text:p>3.86932604551978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Marcel Godech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252">
            <text:p>252</text:p>
          </table:table-cell>
          <table:table-cell table:number-columns-repeated="990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Escalade</text:p>
          </table:table-cell>
          <table:table-cell office:value-type="string">
            <text:p>Mur d'escalade Les Garrigues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table:number-columns-repeated="5"/>
          <table:table-cell office:value-type="string">
            <text:p>743</text:p>
          </table:table-cell>
          <table:table-cell office:value-type="string">
            <text:p>43.6422669773</text:p>
          </table:table-cell>
          <table:table-cell office:value-type="string">
            <text:p>3.8171854696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Naples</text:p>
          </table:table-cell>
          <table:table-cell office:value-type="string">
            <text:p>Lac des Garrigues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70">
            <text:p>170</text:p>
          </table:table-cell>
          <table:table-cell table:number-columns-repeated="990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Escalade</text:p>
          </table:table-cell>
          <table:table-cell office:value-type="string">
            <text:p>Mur d'escalade Paul-Rocca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table:number-columns-repeated="5"/>
          <table:table-cell office:value-type="string">
            <text:p>1576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71">
            <text:p>371</text:p>
          </table:table-cell>
          <table:table-cell table:number-columns-repeated="990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Musées</text:p>
          </table:table-cell>
          <table:table-cell office:value-type="string">
            <text:p>Musée Atg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1 76 40</text:p>
          </table:table-cell>
          <table:table-cell office:value-type="string">
            <text:p>04 67 66 19 24</text:p>
          </table:table-cell>
          <table:table-cell table:number-columns-repeated="6"/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 l'Ecole de Médecine</text:p>
          </table:table-cell>
          <table:table-cell office:value-type="string">
            <text:p>Faculté de Médecin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07">
            <text:p>1107</text:p>
          </table:table-cell>
          <table:table-cell table:number-columns-repeated="990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Musées</text:p>
          </table:table-cell>
          <table:table-cell office:value-type="string">
            <text:p>Musée de l'histoire de Montpellier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34 87 50</text:p>
          </table:table-cell>
          <table:table-cell office:value-type="string">
            <text:p>04 67 34 87 51</text:p>
          </table:table-cell>
          <table:table-cell office:value-type="string">
            <text:p>contact@ville-montpellier.fr</text:p>
          </table:table-cell>
          <table:table-cell table:number-columns-repeated="3"/>
          <table:table-cell office:value-type="string">
            <text:p>43.6098384</text:p>
          </table:table-cell>
          <table:table-cell office:value-type="string">
            <text:p>3.8777584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Jean Jaurè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: ligne 1 station Comédie</text:p>
          </table:table-cell>
          <table:table-cell table:number-columns-repeated="2"/>
          <table:table-cell office:value-type="float" office:value="598185433">
            <text:p>598185433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990"/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Musées</text:p>
          </table:table-cell>
          <table:table-cell office:value-type="string">
            <text:p>Musée de l'Infanterie</text:p>
          </table:table-cell>
          <table:table-cell office:value-type="string">
            <text:p>Croix d'Argent</text:p>
          </table:table-cell>
          <table:table-cell/>
          <table:table-cell table:number-columns-repeated="2" office:value-type="string">
            <text:p>04 67 16 50 43</text:p>
          </table:table-cell>
          <table:table-cell office:value-type="string">
            <text:p>museeinf@eai.terre.defense.gouv.fr</text:p>
          </table:table-cell>
          <table:table-cell office:value-type="string">
            <text:p>www.defense.gouv.fr/terre/enjeux_defense/patrimoine/musees_militaires/musee_de_l_infanterie</text:p>
          </table:table-cell>
          <table:table-cell office:value-type="string">
            <text:p>parking gratuit bus et voiture</text:p>
          </table:table-cell>
          <table:table-cell table:number-columns-repeated="5"/>
          <table:table-cell office:value-type="string">
            <text:p>Avenue</text:p>
          </table:table-cell>
          <table:table-cell office:value-type="string">
            <text:p>Lepic</text:p>
          </table:table-cell>
          <table:table-cell office:value-type="string">
            <text:p>entrée par la rue du 56e RA</text:p>
          </table:table-cell>
          <table:table-cell office:value-type="string">
            <text:p>34274</text:p>
          </table:table-cell>
          <table:table-cell office:value-type="string">
            <text:p>Montpellier</text:p>
          </table:table-cell>
          <table:table-cell office:value-type="string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08">
            <text:p>1108</text:p>
          </table:table-cell>
          <table:table-cell table:number-columns-repeated="990"/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Musées</text:p>
          </table:table-cell>
          <table:table-cell office:value-type="string">
            <text:p>Musée des Moulage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14 20 00</text:p>
          </table:table-cell>
          <table:table-cell table:number-columns-repeated="3"/>
          <table:table-cell office:value-type="string">
            <text:p>oui</text:p>
          </table:table-cell>
          <table:table-cell table:number-columns-repeated="7"/>
          <table:table-cell office:value-type="string">
            <text:p>Université Paul Valéry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n° 5</text:p>
          </table:table-cell>
          <table:table-cell table:number-columns-repeated="3"/>
          <table:table-cell office:value-type="float" office:value="1109">
            <text:p>1109</text:p>
          </table:table-cell>
          <table:table-cell table:number-columns-repeated="990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Musées</text:p>
          </table:table-cell>
          <table:table-cell office:value-type="string">
            <text:p>Musée du vieux Montpellier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6 02 94</text:p>
          </table:table-cell>
          <table:table-cell table:number-columns-repeated="4"/>
          <table:table-cell office:value-type="string">
            <text:p>00050000</text:p>
          </table:table-cell>
          <table:table-cell office:value-type="string">
            <text:p>43.6106628774</text:p>
          </table:table-cell>
          <table:table-cell office:value-type="string">
            <text:p>3.87865172901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étrarque</text:p>
          </table:table-cell>
          <table:table-cell office:value-type="string">
            <text:p>Hôtel de Varenn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Ligne 1, arrêt Corum</text:p>
          </table:table-cell>
          <table:table-cell table:number-columns-repeated="2"/>
          <table:table-cell office:value-type="float" office:value="598184808">
            <text:p>598184808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990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Musées</text:p>
          </table:table-cell>
          <table:table-cell office:value-type="string">
            <text:p>Musée Fabre de Montpellier Agglomérati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14 83 00</text:p>
          </table:table-cell>
          <table:table-cell office:value-type="string">
            <text:p>04 67 66 09 20</text:p>
          </table:table-cell>
          <table:table-cell office:value-type="string">
            <text:p>musee.fabre@montpellier-agglo.com</text:p>
          </table:table-cell>
          <table:table-cell office:value-type="string">
            <text:p>museefabre.montpellier-agglo.com</text:p>
          </table:table-cell>
          <table:table-cell office:value-type="string">
            <text:p>Comédie</text:p>
          </table:table-cell>
          <table:table-cell/>
          <table:table-cell office:value-type="string">
            <text:p>43.6116695</text:p>
          </table:table-cell>
          <table:table-cell office:value-type="string">
            <text:p>3.8801804</text:p>
          </table:table-cell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Montpelliér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s 1 et 2 - Stations Comédie et Corum</text:p>
          </table:table-cell>
          <table:table-cell table:number-columns-repeated="2"/>
          <table:table-cell office:value-type="float" office:value="60727537">
            <text:p>60727537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table:number-columns-repeated="990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Musées</text:p>
          </table:table-cell>
          <table:table-cell office:value-type="string">
            <text:p>Musée Fougau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84 31 58</text:p>
          </table:table-cell>
          <table:table-cell table:number-columns-repeated="7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étrarque</text:p>
          </table:table-cell>
          <table:table-cell office:value-type="string">
            <text:p>Hôtel de Varenne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9">
            <text:p>1119</text:p>
          </table:table-cell>
          <table:table-cell table:number-columns-repeated="990"/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Musées</text:p>
          </table:table-cell>
          <table:table-cell office:value-type="string">
            <text:p>Musée Languedocie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2 93 03</text:p>
          </table:table-cell>
          <table:table-cell/>
          <table:table-cell office:value-type="string">
            <text:p>museelanguedocien@wanadoo.fr</text:p>
          </table:table-cell>
          <table:table-cell office:value-type="string">
            <text:p>www.musee-languedocien.com/</text:p>
          </table:table-cell>
          <table:table-cell table:number-columns-repeated="4"/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Jacques Cœ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"Comédie".</text:p>
          </table:table-cell>
          <table:table-cell table:number-columns-repeated="4"/>
          <table:table-cell office:value-type="float" office:value="1110">
            <text:p>1110</text:p>
          </table:table-cell>
          <table:table-cell table:number-columns-repeated="990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Chorales</text:p>
          </table:table-cell>
          <table:table-cell office:value-type="string">
            <text:p>Nadalenca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4 28 29</text:p>
          </table:table-cell>
          <table:table-cell/>
          <table:table-cell office:value-type="string">
            <text:p>nadalenca@free.fr</text:p>
          </table:table-cell>
          <table:table-cell office:value-type="string">
            <text:p>nadalenca.org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de l’Abbé-de-l’Epée</text:p>
          </table:table-cell>
          <table:table-cell office:value-type="string">
            <text:p>L’Orangeraie A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2">
            <text:p>582</text:p>
          </table:table-cell>
          <table:table-cell table:number-columns-repeated="990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Sociétés d'HLM</text:p>
          </table:table-cell>
          <table:table-cell office:value-type="string">
            <text:p>Nouveau logis méridional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99 74 21 50</text:p>
          </table:table-cell>
          <table:table-cell office:value-type="string">
            <text:p>04 67 92 48 31</text:p>
          </table:table-cell>
          <table:table-cell/>
          <table:table-cell office:value-type="string">
            <text:p>www.nouveaulogismeridional-hlm.fr</text:p>
          </table:table-cell>
          <table:table-cell table:number-columns-repeated="4"/>
          <table:table-cell office:value-type="string">
            <text:p>25</text:p>
          </table:table-cell>
          <table:table-cell/>
          <table:table-cell office:value-type="string">
            <text:p>Avenue</text:p>
          </table:table-cell>
          <table:table-cell office:value-type="string">
            <text:p>de Maurin</text:p>
          </table:table-cell>
          <table:table-cell office:value-type="string">
            <text:p>Agence Languedoc-Roussillon</text:p>
          </table:table-cell>
          <table:table-cell office:value-type="string">
            <text:p>34961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516">
            <text:p>516</text:p>
          </table:table-cell>
          <table:table-cell table:number-columns-repeated="990"/>
        </table:table-row>
        <table:table-row table:style-name="ro2">
          <table:table-cell office:value-type="float" office:value="1168">
            <text:p>1168</text:p>
          </table:table-cell>
          <table:table-cell office:value-type="string">
            <text:p>Ecoles d'enseignement supérieur</text:p>
          </table:table-cell>
          <table:table-cell office:value-type="string">
            <text:p>Objectif 3D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office:value-type="string">
            <text:p>04 67 15 01 66</text:p>
          </table:table-cell>
          <table:table-cell office:value-type="string">
            <text:p>04 67 99 52 20</text:p>
          </table:table-cell>
          <table:table-cell office:value-type="string">
            <text:p>objectif3d@objectif3d.com</text:p>
          </table:table-cell>
          <table:table-cell office:value-type="string">
            <text:p>www.objectif3d.com</text:p>
          </table:table-cell>
          <table:table-cell table:number-columns-repeated="4"/>
          <table:table-cell office:value-type="string">
            <text:p>110</text:p>
          </table:table-cell>
          <table:table-cell office:value-type="string">
            <text:p>bis</text:p>
          </table:table-cell>
          <table:table-cell office:value-type="string">
            <text:p>Avenue</text:p>
          </table:table-cell>
          <table:table-cell office:value-type="string">
            <text:p>du Pont Juvén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et 2</text:p>
            <text:p>Arrêts: Place de l'Europe / Rives du Lez</text:p>
          </table:table-cell>
          <table:table-cell table:number-columns-repeated="4"/>
          <table:table-cell office:value-type="float" office:value="1048">
            <text:p>1048</text:p>
          </table:table-cell>
          <table:table-cell table:number-columns-repeated="990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Autres services publics</text:p>
          </table:table-cell>
          <table:table-cell office:value-type="string">
            <text:p>Office de tourisme de Montpellier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+33 (0)4 67 60 60 60</text:p>
          </table:table-cell>
          <table:table-cell office:value-type="string">
            <text:p>+33 (0)4 67 60 60 61</text:p>
          </table:table-cell>
          <table:table-cell office:value-type="string">
            <text:p>contact@ot-montpellier.fr</text:p>
          </table:table-cell>
          <table:table-cell office:value-type="string">
            <text:p>www.ot-montpellier.fr/</text:p>
          </table:table-cell>
          <table:table-cell/>
          <table:table-cell office:value-type="string">
            <text:p>1725</text:p>
          </table:table-cell>
          <table:table-cell office:value-type="string">
            <text:p>43.6096517648</text:p>
          </table:table-cell>
          <table:table-cell office:value-type="string">
            <text:p>3.88150327033</text:p>
          </table:table-cell>
          <table:table-cell office:value-type="string">
            <text:p>30</text:p>
          </table:table-cell>
          <table:table-cell/>
          <table:table-cell office:value-type="string">
            <text:p>Allée</text:p>
          </table:table-cell>
          <table:table-cell office:value-type="string">
            <text:p>Jean de Lattre de Tassign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2">
            <text:p>1112</text:p>
          </table:table-cell>
          <table:table-cell table:number-columns-repeated="99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Salles de spectacle et concert</text:p>
          </table:table-cell>
          <table:table-cell office:value-type="string">
            <text:p>Opéra Berlioz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61 67 61</text:p>
          </table:table-cell>
          <table:table-cell office:value-type="string">
            <text:p>04 67 61 67 00</text:p>
          </table:table-cell>
          <table:table-cell/>
          <table:table-cell office:value-type="string">
            <text:p>www.enjoy-montpellier.com</text:p>
          </table:table-cell>
          <table:table-cell table:number-columns-repeated="2"/>
          <table:table-cell office:value-type="string">
            <text:p>43.6078</text:p>
          </table:table-cell>
          <table:table-cell office:value-type="string">
            <text:p>3.87871</text:p>
          </table:table-cell>
          <table:table-cell table:number-columns-repeated="2"/>
          <table:table-cell office:value-type="string">
            <text:p>Esplanade</text:p>
          </table:table-cell>
          <table:table-cell office:value-type="string">
            <text:p>Charles-de-Gau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rum</text:p>
          </table:table-cell>
          <table:table-cell table:number-columns-repeated="2"/>
          <table:table-cell office:value-type="float" office:value="8658313">
            <text:p>8658313</text:p>
          </table:table-cell>
          <table:table-cell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990"/>
        </table:table-row>
        <table:table-row table:style-name="ro3">
          <table:table-cell office:value-type="float" office:value="1012">
            <text:p>1012</text:p>
          </table:table-cell>
          <table:table-cell office:value-type="string">
            <text:p>Salles de spectacle et concert</text:p>
          </table:table-cell>
          <table:table-cell office:value-type="string">
            <text:p>Opéra Comédi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60 19 80</text:p>
          </table:table-cell>
          <table:table-cell office:value-type="string">
            <text:p>04 67 60 19 90</text:p>
          </table:table-cell>
          <table:table-cell/>
          <table:table-cell office:value-type="string">
            <text:p>www.opera-montpellier.com</text:p>
          </table:table-cell>
          <table:table-cell/>
          <table:table-cell office:value-type="string">
            <text:p>2003</text:p>
          </table:table-cell>
          <table:table-cell office:value-type="string">
            <text:p>43.6078559565</text:p>
          </table:table-cell>
          <table:table-cell office:value-type="string">
            <text:p>3.87850738853</text:p>
          </table:table-cell>
          <table:table-cell office:value-type="string">
            <text:p>11</text:p>
          </table:table-cell>
          <table:table-cell/>
          <table:table-cell office:value-type="string">
            <text:p>Boulevard</text:p>
          </table:table-cell>
          <table:table-cell office:value-type="string">
            <text:p>Victor Hug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Comédie </text:p>
            <text:p><text:s/></text:p>
            <text:p/>
          </table:table-cell>
          <table:table-cell table:number-columns-repeated="4"/>
          <table:table-cell office:value-type="float" office:value="920">
            <text:p>920</text:p>
          </table:table-cell>
          <table:table-cell table:number-columns-repeated="990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Compagnies</text:p>
          </table:table-cell>
          <table:table-cell office:value-type="string">
            <text:p>Outil Théât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15 04 03</text:p>
          </table:table-cell>
          <table:table-cell office:value-type="string">
            <text:p>04 67 15 08 11</text:p>
          </table:table-cell>
          <table:table-cell office:value-type="string">
            <text:p>outil.theatre@wanadoo.fr</text:p>
          </table:table-cell>
          <table:table-cell office:value-type="string">
            <text:p>www.outil-theatre.com</text:p>
          </table:table-cell>
          <table:table-cell table:number-columns-repeated="4"/>
          <table:table-cell office:value-type="string">
            <text:p>23</text:p>
          </table:table-cell>
          <table:table-cell office:value-type="string">
            <text:p>bis</text:p>
          </table:table-cell>
          <table:table-cell office:value-type="string">
            <text:p>Rue</text:p>
          </table:table-cell>
          <table:table-cell office:value-type="string">
            <text:p>Boy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1">
            <text:p>681</text:p>
          </table:table-cell>
          <table:table-cell table:number-columns-repeated="99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alais des sports</text:p>
          </table:table-cell>
          <table:table-cell office:value-type="string">
            <text:p>Palais des sports Pierre-de-Coubertin</text:p>
          </table:table-cell>
          <table:table-cell office:value-type="string">
            <text:p>Mosson</text:p>
          </table:table-cell>
          <table:table-cell/>
          <table:table-cell office:value-type="string">
            <text:p>04 67 03 02 24</text:p>
          </table:table-cell>
          <table:table-cell table:number-columns-repeated="3"/>
          <table:table-cell office:value-type="string">
            <text:p>Abords 400 places</text:p>
          </table:table-cell>
          <table:table-cell office:value-type="string">
            <text:p>1388</text:p>
          </table:table-cell>
          <table:table-cell office:value-type="string">
            <text:p>43.6380808121</text:p>
          </table:table-cell>
          <table:table-cell office:value-type="string">
            <text:p>3.81415817350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 table:number-columns-repeated="3"/>
          <table:table-cell office:value-type="float" office:value="167">
            <text:p>167</text:p>
          </table:table-cell>
          <table:table-cell table:number-columns-repeated="990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Palais des sports</text:p>
          </table:table-cell>
          <table:table-cell office:value-type="string">
            <text:p>Palais des sports René-Bougnol</text:p>
          </table:table-cell>
          <table:table-cell office:value-type="string">
            <text:p>Hôpitaux - Facultés</text:p>
          </table:table-cell>
          <table:table-cell office:value-type="string">
            <text:p>Vert-Bois</text:p>
          </table:table-cell>
          <table:table-cell office:value-type="string">
            <text:p>04 67 52 76 14</text:p>
          </table:table-cell>
          <table:table-cell table:number-columns-repeated="3"/>
          <table:table-cell office:value-type="string">
            <text:p>Abords 600 places</text:p>
          </table:table-cell>
          <table:table-cell office:value-type="string">
            <text:p>1385</text:p>
          </table:table-cell>
          <table:table-cell office:value-type="string">
            <text:p>43.6381414444</text:p>
          </table:table-cell>
          <table:table-cell office:value-type="string">
            <text:p>3.87463299810</text:p>
          </table:table-cell>
          <table:table-cell office:value-type="string">
            <text:p>1 000</text:p>
          </table:table-cell>
          <table:table-cell/>
          <table:table-cell office:value-type="string">
            <text:p>Avenue</text:p>
          </table:table-cell>
          <table:table-cell office:value-type="string">
            <text:p>du Val de Montferran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600 places aux abords</text:p>
          </table:table-cell>
          <table:table-cell table:number-columns-repeated="3"/>
          <table:table-cell office:value-type="string">
            <text:p>ligne 9 arrêt René-Bougnol et Navette Agropolis Lavalette arrêt Zoo</text:p>
          </table:table-cell>
          <table:table-cell table:number-columns-repeated="3"/>
          <table:table-cell office:value-type="float" office:value="324">
            <text:p>324</text:p>
          </table:table-cell>
          <table:table-cell table:number-columns-repeated="990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Palais des sports</text:p>
          </table:table-cell>
          <table:table-cell office:value-type="string">
            <text:p>Palais universitaire des sport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60 38 57</text:p>
          </table:table-cell>
          <table:table-cell table:number-columns-repeated="7"/>
          <table:table-cell office:value-type="string">
            <text:p>700</text:p>
          </table:table-cell>
          <table:table-cell/>
          <table:table-cell office:value-type="string">
            <text:p>Avenue</text:p>
          </table:table-cell>
          <table:table-cell office:value-type="string">
            <text:p>du Pic Saint-Loup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13">
            <text:p>1113</text:p>
          </table:table-cell>
          <table:table-cell table:number-columns-repeated="990"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Palais des sports</text:p>
          </table:table-cell>
          <table:table-cell office:value-type="string">
            <text:p>Palais universitaire des sports Veyrassi</text:p>
          </table:table-cell>
          <table:table-cell office:value-type="string">
            <text:p>Hôpitaux - Facultés</text:p>
          </table:table-cell>
          <table:table-cell table:number-columns-repeated="9"/>
          <table:table-cell office:value-type="string">
            <text:p>700</text:p>
          </table:table-cell>
          <table:table-cell/>
          <table:table-cell office:value-type="string">
            <text:p>Avenue</text:p>
          </table:table-cell>
          <table:table-cell office:value-type="string">
            <text:p>du Pic Saint-Loup</text:p>
          </table:table-cell>
          <table:table-cell office:value-type="string">
            <text:p>Près du Rond-Point de la Lyre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arrêt Occitanie</text:p>
          </table:table-cell>
          <table:table-cell table:number-columns-repeated="4"/>
          <table:table-cell office:value-type="float" office:value="1209">
            <text:p>1209</text:p>
          </table:table-cell>
          <table:table-cell table:number-columns-repeated="990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Parcs et jardins</text:p>
          </table:table-cell>
          <table:table-cell office:value-type="string">
            <text:p>Parc Azéma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00164800</text:p>
          </table:table-cell>
          <table:table-cell office:value-type="string">
            <text:p>43.6160487309</text:p>
          </table:table-cell>
          <table:table-cell office:value-type="string">
            <text:p>3.8286792148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Communauté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4">
            <text:p>834</text:p>
          </table:table-cell>
          <table:table-cell table:number-columns-repeated="990"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Parcs et jardins</text:p>
          </table:table-cell>
          <table:table-cell office:value-type="string">
            <text:p>Parc Bartolomé de Las Casas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TA64</text:p>
          </table:table-cell>
          <table:table-cell table:number-columns-repeated="4"/>
          <table:table-cell office:value-type="string">
            <text:p>Avenue</text:p>
          </table:table-cell>
          <table:table-cell office:value-type="string">
            <text:p>Saint-Clément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9">
            <text:p>1169</text:p>
          </table:table-cell>
          <table:table-cell table:number-columns-repeated="990"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Parcs et jardins</text:p>
          </table:table-cell>
          <table:table-cell office:value-type="string">
            <text:p>Parc Bel Juel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175</text:p>
          </table:table-cell>
          <table:table-cell office:value-type="string">
            <text:p>3.8321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s Moulin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397235">
            <text:p>28397235</text:p>
          </table:table-cell>
          <table:table-cell office:value-type="float" office:value="2">
            <text:p>2</text:p>
          </table:table-cell>
          <table:table-cell office:value-type="float" office:value="1171">
            <text:p>1171</text:p>
          </table:table-cell>
          <table:table-cell table:number-columns-repeated="99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arcs et jardins</text:p>
          </table:table-cell>
          <table:table-cell office:value-type="string">
            <text:p>Parc Chico Mendè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00178900</text:p>
          </table:table-cell>
          <table:table-cell office:value-type="string">
            <text:p>43.6317140716</text:p>
          </table:table-cell>
          <table:table-cell office:value-type="string">
            <text:p>3.8231492176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'Agena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5">
            <text:p>835</text:p>
          </table:table-cell>
          <table:table-cell table:number-columns-repeated="990"/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Jardins partagés</text:p>
          </table:table-cell>
          <table:table-cell office:value-type="string">
            <text:p>Parc Clemenceau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71 96</text:p>
          </table:table-cell>
          <table:table-cell table:number-columns-repeated="4"/>
          <table:table-cell office:value-type="string">
            <text:p>TA65</text:p>
          </table:table-cell>
          <table:table-cell table:number-columns-repeated="2"/>
          <table:table-cell office:value-type="string">
            <text:p>22</text:p>
          </table:table-cell>
          <table:table-cell/>
          <table:table-cell office:value-type="string">
            <text:p>R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6">
            <text:p>1186</text:p>
          </table:table-cell>
          <table:table-cell table:number-columns-repeated="990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Parcs et jardins</text:p>
          </table:table-cell>
          <table:table-cell office:value-type="string">
            <text:p>Parc de Bagatelle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00168000</text:p>
          </table:table-cell>
          <table:table-cell office:value-type="string">
            <text:p>43.5940079739</text:p>
          </table:table-cell>
          <table:table-cell office:value-type="string">
            <text:p>3.8391562022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Chengdu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6">
            <text:p>846</text:p>
          </table:table-cell>
          <table:table-cell table:number-columns-repeated="990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Jardins partagés</text:p>
          </table:table-cell>
          <table:table-cell office:value-type="string">
            <text:p>Parc de Bagatell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52 85</text:p>
          </table:table-cell>
          <table:table-cell table:number-columns-repeated="4"/>
          <table:table-cell office:value-type="string">
            <text:p>00168000</text:p>
          </table:table-cell>
          <table:table-cell office:value-type="string">
            <text:p>43.5940079739</text:p>
          </table:table-cell>
          <table:table-cell office:value-type="string">
            <text:p>3.8391562022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Rouget de Lis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87">
            <text:p>1187</text:p>
          </table:table-cell>
          <table:table-cell table:number-columns-repeated="990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Jardins partagés</text:p>
          </table:table-cell>
          <table:table-cell office:value-type="string">
            <text:p>Parc de la Carriera et Lac des Garrigues</text:p>
          </table:table-cell>
          <table:table-cell office:value-type="string">
            <text:p>Mosson</text:p>
          </table:table-cell>
          <table:table-cell office:value-type="string">
            <text:p>Les Hauts de Massane</text:p>
          </table:table-cell>
          <table:table-cell office:value-type="string">
            <text:p>04 67 40 40 11</text:p>
          </table:table-cell>
          <table:table-cell table:number-columns-repeated="4"/>
          <table:table-cell office:value-type="string">
            <text:p>00187500</text:p>
          </table:table-cell>
          <table:table-cell office:value-type="string">
            <text:p>43.6412625745</text:p>
          </table:table-cell>
          <table:table-cell office:value-type="string">
            <text:p>3.81721152610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Louis Perg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1">
            <text:p>951</text:p>
          </table:table-cell>
          <table:table-cell table:number-columns-repeated="990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Parcs et jardins</text:p>
          </table:table-cell>
          <table:table-cell office:value-type="string">
            <text:p>Parc de la Croix d’Argent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00210300</text:p>
          </table:table-cell>
          <table:table-cell office:value-type="string">
            <text:p>43.5866694056</text:p>
          </table:table-cell>
          <table:table-cell office:value-type="string">
            <text:p>3.8634182448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Villeneuve d'Angoulê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7">
            <text:p>847</text:p>
          </table:table-cell>
          <table:table-cell table:number-columns-repeated="990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Parcs et jardins</text:p>
          </table:table-cell>
          <table:table-cell office:value-type="string">
            <text:p>Parc de la Grande Lironde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00191200</text:p>
          </table:table-cell>
          <table:table-cell office:value-type="string">
            <text:p>43.6083448502</text:p>
          </table:table-cell>
          <table:table-cell office:value-type="string">
            <text:p>3.90847474540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4">
            <text:p>814</text:p>
          </table:table-cell>
          <table:table-cell table:number-columns-repeated="990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Parcs et jardins</text:p>
          </table:table-cell>
          <table:table-cell office:value-type="string">
            <text:p>Parc de la Guirlande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00159300</text:p>
          </table:table-cell>
          <table:table-cell office:value-type="string">
            <text:p>43.6073798385</text:p>
          </table:table-cell>
          <table:table-cell office:value-type="string">
            <text:p>3.86044660729</text:p>
          </table:table-cell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Agrippa d'Aubigné</text:p>
          </table:table-cell>
          <table:table-cell office:value-type="string">
            <text:p>Rue Tour Gayraud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2">
            <text:p>792</text:p>
          </table:table-cell>
          <table:table-cell table:number-columns-repeated="990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Parcs et jardins</text:p>
          </table:table-cell>
          <table:table-cell office:value-type="string">
            <text:p>Parc de la Rauze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00161100</text:p>
          </table:table-cell>
          <table:table-cell office:value-type="string">
            <text:p>43.5912275134</text:p>
          </table:table-cell>
          <table:table-cell office:value-type="string">
            <text:p>3.8962946247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Docteur Fourcar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9">
            <text:p>869</text:p>
          </table:table-cell>
          <table:table-cell table:number-columns-repeated="99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Parcs et jardins</text:p>
          </table:table-cell>
          <table:table-cell office:value-type="string">
            <text:p>Parc de l'Aiguelongue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00208300</text:p>
          </table:table-cell>
          <table:table-cell office:value-type="string">
            <text:p>43.6298284843</text:p>
          </table:table-cell>
          <table:table-cell office:value-type="string">
            <text:p>3.8738653123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Major Flandr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3">
            <text:p>823</text:p>
          </table:table-cell>
          <table:table-cell table:number-columns-repeated="990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Parcs et jardins</text:p>
          </table:table-cell>
          <table:table-cell office:value-type="string">
            <text:p>Parc des Aiguerelles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00164500</text:p>
          </table:table-cell>
          <table:table-cell office:value-type="string">
            <text:p>43.5986149561</text:p>
          </table:table-cell>
          <table:table-cell office:value-type="string">
            <text:p>3.89112746104</text:p>
          </table:table-cell>
          <table:table-cell office:value-type="string">
            <text:p>603</text:p>
          </table:table-cell>
          <table:table-cell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0">
            <text:p>870</text:p>
          </table:table-cell>
          <table:table-cell table:number-columns-repeated="99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Agglomération</text:p>
          </table:table-cell>
          <table:table-cell office:value-type="string">
            <text:p>Parc des Expositions de Montpellier</text:p>
          </table:table-cell>
          <table:table-cell table:number-columns-repeated="2"/>
          <table:table-cell office:value-type="string">
            <text:p>04 67 17 67 17</text:p>
          </table:table-cell>
          <table:table-cell office:value-type="string">
            <text:p>04 67 17 67 00</text:p>
          </table:table-cell>
          <table:table-cell office:value-type="string">
            <text:p>parcexpo@enjoy-montpellier.com</text:p>
          </table:table-cell>
          <table:table-cell office:value-type="string">
            <text:p>www.enjoy-montpellier.com</text:p>
          </table:table-cell>
          <table:table-cell table:number-columns-repeated="6"/>
          <table:table-cell office:value-type="string">
            <text:p>Route</text:p>
          </table:table-cell>
          <table:table-cell office:value-type="string">
            <text:p>de la Foire</text:p>
          </table:table-cell>
          <table:table-cell/>
          <table:table-cell office:value-type="string">
            <text:p>34470</text:p>
          </table:table-cell>
          <table:table-cell office:value-type="string">
            <text:p>Pérol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14">
            <text:p>914</text:p>
          </table:table-cell>
          <table:table-cell table:number-columns-repeated="990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Parcs et jardins</text:p>
          </table:table-cell>
          <table:table-cell office:value-type="string">
            <text:p>Parc des Pastourelles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00159900</text:p>
          </table:table-cell>
          <table:table-cell office:value-type="string">
            <text:p>43.6210569665</text:p>
          </table:table-cell>
          <table:table-cell office:value-type="string">
            <text:p>3.8995068725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ules Isaa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5">
            <text:p>815</text:p>
          </table:table-cell>
          <table:table-cell table:number-columns-repeated="990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Parcs et jardins</text:p>
          </table:table-cell>
          <table:table-cell office:value-type="string">
            <text:p>Parc des Sylvains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00164400</text:p>
          </table:table-cell>
          <table:table-cell office:value-type="string">
            <text:p>43.5907826171</text:p>
          </table:table-cell>
          <table:table-cell office:value-type="string">
            <text:p>3.8681710618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Villeneuve d'Angoulê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8">
            <text:p>848</text:p>
          </table:table-cell>
          <table:table-cell table:number-columns-repeated="990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Parcs et jardins</text:p>
          </table:table-cell>
          <table:table-cell office:value-type="string">
            <text:p>Parc Dioscoride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TA67</text:p>
          </table:table-cell>
          <table:table-cell office:value-type="string">
            <text:p>43.6132</text:p>
          </table:table-cell>
          <table:table-cell office:value-type="string">
            <text:p>3.83176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de Paris</text:p>
          </table:table-cell>
          <table:table-cell office:value-type="string">
            <text:p>Esplanade de Celleneuv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601920">
            <text:p>26601920</text:p>
          </table:table-cell>
          <table:table-cell office:value-type="float" office:value="2">
            <text:p>2</text:p>
          </table:table-cell>
          <table:table-cell office:value-type="float" office:value="1173">
            <text:p>1173</text:p>
          </table:table-cell>
          <table:table-cell table:number-columns-repeated="990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Parcs et jardins</text:p>
          </table:table-cell>
          <table:table-cell office:value-type="string">
            <text:p>Parc du château de Grammont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2">
            <text:p>812</text:p>
          </table:table-cell>
          <table:table-cell table:number-columns-repeated="990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Parcs et jardins</text:p>
          </table:table-cell>
          <table:table-cell office:value-type="string">
            <text:p>Parc du Château d'O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39146</text:p>
          </table:table-cell>
          <table:table-cell office:value-type="string">
            <text:p>43.6329439123</text:p>
          </table:table-cell>
          <table:table-cell office:value-type="string">
            <text:p>3.83913649513</text:p>
          </table:table-cell>
          <table:table-cell table:number-columns-repeated="2"/>
          <table:table-cell office:value-type="string">
            <text:p>Rond-point</text:p>
          </table:table-cell>
          <table:table-cell office:value-type="string">
            <text:p>du Château d'O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72">
            <text:p>1172</text:p>
          </table:table-cell>
          <table:table-cell table:number-columns-repeated="99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Parcs et jardins</text:p>
          </table:table-cell>
          <table:table-cell office:value-type="string">
            <text:p>Parc du Mas de Costebelle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00194100</text:p>
          </table:table-cell>
          <table:table-cell office:value-type="string">
            <text:p>43.6105607961</text:p>
          </table:table-cell>
          <table:table-cell office:value-type="string">
            <text:p>3.9018762506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Frères Lum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6">
            <text:p>816</text:p>
          </table:table-cell>
          <table:table-cell table:number-columns-repeated="990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arcs et jardins</text:p>
          </table:table-cell>
          <table:table-cell office:value-type="string">
            <text:p>Parc du Mas de la Paillade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TA69</text:p>
          </table:table-cell>
          <table:table-cell table:number-columns-repeated="2"/>
          <table:table-cell office:value-type="string">
            <text:p>1321</text:p>
          </table:table-cell>
          <table:table-cell/>
          <table:table-cell office:value-type="string">
            <text:p>Avenue</text:p>
          </table:table-cell>
          <table:table-cell office:value-type="string">
            <text:p>d'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6">
            <text:p>836</text:p>
          </table:table-cell>
          <table:table-cell table:number-columns-repeated="990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Parcs et jardins</text:p>
          </table:table-cell>
          <table:table-cell office:value-type="string">
            <text:p>Parc du Mas Prunet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00207900</text:p>
          </table:table-cell>
          <table:table-cell office:value-type="string">
            <text:p>43.5987034306</text:p>
          </table:table-cell>
          <table:table-cell office:value-type="string">
            <text:p>3.83222519935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Lascaux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8">
            <text:p>858</text:p>
          </table:table-cell>
          <table:table-cell table:number-columns-repeated="990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Parcs et jardins</text:p>
          </table:table-cell>
          <table:table-cell office:value-type="string">
            <text:p>Parc du Mas Vanneau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00140400</text:p>
          </table:table-cell>
          <table:table-cell office:value-type="string">
            <text:p>43.6241473537</text:p>
          </table:table-cell>
          <table:table-cell office:value-type="string">
            <text:p>3.8425963053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Professeur Louis Ravaz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9">
            <text:p>859</text:p>
          </table:table-cell>
          <table:table-cell table:number-columns-repeated="990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Parcs et jardins</text:p>
          </table:table-cell>
          <table:table-cell office:value-type="string">
            <text:p>Parc Edith Piaf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00159100</text:p>
          </table:table-cell>
          <table:table-cell office:value-type="string">
            <text:p>43.6218740111</text:p>
          </table:table-cell>
          <table:table-cell office:value-type="string">
            <text:p>3.88836293601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Saint-Laza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3">
            <text:p>793</text:p>
          </table:table-cell>
          <table:table-cell table:number-columns-repeated="990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Parcs et jardins</text:p>
          </table:table-cell>
          <table:table-cell office:value-type="string">
            <text:p>Parc Edouard André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TA70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André Le Nôtr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7">
            <text:p>837</text:p>
          </table:table-cell>
          <table:table-cell table:number-columns-repeated="990"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Parcs et jardins</text:p>
          </table:table-cell>
          <table:table-cell office:value-type="string">
            <text:p>Parc Emmanuel Roblè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71</text:p>
          </table:table-cell>
          <table:table-cell table:number-columns-repeated="2"/>
          <table:table-cell office:value-type="string">
            <text:p>13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5">
            <text:p>1165</text:p>
          </table:table-cell>
          <table:table-cell table:number-columns-repeated="990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Parcs et jardins</text:p>
          </table:table-cell>
          <table:table-cell office:value-type="string">
            <text:p>Parc Enclava Del Lop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0">
            <text:p>850</text:p>
          </table:table-cell>
          <table:table-cell table:number-columns-repeated="990"/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Parcs et jardins</text:p>
          </table:table-cell>
          <table:table-cell office:value-type="string">
            <text:p>Parc Font-Colomb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TA66</text:p>
          </table:table-cell>
          <table:table-cell office:value-type="string">
            <text:p>43.5977</text:p>
          </table:table-cell>
          <table:table-cell office:value-type="string">
            <text:p>3.8301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Château Bon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874983">
            <text:p>28874983</text:p>
          </table:table-cell>
          <table:table-cell office:value-type="float" office:value="2">
            <text:p>2</text:p>
          </table:table-cell>
          <table:table-cell office:value-type="float" office:value="1170">
            <text:p>1170</text:p>
          </table:table-cell>
          <table:table-cell table:number-columns-repeated="990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Parcs et jardins</text:p>
          </table:table-cell>
          <table:table-cell office:value-type="string">
            <text:p>Parc Georges Clemenceau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65</text:p>
          </table:table-cell>
          <table:table-cell office:value-type="string">
            <text:p>43.6041</text:p>
          </table:table-cell>
          <table:table-cell office:value-type="string">
            <text:p>3.87176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Georges Clemence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7817003">
            <text:p>27817003</text:p>
          </table:table-cell>
          <table:table-cell office:value-type="float" office:value="2">
            <text:p>2</text:p>
          </table:table-cell>
          <table:table-cell office:value-type="float" office:value="794">
            <text:p>794</text:p>
          </table:table-cell>
          <table:table-cell table:number-columns-repeated="99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Parcs et jardins</text:p>
          </table:table-cell>
          <table:table-cell office:value-type="string">
            <text:p>Parc Georges-Brassens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8">
            <text:p>838</text:p>
          </table:table-cell>
          <table:table-cell table:number-columns-repeated="990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Parcs et jardins</text:p>
          </table:table-cell>
          <table:table-cell office:value-type="string">
            <text:p>Parc Jacques Roseau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0">
            <text:p>860</text:p>
          </table:table-cell>
          <table:table-cell table:number-columns-repeated="99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Parcs et jardins</text:p>
          </table:table-cell>
          <table:table-cell office:value-type="string">
            <text:p>Parc la Carriera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Louis Perg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39">
            <text:p>839</text:p>
          </table:table-cell>
          <table:table-cell table:number-columns-repeated="990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Parcs et jardins</text:p>
          </table:table-cell>
          <table:table-cell office:value-type="string">
            <text:p>Parc Magnol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2056</text:p>
          </table:table-cell>
          <table:table-cell office:value-type="string">
            <text:p>43.6172467565</text:p>
          </table:table-cell>
          <table:table-cell office:value-type="string">
            <text:p>3.8631359269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s Sorb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5">
            <text:p>795</text:p>
          </table:table-cell>
          <table:table-cell table:number-columns-repeated="990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Jardin-École</text:p>
          </table:table-cell>
          <table:table-cell office:value-type="string">
            <text:p>Parc Malbosc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641</text:p>
          </table:table-cell>
          <table:table-cell office:value-type="string">
            <text:p>43.6298498410</text:p>
          </table:table-cell>
          <table:table-cell office:value-type="string">
            <text:p>3.8280016702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Sainte-Bard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7">
            <text:p>947</text:p>
          </table:table-cell>
          <table:table-cell table:number-columns-repeated="990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Parcs et jardins</text:p>
          </table:table-cell>
          <table:table-cell office:value-type="string">
            <text:p>Parc Marianne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la m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7">
            <text:p>817</text:p>
          </table:table-cell>
          <table:table-cell table:number-columns-repeated="990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Parcs et jardins</text:p>
          </table:table-cell>
          <table:table-cell office:value-type="string">
            <text:p>Parc Mas de Neuvill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26</text:p>
          </table:table-cell>
          <table:table-cell office:value-type="string">
            <text:p>3.8409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Château d'Ô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6408669">
            <text:p>26408669</text:p>
          </table:table-cell>
          <table:table-cell office:value-type="float" office:value="2">
            <text:p>2</text:p>
          </table:table-cell>
          <table:table-cell office:value-type="float" office:value="861">
            <text:p>861</text:p>
          </table:table-cell>
          <table:table-cell table:number-columns-repeated="990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Jardins partagés</text:p>
          </table:table-cell>
          <table:table-cell office:value-type="string">
            <text:p>Parc Mélina-Mercouri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04 99 92 23 80</text:p>
          </table:table-cell>
          <table:table-cell table:number-columns-repeated="7"/>
          <table:table-cell office:value-type="string">
            <text:p>842</text:p>
          </table:table-cell>
          <table:table-cell/>
          <table:table-cell office:value-type="string">
            <text:p>Rue</text:p>
          </table:table-cell>
          <table:table-cell office:value-type="string">
            <text:p>de la Vieille Post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3">
            <text:p>953</text:p>
          </table:table-cell>
          <table:table-cell table:number-columns-repeated="990"/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Parcs et jardins</text:p>
          </table:table-cell>
          <table:table-cell office:value-type="string">
            <text:p>Parc Montcalm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64</text:p>
          </table:table-cell>
          <table:table-cell office:value-type="string">
            <text:p>3.8593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Toulou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2, station Mas Drevon</text:p>
          </table:table-cell>
          <table:table-cell office:value-type="string">
            <text:p>Ligne 6 arrêt Georges Brassens</text:p>
          </table:table-cell>
          <table:table-cell/>
          <table:table-cell office:value-type="float" office:value="31339324">
            <text:p>31339324</text:p>
          </table:table-cell>
          <table:table-cell office:value-type="float" office:value="2">
            <text:p>2</text:p>
          </table:table-cell>
          <table:table-cell office:value-type="float" office:value="1282">
            <text:p>1282</text:p>
          </table:table-cell>
          <table:table-cell table:number-columns-repeated="990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Parcs et jardins</text:p>
          </table:table-cell>
          <table:table-cell office:value-type="string">
            <text:p>Parc Rachel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Impasse</text:p>
          </table:table-cell>
          <table:table-cell office:value-type="string">
            <text:p>Ville Hardouin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5">
            <text:p>825</text:p>
          </table:table-cell>
          <table:table-cell table:number-columns-repeated="99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Parcs et jardins</text:p>
          </table:table-cell>
          <table:table-cell office:value-type="string">
            <text:p>Parc Richter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Rond-point</text:p>
          </table:table-cell>
          <table:table-cell office:value-type="string">
            <text:p>Christophe Colomb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8">
            <text:p>818</text:p>
          </table:table-cell>
          <table:table-cell table:number-columns-repeated="990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Parcs et jardins</text:p>
          </table:table-cell>
          <table:table-cell office:value-type="string">
            <text:p>Parc Rimbaud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81</text:p>
          </table:table-cell>
          <table:table-cell office:value-type="string">
            <text:p>3.8950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Saint-André-de-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2940347">
            <text:p>22940347</text:p>
          </table:table-cell>
          <table:table-cell office:value-type="float" office:value="2">
            <text:p>2</text:p>
          </table:table-cell>
          <table:table-cell office:value-type="float" office:value="796">
            <text:p>796</text:p>
          </table:table-cell>
          <table:table-cell table:number-columns-repeated="990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Jardins partagés</text:p>
          </table:table-cell>
          <table:table-cell office:value-type="string">
            <text:p>Parc Rimbaud</text:p>
          </table:table-cell>
          <table:table-cell office:value-type="string">
            <text:p>Montpellier Centre</text:p>
          </table:table-cell>
          <table:table-cell office:value-type="string">
            <text:p>Les Aubes</text:p>
          </table:table-cell>
          <table:table-cell office:value-type="string">
            <text:p>04 67 79 22 18</text:p>
          </table:table-cell>
          <table:table-cell table:number-columns-repeated="4"/>
          <table:table-cell office:value-type="string">
            <text:p>00159400</text:p>
          </table:table-cell>
          <table:table-cell office:value-type="string">
            <text:p>43.6179324131</text:p>
          </table:table-cell>
          <table:table-cell office:value-type="string">
            <text:p>3.8948097955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Saint-André-de-Novig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48">
            <text:p>948</text:p>
          </table:table-cell>
          <table:table-cell table:number-columns-repeated="990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Parcs et jardins</text:p>
          </table:table-cell>
          <table:table-cell office:value-type="string">
            <text:p>Parc Sainte-Odile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239</text:p>
          </table:table-cell>
          <table:table-cell office:value-type="string">
            <text:p>3.87228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2871886">
            <text:p>12871886</text:p>
          </table:table-cell>
          <table:table-cell office:value-type="float" office:value="2">
            <text:p>2</text:p>
          </table:table-cell>
          <table:table-cell office:value-type="float" office:value="797">
            <text:p>797</text:p>
          </table:table-cell>
          <table:table-cell table:number-columns-repeated="990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Jardins partagés</text:p>
          </table:table-cell>
          <table:table-cell office:value-type="string">
            <text:p>Parc Saint-Martin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32 70</text:p>
          </table:table-cell>
          <table:table-cell table:number-columns-repeated="9"/>
          <table:table-cell office:value-type="string">
            <text:p>Avenue</text:p>
          </table:table-cell>
          <table:table-cell office:value-type="string">
            <text:p>du Maréchal Leclerc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50">
            <text:p>950</text:p>
          </table:table-cell>
          <table:table-cell table:number-columns-repeated="990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Parcs et jardins</text:p>
          </table:table-cell>
          <table:table-cell office:value-type="string">
            <text:p>Parc Tastavin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64</text:p>
          </table:table-cell>
          <table:table-cell office:value-type="string">
            <text:p>3.8693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Villeneuve d'Angoulê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1437667">
            <text:p>31437667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number-columns-repeated="990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Parcours sportifs</text:p>
          </table:table-cell>
          <table:table-cell office:value-type="string">
            <text:p>Parcours sportif de La Collin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389</text:p>
          </table:table-cell>
          <table:table-cell office:value-type="string">
            <text:p>43.6038775274128</text:p>
          </table:table-cell>
          <table:table-cell office:value-type="string">
            <text:p>3.8466819008673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, La Ronde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990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Parcours sportifs</text:p>
          </table:table-cell>
          <table:table-cell office:value-type="string">
            <text:p>Parcours sportif de La Rauze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70 86</text:p>
          </table:table-cell>
          <table:table-cell table:number-columns-repeated="4"/>
          <table:table-cell office:value-type="string">
            <text:p>1476</text:p>
          </table:table-cell>
          <table:table-cell office:value-type="string">
            <text:p>43.5911141851</text:p>
          </table:table-cell>
          <table:table-cell office:value-type="string">
            <text:p>3.89537000238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u Docteur Jacques-Fourca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990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Parcours sportifs</text:p>
          </table:table-cell>
          <table:table-cell office:value-type="string">
            <text:p>Parcours sportif domaine de Grammont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330</text:p>
          </table:table-cell>
          <table:table-cell office:value-type="string">
            <text:p>43.6184608425</text:p>
          </table:table-cell>
          <table:table-cell office:value-type="string">
            <text:p>3.9271082990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 table:number-columns-repeated="3"/>
          <table:table-cell office:value-type="float" office:value="667">
            <text:p>667</text:p>
          </table:table-cell>
          <table:table-cell table:number-columns-repeated="990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Parcours sportifs</text:p>
          </table:table-cell>
          <table:table-cell office:value-type="string">
            <text:p>Parcours sportif du Bois de Montmaur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753</text:p>
          </table:table-cell>
          <table:table-cell office:value-type="string">
            <text:p>43.6409268143</text:p>
          </table:table-cell>
          <table:table-cell office:value-type="string">
            <text:p>3.86723682325</text:p>
          </table:table-cell>
          <table:table-cell table:number-columns-repeated="2"/>
          <table:table-cell office:value-type="string">
            <text:p>Chemin</text:p>
          </table:table-cell>
          <table:table-cell office:value-type="string">
            <text:p>du Réservoir de Montmaur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a Navette</text:p>
          </table:table-cell>
          <table:table-cell table:number-columns-repeated="3"/>
          <table:table-cell office:value-type="float" office:value="343">
            <text:p>343</text:p>
          </table:table-cell>
          <table:table-cell table:number-columns-repeated="990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Parcours sportifs</text:p>
          </table:table-cell>
          <table:table-cell office:value-type="string">
            <text:p>Parcours sportif du Lac des Garrigue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741</text:p>
          </table:table-cell>
          <table:table-cell office:value-type="string">
            <text:p>43.6389917496</text:p>
          </table:table-cell>
          <table:table-cell office:value-type="string">
            <text:p>3.8158301059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Guilhem de Poitier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65">
            <text:p>165</text:p>
          </table:table-cell>
          <table:table-cell table:number-columns-repeated="990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arcours sportifs</text:p>
          </table:table-cell>
          <table:table-cell office:value-type="string">
            <text:p>Parcours sportif Lac des Garrigues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75">
            <text:p>375</text:p>
          </table:table-cell>
          <table:table-cell table:number-columns-repeated="990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Parkings du centre ville</text:p>
          </table:table-cell>
          <table:table-cell office:value-type="string">
            <text:p>Parking Arc de Triomph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6 03 85</text:p>
          </table:table-cell>
          <table:table-cell table:number-columns-repeated="4"/>
          <table:table-cell office:value-type="string">
            <text:p>00063500</text:p>
          </table:table-cell>
          <table:table-cell office:value-type="string">
            <text:p>43.6109248173</text:p>
          </table:table-cell>
          <table:table-cell office:value-type="string">
            <text:p>3.8726174195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F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0">
            <text:p>1260</text:p>
          </table:table-cell>
          <table:table-cell table:number-columns-repeated="990"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Parkings du centre ville</text:p>
          </table:table-cell>
          <table:table-cell office:value-type="string">
            <text:p>Parking de la Comédi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table:number-columns-repeated="5"/>
          <table:table-cell office:value-type="string">
            <text:p>39336</text:p>
          </table:table-cell>
          <table:table-cell office:value-type="string">
            <text:p>43.6089139527</text:p>
          </table:table-cell>
          <table:table-cell office:value-type="string">
            <text:p>3.88014998363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la Coméd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54">
            <text:p>1254</text:p>
          </table:table-cell>
          <table:table-cell table:number-columns-repeated="990"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Parkings du centre ville</text:p>
          </table:table-cell>
          <table:table-cell office:value-type="string">
            <text:p>Parking des Arceaux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office:value-type="string">
            <text:p>04 67 52 00 80</text:p>
          </table:table-cell>
          <table:table-cell table:number-columns-repeated="4"/>
          <table:table-cell office:value-type="string">
            <text:p>1767</text:p>
          </table:table-cell>
          <table:table-cell office:value-type="string">
            <text:p>43.6123553926</text:p>
          </table:table-cell>
          <table:table-cell office:value-type="string">
            <text:p>3.87068635490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53">
            <text:p>1253</text:p>
          </table:table-cell>
          <table:table-cell table:number-columns-repeated="990"/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Parkings du centre ville</text:p>
          </table:table-cell>
          <table:table-cell office:value-type="string">
            <text:p>Parking du Corum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79 04 59</text:p>
          </table:table-cell>
          <table:table-cell table:number-columns-repeated="4"/>
          <table:table-cell office:value-type="string">
            <text:p>00020000</text:p>
          </table:table-cell>
          <table:table-cell office:value-type="string">
            <text:p>43.6136448134</text:p>
          </table:table-cell>
          <table:table-cell office:value-type="string">
            <text:p>3.8818123577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Nîm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Corum</text:p>
          </table:table-cell>
          <table:table-cell table:number-columns-repeated="4"/>
          <table:table-cell office:value-type="float" office:value="1255">
            <text:p>1255</text:p>
          </table:table-cell>
          <table:table-cell table:number-columns-repeated="990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Parkings du centre ville</text:p>
          </table:table-cell>
          <table:table-cell office:value-type="string">
            <text:p>Parking du Nombre d'Or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65 20 29</text:p>
          </table:table-cell>
          <table:table-cell table:number-columns-repeated="4"/>
          <table:table-cell office:value-type="string">
            <text:p>00063400</text:p>
          </table:table-cell>
          <table:table-cell office:value-type="string">
            <text:p>43.6090087453</text:p>
          </table:table-cell>
          <table:table-cell office:value-type="string">
            <text:p>3.88903525251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u Nombre d'O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sLéon-Blum &amp; Antigone</text:p>
          </table:table-cell>
          <table:table-cell table:number-columns-repeated="4"/>
          <table:table-cell office:value-type="float" office:value="1258">
            <text:p>1258</text:p>
          </table:table-cell>
          <table:table-cell table:number-columns-repeated="990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Parkings du centre ville</text:p>
          </table:table-cell>
          <table:table-cell office:value-type="string">
            <text:p>Parking du Polygon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65 13 24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s Pertuisan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4">
            <text:p>1264</text:p>
          </table:table-cell>
          <table:table-cell table:number-columns-repeated="990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Parkings du centre ville</text:p>
          </table:table-cell>
          <table:table-cell office:value-type="string">
            <text:p>Parking du Triang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19 66</text:p>
          </table:table-cell>
          <table:table-cell table:number-columns-repeated="9"/>
          <table:table-cell office:value-type="string">
            <text:p>Allée</text:p>
          </table:table-cell>
          <table:table-cell office:value-type="string">
            <text:p>Jules Milh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3">
            <text:p>1263</text:p>
          </table:table-cell>
          <table:table-cell table:number-columns-repeated="990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Parkings du centre ville</text:p>
          </table:table-cell>
          <table:table-cell office:value-type="string">
            <text:p>Parking Europa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20 22 13</text:p>
          </table:table-cell>
          <table:table-cell table:number-columns-repeated="4"/>
          <table:table-cell office:value-type="string">
            <text:p>39790</text:p>
          </table:table-cell>
          <table:table-cell office:value-type="string">
            <text:p>43.6070385947</text:p>
          </table:table-cell>
          <table:table-cell office:value-type="string">
            <text:p>3.89352492247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l'Europ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Station Place de l'Europe</text:p>
          </table:table-cell>
          <table:table-cell table:number-columns-repeated="4"/>
          <table:table-cell office:value-type="float" office:value="1256">
            <text:p>1256</text:p>
          </table:table-cell>
          <table:table-cell table:number-columns-repeated="990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Parkings du centre ville</text:p>
          </table:table-cell>
          <table:table-cell office:value-type="string">
            <text:p>Parking Foch Préfecture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00063700</text:p>
          </table:table-cell>
          <table:table-cell office:value-type="string">
            <text:p>43.6106583989</text:p>
          </table:table-cell>
          <table:table-cell office:value-type="string">
            <text:p>3.87633075970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F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2">
            <text:p>1262</text:p>
          </table:table-cell>
          <table:table-cell table:number-columns-repeated="990"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Parkings du centre ville</text:p>
          </table:table-cell>
          <table:table-cell office:value-type="string">
            <text:p>Parking Gambetta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92 72 64</text:p>
          </table:table-cell>
          <table:table-cell table:number-columns-repeated="4"/>
          <table:table-cell office:value-type="string">
            <text:p>00063800</text:p>
          </table:table-cell>
          <table:table-cell office:value-type="string">
            <text:p>43.6059875651</text:p>
          </table:table-cell>
          <table:table-cell office:value-type="string">
            <text:p>3.87289103404</text:p>
          </table:table-cell>
          <table:table-cell table:number-columns-repeated="2"/>
          <table:table-cell office:value-type="string">
            <text:p>Cours</text:p>
          </table:table-cell>
          <table:table-cell office:value-type="string">
            <text:p>Gambett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57">
            <text:p>1257</text:p>
          </table:table-cell>
          <table:table-cell table:number-columns-repeated="990"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Parkings du centre ville</text:p>
          </table:table-cell>
          <table:table-cell office:value-type="string">
            <text:p>Parking Laissac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92 07 27</text:p>
          </table:table-cell>
          <table:table-cell table:number-columns-repeated="4"/>
          <table:table-cell office:value-type="string">
            <text:p>00051200</text:p>
          </table:table-cell>
          <table:table-cell office:value-type="string">
            <text:p>43.6060067421</text:p>
          </table:table-cell>
          <table:table-cell office:value-type="string">
            <text:p>3.87678718877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Alexandre Laissa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59">
            <text:p>1259</text:p>
          </table:table-cell>
          <table:table-cell table:number-columns-repeated="990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Parkings du centre ville</text:p>
          </table:table-cell>
          <table:table-cell office:value-type="string">
            <text:p>Parking Pitot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table:number-columns-repeated="5"/>
          <table:table-cell office:value-type="string">
            <text:p>1767</text:p>
          </table:table-cell>
          <table:table-cell office:value-type="string">
            <text:p>43.6123553926</text:p>
          </table:table-cell>
          <table:table-cell office:value-type="string">
            <text:p>3.87068635490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it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61">
            <text:p>1261</text:p>
          </table:table-cell>
          <table:table-cell table:number-columns-repeated="990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Tir à l'arc</text:p>
          </table:table-cell>
          <table:table-cell office:value-type="string">
            <text:p>Pas de tir Claude-Béal</text:p>
          </table:table-cell>
          <table:table-cell office:value-type="string">
            <text:p>Prés d'Arènes</text:p>
          </table:table-cell>
          <table:table-cell table:number-columns-repeated="7"/>
          <table:table-cell office:value-type="string">
            <text:p>43.5897098</text:p>
          </table:table-cell>
          <table:table-cell office:value-type="string">
            <text:p>3.8955625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r Jacques-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113723">
            <text:p>6081137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90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Tir aux armes</text:p>
          </table:table-cell>
          <table:table-cell office:value-type="string">
            <text:p>Pas de tir de Montmaur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393026666667</text:p>
          </table:table-cell>
          <table:table-cell office:value-type="string">
            <text:p>3.86659539739344</text:p>
          </table:table-cell>
          <table:table-cell office:value-type="string">
            <text:p>1914</text:p>
          </table:table-cell>
          <table:table-cell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a Navette</text:p>
          </table:table-cell>
          <table:table-cell/>
          <table:table-cell office:value-type="float" office:value="25847451">
            <text:p>25847451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number-columns-repeated="990"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Patinoire</text:p>
          </table:table-cell>
          <table:table-cell office:value-type="string">
            <text:p>Patinoire Végapolis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52 26 00</text:p>
          </table:table-cell>
          <table:table-cell office:value-type="string">
            <text:p>04 99 52 26 01</text:p>
          </table:table-cell>
          <table:table-cell office:value-type="string">
            <text:p>contact@vegapolis.net</text:p>
          </table:table-cell>
          <table:table-cell office:value-type="string">
            <text:p>www.vegapolis.net/</text:p>
          </table:table-cell>
          <table:table-cell table:number-columns-repeated="2"/>
          <table:table-cell office:value-type="string">
            <text:p>43.6036979201147</text:p>
          </table:table-cell>
          <table:table-cell office:value-type="string">
            <text:p>3.91887772367134</text:p>
          </table:table-cell>
          <table:table-cell table:number-columns-repeated="4"/>
          <table:table-cell office:value-type="string">
            <text:p>BP71</text:p>
          </table:table-cell>
          <table:table-cell office:value-type="string">
            <text:p>34935</text:p>
          </table:table-cell>
          <table:table-cell office:value-type="string">
            <text:p>Montpellier</text:p>
          </table:table-cell>
          <table:table-cell office:value-type="string">
            <text:p>9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n°1, direction Odysseum, terminus Odysseum</text:p>
          </table:table-cell>
          <table:table-cell office:value-type="string">
            <text:p>Lignes 9, 29, 31 et La Ronde: arrêt Odysseum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99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Lieux de rencontre parents / enfants</text:p>
          </table:table-cell>
          <table:table-cell office:value-type="string">
            <text:p>Pause Goûter (Maison Verte)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98 21</text:p>
          </table:table-cell>
          <table:table-cell/>
          <table:table-cell office:value-type="string">
            <text:p>spiratdichon@neuf.fr</text:p>
          </table:table-cell>
          <table:table-cell office:value-type="string">
            <text:p>pause.gouter.free.fr</text:p>
          </table:table-cell>
          <table:table-cell table:number-columns-repeated="2"/>
          <table:table-cell office:value-type="string">
            <text:p>43.6300523</text:p>
          </table:table-cell>
          <table:table-cell office:value-type="string">
            <text:p>3.8436797</text:p>
          </table:table-cell>
          <table:table-cell office:value-type="string">
            <text:p>2452</text:p>
          </table:table-cell>
          <table:table-cell/>
          <table:table-cell office:value-type="string">
            <text:p>Avenue</text:p>
          </table:table-cell>
          <table:table-cell office:value-type="string">
            <text:p>du Père Soulas</text:p>
          </table:table-cell>
          <table:table-cell office:value-type="string">
            <text:p>Village du Père Soulas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132484">
            <text:p>598132484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table:number-columns-repeated="990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Compagnies</text:p>
          </table:table-cell>
          <table:table-cell office:value-type="string">
            <text:p>Pena Flamenca Andaluza Hijos de Velez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95 36</text:p>
          </table:table-cell>
          <table:table-cell office:value-type="string">
            <text:p>04 67 40 09 11</text:p>
          </table:table-cell>
          <table:table-cell office:value-type="string">
            <text:p>penaflamenca@wanadoo.fr</text:p>
          </table:table-cell>
          <table:table-cell office:value-type="string">
            <text:p>www.asso34.com/flamenco*</text:p>
          </table:table-cell>
          <table:table-cell table:number-columns-repeated="4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Nisso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67">
            <text:p>767</text:p>
          </table:table-cell>
          <table:table-cell table:number-columns-repeated="990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Parcs et jardins</text:p>
          </table:table-cell>
          <table:table-cell office:value-type="string">
            <text:p>Petit Bois de la Collin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21</text:p>
          </table:table-cell>
          <table:table-cell office:value-type="string">
            <text:p>43.6056607916</text:p>
          </table:table-cell>
          <table:table-cell office:value-type="string">
            <text:p>3.8408535069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2">
            <text:p>862</text:p>
          </table:table-cell>
          <table:table-cell table:number-columns-repeated="990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Musées</text:p>
          </table:table-cell>
          <table:table-cell office:value-type="string">
            <text:p>Pharmacie et Chapelle de l'Oeuvre de la Miséricord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67679332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e la Monna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1246">
            <text:p>1246</text:p>
          </table:table-cell>
          <table:table-cell table:number-columns-repeated="99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iscines</text:p>
          </table:table-cell>
          <table:table-cell office:value-type="string">
            <text:p>Piscine de Maurin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27 74 79</text:p>
          </table:table-cell>
          <table:table-cell table:number-columns-repeated="5"/>
          <table:table-cell office:value-type="string">
            <text:p>43.5877101</text:p>
          </table:table-cell>
          <table:table-cell office:value-type="string">
            <text:p>3.8726217</text:p>
          </table:table-cell>
          <table:table-cell office:value-type="string">
            <text:p>1933</text:p>
          </table:table-cell>
          <table:table-cell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7 - Arrêt : "Passerines"</text:p>
            <text:p/>
          </table:table-cell>
          <table:table-cell/>
          <table:table-cell office:value-type="float" office:value="582925485">
            <text:p>582925485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90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Piscines</text:p>
          </table:table-cell>
          <table:table-cell office:value-type="string">
            <text:p>Piscine Jean-Taris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office:value-type="string">
            <text:p>04 67 79 03 11</text:p>
          </table:table-cell>
          <table:table-cell table:number-columns-repeated="4"/>
          <table:table-cell office:value-type="string">
            <text:p>1391</text:p>
          </table:table-cell>
          <table:table-cell office:value-type="string">
            <text:p>43.6208517423</text:p>
          </table:table-cell>
          <table:table-cell office:value-type="string">
            <text:p>3.90127761747</text:p>
          </table:table-cell>
          <table:table-cell office:value-type="string">
            <text:p>67</text:p>
          </table:table-cell>
          <table:table-cell/>
          <table:table-cell office:value-type="string">
            <text:p>Rue</text:p>
          </table:table-cell>
          <table:table-cell office:value-type="string">
            <text:p>Louise Miche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 arrêt André-Malraux</text:p>
          </table:table-cell>
          <table:table-cell/>
          <table:table-cell office:value-type="float" office:value="76184031">
            <text:p>76184031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table:number-columns-repeated="990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Piscines</text:p>
          </table:table-cell>
          <table:table-cell office:value-type="string">
            <text:p>Piscine Jean-Vives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office:value-type="string">
            <text:p>04 67 27 74 79</text:p>
          </table:table-cell>
          <table:table-cell table:number-columns-repeated="4"/>
          <table:table-cell office:value-type="string">
            <text:p>1390</text:p>
          </table:table-cell>
          <table:table-cell office:value-type="string">
            <text:p>43.5877882153</text:p>
          </table:table-cell>
          <table:table-cell office:value-type="string">
            <text:p>3.87267205859</text:p>
          </table:table-cell>
          <table:table-cell office:value-type="string">
            <text:p>1 933</text:p>
          </table:table-cell>
          <table:table-cell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65">
            <text:p>565</text:p>
          </table:table-cell>
          <table:table-cell table:number-columns-repeated="990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Piscines</text:p>
          </table:table-cell>
          <table:table-cell office:value-type="string">
            <text:p>Piscine Marcel-Spilliaert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2 00 92</text:p>
          </table:table-cell>
          <table:table-cell table:number-columns-repeated="4"/>
          <table:table-cell office:value-type="string">
            <text:p>1484</text:p>
          </table:table-cell>
          <table:table-cell office:value-type="string">
            <text:p>43.5982658284</text:p>
          </table:table-cell>
          <table:table-cell office:value-type="string">
            <text:p>3.84327177352</text:p>
          </table:table-cell>
          <table:table-cell office:value-type="string">
            <text:p>154</text:p>
          </table:table-cell>
          <table:table-cell/>
          <table:table-cell office:value-type="string">
            <text:p>Rue</text:p>
          </table:table-cell>
          <table:table-cell office:value-type="string">
            <text:p>Camille Desmouli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 arrêt Collège Marcel-Pagnol</text:p>
          </table:table-cell>
          <table:table-cell/>
          <table:table-cell office:value-type="float" office:value="613508504">
            <text:p>61350850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990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Piscines</text:p>
          </table:table-cell>
          <table:table-cell office:value-type="string">
            <text:p>Piscine Nakache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22 57 05</text:p>
          </table:table-cell>
          <table:table-cell table:number-columns-repeated="4"/>
          <table:table-cell office:value-type="string">
            <text:p>TA156</text:p>
          </table:table-cell>
          <table:table-cell office:value-type="string">
            <text:p>43.6051817</text:p>
          </table:table-cell>
          <table:table-cell office:value-type="string">
            <text:p>3.9055626</text:p>
          </table:table-cell>
          <table:table-cell office:value-type="string">
            <text:p>237</text:p>
          </table:table-cell>
          <table:table-cell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Millénaire</text:p>
          </table:table-cell>
          <table:table-cell office:value-type="string">
            <text:p>lignes 9 et 12 arrêt Saint-Michel</text:p>
          </table:table-cell>
          <table:table-cell/>
          <table:table-cell office:value-type="float" office:value="613509386">
            <text:p>613509386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990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Piscines</text:p>
          </table:table-cell>
          <table:table-cell office:value-type="string">
            <text:p>Piscine olympique d'Antigon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15 63 00</text:p>
          </table:table-cell>
          <table:table-cell office:value-type="string">
            <text:p>04 67 15 63 01</text:p>
          </table:table-cell>
          <table:table-cell table:number-columns-repeated="2"/>
          <table:table-cell office:value-type="string">
            <text:p>Parking "Europa" 300 places</text:p>
          </table:table-cell>
          <table:table-cell office:value-type="string">
            <text:p>70019100</text:p>
          </table:table-cell>
          <table:table-cell office:value-type="string">
            <text:p>43.6073174457</text:p>
          </table:table-cell>
          <table:table-cell office:value-type="string">
            <text:p>3.89298897207</text:p>
          </table:table-cell>
          <table:table-cell office:value-type="string">
            <text:p>195</text:p>
          </table:table-cell>
          <table:table-cell/>
          <table:table-cell office:value-type="string">
            <text:p>Avenue</text:p>
          </table:table-cell>
          <table:table-cell office:value-type="string">
            <text:p>Jacques Cart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s 1 et 2 - station Place de l'Europe</text:p>
          </table:table-cell>
          <table:table-cell office:value-type="string">
            <text:p>ligne 9 arrêt Place de l'Europe et ligne 12 arrêt Piscine olympique</text:p>
          </table:table-cell>
          <table:table-cell/>
          <table:table-cell office:value-type="float" office:value="22913744">
            <text:p>22913744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990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Piscines</text:p>
          </table:table-cell>
          <table:table-cell office:value-type="string">
            <text:p>Piscine Pitot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52 58 89</text:p>
          </table:table-cell>
          <table:table-cell table:number-columns-repeated="4"/>
          <table:table-cell office:value-type="string">
            <text:p>1463</text:p>
          </table:table-cell>
          <table:table-cell office:value-type="string">
            <text:p>43.6124878168</text:p>
          </table:table-cell>
          <table:table-cell office:value-type="string">
            <text:p>3.87031842074</text:p>
          </table:table-cell>
          <table:table-cell office:value-type="string">
            <text:p>40</text:p>
          </table:table-cell>
          <table:table-cell/>
          <table:table-cell office:value-type="string">
            <text:p>Allée</text:p>
          </table:table-cell>
          <table:table-cell office:value-type="string">
            <text:p>Jean Raymo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6, 7 et 16 arrêt Pitot</text:p>
          </table:table-cell>
          <table:table-cell/>
          <table:table-cell office:value-type="float" office:value="251342960">
            <text:p>251342960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table:number-columns-repeated="990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Piscines</text:p>
          </table:table-cell>
          <table:table-cell office:value-type="string">
            <text:p>Piscine Suzanne-Berlioux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office:value-type="string">
            <text:p>04 67 65 38 71</text:p>
          </table:table-cell>
          <table:table-cell table:number-columns-repeated="4"/>
          <table:table-cell office:value-type="string">
            <text:p>818</text:p>
          </table:table-cell>
          <table:table-cell office:value-type="string">
            <text:p>43.5905349049</text:p>
          </table:table-cell>
          <table:table-cell office:value-type="string">
            <text:p>3.8956979136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Métairie de Sayss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 terminus La Rauze</text:p>
          </table:table-cell>
          <table:table-cell/>
          <table:table-cell office:value-type="float" office:value="608109907">
            <text:p>6081099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90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Skate board</text:p>
          </table:table-cell>
          <table:table-cell office:value-type="string">
            <text:p>Piste de skate board Blayac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593</text:p>
          </table:table-cell>
          <table:table-cell office:value-type="string">
            <text:p>43.6260590226</text:p>
          </table:table-cell>
          <table:table-cell office:value-type="string">
            <text:p>3.8247317768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Professeur Blay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</table:table-cell>
          <table:table-cell table:number-columns-repeated="3"/>
          <table:table-cell office:value-type="float" office:value="287">
            <text:p>287</text:p>
          </table:table-cell>
          <table:table-cell table:number-columns-repeated="990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Skate board</text:p>
          </table:table-cell>
          <table:table-cell office:value-type="string">
            <text:p>Piste de skate board de Grammont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739</text:p>
          </table:table-cell>
          <table:table-cell office:value-type="string">
            <text:p>43.6124722569</text:p>
          </table:table-cell>
          <table:table-cell office:value-type="string">
            <text:p>3.9286202643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 table:number-columns-repeated="3"/>
          <table:table-cell office:value-type="float" office:value="714">
            <text:p>714</text:p>
          </table:table-cell>
          <table:table-cell table:number-columns-repeated="990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kate board</text:p>
          </table:table-cell>
          <table:table-cell office:value-type="string">
            <text:p>Piste de skate board La Paillade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Professeur Blay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</table:table-cell>
          <table:table-cell table:number-columns-repeated="3"/>
          <table:table-cell office:value-type="float" office:value="380">
            <text:p>380</text:p>
          </table:table-cell>
          <table:table-cell table:number-columns-repeated="990"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Places</text:p>
          </table:table-cell>
          <table:table-cell office:value-type="string">
            <text:p>Place de la Comédi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de la Coméd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2">
            <text:p>1202</text:p>
          </table:table-cell>
          <table:table-cell table:number-columns-repeated="990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Parcs et jardins</text:p>
          </table:table-cell>
          <table:table-cell office:value-type="string">
            <text:p>Place de Marathon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74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de Thèb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8">
            <text:p>798</text:p>
          </table:table-cell>
          <table:table-cell table:number-columns-repeated="990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Parcs et jardins</text:p>
          </table:table-cell>
          <table:table-cell office:value-type="string">
            <text:p>Place de Tibériade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253</text:p>
          </table:table-cell>
          <table:table-cell office:value-type="string">
            <text:p>43.5810442536</text:p>
          </table:table-cell>
          <table:table-cell office:value-type="string">
            <text:p>3.87727425705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de Tibériade</text:p>
          </table:table-cell>
          <table:table-cell office:value-type="string">
            <text:p>ZAC de Tournezy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1">
            <text:p>871</text:p>
          </table:table-cell>
          <table:table-cell table:number-columns-repeated="990"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Places</text:p>
          </table:table-cell>
          <table:table-cell office:value-type="string">
            <text:p>Place Dionysos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Dyonisos</text:p>
          </table:table-cell>
          <table:table-cell office:value-type="string">
            <text:p>derrière la bibliothèque Emile Zola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0">
            <text:p>1210</text:p>
          </table:table-cell>
          <table:table-cell table:number-columns-repeated="990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Parcs et jardins</text:p>
          </table:table-cell>
          <table:table-cell office:value-type="string">
            <text:p>Place du Millénair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du Millénaire</text:p>
          </table:table-cell>
          <table:table-cell office:value-type="string">
            <text:p>Antigon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9">
            <text:p>799</text:p>
          </table:table-cell>
          <table:table-cell table:number-columns-repeated="990"/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Places</text:p>
          </table:table-cell>
          <table:table-cell office:value-type="string">
            <text:p>Place Paul Bec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Les Echelles de la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1">
            <text:p>1211</text:p>
          </table:table-cell>
          <table:table-cell table:number-columns-repeated="990"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Places</text:p>
          </table:table-cell>
          <table:table-cell office:value-type="string">
            <text:p>Place Sainte Ann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Sainte-A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2">
            <text:p>1212</text:p>
          </table:table-cell>
          <table:table-cell table:number-columns-repeated="990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Multisports</text:p>
          </table:table-cell>
          <table:table-cell office:value-type="string">
            <text:p>Plaine de jeux La Collin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166</text:p>
          </table:table-cell>
          <table:table-cell office:value-type="string">
            <text:p>3.8231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8998684">
            <text:p>48998684</text:p>
          </table:table-cell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990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Parcs et jardins</text:p>
          </table:table-cell>
          <table:table-cell office:value-type="string">
            <text:p>Plan Cavaillé-Coll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80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de la Verrerie Bas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0">
            <text:p>800</text:p>
          </table:table-cell>
          <table:table-cell table:number-columns-repeated="990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Fontaines</text:p>
          </table:table-cell>
          <table:table-cell office:value-type="string">
            <text:p>Plan d'eau d'Alco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Rond</text:p>
          </table:table-cell>
          <table:table-cell office:value-type="string">
            <text:p>Point d'Alco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5">
            <text:p>665</text:p>
          </table:table-cell>
          <table:table-cell table:number-columns-repeated="990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Planetarium</text:p>
          </table:table-cell>
          <table:table-cell office:value-type="string">
            <text:p>Planétarium Galilée</text:p>
          </table:table-cell>
          <table:table-cell office:value-type="string">
            <text:p>Port Marianne</text:p>
          </table:table-cell>
          <table:table-cell office:value-type="string">
            <text:p>Odysseum</text:p>
          </table:table-cell>
          <table:table-cell office:value-type="string">
            <text:p>04 67 13 26 26</text:p>
          </table:table-cell>
          <table:table-cell office:value-type="string">
            <text:p>04 67 13 26 29</text:p>
          </table:table-cell>
          <table:table-cell office:value-type="string">
            <text:p>planetarium@montpellier-agglo.com</text:p>
          </table:table-cell>
          <table:table-cell office:value-type="string">
            <text:p>www.planetarium-galilee.com</text:p>
          </table:table-cell>
          <table:table-cell office:value-type="string">
            <text:p>Odysseum</text:p>
          </table:table-cell>
          <table:table-cell office:value-type="string">
            <text:p>TA37</text:p>
          </table:table-cell>
          <table:table-cell office:value-type="string">
            <text:p>43,6033592</text:p>
          </table:table-cell>
          <table:table-cell office:value-type="string">
            <text:p>3,9167086</text:p>
          </table:table-cell>
          <table:table-cell office:value-type="string">
            <text:p>100</text:p>
          </table:table-cell>
          <table:table-cell/>
          <table:table-cell office:value-type="string">
            <text:p>Allée</text:p>
          </table:table-cell>
          <table:table-cell office:value-type="string">
            <text:p>Ulys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1, station Odysseum</text:p>
          </table:table-cell>
          <table:table-cell office:value-type="string">
            <text:p>Bus "La Ronde" et n°9 - arrêt Odysseum</text:p>
          </table:table-cell>
          <table:table-cell table:number-columns-repeated="3"/>
          <table:table-cell office:value-type="float" office:value="166">
            <text:p>166</text:p>
          </table:table-cell>
          <table:table-cell table:number-columns-repeated="990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lateaux sportifs</text:p>
          </table:table-cell>
          <table:table-cell office:value-type="string">
            <text:p>Plateau sportif - Domaine d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table:number-columns-repeated="6"/>
          <table:table-cell office:value-type="string">
            <text:p>43.6132656027749</text:p>
          </table:table-cell>
          <table:table-cell office:value-type="string">
            <text:p>3.92646581984984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/>
          <table:table-cell office:value-type="float" office:value="25936175">
            <text:p>25936175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table:number-columns-repeated="990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Plateaux sportifs</text:p>
          </table:table-cell>
          <table:table-cell office:value-type="string">
            <text:p>Plateau sportif Aiguelongue</text:p>
          </table:table-cell>
          <table:table-cell office:value-type="string">
            <text:p>Hôpitaux - Facultés</text:p>
          </table:table-cell>
          <table:table-cell table:number-columns-repeated="7"/>
          <table:table-cell office:value-type="string">
            <text:p>43.6262764599939</text:p>
          </table:table-cell>
          <table:table-cell office:value-type="string">
            <text:p>3.88595502445047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la Justice de Castelnau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</text:p>
          </table:table-cell>
          <table:table-cell table:number-columns-repeated="3"/>
          <table:table-cell office:value-type="float" office:value="294">
            <text:p>294</text:p>
          </table:table-cell>
          <table:table-cell table:number-columns-repeated="990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lateaux sportifs</text:p>
          </table:table-cell>
          <table:table-cell office:value-type="string">
            <text:p>Plateau sportif Alain-Delyll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124321378</text:p>
          </table:table-cell>
          <table:table-cell office:value-type="string">
            <text:p>3.8503379296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s Sorbè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 table:number-columns-repeated="3"/>
          <table:table-cell office:value-type="float" office:value="721">
            <text:p>721</text:p>
          </table:table-cell>
          <table:table-cell table:number-columns-repeated="990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Plateaux sportifs</text:p>
          </table:table-cell>
          <table:table-cell office:value-type="string">
            <text:p>Plateau sportif Arthur-Rimbaud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162165647951</text:p>
          </table:table-cell>
          <table:table-cell office:value-type="string">
            <text:p>3.8222546835705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ilory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</text:p>
          </table:table-cell>
          <table:table-cell/>
          <table:table-cell office:value-type="float" office:value="49000344">
            <text:p>49000344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table:number-columns-repeated="990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Plateaux sportifs</text:p>
          </table:table-cell>
          <table:table-cell office:value-type="string">
            <text:p>Plateau sportif Cité Mio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Groseillier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8, 16, 17</text:p>
          </table:table-cell>
          <table:table-cell table:number-columns-repeated="3"/>
          <table:table-cell office:value-type="float" office:value="719">
            <text:p>719</text:p>
          </table:table-cell>
          <table:table-cell table:number-columns-repeated="990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Plateaux sportifs</text:p>
          </table:table-cell>
          <table:table-cell office:value-type="string">
            <text:p>Plateau sportif Croix d'Argent 1 et 2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01204745825</text:p>
          </table:table-cell>
          <table:table-cell office:value-type="string">
            <text:p>3.8682824465050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'Arnel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990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Plateaux sportifs</text:p>
          </table:table-cell>
          <table:table-cell office:value-type="string">
            <text:p>Plateau sportif des Cétoines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Cétoine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, la ronde</text:p>
          </table:table-cell>
          <table:table-cell table:number-columns-repeated="3"/>
          <table:table-cell office:value-type="float" office:value="718">
            <text:p>718</text:p>
          </table:table-cell>
          <table:table-cell table:number-columns-repeated="990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lateaux sportifs</text:p>
          </table:table-cell>
          <table:table-cell office:value-type="string">
            <text:p>Plateau sportif Estanove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6158412933101</text:p>
          </table:table-cell>
          <table:table-cell office:value-type="string">
            <text:p>3.857178711905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Lavand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  <text:p/>
          </table:table-cell>
          <table:table-cell table:number-columns-repeated="3"/>
          <table:table-cell office:value-type="float" office:value="205">
            <text:p>205</text:p>
          </table:table-cell>
          <table:table-cell table:number-columns-repeated="990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Plateaux sportifs</text:p>
          </table:table-cell>
          <table:table-cell office:value-type="string">
            <text:p>Plateau sportif Figuerolles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050177</text:p>
          </table:table-cell>
          <table:table-cell office:value-type="string">
            <text:p>3.857402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Mas de Merl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</text:p>
          </table:table-cell>
          <table:table-cell/>
          <table:table-cell office:value-type="float" office:value="628986944">
            <text:p>62898694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990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Plateaux sportifs</text:p>
          </table:table-cell>
          <table:table-cell office:value-type="string">
            <text:p>Plateau sportif Fontcarrade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Fontcarrad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, 14</text:p>
          </table:table-cell>
          <table:table-cell table:number-columns-repeated="3"/>
          <table:table-cell office:value-type="float" office:value="722">
            <text:p>722</text:p>
          </table:table-cell>
          <table:table-cell table:number-columns-repeated="990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Plateaux sportifs</text:p>
          </table:table-cell>
          <table:table-cell office:value-type="string">
            <text:p>Plateau sportif Jean-Mermoz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42147</text:p>
          </table:table-cell>
          <table:table-cell office:value-type="string">
            <text:p>3.892632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roix du S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, la ronde</text:p>
          </table:table-cell>
          <table:table-cell/>
          <table:table-cell office:value-type="float" office:value="628999872">
            <text:p>62899987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table:number-columns-repeated="990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Plateaux sportifs</text:p>
          </table:table-cell>
          <table:table-cell office:value-type="string">
            <text:p>Plateau sportif Jean-Moulin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84662818865</text:p>
          </table:table-cell>
          <table:table-cell office:value-type="string">
            <text:p>3.89186039154402</text:p>
          </table:table-cell>
          <table:table-cell table:number-columns-repeated="2"/>
          <table:table-cell office:value-type="string">
            <text:p>Boulevard</text:p>
          </table:table-cell>
          <table:table-cell office:value-type="string">
            <text:p>des Spor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</text:p>
          </table:table-cell>
          <table:table-cell/>
          <table:table-cell office:value-type="float" office:value="22940852">
            <text:p>22940852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table:number-columns-repeated="990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Plateaux sportifs</text:p>
          </table:table-cell>
          <table:table-cell office:value-type="string">
            <text:p>Plateau sportif La Chambert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038664807389</text:p>
          </table:table-cell>
          <table:table-cell office:value-type="string">
            <text:p>3.844793386212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7</text:p>
          </table:table-cell>
          <table:table-cell/>
          <table:table-cell office:value-type="float" office:value="49001427">
            <text:p>49001427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990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lateaux sportifs</text:p>
          </table:table-cell>
          <table:table-cell office:value-type="string">
            <text:p>Plateau sportif La Martelle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080824960146</text:p>
          </table:table-cell>
          <table:table-cell office:value-type="string">
            <text:p>3.8375447144358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Viollet le Du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9001536">
            <text:p>490015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990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Plateaux sportifs</text:p>
          </table:table-cell>
          <table:table-cell office:value-type="string">
            <text:p>Plateau sportif La Rauze</text:p>
          </table:table-cell>
          <table:table-cell office:value-type="string">
            <text:p>Prés d'Arènes</text:p>
          </table:table-cell>
          <table:table-cell table:number-columns-repeated="7"/>
          <table:table-cell office:value-type="string">
            <text:p>43.5907356</text:p>
          </table:table-cell>
          <table:table-cell office:value-type="string">
            <text:p>3.8971504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u Docteur Jacques 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</text:p>
          </table:table-cell>
          <table:table-cell/>
          <table:table-cell office:value-type="float" office:value="608164785">
            <text:p>6081647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990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Plateaux sportifs</text:p>
          </table:table-cell>
          <table:table-cell office:value-type="string">
            <text:p>Plateau sportif Lantissargues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Alla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5, 27</text:p>
          </table:table-cell>
          <table:table-cell table:number-columns-repeated="3"/>
          <table:table-cell office:value-type="float" office:value="720">
            <text:p>720</text:p>
          </table:table-cell>
          <table:table-cell table:number-columns-repeated="990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lateaux sportifs</text:p>
          </table:table-cell>
          <table:table-cell office:value-type="string">
            <text:p>Plateau sportif Le Lez</text:p>
          </table:table-cell>
          <table:table-cell office:value-type="string">
            <text:p>Port Marianne</text:p>
          </table:table-cell>
          <table:table-cell table:number-columns-repeated="7"/>
          <table:table-cell office:value-type="string">
            <text:p>43.6197584823619</text:p>
          </table:table-cell>
          <table:table-cell office:value-type="string">
            <text:p>3.90030063023476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</text:p>
          </table:table-cell>
          <table:table-cell/>
          <table:table-cell office:value-type="float" office:value="49001649">
            <text:p>49001649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table:number-columns-repeated="990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Plateaux sportifs</text:p>
          </table:table-cell>
          <table:table-cell office:value-type="string">
            <text:p>Plateau sportif Léo-Mallet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127576661648</text:p>
          </table:table-cell>
          <table:table-cell office:value-type="string">
            <text:p>3.83250631926345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de Par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15, 7</text:p>
          </table:table-cell>
          <table:table-cell/>
          <table:table-cell office:value-type="float" office:value="49001863">
            <text:p>49001863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table:number-columns-repeated="990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lateaux sportifs</text:p>
          </table:table-cell>
          <table:table-cell office:value-type="string">
            <text:p>Plateau sportif Léon-Cazal</text:p>
          </table:table-cell>
          <table:table-cell office:value-type="string">
            <text:p>Port Marianne</text:p>
          </table:table-cell>
          <table:table-cell table:number-columns-repeated="7"/>
          <table:table-cell office:value-type="string">
            <text:p>43.6058575</text:p>
          </table:table-cell>
          <table:table-cell office:value-type="string">
            <text:p>3.9056377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1951779">
            <text:p>621951779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990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Plateaux sportifs</text:p>
          </table:table-cell>
          <table:table-cell office:value-type="string">
            <text:p>Plateau sportif LEP Léonard-de-Vinci 1 et 2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23633805552</text:p>
          </table:table-cell>
          <table:table-cell office:value-type="string">
            <text:p>3.8317762644980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rofesseur Blayac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: Station "Halles de la Paillade"</text:p>
          </table:table-cell>
          <table:table-cell office:value-type="string">
            <text:p>Lignes 6, 15</text:p>
          </table:table-cell>
          <table:table-cell/>
          <table:table-cell office:value-type="float" office:value="49002198">
            <text:p>49002198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table:number-columns-repeated="990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Plateaux sportifs</text:p>
          </table:table-cell>
          <table:table-cell office:value-type="string">
            <text:p>Plateau sportif Les Escholiers de la Mosson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331120223507</text:p>
          </table:table-cell>
          <table:table-cell office:value-type="string">
            <text:p>3.820479466884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Biterr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</text:p>
          </table:table-cell>
          <table:table-cell office:value-type="string">
            <text:p>Ligne 15</text:p>
          </table:table-cell>
          <table:table-cell/>
          <table:table-cell office:value-type="float" office:value="26723567">
            <text:p>26723567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990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Plateaux sportifs</text:p>
          </table:table-cell>
          <table:table-cell office:value-type="string">
            <text:p>Plateau sportif Les Pins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164361312081</text:p>
          </table:table-cell>
          <table:table-cell office:value-type="string">
            <text:p>3.84474486763094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Saint-Clémen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</table:table-cell>
          <table:table-cell/>
          <table:table-cell office:value-type="float" office:value="49002286">
            <text:p>49002286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990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lateaux sportifs</text:p>
          </table:table-cell>
          <table:table-cell office:value-type="string">
            <text:p>Plateau sportif Les Troubadours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399840239582</text:p>
          </table:table-cell>
          <table:table-cell office:value-type="string">
            <text:p>3.8201483568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ierre Cardenal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46540700">
            <text:p>46540700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990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Plateaux sportifs</text:p>
          </table:table-cell>
          <table:table-cell office:value-type="string">
            <text:p>Plateau sportif Louisville - Heidelberg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246061</text:p>
          </table:table-cell>
          <table:table-cell office:value-type="string">
            <text:p>3.8139554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Lièg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</text:p>
          </table:table-cell>
          <table:table-cell office:value-type="string">
            <text:p>Ligne 15</text:p>
          </table:table-cell>
          <table:table-cell/>
          <table:table-cell office:value-type="float" office:value="46874559">
            <text:p>46874559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table:number-columns-repeated="990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Plateaux sportifs</text:p>
          </table:table-cell>
          <table:table-cell office:value-type="string">
            <text:p>Plateau sportif Marcel-Bloch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39505</text:p>
          </table:table-cell>
          <table:table-cell office:value-type="string">
            <text:p>3.812600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ierre Nicola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595254407">
            <text:p>595254407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table:number-columns-repeated="990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lateaux sportifs</text:p>
          </table:table-cell>
          <table:table-cell office:value-type="string">
            <text:p>Plateau sportif Mas de Tess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53 96</text:p>
          </table:table-cell>
          <table:table-cell table:number-columns-repeated="7"/>
          <table:table-cell office:value-type="string">
            <text:p>1473</text:p>
          </table:table-cell>
          <table:table-cell/>
          <table:table-cell office:value-type="string">
            <text:p>Rue</text:p>
          </table:table-cell>
          <table:table-cell office:value-type="string">
            <text:p>de Las Sorb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76">
            <text:p>376</text:p>
          </table:table-cell>
          <table:table-cell table:number-columns-repeated="990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Plateaux sportifs</text:p>
          </table:table-cell>
          <table:table-cell office:value-type="string">
            <text:p>Plateau sportif Mas Drevon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2123223468</text:p>
          </table:table-cell>
          <table:table-cell office:value-type="string">
            <text:p>3.86906606448586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Fontju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7</text:p>
          </table:table-cell>
          <table:table-cell/>
          <table:table-cell office:value-type="float" office:value="49499457">
            <text:p>4949945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990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Plateaux sportifs</text:p>
          </table:table-cell>
          <table:table-cell office:value-type="string">
            <text:p>Plateau sportif Montpellier Village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72677627727</text:p>
          </table:table-cell>
          <table:table-cell office:value-type="string">
            <text:p>3.83834614403761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 office:value-type="string">
            <text:p>CD5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/>
          <table:table-cell office:value-type="float" office:value="49002894">
            <text:p>4900289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0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Plateaux sportifs</text:p>
          </table:table-cell>
          <table:table-cell office:value-type="string">
            <text:p>Plateau sportif Paul-Rocca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167258851603</text:p>
          </table:table-cell>
          <table:table-cell office:value-type="string">
            <text:p>3.8386024666666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49003040">
            <text:p>4900304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number-columns-repeated="990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lateaux sportifs</text:p>
          </table:table-cell>
          <table:table-cell office:value-type="string">
            <text:p>Plateau sportif Paul-Valéry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75482514244</text:p>
          </table:table-cell>
          <table:table-cell office:value-type="string">
            <text:p>3.8444375352652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amille Desmoulin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/>
          <table:table-cell office:value-type="float" office:value="49499692">
            <text:p>4949969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990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Plateaux sportifs</text:p>
          </table:table-cell>
          <table:table-cell office:value-type="string">
            <text:p>Plateau sportif Père Prevost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88</text:p>
          </table:table-cell>
          <table:table-cell office:value-type="string">
            <text:p>3.8838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Beauséjo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4, 6</text:p>
          </table:table-cell>
          <table:table-cell table:number-columns-repeated="3"/>
          <table:table-cell office:value-type="float" office:value="724">
            <text:p>724</text:p>
          </table:table-cell>
          <table:table-cell table:number-columns-repeated="990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Plateaux sportifs</text:p>
          </table:table-cell>
          <table:table-cell office:value-type="string">
            <text:p>Plateau sportif Prés-d'Arènes</text:p>
          </table:table-cell>
          <table:table-cell office:value-type="string">
            <text:p>Prés d'Arènes</text:p>
          </table:table-cell>
          <table:table-cell table:number-columns-repeated="7"/>
          <table:table-cell office:value-type="string">
            <text:p>43.595864</text:p>
          </table:table-cell>
          <table:table-cell office:value-type="string">
            <text:p>3.8845977</text:p>
          </table:table-cell>
          <table:table-cell table:number-columns-repeated="2"/>
          <table:table-cell office:value-type="string">
            <text:p>Impasse</text:p>
          </table:table-cell>
          <table:table-cell office:value-type="string">
            <text:p>de l'avenue du Maréchal-Lecler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/>
          <table:table-cell office:value-type="float" office:value="608373193">
            <text:p>60837319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990"/>
        </table:table-row>
        <table:table-row table:style-name="ro2">
          <table:table-cell office:value-type="float" office:value="739">
            <text:p>739</text:p>
          </table:table-cell>
          <table:table-cell office:value-type="string">
            <text:p>Plateaux sportifs</text:p>
          </table:table-cell>
          <table:table-cell office:value-type="string">
            <text:p>Plateau sportif Sabathé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8</text:p>
          </table:table-cell>
          <table:table-cell office:value-type="string">
            <text:p>3.8696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Villeneuve d'Angoulèm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 </text:p>
            <text:p/>
          </table:table-cell>
          <table:table-cell table:number-columns-repeated="3"/>
          <table:table-cell office:value-type="float" office:value="723">
            <text:p>723</text:p>
          </table:table-cell>
          <table:table-cell table:number-columns-repeated="990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Plateaux sportifs</text:p>
          </table:table-cell>
          <table:table-cell office:value-type="string">
            <text:p>Plateau sportif Voltaire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49860868364</text:p>
          </table:table-cell>
          <table:table-cell office:value-type="string">
            <text:p>3.8639772451568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Georges Brassen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5, 6</text:p>
            <text:p/>
          </table:table-cell>
          <table:table-cell/>
          <table:table-cell office:value-type="float" office:value="49500737">
            <text:p>495007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990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Baby sitting</text:p>
          </table:table-cell>
          <table:table-cell office:value-type="string">
            <text:p>Pléïades Servic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4 05 40</text:p>
          </table:table-cell>
          <table:table-cell table:number-columns-repeated="7"/>
          <table:table-cell office:value-type="string">
            <text:p>3</text:p>
          </table:table-cell>
          <table:table-cell/>
          <table:table-cell office:value-type="string">
            <text:p>Avenue</text:p>
          </table:table-cell>
          <table:table-cell office:value-type="string">
            <text:p>Saint-Laza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14">
            <text:p>1014</text:p>
          </table:table-cell>
          <table:table-cell table:number-columns-repeated="990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Propreté</text:p>
          </table:table-cell>
          <table:table-cell office:value-type="string">
            <text:p>Point de propreté Hôpitaux Faculté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37 17</text:p>
          </table:table-cell>
          <table:table-cell table:number-columns-repeated="2"/>
          <table:table-cell office:value-type="string">
            <text:p>www.montpellier-agglo.com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Val de Montferr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9">
            <text:p>1229</text:p>
          </table:table-cell>
          <table:table-cell table:number-columns-repeated="990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Propreté</text:p>
          </table:table-cell>
          <table:table-cell office:value-type="string">
            <text:p>Point de propreté Les Cévennes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7 10 20</text:p>
          </table:table-cell>
          <table:table-cell table:number-columns-repeated="2"/>
          <table:table-cell office:value-type="string">
            <text:p>www.montpellier-agglo.com</text:p>
          </table:table-cell>
          <table:table-cell table:number-columns-repeated="6"/>
          <table:table-cell office:value-type="string">
            <text:p>Allée</text:p>
          </table:table-cell>
          <table:table-cell office:value-type="string">
            <text:p>de la Marte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8">
            <text:p>1228</text:p>
          </table:table-cell>
          <table:table-cell table:number-columns-repeated="990"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Propreté</text:p>
          </table:table-cell>
          <table:table-cell office:value-type="string">
            <text:p>Point de propreté Mosson</text:p>
          </table:table-cell>
          <table:table-cell office:value-type="string">
            <text:p>Mosson</text:p>
          </table:table-cell>
          <table:table-cell/>
          <table:table-cell office:value-type="string">
            <text:p>04 67 03 22 22</text:p>
          </table:table-cell>
          <table:table-cell table:number-columns-repeated="2"/>
          <table:table-cell office:value-type="string">
            <text:p>www.montpellier-agglo.com</text:p>
          </table:table-cell>
          <table:table-cell table:number-columns-repeated="6"/>
          <table:table-cell office:value-type="string">
            <text:p>Espace</text:p>
          </table:table-cell>
          <table:table-cell office:value-type="string">
            <text:p>Mos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0">
            <text:p>1230</text:p>
          </table:table-cell>
          <table:table-cell table:number-columns-repeated="990"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Propreté</text:p>
          </table:table-cell>
          <table:table-cell office:value-type="string">
            <text:p>Point de propreté Près d'Arènes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58 18 38</text:p>
          </table:table-cell>
          <table:table-cell table:number-columns-repeated="2"/>
          <table:table-cell office:value-type="string">
            <text:p>www.montpellier-agglo.com</text:p>
          </table:table-cell>
          <table:table-cell table:number-columns-repeated="6"/>
          <table:table-cell office:value-type="string">
            <text:p>Boulevard</text:p>
          </table:table-cell>
          <table:table-cell office:value-type="string">
            <text:p>Fabre de Morlh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31">
            <text:p>1231</text:p>
          </table:table-cell>
          <table:table-cell table:number-columns-repeated="990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Pôles emploi</text:p>
          </table:table-cell>
          <table:table-cell office:value-type="string">
            <text:p>Pôle emploi - Espace cadres</text:p>
          </table:table-cell>
          <table:table-cell office:value-type="string">
            <text:p>Mosson</text:p>
          </table:table-cell>
          <table:table-cell/>
          <table:table-cell office:value-type="string">
            <text:p>39 49</text:p>
          </table:table-cell>
          <table:table-cell office:value-type="string">
            <text:p>04 67 84 59 76</text:p>
          </table:table-cell>
          <table:table-cell/>
          <table:table-cell office:value-type="string">
            <text:p>www.apec.fr</text:p>
          </table:table-cell>
          <table:table-cell table:number-columns-repeated="6"/>
          <table:table-cell office:value-type="string">
            <text:p>Quai</text:p>
          </table:table-cell>
          <table:table-cell office:value-type="string">
            <text:p>Louis le Vau</text:p>
          </table:table-cell>
          <table:table-cell office:value-type="string">
            <text:p>Zac la Fontaine</text:p>
          </table:table-cell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bus n° 15, arrêt La Fontaine</text:p>
          </table:table-cell>
          <table:table-cell table:number-columns-repeated="3"/>
          <table:table-cell office:value-type="float" office:value="971">
            <text:p>971</text:p>
          </table:table-cell>
          <table:table-cell table:number-columns-repeated="990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Pôles emploi</text:p>
          </table:table-cell>
          <table:table-cell office:value-type="string">
            <text:p>Pôle emploi - Montpellier Celleneuve</text:p>
          </table:table-cell>
          <table:table-cell office:value-type="string">
            <text:p>Mosson</text:p>
          </table:table-cell>
          <table:table-cell/>
          <table:table-cell office:value-type="string">
            <text:p>39 49</text:p>
          </table:table-cell>
          <table:table-cell office:value-type="string">
            <text:p>04 67 75 21 41</text:p>
          </table:table-cell>
          <table:table-cell/>
          <table:table-cell office:value-type="string">
            <text:p>www.anpe.fr/region/languedoc_roussillon/index.html</text:p>
          </table:table-cell>
          <table:table-cell table:number-columns-repeated="6"/>
          <table:table-cell office:value-type="string">
            <text:p>Quai</text:p>
          </table:table-cell>
          <table:table-cell office:value-type="string">
            <text:p>Louis le Vau</text:p>
          </table:table-cell>
          <table:table-cell office:value-type="string">
            <text:p>Zac la Fontaine</text:p>
          </table:table-cell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bus n°15, arrêt La Fontaine</text:p>
          </table:table-cell>
          <table:table-cell table:number-columns-repeated="3"/>
          <table:table-cell office:value-type="float" office:value="970">
            <text:p>970</text:p>
          </table:table-cell>
          <table:table-cell table:number-columns-repeated="990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Pôles emploi</text:p>
          </table:table-cell>
          <table:table-cell office:value-type="string">
            <text:p>Pôle emploi - Montpellier Croix d’Argent</text:p>
          </table:table-cell>
          <table:table-cell office:value-type="string">
            <text:p>Croix d'Argent</text:p>
          </table:table-cell>
          <table:table-cell/>
          <table:table-cell office:value-type="string">
            <text:p>39 49</text:p>
          </table:table-cell>
          <table:table-cell office:value-type="string">
            <text:p>04 67 42 24 93</text:p>
          </table:table-cell>
          <table:table-cell/>
          <table:table-cell office:value-type="string">
            <text:p>www.anpe.fr/region/languedoc_roussillon/index.html</text:p>
          </table:table-cell>
          <table:table-cell table:number-columns-repeated="4"/>
          <table:table-cell office:value-type="string">
            <text:p>1021</text:p>
          </table:table-cell>
          <table:table-cell/>
          <table:table-cell office:value-type="string">
            <text:p>Avenue</text:p>
          </table:table-cell>
          <table:table-cell office:value-type="string">
            <text:p>de Toulouse</text:p>
          </table:table-cell>
          <table:table-cell office:value-type="string">
            <text:p>CS 25013</text:p>
          </table:table-cell>
          <table:table-cell office:value-type="string">
            <text:p>34076</text:p>
          </table:table-cell>
          <table:table-cell office:value-type="string">
            <text:p>Montpellier Cedex 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bus n°6, arrêt Ronceray</text:p>
          </table:table-cell>
          <table:table-cell table:number-columns-repeated="3"/>
          <table:table-cell office:value-type="float" office:value="968">
            <text:p>968</text:p>
          </table:table-cell>
          <table:table-cell table:number-columns-repeated="990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Pôles emploi</text:p>
          </table:table-cell>
          <table:table-cell office:value-type="string">
            <text:p>Pôle emploi - Montpellier Euromédecin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39 49</text:p>
          </table:table-cell>
          <table:table-cell office:value-type="string">
            <text:p>04 67 04 50 70</text:p>
          </table:table-cell>
          <table:table-cell/>
          <table:table-cell office:value-type="string">
            <text:p>www.anpe.fr/region/languedoc_roussillon/index.html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de la Croix Verte</text:p>
          </table:table-cell>
          <table:table-cell office:value-type="string">
            <text:p>Mini parc Bât.5</text:p>
          </table:table-cell>
          <table:table-cell office:value-type="string">
            <text:p>34299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string">
            <text:p>bus n°16, arrêt Antennes</text:p>
          </table:table-cell>
          <table:table-cell table:number-columns-repeated="3"/>
          <table:table-cell office:value-type="float" office:value="969">
            <text:p>969</text:p>
          </table:table-cell>
          <table:table-cell table:number-columns-repeated="990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Pôles emploi</text:p>
          </table:table-cell>
          <table:table-cell office:value-type="string">
            <text:p>Pôle emploi - Montpellier Millénaire</text:p>
          </table:table-cell>
          <table:table-cell office:value-type="string">
            <text:p>Port Marianne</text:p>
          </table:table-cell>
          <table:table-cell office:value-type="string">
            <text:p>Millénaire</text:p>
          </table:table-cell>
          <table:table-cell office:value-type="string">
            <text:p>39 49</text:p>
          </table:table-cell>
          <table:table-cell office:value-type="string">
            <text:p>04 67 20 00 77</text:p>
          </table:table-cell>
          <table:table-cell/>
          <table:table-cell office:value-type="string">
            <text:p>www.anpe.fr/region/languedoc_roussillon/index.html</text:p>
          </table:table-cell>
          <table:table-cell table:number-columns-repeated="4"/>
          <table:table-cell office:value-type="string">
            <text:p>1350</text:p>
          </table:table-cell>
          <table:table-cell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Bâtiment 3</text:p>
          </table:table-cell>
          <table:table-cell office:value-type="string">
            <text:p>34961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: arrêt Odysseum</text:p>
          </table:table-cell>
          <table:table-cell office:value-type="string">
            <text:p>bus n°9 (prendre le bus place de l’Europe) - arrêt Odysseum ou Marconi</text:p>
          </table:table-cell>
          <table:table-cell table:number-columns-repeated="3"/>
          <table:table-cell office:value-type="float" office:value="967">
            <text:p>967</text:p>
          </table:table-cell>
          <table:table-cell table:number-columns-repeated="990"/>
        </table:table-row>
        <table:table-row table:style-name="ro2">
          <table:table-cell office:value-type="float" office:value="1280">
            <text:p>1280</text:p>
          </table:table-cell>
          <table:table-cell office:value-type="string">
            <text:p>Cliniques</text:p>
          </table:table-cell>
          <table:table-cell office:value-type="string">
            <text:p>Polyclinique Saint-Roch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1 88 88</text:p>
          </table:table-cell>
          <table:table-cell table:number-columns-repeated="2"/>
          <table:table-cell office:value-type="string">
            <text:p>www.oc-sante.fr/etablissement/presentation-116.html</text:p>
          </table:table-cell>
          <table:table-cell/>
          <table:table-cell office:value-type="string">
            <text:p>39075</text:p>
          </table:table-cell>
          <table:table-cell office:value-type="string">
            <text:p>43.6156247288</text:p>
          </table:table-cell>
          <table:table-cell office:value-type="string">
            <text:p>3.86859085301</text:p>
          </table:table-cell>
          <table:table-cell office:value-type="string">
            <text:p>43</text:p>
          </table:table-cell>
          <table:table-cell/>
          <table:table-cell office:value-type="string">
            <text:p>Rue</text:p>
          </table:table-cell>
          <table:table-cell office:value-type="string">
            <text:p>du faubourg Saint-Jaumes</text:p>
          </table:table-cell>
          <table:table-cell/>
          <table:table-cell office:value-type="string">
            <text:p>34 967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Stade Philippidès</text:p>
          </table:table-cell>
          <table:table-cell office:value-type="string">
            <text:p>Ligne 7, arrêt Saint-Roch.</text:p>
            <text:p/>
          </table:table-cell>
          <table:table-cell table:number-columns-repeated="3"/>
          <table:table-cell office:value-type="float" office:value="1134">
            <text:p>1134</text:p>
          </table:table-cell>
          <table:table-cell table:number-columns-repeated="990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Ecoles d'enseignement supérieur</text:p>
          </table:table-cell>
          <table:table-cell office:value-type="string">
            <text:p>Polytech' Montpellier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14 31 60</text:p>
          </table:table-cell>
          <table:table-cell office:value-type="string">
            <text:p>04 67 14 45 14</text:p>
          </table:table-cell>
          <table:table-cell office:value-type="string">
            <text:p>scola@polytech.univ-montp2.fr</text:p>
          </table:table-cell>
          <table:table-cell office:value-type="string">
            <text:p>www.polytech-montpellier.fr/</text:p>
          </table:table-cell>
          <table:table-cell table:number-columns-repeated="6"/>
          <table:table-cell office:value-type="string">
            <text:p>Place</text:p>
          </table:table-cell>
          <table:table-cell office:value-type="string">
            <text:p>Eugène bataillon</text:p>
          </table:table-cell>
          <table:table-cell/>
          <table:table-cell office:value-type="string">
            <text:p>34095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: Universités</text:p>
          </table:table-cell>
          <table:table-cell table:number-columns-repeated="4"/>
          <table:table-cell office:value-type="float" office:value="1052">
            <text:p>1052</text:p>
          </table:table-cell>
          <table:table-cell table:number-columns-repeated="990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Aiguelongu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41 44</text:p>
          </table:table-cell>
          <table:table-cell table:number-columns-repeated="4"/>
          <table:table-cell office:value-type="string">
            <text:p>00089600</text:p>
          </table:table-cell>
          <table:table-cell office:value-type="string">
            <text:p>43.6274081675</text:p>
          </table:table-cell>
          <table:table-cell office:value-type="string">
            <text:p>3.8759980734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Cétoin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1">
            <text:p>571</text:p>
          </table:table-cell>
          <table:table-cell table:number-columns-repeated="990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centre historiqu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61 02 72</text:p>
          </table:table-cell>
          <table:table-cell table:number-columns-repeated="4"/>
          <table:table-cell office:value-type="string">
            <text:p>00300600</text:p>
          </table:table-cell>
          <table:table-cell office:value-type="string">
            <text:p>43.6107548211</text:p>
          </table:table-cell>
          <table:table-cell office:value-type="string">
            <text:p>3.87718584779</text:p>
          </table:table-cell>
          <table:table-cell office:value-type="string">
            <text:p>28</text:p>
          </table:table-cell>
          <table:table-cell/>
          <table:table-cell office:value-type="string">
            <text:p>Rue</text:p>
          </table:table-cell>
          <table:table-cell office:value-type="string">
            <text:p>F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9">
            <text:p>579</text:p>
          </table:table-cell>
          <table:table-cell table:number-columns-repeated="990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Cité Gély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47 48 27</text:p>
          </table:table-cell>
          <table:table-cell table:number-columns-repeated="4"/>
          <table:table-cell office:value-type="string">
            <text:p>1764</text:p>
          </table:table-cell>
          <table:table-cell office:value-type="string">
            <text:p>43.6049620792</text:p>
          </table:table-cell>
          <table:table-cell office:value-type="string">
            <text:p>3.85914470556</text:p>
          </table:table-cell>
          <table:table-cell office:value-type="string">
            <text:p>1</text:p>
          </table:table-cell>
          <table:table-cell/>
          <table:table-cell office:value-type="string">
            <text:p>Route</text:p>
          </table:table-cell>
          <table:table-cell office:value-type="string">
            <text:p>de Lavéru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80">
            <text:p>580</text:p>
          </table:table-cell>
          <table:table-cell table:number-columns-repeated="990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Croix d'Argent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69 15 49</text:p>
          </table:table-cell>
          <table:table-cell table:number-columns-repeated="4"/>
          <table:table-cell office:value-type="string">
            <text:p>633</text:p>
          </table:table-cell>
          <table:table-cell office:value-type="string">
            <text:p>43.5884344758</text:p>
          </table:table-cell>
          <table:table-cell office:value-type="string">
            <text:p>3.86605186617</text:p>
          </table:table-cell>
          <table:table-cell office:value-type="string">
            <text:p>1523</text:p>
          </table:table-cell>
          <table:table-cell/>
          <table:table-cell office:value-type="string">
            <text:p>Avenue</text:p>
          </table:table-cell>
          <table:table-cell office:value-type="string">
            <text:p>Villeneuve d'Angoulê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5">
            <text:p>575</text:p>
          </table:table-cell>
          <table:table-cell table:number-columns-repeated="990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Hauts de Massane</text:p>
          </table:table-cell>
          <table:table-cell office:value-type="string">
            <text:p>Mosson</text:p>
          </table:table-cell>
          <table:table-cell/>
          <table:table-cell office:value-type="string">
            <text:p>04 67 75 22 14</text:p>
          </table:table-cell>
          <table:table-cell table:number-columns-repeated="4"/>
          <table:table-cell office:value-type="string">
            <text:p>00225700</text:p>
          </table:table-cell>
          <table:table-cell office:value-type="string">
            <text:p>43.6419376543</text:p>
          </table:table-cell>
          <table:table-cell office:value-type="string">
            <text:p>3.81791082396</text:p>
          </table:table-cell>
          <table:table-cell office:value-type="string">
            <text:p>45</text:p>
          </table:table-cell>
          <table:table-cell/>
          <table:table-cell office:value-type="string">
            <text:p>Avenue</text:p>
          </table:table-cell>
          <table:table-cell office:value-type="string">
            <text:p>Guilhem de Poitiers</text:p>
          </table:table-cell>
          <table:table-cell office:value-type="string">
            <text:p>Hauts de Massan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3">
            <text:p>573</text:p>
          </table:table-cell>
          <table:table-cell table:number-columns-repeated="990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Hôtel de V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1 00</text:p>
          </table:table-cell>
          <table:table-cell table:number-columns-repeated="4"/>
          <table:table-cell office:value-type="string">
            <text:p>00053502</text:p>
          </table:table-cell>
          <table:table-cell office:value-type="string">
            <text:p>43.6092161472</text:p>
          </table:table-cell>
          <table:table-cell office:value-type="string">
            <text:p>3.88439980157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8">
            <text:p>578</text:p>
          </table:table-cell>
          <table:table-cell table:number-columns-repeated="990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Postes de Police municipale</text:p>
          </table:table-cell>
          <table:table-cell office:value-type="string">
            <text:p>Poste de police municipale Petit-Bard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45 12 20</text:p>
          </table:table-cell>
          <table:table-cell table:number-columns-repeated="4"/>
          <table:table-cell office:value-type="string">
            <text:p>40818</text:p>
          </table:table-cell>
          <table:table-cell office:value-type="string">
            <text:p>43.6153475555</text:p>
          </table:table-cell>
          <table:table-cell office:value-type="string">
            <text:p>3.83899507962</text:p>
          </table:table-cell>
          <table:table-cell office:value-type="string">
            <text:p>14</text:p>
          </table:table-cell>
          <table:table-cell/>
          <table:table-cell office:value-type="string">
            <text:p>Avenue</text:p>
          </table:table-cell>
          <table:table-cell office:value-type="string">
            <text:p>du Petit-Bard</text:p>
          </table:table-cell>
          <table:table-cell/>
          <table:table-cell office:value-type="string">
            <text:p>3403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4">
            <text:p>574</text:p>
          </table:table-cell>
          <table:table-cell table:number-columns-repeated="990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Postes de Police municipale</text:p>
          </table:table-cell>
          <table:table-cell office:value-type="string">
            <text:p>Poste police municipale Saint-Martin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58 72 26</text:p>
          </table:table-cell>
          <table:table-cell table:number-columns-repeated="4"/>
          <table:table-cell office:value-type="string">
            <text:p>00013200</text:p>
          </table:table-cell>
          <table:table-cell office:value-type="string">
            <text:p>43.5923260256</text:p>
          </table:table-cell>
          <table:table-cell office:value-type="string">
            <text:p>3.88445696825</text:p>
          </table:table-cell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Jean Vache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77">
            <text:p>577</text:p>
          </table:table-cell>
          <table:table-cell table:number-columns-repeated="990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Etat</text:p>
          </table:table-cell>
          <table:table-cell office:value-type="string">
            <text:p>Préfecture de l'Hérault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1 61 61</text:p>
          </table:table-cell>
          <table:table-cell office:value-type="string">
            <text:p>04 67 02 25 79</text:p>
          </table:table-cell>
          <table:table-cell/>
          <table:table-cell office:value-type="string">
            <text:p>www.herault.pref.gouv.fr</text:p>
          </table:table-cell>
          <table:table-cell table:number-columns-repeated="6"/>
          <table:table-cell office:value-type="string">
            <text:p>Place</text:p>
          </table:table-cell>
          <table:table-cell office:value-type="string">
            <text:p>des Martyrs-de-la-Résistance</text:p>
          </table:table-cell>
          <table:table-cell/>
          <table:table-cell office:value-type="string">
            <text:p>34062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444">
            <text:p>444</text:p>
          </table:table-cell>
          <table:table-cell table:number-columns-repeated="990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Parcs et jardins</text:p>
          </table:table-cell>
          <table:table-cell office:value-type="string">
            <text:p>Promenade du Peyrou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François Fran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1">
            <text:p>801</text:p>
          </table:table-cell>
          <table:table-cell table:number-columns-repeated="990"/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Quartiers</text:p>
          </table:table-cell>
          <table:table-cell office:value-type="string">
            <text:p>Quartier Antigone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13"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01">
            <text:p>1201</text:p>
          </table:table-cell>
          <table:table-cell table:number-columns-repeated="990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Quillodrome</text:p>
          </table:table-cell>
          <table:table-cell office:value-type="string">
            <text:p>Quillodrome La Paillade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Robert-Shumann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68">
            <text:p>168</text:p>
          </table:table-cell>
          <table:table-cell table:number-columns-repeated="990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Consulats</text:p>
          </table:table-cell>
          <table:table-cell office:value-type="string">
            <text:p>Representation Consulaire d'Itali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/>
          <table:table-cell office:value-type="string">
            <text:p>04 67 42 57 92</text:p>
          </table:table-cell>
          <table:table-cell table:number-columns-repeated="6"/>
          <table:table-cell office:value-type="string">
            <text:p>14</text:p>
          </table:table-cell>
          <table:table-cell/>
          <table:table-cell office:value-type="string">
            <text:p>Descente</text:p>
          </table:table-cell>
          <table:table-cell office:value-type="string">
            <text:p>en Barr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96">
            <text:p>896</text:p>
          </table:table-cell>
          <table:table-cell table:number-columns-repeated="990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Associations</text:p>
          </table:table-cell>
          <table:table-cell office:value-type="string">
            <text:p>Restaurants - Relais du Cœur</text:p>
          </table:table-cell>
          <table:table-cell office:value-type="string">
            <text:p>Les Cévennes</text:p>
          </table:table-cell>
          <table:table-cell office:value-type="string">
            <text:p>Alco</text:p>
          </table:table-cell>
          <table:table-cell office:value-type="string">
            <text:p>04 67 40 52 37</text:p>
          </table:table-cell>
          <table:table-cell office:value-type="string">
            <text:p>04 67 40 74 50</text:p>
          </table:table-cell>
          <table:table-cell/>
          <table:table-cell office:value-type="string">
            <text:p>www.restosducoeur34.org</text:p>
          </table:table-cell>
          <table:table-cell table:number-columns-repeated="4"/>
          <table:table-cell office:value-type="string">
            <text:p>51</text:p>
          </table:table-cell>
          <table:table-cell/>
          <table:table-cell office:value-type="string">
            <text:p>Allée</text:p>
          </table:table-cell>
          <table:table-cell office:value-type="string">
            <text:p>de la Massane</text:p>
          </table:table-cell>
          <table:table-cell office:value-type="string">
            <text:p>Résidence La Pergola - Bâtiment G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9">
            <text:p>779</text:p>
          </table:table-cell>
          <table:table-cell table:number-columns-repeated="99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Restos du Coeur</text:p>
          </table:table-cell>
          <table:table-cell office:value-type="string">
            <text:p>Resto du Coeur Aiguelongu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02 46 12</text:p>
          </table:table-cell>
          <table:table-cell table:number-columns-repeated="7"/>
          <table:table-cell office:value-type="string">
            <text:p>675</text:p>
          </table:table-cell>
          <table:table-cell/>
          <table:table-cell office:value-type="string">
            <text:p>Rue</text:p>
          </table:table-cell>
          <table:table-cell office:value-type="string">
            <text:p>de Montasinos</text:p>
          </table:table-cell>
          <table:table-cell office:value-type="string">
            <text:p>Résidence Aiguelongue - Bât.1 - Esc.A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1">
            <text:p>931</text:p>
          </table:table-cell>
          <table:table-cell table:number-columns-repeated="99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Restos du Coeur</text:p>
          </table:table-cell>
          <table:table-cell office:value-type="string">
            <text:p>Resto du Coeur Bébés centre</text:p>
          </table:table-cell>
          <table:table-cell office:value-type="string">
            <text:p>Montpellier Centre</text:p>
          </table:table-cell>
          <table:table-cell table:number-columns-repeated="9"/>
          <table:table-cell office:value-type="string">
            <text:p>94</text:p>
          </table:table-cell>
          <table:table-cell/>
          <table:table-cell office:value-type="string">
            <text:p>Rue</text:p>
          </table:table-cell>
          <table:table-cell office:value-type="string">
            <text:p>Dant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6">
            <text:p>936</text:p>
          </table:table-cell>
          <table:table-cell table:number-columns-repeated="99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Restos du Coeur</text:p>
          </table:table-cell>
          <table:table-cell office:value-type="string">
            <text:p>Resto du Coeur Bébés nord</text:p>
          </table:table-cell>
          <table:table-cell office:value-type="string">
            <text:p>Mosson</text:p>
          </table:table-cell>
          <table:table-cell/>
          <table:table-cell office:value-type="string">
            <text:p>04 67 65 88 19</text:p>
          </table:table-cell>
          <table:table-cell table:number-columns-repeated="7"/>
          <table:table-cell office:value-type="string">
            <text:p>241</text:p>
          </table:table-cell>
          <table:table-cell/>
          <table:table-cell office:value-type="string">
            <text:p>Avenue</text:p>
          </table:table-cell>
          <table:table-cell office:value-type="string">
            <text:p>du Bitteroi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5">
            <text:p>935</text:p>
          </table:table-cell>
          <table:table-cell table:number-columns-repeated="99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Restos du Coeur</text:p>
          </table:table-cell>
          <table:table-cell office:value-type="string">
            <text:p>Resto du Coeur Bébés sud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88 19</text:p>
          </table:table-cell>
          <table:table-cell table:number-columns-repeated="7"/>
          <table:table-cell office:value-type="string">
            <text:p>370</text:p>
          </table:table-cell>
          <table:table-cell/>
          <table:table-cell office:value-type="string">
            <text:p>Rue</text:p>
          </table:table-cell>
          <table:table-cell office:value-type="string">
            <text:p>de Centrayrargues</text:p>
          </table:table-cell>
          <table:table-cell office:value-type="string">
            <text:p>Annexe maison pour tous l'Escoutaïr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3">
            <text:p>933</text:p>
          </table:table-cell>
          <table:table-cell table:number-columns-repeated="99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Restos du Coeur</text:p>
          </table:table-cell>
          <table:table-cell office:value-type="string">
            <text:p>Resto du Coeur François-de-Malherb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27 22 30</text:p>
          </table:table-cell>
          <table:table-cell table:number-columns-repeated="9"/>
          <table:table-cell office:value-type="string">
            <text:p>Avenue</text:p>
          </table:table-cell>
          <table:table-cell office:value-type="string">
            <text:p>Albert Samain</text:p>
          </table:table-cell>
          <table:table-cell office:value-type="string">
            <text:p>Maison pour tous François-de-Malherb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0">
            <text:p>930</text:p>
          </table:table-cell>
          <table:table-cell table:number-columns-repeated="99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Restos du Coeur</text:p>
          </table:table-cell>
          <table:table-cell office:value-type="string">
            <text:p>Resto du Coeur François-Villo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75 68 70</text:p>
          </table:table-cell>
          <table:table-cell table:number-columns-repeated="7"/>
          <table:table-cell office:value-type="string">
            <text:p>4</text:p>
          </table:table-cell>
          <table:table-cell/>
          <table:table-cell office:value-type="string">
            <text:p>Rue</text:p>
          </table:table-cell>
          <table:table-cell office:value-type="string">
            <text:p>des Aconits</text:p>
          </table:table-cell>
          <table:table-cell office:value-type="string">
            <text:p>Annexe maison pour tous François-Villon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9">
            <text:p>929</text:p>
          </table:table-cell>
          <table:table-cell table:number-columns-repeated="990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Restos du Coeur</text:p>
          </table:table-cell>
          <table:table-cell office:value-type="string">
            <text:p>Resto du Cœur Georges-Brassens</text:p>
          </table:table-cell>
          <table:table-cell office:value-type="string">
            <text:p>Mosson</text:p>
          </table:table-cell>
          <table:table-cell/>
          <table:table-cell office:value-type="string">
            <text:p>04 67 10 89 07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Jacques Brel</text:p>
          </table:table-cell>
          <table:table-cell office:value-type="string">
            <text:p>Maison pour tous Georges-Brassens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23">
            <text:p>423</text:p>
          </table:table-cell>
          <table:table-cell table:number-columns-repeated="99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estos du Coeur</text:p>
          </table:table-cell>
          <table:table-cell office:value-type="string">
            <text:p>Resto du Coeur La Pompignane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58 18 39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Marie Dur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32">
            <text:p>932</text:p>
          </table:table-cell>
          <table:table-cell table:number-columns-repeated="99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Restos du Coeur</text:p>
          </table:table-cell>
          <table:table-cell office:value-type="string">
            <text:p>Resto du Coeur Léo-Lagrange</text:p>
          </table:table-cell>
          <table:table-cell office:value-type="string">
            <text:p>Mosson</text:p>
          </table:table-cell>
          <table:table-cell/>
          <table:table-cell office:value-type="string">
            <text:p>04 67 45 38 21</text:p>
          </table:table-cell>
          <table:table-cell table:number-columns-repeated="7"/>
          <table:table-cell office:value-type="string">
            <text:p>55</text:p>
          </table:table-cell>
          <table:table-cell/>
          <table:table-cell office:value-type="string">
            <text:p>Avenue</text:p>
          </table:table-cell>
          <table:table-cell office:value-type="string">
            <text:p>de Bologne</text:p>
          </table:table-cell>
          <table:table-cell office:value-type="string">
            <text:p>Maison pour tous Léo-Lagrange</text:p>
          </table:table-cell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6">
            <text:p>926</text:p>
          </table:table-cell>
          <table:table-cell table:number-columns-repeated="99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Restos du Coeur</text:p>
          </table:table-cell>
          <table:table-cell office:value-type="string">
            <text:p>Resto du Coeur l'Escoutaïre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74 68</text:p>
          </table:table-cell>
          <table:table-cell table:number-columns-repeated="7"/>
          <table:table-cell office:value-type="string">
            <text:p>370</text:p>
          </table:table-cell>
          <table:table-cell/>
          <table:table-cell office:value-type="string">
            <text:p>Rue</text:p>
          </table:table-cell>
          <table:table-cell office:value-type="string">
            <text:p>de Centrayrargues</text:p>
          </table:table-cell>
          <table:table-cell office:value-type="string">
            <text:p>Annexe maison pour tous l'Escoutaïre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8">
            <text:p>928</text:p>
          </table:table-cell>
          <table:table-cell table:number-columns-repeated="99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Restos du Coeur</text:p>
          </table:table-cell>
          <table:table-cell office:value-type="string">
            <text:p>Resto du Coeur Paul Valéry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36 28</text:p>
          </table:table-cell>
          <table:table-cell table:number-columns-repeated="7"/>
          <table:table-cell office:value-type="string">
            <text:p>115</text:p>
          </table:table-cell>
          <table:table-cell/>
          <table:table-cell office:value-type="string">
            <text:p>Rue</text:p>
          </table:table-cell>
          <table:table-cell office:value-type="string">
            <text:p>Dant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27">
            <text:p>927</text:p>
          </table:table-cell>
          <table:table-cell table:number-columns-repeated="99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Salles de spectacle et concert</text:p>
          </table:table-cell>
          <table:table-cell office:value-type="string">
            <text:p>Rockstore Montpellier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06 80 00</text:p>
          </table:table-cell>
          <table:table-cell table:number-columns-repeated="2"/>
          <table:table-cell office:value-type="string">
            <text:p>www.rockstore.fr</text:p>
          </table:table-cell>
          <table:table-cell table:number-columns-repeated="2"/>
          <table:table-cell office:value-type="string">
            <text:p>43.6061</text:p>
          </table:table-cell>
          <table:table-cell office:value-type="string">
            <text:p>3.88156</text:p>
          </table:table-cell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de Verdu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Comédie ou Gare Saint-Roch</text:p>
          </table:table-cell>
          <table:table-cell table:number-columns-repeated="2"/>
          <table:table-cell office:value-type="float" office:value="579814541">
            <text:p>579814541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table:number-columns-repeated="990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Galeries d'art</text:p>
          </table:table-cell>
          <table:table-cell office:value-type="string">
            <text:p>RP-GA ler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22 49</text:p>
          </table:table-cell>
          <table:table-cell table:number-columns-repeated="2"/>
          <table:table-cell office:value-type="string">
            <text:p>www.rp-galeriefr.s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du Bras-de-F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15">
            <text:p>715</text:p>
          </table:table-cell>
          <table:table-cell table:number-columns-repeated="990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alles de sports</text:p>
          </table:table-cell>
          <table:table-cell office:value-type="string">
            <text:p>Salle de boxe Jean Farr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9 94 51</text:p>
          </table:table-cell>
          <table:table-cell table:number-columns-repeated="4"/>
          <table:table-cell office:value-type="string">
            <text:p>1325</text:p>
          </table:table-cell>
          <table:table-cell office:value-type="string">
            <text:p>43.6055812471</text:p>
          </table:table-cell>
          <table:table-cell office:value-type="string">
            <text:p>3.8563793682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osé-Maria de Heredi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990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Autres contacts utiles</text:p>
          </table:table-cell>
          <table:table-cell office:value-type="string">
            <text:p>Salle de musculation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table:number-columns-repeated="8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Robert Koch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6">
            <text:p>776</text:p>
          </table:table-cell>
          <table:table-cell table:number-columns-repeated="990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Salles de sports</text:p>
          </table:table-cell>
          <table:table-cell office:value-type="string">
            <text:p>Salle de sports Alain Achil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18 12</text:p>
          </table:table-cell>
          <table:table-cell table:number-columns-repeated="4"/>
          <table:table-cell office:value-type="string">
            <text:p>1315</text:p>
          </table:table-cell>
          <table:table-cell office:value-type="string">
            <text:p>43.6186255157</text:p>
          </table:table-cell>
          <table:table-cell office:value-type="string">
            <text:p>3.86915058236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Marcel Godecho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1 : Station "Saint Eloi", La Ronde, La Navette </text:p>
            <text:p/>
          </table:table-cell>
          <table:table-cell table:number-columns-repeated="2"/>
          <table:table-cell office:value-type="float" office:value="22991839">
            <text:p>22991839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table:number-columns-repeated="99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alles de sports</text:p>
          </table:table-cell>
          <table:table-cell office:value-type="string">
            <text:p>Salle de sports Albert Batteux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740321797568</text:p>
          </table:table-cell>
          <table:table-cell office:value-type="string">
            <text:p>3.8569785305060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François-Joseph-Gosse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4292321">
            <text:p>7429232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990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Salles de sports</text:p>
          </table:table-cell>
          <table:table-cell office:value-type="string">
            <text:p>Salle de sports Amélie Blanchard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30 24</text:p>
          </table:table-cell>
          <table:table-cell table:number-columns-repeated="4"/>
          <table:table-cell office:value-type="string">
            <text:p>1318</text:p>
          </table:table-cell>
          <table:table-cell office:value-type="string">
            <text:p>43.6030132389</text:p>
          </table:table-cell>
          <table:table-cell office:value-type="string">
            <text:p>3.8732455849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Berc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5, 6, 7, 14, 20, 26, 27</text:p>
            <text:p/>
          </table:table-cell>
          <table:table-cell/>
          <table:table-cell office:value-type="float" office:value="621950727">
            <text:p>621950727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90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alles de sports</text:p>
          </table:table-cell>
          <table:table-cell office:value-type="string">
            <text:p>Salle de sports Auguste Caule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Tarra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de bus N° 12, 8</text:p>
          </table:table-cell>
          <table:table-cell table:number-columns-repeated="3"/>
          <table:table-cell office:value-type="float" office:value="378">
            <text:p>378</text:p>
          </table:table-cell>
          <table:table-cell table:number-columns-repeated="990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alles de sports</text:p>
          </table:table-cell>
          <table:table-cell office:value-type="string">
            <text:p>Salle de sports Bernard Jouaniqu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2098565</text:p>
          </table:table-cell>
          <table:table-cell office:value-type="string">
            <text:p>3.8475544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acques Dalcroz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257">
            <text:p>257</text:p>
          </table:table-cell>
          <table:table-cell table:number-columns-repeated="990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alles de sports</text:p>
          </table:table-cell>
          <table:table-cell office:value-type="string">
            <text:p>Salle de sports Charles Rigoulot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69 98 90</text:p>
          </table:table-cell>
          <table:table-cell table:number-columns-repeated="4"/>
          <table:table-cell office:value-type="string">
            <text:p>1532</text:p>
          </table:table-cell>
          <table:table-cell office:value-type="string">
            <text:p>43.5972898865</text:p>
          </table:table-cell>
          <table:table-cell office:value-type="string">
            <text:p>3.8458344663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as du Loup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de bus : 6,11</text:p>
          </table:table-cell>
          <table:table-cell table:number-columns-repeated="3"/>
          <table:table-cell office:value-type="float" office:value="71">
            <text:p>71</text:p>
          </table:table-cell>
          <table:table-cell table:number-columns-repeated="990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alles de sports</text:p>
          </table:table-cell>
          <table:table-cell office:value-type="string">
            <text:p>Salle de sports Isadora Duncan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4 79 24</text:p>
          </table:table-cell>
          <table:table-cell table:number-columns-repeated="4"/>
          <table:table-cell office:value-type="string">
            <text:p>1320</text:p>
          </table:table-cell>
          <table:table-cell office:value-type="string">
            <text:p>43.6223023910</text:p>
          </table:table-cell>
          <table:table-cell office:value-type="string">
            <text:p>3.8419786503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Avant-Mont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6</text:p>
          </table:table-cell>
          <table:table-cell/>
          <table:table-cell office:value-type="float" office:value="621952959">
            <text:p>621952959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table:number-columns-repeated="990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alles de sports</text:p>
          </table:table-cell>
          <table:table-cell office:value-type="string">
            <text:p>Salle de sports Jacques Brel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77">
            <text:p>377</text:p>
          </table:table-cell>
          <table:table-cell table:number-columns-repeated="990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Salles de sports</text:p>
          </table:table-cell>
          <table:table-cell office:value-type="string">
            <text:p>Salle de sports La Babott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92 93 44</text:p>
          </table:table-cell>
          <table:table-cell table:number-columns-repeated="4"/>
          <table:table-cell office:value-type="string">
            <text:p>1402</text:p>
          </table:table-cell>
          <table:table-cell office:value-type="string">
            <text:p>43.6051556774</text:p>
          </table:table-cell>
          <table:table-cell office:value-type="string">
            <text:p>3.8772442076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arlie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"station Comédie" ou "Gares"</text:p>
            <text:p/>
          </table:table-cell>
          <table:table-cell office:value-type="string">
            <text:p>Ligne de bus n° 4, 5, 6, 7, 8, 11, 14, 15, 16</text:p>
          </table:table-cell>
          <table:table-cell/>
          <table:table-cell office:value-type="float" office:value="621954368">
            <text:p>621954368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990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Gymnases</text:p>
          </table:table-cell>
          <table:table-cell office:value-type="string">
            <text:p>Salle de sports Lachenal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033</text:p>
          </table:table-cell>
          <table:table-cell office:value-type="string">
            <text:p>3.8447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roix de Figueroll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9031240">
            <text:p>629031240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table:number-columns-repeated="990"/>
        </table:table-row>
        <table:table-row table:style-name="ro2">
          <table:table-cell office:value-type="float" office:value="747">
            <text:p>747</text:p>
          </table:table-cell>
          <table:table-cell office:value-type="string">
            <text:p>Salles de sports</text:p>
          </table:table-cell>
          <table:table-cell office:value-type="string">
            <text:p>Salle de sports Lou Clapa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538</text:p>
          </table:table-cell>
          <table:table-cell office:value-type="string">
            <text:p>43.6232764605</text:p>
          </table:table-cell>
          <table:table-cell office:value-type="string">
            <text:p>3.8116897070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Station "Mosson</text:p>
          </table:table-cell>
          <table:table-cell office:value-type="string">
            <text:p>Ligne 14, 25</text:p>
            <text:p/>
          </table:table-cell>
          <table:table-cell/>
          <table:table-cell office:value-type="float" office:value="629034134">
            <text:p>62903413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table:number-columns-repeated="990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Salles de sports</text:p>
          </table:table-cell>
          <table:table-cell office:value-type="string">
            <text:p>Salle de sports Louis Lachenal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5 49 90</text:p>
          </table:table-cell>
          <table:table-cell table:number-columns-repeated="4"/>
          <table:table-cell office:value-type="string">
            <text:p>1342</text:p>
          </table:table-cell>
          <table:table-cell office:value-type="string">
            <text:p>43.6033608033</text:p>
          </table:table-cell>
          <table:table-cell office:value-type="string">
            <text:p>3.8446714233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roix de Figuero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Bus N° 11</text:p>
            <text:p/>
          </table:table-cell>
          <table:table-cell table:number-columns-repeated="3"/>
          <table:table-cell office:value-type="float" office:value="379">
            <text:p>379</text:p>
          </table:table-cell>
          <table:table-cell table:number-columns-repeated="990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Salles de sports</text:p>
          </table:table-cell>
          <table:table-cell office:value-type="string">
            <text:p>Salle de sports Louis Nègr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54 70 21</text:p>
          </table:table-cell>
          <table:table-cell table:number-columns-repeated="4"/>
          <table:table-cell office:value-type="string">
            <text:p>1343</text:p>
          </table:table-cell>
          <table:table-cell office:value-type="string">
            <text:p>43.6186315510</text:p>
          </table:table-cell>
          <table:table-cell office:value-type="string">
            <text:p>3.84722408543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, La Ronde</text:p>
          </table:table-cell>
          <table:table-cell/>
          <table:table-cell office:value-type="float" office:value="629039078">
            <text:p>629039078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table:number-columns-repeated="990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Salles de sports</text:p>
          </table:table-cell>
          <table:table-cell office:value-type="string">
            <text:p>Salle de sports Mireille Bessière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120654772317</text:p>
          </table:table-cell>
          <table:table-cell office:value-type="string">
            <text:p>3.9082817189721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Edouard Villalong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6183061">
            <text:p>76183061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number-columns-repeated="990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Salles de sports</text:p>
          </table:table-cell>
          <table:table-cell office:value-type="string">
            <text:p>Salle de sports Peyrou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3 59 53</text:p>
          </table:table-cell>
          <table:table-cell table:number-columns-repeated="5"/>
          <table:table-cell office:value-type="string">
            <text:p>43,6124524</text:p>
          </table:table-cell>
          <table:table-cell office:value-type="string">
            <text:p>3,8703634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Jacques Mirouz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de bus : N° 6, 7, 16</text:p>
            <text:p/>
          </table:table-cell>
          <table:table-cell table:number-columns-repeated="3"/>
          <table:table-cell office:value-type="float" office:value="169">
            <text:p>169</text:p>
          </table:table-cell>
          <table:table-cell table:number-columns-repeated="990"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salles</text:p>
          </table:table-cell>
          <table:table-cell office:value-type="string">
            <text:p>Salle des Rencontres</text:p>
          </table:table-cell>
          <table:table-cell office:value-type="string">
            <text:p>Montpellier Centre</text:p>
          </table:table-cell>
          <table:table-cell table:number-columns-repeated="9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3">
            <text:p>1213</text:p>
          </table:table-cell>
          <table:table-cell table:number-columns-repeated="990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salles</text:p>
          </table:table-cell>
          <table:table-cell office:value-type="string">
            <text:p>Salle Fernand-Pelloutier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Zeus</text:p>
          </table:table-cell>
          <table:table-cell office:value-type="string">
            <text:p>Maison des Syndicats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4">
            <text:p>1214</text:p>
          </table:table-cell>
          <table:table-cell table:number-columns-repeated="990"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salles</text:p>
          </table:table-cell>
          <table:table-cell office:value-type="string">
            <text:p>Salle Guillaume-de-Nogaret</text:p>
          </table:table-cell>
          <table:table-cell office:value-type="string">
            <text:p>Montpellier Centre</text:p>
          </table:table-cell>
          <table:table-cell office:value-type="string">
            <text:p>Les Arceaux</text:p>
          </table:table-cell>
          <table:table-cell table:number-columns-repeated="10"/>
          <table:table-cell office:value-type="string">
            <text:p>Place</text:p>
          </table:table-cell>
          <table:table-cell office:value-type="string">
            <text:p>du Jacques Mirouze</text:p>
          </table:table-cell>
          <table:table-cell office:value-type="string">
            <text:p>Espace Pito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5">
            <text:p>1215</text:p>
          </table:table-cell>
          <table:table-cell table:number-columns-repeated="990"/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salles</text:p>
          </table:table-cell>
          <table:table-cell office:value-type="string">
            <text:p>Salle Pétrarque</text:p>
          </table:table-cell>
          <table:table-cell office:value-type="string">
            <text:p>Montpellier Centre</text:p>
          </table:table-cell>
          <table:table-cell table:number-columns-repeated="9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étrar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16">
            <text:p>1216</text:p>
          </table:table-cell>
          <table:table-cell table:number-columns-repeated="990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Autres lieux</text:p>
          </table:table-cell>
          <table:table-cell office:value-type="string">
            <text:p>Salle Polyvalente Espace Jacques 1er d'Aragon</text:p>
          </table:table-cell>
          <table:table-cell office:value-type="string">
            <text:p>Port Marianne</text:p>
          </table:table-cell>
          <table:table-cell office:value-type="string">
            <text:p>Richter</text:p>
          </table:table-cell>
          <table:table-cell office:value-type="string">
            <text:p>04 67 83 71 86</text:p>
          </table:table-cell>
          <table:table-cell table:number-columns-repeated="3"/>
          <table:table-cell office:value-type="string">
            <text:p>oui</text:p>
          </table:table-cell>
          <table:table-cell table:number-columns-repeated="3"/>
          <table:table-cell office:value-type="string">
            <text:p>117</text:p>
          </table:table-cell>
          <table:table-cell/>
          <table:table-cell office:value-type="string">
            <text:p>Rue</text:p>
          </table:table-cell>
          <table:table-cell office:value-type="string">
            <text:p>des Etats Généraux</text:p>
          </table:table-cell>
          <table:table-cell office:value-type="string">
            <text:p>Richt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- arrêt Port Mariane</text:p>
          </table:table-cell>
          <table:table-cell table:number-columns-repeated="4"/>
          <table:table-cell office:value-type="float" office:value="1217">
            <text:p>1217</text:p>
          </table:table-cell>
          <table:table-cell table:number-columns-repeated="990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Salles de spectacle et concert</text:p>
          </table:table-cell>
          <table:table-cell office:value-type="string">
            <text:p>Salle Victoire 2</text:p>
          </table:table-cell>
          <table:table-cell table:number-columns-repeated="2"/>
          <table:table-cell office:value-type="string">
            <text:p>04 67 47 91 00</text:p>
          </table:table-cell>
          <table:table-cell/>
          <table:table-cell office:value-type="string">
            <text:p>contact@victoire.com</text:p>
          </table:table-cell>
          <table:table-cell office:value-type="string">
            <text:p>www.victoire2.com</text:p>
          </table:table-cell>
          <table:table-cell table:number-columns-repeated="6"/>
          <table:table-cell office:value-type="string">
            <text:p>Route</text:p>
          </table:table-cell>
          <table:table-cell office:value-type="string">
            <text:p>de Sète</text:p>
          </table:table-cell>
          <table:table-cell office:value-type="string">
            <text:p>Domaine du Mas de Grille</text:p>
          </table:table-cell>
          <table:table-cell office:value-type="string">
            <text:p>34430</text:p>
          </table:table-cell>
          <table:table-cell office:value-type="string">
            <text:p>Saint-Jean-de-Védas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float" office:value="944">
            <text:p>944</text:p>
          </table:table-cell>
          <table:table-cell table:number-columns-repeated="990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Associations</text:p>
          </table:table-cell>
          <table:table-cell office:value-type="string">
            <text:p>Samu socia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4 50 73 et le 115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Col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0">
            <text:p>1080</text:p>
          </table:table-cell>
          <table:table-cell table:number-columns-repeated="990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Service d'accueil familial associatif</text:p>
          </table:table-cell>
          <table:table-cell office:value-type="string">
            <text:p>SARF du CHR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33 94 33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0">
            <text:p>730</text:p>
          </table:table-cell>
          <table:table-cell table:number-columns-repeated="990"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Crèches parentales et associatives</text:p>
          </table:table-cell>
          <table:table-cell office:value-type="string">
            <text:p>SARF du CHR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94 33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oyen Gaston Girau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6">
            <text:p>1196</text:p>
          </table:table-cell>
          <table:table-cell table:number-columns-repeated="990"/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Autres multi-accueils</text:p>
          </table:table-cell>
          <table:table-cell office:value-type="string">
            <text:p>SARF du CHR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94 33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1">
            <text:p>1221</text:p>
          </table:table-cell>
          <table:table-cell table:number-columns-repeated="990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Crèches à horaires atypiques</text:p>
          </table:table-cell>
          <table:table-cell office:value-type="string">
            <text:p>SARF DU CHR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94 33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23">
            <text:p>1223</text:p>
          </table:table-cell>
          <table:table-cell table:number-columns-repeated="990"/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Autres multi-accueils</text:p>
          </table:table-cell>
          <table:table-cell office:value-type="string">
            <text:p>SARF du CHU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33 94 33</text:p>
          </table:table-cell>
          <table:table-cell table:number-columns-repeated="7"/>
          <table:table-cell office:value-type="string">
            <text:p>191</text:p>
          </table:table-cell>
          <table:table-cell/>
          <table:table-cell office:value-type="string">
            <text:p>Avenue</text:p>
          </table:table-cell>
          <table:table-cell office:value-type="string">
            <text:p>du Doyen Gaston Girau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9">
            <text:p>1199</text:p>
          </table:table-cell>
          <table:table-cell table:number-columns-repeated="99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Relais assistantes maternelles indépendantes</text:p>
          </table:table-cell>
          <table:table-cell office:value-type="string">
            <text:p>Secteurs Beaux arts et Coeur de Ville - Arceaux Antigone Gare - Gambetta Figuerolles - Saint Martin Tournezy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15 35 33</text:p>
          </table:table-cell>
          <table:table-cell table:number-columns-repeated="7"/>
          <table:table-cell office:value-type="string">
            <text:p>438</text:p>
          </table:table-cell>
          <table:table-cell/>
          <table:table-cell office:value-type="string">
            <text:p>Boulevard</text:p>
          </table:table-cell>
          <table:table-cell office:value-type="string">
            <text:p>d’Antigo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4">
            <text:p>734</text:p>
          </table:table-cell>
          <table:table-cell table:number-columns-repeated="990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Relais assistantes maternelles indépendantes</text:p>
          </table:table-cell>
          <table:table-cell office:value-type="string">
            <text:p>Secteurs Mosson - Malbosc - Cévennes Alco - Celleneuve - Martelle Montpellier Village</text:p>
          </table:table-cell>
          <table:table-cell office:value-type="string">
            <text:p>Mosson</text:p>
          </table:table-cell>
          <table:table-cell/>
          <table:table-cell office:value-type="string">
            <text:p>04 99 77 14 94</text:p>
          </table:table-cell>
          <table:table-cell table:number-columns-repeated="7"/>
          <table:table-cell office:value-type="string">
            <text:p>476</text:p>
          </table:table-cell>
          <table:table-cell/>
          <table:table-cell office:value-type="string">
            <text:p>Avenue</text:p>
          </table:table-cell>
          <table:table-cell office:value-type="string">
            <text:p>de Barcelon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3">
            <text:p>733</text:p>
          </table:table-cell>
          <table:table-cell table:number-columns-repeated="990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Relais assistantes maternelles indépendantes</text:p>
          </table:table-cell>
          <table:table-cell office:value-type="string">
            <text:p>Secteurs Pompignane Millénaire - Aiguerelles Pont Trinquat - Aiguelongue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64 22 54</text:p>
          </table:table-cell>
          <table:table-cell table:number-columns-repeated="7"/>
          <table:table-cell office:value-type="string">
            <text:p>280</text:p>
          </table:table-cell>
          <table:table-cell/>
          <table:table-cell office:value-type="string">
            <text:p>Boulevard</text:p>
          </table:table-cell>
          <table:table-cell office:value-type="string">
            <text:p>Pénélop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9">
            <text:p>1009</text:p>
          </table:table-cell>
          <table:table-cell table:number-columns-repeated="990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Relais assistantes maternelles indépendantes</text:p>
          </table:table-cell>
          <table:table-cell office:value-type="string">
            <text:p>Secteurs Val de Croze - Mas de Bagnères - Estanove - Croix d'Argent - Pas du Loup - Chamberte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27 72 19</text:p>
          </table:table-cell>
          <table:table-cell table:number-columns-repeated="7"/>
          <table:table-cell office:value-type="string">
            <text:p>635</text:p>
          </table:table-cell>
          <table:table-cell/>
          <table:table-cell office:value-type="string">
            <text:p>Rue</text:p>
          </table:table-cell>
          <table:table-cell office:value-type="string">
            <text:p>Jacques Bouni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32">
            <text:p>732</text:p>
          </table:table-cell>
          <table:table-cell table:number-columns-repeated="990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Adresses utiles</text:p>
          </table:table-cell>
          <table:table-cell office:value-type="string">
            <text:p>Service aux étrangers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61 61 61 (stand+ 04 67 61 62 40 (serveur vocal)</text:p>
          </table:table-cell>
          <table:table-cell table:number-columns-repeated="2"/>
          <table:table-cell office:value-type="string">
            <text:p>www.herault.pref.gouv.fr</text:p>
          </table:table-cell>
          <table:table-cell office:value-type="string">
            <text:p>Préfecture</text:p>
          </table:table-cell>
          <table:table-cell table:number-columns-repeated="3"/>
          <table:table-cell office:value-type="string">
            <text:p>34</text:p>
          </table:table-cell>
          <table:table-cell/>
          <table:table-cell office:value-type="string">
            <text:p>Place</text:p>
          </table:table-cell>
          <table:table-cell office:value-type="string">
            <text:p>des Martyrs-de-la Résistance</text:p>
          </table:table-cell>
          <table:table-cell office:value-type="string">
            <text:p>Préfecture de l'Hérault - Bureau des étrangers</text:p>
          </table:table-cell>
          <table:table-cell office:value-type="string">
            <text:p>34062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Comédie</text:p>
          </table:table-cell>
          <table:table-cell table:number-columns-repeated="4"/>
          <table:table-cell office:value-type="float" office:value="507">
            <text:p>507</text:p>
          </table:table-cell>
          <table:table-cell table:number-columns-repeated="99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ervices municipaux</text:p>
          </table:table-cell>
          <table:table-cell office:value-type="string">
            <text:p>Service communal d'hygiène et de santé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3 41</text:p>
          </table:table-cell>
          <table:table-cell office:value-type="string">
            <text:p>04 67 34 59 16</text:p>
          </table:table-cell>
          <table:table-cell table:number-columns-repeated="2"/>
          <table:table-cell office:value-type="string">
            <text:p>Antigone</text:p>
          </table:table-cell>
          <table:table-cell office:value-type="string">
            <text:p>TA14</text:p>
          </table:table-cell>
          <table:table-cell table:number-columns-repeated="4"/>
          <table:table-cell office:value-type="string">
            <text:p>Cour</text:p>
          </table:table-cell>
          <table:table-cell office:value-type="string">
            <text:p>du Raisin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2</text:p>
          </table:table-cell>
          <table:table-cell office:value-type="string">
            <text:p>PRATICABLE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<text:s/>Ligne 1 Station Hôtel de Ville</text:p>
          </table:table-cell>
          <table:table-cell table:number-columns-repeated="4"/>
          <table:table-cell office:value-type="float" office:value="390">
            <text:p>390</text:p>
          </table:table-cell>
          <table:table-cell table:number-columns-repeated="990"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Centres d'accueil</text:p>
          </table:table-cell>
          <table:table-cell office:value-type="string">
            <text:p>Service d'accueil familial d'urgence</text:p>
          </table:table-cell>
          <table:table-cell office:value-type="string">
            <text:p>Croix d'Argent</text:p>
          </table:table-cell>
          <table:table-cell table:number-columns-repeated="14"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95">
            <text:p>1195</text:p>
          </table:table-cell>
          <table:table-cell table:number-columns-repeated="990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Services municipaux</text:p>
          </table:table-cell>
          <table:table-cell office:value-type="string">
            <text:p>Service de l'Assemblé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87 22</text:p>
          </table:table-cell>
          <table:table-cell table:number-columns-repeated="3"/>
          <table:table-cell office:value-type="string">
            <text:p>Antigone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AUX_NORMES</text:p>
          </table:table-cell>
          <table:table-cell table:number-columns-repeated="3"/>
          <table:table-cell office:value-type="string">
            <text:p>ligne 1, station Hôtel de Ville</text:p>
          </table:table-cell>
          <table:table-cell table:number-columns-repeated="4"/>
          <table:table-cell office:value-type="float" office:value="1181">
            <text:p>1181</text:p>
          </table:table-cell>
          <table:table-cell table:number-columns-repeated="990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ervices municipaux</text:p>
          </table:table-cell>
          <table:table-cell office:value-type="string">
            <text:p>Service de l'éducation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0 64</text:p>
          </table:table-cell>
          <table:table-cell office:value-type="string">
            <text:p>04 67 34 72 58</text:p>
          </table:table-cell>
          <table:table-cell table:number-columns-repeated="6"/>
          <table:table-cell office:value-type="string">
            <text:p>2</text:p>
          </table:table-cell>
          <table:table-cell/>
          <table:table-cell office:value-type="string">
            <text:p>Place</text:p>
          </table:table-cell>
          <table:table-cell office:value-type="string">
            <text:p>Paul Bec</text:p>
          </table:table-cell>
          <table:table-cell office:value-type="string">
            <text:p>Immeuble des échelles de la Vill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office:value-type="string">
            <text:p>PRATICABLE</text:p>
          </table:table-cell>
          <table:table-cell office:value-type="string">
            <text:p>AUX_NORMES</text:p>
          </table:table-cell>
          <table:table-cell table:number-columns-repeated="3"/>
          <table:table-cell office:value-type="string">
            <text:p>ligne 1, station Antigone</text:p>
          </table:table-cell>
          <table:table-cell table:number-columns-repeated="4"/>
          <table:table-cell office:value-type="float" office:value="463">
            <text:p>463</text:p>
          </table:table-cell>
          <table:table-cell table:number-columns-repeated="99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ervices municipaux</text:p>
          </table:table-cell>
          <table:table-cell office:value-type="string">
            <text:p>Service de l'état civil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0 00</text:p>
          </table:table-cell>
          <table:table-cell office:value-type="string">
            <text:p>04 67 34 59 06</text:p>
          </table:table-cell>
          <table:table-cell table:number-columns-repeated="2"/>
          <table:table-cell office:value-type="string">
            <text:p>Polygone ou Antigone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65">
            <text:p>465</text:p>
          </table:table-cell>
          <table:table-cell table:number-columns-repeated="990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Services municipaux</text:p>
          </table:table-cell>
          <table:table-cell office:value-type="string">
            <text:p>Service de presse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0 45</text:p>
          </table:table-cell>
          <table:table-cell table:number-columns-repeated="3"/>
          <table:table-cell office:value-type="string">
            <text:p>Le Polygone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2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NON_ACCESSIBL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, station Hôtel de ville</text:p>
          </table:table-cell>
          <table:table-cell table:number-columns-repeated="4"/>
          <table:table-cell office:value-type="float" office:value="763">
            <text:p>763</text:p>
          </table:table-cell>
          <table:table-cell table:number-columns-repeated="990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Etat</text:p>
          </table:table-cell>
          <table:table-cell office:value-type="string">
            <text:p>Service départemental de l'architecture et du patrimoine</text:p>
          </table:table-cell>
          <table:table-cell office:value-type="string">
            <text:p>Montpellier Centre</text:p>
          </table:table-cell>
          <table:table-cell office:value-type="string">
            <text:p>Centre historique</text:p>
          </table:table-cell>
          <table:table-cell office:value-type="string">
            <text:p>04 67 06 81 21</text:p>
          </table:table-cell>
          <table:table-cell office:value-type="string">
            <text:p>04 67 06 81 22</text:p>
          </table:table-cell>
          <table:table-cell table:number-columns-repeated="6"/>
          <table:table-cell office:value-type="string">
            <text:p>5</text:p>
          </table:table-cell>
          <table:table-cell/>
          <table:table-cell office:value-type="string">
            <text:p>Enclos</text:p>
          </table:table-cell>
          <table:table-cell office:value-type="string">
            <text:p>Tissié-Sarrus</text:p>
          </table:table-cell>
          <table:table-cell/>
          <table:table-cell office:value-type="string">
            <text:p>34961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783">
            <text:p>783</text:p>
          </table:table-cell>
          <table:table-cell table:number-columns-repeated="99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ervices municipaux</text:p>
          </table:table-cell>
          <table:table-cell office:value-type="string">
            <text:p>Service des affaires commercial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3 25</text:p>
          </table:table-cell>
          <table:table-cell office:value-type="string">
            <text:p>04 67 34 74 45</text:p>
          </table:table-cell>
          <table:table-cell table:number-columns-repeated="2"/>
          <table:table-cell office:value-type="string">
            <text:p>Polygone ou Antigone</text:p>
          </table:table-cell>
          <table:table-cell office:value-type="string">
            <text:p>00053500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66">
            <text:p>466</text:p>
          </table:table-cell>
          <table:table-cell table:number-columns-repeated="990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Services municipaux</text:p>
          </table:table-cell>
          <table:table-cell office:value-type="string">
            <text:p>Service des association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1 36</text:p>
          </table:table-cell>
          <table:table-cell table:number-columns-repeated="2"/>
          <table:table-cell office:value-type="string">
            <text:p>www.assos.montpellier.fr</text:p>
          </table:table-cell>
          <table:table-cell/>
          <table:table-cell office:value-type="string">
            <text:p>1563</text:p>
          </table:table-cell>
          <table:table-cell office:value-type="string">
            <text:p>43.6051151283</text:p>
          </table:table-cell>
          <table:table-cell office:value-type="string">
            <text:p>3.87879915816</text:p>
          </table:table-cell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office:value-type="string">
            <text:p>AUX_NORMES</text:p>
          </table:table-cell>
          <table:table-cell office:value-type="string">
            <text:p>PRATICABLE</text:p>
          </table:table-cell>
          <table:table-cell table:number-columns-repeated="3"/>
          <table:table-cell office:value-type="string">
            <text:p>Lignes 1 et 2, station Gare st Roch</text:p>
          </table:table-cell>
          <table:table-cell table:number-columns-repeated="4"/>
          <table:table-cell office:value-type="float" office:value="576">
            <text:p>576</text:p>
          </table:table-cell>
          <table:table-cell table:number-columns-repeated="990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Services municipaux</text:p>
          </table:table-cell>
          <table:table-cell office:value-type="string">
            <text:p>Service des eaux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2 03</text:p>
          </table:table-cell>
          <table:table-cell office:value-type="string">
            <text:p>04 67 34 59 08</text:p>
          </table:table-cell>
          <table:table-cell table:number-columns-repeated="2"/>
          <table:table-cell office:value-type="string">
            <text:p>Parking Comédie</text:p>
          </table:table-cell>
          <table:table-cell office:value-type="string">
            <text:p>00053500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Mairie B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569">
            <text:p>569</text:p>
          </table:table-cell>
          <table:table-cell table:number-columns-repeated="990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Services municipaux</text:p>
          </table:table-cell>
          <table:table-cell office:value-type="string">
            <text:p>Service des journaux municipaux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88 08</text:p>
          </table:table-cell>
          <table:table-cell office:value-type="string">
            <text:p>04 67 34 88 10</text:p>
          </table:table-cell>
          <table:table-cell table:number-columns-repeated="6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1">
            <text:p>1</text:p>
          </table:table-cell>
          <table:table-cell office:value-type="string">
            <text:p>AUX_NORMES</text:p>
          </table:table-cell>
          <table:table-cell office:value-type="string">
            <text:p>PRATICABLE</text:p>
          </table:table-cell>
          <table:table-cell table:number-columns-repeated="3"/>
          <table:table-cell office:value-type="string">
            <text:p>ligne 1, station gare Saint-Roch</text:p>
          </table:table-cell>
          <table:table-cell table:number-columns-repeated="4"/>
          <table:table-cell office:value-type="float" office:value="762">
            <text:p>762</text:p>
          </table:table-cell>
          <table:table-cell table:number-columns-repeated="990"/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Services municipaux</text:p>
          </table:table-cell>
          <table:table-cell office:value-type="string">
            <text:p>Service des Maisons pour tous et de la coordination territoria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88 00</text:p>
          </table:table-cell>
          <table:table-cell office:value-type="string">
            <text:p>04 67 34 88 70</text:p>
          </table:table-cell>
          <table:table-cell table:number-columns-repeated="2"/>
          <table:table-cell office:value-type="string">
            <text:p>Comédie</text:p>
          </table:table-cell>
          <table:table-cell office:value-type="string">
            <text:p>1563</text:p>
          </table:table-cell>
          <table:table-cell office:value-type="string">
            <text:p>43.6051151283</text:p>
          </table:table-cell>
          <table:table-cell office:value-type="string">
            <text:p>3.87879915816</text:p>
          </table:table-cell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 office:value-type="string">
            <text:p>Maison de la Démocrati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PRATICABLE</text:p>
          </table:table-cell>
          <table:table-cell office:value-type="float" office:value="2">
            <text:p>2</text:p>
          </table:table-cell>
          <table:table-cell office:value-type="string">
            <text:p>AUX_NORMES</text:p>
          </table:table-cell>
          <table:table-cell office:value-type="string">
            <text:p>PRATICABLE</text:p>
          </table:table-cell>
          <table:table-cell table:number-columns-repeated="3"/>
          <table:table-cell office:value-type="string">
            <text:p>ligne 1 - station Gare Saint-Roch</text:p>
            <text:p>ligne 2 - station Gare Saint-Roch</text:p>
          </table:table-cell>
          <table:table-cell table:number-columns-repeated="4"/>
          <table:table-cell office:value-type="float" office:value="614">
            <text:p>614</text:p>
          </table:table-cell>
          <table:table-cell table:number-columns-repeated="990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Services municipaux</text:p>
          </table:table-cell>
          <table:table-cell office:value-type="string">
            <text:p>Service des sport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2 73</text:p>
          </table:table-cell>
          <table:table-cell table:number-columns-repeated="3"/>
          <table:table-cell office:value-type="string">
            <text:p>Antigone, Polygone, Triangle</text:p>
          </table:table-cell>
          <table:table-cell table:number-columns-repeated="3"/>
          <table:table-cell office:value-type="string">
            <text:p>18</text:p>
          </table:table-cell>
          <table:table-cell/>
          <table:table-cell office:value-type="string">
            <text:p>Avenue</text:p>
          </table:table-cell>
          <table:table-cell office:value-type="string">
            <text:p>Frédéric Mistral</text:p>
          </table:table-cell>
          <table:table-cell office:value-type="string">
            <text:p>Mairie de Montpellier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RATICABLE</text:p>
          </table:table-cell>
          <table:table-cell table:number-columns-repeated="3"/>
          <table:table-cell office:value-type="string">
            <text:p>ligne 1 station Comédie</text:p>
            <text:p/>
          </table:table-cell>
          <table:table-cell table:number-columns-repeated="4"/>
          <table:table-cell office:value-type="float" office:value="490">
            <text:p>490</text:p>
          </table:table-cell>
          <table:table-cell table:number-columns-repeated="990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Services municipaux</text:p>
          </table:table-cell>
          <table:table-cell office:value-type="string">
            <text:p>service droits des sols</text:p>
          </table:table-cell>
          <table:table-cell office:value-type="string">
            <text:p>Montpellier Centre</text:p>
          </table:table-cell>
          <table:table-cell office:value-type="string">
            <text:p>Comédie</text:p>
          </table:table-cell>
          <table:table-cell office:value-type="string">
            <text:p>04 67 34 74 55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782">
            <text:p>782</text:p>
          </table:table-cell>
          <table:table-cell table:number-columns-repeated="990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Services municipaux</text:p>
          </table:table-cell>
          <table:table-cell office:value-type="string">
            <text:p>Service enfance</text:p>
          </table:table-cell>
          <table:table-cell office:value-type="string">
            <text:p>Montpellier Centre</text:p>
          </table:table-cell>
          <table:table-cell table:number-columns-repeated="2"/>
          <table:table-cell office:value-type="string">
            <text:p>04 67 34 59 05</text:p>
          </table:table-cell>
          <table:table-cell table:number-columns-repeated="2"/>
          <table:table-cell office:value-type="string">
            <text:p>Antigone, Polygone, Triangle</text:p>
          </table:table-cell>
          <table:table-cell office:value-type="string">
            <text:p>657</text:p>
          </table:table-cell>
          <table:table-cell office:value-type="string">
            <text:p>43.6098322714</text:p>
          </table:table-cell>
          <table:table-cell office:value-type="string">
            <text:p>3.88308058403</text:p>
          </table:table-cell>
          <table:table-cell office:value-type="string">
            <text:p>18</text:p>
          </table:table-cell>
          <table:table-cell/>
          <table:table-cell office:value-type="string">
            <text:p>Avenue</text:p>
          </table:table-cell>
          <table:table-cell office:value-type="string">
            <text:p>Frédéric Mistra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arrêt Hôtel de ville</text:p>
          </table:table-cell>
          <table:table-cell table:number-columns-repeated="4"/>
          <table:table-cell office:value-type="float" office:value="570">
            <text:p>570</text:p>
          </table:table-cell>
          <table:table-cell table:number-columns-repeated="990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Services municipaux</text:p>
          </table:table-cell>
          <table:table-cell office:value-type="string">
            <text:p>Service Espace Urbain Propreté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0 00</text:p>
          </table:table-cell>
          <table:table-cell table:number-columns-repeated="3"/>
          <table:table-cell office:value-type="string">
            <text:p>Polygone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 Cedex 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Tramway : ligne 1 station Hôtel de Ville</text:p>
          </table:table-cell>
          <table:table-cell table:number-columns-repeated="4"/>
          <table:table-cell office:value-type="float" office:value="1011">
            <text:p>1011</text:p>
          </table:table-cell>
          <table:table-cell table:number-columns-repeated="99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Services municipaux</text:p>
          </table:table-cell>
          <table:table-cell office:value-type="string">
            <text:p>Service Gestion prévionnelle des postes et des emplois - Recrutemen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.67.34.72.69</text:p>
          </table:table-cell>
          <table:table-cell office:value-type="string">
            <text:p>04.67.34.59.45</text:p>
          </table:table-cell>
          <table:table-cell table:number-columns-repeated="2"/>
          <table:table-cell office:value-type="string">
            <text:p>Polygone ou Antigone</text:p>
          </table:table-cell>
          <table:table-cell table:number-columns-repeated="3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68">
            <text:p>468</text:p>
          </table:table-cell>
          <table:table-cell table:number-columns-repeated="990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Services municipaux</text:p>
          </table:table-cell>
          <table:table-cell office:value-type="string">
            <text:p>Service Médiati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0 09</text:p>
          </table:table-cell>
          <table:table-cell table:number-columns-repeated="9"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8">
            <text:p>1278</text:p>
          </table:table-cell>
          <table:table-cell table:number-columns-repeated="990"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Services municipaux</text:p>
          </table:table-cell>
          <table:table-cell office:value-type="string">
            <text:p>Service Médiati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0 09</text:p>
          </table:table-cell>
          <table:table-cell/>
          <table:table-cell office:value-type="string">
            <text:p>Mission.MEDIATION@ville-montpellier.fr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9">
            <text:p>1279</text:p>
          </table:table-cell>
          <table:table-cell table:number-columns-repeated="990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ervices municipaux</text:p>
          </table:table-cell>
          <table:table-cell office:value-type="string">
            <text:p>Service Population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1 22</text:p>
          </table:table-cell>
          <table:table-cell office:value-type="string">
            <text:p>04 67 34 59 94</text:p>
          </table:table-cell>
          <table:table-cell table:number-columns-repeated="2"/>
          <table:table-cell office:value-type="string">
            <text:p>Antigone ou Polygone</text:p>
          </table:table-cell>
          <table:table-cell office:value-type="string">
            <text:p>00053500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64">
            <text:p>464</text:p>
          </table:table-cell>
          <table:table-cell table:number-columns-repeated="99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Services municipaux</text:p>
          </table:table-cell>
          <table:table-cell office:value-type="string">
            <text:p>Service réceptions protocol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1 33</text:p>
          </table:table-cell>
          <table:table-cell table:number-columns-repeated="3"/>
          <table:table-cell office:value-type="string">
            <text:p>Polygone ou Antigone</text:p>
          </table:table-cell>
          <table:table-cell office:value-type="string">
            <text:p>1361</text:p>
          </table:table-cell>
          <table:table-cell office:value-type="string">
            <text:p>43.6093206038</text:p>
          </table:table-cell>
          <table:table-cell office:value-type="string">
            <text:p>3.88466191925</text:p>
          </table:table-cell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/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Hôtel de ville</text:p>
          </table:table-cell>
          <table:table-cell table:number-columns-repeated="4"/>
          <table:table-cell office:value-type="float" office:value="479">
            <text:p>479</text:p>
          </table:table-cell>
          <table:table-cell table:number-columns-repeated="99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Services municipaux</text:p>
          </table:table-cell>
          <table:table-cell office:value-type="string">
            <text:p>Service Vie quotidien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34 71 23</text:p>
          </table:table-cell>
          <table:table-cell office:value-type="string">
            <text:p>04 67 34 74 45</text:p>
          </table:table-cell>
          <table:table-cell table:number-columns-repeated="2"/>
          <table:table-cell office:value-type="string">
            <text:p>Polygone ou Antigone</text:p>
          </table:table-cell>
          <table:table-cell office:value-type="string">
            <text:p>00053500</text:p>
          </table:table-cell>
          <table:table-cell table:number-columns-repeated="2"/>
          <table:table-cell office:value-type="string">
            <text:p>1</text:p>
          </table:table-cell>
          <table:table-cell/>
          <table:table-cell office:value-type="string">
            <text:p>Place</text:p>
          </table:table-cell>
          <table:table-cell office:value-type="string">
            <text:p>Francis Ponge</text:p>
          </table:table-cell>
          <table:table-cell office:value-type="string">
            <text:p>Hôtel de ville</text:p>
          </table:table-cell>
          <table:table-cell office:value-type="string">
            <text:p>34064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 office:value-type="string">
            <text:p>AUX_NORME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UX_NORMES</text:p>
          </table:table-cell>
          <table:table-cell table:number-columns-repeated="3"/>
          <table:table-cell office:value-type="string">
            <text:p>ligne 1 station Hôtel de ville</text:p>
          </table:table-cell>
          <table:table-cell table:number-columns-repeated="4"/>
          <table:table-cell office:value-type="float" office:value="467">
            <text:p>467</text:p>
          </table:table-cell>
          <table:table-cell table:number-columns-repeated="990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Agglomération</text:p>
          </table:table-cell>
          <table:table-cell office:value-type="string">
            <text:p>Services funéraires de Montpellier Agglomération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22 83 83 ou 06 11 51 42 45 (24h/24)</text:p>
          </table:table-cell>
          <table:table-cell office:value-type="string">
            <text:p>04 67 22 45 79</text:p>
          </table:table-cell>
          <table:table-cell/>
          <table:table-cell office:value-type="string">
            <text:p>www.montpellier-agglo.com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, arrêt cimetière Saint-Lazare</text:p>
          </table:table-cell>
          <table:table-cell table:number-columns-repeated="3"/>
          <table:table-cell office:value-type="float" office:value="884">
            <text:p>884</text:p>
          </table:table-cell>
          <table:table-cell table:number-columns-repeated="990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Associations</text:p>
          </table:table-cell>
          <table:table-cell office:value-type="string">
            <text:p>Sida info servic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99 13 35 70</text:p>
          </table:table-cell>
          <table:table-cell office:value-type="string">
            <text:p>04 99 13 35 79</text:p>
          </table:table-cell>
          <table:table-cell office:value-type="string">
            <text:p>montpellier@sida-info-service.org</text:p>
          </table:table-cell>
          <table:table-cell office:value-type="string">
            <text:p>www.sida-info-service.org/sis/actions/montpellier.php4</text:p>
          </table:table-cell>
          <table:table-cell table:number-columns-repeated="4"/>
          <table:table-cell office:value-type="string">
            <text:p>205</text:p>
          </table:table-cell>
          <table:table-cell/>
          <table:table-cell office:value-type="string">
            <text:p>Rue</text:p>
          </table:table-cell>
          <table:table-cell office:value-type="string">
            <text:p>de l'Acropo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69">
            <text:p>1069</text:p>
          </table:table-cell>
          <table:table-cell table:number-columns-repeated="990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Résidences-foyers</text:p>
          </table:table-cell>
          <table:table-cell office:value-type="string">
            <text:p>Simone-Gillet-Demangel</text:p>
          </table:table-cell>
          <table:table-cell office:value-type="string">
            <text:p>Croix d'Argent</text:p>
          </table:table-cell>
          <table:table-cell/>
          <table:table-cell office:value-type="string">
            <text:p>04 67 42 80 33</text:p>
          </table:table-cell>
          <table:table-cell table:number-columns-repeated="4"/>
          <table:table-cell office:value-type="string">
            <text:p>39236</text:p>
          </table:table-cell>
          <table:table-cell office:value-type="string">
            <text:p>43.5933431464</text:p>
          </table:table-cell>
          <table:table-cell office:value-type="string">
            <text:p>3.83827566518</text:p>
          </table:table-cell>
          <table:table-cell office:value-type="string">
            <text:p>570</text:p>
          </table:table-cell>
          <table:table-cell/>
          <table:table-cell office:value-type="string">
            <text:p>Rue</text:p>
          </table:table-cell>
          <table:table-cell office:value-type="string">
            <text:p>Rouget de Lisle</text:p>
          </table:table-cell>
          <table:table-cell/>
          <table:table-cell office:value-type="string">
            <text:p>34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4 La Ronde</text:p>
          </table:table-cell>
          <table:table-cell table:number-columns-repeated="3"/>
          <table:table-cell office:value-type="float" office:value="418">
            <text:p>418</text:p>
          </table:table-cell>
          <table:table-cell table:number-columns-repeated="990"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Associations</text:p>
          </table:table-cell>
          <table:table-cell office:value-type="string">
            <text:p>Solidarité Dom-Tom</text:p>
          </table:table-cell>
          <table:table-cell office:value-type="string">
            <text:p>Mosson</text:p>
          </table:table-cell>
          <table:table-cell/>
          <table:table-cell office:value-type="string">
            <text:p>04 67 72 03 16</text:p>
          </table:table-cell>
          <table:table-cell table:number-columns-repeated="7"/>
          <table:table-cell office:value-type="string">
            <text:p>216</text:p>
          </table:table-cell>
          <table:table-cell/>
          <table:table-cell office:value-type="string">
            <text:p>Avenue</text:p>
          </table:table-cell>
          <table:table-cell office:value-type="string">
            <text:p>de Louisvill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3">
            <text:p>1083</text:p>
          </table:table-cell>
          <table:table-cell table:number-columns-repeated="990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Autres contacts utiles</text:p>
          </table:table-cell>
          <table:table-cell office:value-type="string">
            <text:p>Spéléo club alpin languedocien - SCAL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02 05 30</text:p>
          </table:table-cell>
          <table:table-cell table:number-columns-repeated="7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de la Poési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4">
            <text:p>774</text:p>
          </table:table-cell>
          <table:table-cell table:number-columns-repeated="990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Compagnies</text:p>
          </table:table-cell>
          <table:table-cell office:value-type="string">
            <text:p>Splash Théâtre / Jean Marc Dufour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4 45 22</text:p>
          </table:table-cell>
          <table:table-cell/>
          <table:table-cell office:value-type="string">
            <text:p>splash.theatre@wanadoo.fr</text:p>
          </table:table-cell>
          <table:table-cell table:number-columns-repeated="5"/>
          <table:table-cell office:value-type="string">
            <text:p>208</text:p>
          </table:table-cell>
          <table:table-cell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0">
            <text:p>700</text:p>
          </table:table-cell>
          <table:table-cell table:number-columns-repeated="990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Parcs et jardins</text:p>
          </table:table-cell>
          <table:table-cell office:value-type="string">
            <text:p>Square <text:s/>de l'Intendance du Languedoc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86</text:p>
          </table:table-cell>
          <table:table-cell office:value-type="string">
            <text:p>43.6123</text:p>
          </table:table-cell>
          <table:table-cell office:value-type="string">
            <text:p>3.87599</text:p>
          </table:table-cell>
          <table:table-cell office:value-type="string">
            <text:p>6,8</text:p>
          </table:table-cell>
          <table:table-cell/>
          <table:table-cell office:value-type="string">
            <text:p>Rue</text:p>
          </table:table-cell>
          <table:table-cell office:value-type="string">
            <text:p>d'Aigrefeuill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10521269">
            <text:p>110521269</text:p>
          </table:table-cell>
          <table:table-cell office:value-type="float" office:value="2">
            <text:p>2</text:p>
          </table:table-cell>
          <table:table-cell office:value-type="float" office:value="1164">
            <text:p>1164</text:p>
          </table:table-cell>
          <table:table-cell table:number-columns-repeated="990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Parcs et jardins</text:p>
          </table:table-cell>
          <table:table-cell office:value-type="string">
            <text:p>Square Abbé Coursindel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Saint-Etie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2">
            <text:p>802</text:p>
          </table:table-cell>
          <table:table-cell table:number-columns-repeated="99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Parcs et jardins</text:p>
          </table:table-cell>
          <table:table-cell office:value-type="string">
            <text:p>Square Blaise Pascal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TA72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Louis Lépi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9">
            <text:p>819</text:p>
          </table:table-cell>
          <table:table-cell table:number-columns-repeated="990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Parcs et jardins</text:p>
          </table:table-cell>
          <table:table-cell office:value-type="string">
            <text:p>Square Charles Flahau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91">
            <text:p>791</text:p>
          </table:table-cell>
          <table:table-cell table:number-columns-repeated="99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Parcs et jardins</text:p>
          </table:table-cell>
          <table:table-cell office:value-type="string">
            <text:p>Square d'Ajaccio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0">
            <text:p>840</text:p>
          </table:table-cell>
          <table:table-cell table:number-columns-repeated="990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Parcs et jardins</text:p>
          </table:table-cell>
          <table:table-cell office:value-type="string">
            <text:p>Square d'Arsonval</text:p>
          </table:table-cell>
          <table:table-cell office:value-type="string">
            <text:p>Croix d'Argent</text:p>
          </table:table-cell>
          <table:table-cell table:number-columns-repeated="9"/>
          <table:table-cell office:value-type="string">
            <text:p>193</text:p>
          </table:table-cell>
          <table:table-cell/>
          <table:table-cell office:value-type="string">
            <text:p>Rue</text:p>
          </table:table-cell>
          <table:table-cell office:value-type="string">
            <text:p>Georges Brassen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4">
            <text:p>1004</text:p>
          </table:table-cell>
          <table:table-cell table:number-columns-repeated="990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Parcs et jardins</text:p>
          </table:table-cell>
          <table:table-cell office:value-type="string">
            <text:p>Square de Diane</text:p>
          </table:table-cell>
          <table:table-cell office:value-type="string">
            <text:p>Croix d'Argent</text:p>
          </table:table-cell>
          <table:table-cell table:number-columns-repeated="7"/>
          <table:table-cell office:value-type="string">
            <text:p>43.5999</text:p>
          </table:table-cell>
          <table:table-cell office:value-type="string">
            <text:p>3.8602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Chasseur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962376">
            <text:p>60962376</text:p>
          </table:table-cell>
          <table:table-cell office:value-type="float" office:value="2">
            <text:p>2</text:p>
          </table:table-cell>
          <table:table-cell office:value-type="float" office:value="852">
            <text:p>852</text:p>
          </table:table-cell>
          <table:table-cell table:number-columns-repeated="990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Parcs et jardins</text:p>
          </table:table-cell>
          <table:table-cell office:value-type="string">
            <text:p>Square de la Providence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Providenc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8">
            <text:p>808</text:p>
          </table:table-cell>
          <table:table-cell table:number-columns-repeated="990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Parcs et jardins</text:p>
          </table:table-cell>
          <table:table-cell office:value-type="string">
            <text:p>Square de la Tour des pins</text:p>
          </table:table-cell>
          <table:table-cell office:value-type="string">
            <text:p>Montpellier Centre</text:p>
          </table:table-cell>
          <table:table-cell table:number-columns-repeated="9"/>
          <table:table-cell office:value-type="string">
            <text:p>12</text:p>
          </table:table-cell>
          <table:table-cell/>
          <table:table-cell office:value-type="string">
            <text:p>Boulevard</text:p>
          </table:table-cell>
          <table:table-cell office:value-type="string">
            <text:p>Henri IV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3">
            <text:p>803</text:p>
          </table:table-cell>
          <table:table-cell table:number-columns-repeated="990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Parcs et jardins</text:p>
          </table:table-cell>
          <table:table-cell office:value-type="string">
            <text:p>Square des Arceaux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Boulevard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4">
            <text:p>804</text:p>
          </table:table-cell>
          <table:table-cell table:number-columns-repeated="990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Parcs et jardins</text:p>
          </table:table-cell>
          <table:table-cell office:value-type="string">
            <text:p>Square des Brusses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u Dauphiné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6">
            <text:p>826</text:p>
          </table:table-cell>
          <table:table-cell table:number-columns-repeated="990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Parcs et jardins</text:p>
          </table:table-cell>
          <table:table-cell office:value-type="string">
            <text:p>Square des Hibiscus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Hibiscu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3">
            <text:p>853</text:p>
          </table:table-cell>
          <table:table-cell table:number-columns-repeated="990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Parcs et jardins</text:p>
          </table:table-cell>
          <table:table-cell office:value-type="string">
            <text:p>Square des près d’Arènes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Palava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2">
            <text:p>872</text:p>
          </table:table-cell>
          <table:table-cell table:number-columns-repeated="990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Parcs et jardins</text:p>
          </table:table-cell>
          <table:table-cell office:value-type="string">
            <text:p>Square du chai Molière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Hibiscu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4">
            <text:p>854</text:p>
          </table:table-cell>
          <table:table-cell table:number-columns-repeated="990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Parcs et jardins</text:p>
          </table:table-cell>
          <table:table-cell office:value-type="string">
            <text:p>Square du Clos des Orangers</text:p>
          </table:table-cell>
          <table:table-cell office:value-type="string">
            <text:p>Croix d'Argent</text:p>
          </table:table-cell>
          <table:table-cell table:number-columns-repeated="9"/>
          <table:table-cell office:value-type="string">
            <text:p>29</text:p>
          </table:table-cell>
          <table:table-cell/>
          <table:table-cell office:value-type="string">
            <text:p>Rue</text:p>
          </table:table-cell>
          <table:table-cell office:value-type="string">
            <text:p>de l'Escoutado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05">
            <text:p>1005</text:p>
          </table:table-cell>
          <table:table-cell table:number-columns-repeated="990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Parcs et jardins</text:p>
          </table:table-cell>
          <table:table-cell office:value-type="string">
            <text:p>Square du Mas Drevon</text:p>
          </table:table-cell>
          <table:table-cell office:value-type="string">
            <text:p>Croix d'Argent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Henri Roseau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55">
            <text:p>855</text:p>
          </table:table-cell>
          <table:table-cell table:number-columns-repeated="99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Parcs et jardins</text:p>
          </table:table-cell>
          <table:table-cell office:value-type="string">
            <text:p>Square du soleil levant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u Comté de Nic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1">
            <text:p>841</text:p>
          </table:table-cell>
          <table:table-cell table:number-columns-repeated="990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Parcs et jardins</text:p>
          </table:table-cell>
          <table:table-cell office:value-type="string">
            <text:p>Square Fabre de Morlho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Fabre de Morlhon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73">
            <text:p>873</text:p>
          </table:table-cell>
          <table:table-cell table:number-columns-repeated="990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Parcs et jardins</text:p>
          </table:table-cell>
          <table:table-cell office:value-type="string">
            <text:p>Square François Dezeuze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François Dezeuz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3">
            <text:p>863</text:p>
          </table:table-cell>
          <table:table-cell table:number-columns-repeated="990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Parcs et jardins</text:p>
          </table:table-cell>
          <table:table-cell office:value-type="string">
            <text:p>Square Hildevert</text:p>
          </table:table-cell>
          <table:table-cell office:value-type="string">
            <text:p>Prés d'Arènes</text:p>
          </table:table-cell>
          <table:table-cell table:number-columns-repeated="7"/>
          <table:table-cell office:value-type="string">
            <text:p>43.5976</text:p>
          </table:table-cell>
          <table:table-cell office:value-type="string">
            <text:p>3.8853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Frédéric Fabrèg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31312421">
            <text:p>31312421</text:p>
          </table:table-cell>
          <table:table-cell office:value-type="float" office:value="2">
            <text:p>2</text:p>
          </table:table-cell>
          <table:table-cell office:value-type="float" office:value="874">
            <text:p>874</text:p>
          </table:table-cell>
          <table:table-cell table:number-columns-repeated="990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Parcs et jardins</text:p>
          </table:table-cell>
          <table:table-cell office:value-type="string">
            <text:p>Square Jean Baumel</text:p>
          </table:table-cell>
          <table:table-cell office:value-type="string">
            <text:p>Hôpitaux - Facultés</text:p>
          </table:table-cell>
          <table:table-cell table:number-columns-repeated="11"/>
          <table:table-cell office:value-type="string">
            <text:p>Plan</text:p>
          </table:table-cell>
          <table:table-cell office:value-type="string">
            <text:p>des 4 Seigneur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27">
            <text:p>827</text:p>
          </table:table-cell>
          <table:table-cell table:number-columns-repeated="990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Parcs et jardins</text:p>
          </table:table-cell>
          <table:table-cell office:value-type="string">
            <text:p>Square Jean-Monnet</text:p>
          </table:table-cell>
          <table:table-cell office:value-type="string">
            <text:p>Montpellier Centre</text:p>
          </table:table-cell>
          <table:table-cell table:number-columns-repeated="7"/>
          <table:table-cell office:value-type="string">
            <text:p>43.6041</text:p>
          </table:table-cell>
          <table:table-cell office:value-type="string">
            <text:p>3.88914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Dubou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3638864">
            <text:p>23638864</text:p>
          </table:table-cell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table:number-columns-repeated="990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Parcs et jardins</text:p>
          </table:table-cell>
          <table:table-cell office:value-type="string">
            <text:p>Square Jouanique</text:p>
          </table:table-cell>
          <table:table-cell office:value-type="string">
            <text:p>Les Cévennes</text:p>
          </table:table-cell>
          <table:table-cell table:number-columns-repeated="7"/>
          <table:table-cell office:value-type="string">
            <text:p>43.6209</text:p>
          </table:table-cell>
          <table:table-cell office:value-type="string">
            <text:p>3.84709</text:p>
          </table:table-cell>
          <table:table-cell table:number-columns-repeated="2"/>
          <table:table-cell office:value-type="string">
            <text:p>Impasse</text:p>
          </table:table-cell>
          <table:table-cell office:value-type="string">
            <text:p>Auguste Mourgues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380573">
            <text:p>28380573</text:p>
          </table:table-cell>
          <table:table-cell office:value-type="float" office:value="2">
            <text:p>2</text:p>
          </table:table-cell>
          <table:table-cell office:value-type="float" office:value="864">
            <text:p>864</text:p>
          </table:table-cell>
          <table:table-cell table:number-columns-repeated="990"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Parcs et jardins</text:p>
          </table:table-cell>
          <table:table-cell office:value-type="string">
            <text:p>Square Louis Boffet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90</text:p>
          </table:table-cell>
          <table:table-cell table:number-columns-repeated="4"/>
          <table:table-cell office:value-type="string">
            <text:p>Rue</text:p>
          </table:table-cell>
          <table:table-cell office:value-type="string">
            <text:p>Lalleman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7">
            <text:p>1167</text:p>
          </table:table-cell>
          <table:table-cell table:number-columns-repeated="99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Parcs et jardins</text:p>
          </table:table-cell>
          <table:table-cell office:value-type="string">
            <text:p>Square Louis Carles</text:p>
          </table:table-cell>
          <table:table-cell office:value-type="string">
            <text:p>Mosson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s Ecol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42">
            <text:p>842</text:p>
          </table:table-cell>
          <table:table-cell table:number-columns-repeated="990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Parcs et jardins</text:p>
          </table:table-cell>
          <table:table-cell office:value-type="string">
            <text:p>Square Maquis Bir-Hakeim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Boulevard</text:p>
          </table:table-cell>
          <table:table-cell office:value-type="string">
            <text:p>Benjamin Milh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6">
            <text:p>806</text:p>
          </table:table-cell>
          <table:table-cell table:number-columns-repeated="990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Parcs et jardins</text:p>
          </table:table-cell>
          <table:table-cell office:value-type="string">
            <text:p>Square Planchon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511</text:p>
          </table:table-cell>
          <table:table-cell office:value-type="string">
            <text:p>43.6055678642</text:p>
          </table:table-cell>
          <table:table-cell office:value-type="string">
            <text:p>3.8799320495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Républiqu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7">
            <text:p>807</text:p>
          </table:table-cell>
          <table:table-cell table:number-columns-repeated="990"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Parcs et jardins</text:p>
          </table:table-cell>
          <table:table-cell office:value-type="string">
            <text:p>Square Renaudot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Boulevard</text:p>
          </table:table-cell>
          <table:table-cell office:value-type="string">
            <text:p>Paste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66">
            <text:p>1166</text:p>
          </table:table-cell>
          <table:table-cell table:number-columns-repeated="990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Parcs et jardins</text:p>
          </table:table-cell>
          <table:table-cell office:value-type="string">
            <text:p>Square Saint-Martin</text:p>
          </table:table-cell>
          <table:table-cell office:value-type="string">
            <text:p>Prés d'Arènes</text:p>
          </table:table-cell>
          <table:table-cell table:number-columns-repeated="11"/>
          <table:table-cell office:value-type="string">
            <text:p>Rue</text:p>
          </table:table-cell>
          <table:table-cell office:value-type="string">
            <text:p>de la Chéli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74">
            <text:p>1174</text:p>
          </table:table-cell>
          <table:table-cell table:number-columns-repeated="990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Parcs et jardins</text:p>
          </table:table-cell>
          <table:table-cell office:value-type="string">
            <text:p>Square Saint-Roch</text:p>
          </table:table-cell>
          <table:table-cell office:value-type="string">
            <text:p>Montpellier Centre</text:p>
          </table:table-cell>
          <table:table-cell table:number-columns-repeated="11"/>
          <table:table-cell office:value-type="string">
            <text:p>Place</text:p>
          </table:table-cell>
          <table:table-cell office:value-type="string">
            <text:p>Saint-Ro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09">
            <text:p>809</text:p>
          </table:table-cell>
          <table:table-cell table:number-columns-repeated="990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Parcs et jardins</text:p>
          </table:table-cell>
          <table:table-cell office:value-type="string">
            <text:p>Square Vigne de la Vierge</text:p>
          </table:table-cell>
          <table:table-cell office:value-type="string">
            <text:p>Les Cévennes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Lodève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65">
            <text:p>865</text:p>
          </table:table-cell>
          <table:table-cell table:number-columns-repeated="990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Autres contacts utiles</text:p>
          </table:table-cell>
          <table:table-cell office:value-type="string">
            <text:p>Squash Club de Montpellier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54 46 20</text:p>
          </table:table-cell>
          <table:table-cell/>
          <table:table-cell office:value-type="string">
            <text:p>contact@squash-club-montpellier.fr</text:p>
          </table:table-cell>
          <table:table-cell office:value-type="string">
            <text:p>www.squash-club-montpellier.fr</text:p>
          </table:table-cell>
          <table:table-cell table:number-columns-repeated="6"/>
          <table:table-cell office:value-type="string">
            <text:p>Avenue</text:p>
          </table:table-cell>
          <table:table-cell office:value-type="string">
            <text:p>des Apothicaires</text:p>
          </table:table-cell>
          <table:table-cell office:value-type="string">
            <text:p>Parc Euromédecine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7">
            <text:p>777</text:p>
          </table:table-cell>
          <table:table-cell table:number-columns-repeated="990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Autres contacts utiles</text:p>
          </table:table-cell>
          <table:table-cell office:value-type="string">
            <text:p>Squash Country Club</text:p>
          </table:table-cell>
          <table:table-cell office:value-type="string">
            <text:p>Prés d'Arènes</text:p>
          </table:table-cell>
          <table:table-cell office:value-type="string">
            <text:p>Saint Martin</text:p>
          </table:table-cell>
          <table:table-cell office:value-type="string">
            <text:p>04 67 65 45 22</text:p>
          </table:table-cell>
          <table:table-cell table:number-columns-repeated="7"/>
          <table:table-cell office:value-type="string">
            <text:p>160</text:p>
          </table:table-cell>
          <table:table-cell/>
          <table:table-cell office:value-type="string">
            <text:p>Avenue</text:p>
          </table:table-cell>
          <table:table-cell office:value-type="string">
            <text:p>de Palavas</text:p>
          </table:table-cell>
          <table:table-cell/>
          <table:table-cell office:value-type="string">
            <text:p>34070²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3">
            <text:p>773</text:p>
          </table:table-cell>
          <table:table-cell table:number-columns-repeated="990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tades</text:p>
          </table:table-cell>
          <table:table-cell office:value-type="string">
            <text:p>Stade Alain-Delylle</text:p>
          </table:table-cell>
          <table:table-cell table:number-columns-repeated="2" office:value-type="string">
            <text:p>Les Cévennes</text:p>
          </table:table-cell>
          <table:table-cell table:number-columns-repeated="5"/>
          <table:table-cell office:value-type="string">
            <text:p>791</text:p>
          </table:table-cell>
          <table:table-cell office:value-type="string">
            <text:p>43.6124321378</text:p>
          </table:table-cell>
          <table:table-cell office:value-type="string">
            <text:p>3.8503379296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s Sorb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81">
            <text:p>381</text:p>
          </table:table-cell>
          <table:table-cell table:number-columns-repeated="990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Stades</text:p>
          </table:table-cell>
          <table:table-cell office:value-type="string">
            <text:p>Stade Claude-Béal</text:p>
          </table:table-cell>
          <table:table-cell office:value-type="string">
            <text:p>Prés d'Arènes</text:p>
          </table:table-cell>
          <table:table-cell/>
          <table:table-cell office:value-type="string">
            <text:p>04 67 65 70 86</text:p>
          </table:table-cell>
          <table:table-cell table:number-columns-repeated="4"/>
          <table:table-cell office:value-type="string">
            <text:p>00018304</text:p>
          </table:table-cell>
          <table:table-cell office:value-type="string">
            <text:p>43.591708865015</text:p>
          </table:table-cell>
          <table:table-cell office:value-type="string">
            <text:p>3.89913443685974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u Docteur Jacques-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8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990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Plateaux sportifs</text:p>
          </table:table-cell>
          <table:table-cell office:value-type="string">
            <text:p>Stade d'Athlétisme Philippide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4 60 30</text:p>
          </table:table-cell>
          <table:table-cell table:number-columns-repeated="3"/>
          <table:table-cell office:value-type="string">
            <text:p>Abords 200 places</text:p>
          </table:table-cell>
          <table:table-cell office:value-type="string">
            <text:p>88</text:p>
          </table:table-cell>
          <table:table-cell office:value-type="string">
            <text:p>43.6179878384</text:p>
          </table:table-cell>
          <table:table-cell office:value-type="string">
            <text:p>3.86837138157</text:p>
          </table:table-cell>
          <table:table-cell office:value-type="string">
            <text:p>542</text:p>
          </table:table-cell>
          <table:table-cell/>
          <table:table-cell office:value-type="string">
            <text:p>Rue</text:p>
          </table:table-cell>
          <table:table-cell office:value-type="string">
            <text:p>Auguste Brouss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Stade Philippides</text:p>
          </table:table-cell>
          <table:table-cell table:number-columns-repeated="4"/>
          <table:table-cell office:value-type="float" office:value="562">
            <text:p>562</text:p>
          </table:table-cell>
          <table:table-cell table:number-columns-repeated="990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Stades</text:p>
          </table:table-cell>
          <table:table-cell office:value-type="string">
            <text:p>Stade de la Mosson "Mondial 98"</text:p>
          </table:table-cell>
          <table:table-cell office:value-type="string">
            <text:p>Mosson</text:p>
          </table:table-cell>
          <table:table-cell/>
          <table:table-cell office:value-type="string">
            <text:p>04 67 75 74 16</text:p>
          </table:table-cell>
          <table:table-cell table:number-columns-repeated="3"/>
          <table:table-cell office:value-type="string">
            <text:p>2450 places</text:p>
          </table:table-cell>
          <table:table-cell office:value-type="string">
            <text:p>827</text:p>
          </table:table-cell>
          <table:table-cell office:value-type="string">
            <text:p>43.6219415356</text:p>
          </table:table-cell>
          <table:table-cell office:value-type="string">
            <text:p>3.8118837349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Mosson</text:p>
          </table:table-cell>
          <table:table-cell office:value-type="string">
            <text:p>ligne 15 arrêt Mosson</text:p>
          </table:table-cell>
          <table:table-cell table:number-columns-repeated="3"/>
          <table:table-cell office:value-type="float" office:value="561">
            <text:p>561</text:p>
          </table:table-cell>
          <table:table-cell table:number-columns-repeated="990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Stades</text:p>
          </table:table-cell>
          <table:table-cell office:value-type="string">
            <text:p>Stade Philippidès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table:number-columns-repeated="5"/>
          <table:table-cell office:value-type="string">
            <text:p>88</text:p>
          </table:table-cell>
          <table:table-cell office:value-type="string">
            <text:p>43.6179878384</text:p>
          </table:table-cell>
          <table:table-cell office:value-type="string">
            <text:p>3.8683713815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Auguste Broussonn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82">
            <text:p>382</text:p>
          </table:table-cell>
          <table:table-cell table:number-columns-repeated="990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tades</text:p>
          </table:table-cell>
          <table:table-cell office:value-type="string">
            <text:p>Stade Sabathé</text:p>
          </table:table-cell>
          <table:table-cell office:value-type="string">
            <text:p>Croix d'Argent</text:p>
          </table:table-cell>
          <table:table-cell office:value-type="string">
            <text:p>Lemasson</text:p>
          </table:table-cell>
          <table:table-cell table:number-columns-repeated="6"/>
          <table:table-cell office:value-type="string">
            <text:p>43.598</text:p>
          </table:table-cell>
          <table:table-cell office:value-type="string">
            <text:p>3.86963</text:p>
          </table:table-cell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du Mas de Lemasso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5 arrêt Sabathé et lignes 6, 20, 26, 33 arrêt Saint-Cléophas</text:p>
          </table:table-cell>
          <table:table-cell table:number-columns-repeated="2"/>
          <table:table-cell office:value-type="float" office:value="22790640">
            <text:p>22790640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table:number-columns-repeated="990"/>
        </table:table-row>
        <table:table-row table:style-name="ro2">
          <table:table-cell office:value-type="float" office:value="1189">
            <text:p>1189</text:p>
          </table:table-cell>
          <table:table-cell office:value-type="string">
            <text:p>Stades</text:p>
          </table:table-cell>
          <table:table-cell office:value-type="string">
            <text:p>Stade Yves du Manoir</text:p>
          </table:table-cell>
          <table:table-cell office:value-type="string">
            <text:p>Croix d'Argent</text:p>
          </table:table-cell>
          <table:table-cell office:value-type="string">
            <text:p>Pas du Loup</text:p>
          </table:table-cell>
          <table:table-cell office:value-type="string">
            <text:p>04 67 13 60 00</text:p>
          </table:table-cell>
          <table:table-cell table:number-columns-repeated="4"/>
          <table:table-cell office:value-type="string">
            <text:p>39618</text:p>
          </table:table-cell>
          <table:table-cell office:value-type="string">
            <text:p>43.5929917636</text:p>
          </table:table-cell>
          <table:table-cell office:value-type="string">
            <text:p>3.84991444356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la Vannière</text:p>
          </table:table-cell>
          <table:table-cell/>
          <table:table-cell office:value-type="string">
            <text:p>34085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office:value-type="string">
            <text:p>PRATICABLE</text:p>
          </table:table-cell>
          <table:table-cell/>
          <table:table-cell office:value-type="string">
            <text:p>1 000 places voitures</text:p>
          </table:table-cell>
          <table:table-cell table:number-columns-repeated="2"/>
          <table:table-cell office:value-type="string">
            <text:p>Navettes depuis la station "Les Sabines" de la ligne 2 du tramway (à 800m)</text:p>
            <text:p/>
          </table:table-cell>
          <table:table-cell office:value-type="string">
            <text:p>Bus Ligne 6 : arrêts "Font Couverte" ou "Le Grand M"</text:p>
            <text:p>La Ronde : arrêt "Le Grand M"</text:p>
          </table:table-cell>
          <table:table-cell table:number-columns-repeated="3"/>
          <table:table-cell office:value-type="float" office:value="1061">
            <text:p>1061</text:p>
          </table:table-cell>
          <table:table-cell table:number-columns-repeated="990"/>
        </table:table-row>
        <table:table-row table:style-name="ro2">
          <table:table-cell office:value-type="float" office:value="1169">
            <text:p>1169</text:p>
          </table:table-cell>
          <table:table-cell office:value-type="string">
            <text:p>Ecoles d'enseignement supérieur</text:p>
          </table:table-cell>
          <table:table-cell office:value-type="string">
            <text:p>Studio M</text:p>
          </table:table-cell>
          <table:table-cell office:value-type="string">
            <text:p>Croix d'Argent</text:p>
          </table:table-cell>
          <table:table-cell office:value-type="string">
            <text:p>Estanove</text:p>
          </table:table-cell>
          <table:table-cell office:value-type="string">
            <text:p>04 99 52 98 68</text:p>
          </table:table-cell>
          <table:table-cell office:value-type="string">
            <text:p>04 67 42 03 18</text:p>
          </table:table-cell>
          <table:table-cell/>
          <table:table-cell office:value-type="string">
            <text:p>www.studio-m.fr</text:p>
          </table:table-cell>
          <table:table-cell table:number-columns-repeated="4"/>
          <table:table-cell office:value-type="string">
            <text:p>3320</text:p>
          </table:table-cell>
          <table:table-cell/>
          <table:table-cell office:value-type="string">
            <text:p>Boulevard</text:p>
          </table:table-cell>
          <table:table-cell office:value-type="string">
            <text:p>Paul Valery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  <text:p>La ronde</text:p>
          </table:table-cell>
          <table:table-cell table:number-columns-repeated="3"/>
          <table:table-cell office:value-type="float" office:value="1049">
            <text:p>1049</text:p>
          </table:table-cell>
          <table:table-cell table:number-columns-repeated="990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Ecoles d'enseignement supérieur</text:p>
          </table:table-cell>
          <table:table-cell office:value-type="string">
            <text:p>SUP' DE COM - Ecole de communication et de publicité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2 04 66</text:p>
          </table:table-cell>
          <table:table-cell office:value-type="string">
            <text:p>04 67 52 13 88</text:p>
          </table:table-cell>
          <table:table-cell office:value-type="string">
            <text:p>montpellier@ecoles-supdecom.com</text:p>
          </table:table-cell>
          <table:table-cell office:value-type="string">
            <text:p>www.ecoles-supdecom.com</text:p>
          </table:table-cell>
          <table:table-cell table:number-columns-repeated="4"/>
          <table:table-cell office:value-type="string">
            <text:p>499</text:p>
          </table:table-cell>
          <table:table-cell/>
          <table:table-cell office:value-type="string">
            <text:p>Rue</text:p>
          </table:table-cell>
          <table:table-cell office:value-type="string">
            <text:p>de la Croix Verte</text:p>
          </table:table-cell>
          <table:table-cell office:value-type="string">
            <text:p>Parc Euromédecine</text:p>
          </table:table-cell>
          <table:table-cell office:value-type="string">
            <text:p>34196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265">
            <text:p>1265</text:p>
          </table:table-cell>
          <table:table-cell table:number-columns-repeated="990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Compagnies</text:p>
          </table:table-cell>
          <table:table-cell office:value-type="string">
            <text:p>Taust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6 26 26 04 85</text:p>
          </table:table-cell>
          <table:table-cell table:number-columns-repeated="2"/>
          <table:table-cell office:value-type="string">
            <text:p>www.taust.online.fr</text:p>
          </table:table-cell>
          <table:table-cell table:number-columns-repeated="6"/>
          <table:table-cell office:value-type="string">
            <text:p>Place</text:p>
          </table:table-cell>
          <table:table-cell office:value-type="string">
            <text:p>Eugène Bataillon</text:p>
          </table:table-cell>
          <table:table-cell office:value-type="string">
            <text:p>Université Montpellier II</text:p>
          </table:table-cell>
          <table:table-cell office:value-type="string">
            <text:p>34085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688">
            <text:p>688</text:p>
          </table:table-cell>
          <table:table-cell table:number-columns-repeated="990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Tennis</text:p>
          </table:table-cell>
          <table:table-cell office:value-type="string">
            <text:p>Tennis domaine de Grammont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4 29 55</text:p>
          </table:table-cell>
          <table:table-cell table:number-columns-repeated="4"/>
          <table:table-cell office:value-type="string">
            <text:p>811</text:p>
          </table:table-cell>
          <table:table-cell office:value-type="string">
            <text:p>43.6131247215</text:p>
          </table:table-cell>
          <table:table-cell office:value-type="string">
            <text:p>3.92406519847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51">
            <text:p>151</text:p>
          </table:table-cell>
          <table:table-cell table:number-columns-repeated="990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ennis</text:p>
          </table:table-cell>
          <table:table-cell office:value-type="string">
            <text:p>Tennis Léon Cazal</text:p>
          </table:table-cell>
          <table:table-cell office:value-type="string">
            <text:p>Port Marianne</text:p>
          </table:table-cell>
          <table:table-cell table:number-columns-repeated="7"/>
          <table:table-cell office:value-type="string">
            <text:p>43.6046680881041</text:p>
          </table:table-cell>
          <table:table-cell office:value-type="string">
            <text:p>3.90729793286526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Vauguièr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08">
            <text:p>108</text:p>
          </table:table-cell>
          <table:table-cell table:number-columns-repeated="990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ennis</text:p>
          </table:table-cell>
          <table:table-cell office:value-type="string">
            <text:p>Tennis Les Garrigues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37</text:p>
          </table:table-cell>
          <table:table-cell office:value-type="string">
            <text:p>3.81476</text:p>
          </table:table-cell>
          <table:table-cell office:value-type="string">
            <text:p>100</text:p>
          </table:table-cell>
          <table:table-cell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5759812">
            <text:p>25759812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table:number-columns-repeated="990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Tennis</text:p>
          </table:table-cell>
          <table:table-cell office:value-type="string">
            <text:p>Tennis Les Garrigues 1 à 5</text:p>
          </table:table-cell>
          <table:table-cell office:value-type="string">
            <text:p>Mosson</text:p>
          </table:table-cell>
          <table:table-cell/>
          <table:table-cell office:value-type="string">
            <text:p>04 67 75 07 01</text:p>
          </table:table-cell>
          <table:table-cell table:number-columns-repeated="4"/>
          <table:table-cell office:value-type="string">
            <text:p>516</text:p>
          </table:table-cell>
          <table:table-cell office:value-type="string">
            <text:p>43.6369565327</text:p>
          </table:table-cell>
          <table:table-cell office:value-type="string">
            <text:p>3.81476800076</text:p>
          </table:table-cell>
          <table:table-cell office:value-type="string">
            <text:p>100</text:p>
          </table:table-cell>
          <table:table-cell/>
          <table:table-cell office:value-type="string">
            <text:p>Avenue</text:p>
          </table:table-cell>
          <table:table-cell office:value-type="string">
            <text:p>de Naples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 table:number-columns-repeated="3"/>
          <table:table-cell office:value-type="float" office:value="668">
            <text:p>668</text:p>
          </table:table-cell>
          <table:table-cell table:number-columns-repeated="990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Tennis</text:p>
          </table:table-cell>
          <table:table-cell office:value-type="string">
            <text:p>Tennis Montpellier Village 1 et 2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12200</text:p>
          </table:table-cell>
          <table:table-cell office:value-type="string">
            <text:p>43.5973262404</text:p>
          </table:table-cell>
          <table:table-cell office:value-type="string">
            <text:p>3.83809031072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Lavérune</text:p>
          </table:table-cell>
          <table:table-cell office:value-type="string">
            <text:p>CD5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/>
          <table:table-cell office:value-type="float" office:value="49003202">
            <text:p>4900320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990"/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Tennis</text:p>
          </table:table-cell>
          <table:table-cell office:value-type="string">
            <text:p>Tennis Paillade de 1 à 7</text:p>
          </table:table-cell>
          <table:table-cell office:value-type="string">
            <text:p>Mosson</text:p>
          </table:table-cell>
          <table:table-cell/>
          <table:table-cell office:value-type="string">
            <text:p>04 67 03 08 09</text:p>
          </table:table-cell>
          <table:table-cell table:number-columns-repeated="4"/>
          <table:table-cell office:value-type="string">
            <text:p>1412</text:p>
          </table:table-cell>
          <table:table-cell office:value-type="string">
            <text:p>43.6211225159</text:p>
          </table:table-cell>
          <table:table-cell office:value-type="string">
            <text:p>3.81394157070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: Station " Mosson"</text:p>
          </table:table-cell>
          <table:table-cell office:value-type="string">
            <text:p>Lignes 14,24,15</text:p>
            <text:p/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990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Terrains de foot</text:p>
          </table:table-cell>
          <table:table-cell office:value-type="string">
            <text:p>Terrain de foot Alain Delylle</text:p>
          </table:table-cell>
          <table:table-cell office:value-type="string">
            <text:p>Les Cévennes</text:p>
          </table:table-cell>
          <table:table-cell/>
          <table:table-cell office:value-type="string">
            <text:p>04 67 63 53 96</text:p>
          </table:table-cell>
          <table:table-cell table:number-columns-repeated="5"/>
          <table:table-cell office:value-type="string">
            <text:p>43.6126</text:p>
          </table:table-cell>
          <table:table-cell office:value-type="string">
            <text:p>3.8503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s Sorb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  <text:p/>
          </table:table-cell>
          <table:table-cell/>
          <table:table-cell office:value-type="float" office:value="22950242">
            <text:p>22950242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table:number-columns-repeated="990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Terrains de foot</text:p>
          </table:table-cell>
          <table:table-cell office:value-type="string">
            <text:p>Terrain de foot Alain-Hernandez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424</text:p>
          </table:table-cell>
          <table:table-cell office:value-type="string">
            <text:p>43.6065289063</text:p>
          </table:table-cell>
          <table:table-cell office:value-type="string">
            <text:p>3.8555307569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osé-Maria de Heredia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 table:number-columns-repeated="3"/>
          <table:table-cell office:value-type="float" office:value="386">
            <text:p>386</text:p>
          </table:table-cell>
          <table:table-cell table:number-columns-repeated="990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errains de foot</text:p>
          </table:table-cell>
          <table:table-cell office:value-type="string">
            <text:p>Terrain de foot Astruc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425</text:p>
          </table:table-cell>
          <table:table-cell office:value-type="string">
            <text:p>43.6116726321</text:p>
          </table:table-cell>
          <table:table-cell office:value-type="string">
            <text:p>3.8532784790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Coronill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45903643">
            <text:p>45903643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table:number-columns-repeated="990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Terrains de foot</text:p>
          </table:table-cell>
          <table:table-cell office:value-type="string">
            <text:p>Terrain de foot Bel Air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428</text:p>
          </table:table-cell>
          <table:table-cell office:value-type="string">
            <text:p>43.6186904225</text:p>
          </table:table-cell>
          <table:table-cell office:value-type="string">
            <text:p>3.84008244531</text:p>
          </table:table-cell>
          <table:table-cell office:value-type="string">
            <text:p>874</text:p>
          </table:table-cell>
          <table:table-cell/>
          <table:table-cell office:value-type="string">
            <text:p>Rue</text:p>
          </table:table-cell>
          <table:table-cell office:value-type="string">
            <text:p>Paul Rimb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6</text:p>
          </table:table-cell>
          <table:table-cell/>
          <table:table-cell office:value-type="float" office:value="22957833">
            <text:p>22957833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table:number-columns-repeated="990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errains de foot</text:p>
          </table:table-cell>
          <table:table-cell office:value-type="string">
            <text:p>Terrain de foot Bernard Giambrone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426</text:p>
          </table:table-cell>
          <table:table-cell office:value-type="string">
            <text:p>43.5911090680</text:p>
          </table:table-cell>
          <table:table-cell office:value-type="string">
            <text:p>3.8709797408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Montjuich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7</text:p>
          </table:table-cell>
          <table:table-cell/>
          <table:table-cell office:value-type="float" office:value="47488730">
            <text:p>4748873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990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errains de foot</text:p>
          </table:table-cell>
          <table:table-cell office:value-type="string">
            <text:p>Terrain de foot Cholet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1510</text:p>
          </table:table-cell>
          <table:table-cell office:value-type="string">
            <text:p>43.5866830633</text:p>
          </table:table-cell>
          <table:table-cell office:value-type="string">
            <text:p>3.8744243017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Mas Saint-Pier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7810070">
            <text:p>4781007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990"/>
        </table:table-row>
        <table:table-row table:style-name="ro3">
          <table:table-cell office:value-type="float" office:value="287">
            <text:p>287</text:p>
          </table:table-cell>
          <table:table-cell office:value-type="string">
            <text:p>Terrains de foot</text:p>
          </table:table-cell>
          <table:table-cell office:value-type="string">
            <text:p>Terrain de foot Docteur Fourcad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430</text:p>
          </table:table-cell>
          <table:table-cell office:value-type="string">
            <text:p>43.5972632304</text:p>
          </table:table-cell>
          <table:table-cell office:value-type="string">
            <text:p>3.83468606924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Bouiss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7, 11 </text:p>
            <text:p>La Ronde </text:p>
            <text:p/>
          </table:table-cell>
          <table:table-cell/>
          <table:table-cell office:value-type="float" office:value="28875036">
            <text:p>2887503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990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Terrains de foot</text:p>
          </table:table-cell>
          <table:table-cell office:value-type="string">
            <text:p>Terrain de foot Domaine de Grammont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64 29 55</text:p>
          </table:table-cell>
          <table:table-cell table:number-columns-repeated="4"/>
          <table:table-cell office:value-type="string">
            <text:p>796</text:p>
          </table:table-cell>
          <table:table-cell office:value-type="string">
            <text:p>43.6133254399</text:p>
          </table:table-cell>
          <table:table-cell office:value-type="string">
            <text:p>3.92491671917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 table:number-columns-repeated="3"/>
          <table:table-cell office:value-type="float" office:value="387">
            <text:p>387</text:p>
          </table:table-cell>
          <table:table-cell table:number-columns-repeated="990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Terrains de foot</text:p>
          </table:table-cell>
          <table:table-cell office:value-type="string">
            <text:p>Terrain de foot Gil Fayard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429</text:p>
          </table:table-cell>
          <table:table-cell office:value-type="string">
            <text:p>43.5878458063</text:p>
          </table:table-cell>
          <table:table-cell office:value-type="string">
            <text:p>3.8630747541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Bourvil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5</text:p>
          </table:table-cell>
          <table:table-cell/>
          <table:table-cell office:value-type="float" office:value="31436539">
            <text:p>31436539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990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Terrains de foot</text:p>
          </table:table-cell>
          <table:table-cell office:value-type="string">
            <text:p>Terrain de foot Jeannot Véga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1431</text:p>
          </table:table-cell>
          <table:table-cell office:value-type="string">
            <text:p>43.6369921728</text:p>
          </table:table-cell>
          <table:table-cell office:value-type="string">
            <text:p>3.8744051162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Antoine-Laurens de Jussieu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9</text:p>
          </table:table-cell>
          <table:table-cell/>
          <table:table-cell office:value-type="float" office:value="21377146">
            <text:p>21377146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table:number-columns-repeated="990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Terrains de foot</text:p>
          </table:table-cell>
          <table:table-cell office:value-type="string">
            <text:p>Terrain de foot Jeu de Mail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1433</text:p>
          </table:table-cell>
          <table:table-cell office:value-type="string">
            <text:p>43.6274470669</text:p>
          </table:table-cell>
          <table:table-cell office:value-type="string">
            <text:p>3.86389930370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Jalade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St Éloi </text:p>
            <text:p/>
          </table:table-cell>
          <table:table-cell office:value-type="string">
            <text:p>La Navette</text:p>
          </table:table-cell>
          <table:table-cell/>
          <table:table-cell office:value-type="float" office:value="46521391">
            <text:p>46521391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table:number-columns-repeated="990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errains de foot</text:p>
          </table:table-cell>
          <table:table-cell office:value-type="string">
            <text:p>Terrain de foot La Mosson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822</text:p>
          </table:table-cell>
          <table:table-cell office:value-type="string">
            <text:p>43.6238832334</text:p>
          </table:table-cell>
          <table:table-cell office:value-type="string">
            <text:p>3.8093345359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Mosson</text:p>
          </table:table-cell>
          <table:table-cell office:value-type="string">
            <text:p>lignes 14, 25</text:p>
          </table:table-cell>
          <table:table-cell/>
          <table:table-cell office:value-type="float" office:value="34094797">
            <text:p>34094797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table:number-columns-repeated="990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errains de foot</text:p>
          </table:table-cell>
          <table:table-cell office:value-type="string">
            <text:p>Terrain de foot Le Mail des Abbé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436</text:p>
          </table:table-cell>
          <table:table-cell office:value-type="string">
            <text:p>43.6221472372</text:p>
          </table:table-cell>
          <table:table-cell office:value-type="string">
            <text:p>3.8856014216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Mail des Abbé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14793164">
            <text:p>147931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table:number-columns-repeated="990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Terrains de foot</text:p>
          </table:table-cell>
          <table:table-cell office:value-type="string">
            <text:p>Terrain de foot Les Gémeaux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318904127809</text:p>
          </table:table-cell>
          <table:table-cell office:value-type="string">
            <text:p>3.8240818289253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'Agathoi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5760563">
            <text:p>25760563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table:number-columns-repeated="990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Terrains de foot</text:p>
          </table:table-cell>
          <table:table-cell office:value-type="string">
            <text:p>Terrain de foot Les Tritons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421</text:p>
          </table:table-cell>
          <table:table-cell office:value-type="string">
            <text:p>43.6404060951</text:p>
          </table:table-cell>
          <table:table-cell office:value-type="string">
            <text:p>3.81257620357</text:p>
          </table:table-cell>
          <table:table-cell table:number-columns-repeated="2"/>
          <table:table-cell office:value-type="string">
            <text:p>Allée</text:p>
          </table:table-cell>
          <table:table-cell office:value-type="string">
            <text:p>des Hauts de Montpellier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5</text:p>
          </table:table-cell>
          <table:table-cell/>
          <table:table-cell office:value-type="float" office:value="25759990">
            <text:p>25759990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table:number-columns-repeated="990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Terrains de foot</text:p>
          </table:table-cell>
          <table:table-cell office:value-type="string">
            <text:p>Terrain de foot Louis Combette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169272</text:p>
          </table:table-cell>
          <table:table-cell office:value-type="string">
            <text:p>3.825814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ilor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218">
            <text:p>218</text:p>
          </table:table-cell>
          <table:table-cell table:number-columns-repeated="990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Terrains de foot</text:p>
          </table:table-cell>
          <table:table-cell office:value-type="string">
            <text:p>Terrain de foot Paul Valéry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438</text:p>
          </table:table-cell>
          <table:table-cell office:value-type="string">
            <text:p>43.5974192998</text:p>
          </table:table-cell>
          <table:table-cell office:value-type="string">
            <text:p>3.8446463722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as du Loup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1</text:p>
          </table:table-cell>
          <table:table-cell/>
          <table:table-cell office:value-type="float" office:value="22755908">
            <text:p>22755908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990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Terrains de foot</text:p>
          </table:table-cell>
          <table:table-cell office:value-type="string">
            <text:p>Terrain de foot Père Prévost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table:number-columns-repeated="5"/>
          <table:table-cell office:value-type="string">
            <text:p>1460</text:p>
          </table:table-cell>
          <table:table-cell office:value-type="string">
            <text:p>43.6189108275</text:p>
          </table:table-cell>
          <table:table-cell office:value-type="string">
            <text:p>3.88526360161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Beauséjour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s 4 et 9</text:p>
          </table:table-cell>
          <table:table-cell/>
          <table:table-cell office:value-type="float" office:value="9702802">
            <text:p>9702802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table:number-columns-repeated="990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Terrains de foot</text:p>
          </table:table-cell>
          <table:table-cell office:value-type="string">
            <text:p>Terrain de foot Pompignane le Lez</text:p>
          </table:table-cell>
          <table:table-cell office:value-type="string">
            <text:p>Port Marianne</text:p>
          </table:table-cell>
          <table:table-cell office:value-type="string">
            <text:p>La Pompignane</text:p>
          </table:table-cell>
          <table:table-cell table:number-columns-repeated="5"/>
          <table:table-cell office:value-type="string">
            <text:p>1441</text:p>
          </table:table-cell>
          <table:table-cell office:value-type="string">
            <text:p>43.6196146470</text:p>
          </table:table-cell>
          <table:table-cell office:value-type="string">
            <text:p>3.89955246055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phons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9511475">
            <text:p>49511475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table:number-columns-repeated="990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errains de foot</text:p>
          </table:table-cell>
          <table:table-cell office:value-type="string">
            <text:p>Terrain de foot Robert-Granier</text:p>
          </table:table-cell>
          <table:table-cell office:value-type="string">
            <text:p>Prés d'Arènes</text:p>
          </table:table-cell>
          <table:table-cell office:value-type="string">
            <text:p>Les Aiguerelles</text:p>
          </table:table-cell>
          <table:table-cell table:number-columns-repeated="5"/>
          <table:table-cell office:value-type="string">
            <text:p>1552</text:p>
          </table:table-cell>
          <table:table-cell office:value-type="string">
            <text:p>43.5933647761</text:p>
          </table:table-cell>
          <table:table-cell office:value-type="string">
            <text:p>3.90154731792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Pont Trinqua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7819867">
            <text:p>4781986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990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Terrains de rugby</text:p>
          </table:table-cell>
          <table:table-cell office:value-type="string">
            <text:p>Terrain de rugby de la Mosson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825</text:p>
          </table:table-cell>
          <table:table-cell office:value-type="string">
            <text:p>43.6270313126669</text:p>
          </table:table-cell>
          <table:table-cell office:value-type="string">
            <text:p>3.8166425287788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station " Mosson"</text:p>
          </table:table-cell>
          <table:table-cell office:value-type="string">
            <text:p>Ligne 14, 25</text:p>
          </table:table-cell>
          <table:table-cell table:number-columns-repeated="3"/>
          <table:table-cell office:value-type="float" office:value="301">
            <text:p>301</text:p>
          </table:table-cell>
          <table:table-cell table:number-columns-repeated="990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Terrains de rugby</text:p>
          </table:table-cell>
          <table:table-cell office:value-type="string">
            <text:p>Terrain de rugby domaine de Grammont</text:p>
          </table:table-cell>
          <table:table-cell office:value-type="string">
            <text:p>Port Marianne</text:p>
          </table:table-cell>
          <table:table-cell table:number-columns-repeated="6"/>
          <table:table-cell office:value-type="string">
            <text:p>803</text:p>
          </table:table-cell>
          <table:table-cell office:value-type="string">
            <text:p>43,6126965</text:p>
          </table:table-cell>
          <table:table-cell office:value-type="string">
            <text:p>3,9275908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bert Einstein</text:p>
          </table:table-cell>
          <table:table-cell office:value-type="string">
            <text:p>Domaine de Grammont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12</text:p>
          </table:table-cell>
          <table:table-cell/>
          <table:table-cell office:value-type="float" office:value="25935806">
            <text:p>25935806</text:p>
          </table:table-cell>
          <table:table-cell office:value-type="float" office:value="2">
            <text:p>2</text:p>
          </table:table-cell>
          <table:table-cell office:value-type="float" office:value="716">
            <text:p>716</text:p>
          </table:table-cell>
          <table:table-cell table:number-columns-repeated="990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Terrains de rugby</text:p>
          </table:table-cell>
          <table:table-cell office:value-type="string">
            <text:p>Terrain de rugby domaine de Veyrassi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1539</text:p>
          </table:table-cell>
          <table:table-cell office:value-type="string">
            <text:p>43.6410288094</text:p>
          </table:table-cell>
          <table:table-cell office:value-type="string">
            <text:p>3.85274677666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s 4 vent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Ligne 22, La Navette</text:p>
          </table:table-cell>
          <table:table-cell table:number-columns-repeated="3"/>
          <table:table-cell office:value-type="float" office:value="717">
            <text:p>717</text:p>
          </table:table-cell>
          <table:table-cell table:number-columns-repeated="990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Terrains de rugby</text:p>
          </table:table-cell>
          <table:table-cell office:value-type="string">
            <text:p>Terrain de rugby La Lironde</text:p>
          </table:table-cell>
          <table:table-cell office:value-type="string">
            <text:p>Port Marianne</text:p>
          </table:table-cell>
          <table:table-cell table:number-columns-repeated="11"/>
          <table:table-cell office:value-type="string">
            <text:p>Avenue</text:p>
          </table:table-cell>
          <table:table-cell office:value-type="string">
            <text:p>de Boirarg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26">
            <text:p>726</text:p>
          </table:table-cell>
          <table:table-cell table:number-columns-repeated="99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ultisports</text:p>
          </table:table-cell>
          <table:table-cell office:value-type="string">
            <text:p>Terrain multisports Bernard Jouanique</text:p>
          </table:table-cell>
          <table:table-cell office:value-type="string">
            <text:p>Les Cévennes</text:p>
          </table:table-cell>
          <table:table-cell table:number-columns-repeated="6"/>
          <table:table-cell office:value-type="string">
            <text:p>1664</text:p>
          </table:table-cell>
          <table:table-cell office:value-type="string">
            <text:p>43.6208034162</text:p>
          </table:table-cell>
          <table:table-cell office:value-type="string">
            <text:p>3.84718715289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Calv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28380574">
            <text:p>28380574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table:number-columns-repeated="99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ultisports</text:p>
          </table:table-cell>
          <table:table-cell office:value-type="string">
            <text:p>Terrain multisports Celleneuve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665</text:p>
          </table:table-cell>
          <table:table-cell office:value-type="string">
            <text:p>43.6143667747</text:p>
          </table:table-cell>
          <table:table-cell office:value-type="string">
            <text:p>3.82239418995</text:p>
          </table:table-cell>
          <table:table-cell table:number-columns-repeated="2"/>
          <table:table-cell office:value-type="string">
            <text:p>Quai</text:p>
          </table:table-cell>
          <table:table-cell office:value-type="string">
            <text:p>Louis Le Vau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88">
            <text:p>188</text:p>
          </table:table-cell>
          <table:table-cell table:number-columns-repeated="99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ultisports</text:p>
          </table:table-cell>
          <table:table-cell office:value-type="string">
            <text:p>Terrain multisports Chély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738</text:p>
          </table:table-cell>
          <table:table-cell office:value-type="string">
            <text:p>43.5977927395</text:p>
          </table:table-cell>
          <table:table-cell office:value-type="string">
            <text:p>3.85971310605</text:p>
          </table:table-cell>
          <table:table-cell table:number-columns-repeated="2"/>
          <table:table-cell office:value-type="string">
            <text:p>Square</text:p>
          </table:table-cell>
          <table:table-cell office:value-type="string">
            <text:p>Chél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71">
            <text:p>171</text:p>
          </table:table-cell>
          <table:table-cell table:number-columns-repeated="990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ultisports</text:p>
          </table:table-cell>
          <table:table-cell office:value-type="string">
            <text:p>Terrain multisports Figuerolles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1661</text:p>
          </table:table-cell>
          <table:table-cell office:value-type="string">
            <text:p>43.6061065771</text:p>
          </table:table-cell>
          <table:table-cell office:value-type="string">
            <text:p>3.8615429024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e la Commune Clôtur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53691">
            <text:p>628953691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99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ultisports</text:p>
          </table:table-cell>
          <table:table-cell office:value-type="string">
            <text:p>Terrain multisports Heidelberg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663</text:p>
          </table:table-cell>
          <table:table-cell office:value-type="string">
            <text:p>43.6267211227</text:p>
          </table:table-cell>
          <table:table-cell office:value-type="string">
            <text:p>3.81308787439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Heidelberg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3850336">
            <text:p>73850336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990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ultisports</text:p>
          </table:table-cell>
          <table:table-cell office:value-type="string">
            <text:p>Terrain multisports La Paillade</text:p>
          </table:table-cell>
          <table:table-cell office:value-type="string">
            <text:p>Mosson</text:p>
          </table:table-cell>
          <table:table-cell table:number-columns-repeated="7"/>
          <table:table-cell office:value-type="string">
            <text:p>43.623</text:p>
          </table:table-cell>
          <table:table-cell office:value-type="string">
            <text:p>3.81153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u Professeur Blayac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73850336">
            <text:p>73850336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number-columns-repeated="990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ultisports</text:p>
          </table:table-cell>
          <table:table-cell office:value-type="string">
            <text:p>Terrain multisports La Pompignane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166</text:p>
          </table:table-cell>
          <table:table-cell office:value-type="string">
            <text:p>43.6193737</text:p>
          </table:table-cell>
          <table:table-cell office:value-type="string">
            <text:p>3.9005297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Alphone Ju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07192">
            <text:p>628907192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table:number-columns-repeated="990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ultisports</text:p>
          </table:table-cell>
          <table:table-cell office:value-type="string">
            <text:p>Terrain multisports La Rauze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1452</text:p>
          </table:table-cell>
          <table:table-cell office:value-type="string">
            <text:p>43.5920787369</text:p>
          </table:table-cell>
          <table:table-cell office:value-type="string">
            <text:p>3.89518906614</text:p>
          </table:table-cell>
          <table:table-cell office:value-type="string">
            <text:p>419</text:p>
          </table:table-cell>
          <table:table-cell/>
          <table:table-cell office:value-type="string">
            <text:p>Avenue</text:p>
          </table:table-cell>
          <table:table-cell office:value-type="string">
            <text:p>du Docteur Jacques-Fourcad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08191364">
            <text:p>60819136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99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ultisports</text:p>
          </table:table-cell>
          <table:table-cell office:value-type="string">
            <text:p>Terrain multisports Les Sabines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584</text:p>
          </table:table-cell>
          <table:table-cell office:value-type="string">
            <text:p>43.5890304785</text:p>
          </table:table-cell>
          <table:table-cell office:value-type="string">
            <text:p>3.8677154419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Michel Collucci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9501238">
            <text:p>495012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9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ultisports</text:p>
          </table:table-cell>
          <table:table-cell office:value-type="string">
            <text:p>Terrain multisports Paul Valéry</text:p>
          </table:table-cell>
          <table:table-cell office:value-type="string">
            <text:p>Hôpitaux - Facultés</text:p>
          </table:table-cell>
          <table:table-cell table:number-columns-repeated="6"/>
          <table:table-cell office:value-type="string">
            <text:p>TA169</text:p>
          </table:table-cell>
          <table:table-cell office:value-type="string">
            <text:p>43.5937729078413</text:p>
          </table:table-cell>
          <table:table-cell office:value-type="string">
            <text:p>3.87522878133327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Pas du Loup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31">
            <text:p>31</text:p>
          </table:table-cell>
          <table:table-cell table:number-columns-repeated="990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ultisports</text:p>
          </table:table-cell>
          <table:table-cell office:value-type="string">
            <text:p>Terrain multisports Petit Bard</text:p>
          </table:table-cell>
          <table:table-cell office:value-type="string">
            <text:p>Mosson</text:p>
          </table:table-cell>
          <table:table-cell table:number-columns-repeated="6"/>
          <table:table-cell office:value-type="string">
            <text:p>1662</text:p>
          </table:table-cell>
          <table:table-cell office:value-type="string">
            <text:p>43.6157625623</text:p>
          </table:table-cell>
          <table:table-cell office:value-type="string">
            <text:p>3.83967398465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du Lyci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49003040">
            <text:p>49003040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table:number-columns-repeated="99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ultisports</text:p>
          </table:table-cell>
          <table:table-cell office:value-type="string">
            <text:p>Terrain multisports Saint-Martin</text:p>
          </table:table-cell>
          <table:table-cell office:value-type="string">
            <text:p>Prés d'Arènes</text:p>
          </table:table-cell>
          <table:table-cell table:number-columns-repeated="6"/>
          <table:table-cell office:value-type="string">
            <text:p>1649</text:p>
          </table:table-cell>
          <table:table-cell office:value-type="string">
            <text:p>43.5920135309</text:p>
          </table:table-cell>
          <table:table-cell office:value-type="string">
            <text:p>3.88528398262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Jean Vache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39631">
            <text:p>6289396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90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ultisports</text:p>
          </table:table-cell>
          <table:table-cell office:value-type="string">
            <text:p>Terrain multisports Tournezy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568</text:p>
          </table:table-cell>
          <table:table-cell office:value-type="string">
            <text:p>43.5783726041</text:p>
          </table:table-cell>
          <table:table-cell office:value-type="string">
            <text:p>3.87575921596</text:p>
          </table:table-cell>
          <table:table-cell table:number-columns-repeated="2"/>
          <table:table-cell office:value-type="string">
            <text:p>Avenue</text:p>
          </table:table-cell>
          <table:table-cell office:value-type="string">
            <text:p>de Mauri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598493926">
            <text:p>598493926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9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ultisports</text:p>
          </table:table-cell>
          <table:table-cell office:value-type="string">
            <text:p>Terrain multisports Val de Croze</text:p>
          </table:table-cell>
          <table:table-cell office:value-type="string">
            <text:p>Croix d'Argent</text:p>
          </table:table-cell>
          <table:table-cell table:number-columns-repeated="6"/>
          <table:table-cell office:value-type="string">
            <text:p>1660</text:p>
          </table:table-cell>
          <table:table-cell office:value-type="string">
            <text:p>43.5947316374</text:p>
          </table:table-cell>
          <table:table-cell office:value-type="string">
            <text:p>3.84521190348</text:p>
          </table:table-cell>
          <table:table-cell table:number-columns-repeated="2"/>
          <table:table-cell office:value-type="string">
            <text:p>Rue</text:p>
          </table:table-cell>
          <table:table-cell office:value-type="string">
            <text:p>Gustave Flauber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8"/>
          <table:table-cell office:value-type="float" office:value="628968573">
            <text:p>62896857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990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Parcs et jardins</text:p>
          </table:table-cell>
          <table:table-cell office:value-type="string">
            <text:p>Terrasse des Arceaux</text:p>
          </table:table-cell>
          <table:table-cell office:value-type="string">
            <text:p>Montpellier Centre</text:p>
          </table:table-cell>
          <table:table-cell table:number-columns-repeated="6"/>
          <table:table-cell office:value-type="string">
            <text:p>TA91</text:p>
          </table:table-cell>
          <table:table-cell table:number-columns-repeated="4"/>
          <table:table-cell office:value-type="string">
            <text:p>Place</text:p>
          </table:table-cell>
          <table:table-cell office:value-type="string">
            <text:p>des Arceaux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810">
            <text:p>810</text:p>
          </table:table-cell>
          <table:table-cell table:number-columns-repeated="990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alles de spectacle et concert</text:p>
          </table:table-cell>
          <table:table-cell office:value-type="string">
            <text:p>Théâtre de Grammont</text:p>
          </table:table-cell>
          <table:table-cell office:value-type="string">
            <text:p>Port Marianne</text:p>
          </table:table-cell>
          <table:table-cell office:value-type="string">
            <text:p>Grammont</text:p>
          </table:table-cell>
          <table:table-cell office:value-type="string">
            <text:p>04 67 99 25 25</text:p>
          </table:table-cell>
          <table:table-cell office:value-type="string">
            <text:p>04 67 99 25 29</text:p>
          </table:table-cell>
          <table:table-cell/>
          <table:table-cell office:value-type="string">
            <text:p>www.theatre-13vents.com</text:p>
          </table:table-cell>
          <table:table-cell table:number-columns-repeated="8"/>
          <table:table-cell office:value-type="string">
            <text:p>CS 69060 - Domaine de Grammont</text:p>
          </table:table-cell>
          <table:table-cell office:value-type="string">
            <text:p>34965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887">
            <text:p>887</text:p>
          </table:table-cell>
          <table:table-cell table:number-columns-repeated="990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alles de spectacle et concert</text:p>
          </table:table-cell>
          <table:table-cell office:value-type="string">
            <text:p>Théâtre de la Plume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58 73 78</text:p>
          </table:table-cell>
          <table:table-cell/>
          <table:table-cell office:value-type="string">
            <text:p>plumetheatre@aol.com</text:p>
          </table:table-cell>
          <table:table-cell office:value-type="string">
            <text:p>www.plumetheatre.com</text:p>
          </table:table-cell>
          <table:table-cell office:value-type="string">
            <text:p>Parking Gambetta</text:p>
          </table:table-cell>
          <table:table-cell table:number-columns-repeated="3"/>
          <table:table-cell office:value-type="string">
            <text:p>6</text:p>
          </table:table-cell>
          <table:table-cell/>
          <table:table-cell office:value-type="string">
            <text:p>Rue</text:p>
          </table:table-cell>
          <table:table-cell office:value-type="string">
            <text:p>Guillaume Péllicier</text:p>
          </table:table-cell>
          <table:table-cell/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4">
            <text:p>694</text:p>
          </table:table-cell>
          <table:table-cell table:number-columns-repeated="990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ompagnies</text:p>
          </table:table-cell>
          <table:table-cell office:value-type="string">
            <text:p>Théâtre de Mathieu <text:s/>/ Florence Thiebau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5 23 56</text:p>
          </table:table-cell>
          <table:table-cell/>
          <table:table-cell office:value-type="string">
            <text:p>theatredemathieu@wanadoo.fr</text:p>
          </table:table-cell>
          <table:table-cell table:number-columns-repeated="5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Thérès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7">
            <text:p>697</text:p>
          </table:table-cell>
          <table:table-cell table:number-columns-repeated="990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Compagnies</text:p>
          </table:table-cell>
          <table:table-cell office:value-type="string">
            <text:p>Théâtre des Alentours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66 52</text:p>
          </table:table-cell>
          <table:table-cell/>
          <table:table-cell office:value-type="string">
            <text:p>theatredesalentours@free.fr</text:p>
          </table:table-cell>
          <table:table-cell office:value-type="string">
            <text:p>theatredesalentours.free.fr</text:p>
          </table:table-cell>
          <table:table-cell table:number-columns-repeated="4"/>
          <table:table-cell office:value-type="string">
            <text:p>16</text:p>
          </table:table-cell>
          <table:table-cell/>
          <table:table-cell office:value-type="string">
            <text:p>Rue</text:p>
          </table:table-cell>
          <table:table-cell office:value-type="string">
            <text:p>de la Fontai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85">
            <text:p>685</text:p>
          </table:table-cell>
          <table:table-cell table:number-columns-repeated="990"/>
        </table:table-row>
        <table:table-row table:style-name="ro4">
          <table:table-cell office:value-type="float" office:value="673">
            <text:p>673</text:p>
          </table:table-cell>
          <table:table-cell office:value-type="string">
            <text:p>Salles de spectacle et concert</text:p>
          </table:table-cell>
          <table:table-cell office:value-type="string">
            <text:p>Théâtre du Domaine d'Ô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 800 200 165</text:p>
          </table:table-cell>
          <table:table-cell office:value-type="string">
            <text:p>04 67 67 73 74</text:p>
          </table:table-cell>
          <table:table-cell office:value-type="string">
            <text:p>billeterie@domaine-do-34.eu</text:p>
          </table:table-cell>
          <table:table-cell office:value-type="string">
            <text:p>www.domaine-do-34.eu</text:p>
          </table:table-cell>
          <table:table-cell table:number-columns-repeated="4"/>
          <table:table-cell office:value-type="string">
            <text:p>178</text:p>
          </table:table-cell>
          <table:table-cell/>
          <table:table-cell office:value-type="string">
            <text:p>Rue</text:p>
          </table:table-cell>
          <table:table-cell office:value-type="string">
            <text:p>de la Carrièrasse</text:p>
          </table:table-cell>
          <table:table-cell office:value-type="string">
            <text:p>Domaine du chateau d'Ô</text:p>
          </table:table-cell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string">
            <text:p>Parking</text:p>
            <text:p>Accessible aux personnes handicapées</text:p>
            <text:p/>
          </table:table-cell>
          <table:table-cell office:value-type="string">
            <text:p>Accès</text:p>
            <text:p>Tramway : ligne 1, arrêt Château d'Ô ou Malbosc</text:p>
            <text:p/>
            <text:p/>
          </table:table-cell>
          <table:table-cell office:value-type="string">
            <text:p>ligne n° 7 ou n° 16</text:p>
          </table:table-cell>
          <table:table-cell table:number-columns-repeated="3"/>
          <table:table-cell office:value-type="float" office:value="674">
            <text:p>674</text:p>
          </table:table-cell>
          <table:table-cell table:number-columns-repeated="990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Salles de spectacle et concert</text:p>
          </table:table-cell>
          <table:table-cell office:value-type="string">
            <text:p>Théâtre du Hangar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41 32 71</text:p>
          </table:table-cell>
          <table:table-cell table:number-columns-repeated="2"/>
          <table:table-cell office:value-type="string">
            <text:p>www.theatreduhangar.com</text:p>
          </table:table-cell>
          <table:table-cell table:number-columns-repeated="2"/>
          <table:table-cell office:value-type="string">
            <text:p>43.6187</text:p>
          </table:table-cell>
          <table:table-cell office:value-type="string">
            <text:p>3.87244</text:p>
          </table:table-cell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Nozeran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Albert 1er ou Philippidès</text:p>
          </table:table-cell>
          <table:table-cell table:number-columns-repeated="2"/>
          <table:table-cell office:value-type="float" office:value="221784444">
            <text:p>221784444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number-columns-repeated="990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Salles de spectacle et concert</text:p>
          </table:table-cell>
          <table:table-cell office:value-type="string">
            <text:p>Théâtre du Triolletto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41 50 76</text:p>
          </table:table-cell>
          <table:table-cell/>
          <table:table-cell office:value-type="string">
            <text:p>service.culturel@crous-montpellier.fr</text:p>
          </table:table-cell>
          <table:table-cell office:value-type="string">
            <text:p>www.crous-montpellier.fr</text:p>
          </table:table-cell>
          <table:table-cell table:number-columns-repeated="4"/>
          <table:table-cell office:value-type="string">
            <text:p>75</text:p>
          </table:table-cell>
          <table:table-cell/>
          <table:table-cell office:value-type="string">
            <text:p>Avenue</text:p>
          </table:table-cell>
          <table:table-cell office:value-type="string">
            <text:p>Augustin Fliche</text:p>
          </table:table-cell>
          <table:table-cell/>
          <table:table-cell office:value-type="string">
            <text:p>34096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Université des sciences et Lettres</text:p>
          </table:table-cell>
          <table:table-cell table:number-columns-repeated="4"/>
          <table:table-cell office:value-type="float" office:value="673">
            <text:p>673</text:p>
          </table:table-cell>
          <table:table-cell table:number-columns-repeated="990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Compagnies</text:p>
          </table:table-cell>
          <table:table-cell office:value-type="string">
            <text:p>Théâtre en Flammes / Danielle Temste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06 94 99</text:p>
          </table:table-cell>
          <table:table-cell/>
          <table:table-cell office:value-type="string">
            <text:p>createf1@free.fr</text:p>
          </table:table-cell>
          <table:table-cell office:value-type="string">
            <text:p>www.theatre-en-flammes.com</text:p>
          </table:table-cell>
          <table:table-cell table:number-columns-repeated="4"/>
          <table:table-cell office:value-type="string">
            <text:p>42</text:p>
          </table:table-cell>
          <table:table-cell/>
          <table:table-cell office:value-type="string">
            <text:p>Rue</text:p>
          </table:table-cell>
          <table:table-cell office:value-type="string">
            <text:p>Adam de Craponn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95">
            <text:p>695</text:p>
          </table:table-cell>
          <table:table-cell table:number-columns-repeated="990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Compagnies</text:p>
          </table:table-cell>
          <table:table-cell office:value-type="string">
            <text:p>Théâtre en l'R</text:p>
          </table:table-cell>
          <table:table-cell office:value-type="string">
            <text:p>Mosson</text:p>
          </table:table-cell>
          <table:table-cell/>
          <table:table-cell office:value-type="string">
            <text:p>04 67 75 60 21</text:p>
          </table:table-cell>
          <table:table-cell/>
          <table:table-cell office:value-type="string">
            <text:p>theatre.lr@free.fr</text:p>
          </table:table-cell>
          <table:table-cell table:number-columns-repeated="5"/>
          <table:table-cell office:value-type="string">
            <text:p>218</text:p>
          </table:table-cell>
          <table:table-cell/>
          <table:table-cell office:value-type="string">
            <text:p>Rue</text:p>
          </table:table-cell>
          <table:table-cell office:value-type="string">
            <text:p>de Leyde</text:p>
          </table:table-cell>
          <table:table-cell/>
          <table:table-cell office:value-type="string">
            <text:p>3408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79">
            <text:p>679</text:p>
          </table:table-cell>
          <table:table-cell table:number-columns-repeated="990"/>
        </table:table-row>
        <table:table-row table:style-name="ro2">
          <table:table-cell office:value-type="float" office:value="568">
            <text:p>568</text:p>
          </table:table-cell>
          <table:table-cell office:value-type="string">
            <text:p>Salles de spectacle et concert</text:p>
          </table:table-cell>
          <table:table-cell office:value-type="string">
            <text:p>Théâtre Gérard Philipe</text:p>
          </table:table-cell>
          <table:table-cell office:value-type="string">
            <text:p>Montpellier Centre</text:p>
          </table:table-cell>
          <table:table-cell office:value-type="string">
            <text:p>Figuerolles</text:p>
          </table:table-cell>
          <table:table-cell office:value-type="string">
            <text:p>04 67 58 71 96</text:p>
          </table:table-cell>
          <table:table-cell office:value-type="string">
            <text:p>04 67 58 23 99</text:p>
          </table:table-cell>
          <table:table-cell office:value-type="string">
            <text:p>mtp.j.ricome@wanadoo.fr</text:p>
          </table:table-cell>
          <table:table-cell/>
          <table:table-cell office:value-type="string">
            <text:p>Arceaux et Gambetta</text:p>
          </table:table-cell>
          <table:table-cell office:value-type="string">
            <text:p>00052900</text:p>
          </table:table-cell>
          <table:table-cell office:value-type="string">
            <text:p>43.6083589</text:p>
          </table:table-cell>
          <table:table-cell office:value-type="string">
            <text:p>3.8662163</text:p>
          </table:table-cell>
          <table:table-cell office:value-type="string">
            <text:p>7</text:p>
          </table:table-cell>
          <table:table-cell/>
          <table:table-cell office:value-type="string">
            <text:p>Rue</text:p>
          </table:table-cell>
          <table:table-cell office:value-type="string">
            <text:p>Pagès</text:p>
          </table:table-cell>
          <table:table-cell office:value-type="string">
            <text:p>Maison pour tous Joseph Ricôme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  <table:table-cell office:value-type="string">
            <text:p>11 arrêt Renouvier / 15 arrêt Plan Cabannes</text:p>
            <text:p/>
          </table:table-cell>
          <table:table-cell/>
          <table:table-cell office:value-type="float" office:value="613501535">
            <text:p>613501535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number-columns-repeated="990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Salles de spectacle et concert</text:p>
          </table:table-cell>
          <table:table-cell office:value-type="string">
            <text:p>Théâtre Iseïon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 67 58 15 45</text:p>
          </table:table-cell>
          <table:table-cell office:value-type="string">
            <text:p>04 67 58 90 78</text:p>
          </table:table-cell>
          <table:table-cell table:number-columns-repeated="6"/>
          <table:table-cell office:value-type="string">
            <text:p>18</text:p>
          </table:table-cell>
          <table:table-cell/>
          <table:table-cell office:value-type="string">
            <text:p>Rue</text:p>
          </table:table-cell>
          <table:table-cell office:value-type="string">
            <text:p>Fouques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669">
            <text:p>669</text:p>
          </table:table-cell>
          <table:table-cell table:number-columns-repeated="990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Salles de spectacle et concert</text:p>
          </table:table-cell>
          <table:table-cell office:value-type="string">
            <text:p>Théâtre Jean-Vilar</text:p>
          </table:table-cell>
          <table:table-cell office:value-type="string">
            <text:p>Mosson</text:p>
          </table:table-cell>
          <table:table-cell office:value-type="string">
            <text:p>La Paillade</text:p>
          </table:table-cell>
          <table:table-cell office:value-type="string">
            <text:p>04 67 40 41 39</text:p>
          </table:table-cell>
          <table:table-cell table:number-columns-repeated="2"/>
          <table:table-cell office:value-type="string">
            <text:p>theatrejeanvilar.montpellier.fr</text:p>
          </table:table-cell>
          <table:table-cell table:number-columns-repeated="2"/>
          <table:table-cell office:value-type="string">
            <text:p>43.6285695670117</text:p>
          </table:table-cell>
          <table:table-cell office:value-type="string">
            <text:p>3.81613026242741</text:p>
          </table:table-cell>
          <table:table-cell office:value-type="string">
            <text:p>155</text:p>
          </table:table-cell>
          <table:table-cell/>
          <table:table-cell office:value-type="string">
            <text:p>Rue</text:p>
          </table:table-cell>
          <table:table-cell office:value-type="string">
            <text:p>de Bologne</text:p>
          </table:table-cell>
          <table:table-cell/>
          <table:table-cell office:value-type="string">
            <text:p>34184</text:p>
          </table:table-cell>
          <table:table-cell office:value-type="string">
            <text:p>Montpellier</text:p>
          </table:table-cell>
          <table:table-cell office:value-type="string">
            <text:p>Cedex 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float" office:value="73974416">
            <text:p>73974416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table:number-columns-repeated="990"/>
        </table:table-row>
        <table:table-row table:style-name="ro5">
          <table:table-cell office:value-type="float" office:value="1411">
            <text:p>1411</text:p>
          </table:table-cell>
          <table:table-cell office:value-type="string">
            <text:p>Salles de spectacle et concert</text:p>
          </table:table-cell>
          <table:table-cell office:value-type="string">
            <text:p>Théâtre la Vignett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4 54 34</text:p>
          </table:table-cell>
          <table:table-cell office:value-type="string">
            <text:p>04 67 14 55 97</text:p>
          </table:table-cell>
          <table:table-cell office:value-type="string">
            <text:p>resa.theatre@univ-montp3.fr</text:p>
          </table:table-cell>
          <table:table-cell office:value-type="string">
            <text:p>theatre.univ-montp3.fr</text:p>
          </table:table-cell>
          <table:table-cell table:number-columns-repeated="6"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199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Accès</text:p>
            <text:p>Entrée du Théâtre par le campus</text:p>
            <text:p>Bâtiment H du Théâtre de l’Université Paul-Valéry</text:p>
            <text:p/>
            <text:p>Entrée directe par l’avenue Val de Montferrand</text:p>
            <text:p/>
            <text:p>De l’autoroute</text:p>
            <text:p>Sortie Montpellier Ouest – Centre.</text:p>
            <text:p>Suivre centre ville.</text:p>
            <text:p/>
          </table:table-cell>
          <table:table-cell office:value-type="string">
            <text:p>ligne 1 Arrêt Saint Éloi</text:p>
            <text:p/>
          </table:table-cell>
          <table:table-cell table:number-columns-repeated="4"/>
          <table:table-cell office:value-type="float" office:value="1251">
            <text:p>1251</text:p>
          </table:table-cell>
          <table:table-cell table:number-columns-repeated="990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Salles de spectacle et concert</text:p>
          </table:table-cell>
          <table:table-cell office:value-type="string">
            <text:p>Théâtre Le Carré Rondelet</text:p>
          </table:table-cell>
          <table:table-cell office:value-type="string">
            <text:p>Montpellier Centre</text:p>
          </table:table-cell>
          <table:table-cell office:value-type="string">
            <text:p>Gambetta</text:p>
          </table:table-cell>
          <table:table-cell office:value-type="string">
            <text:p>0467549419</text:p>
          </table:table-cell>
          <table:table-cell/>
          <table:table-cell office:value-type="string">
            <text:p>carrerondelet@gmail.com</text:p>
          </table:table-cell>
          <table:table-cell office:value-type="string">
            <text:p>carrerondelet.venez.fr</text:p>
          </table:table-cell>
          <table:table-cell table:number-columns-repeated="4"/>
          <table:table-cell office:value-type="string">
            <text:p>14</text:p>
          </table:table-cell>
          <table:table-cell/>
          <table:table-cell office:value-type="string">
            <text:p>Rue</text:p>
          </table:table-cell>
          <table:table-cell office:value-type="string">
            <text:p>de Belfort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80">
            <text:p>1280</text:p>
          </table:table-cell>
          <table:table-cell table:number-columns-repeated="990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Salles de spectacle et concert</text:p>
          </table:table-cell>
          <table:table-cell office:value-type="string">
            <text:p>Théâtre Pierre Tabard - Lakanal</text:p>
          </table:table-cell>
          <table:table-cell office:value-type="string">
            <text:p>Montpellier Centre</text:p>
          </table:table-cell>
          <table:table-cell office:value-type="string">
            <text:p>Les Beaux-Arts</text:p>
          </table:table-cell>
          <table:table-cell office:value-type="string">
            <text:p>04 67 16 28 82</text:p>
          </table:table-cell>
          <table:table-cell office:value-type="string">
            <text:p>04 67 55 23 07</text:p>
          </table:table-cell>
          <table:table-cell/>
          <table:table-cell office:value-type="string">
            <text:p>theatreaupresent.free.fr</text:p>
          </table:table-cell>
          <table:table-cell table:number-columns-repeated="2"/>
          <table:table-cell office:value-type="string">
            <text:p>43.6169</text:p>
          </table:table-cell>
          <table:table-cell office:value-type="string">
            <text:p>3.87818</text:p>
          </table:table-cell>
          <table:table-cell office:value-type="string">
            <text:p>17</text:p>
          </table:table-cell>
          <table:table-cell/>
          <table:table-cell office:value-type="string">
            <text:p>Rue</text:p>
          </table:table-cell>
          <table:table-cell office:value-type="string">
            <text:p>Ferdinand Fabre</text:p>
          </table:table-cell>
          <table:table-cell office:value-type="string">
            <text:p>(angle 20 rue Lakanal)</text:p>
          </table:table-cell>
          <table:table-cell office:value-type="string">
            <text:p>34000</text:p>
          </table:table-cell>
          <table:table-cell office:value-type="string">
            <text:p>Montpellier</text:p>
          </table:table-cell>
          <table:table-cell/>
          <table:table-cell office:value-type="string">
            <text:p>AUX_NORMES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Louis-Blanc ou Corum</text:p>
          </table:table-cell>
          <table:table-cell table:number-columns-repeated="2"/>
          <table:table-cell office:value-type="float" office:value="221836358">
            <text:p>221836358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number-columns-repeated="990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Compagnies</text:p>
          </table:table-cell>
          <table:table-cell office:value-type="string">
            <text:p>Théâtre Zô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8 08 46 - 06 07 24 64 52</text:p>
          </table:table-cell>
          <table:table-cell/>
          <table:table-cell office:value-type="string">
            <text:p>theatrezo@yahoo.fr</text:p>
          </table:table-cell>
          <table:table-cell office:value-type="string">
            <text:p>theatrezo.free.fr</text:p>
          </table:table-cell>
          <table:table-cell table:number-columns-repeated="4"/>
          <table:table-cell office:value-type="string">
            <text:p>20</text:p>
          </table:table-cell>
          <table:table-cell/>
          <table:table-cell office:value-type="string">
            <text:p>Rue</text:p>
          </table:table-cell>
          <table:table-cell office:value-type="string">
            <text:p>Rigaud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1">
            <text:p>701</text:p>
          </table:table-cell>
          <table:table-cell table:number-columns-repeated="990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Don d'organes</text:p>
          </table:table-cell>
          <table:table-cell office:value-type="string">
            <text:p>TRANSFORM ARD ROUSSILLON LANGUEDOC</text:p>
          </table:table-cell>
          <table:table-cell table:number-columns-repeated="2"/>
          <table:table-cell office:value-type="string">
            <text:p>06 17 24 61 27</text:p>
          </table:table-cell>
          <table:table-cell/>
          <table:table-cell office:value-type="string">
            <text:p>bobo.jojo@orange.fr</text:p>
          </table:table-cell>
          <table:table-cell table:number-columns-repeated="7"/>
          <table:table-cell office:value-type="string">
            <text:p>Adresse</text:p>
          </table:table-cell>
          <table:table-cell office:value-type="string">
            <text:p>non communiqué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273">
            <text:p>1273</text:p>
          </table:table-cell>
          <table:table-cell table:number-columns-repeated="990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Associations</text:p>
          </table:table-cell>
          <table:table-cell office:value-type="string">
            <text:p>Union des aveugles et handicapés de la vue de Montpellier et de la région</text:p>
          </table:table-cell>
          <table:table-cell office:value-type="string">
            <text:p>Montpellier Centre</text:p>
          </table:table-cell>
          <table:table-cell office:value-type="string">
            <text:p>Antigone</text:p>
          </table:table-cell>
          <table:table-cell office:value-type="string">
            <text:p>04 67 50 50 60</text:p>
          </table:table-cell>
          <table:table-cell office:value-type="string">
            <text:p>04 67 22 32 38</text:p>
          </table:table-cell>
          <table:table-cell office:value-type="string">
            <text:p>accueil@uahv-lr.com</text:p>
          </table:table-cell>
          <table:table-cell office:value-type="string">
            <text:p>www.uahv-lr.com</text:p>
          </table:table-cell>
          <table:table-cell table:number-columns-repeated="4"/>
          <table:table-cell office:value-type="string">
            <text:p>420</text:p>
          </table:table-cell>
          <table:table-cell/>
          <table:table-cell office:value-type="string">
            <text:p>Allée</text:p>
          </table:table-cell>
          <table:table-cell office:value-type="string">
            <text:p>Henri II de Montmorency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983">
            <text:p>983</text:p>
          </table:table-cell>
          <table:table-cell table:number-columns-repeated="990"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Universités</text:p>
          </table:table-cell>
          <table:table-cell office:value-type="string">
            <text:p>Université Montpellier I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74 00</text:p>
          </table:table-cell>
          <table:table-cell table:number-columns-repeated="2"/>
          <table:table-cell office:value-type="string">
            <text:p>www.univ-montp1.fr/</text:p>
          </table:table-cell>
          <table:table-cell table:number-columns-repeated="4"/>
          <table:table-cell office:value-type="string">
            <text:p>5</text:p>
          </table:table-cell>
          <table:table-cell/>
          <table:table-cell office:value-type="string">
            <text:p>Boulevard</text:p>
          </table:table-cell>
          <table:table-cell office:value-type="string">
            <text:p>Henri IV</text:p>
          </table:table-cell>
          <table:table-cell office:value-type="string">
            <text:p>CS 19044</text:p>
          </table:table-cell>
          <table:table-cell office:value-type="string">
            <text:p>34967</text:p>
          </table:table-cell>
          <table:table-cell office:value-type="string">
            <text:p>Montpellier</text:p>
          </table:table-cell>
          <table:table-cell office:value-type="string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11">
            <text:p>1111</text:p>
          </table:table-cell>
          <table:table-cell table:number-columns-repeated="990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<text:s/>UFR d'Odontologie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10 44 70</text:p>
          </table:table-cell>
          <table:table-cell office:value-type="string">
            <text:p>04 67 10 45 82</text:p>
          </table:table-cell>
          <table:table-cell table:number-columns-repeated="3"/>
          <table:table-cell office:value-type="string">
            <text:p>39226</text:p>
          </table:table-cell>
          <table:table-cell office:value-type="string">
            <text:p>43.6363560095</text:p>
          </table:table-cell>
          <table:table-cell office:value-type="string">
            <text:p>3.82341408939</text:p>
          </table:table-cell>
          <table:table-cell office:value-type="string">
            <text:p>545</text:p>
          </table:table-cell>
          <table:table-cell/>
          <table:table-cell office:value-type="string">
            <text:p>Avenue</text:p>
          </table:table-cell>
          <table:table-cell office:value-type="string">
            <text:p>du Prof. J.L. Viala</text:p>
          </table:table-cell>
          <table:table-cell/>
          <table:table-cell office:value-type="string">
            <text:p>34 1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0">
            <text:p>1150</text:p>
          </table:table-cell>
          <table:table-cell table:number-columns-repeated="990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IPAG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85 46</text:p>
          </table:table-cell>
          <table:table-cell office:value-type="string">
            <text:p>04 67 15 85 47</text:p>
          </table:table-cell>
          <table:table-cell office:value-type="string">
            <text:p>ipag@univ-montp1.fr</text:p>
          </table:table-cell>
          <table:table-cell office:value-type="string">
            <text:p>www.univ-montp1.fr/l_universite/ufr_et_instituts/ipag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Vendémiaire</text:p>
          </table:table-cell>
          <table:table-cell office:value-type="string">
            <text:p>CS 19519, Espace Richter <text:s/>Bât. B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office:value-type="string">
            <text:p>Cedex 0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5">
            <text:p>1155</text:p>
          </table:table-cell>
          <table:table-cell table:number-columns-repeated="990"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ISEM</text:p>
          </table:table-cell>
          <table:table-cell office:value-type="string">
            <text:p>Port Marianne</text:p>
          </table:table-cell>
          <table:table-cell/>
          <table:table-cell office:value-type="string">
            <text:p>04 99 13 02 00</text:p>
          </table:table-cell>
          <table:table-cell office:value-type="string">
            <text:p>04 99 13 02 10</text:p>
          </table:table-cell>
          <table:table-cell office:value-type="string">
            <text:p>isem@univ-montp1.fr</text:p>
          </table:table-cell>
          <table:table-cell office:value-type="string">
            <text:p>www.univ-montp1.fr/l_universite/ufr_et_instituts/isem_management</text:p>
          </table:table-cell>
          <table:table-cell table:number-columns-repeated="6"/>
          <table:table-cell office:value-type="string">
            <text:p>Rue</text:p>
          </table:table-cell>
          <table:table-cell office:value-type="string">
            <text:p>Vendémiaire</text:p>
          </table:table-cell>
          <table:table-cell office:value-type="string">
            <text:p>CS 19519, Espace Richter Bât. B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office:value-type="string">
            <text:p>Cedex 0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4">
            <text:p>1154</text:p>
          </table:table-cell>
          <table:table-cell table:number-columns-repeated="990"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AE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84 60</text:p>
          </table:table-cell>
          <table:table-cell table:number-columns-repeated="2"/>
          <table:table-cell office:value-type="string">
            <text:p>www.univ-montp1.fr/l_universite/ufr_et_instituts/ufr_aes</text:p>
          </table:table-cell>
          <table:table-cell/>
          <table:table-cell office:value-type="string">
            <text:p>TA94</text:p>
          </table:table-cell>
          <table:table-cell table:number-columns-repeated="4"/>
          <table:table-cell office:value-type="string">
            <text:p>Avenue</text:p>
          </table:table-cell>
          <table:table-cell office:value-type="string">
            <text:p>de la Mer</text:p>
          </table:table-cell>
          <table:table-cell office:value-type="string">
            <text:p>CS 59640, Espace Richter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2">
            <text:p>1152</text:p>
          </table:table-cell>
          <table:table-cell table:number-columns-repeated="990"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de Droit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1 54 00</text:p>
          </table:table-cell>
          <table:table-cell office:value-type="string">
            <text:p>04 67 60 42 31</text:p>
          </table:table-cell>
          <table:table-cell office:value-type="string">
            <text:p>sra@univ-montp1.fr</text:p>
          </table:table-cell>
          <table:table-cell office:value-type="string">
            <text:p>www.univ-montp1.fr/l_universite/ufr_et_instituts/ufr_droit</text:p>
          </table:table-cell>
          <table:table-cell/>
          <table:table-cell office:value-type="string">
            <text:p>39166</text:p>
          </table:table-cell>
          <table:table-cell office:value-type="string">
            <text:p>43.6138559265</text:p>
          </table:table-cell>
          <table:table-cell office:value-type="string">
            <text:p>3.87688156616</text:p>
          </table:table-cell>
          <table:table-cell office:value-type="string">
            <text:p>39</text:p>
          </table:table-cell>
          <table:table-cell/>
          <table:table-cell office:value-type="string">
            <text:p>Rue</text:p>
          </table:table-cell>
          <table:table-cell office:value-type="string">
            <text:p>de l'Université</text:p>
          </table:table-cell>
          <table:table-cell/>
          <table:table-cell office:value-type="string">
            <text:p>3406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47">
            <text:p>1147</text:p>
          </table:table-cell>
          <table:table-cell table:number-columns-repeated="990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de Médecin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10 00</text:p>
          </table:table-cell>
          <table:table-cell office:value-type="string">
            <text:p>04 67 66 17 57</text:p>
          </table:table-cell>
          <table:table-cell office:value-type="string">
            <text:p>agmed@univ-montp1.fr</text:p>
          </table:table-cell>
          <table:table-cell office:value-type="string">
            <text:p>www.univ-montp1.fr/l_universite/ufr_et_instituts/ufr_medecine</text:p>
          </table:table-cell>
          <table:table-cell/>
          <table:table-cell office:value-type="string">
            <text:p>39170</text:p>
          </table:table-cell>
          <table:table-cell office:value-type="string">
            <text:p>43.6132905519</text:p>
          </table:table-cell>
          <table:table-cell office:value-type="string">
            <text:p>3.87365096811</text:p>
          </table:table-cell>
          <table:table-cell office:value-type="string">
            <text:p>2</text:p>
          </table:table-cell>
          <table:table-cell/>
          <table:table-cell office:value-type="string">
            <text:p>Rue</text:p>
          </table:table-cell>
          <table:table-cell office:value-type="string">
            <text:p>de l'Ecole de Médecine</text:p>
          </table:table-cell>
          <table:table-cell office:value-type="string">
            <text:p>CS 59001</text:p>
          </table:table-cell>
          <table:table-cell office:value-type="string">
            <text:p>34060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8">
            <text:p>1148</text:p>
          </table:table-cell>
          <table:table-cell table:number-columns-repeated="990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de Pharmacie</text:p>
          </table:table-cell>
          <table:table-cell office:value-type="string">
            <text:p>Montpellier Centre</text:p>
          </table:table-cell>
          <table:table-cell/>
          <table:table-cell table:number-columns-repeated="2" office:value-type="string">
            <text:p>04 67 54 80 00</text:p>
          </table:table-cell>
          <table:table-cell/>
          <table:table-cell office:value-type="string">
            <text:p>www.univ-montp1.fr/l_universite/ufr_et_instituts/ufr_pharmacie</text:p>
          </table:table-cell>
          <table:table-cell/>
          <table:table-cell office:value-type="string">
            <text:p>39174</text:p>
          </table:table-cell>
          <table:table-cell office:value-type="string">
            <text:p>43.6224837028</text:p>
          </table:table-cell>
          <table:table-cell office:value-type="string">
            <text:p>3.86199696507</text:p>
          </table:table-cell>
          <table:table-cell office:value-type="string">
            <text:p>15</text:p>
          </table:table-cell>
          <table:table-cell/>
          <table:table-cell office:value-type="string">
            <text:p>Avenue</text:p>
          </table:table-cell>
          <table:table-cell office:value-type="string">
            <text:p>Charles Flahault</text:p>
          </table:table-cell>
          <table:table-cell office:value-type="string">
            <text:p>BP 14491</text:p>
          </table:table-cell>
          <table:table-cell office:value-type="string">
            <text:p>34093</text:p>
          </table:table-cell>
          <table:table-cell office:value-type="string">
            <text:p>Montpellier</text:p>
          </table:table-cell>
          <table:table-cell office:value-type="string">
            <text:p>Cedex 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49">
            <text:p>1149</text:p>
          </table:table-cell>
          <table:table-cell table:number-columns-repeated="990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Sciences Economiques</text:p>
          </table:table-cell>
          <table:table-cell office:value-type="string">
            <text:p>Port Marianne</text:p>
          </table:table-cell>
          <table:table-cell/>
          <table:table-cell office:value-type="string">
            <text:p>04 67 15 84 50</text:p>
          </table:table-cell>
          <table:table-cell office:value-type="string">
            <text:p>04 67 15 84 86</text:p>
          </table:table-cell>
          <table:table-cell/>
          <table:table-cell office:value-type="string">
            <text:p>www.univ-montp1.fr/l_universite/ufr_et_instituts/ufr_sciences_economiques</text:p>
          </table:table-cell>
          <table:table-cell/>
          <table:table-cell office:value-type="string">
            <text:p>TA95</text:p>
          </table:table-cell>
          <table:table-cell table:number-columns-repeated="4"/>
          <table:table-cell office:value-type="string">
            <text:p>Avenue</text:p>
          </table:table-cell>
          <table:table-cell office:value-type="string">
            <text:p>de la Mer</text:p>
          </table:table-cell>
          <table:table-cell office:value-type="string">
            <text:p>CS 79606</text:p>
          </table:table-cell>
          <table:table-cell office:value-type="string">
            <text:p>34960</text:p>
          </table:table-cell>
          <table:table-cell office:value-type="string">
            <text:p>Montpellier</text:p>
          </table:table-cell>
          <table:table-cell office:value-type="string">
            <text:p>Cedex 2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153">
            <text:p>1153</text:p>
          </table:table-cell>
          <table:table-cell table:number-columns-repeated="990"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Autres contacts utiles</text:p>
          </table:table-cell>
          <table:table-cell office:value-type="string">
            <text:p>Université Montpellier I - UFR STAPS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41 57 00</text:p>
          </table:table-cell>
          <table:table-cell office:value-type="string">
            <text:p>04 67 41 57 08</text:p>
          </table:table-cell>
          <table:table-cell/>
          <table:table-cell office:value-type="string">
            <text:p>www.univ-montp1.fr/l_universite/ufr_et_instituts/ufr_staps</text:p>
          </table:table-cell>
          <table:table-cell/>
          <table:table-cell office:value-type="string">
            <text:p>38954</text:p>
          </table:table-cell>
          <table:table-cell office:value-type="string">
            <text:p>43.6407563202</text:p>
          </table:table-cell>
          <table:table-cell office:value-type="string">
            <text:p>3.85395838552</text:p>
          </table:table-cell>
          <table:table-cell office:value-type="string">
            <text:p>700</text:p>
          </table:table-cell>
          <table:table-cell/>
          <table:table-cell office:value-type="string">
            <text:p>Avenue</text:p>
          </table:table-cell>
          <table:table-cell office:value-type="string">
            <text:p>du Pic Saint-Loup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1151">
            <text:p>1151</text:p>
          </table:table-cell>
          <table:table-cell table:number-columns-repeated="990"/>
        </table:table-row>
        <table:table-row table:style-name="ro2">
          <table:table-cell office:value-type="float" office:value="1234">
            <text:p>1234</text:p>
          </table:table-cell>
          <table:table-cell office:value-type="string">
            <text:p>Universités</text:p>
          </table:table-cell>
          <table:table-cell office:value-type="string">
            <text:p>Université Montpellier II - Sciences et Techniques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14 30 30</text:p>
          </table:table-cell>
          <table:table-cell office:value-type="string">
            <text:p>04 67 14 30 31</text:p>
          </table:table-cell>
          <table:table-cell office:value-type="string">
            <text:p>presidence@univ-montp2.fr</text:p>
          </table:table-cell>
          <table:table-cell/>
          <table:table-cell office:value-type="string">
            <text:p>parking difficile</text:p>
          </table:table-cell>
          <table:table-cell office:value-type="string">
            <text:p>39202</text:p>
          </table:table-cell>
          <table:table-cell office:value-type="string">
            <text:p>43.6324954277</text:p>
          </table:table-cell>
          <table:table-cell office:value-type="string">
            <text:p>3.86462739731</text:p>
          </table:table-cell>
          <table:table-cell table:number-columns-repeated="2"/>
          <table:table-cell office:value-type="string">
            <text:p>Place</text:p>
          </table:table-cell>
          <table:table-cell office:value-type="string">
            <text:p>Eugène Bataillon</text:p>
          </table:table-cell>
          <table:table-cell/>
          <table:table-cell office:value-type="string">
            <text:p>34095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direction Mosson, arrêt universités des sciences et des lettres</text:p>
            <text:p/>
          </table:table-cell>
          <table:table-cell table:number-columns-repeated="4"/>
          <table:table-cell office:value-type="float" office:value="1097">
            <text:p>1097</text:p>
          </table:table-cell>
          <table:table-cell table:number-columns-repeated="990"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Universités</text:p>
          </table:table-cell>
          <table:table-cell office:value-type="string">
            <text:p>Université Montpellier III - Paul Valéry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+33 (0)4 67 14 20 00</text:p>
          </table:table-cell>
          <table:table-cell table:number-columns-repeated="2"/>
          <table:table-cell office:value-type="string">
            <text:p><text:s/>www.univ-montp3.fr/</text:p>
          </table:table-cell>
          <table:table-cell/>
          <table:table-cell office:value-type="string">
            <text:p>70013300</text:p>
          </table:table-cell>
          <table:table-cell office:value-type="string">
            <text:p>43.6328217915</text:p>
          </table:table-cell>
          <table:table-cell office:value-type="string">
            <text:p>3.86979818642</text:p>
          </table:table-cell>
          <table:table-cell table:number-columns-repeated="2"/>
          <table:table-cell office:value-type="string">
            <text:p>Route</text:p>
          </table:table-cell>
          <table:table-cell office:value-type="string">
            <text:p>de Mende</text:p>
          </table:table-cell>
          <table:table-cell/>
          <table:table-cell office:value-type="string">
            <text:p>34199</text:p>
          </table:table-cell>
          <table:table-cell office:value-type="string">
            <text:p>Montpellier</text:p>
          </table:table-cell>
          <table:table-cell office:value-type="string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098">
            <text:p>1098</text:p>
          </table:table-cell>
          <table:table-cell table:number-columns-repeated="990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Cinémas</text:p>
          </table:table-cell>
          <table:table-cell office:value-type="string">
            <text:p>Utopia Diagonal</text:p>
          </table:table-cell>
          <table:table-cell office:value-type="string">
            <text:p>Hôpitaux - Facultés</text:p>
          </table:table-cell>
          <table:table-cell office:value-type="string">
            <text:p>Hôpitaux-Facultés</text:p>
          </table:table-cell>
          <table:table-cell office:value-type="string">
            <text:p>04 67 87 91 85</text:p>
          </table:table-cell>
          <table:table-cell table:number-columns-repeated="2"/>
          <table:table-cell office:value-type="string">
            <text:p>www.cinemas-utopia.org/montpellier/</text:p>
          </table:table-cell>
          <table:table-cell table:number-columns-repeated="2"/>
          <table:table-cell office:value-type="string">
            <text:p>43.629</text:p>
          </table:table-cell>
          <table:table-cell office:value-type="string">
            <text:p>3.86911</text:p>
          </table:table-cell>
          <table:table-cell office:value-type="string">
            <text:p>5</text:p>
          </table:table-cell>
          <table:table-cell/>
          <table:table-cell office:value-type="string">
            <text:p>Avenue</text:p>
          </table:table-cell>
          <table:table-cell office:value-type="string">
            <text:p>du Docteur Peze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, station Saint-Éloi</text:p>
          </table:table-cell>
          <table:table-cell office:value-type="string">
            <text:p>lignes 22, la Ronde et la Navette, station Saint-Éloi</text:p>
          </table:table-cell>
          <table:table-cell/>
          <table:table-cell office:value-type="float" office:value="564905688">
            <text:p>564905688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table:number-columns-repeated="990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Galeries d'art</text:p>
          </table:table-cell>
          <table:table-cell office:value-type="string">
            <text:p>Vasistas Galer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52 47 37</text:p>
          </table:table-cell>
          <table:table-cell table:number-columns-repeated="2"/>
          <table:table-cell office:value-type="string">
            <text:p>www.vasistas.org</text:p>
          </table:table-cell>
          <table:table-cell table:number-columns-repeated="4"/>
          <table:table-cell office:value-type="string">
            <text:p>37,</text:p>
          </table:table-cell>
          <table:table-cell/>
          <table:table-cell office:value-type="string">
            <text:p>Avenue</text:p>
          </table:table-cell>
          <table:table-cell office:value-type="string">
            <text:p>Bouisson Bertrand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436">
            <text:p>436</text:p>
          </table:table-cell>
          <table:table-cell table:number-columns-repeated="990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Compagnies</text:p>
          </table:table-cell>
          <table:table-cell office:value-type="string">
            <text:p>Vicomédie</text:p>
          </table:table-cell>
          <table:table-cell office:value-type="string">
            <text:p>Montpellier Centre</text:p>
          </table:table-cell>
          <table:table-cell/>
          <table:table-cell office:value-type="string">
            <text:p>04 67 60 26 65</text:p>
          </table:table-cell>
          <table:table-cell table:number-columns-repeated="7"/>
          <table:table-cell office:value-type="string">
            <text:p>3</text:p>
          </table:table-cell>
          <table:table-cell/>
          <table:table-cell office:value-type="string">
            <text:p>Rue</text:p>
          </table:table-cell>
          <table:table-cell office:value-type="string">
            <text:p>Saint-Côme</text:p>
          </table:table-cell>
          <table:table-cell/>
          <table:table-cell office:value-type="string">
            <text:p>3400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02">
            <text:p>702</text:p>
          </table:table-cell>
          <table:table-cell table:number-columns-repeated="990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Adresses utiles</text:p>
          </table:table-cell>
          <table:table-cell office:value-type="string">
            <text:p>Vieillesse maltraitée Alma Hérault</text:p>
          </table:table-cell>
          <table:table-cell office:value-type="string">
            <text:p>Montpellier Centre</text:p>
          </table:table-cell>
          <table:table-cell office:value-type="string">
            <text:p>Boutonnet</text:p>
          </table:table-cell>
          <table:table-cell office:value-type="string">
            <text:p>04 67 04 28 50</text:p>
          </table:table-cell>
          <table:table-cell table:number-columns-repeated="7"/>
          <table:table-cell office:value-type="string">
            <text:p>1</text:p>
          </table:table-cell>
          <table:table-cell/>
          <table:table-cell office:value-type="string">
            <text:p>Rue</text:p>
          </table:table-cell>
          <table:table-cell office:value-type="string">
            <text:p>Turgot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514">
            <text:p>514</text:p>
          </table:table-cell>
          <table:table-cell table:number-columns-repeated="990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Compagnies</text:p>
          </table:table-cell>
          <table:table-cell office:value-type="string">
            <text:p>Vilcanota et Cie Bruno Pradet</text:p>
          </table:table-cell>
          <table:table-cell office:value-type="string">
            <text:p>Montpellier Centre</text:p>
          </table:table-cell>
          <table:table-cell table:number-columns-repeated="3"/>
          <table:table-cell office:value-type="string">
            <text:p>brunopr@club-internet.fr</text:p>
          </table:table-cell>
          <table:table-cell office:value-type="string">
            <text:p>www.eclatsdart.com*</text:p>
          </table:table-cell>
          <table:table-cell table:number-columns-repeated="4"/>
          <table:table-cell office:value-type="string">
            <text:p>56</text:p>
          </table:table-cell>
          <table:table-cell/>
          <table:table-cell office:value-type="string">
            <text:p>Rue</text:p>
          </table:table-cell>
          <table:table-cell office:value-type="string">
            <text:p>Tour Gayraud</text:p>
          </table:table-cell>
          <table:table-cell office:value-type="string">
            <text:p>La Guirlande C</text:p>
          </table:table-cell>
          <table:table-cell office:value-type="string">
            <text:p>3407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"/>
          <table:table-cell office:value-type="float" office:value="771">
            <text:p>771</text:p>
          </table:table-cell>
          <table:table-cell table:number-columns-repeated="990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Parcs et jardins</text:p>
          </table:table-cell>
          <table:table-cell office:value-type="string">
            <text:p>Zoo de Montpellier</text:p>
          </table:table-cell>
          <table:table-cell office:value-type="string">
            <text:p>Hôpitaux - Facultés</text:p>
          </table:table-cell>
          <table:table-cell/>
          <table:table-cell office:value-type="string">
            <text:p>04 67 54 45 23</text:p>
          </table:table-cell>
          <table:table-cell table:number-columns-repeated="2"/>
          <table:table-cell office:value-type="string">
            <text:p>www.zoo.montpellier.fr</text:p>
          </table:table-cell>
          <table:table-cell/>
          <table:table-cell office:value-type="string">
            <text:p>477</text:p>
          </table:table-cell>
          <table:table-cell office:value-type="string">
            <text:p>43.6426998691</text:p>
          </table:table-cell>
          <table:table-cell office:value-type="string">
            <text:p>3.87696267556</text:p>
          </table:table-cell>
          <table:table-cell office:value-type="string">
            <text:p>50</text:p>
          </table:table-cell>
          <table:table-cell/>
          <table:table-cell office:value-type="string">
            <text:p>Avenue</text:p>
          </table:table-cell>
          <table:table-cell office:value-type="string">
            <text:p>Val d'Agropolis</text:p>
          </table:table-cell>
          <table:table-cell/>
          <table:table-cell office:value-type="string">
            <text:p>34090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Ligne 1 arrêt St Eloi</text:p>
          </table:table-cell>
          <table:table-cell office:value-type="string">
            <text:p>puis bus La Navette direction Agropolis Lavalette, arrêt devant l'entrée du zoo.</text:p>
          </table:table-cell>
          <table:table-cell table:number-columns-repeated="3"/>
          <table:table-cell office:value-type="float" office:value="824">
            <text:p>824</text:p>
          </table:table-cell>
          <table:table-cell table:number-columns-repeated="990"/>
        </table:table-row>
      </table:table>
      <table:table table:name="Métadonnées" table:style-name="ta2" table:print="false">
        <table:table-column table:style-name="co6" table:number-columns-repeated="1024" table:default-cell-style-name="Default"/>
        <table:table-row table:style-name="ro6">
          <table:table-cell table:style-name="ce1" office:value-type="string">
            <text:p>--------------------------------------------------</text:p>
          </table:table-cell>
          <table:table-cell table:style-name="ce2"/>
          <table:table-cell table:number-columns-repeated="1022"/>
        </table:table-row>
        <table:table-row table:style-name="ro6" table:number-rows-repeated="2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Montpellier Territoire Numérique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--------------------------------------------------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Fiche métadonnées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--------------------------------------------------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*Nom : Établissements publics</text:p>
          </table:table-cell>
          <table:table-cell table:style-name="ce3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office:value-type="string">
            <text:p>*Date de publication : 23/08/2011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office:value-type="string">
            <text:p>*Identifiant : VilleMTP_MTP_EtabliPublic_2011_v3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*Description : Ce jeu de données détient la liste de la majeure partie des établissements recevants du public dans la Ville de Montpellier. Par exemple, on y retrouve les hôpitaux, les maisons pour tous, les bibliothèques, etc.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/>
          <table:table-cell table:style-name="ce2"/>
          <table:table-cell table:number-columns-repeated="1022"/>
        </table:table-row>
        <table:table-row table:style-name="ro6">
          <table:table-cell table:style-name="ce1" office:value-type="string">
            <text:p>*Période de validité : Annuelle</text:p>
          </table:table-cell>
          <table:table-cell table:style-name="ce2"/>
          <table:table-cell table:number-columns-repeated="1022"/>
        </table:table-row>
        <table:table-row table:style-name="ro6">
          <table:table-cell table:style-name="ce1"/>
          <table:table-cell table:style-name="ce3"/>
          <table:table-cell table:number-columns-repeated="1022"/>
        </table:table-row>
        <table:table-row table:style-name="ro1">
          <table:table-cell office:value-type="string">
            <text:p>*Propriétair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Diffuseur : Ville de Montpellier/Mandari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Catégorie : Equip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Thème INSPIRE : Localis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Couverture géographiqu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Licence : LICENCE OUVER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Langue : Franç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Mots clés : crèche ; hôpital ; bibliothèque ; stade ; terrain ; sport ; médiathèque ; école ; collège ;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Tarification : Gratui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Information complémentaire : http://www.montpellier.fr/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ite : http://opendata.montpelliernumerique.f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act : opendata.montpelliernumerique@gmail.com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</table:table>
      <table:named-expressions>
        <table:named-range table:name="rq_export_ville_ok" table:base-cell-address="$'ERP version 3'.$A$1" table:cell-range-address="$'ERP version 3'.$A$1:.$AH$128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2cm" fo:margin-right="2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/04/2012</text:date>, <text:time>15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P_20_version_20_3" style:display-name="PageStyle_ERP version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John</dc:creator>
    <dc:date>2012-04-02T15:03:47</dc:date>
    <meta:document-statistic meta:table-count="2" meta:cell-count="19188" meta:object-count="0"/>
    <meta:generator>OpenOffice.org/3.3$Win32 OpenOffice.org_project/330m20$Build-9567</meta:generator>
  </office:meta>
</office:document-meta>
</file>